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2.5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3.385cm"/>
    </style:style>
    <style:style style:name="co23" style:family="table-column">
      <style:table-column-properties fo:break-before="auto" style:column-width="2.0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2.24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3.63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1.914cm"/>
    </style:style>
    <style:style style:name="co34" style:family="table-column">
      <style:table-column-properties fo:break-before="auto" style:column-width="3.221cm"/>
    </style:style>
    <style:style style:name="co35" style:family="table-column">
      <style:table-column-properties fo:break-before="auto" style:column-width="3.113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3Shortest_d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3" table:default-cell-style-name="ce1"/>
        <table:table-column table:style-name="co21" table:default-cell-style-name="ce1"/>
        <table:table-column table:style-name="co3" table:default-cell-style-name="ce1"/>
        <table:table-column table:style-name="co21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3" table:default-cell-style-name="ce1"/>
        <table:table-column table:style-name="co24" table:default-cell-style-name="ce1"/>
        <table:table-column table:style-name="co3" table:default-cell-style-name="ce1"/>
        <table:table-column table:style-name="co17" table:default-cell-style-name="ce1"/>
        <table:table-column table:style-name="co3" table:default-cell-style-name="ce1"/>
        <table:table-column table:style-name="co25" table:default-cell-style-name="ce1"/>
        <table:table-column table:style-name="co3" table:default-cell-style-name="ce1"/>
        <table:table-column table:style-name="co26" table:default-cell-style-name="ce1"/>
        <table:table-column table:style-name="co3" table:default-cell-style-name="ce1"/>
        <table:table-column table:style-name="co14" table:default-cell-style-name="ce1"/>
        <table:table-column table:style-name="co3" table:default-cell-style-name="ce1"/>
        <table:table-column table:style-name="co27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3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" table:default-cell-style-name="ce1"/>
        <table:table-column table:style-name="co31" table:default-cell-style-name="ce1"/>
        <table:table-column table:style-name="co3" table:default-cell-style-name="ce1"/>
        <table:table-column table:style-name="co31" table:default-cell-style-name="ce1"/>
        <table:table-column table:style-name="co3" table:default-cell-style-name="ce1"/>
        <table:table-column table:style-name="co32" table:default-cell-style-name="ce1"/>
        <table:table-column table:style-name="co3" table:default-cell-style-name="ce1"/>
        <table:table-column table:style-name="co33" table:default-cell-style-name="ce1"/>
        <table:table-column table:style-name="co3" table:default-cell-style-name="ce1"/>
        <table:table-column table:style-name="co33" table:default-cell-style-name="ce1"/>
        <table:table-column table:style-name="co3" table:number-columns-repeated="5" table:default-cell-style-name="ce1"/>
        <table:table-column table:style-name="co34" table:default-cell-style-name="ce1"/>
        <table:table-column table:style-name="co3" table:default-cell-style-name="ce1"/>
        <table:table-column table:style-name="co27" table:default-cell-style-name="ce1"/>
        <table:table-column table:style-name="co3" table:default-cell-style-name="ce1"/>
        <table:table-column table:style-name="co27" table:default-cell-style-name="ce1"/>
        <table:table-column table:style-name="co3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" table:default-cell-style-name="ce1"/>
        <table:table-column table:style-name="co37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38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redict distance</text:p>
          </table:table-cell>
          <table:table-cell office:value-type="string" calcext:value-type="string">
            <text:p>Ashburn_VA3</text:p>
          </table:table-cell>
          <table:table-cell/>
          <table:table-cell office:value-type="string" calcext:value-type="string">
            <text:p>Ashburn_VA5</text:p>
          </table:table-cell>
          <table:table-cell/>
          <table:table-cell office:value-type="string" calcext:value-type="string">
            <text:p>Atlanta_GA</text:p>
          </table:table-cell>
          <table:table-cell/>
          <table:table-cell office:value-type="string" calcext:value-type="string">
            <text:p>Austria_Vienna2</text:p>
          </table:table-cell>
          <table:table-cell/>
          <table:table-cell office:value-type="string" calcext:value-type="string">
            <text:p>Brazil_Fortaleza1</text:p>
          </table:table-cell>
          <table:table-cell/>
          <table:table-cell office:value-type="string" calcext:value-type="string">
            <text:p>Brazil_Rio_de_Janeiro</text:p>
          </table:table-cell>
          <table:table-cell/>
          <table:table-cell office:value-type="string" calcext:value-type="string">
            <text:p>Canada_Toronto</text:p>
          </table:table-cell>
          <table:table-cell/>
          <table:table-cell office:value-type="string" calcext:value-type="string">
            <text:p>Chicago_IL2</text:p>
          </table:table-cell>
          <table:table-cell/>
          <table:table-cell office:value-type="string" calcext:value-type="string">
            <text:p>Chicago_IL3</text:p>
          </table:table-cell>
          <table:table-cell/>
          <table:table-cell office:value-type="string" calcext:value-type="string">
            <text:p>Czech_Republic_Prague</text:p>
          </table:table-cell>
          <table:table-cell/>
          <table:table-cell office:value-type="string" calcext:value-type="string">
            <text:p>Denmark_Copenhagen</text:p>
          </table:table-cell>
          <table:table-cell/>
          <table:table-cell office:value-type="string" calcext:value-type="string">
            <text:p>Finland_Helsinki</text:p>
          </table:table-cell>
          <table:table-cell/>
          <table:table-cell office:value-type="string" calcext:value-type="string">
            <text:p>France_Marseille</text:p>
          </table:table-cell>
          <table:table-cell/>
          <table:table-cell office:value-type="string" calcext:value-type="string">
            <text:p>France_Marseille2</text:p>
          </table:table-cell>
          <table:table-cell/>
          <table:table-cell office:value-type="string" calcext:value-type="string">
            <text:p>France_Paris10</text:p>
          </table:table-cell>
          <table:table-cell/>
          <table:table-cell office:value-type="string" calcext:value-type="string">
            <text:p>Germany_Berlin</text:p>
          </table:table-cell>
          <table:table-cell/>
          <table:table-cell office:value-type="string" calcext:value-type="string">
            <text:p>Germany_Düsseldorf1</text:p>
          </table:table-cell>
          <table:table-cell/>
          <table:table-cell office:value-type="string" calcext:value-type="string">
            <text:p>Germany_Frankfurt2</text:p>
          </table:table-cell>
          <table:table-cell/>
          <table:table-cell office:value-type="string" calcext:value-type="string">
            <text:p>Germany_Frankfurt5</text:p>
          </table:table-cell>
          <table:table-cell/>
          <table:table-cell office:value-type="string" calcext:value-type="string">
            <text:p>Hong_Kong</text:p>
          </table:table-cell>
          <table:table-cell/>
          <table:table-cell office:value-type="string" calcext:value-type="string">
            <text:p>Houston_TX</text:p>
          </table:table-cell>
          <table:table-cell/>
          <table:table-cell office:value-type="string" calcext:value-type="string">
            <text:p>India_Bangalore1</text:p>
          </table:table-cell>
          <table:table-cell/>
          <table:table-cell office:value-type="string" calcext:value-type="string">
            <text:p>India_Chennai</text:p>
          </table:table-cell>
          <table:table-cell/>
          <table:table-cell office:value-type="string" calcext:value-type="string">
            <text:p>India_Hyderabad1</text:p>
          </table:table-cell>
          <table:table-cell/>
          <table:table-cell office:value-type="string" calcext:value-type="string">
            <text:p>India_Mumbai</text:p>
          </table:table-cell>
          <table:table-cell/>
          <table:table-cell office:value-type="string" calcext:value-type="string">
            <text:p>Italy_Milan2</text:p>
          </table:table-cell>
          <table:table-cell/>
          <table:table-cell office:value-type="string" calcext:value-type="string">
            <text:p>Japan_Tokyo1</text:p>
          </table:table-cell>
          <table:table-cell/>
          <table:table-cell office:value-type="string" calcext:value-type="string">
            <text:p>Japan_Tokyo3</text:p>
          </table:table-cell>
          <table:table-cell/>
          <table:table-cell office:value-type="string" calcext:value-type="string">
            <text:p>Japan_Tokyo5</text:p>
          </table:table-cell>
          <table:table-cell/>
          <table:table-cell office:value-type="string" calcext:value-type="string">
            <text:p>Los_Angeles_CA</text:p>
          </table:table-cell>
          <table:table-cell/>
          <table:table-cell office:value-type="string" calcext:value-type="string">
            <text:p>Mexico_Queretaro1</text:p>
          </table:table-cell>
          <table:table-cell/>
          <table:table-cell office:value-type="string" calcext:value-type="string">
            <text:p>Mexico_Queretaro2</text:p>
          </table:table-cell>
          <table:table-cell/>
          <table:table-cell office:value-type="string" calcext:value-type="string">
            <text:p>Miami_FL5</text:p>
          </table:table-cell>
          <table:table-cell/>
          <table:table-cell office:value-type="string" calcext:value-type="string">
            <text:p>Netherlands_Amsterdam2</text:p>
          </table:table-cell>
          <table:table-cell/>
          <table:table-cell office:value-type="string" calcext:value-type="string">
            <text:p>Netherlands_Amsterdam3</text:p>
          </table:table-cell>
          <table:table-cell/>
          <table:table-cell office:value-type="string" calcext:value-type="string">
            <text:p>New_York_NY</text:p>
          </table:table-cell>
          <table:table-cell/>
          <table:table-cell office:value-type="string" calcext:value-type="string">
            <text:p>Norway_Oslo</text:p>
          </table:table-cell>
          <table:table-cell/>
          <table:table-cell office:value-type="string" calcext:value-type="string">
            <text:p>Phoenix_AZ</text:p>
          </table:table-cell>
          <table:table-cell/>
          <table:table-cell office:value-type="string" calcext:value-type="string">
            <text:p>Poland_Warsaw</text:p>
          </table:table-cell>
          <table:table-cell/>
          <table:table-cell office:value-type="string" calcext:value-type="string">
            <text:p>Portland_OR</text:p>
          </table:table-cell>
          <table:table-cell/>
          <table:table-cell office:value-type="string" calcext:value-type="string">
            <text:p>Salt_Lake_City_UT</text:p>
          </table:table-cell>
          <table:table-cell/>
          <table:table-cell office:value-type="string" calcext:value-type="string">
            <text:p>San_Francisco_CA</text:p>
          </table:table-cell>
          <table:table-cell/>
          <table:table-cell office:value-type="string" calcext:value-type="string">
            <text:p>San_Jose_CA5</text:p>
          </table:table-cell>
          <table:table-cell/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outh_Korea_Seoul1</text:p>
          </table:table-cell>
          <table:table-cell/>
          <table:table-cell office:value-type="string" calcext:value-type="string">
            <text:p>South_Korea_Seoul3</text:p>
          </table:table-cell>
          <table:table-cell/>
          <table:table-cell office:value-type="string" calcext:value-type="string">
            <text:p>Sweden_Stockholm</text:p>
          </table:table-cell>
          <table:table-cell/>
          <table:table-cell office:value-type="string" calcext:value-type="string">
            <text:p>Sydney1</text:p>
          </table:table-cell>
          <table:table-cell/>
          <table:table-cell office:value-type="string" calcext:value-type="string">
            <text:p>Sydney2</text:p>
          </table:table-cell>
          <table:table-cell/>
          <table:table-cell office:value-type="string" calcext:value-type="string">
            <text:p>Taiwan_Taipei1</text:p>
          </table:table-cell>
          <table:table-cell/>
          <table:table-cell office:value-type="string" calcext:value-type="string">
            <text:p>Taiwan_Taipei3</text:p>
          </table:table-cell>
          <table:table-cell/>
          <table:table-cell office:value-type="string" calcext:value-type="string">
            <text:p>Thailand_Bangkok</text:p>
          </table:table-cell>
          <table:table-cell/>
          <table:table-cell office:value-type="string" calcext:value-type="string">
            <text:p>UK_London3</text:p>
          </table:table-cell>
          <table:table-cell/>
          <table:table-cell office:value-type="string" calcext:value-type="string">
            <text:p>UK_London4</text:p>
          </table:table-cell>
          <table:table-cell/>
          <table:table-cell office:value-type="string" calcext:value-type="string">
            <text:p>Brazil_Sao_Paulo</text:p>
          </table:table-cell>
          <table:table-cell/>
          <table:table-cell office:value-type="string" calcext:value-type="string">
            <text:p>Canada_Quebec</text:p>
          </table:table-cell>
          <table:table-cell/>
          <table:table-cell office:value-type="string" calcext:value-type="string">
            <text:p>Dallas_TX</text:p>
          </table:table-cell>
          <table:table-cell/>
          <table:table-cell office:value-type="string" calcext:value-type="string">
            <text:p>Denver_Co</text:p>
          </table:table-cell>
          <table:table-cell/>
          <table:table-cell office:value-type="string" calcext:value-type="string">
            <text:p>Seattle_WA</text:p>
          </table:table-cell>
          <table:table-cell/>
          <table:table-cell office:value-type="string" calcext:value-type="string">
            <text:p>Spain_Madrid</text:p>
          </table:table-cell>
        </table:table-row>
        <table:table-row table:style-name="ro1">
          <table:table-cell office:value-type="string" calcext:value-type="string">
            <text:p>Manassas</text:p>
          </table:table-cell>
          <table:table-cell office:value-type="float" office:value="188.057" calcext:value-type="float">
            <text:p>188.057</text:p>
          </table:table-cell>
          <table:table-cell office:value-type="string" calcext:value-type="string">
            <text:p>Manassas</text:p>
          </table:table-cell>
          <table:table-cell office:value-type="float" office:value="176.557" calcext:value-type="float">
            <text:p>176.557</text:p>
          </table:table-cell>
          <table:table-cell office:value-type="string" calcext:value-type="string">
            <text:p>Charlotte</text:p>
          </table:table-cell>
          <table:table-cell office:value-type="float" office:value="8.034" calcext:value-type="float">
            <text:p>8.034</text:p>
          </table:table-cell>
          <table:table-cell office:value-type="string" calcext:value-type="string">
            <text:p>Bratislava</text:p>
          </table:table-cell>
          <table:table-cell office:value-type="float" office:value="7.647" calcext:value-type="float">
            <text:p>7.647</text:p>
          </table:table-cell>
          <table:table-cell office:value-type="string" calcext:value-type="string">
            <text:p>Brazil</text:p>
          </table:table-cell>
          <table:table-cell office:value-type="float" office:value="4485.29" calcext:value-type="float">
            <text:p>4485.29</text:p>
          </table:table-cell>
          <table:table-cell office:value-type="string" calcext:value-type="string">
            <text:p>Brazil</text:p>
          </table:table-cell>
          <table:table-cell office:value-type="float" office:value="2094.995" calcext:value-type="float">
            <text:p>2094.995</text:p>
          </table:table-cell>
          <table:table-cell office:value-type="string" calcext:value-type="string">
            <text:p>Chicago</text:p>
          </table:table-cell>
          <table:table-cell office:value-type="float" office:value="703.764" calcext:value-type="float">
            <text:p>703.764</text:p>
          </table:table-cell>
          <table:table-cell office:value-type="string" calcext:value-type="string">
            <text:p>Chicago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Chicago</text:p>
          </table:table-cell>
          <table:table-cell office:value-type="float" office:value="7.108" calcext:value-type="float">
            <text:p>7.108</text:p>
          </table:table-cell>
          <table:table-cell office:value-type="string" calcext:value-type="string">
            <text:p>Belgrade</text:p>
          </table:table-cell>
          <table:table-cell office:value-type="float" office:value="8.413" calcext:value-type="float">
            <text:p>8.413</text:p>
          </table:table-cell>
          <table:table-cell office:value-type="string" calcext:value-type="string">
            <text:p>Copenhagen</text:p>
          </table:table-cell>
          <table:table-cell office:value-type="float" office:value="150.943" calcext:value-type="float">
            <text:p>150.943</text:p>
          </table:table-cell>
          <table:table-cell office:value-type="string" calcext:value-type="string">
            <text:p>Helsinki</text:p>
          </table:table-cell>
          <table:table-cell office:value-type="float" office:value="6.991" calcext:value-type="float">
            <text:p>6.991</text:p>
          </table:table-cell>
          <table:table-cell office:value-type="string" calcext:value-type="string">
            <text:p>Marseille</text:p>
          </table:table-cell>
          <table:table-cell office:value-type="float" office:value="7.832" calcext:value-type="float">
            <text:p>7.832</text:p>
          </table:table-cell>
          <table:table-cell office:value-type="string" calcext:value-type="string">
            <text:p>Marseille</text:p>
          </table:table-cell>
          <table:table-cell office:value-type="float" office:value="7.832" calcext:value-type="float">
            <text:p>7.832</text:p>
          </table:table-cell>
          <table:table-cell office:value-type="string" calcext:value-type="string">
            <text:p>Paris</text:p>
          </table:table-cell>
          <table:table-cell office:value-type="float" office:value="268.545" calcext:value-type="float">
            <text:p>268.545</text:p>
          </table:table-cell>
          <table:table-cell office:value-type="string" calcext:value-type="string">
            <text:p>Belgrade</text:p>
          </table:table-cell>
          <table:table-cell office:value-type="float" office:value="380.774" calcext:value-type="float">
            <text:p>380.774</text:p>
          </table:table-cell>
          <table:table-cell office:value-type="string" calcext:value-type="string">
            <text:p>Brussels</text:p>
          </table:table-cell>
          <table:table-cell office:value-type="float" office:value="260.908" calcext:value-type="float">
            <text:p>260.908</text:p>
          </table:table-cell>
          <table:table-cell office:value-type="string" calcext:value-type="string">
            <text:p>Belgrade</text:p>
          </table:table-cell>
          <table:table-cell office:value-type="float" office:value="8.413" calcext:value-type="float">
            <text:p>8.413</text:p>
          </table:table-cell>
          <table:table-cell office:value-type="string" calcext:value-type="string">
            <text:p>Belgrade</text:p>
          </table:table-cell>
          <table:table-cell office:value-type="float" office:value="90.692" calcext:value-type="float">
            <text:p>90.692</text:p>
          </table:table-cell>
          <table:table-cell office:value-type="string" calcext:value-type="string">
            <text:p>Hong_Kong</text:p>
          </table:table-cell>
          <table:table-cell office:value-type="float" office:value="8.029" calcext:value-type="float">
            <text:p>8.029</text:p>
          </table:table-cell>
          <table:table-cell office:value-type="string" calcext:value-type="string">
            <text:p>Dallas</text:p>
          </table:table-cell>
          <table:table-cell office:value-type="float" office:value="414.065" calcext:value-type="float">
            <text:p>414.065</text:p>
          </table:table-cell>
          <table:table-cell office:value-type="string" calcext:value-type="string">
            <text:p>Mumbai</text:p>
          </table:table-cell>
          <table:table-cell office:value-type="float" office:value="5829.742" calcext:value-type="float">
            <text:p>5829.742</text:p>
          </table:table-cell>
          <table:table-cell office:value-type="string" calcext:value-type="string">
            <text:p>Mumbai</text:p>
          </table:table-cell>
          <table:table-cell office:value-type="float" office:value="1285.609" calcext:value-type="float">
            <text:p>1285.609</text:p>
          </table:table-cell>
          <table:table-cell office:value-type="string" calcext:value-type="string">
            <text:p>Mumbai</text:p>
          </table:table-cell>
          <table:table-cell office:value-type="float" office:value="1518.409" calcext:value-type="float">
            <text:p>1518.409</text:p>
          </table:table-cell>
          <table:table-cell office:value-type="string" calcext:value-type="string">
            <text:p>Mumbai</text:p>
          </table:table-cell>
          <table:table-cell office:value-type="float" office:value="6.233" calcext:value-type="float">
            <text:p>6.233</text:p>
          </table:table-cell>
          <table:table-cell office:value-type="string" calcext:value-type="string">
            <text:p>Zurich</text:p>
          </table:table-cell>
          <table:table-cell office:value-type="float" office:value="7.277" calcext:value-type="float">
            <text:p>7.277</text:p>
          </table:table-cell>
          <table:table-cell office:value-type="string" calcext:value-type="string">
            <text:p>Tokyo</text:p>
          </table:table-cell>
          <table:table-cell office:value-type="float" office:value="34.91" calcext:value-type="float">
            <text:p>34.91</text:p>
          </table:table-cell>
          <table:table-cell office:value-type="string" calcext:value-type="string">
            <text:p>Tokyo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Tokyo</text:p>
          </table:table-cell>
          <table:table-cell office:value-type="float" office:value="8.951" calcext:value-type="float">
            <text:p>8.951</text:p>
          </table:table-cell>
          <table:table-cell office:value-type="string" calcext:value-type="string">
            <text:p>Los_Angeles</text:p>
          </table:table-cell>
          <table:table-cell office:value-type="float" office:value="9.798" calcext:value-type="float">
            <text:p>9.798</text:p>
          </table:table-cell>
          <table:table-cell office:value-type="string" calcext:value-type="string">
            <text:p>Dallas</text:p>
          </table:table-cell>
          <table:table-cell office:value-type="float" office:value="1976.029" calcext:value-type="float">
            <text:p>1976.029</text:p>
          </table:table-cell>
          <table:table-cell office:value-type="string" calcext:value-type="string">
            <text:p>Dallas</text:p>
          </table:table-cell>
          <table:table-cell office:value-type="float" office:value="2041.444" calcext:value-type="float">
            <text:p>2041.444</text:p>
          </table:table-cell>
          <table:table-cell office:value-type="string" calcext:value-type="string">
            <text:p>Miami</text:p>
          </table:table-cell>
          <table:table-cell office:value-type="float" office:value="12.162" calcext:value-type="float">
            <text:p>12.162</text:p>
          </table:table-cell>
          <table:table-cell office:value-type="string" calcext:value-type="string">
            <text:p>Brussels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Brussels</text:p>
          </table:table-cell>
          <table:table-cell office:value-type="float" office:value="8.785" calcext:value-type="float">
            <text:p>8.785</text:p>
          </table:table-cell>
          <table:table-cell office:value-type="string" calcext:value-type="string">
            <text:p>New_York</text:p>
          </table:table-cell>
          <table:table-cell office:value-type="float" office:value="334.253" calcext:value-type="float">
            <text:p>334.253</text:p>
          </table:table-cell>
          <table:table-cell office:value-type="string" calcext:value-type="string">
            <text:p>Oslo</text:p>
          </table:table-cell>
          <table:table-cell office:value-type="float" office:value="340.051" calcext:value-type="float">
            <text:p>340.051</text:p>
          </table:table-cell>
          <table:table-cell office:value-type="string" calcext:value-type="string">
            <text:p>Phoenix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Warsaw</text:p>
          </table:table-cell>
          <table:table-cell office:value-type="float" office:value="249.697" calcext:value-type="float">
            <text:p>249.697</text:p>
          </table:table-cell>
          <table:table-cell office:value-type="string" calcext:value-type="string">
            <text:p>Seattle</text:p>
          </table:table-cell>
          <table:table-cell office:value-type="float" office:value="297.098" calcext:value-type="float">
            <text:p>297.098</text:p>
          </table:table-cell>
          <table:table-cell office:value-type="string" calcext:value-type="string">
            <text:p>Salt_Lake_City</text:p>
          </table:table-cell>
          <table:table-cell office:value-type="float" office:value="1111.56" calcext:value-type="float">
            <text:p>1111.56</text:p>
          </table:table-cell>
          <table:table-cell office:value-type="string" calcext:value-type="string">
            <text:p>San_Francisco</text:p>
          </table:table-cell>
          <table:table-cell office:value-type="float" office:value="751.012" calcext:value-type="float">
            <text:p>751.012</text:p>
          </table:table-cell>
          <table:table-cell office:value-type="string" calcext:value-type="string">
            <text:p>San_Francisco</text:p>
          </table:table-cell>
          <table:table-cell office:value-type="float" office:value="7.778" calcext:value-type="float">
            <text:p>7.778</text:p>
          </table:table-cell>
          <table:table-cell office:value-type="string" calcext:value-type="string">
            <text:p>Kuala_Lumpur</text:p>
          </table:table-cell>
          <table:table-cell office:value-type="float" office:value="58.392" calcext:value-type="float">
            <text:p>58.392</text:p>
          </table:table-cell>
          <table:table-cell office:value-type="string" calcext:value-type="string">
            <text:p>Seoul</text:p>
          </table:table-cell>
          <table:table-cell office:value-type="float" office:value="15.823" calcext:value-type="float">
            <text:p>15.823</text:p>
          </table:table-cell>
          <table:table-cell office:value-type="string" calcext:value-type="string">
            <text:p>Seoul</text:p>
          </table:table-cell>
          <table:table-cell office:value-type="float" office:value="6.063" calcext:value-type="float">
            <text:p>6.063</text:p>
          </table:table-cell>
          <table:table-cell office:value-type="string" calcext:value-type="string">
            <text:p>Helsinki</text:p>
          </table:table-cell>
          <table:table-cell office:value-type="float" office:value="10.137" calcext:value-type="float">
            <text:p>10.137</text:p>
          </table:table-cell>
          <table:table-cell office:value-type="string" calcext:value-type="string">
            <text:p>Sydney</text:p>
          </table:table-cell>
          <table:table-cell office:value-type="float" office:value="99.638" calcext:value-type="float">
            <text:p>99.638</text:p>
          </table:table-cell>
          <table:table-cell office:value-type="string" calcext:value-type="string">
            <text:p>Sydney</text:p>
          </table:table-cell>
          <table:table-cell office:value-type="float" office:value="95.392" calcext:value-type="float">
            <text:p>95.392</text:p>
          </table:table-cell>
          <table:table-cell office:value-type="string" calcext:value-type="string">
            <text:p>Hong_Kong</text:p>
          </table:table-cell>
          <table:table-cell office:value-type="float" office:value="1884.956" calcext:value-type="float">
            <text:p>1884.956</text:p>
          </table:table-cell>
          <table:table-cell office:value-type="string" calcext:value-type="string">
            <text:p>Hong_Kong</text:p>
          </table:table-cell>
          <table:table-cell office:value-type="float" office:value="1700.13" calcext:value-type="float">
            <text:p>1700.13</text:p>
          </table:table-cell>
          <table:table-cell office:value-type="string" calcext:value-type="string">
            <text:p>Bangkok</text:p>
          </table:table-cell>
          <table:table-cell office:value-type="float" office:value="178.656" calcext:value-type="float">
            <text:p>178.656</text:p>
          </table:table-cell>
          <table:table-cell office:value-type="string" calcext:value-type="string">
            <text:p>Brussels</text:p>
          </table:table-cell>
          <table:table-cell office:value-type="float" office:value="453.119" calcext:value-type="float">
            <text:p>453.119</text:p>
          </table:table-cell>
          <table:table-cell office:value-type="string" calcext:value-type="string">
            <text:p>Brussels</text:p>
          </table:table-cell>
          <table:table-cell office:value-type="float" office:value="504.861" calcext:value-type="float">
            <text:p>504.861</text:p>
          </table:table-cell>
          <table:table-cell office:value-type="string" calcext:value-type="string">
            <text:p>Brazil</text:p>
          </table:table-cell>
          <table:table-cell office:value-type="float" office:value="2111.903" calcext:value-type="float">
            <text:p>2111.903</text:p>
          </table:table-cell>
          <table:table-cell office:value-type="string" calcext:value-type="string">
            <text:p>Toronto</text:p>
          </table:table-cell>
          <table:table-cell office:value-type="float" office:value="386.442" calcext:value-type="float">
            <text:p>386.442</text:p>
          </table:table-cell>
          <table:table-cell office:value-type="string" calcext:value-type="string">
            <text:p>Dallas</text:p>
          </table:table-cell>
          <table:table-cell office:value-type="float" office:value="8.596" calcext:value-type="float">
            <text:p>8.596</text:p>
          </table:table-cell>
          <table:table-cell office:value-type="string" calcext:value-type="string">
            <text:p>Salt_Lake_City</text:p>
          </table:table-cell>
          <table:table-cell office:value-type="float" office:value="1084.673" calcext:value-type="float">
            <text:p>1084.673</text:p>
          </table:table-cell>
          <table:table-cell office:value-type="string" calcext:value-type="string">
            <text:p>Vancouver</text:p>
          </table:table-cell>
          <table:table-cell office:value-type="float" office:value="282.055" calcext:value-type="float">
            <text:p>282.055</text:p>
          </table:table-cell>
          <table:table-cell office:value-type="string" calcext:value-type="string">
            <text:p>Paris</text:p>
          </table:table-cell>
          <table:table-cell office:value-type="float" office:value="6.168" calcext:value-type="float">
            <text:p>6.168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758.85" calcext:value-type="float">
            <text:p>758.85</text:p>
          </table:table-cell>
          <table:table-cell office:value-type="string" calcext:value-type="string">
            <text:p>Charlotte</text:p>
          </table:table-cell>
          <table:table-cell office:value-type="float" office:value="741.497" calcext:value-type="float">
            <text:p>741.497</text:p>
          </table:table-cell>
          <table:table-cell office:value-type="string" calcext:value-type="string">
            <text:p>Atlanta</text:p>
          </table:table-cell>
          <table:table-cell office:value-type="float" office:value="629.419" calcext:value-type="float">
            <text:p>629.419</text:p>
          </table:table-cell>
          <table:table-cell office:value-type="string" calcext:value-type="string">
            <text:p>Belgrade</text:p>
          </table:table-cell>
          <table:table-cell office:value-type="float" office:value="8.413" calcext:value-type="float">
            <text:p>8.413</text:p>
          </table:table-cell>
          <table:table-cell office:value-type="string" calcext:value-type="string">
            <text:p>Miami</text:p>
          </table:table-cell>
          <table:table-cell office:value-type="float" office:value="5483.119" calcext:value-type="float">
            <text:p>5483.119</text:p>
          </table:table-cell>
          <table:table-cell office:value-type="string" calcext:value-type="string">
            <text:p>Buenos_Aires</text:p>
          </table:table-cell>
          <table:table-cell office:value-type="float" office:value="2315.784" calcext:value-type="float">
            <text:p>2315.784</text:p>
          </table:table-cell>
          <table:table-cell office:value-type="string" calcext:value-type="string">
            <text:p>Toronto</text:p>
          </table:table-cell>
          <table:table-cell office:value-type="float" office:value="795.801" calcext:value-type="float">
            <text:p>795.801</text:p>
          </table:table-cell>
          <table:table-cell office:value-type="string" calcext:value-type="string">
            <text:p>Saint_Louis</text:p>
          </table:table-cell>
          <table:table-cell office:value-type="float" office:value="518.726" calcext:value-type="float">
            <text:p>518.726</text:p>
          </table:table-cell>
          <table:table-cell office:value-type="string" calcext:value-type="string">
            <text:p>Saint_Louis</text:p>
          </table:table-cell>
          <table:table-cell office:value-type="float" office:value="560.843" calcext:value-type="float">
            <text:p>560.843</text:p>
          </table:table-cell>
          <table:table-cell office:value-type="string" calcext:value-type="string">
            <text:p>Brussels</text:p>
          </table:table-cell>
          <table:table-cell office:value-type="float" office:value="393.646" calcext:value-type="float">
            <text:p>393.646</text:p>
          </table:table-cell>
          <table:table-cell office:value-type="string" calcext:value-type="string">
            <text:p>Helsinki</text:p>
          </table:table-cell>
          <table:table-cell office:value-type="float" office:value="560.001" calcext:value-type="float">
            <text:p>560.001</text:p>
          </table:table-cell>
          <table:table-cell office:value-type="string" calcext:value-type="string">
            <text:p>Oslo</text:p>
          </table:table-cell>
          <table:table-cell office:value-type="float" office:value="312.446" calcext:value-type="float">
            <text:p>312.446</text:p>
          </table:table-cell>
          <table:table-cell office:value-type="string" calcext:value-type="string">
            <text:p>Zurich</text:p>
          </table:table-cell>
          <table:table-cell office:value-type="float" office:value="881.241" calcext:value-type="float">
            <text:p>881.241</text:p>
          </table:table-cell>
          <table:table-cell office:value-type="string" calcext:value-type="string">
            <text:p>Zurich</text:p>
          </table:table-cell>
          <table:table-cell office:value-type="float" office:value="828.774" calcext:value-type="float">
            <text:p>828.774</text:p>
          </table:table-cell>
          <table:table-cell office:value-type="string" calcext:value-type="string">
            <text:p>Marseille</text:p>
          </table:table-cell>
          <table:table-cell office:value-type="float" office:value="765.297" calcext:value-type="float">
            <text:p>765.297</text:p>
          </table:table-cell>
          <table:table-cell office:value-type="string" calcext:value-type="string">
            <text:p>Sofia</text:p>
          </table:table-cell>
          <table:table-cell office:value-type="float" office:value="597.23" calcext:value-type="float">
            <text:p>597.23</text:p>
          </table:table-cell>
          <table:table-cell office:value-type="string" calcext:value-type="string">
            <text:p>Belgrade</text:p>
          </table:table-cell>
          <table:table-cell office:value-type="float" office:value="548.361" calcext:value-type="float">
            <text:p>548.361</text:p>
          </table:table-cell>
          <table:table-cell office:value-type="string" calcext:value-type="string">
            <text:p>Sofia</text:p>
          </table:table-cell>
          <table:table-cell office:value-type="float" office:value="255.464" calcext:value-type="float">
            <text:p>255.464</text:p>
          </table:table-cell>
          <table:table-cell office:value-type="string" calcext:value-type="string">
            <text:p>Sofia</text:p>
          </table:table-cell>
          <table:table-cell office:value-type="float" office:value="624.801" calcext:value-type="float">
            <text:p>624.801</text:p>
          </table:table-cell>
          <table:table-cell office:value-type="string" calcext:value-type="string">
            <text:p>Kuala_Lumpur</text:p>
          </table:table-cell>
          <table:table-cell office:value-type="float" office:value="2780.088" calcext:value-type="float">
            <text:p>2780.088</text:p>
          </table:table-cell>
          <table:table-cell office:value-type="string" calcext:value-type="string">
            <text:p>Charlotte</text:p>
          </table:table-cell>
          <table:table-cell office:value-type="float" office:value="1094.09" calcext:value-type="float">
            <text:p>1094.09</text:p>
          </table:table-cell>
          <table:table-cell office:value-type="string" calcext:value-type="string">
            <text:p>Hong_Kong</text:p>
          </table:table-cell>
          <table:table-cell office:value-type="float" office:value="5893.248" calcext:value-type="float">
            <text:p>5893.248</text:p>
          </table:table-cell>
          <table:table-cell office:value-type="string" calcext:value-type="string">
            <text:p>Jakarta</text:p>
          </table:table-cell>
          <table:table-cell office:value-type="float" office:value="3746.869" calcext:value-type="float">
            <text:p>3746.869</text:p>
          </table:table-cell>
          <table:table-cell office:value-type="string" calcext:value-type="string">
            <text:p>Hanoi</text:p>
          </table:table-cell>
          <table:table-cell office:value-type="float" office:value="4895.761" calcext:value-type="float">
            <text:p>4895.761</text:p>
          </table:table-cell>
          <table:table-cell office:value-type="string" calcext:value-type="string">
            <text:p>Jakarta</text:p>
          </table:table-cell>
          <table:table-cell office:value-type="float" office:value="6039.377" calcext:value-type="float">
            <text:p>6039.377</text:p>
          </table:table-cell>
          <table:table-cell office:value-type="string" calcext:value-type="string">
            <text:p>Milan</text:p>
          </table:table-cell>
          <table:table-cell office:value-type="float" office:value="140.083" calcext:value-type="float">
            <text:p>140.083</text:p>
          </table:table-cell>
          <table:table-cell office:value-type="string" calcext:value-type="string">
            <text:p>Taipei</text:p>
          </table:table-cell>
          <table:table-cell office:value-type="float" office:value="2087.904" calcext:value-type="float">
            <text:p>2087.904</text:p>
          </table:table-cell>
          <table:table-cell office:value-type="string" calcext:value-type="string">
            <text:p>Taipei</text:p>
          </table:table-cell>
          <table:table-cell office:value-type="float" office:value="2001.55" calcext:value-type="float">
            <text:p>2001.55</text:p>
          </table:table-cell>
          <table:table-cell office:value-type="string" calcext:value-type="string">
            <text:p>Taipei</text:p>
          </table:table-cell>
          <table:table-cell office:value-type="float" office:value="2211.853" calcext:value-type="float">
            <text:p>2211.853</text:p>
          </table:table-cell>
          <table:table-cell office:value-type="string" calcext:value-type="string">
            <text:p>Phoenix</text:p>
          </table:table-cell>
          <table:table-cell office:value-type="float" office:value="711.538" calcext:value-type="float">
            <text:p>711.538</text:p>
          </table:table-cell>
          <table:table-cell office:value-type="string" calcext:value-type="string">
            <text:p>Chicago</text:p>
          </table:table-cell>
          <table:table-cell office:value-type="float" office:value="3226.896" calcext:value-type="float">
            <text:p>3226.896</text:p>
          </table:table-cell>
          <table:table-cell office:value-type="string" calcext:value-type="string">
            <text:p>Chicago</text:p>
          </table:table-cell>
          <table:table-cell office:value-type="float" office:value="3238.411" calcext:value-type="float">
            <text:p>3238.411</text:p>
          </table:table-cell>
          <table:table-cell office:value-type="string" calcext:value-type="string">
            <text:p>Charlotte</text:p>
          </table:table-cell>
          <table:table-cell office:value-type="float" office:value="1120.842" calcext:value-type="float">
            <text:p>1120.842</text:p>
          </table:table-cell>
          <table:table-cell office:value-type="string" calcext:value-type="string">
            <text:p>Amsterdam</text:p>
          </table:table-cell>
          <table:table-cell office:value-type="float" office:value="482.985" calcext:value-type="float">
            <text:p>482.985</text:p>
          </table:table-cell>
          <table:table-cell office:value-type="string" calcext:value-type="string">
            <text:p>Amsterdam</text:p>
          </table:table-cell>
          <table:table-cell office:value-type="float" office:value="492.137" calcext:value-type="float">
            <text:p>492.137</text:p>
          </table:table-cell>
          <table:table-cell office:value-type="string" calcext:value-type="string">
            <text:p>Manassas</text:p>
          </table:table-cell>
          <table:table-cell office:value-type="float" office:value="564.421" calcext:value-type="float">
            <text:p>564.421</text:p>
          </table:table-cell>
          <table:table-cell office:value-type="string" calcext:value-type="string">
            <text:p>Helsinki</text:p>
          </table:table-cell>
          <table:table-cell office:value-type="float" office:value="387.456" calcext:value-type="float">
            <text:p>387.456</text:p>
          </table:table-cell>
          <table:table-cell office:value-type="string" calcext:value-type="string">
            <text:p>Los_Angeles</text:p>
          </table:table-cell>
          <table:table-cell office:value-type="float" office:value="1046.836" calcext:value-type="float">
            <text:p>1046.836</text:p>
          </table:table-cell>
          <table:table-cell office:value-type="string" calcext:value-type="string">
            <text:p>Helsinki</text:p>
          </table:table-cell>
          <table:table-cell office:value-type="float" office:value="568.25" calcext:value-type="float">
            <text:p>568.25</text:p>
          </table:table-cell>
          <table:table-cell office:value-type="string" calcext:value-type="string">
            <text:p>Vancouver</text:p>
          </table:table-cell>
          <table:table-cell office:value-type="float" office:value="309.835" calcext:value-type="float">
            <text:p>309.835</text:p>
          </table:table-cell>
          <table:table-cell office:value-type="string" calcext:value-type="string">
            <text:p>Vancouver</text:p>
          </table:table-cell>
          <table:table-cell office:value-type="float" office:value="1573.021" calcext:value-type="float">
            <text:p>1573.021</text:p>
          </table:table-cell>
          <table:table-cell office:value-type="string" calcext:value-type="string">
            <text:p>Los_Angeles</text:p>
          </table:table-cell>
          <table:table-cell office:value-type="float" office:value="789.83" calcext:value-type="float">
            <text:p>789.83</text:p>
          </table:table-cell>
          <table:table-cell office:value-type="string" calcext:value-type="string">
            <text:p>Los_Angeles</text:p>
          </table:table-cell>
          <table:table-cell office:value-type="float" office:value="960.514" calcext:value-type="float">
            <text:p>960.514</text:p>
          </table:table-cell>
          <table:table-cell office:value-type="string" calcext:value-type="string">
            <text:p>Jakarta</text:p>
          </table:table-cell>
          <table:table-cell office:value-type="float" office:value="1013.392" calcext:value-type="float">
            <text:p>1013.392</text:p>
          </table:table-cell>
          <table:table-cell office:value-type="string" calcext:value-type="string">
            <text:p>Taipei</text:p>
          </table:table-cell>
          <table:table-cell office:value-type="float" office:value="5251.839" calcext:value-type="float">
            <text:p>5251.839</text:p>
          </table:table-cell>
          <table:table-cell office:value-type="string" calcext:value-type="string">
            <text:p>Taipei</text:p>
          </table:table-cell>
          <table:table-cell office:value-type="float" office:value="5204.796" calcext:value-type="float">
            <text:p>5204.796</text:p>
          </table:table-cell>
          <table:table-cell office:value-type="string" calcext:value-type="string">
            <text:p>Oslo</text:p>
          </table:table-cell>
          <table:table-cell office:value-type="float" office:value="311.49" calcext:value-type="float">
            <text:p>311.49</text:p>
          </table:table-cell>
          <table:table-cell office:value-type="string" calcext:value-type="string">
            <text:p>Auckland</text:p>
          </table:table-cell>
          <table:table-cell office:value-type="float" office:value="2006.955" calcext:value-type="float">
            <text:p>2006.955</text:p>
          </table:table-cell>
          <table:table-cell office:value-type="string" calcext:value-type="string">
            <text:p>Auckland</text:p>
          </table:table-cell>
          <table:table-cell office:value-type="float" office:value="2016.878" calcext:value-type="float">
            <text:p>2016.878</text:p>
          </table:table-cell>
          <table:table-cell office:value-type="string" calcext:value-type="string">
            <text:p>Taipei</text:p>
          </table:table-cell>
          <table:table-cell office:value-type="float" office:value="3694.086" calcext:value-type="float">
            <text:p>3694.086</text:p>
          </table:table-cell>
          <table:table-cell office:value-type="string" calcext:value-type="string">
            <text:p>Taipei</text:p>
          </table:table-cell>
          <table:table-cell office:value-type="float" office:value="3498.054" calcext:value-type="float">
            <text:p>3498.054</text:p>
          </table:table-cell>
          <table:table-cell office:value-type="string" calcext:value-type="string">
            <text:p>Hanoi</text:p>
          </table:table-cell>
          <table:table-cell office:value-type="float" office:value="4441.321" calcext:value-type="float">
            <text:p>4441.321</text:p>
          </table:table-cell>
          <table:table-cell office:value-type="string" calcext:value-type="string">
            <text:p>Paris</text:p>
          </table:table-cell>
          <table:table-cell office:value-type="float" office:value="639.783" calcext:value-type="float">
            <text:p>639.783</text:p>
          </table:table-cell>
          <table:table-cell office:value-type="string" calcext:value-type="string">
            <text:p>Paris</text:p>
          </table:table-cell>
          <table:table-cell office:value-type="float" office:value="705.655" calcext:value-type="float">
            <text:p>705.655</text:p>
          </table:table-cell>
          <table:table-cell office:value-type="string" calcext:value-type="string">
            <text:p>Santiago</text:p>
          </table:table-cell>
          <table:table-cell office:value-type="float" office:value="4735.016" calcext:value-type="float">
            <text:p>4735.016</text:p>
          </table:table-cell>
          <table:table-cell office:value-type="string" calcext:value-type="string">
            <text:p>Chicago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Atlanta</text:p>
          </table:table-cell>
          <table:table-cell office:value-type="float" office:value="9.954" calcext:value-type="float">
            <text:p>9.954</text:p>
          </table:table-cell>
          <table:table-cell office:value-type="string" calcext:value-type="string">
            <text:p>Dallas</text:p>
          </table:table-cell>
          <table:table-cell office:value-type="float" office:value="1324.201" calcext:value-type="float">
            <text:p>1324.201</text:p>
          </table:table-cell>
          <table:table-cell office:value-type="string" calcext:value-type="string">
            <text:p>Seattle</text:p>
          </table:table-cell>
          <table:table-cell office:value-type="float" office:value="451.539" calcext:value-type="float">
            <text:p>451.539</text:p>
          </table:table-cell>
          <table:table-cell office:value-type="string" calcext:value-type="string">
            <text:p>Madrid</text:p>
          </table:table-cell>
          <table:table-cell office:value-type="float" office:value="7.622" calcext:value-type="float">
            <text:p>7.622</text:p>
          </table:table-cell>
        </table:table-row>
        <table:table-row table:style-name="ro1">
          <table:table-cell office:value-type="string" calcext:value-type="string">
            <text:p>New_York</text:p>
          </table:table-cell>
          <table:table-cell office:value-type="float" office:value="776.203" calcext:value-type="float">
            <text:p>776.203</text:p>
          </table:table-cell>
          <table:table-cell office:value-type="string" calcext:value-type="string">
            <text:p>New_York</text:p>
          </table:table-cell>
          <table:table-cell office:value-type="float" office:value="742.293" calcext:value-type="float">
            <text:p>742.293</text:p>
          </table:table-cell>
          <table:table-cell office:value-type="string" calcext:value-type="string">
            <text:p>Miami</text:p>
          </table:table-cell>
          <table:table-cell office:value-type="float" office:value="1013.039" calcext:value-type="float">
            <text:p>1013.039</text:p>
          </table:table-cell>
          <table:table-cell office:value-type="string" calcext:value-type="string">
            <text:p>Sofia</text:p>
          </table:table-cell>
          <table:table-cell office:value-type="float" office:value="418.245" calcext:value-type="float">
            <text:p>418.245</text:p>
          </table:table-cell>
          <table:table-cell office:value-type="string" calcext:value-type="string">
            <text:p>Charlotte</text:p>
          </table:table-cell>
          <table:table-cell office:value-type="float" office:value="6621.74" calcext:value-type="float">
            <text:p>6621.74</text:p>
          </table:table-cell>
          <table:table-cell office:value-type="string" calcext:value-type="string">
            <text:p>Santiago</text:p>
          </table:table-cell>
          <table:table-cell office:value-type="float" office:value="4955.58" calcext:value-type="float">
            <text:p>4955.58</text:p>
          </table:table-cell>
          <table:table-cell office:value-type="string" calcext:value-type="string">
            <text:p>Montreal</text:p>
          </table:table-cell>
          <table:table-cell office:value-type="float" office:value="855.075" calcext:value-type="float">
            <text:p>855.075</text:p>
          </table:table-cell>
          <table:table-cell office:value-type="string" calcext:value-type="string">
            <text:p>Montreal</text:p>
          </table:table-cell>
          <table:table-cell office:value-type="float" office:value="1672.793" calcext:value-type="float">
            <text:p>1672.793</text:p>
          </table:table-cell>
          <table:table-cell office:value-type="string" calcext:value-type="string">
            <text:p>Montreal</text:p>
          </table:table-cell>
          <table:table-cell office:value-type="float" office:value="1524.007" calcext:value-type="float">
            <text:p>1524.007</text:p>
          </table:table-cell>
          <table:table-cell office:value-type="string" calcext:value-type="string">
            <text:p>Sofia</text:p>
          </table:table-cell>
          <table:table-cell office:value-type="float" office:value="523.539" calcext:value-type="float">
            <text:p>523.539</text:p>
          </table:table-cell>
          <table:table-cell office:value-type="string" calcext:value-type="string">
            <text:p>Stockholm</text:p>
          </table:table-cell>
          <table:table-cell office:value-type="float" office:value="891.443" calcext:value-type="float">
            <text:p>891.443</text:p>
          </table:table-cell>
          <table:table-cell office:value-type="string" calcext:value-type="string">
            <text:p>Stockholm</text:p>
          </table:table-cell>
          <table:table-cell office:value-type="float" office:value="313.495" calcext:value-type="float">
            <text:p>313.495</text:p>
          </table:table-cell>
          <table:table-cell office:value-type="string" calcext:value-type="string">
            <text:p>Paris</text:p>
          </table:table-cell>
          <table:table-cell office:value-type="float" office:value="911.042" calcext:value-type="float">
            <text:p>911.042</text:p>
          </table:table-cell>
          <table:table-cell office:value-type="string" calcext:value-type="string">
            <text:p>Paris</text:p>
          </table:table-cell>
          <table:table-cell office:value-type="float" office:value="917.148" calcext:value-type="float">
            <text:p>917.148</text:p>
          </table:table-cell>
          <table:table-cell office:value-type="string" calcext:value-type="string">
            <text:p>Brussels</text:p>
          </table:table-cell>
          <table:table-cell office:value-type="float" office:value="956.048" calcext:value-type="float">
            <text:p>956.048</text:p>
          </table:table-cell>
          <table:table-cell office:value-type="string" calcext:value-type="string">
            <text:p>Copenhagen</text:p>
          </table:table-cell>
          <table:table-cell office:value-type="float" office:value="768.443" calcext:value-type="float">
            <text:p>768.443</text:p>
          </table:table-cell>
          <table:table-cell office:value-type="string" calcext:value-type="string">
            <text:p>Amsterdam</text:p>
          </table:table-cell>
          <table:table-cell office:value-type="float" office:value="651.553" calcext:value-type="float">
            <text:p>651.553</text:p>
          </table:table-cell>
          <table:table-cell office:value-type="string" calcext:value-type="string">
            <text:p>Zurich</text:p>
          </table:table-cell>
          <table:table-cell office:value-type="float" office:value="377.456" calcext:value-type="float">
            <text:p>377.456</text:p>
          </table:table-cell>
          <table:table-cell office:value-type="string" calcext:value-type="string">
            <text:p>Zurich</text:p>
          </table:table-cell>
          <table:table-cell office:value-type="float" office:value="654.927" calcext:value-type="float">
            <text:p>654.927</text:p>
          </table:table-cell>
          <table:table-cell office:value-type="string" calcext:value-type="string">
            <text:p>Taipei</text:p>
          </table:table-cell>
          <table:table-cell office:value-type="float" office:value="3275.99" calcext:value-type="float">
            <text:p>3275.99</text:p>
          </table:table-cell>
          <table:table-cell office:value-type="string" calcext:value-type="string">
            <text:p>Kansas_City</text:p>
          </table:table-cell>
          <table:table-cell office:value-type="float" office:value="1304.298" calcext:value-type="float">
            <text:p>1304.298</text:p>
          </table:table-cell>
          <table:table-cell office:value-type="string" calcext:value-type="string">
            <text:p>Hanoi</text:p>
          </table:table-cell>
          <table:table-cell office:value-type="float" office:value="6342.864" calcext:value-type="float">
            <text:p>6342.864</text:p>
          </table:table-cell>
          <table:table-cell office:value-type="string" calcext:value-type="string">
            <text:p>Bangkok</text:p>
          </table:table-cell>
          <table:table-cell office:value-type="float" office:value="4875.933" calcext:value-type="float">
            <text:p>4875.933</text:p>
          </table:table-cell>
          <table:table-cell office:value-type="string" calcext:value-type="string">
            <text:p>Singapore</text:p>
          </table:table-cell>
          <table:table-cell office:value-type="float" office:value="6155.448" calcext:value-type="float">
            <text:p>6155.448</text:p>
          </table:table-cell>
          <table:table-cell office:value-type="string" calcext:value-type="string">
            <text:p>Hanoi</text:p>
          </table:table-cell>
          <table:table-cell office:value-type="float" office:value="6400.95" calcext:value-type="float">
            <text:p>6400.95</text:p>
          </table:table-cell>
          <table:table-cell office:value-type="string" calcext:value-type="string">
            <text:p>Marseille</text:p>
          </table:table-cell>
          <table:table-cell office:value-type="float" office:value="542.568" calcext:value-type="float">
            <text:p>542.568</text:p>
          </table:table-cell>
          <table:table-cell office:value-type="string" calcext:value-type="string">
            <text:p>Hong_Kong</text:p>
          </table:table-cell>
          <table:table-cell office:value-type="float" office:value="4016.481" calcext:value-type="float">
            <text:p>4016.481</text:p>
          </table:table-cell>
          <table:table-cell office:value-type="string" calcext:value-type="string">
            <text:p>Hong_Kong</text:p>
          </table:table-cell>
          <table:table-cell office:value-type="float" office:value="4010.459" calcext:value-type="float">
            <text:p>4010.459</text:p>
          </table:table-cell>
          <table:table-cell office:value-type="string" calcext:value-type="string">
            <text:p>Hong_Kong</text:p>
          </table:table-cell>
          <table:table-cell office:value-type="float" office:value="3730.089" calcext:value-type="float">
            <text:p>3730.089</text:p>
          </table:table-cell>
          <table:table-cell office:value-type="string" calcext:value-type="string">
            <text:p>San_Francisco</text:p>
          </table:table-cell>
          <table:table-cell office:value-type="float" office:value="1478.3" calcext:value-type="float">
            <text:p>1478.3</text:p>
          </table:table-cell>
          <table:table-cell office:value-type="string" calcext:value-type="string">
            <text:p>Phoenix</text:p>
          </table:table-cell>
          <table:table-cell office:value-type="float" office:value="4409.496" calcext:value-type="float">
            <text:p>4409.496</text:p>
          </table:table-cell>
          <table:table-cell office:value-type="string" calcext:value-type="string">
            <text:p>Phoenix</text:p>
          </table:table-cell>
          <table:table-cell office:value-type="float" office:value="4394.661" calcext:value-type="float">
            <text:p>4394.661</text:p>
          </table:table-cell>
          <table:table-cell office:value-type="string" calcext:value-type="string">
            <text:p>Atlanta</text:p>
          </table:table-cell>
          <table:table-cell office:value-type="float" office:value="2023.936" calcext:value-type="float">
            <text:p>2023.936</text:p>
          </table:table-cell>
          <table:table-cell office:value-type="string" calcext:value-type="string">
            <text:p>Belgrade</text:p>
          </table:table-cell>
          <table:table-cell office:value-type="float" office:value="579.658" calcext:value-type="float">
            <text:p>579.658</text:p>
          </table:table-cell>
          <table:table-cell office:value-type="string" calcext:value-type="string">
            <text:p>Paris</text:p>
          </table:table-cell>
          <table:table-cell office:value-type="float" office:value="795.334" calcext:value-type="float">
            <text:p>795.334</text:p>
          </table:table-cell>
          <table:table-cell office:value-type="string" calcext:value-type="string">
            <text:p>Montreal</text:p>
          </table:table-cell>
          <table:table-cell office:value-type="float" office:value="1095.329" calcext:value-type="float">
            <text:p>1095.329</text:p>
          </table:table-cell>
          <table:table-cell office:value-type="string" calcext:value-type="string">
            <text:p>Stockholm</text:p>
          </table:table-cell>
          <table:table-cell office:value-type="float" office:value="749.163" calcext:value-type="float">
            <text:p>749.163</text:p>
          </table:table-cell>
          <table:table-cell office:value-type="string" calcext:value-type="string">
            <text:p>Dallas</text:p>
          </table:table-cell>
          <table:table-cell office:value-type="float" office:value="1957.892" calcext:value-type="float">
            <text:p>1957.892</text:p>
          </table:table-cell>
          <table:table-cell office:value-type="string" calcext:value-type="string">
            <text:p>Belgrade</text:p>
          </table:table-cell>
          <table:table-cell office:value-type="float" office:value="1144.509" calcext:value-type="float">
            <text:p>1144.509</text:p>
          </table:table-cell>
          <table:table-cell office:value-type="string" calcext:value-type="string">
            <text:p>San_Francisco</text:p>
          </table:table-cell>
          <table:table-cell office:value-type="float" office:value="1972.933" calcext:value-type="float">
            <text:p>1972.933</text:p>
          </table:table-cell>
          <table:table-cell office:value-type="string" calcext:value-type="string">
            <text:p>Phoenix</text:p>
          </table:table-cell>
          <table:table-cell office:value-type="float" office:value="1916.875" calcext:value-type="float">
            <text:p>1916.875</text:p>
          </table:table-cell>
          <table:table-cell office:value-type="string" calcext:value-type="string">
            <text:p>Seattle</text:p>
          </table:table-cell>
          <table:table-cell office:value-type="float" office:value="1380.384" calcext:value-type="float">
            <text:p>1380.384</text:p>
          </table:table-cell>
          <table:table-cell office:value-type="string" calcext:value-type="string">
            <text:p>Seattle</text:p>
          </table:table-cell>
          <table:table-cell office:value-type="float" office:value="1375.67" calcext:value-type="float">
            <text:p>1375.67</text:p>
          </table:table-cell>
          <table:table-cell office:value-type="string" calcext:value-type="string">
            <text:p>Singapore</text:p>
          </table:table-cell>
          <table:table-cell office:value-type="float" office:value="2083.939" calcext:value-type="float">
            <text:p>2083.939</text:p>
          </table:table-cell>
          <table:table-cell office:value-type="string" calcext:value-type="string">
            <text:p>Hanoi</text:p>
          </table:table-cell>
          <table:table-cell office:value-type="float" office:value="5302.436" calcext:value-type="float">
            <text:p>5302.436</text:p>
          </table:table-cell>
          <table:table-cell office:value-type="string" calcext:value-type="string">
            <text:p>Hong_Kong</text:p>
          </table:table-cell>
          <table:table-cell office:value-type="float" office:value="6411.275" calcext:value-type="float">
            <text:p>6411.275</text:p>
          </table:table-cell>
          <table:table-cell office:value-type="string" calcext:value-type="string">
            <text:p>Stockholm</text:p>
          </table:table-cell>
          <table:table-cell office:value-type="float" office:value="316.548" calcext:value-type="float">
            <text:p>316.548</text:p>
          </table:table-cell>
          <table:table-cell office:value-type="string" calcext:value-type="string">
            <text:p>Perth</text:p>
          </table:table-cell>
          <table:table-cell office:value-type="float" office:value="4229.736" calcext:value-type="float">
            <text:p>4229.736</text:p>
          </table:table-cell>
          <table:table-cell office:value-type="string" calcext:value-type="string">
            <text:p>Perth</text:p>
          </table:table-cell>
          <table:table-cell office:value-type="float" office:value="4099.802" calcext:value-type="float">
            <text:p>4099.802</text:p>
          </table:table-cell>
          <table:table-cell office:value-type="string" calcext:value-type="string">
            <text:p>Seoul</text:p>
          </table:table-cell>
          <table:table-cell office:value-type="float" office:value="3862.433" calcext:value-type="float">
            <text:p>3862.433</text:p>
          </table:table-cell>
          <table:table-cell office:value-type="string" calcext:value-type="string">
            <text:p>Seoul</text:p>
          </table:table-cell>
          <table:table-cell office:value-type="float" office:value="3854.794" calcext:value-type="float">
            <text:p>3854.794</text:p>
          </table:table-cell>
          <table:table-cell office:value-type="string" calcext:value-type="string">
            <text:p>Hong_Kong</text:p>
          </table:table-cell>
          <table:table-cell office:value-type="float" office:value="4780.516" calcext:value-type="float">
            <text:p>4780.516</text:p>
          </table:table-cell>
          <table:table-cell office:value-type="string" calcext:value-type="string">
            <text:p>Nicosia</text:p>
          </table:table-cell>
          <table:table-cell office:value-type="float" office:value="947.705" calcext:value-type="float">
            <text:p>947.705</text:p>
          </table:table-cell>
          <table:table-cell office:value-type="string" calcext:value-type="string">
            <text:p>Nicosia</text:p>
          </table:table-cell>
          <table:table-cell office:value-type="float" office:value="929.132" calcext:value-type="float">
            <text:p>929.132</text:p>
          </table:table-cell>
          <table:table-cell office:value-type="string" calcext:value-type="string">
            <text:p>Buenos_Aires</text:p>
          </table:table-cell>
          <table:table-cell office:value-type="float" office:value="5650.337" calcext:value-type="float">
            <text:p>5650.337</text:p>
          </table:table-cell>
          <table:table-cell office:value-type="string" calcext:value-type="string">
            <text:p>New_York</text:p>
          </table:table-cell>
          <table:table-cell office:value-type="float" office:value="627.589" calcext:value-type="float">
            <text:p>627.589</text:p>
          </table:table-cell>
          <table:table-cell office:value-type="string" calcext:value-type="string">
            <text:p>Kansas_City</text:p>
          </table:table-cell>
          <table:table-cell office:value-type="float" office:value="1049.823" calcext:value-type="float">
            <text:p>1049.823</text:p>
          </table:table-cell>
          <table:table-cell office:value-type="string" calcext:value-type="string">
            <text:p>Chicago</text:p>
          </table:table-cell>
          <table:table-cell office:value-type="float" office:value="1601.862" calcext:value-type="float">
            <text:p>1601.862</text:p>
          </table:table-cell>
          <table:table-cell office:value-type="string" calcext:value-type="string">
            <text:p>San_Francisco</text:p>
          </table:table-cell>
          <table:table-cell office:value-type="float" office:value="1943.531" calcext:value-type="float">
            <text:p>1943.531</text:p>
          </table:table-cell>
          <table:table-cell office:value-type="string" calcext:value-type="string">
            <text:p>Prague</text:p>
          </table:table-cell>
          <table:table-cell office:value-type="float" office:value="831.734" calcext:value-type="float">
            <text:p>831.734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float" office:value="1344.993" calcext:value-type="float">
            <text:p>1344.993</text:p>
          </table:table-cell>
          <table:table-cell office:value-type="string" calcext:value-type="string">
            <text:p>Montreal</text:p>
          </table:table-cell>
          <table:table-cell office:value-type="float" office:value="1328.24" calcext:value-type="float">
            <text:p>1328.24</text:p>
          </table:table-cell>
          <table:table-cell office:value-type="string" calcext:value-type="string">
            <text:p>Manassas</text:p>
          </table:table-cell>
          <table:table-cell office:value-type="float" office:value="1201.317" calcext:value-type="float">
            <text:p>1201.317</text:p>
          </table:table-cell>
          <table:table-cell office:value-type="string" calcext:value-type="string">
            <text:p>Zurich</text:p>
          </table:table-cell>
          <table:table-cell office:value-type="float" office:value="655.946" calcext:value-type="float">
            <text:p>655.946</text:p>
          </table:table-cell>
          <table:table-cell office:value-type="string" calcext:value-type="string">
            <text:p>Chicago</text:p>
          </table:table-cell>
          <table:table-cell office:value-type="float" office:value="6951.424" calcext:value-type="float">
            <text:p>6951.424</text:p>
          </table:table-cell>
          <table:table-cell office:value-type="string" calcext:value-type="string">
            <text:p>Miami</text:p>
          </table:table-cell>
          <table:table-cell office:value-type="float" office:value="8674.34" calcext:value-type="float">
            <text:p>8674.34</text:p>
          </table:table-cell>
          <table:table-cell office:value-type="string" calcext:value-type="string">
            <text:p>New_York</text:p>
          </table:table-cell>
          <table:table-cell office:value-type="float" office:value="1170.576" calcext:value-type="float">
            <text:p>1170.576</text:p>
          </table:table-cell>
          <table:table-cell office:value-type="string" calcext:value-type="string">
            <text:p>Kansas_City</text:p>
          </table:table-cell>
          <table:table-cell office:value-type="float" office:value="1692.395" calcext:value-type="float">
            <text:p>1692.395</text:p>
          </table:table-cell>
          <table:table-cell office:value-type="string" calcext:value-type="string">
            <text:p>Toronto</text:p>
          </table:table-cell>
          <table:table-cell office:value-type="float" office:value="1601.448" calcext:value-type="float">
            <text:p>1601.448</text:p>
          </table:table-cell>
          <table:table-cell office:value-type="string" calcext:value-type="string">
            <text:p>Zurich</text:p>
          </table:table-cell>
          <table:table-cell office:value-type="float" office:value="605.88" calcext:value-type="float">
            <text:p>605.88</text:p>
          </table:table-cell>
          <table:table-cell office:value-type="string" calcext:value-type="string">
            <text:p>Brussels</text:p>
          </table:table-cell>
          <table:table-cell office:value-type="float" office:value="957.453" calcext:value-type="float">
            <text:p>957.453</text:p>
          </table:table-cell>
          <table:table-cell office:value-type="string" calcext:value-type="string">
            <text:p>Copenhagen</text:p>
          </table:table-cell>
          <table:table-cell office:value-type="float" office:value="816.927" calcext:value-type="float">
            <text:p>816.927</text:p>
          </table:table-cell>
          <table:table-cell office:value-type="string" calcext:value-type="string">
            <text:p>Nicosia</text:p>
          </table:table-cell>
          <table:table-cell office:value-type="float" office:value="1033.575" calcext:value-type="float">
            <text:p>1033.575</text:p>
          </table:table-cell>
          <table:table-cell office:value-type="string" calcext:value-type="string">
            <text:p>Nicosia</text:p>
          </table:table-cell>
          <table:table-cell office:value-type="float" office:value="1020.49" calcext:value-type="float">
            <text:p>1020.49</text:p>
          </table:table-cell>
          <table:table-cell office:value-type="string" calcext:value-type="string">
            <text:p>Belgrade</text:p>
          </table:table-cell>
          <table:table-cell office:value-type="float" office:value="1092.432" calcext:value-type="float">
            <text:p>1092.432</text:p>
          </table:table-cell>
          <table:table-cell office:value-type="string" calcext:value-type="string">
            <text:p>Helsinki</text:p>
          </table:table-cell>
          <table:table-cell office:value-type="float" office:value="870.693" calcext:value-type="float">
            <text:p>870.693</text:p>
          </table:table-cell>
          <table:table-cell office:value-type="string" calcext:value-type="string">
            <text:p>Sofia</text:p>
          </table:table-cell>
          <table:table-cell office:value-type="float" office:value="664.836" calcext:value-type="float">
            <text:p>664.836</text:p>
          </table:table-cell>
          <table:table-cell office:value-type="string" calcext:value-type="string">
            <text:p>Brussels</text:p>
          </table:table-cell>
          <table:table-cell office:value-type="float" office:value="404.451" calcext:value-type="float">
            <text:p>404.451</text:p>
          </table:table-cell>
          <table:table-cell office:value-type="string" calcext:value-type="string">
            <text:p>Brussels</text:p>
          </table:table-cell>
          <table:table-cell office:value-type="float" office:value="745.652" calcext:value-type="float">
            <text:p>745.652</text:p>
          </table:table-cell>
          <table:table-cell office:value-type="string" calcext:value-type="string">
            <text:p>Jakarta</text:p>
          </table:table-cell>
          <table:table-cell office:value-type="float" office:value="3541.741" calcext:value-type="float">
            <text:p>3541.741</text:p>
          </table:table-cell>
          <table:table-cell office:value-type="string" calcext:value-type="string">
            <text:p>Phoenix</text:p>
          </table:table-cell>
          <table:table-cell office:value-type="float" office:value="1965.305" calcext:value-type="float">
            <text:p>1965.305</text:p>
          </table:table-cell>
          <table:table-cell office:value-type="string" calcext:value-type="string">
            <text:p>Kuala_Lumpur</text:p>
          </table:table-cell>
          <table:table-cell office:value-type="float" office:value="6571.534" calcext:value-type="float">
            <text:p>6571.534</text:p>
          </table:table-cell>
          <table:table-cell office:value-type="string" calcext:value-type="string">
            <text:p>Hong_Kong</text:p>
          </table:table-cell>
          <table:table-cell office:value-type="float" office:value="5001.392" calcext:value-type="float">
            <text:p>5001.392</text:p>
          </table:table-cell>
          <table:table-cell office:value-type="string" calcext:value-type="string">
            <text:p>Jakarta</text:p>
          </table:table-cell>
          <table:table-cell office:value-type="float" office:value="6764.364" calcext:value-type="float">
            <text:p>6764.364</text:p>
          </table:table-cell>
          <table:table-cell office:value-type="string" calcext:value-type="string">
            <text:p>Paris</text:p>
          </table:table-cell>
          <table:table-cell office:value-type="float" office:value="7086.093" calcext:value-type="float">
            <text:p>7086.093</text:p>
          </table:table-cell>
          <table:table-cell office:value-type="string" calcext:value-type="string">
            <text:p>Belgrade</text:p>
          </table:table-cell>
          <table:table-cell office:value-type="float" office:value="578.816" calcext:value-type="float">
            <text:p>578.816</text:p>
          </table:table-cell>
          <table:table-cell office:value-type="string" calcext:value-type="string">
            <text:p>Hanoi</text:p>
          </table:table-cell>
          <table:table-cell office:value-type="float" office:value="5225.415" calcext:value-type="float">
            <text:p>5225.415</text:p>
          </table:table-cell>
          <table:table-cell office:value-type="string" calcext:value-type="string">
            <text:p>Hanoi</text:p>
          </table:table-cell>
          <table:table-cell office:value-type="float" office:value="5858.669" calcext:value-type="float">
            <text:p>5858.669</text:p>
          </table:table-cell>
          <table:table-cell office:value-type="string" calcext:value-type="string">
            <text:p>Kuala_Lumpur</text:p>
          </table:table-cell>
          <table:table-cell office:value-type="float" office:value="6381.045" calcext:value-type="float">
            <text:p>6381.045</text:p>
          </table:table-cell>
          <table:table-cell office:value-type="string" calcext:value-type="string">
            <text:p>Salt_Lake_City</text:p>
          </table:table-cell>
          <table:table-cell office:value-type="float" office:value="1884.733" calcext:value-type="float">
            <text:p>1884.733</text:p>
          </table:table-cell>
          <table:table-cell office:value-type="string" calcext:value-type="string">
            <text:p>Manassas</text:p>
          </table:table-cell>
          <table:table-cell office:value-type="float" office:value="4657.917" calcext:value-type="float">
            <text:p>4657.917</text:p>
          </table:table-cell>
          <table:table-cell office:value-type="string" calcext:value-type="string">
            <text:p>Manassas</text:p>
          </table:table-cell>
          <table:table-cell office:value-type="float" office:value="4660.979" calcext:value-type="float">
            <text:p>4660.979</text:p>
          </table:table-cell>
          <table:table-cell office:value-type="string" calcext:value-type="string">
            <text:p>Manassas</text:p>
          </table:table-cell>
          <table:table-cell office:value-type="float" office:value="2310.633" calcext:value-type="float">
            <text:p>2310.633</text:p>
          </table:table-cell>
          <table:table-cell office:value-type="string" calcext:value-type="string">
            <text:p>Sofia</text:p>
          </table:table-cell>
          <table:table-cell office:value-type="float" office:value="749.893" calcext:value-type="float">
            <text:p>749.893</text:p>
          </table:table-cell>
          <table:table-cell office:value-type="string" calcext:value-type="string">
            <text:p>Sofia</text:p>
          </table:table-cell>
          <table:table-cell office:value-type="float" office:value="863.986" calcext:value-type="float">
            <text:p>863.986</text:p>
          </table:table-cell>
          <table:table-cell office:value-type="string" calcext:value-type="string">
            <text:p>Chicago</text:p>
          </table:table-cell>
          <table:table-cell office:value-type="float" office:value="1131.809" calcext:value-type="float">
            <text:p>1131.809</text:p>
          </table:table-cell>
          <table:table-cell office:value-type="string" calcext:value-type="string">
            <text:p>Copenhagen</text:p>
          </table:table-cell>
          <table:table-cell office:value-type="float" office:value="966.352" calcext:value-type="float">
            <text:p>966.352</text:p>
          </table:table-cell>
          <table:table-cell office:value-type="string" calcext:value-type="string">
            <text:p>San_Francisco</text:p>
          </table:table-cell>
          <table:table-cell office:value-type="float" office:value="2427.352" calcext:value-type="float">
            <text:p>2427.352</text:p>
          </table:table-cell>
          <table:table-cell office:value-type="string" calcext:value-type="string">
            <text:p>Vilnius</text:p>
          </table:table-cell>
          <table:table-cell office:value-type="float" office:value="1360.165" calcext:value-type="float">
            <text:p>1360.165</text:p>
          </table:table-cell>
          <table:table-cell office:value-type="string" calcext:value-type="string">
            <text:p>Salt_Lake_City</text:p>
          </table:table-cell>
          <table:table-cell office:value-type="float" office:value="2548.194" calcext:value-type="float">
            <text:p>2548.194</text:p>
          </table:table-cell>
          <table:table-cell office:value-type="string" calcext:value-type="string">
            <text:p>San_Francisco</text:p>
          </table:table-cell>
          <table:table-cell office:value-type="float" office:value="1962.899" calcext:value-type="float">
            <text:p>1962.899</text:p>
          </table:table-cell>
          <table:table-cell office:value-type="string" calcext:value-type="string">
            <text:p>Phoenix</text:p>
          </table:table-cell>
          <table:table-cell office:value-type="float" office:value="1442.15" calcext:value-type="float">
            <text:p>1442.15</text:p>
          </table:table-cell>
          <table:table-cell office:value-type="string" calcext:value-type="string">
            <text:p>Vancouver</text:p>
          </table:table-cell>
          <table:table-cell office:value-type="float" office:value="1500.038" calcext:value-type="float">
            <text:p>1500.038</text:p>
          </table:table-cell>
          <table:table-cell office:value-type="string" calcext:value-type="string">
            <text:p>Bangkok</text:p>
          </table:table-cell>
          <table:table-cell office:value-type="float" office:value="2265.481" calcext:value-type="float">
            <text:p>2265.481</text:p>
          </table:table-cell>
          <table:table-cell office:value-type="string" calcext:value-type="string">
            <text:p>Hong_Kong</text:p>
          </table:table-cell>
          <table:table-cell office:value-type="float" office:value="6434.399" calcext:value-type="float">
            <text:p>6434.399</text:p>
          </table:table-cell>
          <table:table-cell office:value-type="string" calcext:value-type="string">
            <text:p>Tokyo</text:p>
          </table:table-cell>
          <table:table-cell office:value-type="float" office:value="6865.442" calcext:value-type="float">
            <text:p>6865.442</text:p>
          </table:table-cell>
          <table:table-cell office:value-type="string" calcext:value-type="string">
            <text:p>Copenhagen</text:p>
          </table:table-cell>
          <table:table-cell office:value-type="float" office:value="829.21" calcext:value-type="float">
            <text:p>829.21</text:p>
          </table:table-cell>
          <table:table-cell office:value-type="string" calcext:value-type="string">
            <text:p>Adelaide</text:p>
          </table:table-cell>
          <table:table-cell office:value-type="float" office:value="7589.928" calcext:value-type="float">
            <text:p>7589.928</text:p>
          </table:table-cell>
          <table:table-cell office:value-type="string" calcext:value-type="string">
            <text:p>Adelaide</text:p>
          </table:table-cell>
          <table:table-cell office:value-type="float" office:value="7523.945" calcext:value-type="float">
            <text:p>7523.945</text:p>
          </table:table-cell>
          <table:table-cell office:value-type="string" calcext:value-type="string">
            <text:p>Tokyo</text:p>
          </table:table-cell>
          <table:table-cell office:value-type="float" office:value="4169.231" calcext:value-type="float">
            <text:p>4169.231</text:p>
          </table:table-cell>
          <table:table-cell office:value-type="string" calcext:value-type="string">
            <text:p>Hanoi</text:p>
          </table:table-cell>
          <table:table-cell office:value-type="float" office:value="4051.944" calcext:value-type="float">
            <text:p>4051.944</text:p>
          </table:table-cell>
          <table:table-cell office:value-type="string" calcext:value-type="string">
            <text:p>Kuala_Lumpur</text:p>
          </table:table-cell>
          <table:table-cell office:value-type="float" office:value="5313.111" calcext:value-type="float">
            <text:p>5313.111</text:p>
          </table:table-cell>
          <table:table-cell office:value-type="string" calcext:value-type="string">
            <text:p>Amsterdam</text:p>
          </table:table-cell>
          <table:table-cell office:value-type="float" office:value="959.674" calcext:value-type="float">
            <text:p>959.674</text:p>
          </table:table-cell>
          <table:table-cell office:value-type="string" calcext:value-type="string">
            <text:p>Belgrade</text:p>
          </table:table-cell>
          <table:table-cell office:value-type="float" office:value="963.04" calcext:value-type="float">
            <text:p>963.04</text:p>
          </table:table-cell>
          <table:table-cell office:value-type="string" calcext:value-type="string">
            <text:p>Miami</text:p>
          </table:table-cell>
          <table:table-cell office:value-type="float" office:value="8391.415" calcext:value-type="float">
            <text:p>8391.415</text:p>
          </table:table-cell>
          <table:table-cell office:value-type="string" calcext:value-type="string">
            <text:p>Montreal</text:p>
          </table:table-cell>
          <table:table-cell office:value-type="float" office:value="838.25" calcext:value-type="float">
            <text:p>838.25</text:p>
          </table:table-cell>
          <table:table-cell office:value-type="string" calcext:value-type="string">
            <text:p>Charlotte</text:p>
          </table:table-cell>
          <table:table-cell office:value-type="float" office:value="1237.891" calcext:value-type="float">
            <text:p>1237.891</text:p>
          </table:table-cell>
          <table:table-cell office:value-type="string" calcext:value-type="string">
            <text:p>Atlanta</text:p>
          </table:table-cell>
          <table:table-cell office:value-type="float" office:value="1618.193" calcext:value-type="float">
            <text:p>1618.193</text:p>
          </table:table-cell>
          <table:table-cell office:value-type="string" calcext:value-type="string">
            <text:p>Salt_Lake_City</text:p>
          </table:table-cell>
          <table:table-cell office:value-type="float" office:value="2626.609" calcext:value-type="float">
            <text:p>2626.609</text:p>
          </table:table-cell>
          <table:table-cell office:value-type="string" calcext:value-type="string">
            <text:p>Budapest</text:p>
          </table:table-cell>
          <table:table-cell office:value-type="float" office:value="1273.242" calcext:value-type="float">
            <text:p>1273.242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485.788" calcext:value-type="float">
            <text:p>1485.788</text:p>
          </table:table-cell>
          <table:table-cell office:value-type="string" calcext:value-type="string">
            <text:p>Miami</text:p>
          </table:table-cell>
          <table:table-cell office:value-type="float" office:value="1752.427" calcext:value-type="float">
            <text:p>1752.427</text:p>
          </table:table-cell>
          <table:table-cell office:value-type="string" calcext:value-type="string">
            <text:p>Dallas</text:p>
          </table:table-cell>
          <table:table-cell office:value-type="float" office:value="1461.392" calcext:value-type="float">
            <text:p>1461.392</text:p>
          </table:table-cell>
          <table:table-cell office:value-type="string" calcext:value-type="string">
            <text:p>Prague</text:p>
          </table:table-cell>
          <table:table-cell office:value-type="float" office:value="1057.984" calcext:value-type="float">
            <text:p>1057.984</text:p>
          </table:table-cell>
          <table:table-cell office:value-type="string" calcext:value-type="string">
            <text:p>Santiago</text:p>
          </table:table-cell>
          <table:table-cell office:value-type="float" office:value="7561.227" calcext:value-type="float">
            <text:p>7561.227</text:p>
          </table:table-cell>
          <table:table-cell office:value-type="string" calcext:value-type="string">
            <text:p>Chicago</text:p>
          </table:table-cell>
          <table:table-cell office:value-type="float" office:value="9407.101" calcext:value-type="float">
            <text:p>9407.101</text:p>
          </table:table-cell>
          <table:table-cell office:value-type="string" calcext:value-type="string">
            <text:p>Saint_Louis</text:p>
          </table:table-cell>
          <table:table-cell office:value-type="float" office:value="1285.269" calcext:value-type="float">
            <text:p>1285.269</text:p>
          </table:table-cell>
          <table:table-cell office:value-type="string" calcext:value-type="string">
            <text:p>Toronto</text:p>
          </table:table-cell>
          <table:table-cell office:value-type="float" office:value="1732.826" calcext:value-type="float">
            <text:p>1732.826</text:p>
          </table:table-cell>
          <table:table-cell office:value-type="string" calcext:value-type="string">
            <text:p>Kansas_City</text:p>
          </table:table-cell>
          <table:table-cell office:value-type="float" office:value="1689.856" calcext:value-type="float">
            <text:p>1689.856</text:p>
          </table:table-cell>
          <table:table-cell office:value-type="string" calcext:value-type="string">
            <text:p>Paris</text:p>
          </table:table-cell>
          <table:table-cell office:value-type="float" office:value="785.466" calcext:value-type="float">
            <text:p>785.466</text:p>
          </table:table-cell>
          <table:table-cell office:value-type="string" calcext:value-type="string">
            <text:p>Oslo</text:p>
          </table:table-cell>
          <table:table-cell office:value-type="float" office:value="985.088" calcext:value-type="float">
            <text:p>985.088</text:p>
          </table:table-cell>
          <table:table-cell office:value-type="string" calcext:value-type="string">
            <text:p>Tallinn</text:p>
          </table:table-cell>
          <table:table-cell office:value-type="float" office:value="1533.69" calcext:value-type="float">
            <text:p>1533.69</text:p>
          </table:table-cell>
          <table:table-cell office:value-type="string" calcext:value-type="string">
            <text:p>Madrid</text:p>
          </table:table-cell>
          <table:table-cell office:value-type="float" office:value="1133.882" calcext:value-type="float">
            <text:p>1133.882</text:p>
          </table:table-cell>
          <table:table-cell office:value-type="string" calcext:value-type="string">
            <text:p>Belgrade</text:p>
          </table:table-cell>
          <table:table-cell office:value-type="float" office:value="1086.964" calcext:value-type="float">
            <text:p>1086.964</text:p>
          </table:table-cell>
          <table:table-cell office:value-type="string" calcext:value-type="string">
            <text:p>Amsterdam</text:p>
          </table:table-cell>
          <table:table-cell office:value-type="float" office:value="1114.222" calcext:value-type="float">
            <text:p>1114.222</text:p>
          </table:table-cell>
          <table:table-cell office:value-type="string" calcext:value-type="string">
            <text:p>Warsaw</text:p>
          </table:table-cell>
          <table:table-cell office:value-type="float" office:value="968.819" calcext:value-type="float">
            <text:p>968.819</text:p>
          </table:table-cell>
          <table:table-cell office:value-type="string" calcext:value-type="string">
            <text:p>Zurich</text:p>
          </table:table-cell>
          <table:table-cell office:value-type="float" office:value="828.192" calcext:value-type="float">
            <text:p>828.192</text:p>
          </table:table-cell>
          <table:table-cell office:value-type="string" calcext:value-type="string">
            <text:p>Paris</text:p>
          </table:table-cell>
          <table:table-cell office:value-type="float" office:value="778.373" calcext:value-type="float">
            <text:p>778.373</text:p>
          </table:table-cell>
          <table:table-cell office:value-type="string" calcext:value-type="string">
            <text:p>Paris</text:p>
          </table:table-cell>
          <table:table-cell office:value-type="float" office:value="884.89" calcext:value-type="float">
            <text:p>884.89</text:p>
          </table:table-cell>
          <table:table-cell office:value-type="string" calcext:value-type="string">
            <text:p>Hanoi</text:p>
          </table:table-cell>
          <table:table-cell office:value-type="float" office:value="3772.475" calcext:value-type="float">
            <text:p>3772.475</text:p>
          </table:table-cell>
          <table:table-cell office:value-type="string" calcext:value-type="string">
            <text:p>Mexico</text:p>
          </table:table-cell>
          <table:table-cell office:value-type="float" office:value="1969.677" calcext:value-type="float">
            <text:p>1969.677</text:p>
          </table:table-cell>
          <table:table-cell office:value-type="string" calcext:value-type="string">
            <text:p>Jakarta</text:p>
          </table:table-cell>
          <table:table-cell office:value-type="float" office:value="7065.849" calcext:value-type="float">
            <text:p>7065.849</text:p>
          </table:table-cell>
          <table:table-cell office:value-type="string" calcext:value-type="string">
            <text:p>Singapore</text:p>
          </table:table-cell>
          <table:table-cell office:value-type="float" office:value="5175.464" calcext:value-type="float">
            <text:p>5175.464</text:p>
          </table:table-cell>
          <table:table-cell office:value-type="string" calcext:value-type="string">
            <text:p>Bangkok</text:p>
          </table:table-cell>
          <table:table-cell office:value-type="float" office:value="8022.108" calcext:value-type="float">
            <text:p>8022.108</text:p>
          </table:table-cell>
          <table:table-cell office:value-type="string" calcext:value-type="string">
            <text:p>Bangkok</text:p>
          </table:table-cell>
          <table:table-cell office:value-type="float" office:value="7272.505" calcext:value-type="float">
            <text:p>7272.505</text:p>
          </table:table-cell>
          <table:table-cell office:value-type="string" calcext:value-type="string">
            <text:p>Bratislava</text:p>
          </table:table-cell>
          <table:table-cell office:value-type="float" office:value="825.295" calcext:value-type="float">
            <text:p>825.295</text:p>
          </table:table-cell>
          <table:table-cell office:value-type="string" calcext:value-type="string">
            <text:p>Kuala_Lumpur</text:p>
          </table:table-cell>
          <table:table-cell office:value-type="float" office:value="6292.288" calcext:value-type="float">
            <text:p>6292.288</text:p>
          </table:table-cell>
          <table:table-cell office:value-type="string" calcext:value-type="string">
            <text:p>Kuala_Lumpur</text:p>
          </table:table-cell>
          <table:table-cell office:value-type="float" office:value="6217.459" calcext:value-type="float">
            <text:p>6217.459</text:p>
          </table:table-cell>
          <table:table-cell office:value-type="string" calcext:value-type="string">
            <text:p>Hanoi</text:p>
          </table:table-cell>
          <table:table-cell office:value-type="float" office:value="7347.058" calcext:value-type="float">
            <text:p>7347.058</text:p>
          </table:table-cell>
          <table:table-cell office:value-type="string" calcext:value-type="string">
            <text:p>Seattle</text:p>
          </table:table-cell>
          <table:table-cell office:value-type="float" office:value="2121.951" calcext:value-type="float">
            <text:p>2121.951</text:p>
          </table:table-cell>
          <table:table-cell office:value-type="string" calcext:value-type="string">
            <text:p>Los_Angeles</text:p>
          </table:table-cell>
          <table:table-cell office:value-type="float" office:value="4864.201" calcext:value-type="float">
            <text:p>4864.201</text:p>
          </table:table-cell>
          <table:table-cell office:value-type="string" calcext:value-type="string">
            <text:p>Montreal</text:p>
          </table:table-cell>
          <table:table-cell office:value-type="float" office:value="4761.943" calcext:value-type="float">
            <text:p>4761.943</text:p>
          </table:table-cell>
          <table:table-cell office:value-type="string" calcext:value-type="string">
            <text:p>Chicago</text:p>
          </table:table-cell>
          <table:table-cell office:value-type="float" office:value="2630.178" calcext:value-type="float">
            <text:p>2630.178</text:p>
          </table:table-cell>
          <table:table-cell office:value-type="string" calcext:value-type="string">
            <text:p>Paris</text:p>
          </table:table-cell>
          <table:table-cell office:value-type="float" office:value="881.005" calcext:value-type="float">
            <text:p>881.005</text:p>
          </table:table-cell>
          <table:table-cell office:value-type="string" calcext:value-type="string">
            <text:p>Zurich</text:p>
          </table:table-cell>
          <table:table-cell office:value-type="float" office:value="1063.311" calcext:value-type="float">
            <text:p>1063.311</text:p>
          </table:table-cell>
          <table:table-cell office:value-type="string" calcext:value-type="string">
            <text:p>Charlotte</text:p>
          </table:table-cell>
          <table:table-cell office:value-type="float" office:value="1323.207" calcext:value-type="float">
            <text:p>1323.207</text:p>
          </table:table-cell>
          <table:table-cell office:value-type="string" calcext:value-type="string">
            <text:p>Brussels</text:p>
          </table:table-cell>
          <table:table-cell office:value-type="float" office:value="1545.858" calcext:value-type="float">
            <text:p>1545.858</text:p>
          </table:table-cell>
          <table:table-cell office:value-type="string" calcext:value-type="string">
            <text:p>Kansas_City</text:p>
          </table:table-cell>
          <table:table-cell office:value-type="float" office:value="2545.362" calcext:value-type="float">
            <text:p>2545.362</text:p>
          </table:table-cell>
          <table:table-cell office:value-type="string" calcext:value-type="string">
            <text:p>Copenhagen</text:p>
          </table:table-cell>
          <table:table-cell office:value-type="float" office:value="1427.707" calcext:value-type="float">
            <text:p>1427.707</text:p>
          </table:table-cell>
          <table:table-cell office:value-type="string" calcext:value-type="string">
            <text:p>Phoenix</text:p>
          </table:table-cell>
          <table:table-cell office:value-type="float" office:value="2581.475" calcext:value-type="float">
            <text:p>2581.475</text:p>
          </table:table-cell>
          <table:table-cell office:value-type="string" calcext:value-type="string">
            <text:p>Dallas</text:p>
          </table:table-cell>
          <table:table-cell office:value-type="float" office:value="2203.477" calcext:value-type="float">
            <text:p>2203.477</text:p>
          </table:table-cell>
          <table:table-cell office:value-type="string" calcext:value-type="string">
            <text:p>Vancouver</text:p>
          </table:table-cell>
          <table:table-cell office:value-type="float" office:value="1465.594" calcext:value-type="float">
            <text:p>1465.594</text:p>
          </table:table-cell>
          <table:table-cell office:value-type="string" calcext:value-type="string">
            <text:p>Phoenix</text:p>
          </table:table-cell>
          <table:table-cell office:value-type="float" office:value="2382.338" calcext:value-type="float">
            <text:p>2382.338</text:p>
          </table:table-cell>
          <table:table-cell office:value-type="string" calcext:value-type="string">
            <text:p>Hanoi</text:p>
          </table:table-cell>
          <table:table-cell office:value-type="float" office:value="2375.13" calcext:value-type="float">
            <text:p>2375.13</text:p>
          </table:table-cell>
          <table:table-cell office:value-type="string" calcext:value-type="string">
            <text:p>Tokyo</text:p>
          </table:table-cell>
          <table:table-cell office:value-type="float" office:value="6893.728" calcext:value-type="float">
            <text:p>6893.728</text:p>
          </table:table-cell>
          <table:table-cell office:value-type="string" calcext:value-type="string">
            <text:p>Hanoi</text:p>
          </table:table-cell>
          <table:table-cell office:value-type="float" office:value="8568.649" calcext:value-type="float">
            <text:p>8568.649</text:p>
          </table:table-cell>
          <table:table-cell office:value-type="string" calcext:value-type="string">
            <text:p>Tallinn</text:p>
          </table:table-cell>
          <table:table-cell office:value-type="float" office:value="1512.407" calcext:value-type="float">
            <text:p>1512.407</text:p>
          </table:table-cell>
          <table:table-cell office:value-type="string" calcext:value-type="string">
            <text:p>Brisbane</text:p>
          </table:table-cell>
          <table:table-cell office:value-type="float" office:value="7675.486" calcext:value-type="float">
            <text:p>7675.486</text:p>
          </table:table-cell>
          <table:table-cell office:value-type="string" calcext:value-type="string">
            <text:p>Brisbane</text:p>
          </table:table-cell>
          <table:table-cell office:value-type="float" office:value="7675.172" calcext:value-type="float">
            <text:p>7675.172</text:p>
          </table:table-cell>
          <table:table-cell office:value-type="string" calcext:value-type="string">
            <text:p>Kuala_Lumpur</text:p>
          </table:table-cell>
          <table:table-cell office:value-type="float" office:value="4356.858" calcext:value-type="float">
            <text:p>4356.858</text:p>
          </table:table-cell>
          <table:table-cell office:value-type="string" calcext:value-type="string">
            <text:p>Tokyo</text:p>
          </table:table-cell>
          <table:table-cell office:value-type="float" office:value="4194.295" calcext:value-type="float">
            <text:p>4194.295</text:p>
          </table:table-cell>
          <table:table-cell office:value-type="string" calcext:value-type="string">
            <text:p>Jakarta</text:p>
          </table:table-cell>
          <table:table-cell office:value-type="float" office:value="5799.316" calcext:value-type="float">
            <text:p>5799.316</text:p>
          </table:table-cell>
          <table:table-cell office:value-type="string" calcext:value-type="string">
            <text:p>Belgrade</text:p>
          </table:table-cell>
          <table:table-cell office:value-type="float" office:value="1007.376" calcext:value-type="float">
            <text:p>1007.376</text:p>
          </table:table-cell>
          <table:table-cell office:value-type="string" calcext:value-type="string">
            <text:p>Amsterdam</text:p>
          </table:table-cell>
          <table:table-cell office:value-type="float" office:value="1006.993" calcext:value-type="float">
            <text:p>1006.993</text:p>
          </table:table-cell>
          <table:table-cell office:value-type="string" calcext:value-type="string">
            <text:p>Chicago</text:p>
          </table:table-cell>
          <table:table-cell office:value-type="float" office:value="9533.268" calcext:value-type="float">
            <text:p>9533.268</text:p>
          </table:table-cell>
          <table:table-cell office:value-type="string" calcext:value-type="string">
            <text:p>Atlanta</text:p>
          </table:table-cell>
          <table:table-cell office:value-type="float" office:value="922.477" calcext:value-type="float">
            <text:p>922.477</text:p>
          </table:table-cell>
          <table:table-cell office:value-type="string" calcext:value-type="string">
            <text:p>Chicago</text:p>
          </table:table-cell>
          <table:table-cell office:value-type="float" office:value="1388.764" calcext:value-type="float">
            <text:p>1388.764</text:p>
          </table:table-cell>
          <table:table-cell office:value-type="string" calcext:value-type="string">
            <text:p>Kansas_City</text:p>
          </table:table-cell>
          <table:table-cell office:value-type="float" office:value="1731.858" calcext:value-type="float">
            <text:p>1731.858</text:p>
          </table:table-cell>
          <table:table-cell office:value-type="string" calcext:value-type="string">
            <text:p>Chicago</text:p>
          </table:table-cell>
          <table:table-cell office:value-type="float" office:value="2830.98" calcext:value-type="float">
            <text:p>2830.98</text:p>
          </table:table-cell>
          <table:table-cell office:value-type="string" calcext:value-type="string">
            <text:p>Lisbon</text:p>
          </table:table-cell>
          <table:table-cell office:value-type="float" office:value="1447.6" calcext:value-type="float">
            <text:p>1447.6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916.389" calcext:value-type="float">
            <text:p>1916.389</text:p>
          </table:table-cell>
          <table:table-cell office:value-type="string" calcext:value-type="string">
            <text:p>Chicago</text:p>
          </table:table-cell>
          <table:table-cell office:value-type="float" office:value="1764.138" calcext:value-type="float">
            <text:p>1764.138</text:p>
          </table:table-cell>
          <table:table-cell office:value-type="string" calcext:value-type="string">
            <text:p>Chicago</text:p>
          </table:table-cell>
          <table:table-cell office:value-type="float" office:value="1711.183" calcext:value-type="float">
            <text:p>1711.183</text:p>
          </table:table-cell>
          <table:table-cell office:value-type="string" calcext:value-type="string">
            <text:p>Milan</text:p>
          </table:table-cell>
          <table:table-cell office:value-type="float" office:value="1141.643" calcext:value-type="float">
            <text:p>1141.643</text:p>
          </table:table-cell>
          <table:table-cell office:value-type="string" calcext:value-type="string">
            <text:p>Saint_Louis</text:p>
          </table:table-cell>
          <table:table-cell office:value-type="float" office:value="8276.973" calcext:value-type="float">
            <text:p>8276.973</text:p>
          </table:table-cell>
          <table:table-cell office:value-type="string" calcext:value-type="string">
            <text:p>Mexico</text:p>
          </table:table-cell>
          <table:table-cell office:value-type="float" office:value="10428.109" calcext:value-type="float">
            <text:p>10428.109</text:p>
          </table:table-cell>
          <table:table-cell office:value-type="string" calcext:value-type="string">
            <text:p>Manassas</text:p>
          </table:table-cell>
          <table:table-cell office:value-type="float" office:value="1393.594" calcext:value-type="float">
            <text:p>1393.594</text:p>
          </table:table-cell>
          <table:table-cell office:value-type="string" calcext:value-type="string">
            <text:p>New_York</text:p>
          </table:table-cell>
          <table:table-cell office:value-type="float" office:value="1745.916" calcext:value-type="float">
            <text:p>1745.916</text:p>
          </table:table-cell>
          <table:table-cell office:value-type="string" calcext:value-type="string">
            <text:p>Dallas</text:p>
          </table:table-cell>
          <table:table-cell office:value-type="float" office:value="1859.039" calcext:value-type="float">
            <text:p>1859.039</text:p>
          </table:table-cell>
          <table:table-cell office:value-type="string" calcext:value-type="string">
            <text:p>Milan</text:p>
          </table:table-cell>
          <table:table-cell office:value-type="float" office:value="864.002" calcext:value-type="float">
            <text:p>864.002</text:p>
          </table:table-cell>
          <table:table-cell office:value-type="string" calcext:value-type="string">
            <text:p>Sofia</text:p>
          </table:table-cell>
          <table:table-cell office:value-type="float" office:value="1156.845" calcext:value-type="float">
            <text:p>1156.845</text:p>
          </table:table-cell>
          <table:table-cell office:value-type="string" calcext:value-type="string">
            <text:p>Warsaw</text:p>
          </table:table-cell>
          <table:table-cell office:value-type="float" office:value="1539.366" calcext:value-type="float">
            <text:p>1539.366</text:p>
          </table:table-cell>
          <table:table-cell office:value-type="string" calcext:value-type="string">
            <text:p>Belgrade</text:p>
          </table:table-cell>
          <table:table-cell office:value-type="float" office:value="1149.472" calcext:value-type="float">
            <text:p>1149.472</text:p>
          </table:table-cell>
          <table:table-cell office:value-type="string" calcext:value-type="string">
            <text:p>Madrid</text:p>
          </table:table-cell>
          <table:table-cell office:value-type="float" office:value="1137.617" calcext:value-type="float">
            <text:p>1137.617</text:p>
          </table:table-cell>
          <table:table-cell office:value-type="string" calcext:value-type="string">
            <text:p>Zurich</text:p>
          </table:table-cell>
          <table:table-cell office:value-type="float" office:value="1241.305" calcext:value-type="float">
            <text:p>1241.305</text:p>
          </table:table-cell>
          <table:table-cell office:value-type="string" calcext:value-type="string">
            <text:p>Prague</text:p>
          </table:table-cell>
          <table:table-cell office:value-type="float" office:value="1145.286" calcext:value-type="float">
            <text:p>1145.286</text:p>
          </table:table-cell>
          <table:table-cell office:value-type="string" calcext:value-type="string">
            <text:p>Copenhagen</text:p>
          </table:table-cell>
          <table:table-cell office:value-type="float" office:value="952.118" calcext:value-type="float">
            <text:p>952.118</text:p>
          </table:table-cell>
          <table:table-cell office:value-type="string" calcext:value-type="string">
            <text:p>Milan</text:p>
          </table:table-cell>
          <table:table-cell office:value-type="float" office:value="863.134" calcext:value-type="float">
            <text:p>863.134</text:p>
          </table:table-cell>
          <table:table-cell office:value-type="string" calcext:value-type="string">
            <text:p>Prague</text:p>
          </table:table-cell>
          <table:table-cell office:value-type="float" office:value="946.368" calcext:value-type="float">
            <text:p>946.368</text:p>
          </table:table-cell>
          <table:table-cell office:value-type="string" calcext:value-type="string">
            <text:p>Tokyo</text:p>
          </table:table-cell>
          <table:table-cell office:value-type="float" office:value="4213.898" calcext:value-type="float">
            <text:p>4213.898</text:p>
          </table:table-cell>
          <table:table-cell office:value-type="string" calcext:value-type="string">
            <text:p>Chicago</text:p>
          </table:table-cell>
          <table:table-cell office:value-type="float" office:value="1970.555" calcext:value-type="float">
            <text:p>1970.555</text:p>
          </table:table-cell>
          <table:table-cell office:value-type="string" calcext:value-type="string">
            <text:p>Taipei</text:p>
          </table:table-cell>
          <table:table-cell office:value-type="float" office:value="7671.947" calcext:value-type="float">
            <text:p>7671.947</text:p>
          </table:table-cell>
          <table:table-cell office:value-type="string" calcext:value-type="string">
            <text:p>Hanoi</text:p>
          </table:table-cell>
          <table:table-cell office:value-type="float" office:value="5476.125" calcext:value-type="float">
            <text:p>5476.125</text:p>
          </table:table-cell>
          <table:table-cell office:value-type="string" calcext:value-type="string">
            <text:p>Hong_Kong</text:p>
          </table:table-cell>
          <table:table-cell office:value-type="float" office:value="8077.523" calcext:value-type="float">
            <text:p>8077.523</text:p>
          </table:table-cell>
          <table:table-cell office:value-type="string" calcext:value-type="string">
            <text:p>Hong_Kong</text:p>
          </table:table-cell>
          <table:table-cell office:value-type="float" office:value="7283.861" calcext:value-type="float">
            <text:p>7283.861</text:p>
          </table:table-cell>
          <table:table-cell office:value-type="string" calcext:value-type="string">
            <text:p>Nicosia</text:p>
          </table:table-cell>
          <table:table-cell office:value-type="float" office:value="994.439" calcext:value-type="float">
            <text:p>994.439</text:p>
          </table:table-cell>
          <table:table-cell office:value-type="string" calcext:value-type="string">
            <text:p>Bangkok</text:p>
          </table:table-cell>
          <table:table-cell office:value-type="float" office:value="7760.662" calcext:value-type="float">
            <text:p>7760.662</text:p>
          </table:table-cell>
          <table:table-cell office:value-type="string" calcext:value-type="string">
            <text:p>Bangkok</text:p>
          </table:table-cell>
          <table:table-cell office:value-type="float" office:value="7431.71" calcext:value-type="float">
            <text:p>7431.71</text:p>
          </table:table-cell>
          <table:table-cell office:value-type="string" calcext:value-type="string">
            <text:p>Seoul</text:p>
          </table:table-cell>
          <table:table-cell office:value-type="float" office:value="7755.665" calcext:value-type="float">
            <text:p>7755.665</text:p>
          </table:table-cell>
          <table:table-cell office:value-type="string" calcext:value-type="string">
            <text:p>Vancouver</text:p>
          </table:table-cell>
          <table:table-cell office:value-type="float" office:value="2247.689" calcext:value-type="float">
            <text:p>2247.689</text:p>
          </table:table-cell>
          <table:table-cell office:value-type="string" calcext:value-type="string">
            <text:p>Montreal</text:p>
          </table:table-cell>
          <table:table-cell office:value-type="float" office:value="4938.89" calcext:value-type="float">
            <text:p>4938.89</text:p>
          </table:table-cell>
          <table:table-cell office:value-type="string" calcext:value-type="string">
            <text:p>Los_Angeles</text:p>
          </table:table-cell>
          <table:table-cell office:value-type="float" office:value="4881.838" calcext:value-type="float">
            <text:p>4881.838</text:p>
          </table:table-cell>
          <table:table-cell office:value-type="string" calcext:value-type="string">
            <text:p>Dallas</text:p>
          </table:table-cell>
          <table:table-cell office:value-type="float" office:value="2686.911" calcext:value-type="float">
            <text:p>2686.911</text:p>
          </table:table-cell>
          <table:table-cell office:value-type="string" calcext:value-type="string">
            <text:p>Copenhagen</text:p>
          </table:table-cell>
          <table:table-cell office:value-type="float" office:value="993.087" calcext:value-type="float">
            <text:p>993.087</text:p>
          </table:table-cell>
          <table:table-cell office:value-type="string" calcext:value-type="string">
            <text:p>Copenhagen</text:p>
          </table:table-cell>
          <table:table-cell office:value-type="float" office:value="1149.955" calcext:value-type="float">
            <text:p>1149.955</text:p>
          </table:table-cell>
          <table:table-cell office:value-type="string" calcext:value-type="string">
            <text:p>Toronto</text:p>
          </table:table-cell>
          <table:table-cell office:value-type="float" office:value="1630.487" calcext:value-type="float">
            <text:p>1630.487</text:p>
          </table:table-cell>
          <table:table-cell office:value-type="string" calcext:value-type="string">
            <text:p>Amsterdam</text:p>
          </table:table-cell>
          <table:table-cell office:value-type="float" office:value="1632.323" calcext:value-type="float">
            <text:p>1632.323</text:p>
          </table:table-cell>
          <table:table-cell office:value-type="string" calcext:value-type="string">
            <text:p>Salt_Lake_City</text:p>
          </table:table-cell>
          <table:table-cell office:value-type="float" office:value="2779.809" calcext:value-type="float">
            <text:p>2779.809</text:p>
          </table:table-cell>
          <table:table-cell office:value-type="string" calcext:value-type="string">
            <text:p>Sofia</text:p>
          </table:table-cell>
          <table:table-cell office:value-type="float" office:value="1523.396" calcext:value-type="float">
            <text:p>1523.396</text:p>
          </table:table-cell>
          <table:table-cell office:value-type="string" calcext:value-type="string">
            <text:p>Los_Angeles</text:p>
          </table:table-cell>
          <table:table-cell office:value-type="float" office:value="2594.456" calcext:value-type="float">
            <text:p>2594.456</text:p>
          </table:table-cell>
          <table:table-cell office:value-type="string" calcext:value-type="string">
            <text:p>Chicago</text:p>
          </table:table-cell>
          <table:table-cell office:value-type="float" office:value="2259.566" calcext:value-type="float">
            <text:p>2259.566</text:p>
          </table:table-cell>
          <table:table-cell office:value-type="string" calcext:value-type="string">
            <text:p>Salt_Lake_City</text:p>
          </table:table-cell>
          <table:table-cell office:value-type="float" office:value="2432.516" calcext:value-type="float">
            <text:p>2432.516</text:p>
          </table:table-cell>
          <table:table-cell office:value-type="string" calcext:value-type="string">
            <text:p>Salt_Lake_City</text:p>
          </table:table-cell>
          <table:table-cell office:value-type="float" office:value="2430.614" calcext:value-type="float">
            <text:p>2430.614</text:p>
          </table:table-cell>
          <table:table-cell office:value-type="string" calcext:value-type="string">
            <text:p>Hong_Kong</text:p>
          </table:table-cell>
          <table:table-cell office:value-type="float" office:value="2574.723" calcext:value-type="float">
            <text:p>2574.723</text:p>
          </table:table-cell>
          <table:table-cell office:value-type="string" calcext:value-type="string">
            <text:p>Kuala_Lumpur</text:p>
          </table:table-cell>
          <table:table-cell office:value-type="float" office:value="8947.2" calcext:value-type="float">
            <text:p>8947.2</text:p>
          </table:table-cell>
          <table:table-cell office:value-type="string" calcext:value-type="string">
            <text:p>Kuala_Lumpur</text:p>
          </table:table-cell>
          <table:table-cell office:value-type="float" office:value="9010.091" calcext:value-type="float">
            <text:p>9010.091</text:p>
          </table:table-cell>
          <table:table-cell office:value-type="string" calcext:value-type="string">
            <text:p>Warsaw</text:p>
          </table:table-cell>
          <table:table-cell office:value-type="float" office:value="1581.874" calcext:value-type="float">
            <text:p>1581.874</text:p>
          </table:table-cell>
          <table:table-cell office:value-type="string" calcext:value-type="string">
            <text:p>Melbourne</text:p>
          </table:table-cell>
          <table:table-cell office:value-type="float" office:value="8003.453" calcext:value-type="float">
            <text:p>8003.453</text:p>
          </table:table-cell>
          <table:table-cell office:value-type="string" calcext:value-type="string">
            <text:p>Melbourne</text:p>
          </table:table-cell>
          <table:table-cell office:value-type="float" office:value="7943.264" calcext:value-type="float">
            <text:p>7943.264</text:p>
          </table:table-cell>
          <table:table-cell office:value-type="string" calcext:value-type="string">
            <text:p>Jakarta</text:p>
          </table:table-cell>
          <table:table-cell office:value-type="float" office:value="4793.539" calcext:value-type="float">
            <text:p>4793.539</text:p>
          </table:table-cell>
          <table:table-cell office:value-type="string" calcext:value-type="string">
            <text:p>Kuala_Lumpur</text:p>
          </table:table-cell>
          <table:table-cell office:value-type="float" office:value="4198.29" calcext:value-type="float">
            <text:p>4198.29</text:p>
          </table:table-cell>
          <table:table-cell office:value-type="string" calcext:value-type="string">
            <text:p>Taipei</text:p>
          </table:table-cell>
          <table:table-cell office:value-type="float" office:value="6800.275" calcext:value-type="float">
            <text:p>6800.275</text:p>
          </table:table-cell>
          <table:table-cell office:value-type="string" calcext:value-type="string">
            <text:p>Marseille</text:p>
          </table:table-cell>
          <table:table-cell office:value-type="float" office:value="1287.659" calcext:value-type="float">
            <text:p>1287.659</text:p>
          </table:table-cell>
          <table:table-cell office:value-type="string" calcext:value-type="string">
            <text:p>Sofia</text:p>
          </table:table-cell>
          <table:table-cell office:value-type="float" office:value="1262.14" calcext:value-type="float">
            <text:p>1262.14</text:p>
          </table:table-cell>
          <table:table-cell office:value-type="string" calcext:value-type="string">
            <text:p>New_York</text:p>
          </table:table-cell>
          <table:table-cell office:value-type="float" office:value="9944.964" calcext:value-type="float">
            <text:p>9944.964</text:p>
          </table:table-cell>
          <table:table-cell office:value-type="string" calcext:value-type="string">
            <text:p>Saint_Louis</text:p>
          </table:table-cell>
          <table:table-cell office:value-type="float" office:value="1255.291" calcext:value-type="float">
            <text:p>1255.291</text:p>
          </table:table-cell>
          <table:table-cell office:value-type="string" calcext:value-type="string">
            <text:p>Mexico</text:p>
          </table:table-cell>
          <table:table-cell office:value-type="float" office:value="1471.451" calcext:value-type="float">
            <text:p>1471.451</text:p>
          </table:table-cell>
          <table:table-cell office:value-type="string" calcext:value-type="string">
            <text:p>Mexico</text:p>
          </table:table-cell>
          <table:table-cell office:value-type="float" office:value="2716.712" calcext:value-type="float">
            <text:p>2716.712</text:p>
          </table:table-cell>
          <table:table-cell office:value-type="string" calcext:value-type="string">
            <text:p>Dallas</text:p>
          </table:table-cell>
          <table:table-cell office:value-type="float" office:value="3677.419" calcext:value-type="float">
            <text:p>3677.419</text:p>
          </table:table-cell>
          <table:table-cell office:value-type="string" calcext:value-type="string">
            <text:p>Steinsel</text:p>
          </table:table-cell>
          <table:table-cell office:value-type="float" office:value="1853.937" calcext:value-type="float">
            <text:p>1853.937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044.975" calcext:value-type="float">
            <text:p>2044.975</text:p>
          </table:table-cell>
          <table:table-cell office:value-type="string" calcext:value-type="string">
            <text:p>Atlanta</text:p>
          </table:table-cell>
          <table:table-cell office:value-type="float" office:value="1901.596" calcext:value-type="float">
            <text:p>1901.596</text:p>
          </table:table-cell>
          <table:table-cell office:value-type="string" calcext:value-type="string">
            <text:p>New_York</text:p>
          </table:table-cell>
          <table:table-cell office:value-type="float" office:value="1814.946" calcext:value-type="float">
            <text:p>1814.946</text:p>
          </table:table-cell>
          <table:table-cell office:value-type="string" calcext:value-type="string">
            <text:p>Warsaw</text:p>
          </table:table-cell>
          <table:table-cell office:value-type="float" office:value="1176.469" calcext:value-type="float">
            <text:p>1176.469</text:p>
          </table:table-cell>
          <table:table-cell office:value-type="string" calcext:value-type="string">
            <text:p>Manassas</text:p>
          </table:table-cell>
          <table:table-cell office:value-type="float" office:value="8554.504" calcext:value-type="float">
            <text:p>8554.504</text:p>
          </table:table-cell>
          <table:table-cell office:value-type="string" calcext:value-type="string">
            <text:p>Charlotte</text:p>
          </table:table-cell>
          <table:table-cell office:value-type="float" office:value="10619.72" calcext:value-type="float">
            <text:p>10619.72</text:p>
          </table:table-cell>
          <table:table-cell office:value-type="string" calcext:value-type="string">
            <text:p>Charlotte</text:p>
          </table:table-cell>
          <table:table-cell office:value-type="float" office:value="2233.57" calcext:value-type="float">
            <text:p>2233.57</text:p>
          </table:table-cell>
          <table:table-cell office:value-type="string" calcext:value-type="string">
            <text:p>Dallas</text:p>
          </table:table-cell>
          <table:table-cell office:value-type="float" office:value="1809.01" calcext:value-type="float">
            <text:p>1809.01</text:p>
          </table:table-cell>
          <table:table-cell office:value-type="string" calcext:value-type="string">
            <text:p>Manassas</text:p>
          </table:table-cell>
          <table:table-cell office:value-type="float" office:value="1879.83" calcext:value-type="float">
            <text:p>1879.83</text:p>
          </table:table-cell>
          <table:table-cell office:value-type="string" calcext:value-type="string">
            <text:p>Bratislava</text:p>
          </table:table-cell>
          <table:table-cell office:value-type="float" office:value="888.692" calcext:value-type="float">
            <text:p>888.692</text:p>
          </table:table-cell>
          <table:table-cell office:value-type="string" calcext:value-type="string">
            <text:p>Amsterdam</text:p>
          </table:table-cell>
          <table:table-cell office:value-type="float" office:value="1216.713" calcext:value-type="float">
            <text:p>1216.713</text:p>
          </table:table-cell>
          <table:table-cell office:value-type="string" calcext:value-type="string">
            <text:p>Vilnius</text:p>
          </table:table-cell>
          <table:table-cell office:value-type="float" office:value="1701.971" calcext:value-type="float">
            <text:p>1701.971</text:p>
          </table:table-cell>
          <table:table-cell office:value-type="string" calcext:value-type="string">
            <text:p>Milan</text:p>
          </table:table-cell>
          <table:table-cell office:value-type="float" office:value="1319.665" calcext:value-type="float">
            <text:p>1319.665</text:p>
          </table:table-cell>
          <table:table-cell office:value-type="string" calcext:value-type="string">
            <text:p>Milan</text:p>
          </table:table-cell>
          <table:table-cell office:value-type="float" office:value="1314.854" calcext:value-type="float">
            <text:p>1314.854</text:p>
          </table:table-cell>
          <table:table-cell office:value-type="string" calcext:value-type="string">
            <text:p>Madrid</text:p>
          </table:table-cell>
          <table:table-cell office:value-type="float" office:value="1253.627" calcext:value-type="float">
            <text:p>1253.627</text:p>
          </table:table-cell>
          <table:table-cell office:value-type="string" calcext:value-type="string">
            <text:p>Brussels</text:p>
          </table:table-cell>
          <table:table-cell office:value-type="float" office:value="1259.386" calcext:value-type="float">
            <text:p>1259.386</text:p>
          </table:table-cell>
          <table:table-cell office:value-type="string" calcext:value-type="string">
            <text:p>Paris</text:p>
          </table:table-cell>
          <table:table-cell office:value-type="float" office:value="980.368" calcext:value-type="float">
            <text:p>980.368</text:p>
          </table:table-cell>
          <table:table-cell office:value-type="string" calcext:value-type="string">
            <text:p>Bratislava</text:p>
          </table:table-cell>
          <table:table-cell office:value-type="float" office:value="864.144" calcext:value-type="float">
            <text:p>864.144</text:p>
          </table:table-cell>
          <table:table-cell office:value-type="string" calcext:value-type="string">
            <text:p>Nicosia</text:p>
          </table:table-cell>
          <table:table-cell office:value-type="float" office:value="987.686" calcext:value-type="float">
            <text:p>987.686</text:p>
          </table:table-cell>
          <table:table-cell office:value-type="string" calcext:value-type="string">
            <text:p>Bangkok</text:p>
          </table:table-cell>
          <table:table-cell office:value-type="float" office:value="4628.381" calcext:value-type="float">
            <text:p>4628.381</text:p>
          </table:table-cell>
          <table:table-cell office:value-type="string" calcext:value-type="string">
            <text:p>Atlanta</text:p>
          </table:table-cell>
          <table:table-cell office:value-type="float" office:value="1981.629" calcext:value-type="float">
            <text:p>1981.629</text:p>
          </table:table-cell>
          <table:table-cell office:value-type="string" calcext:value-type="string">
            <text:p>Bangkok</text:p>
          </table:table-cell>
          <table:table-cell office:value-type="float" office:value="7866.417" calcext:value-type="float">
            <text:p>7866.417</text:p>
          </table:table-cell>
          <table:table-cell office:value-type="string" calcext:value-type="string">
            <text:p>Perth</text:p>
          </table:table-cell>
          <table:table-cell office:value-type="float" office:value="6783.173" calcext:value-type="float">
            <text:p>6783.173</text:p>
          </table:table-cell>
          <table:table-cell office:value-type="string" calcext:value-type="string">
            <text:p>Taipei</text:p>
          </table:table-cell>
          <table:table-cell office:value-type="float" office:value="8386.768" calcext:value-type="float">
            <text:p>8386.768</text:p>
          </table:table-cell>
          <table:table-cell office:value-type="string" calcext:value-type="string">
            <text:p>Singapore</text:p>
          </table:table-cell>
          <table:table-cell office:value-type="float" office:value="7627.827" calcext:value-type="float">
            <text:p>7627.827</text:p>
          </table:table-cell>
          <table:table-cell office:value-type="string" calcext:value-type="string">
            <text:p>Sofia</text:p>
          </table:table-cell>
          <table:table-cell office:value-type="float" office:value="1113.73" calcext:value-type="float">
            <text:p>1113.73</text:p>
          </table:table-cell>
          <table:table-cell office:value-type="string" calcext:value-type="string">
            <text:p>Seoul</text:p>
          </table:table-cell>
          <table:table-cell office:value-type="float" office:value="7788.403" calcext:value-type="float">
            <text:p>7788.403</text:p>
          </table:table-cell>
          <table:table-cell office:value-type="string" calcext:value-type="string">
            <text:p>Seoul</text:p>
          </table:table-cell>
          <table:table-cell office:value-type="float" office:value="7992.834" calcext:value-type="float">
            <text:p>7992.834</text:p>
          </table:table-cell>
          <table:table-cell office:value-type="string" calcext:value-type="string">
            <text:p>Mumbai</text:p>
          </table:table-cell>
          <table:table-cell office:value-type="float" office:value="8174.89" calcext:value-type="float">
            <text:p>8174.89</text:p>
          </table:table-cell>
          <table:table-cell office:value-type="string" calcext:value-type="string">
            <text:p>Dallas</text:p>
          </table:table-cell>
          <table:table-cell office:value-type="float" office:value="3147.996" calcext:value-type="float">
            <text:p>3147.996</text:p>
          </table:table-cell>
          <table:table-cell office:value-type="string" calcext:value-type="string">
            <text:p>Mexico</text:p>
          </table:table-cell>
          <table:table-cell office:value-type="float" office:value="4995.629" calcext:value-type="float">
            <text:p>4995.629</text:p>
          </table:table-cell>
          <table:table-cell office:value-type="string" calcext:value-type="string">
            <text:p>Mexico</text:p>
          </table:table-cell>
          <table:table-cell office:value-type="float" office:value="4982.193" calcext:value-type="float">
            <text:p>4982.193</text:p>
          </table:table-cell>
          <table:table-cell office:value-type="string" calcext:value-type="string">
            <text:p>New_York</text:p>
          </table:table-cell>
          <table:table-cell office:value-type="float" office:value="2751.874" calcext:value-type="float">
            <text:p>2751.874</text:p>
          </table:table-cell>
          <table:table-cell office:value-type="string" calcext:value-type="string">
            <text:p>Zurich</text:p>
          </table:table-cell>
          <table:table-cell office:value-type="float" office:value="1072.407" calcext:value-type="float">
            <text:p>1072.407</text:p>
          </table:table-cell>
          <table:table-cell office:value-type="string" calcext:value-type="string">
            <text:p>Nicosia</text:p>
          </table:table-cell>
          <table:table-cell office:value-type="float" office:value="1248.19" calcext:value-type="float">
            <text:p>1248.19</text:p>
          </table:table-cell>
          <table:table-cell office:value-type="string" calcext:value-type="string">
            <text:p>Saint_Louis</text:p>
          </table:table-cell>
          <table:table-cell office:value-type="float" office:value="2068.614" calcext:value-type="float">
            <text:p>2068.614</text:p>
          </table:table-cell>
          <table:table-cell office:value-type="string" calcext:value-type="string">
            <text:p>Vilnius</text:p>
          </table:table-cell>
          <table:table-cell office:value-type="float" office:value="1711.758" calcext:value-type="float">
            <text:p>1711.758</text:p>
          </table:table-cell>
          <table:table-cell office:value-type="string" calcext:value-type="string">
            <text:p>Chicago</text:p>
          </table:table-cell>
          <table:table-cell office:value-type="float" office:value="3026.024" calcext:value-type="float">
            <text:p>3026.024</text:p>
          </table:table-cell>
          <table:table-cell office:value-type="string" calcext:value-type="string">
            <text:p>Oslo</text:p>
          </table:table-cell>
          <table:table-cell office:value-type="float" office:value="1642.876" calcext:value-type="float">
            <text:p>1642.876</text:p>
          </table:table-cell>
          <table:table-cell office:value-type="string" calcext:value-type="string">
            <text:p>Chicago</text:p>
          </table:table-cell>
          <table:table-cell office:value-type="float" office:value="3259.806" calcext:value-type="float">
            <text:p>3259.806</text:p>
          </table:table-cell>
          <table:table-cell office:value-type="string" calcext:value-type="string">
            <text:p>Kansas_City</text:p>
          </table:table-cell>
          <table:table-cell office:value-type="float" office:value="2335.043" calcext:value-type="float">
            <text:p>2335.043</text:p>
          </table:table-cell>
          <table:table-cell office:value-type="string" calcext:value-type="string">
            <text:p>Denver</text:p>
          </table:table-cell>
          <table:table-cell office:value-type="float" office:value="2661.201" calcext:value-type="float">
            <text:p>2661.201</text:p>
          </table:table-cell>
          <table:table-cell office:value-type="string" calcext:value-type="string">
            <text:p>Denver</text:p>
          </table:table-cell>
          <table:table-cell office:value-type="float" office:value="2612.702" calcext:value-type="float">
            <text:p>2612.702</text:p>
          </table:table-cell>
          <table:table-cell office:value-type="string" calcext:value-type="string">
            <text:p>Mumbai</text:p>
          </table:table-cell>
          <table:table-cell office:value-type="float" office:value="3617.107" calcext:value-type="float">
            <text:p>3617.107</text:p>
          </table:table-cell>
          <table:table-cell office:value-type="string" calcext:value-type="string">
            <text:p>Jakarta</text:p>
          </table:table-cell>
          <table:table-cell office:value-type="float" office:value="9961.161" calcext:value-type="float">
            <text:p>9961.161</text:p>
          </table:table-cell>
          <table:table-cell office:value-type="string" calcext:value-type="string">
            <text:p>Jakarta</text:p>
          </table:table-cell>
          <table:table-cell office:value-type="float" office:value="9960.912" calcext:value-type="float">
            <text:p>9960.912</text:p>
          </table:table-cell>
          <table:table-cell office:value-type="string" calcext:value-type="string">
            <text:p>Vilnius</text:p>
          </table:table-cell>
          <table:table-cell office:value-type="float" office:value="1696.856" calcext:value-type="float">
            <text:p>1696.856</text:p>
          </table:table-cell>
          <table:table-cell office:value-type="string" calcext:value-type="string">
            <text:p>Kuala_Lumpur</text:p>
          </table:table-cell>
          <table:table-cell office:value-type="float" office:value="8019.754" calcext:value-type="float">
            <text:p>8019.754</text:p>
          </table:table-cell>
          <table:table-cell office:value-type="string" calcext:value-type="string">
            <text:p>Kuala_Lumpur</text:p>
          </table:table-cell>
          <table:table-cell office:value-type="float" office:value="8019.149" calcext:value-type="float">
            <text:p>8019.149</text:p>
          </table:table-cell>
          <table:table-cell office:value-type="string" calcext:value-type="string">
            <text:p>Hanoi</text:p>
          </table:table-cell>
          <table:table-cell office:value-type="float" office:value="4845.363" calcext:value-type="float">
            <text:p>4845.363</text:p>
          </table:table-cell>
          <table:table-cell office:value-type="string" calcext:value-type="string">
            <text:p>Jakarta</text:p>
          </table:table-cell>
          <table:table-cell office:value-type="float" office:value="4929.629" calcext:value-type="float">
            <text:p>4929.629</text:p>
          </table:table-cell>
          <table:table-cell office:value-type="string" calcext:value-type="string">
            <text:p>Mumbai</text:p>
          </table:table-cell>
          <table:table-cell office:value-type="float" office:value="7337.867" calcext:value-type="float">
            <text:p>7337.867</text:p>
          </table:table-cell>
          <table:table-cell office:value-type="string" calcext:value-type="string">
            <text:p>Sofia</text:p>
          </table:table-cell>
          <table:table-cell office:value-type="float" office:value="1312.734" calcext:value-type="float">
            <text:p>1312.734</text:p>
          </table:table-cell>
          <table:table-cell office:value-type="string" calcext:value-type="string">
            <text:p>Marseille</text:p>
          </table:table-cell>
          <table:table-cell office:value-type="float" office:value="1352.974" calcext:value-type="float">
            <text:p>1352.974</text:p>
          </table:table-cell>
          <table:table-cell office:value-type="string" calcext:value-type="string">
            <text:p>Montreal</text:p>
          </table:table-cell>
          <table:table-cell office:value-type="float" office:value="10205.223" calcext:value-type="float">
            <text:p>10205.223</text:p>
          </table:table-cell>
          <table:table-cell office:value-type="string" calcext:value-type="string">
            <text:p>Manassas</text:p>
          </table:table-cell>
          <table:table-cell office:value-type="float" office:value="1712.787" calcext:value-type="float">
            <text:p>1712.787</text:p>
          </table:table-cell>
          <table:table-cell office:value-type="string" calcext:value-type="string">
            <text:p>Saint_Louis</text:p>
          </table:table-cell>
          <table:table-cell office:value-type="float" office:value="1956.475" calcext:value-type="float">
            <text:p>1956.475</text:p>
          </table:table-cell>
          <table:table-cell office:value-type="string" calcext:value-type="string">
            <text:p>Saint_Louis</text:p>
          </table:table-cell>
          <table:table-cell office:value-type="float" office:value="2762.544" calcext:value-type="float">
            <text:p>2762.544</text:p>
          </table:table-cell>
          <table:table-cell office:value-type="string" calcext:value-type="string">
            <text:p>Saint_Louis</text:p>
          </table:table-cell>
          <table:table-cell office:value-type="float" office:value="3830.345" calcext:value-type="float">
            <text:p>3830.345</text:p>
          </table:table-cell>
          <table:table-cell office:value-type="string" calcext:value-type="string">
            <text:p>Oslo</text:p>
          </table:table-cell>
          <table:table-cell office:value-type="float" office:value="2331.52" calcext:value-type="float">
            <text:p>2331.52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2070.721" calcext:value-type="float">
            <text:p>2070.721</text:p>
          </table:table-cell>
          <table:table-cell office:value-type="string" calcext:value-type="string">
            <text:p>Saint_Louis</text:p>
          </table:table-cell>
          <table:table-cell office:value-type="float" office:value="2126.423" calcext:value-type="float">
            <text:p>2126.423</text:p>
          </table:table-cell>
          <table:table-cell office:value-type="string" calcext:value-type="string">
            <text:p>Kansas_City</text:p>
          </table:table-cell>
          <table:table-cell office:value-type="float" office:value="2168.266" calcext:value-type="float">
            <text:p>2168.266</text:p>
          </table:table-cell>
          <table:table-cell office:value-type="string" calcext:value-type="string">
            <text:p>Vienna</text:p>
          </table:table-cell>
          <table:table-cell office:value-type="float" office:value="1209.832" calcext:value-type="float">
            <text:p>1209.832</text:p>
          </table:table-cell>
          <table:table-cell office:value-type="string" calcext:value-type="string">
            <text:p>Kansas_City</text:p>
          </table:table-cell>
          <table:table-cell office:value-type="float" office:value="8735.143" calcext:value-type="float">
            <text:p>8735.143</text:p>
          </table:table-cell>
          <table:table-cell office:value-type="string" calcext:value-type="string">
            <text:p>Montreal</text:p>
          </table:table-cell>
          <table:table-cell office:value-type="float" office:value="10733.353" calcext:value-type="float">
            <text:p>10733.353</text:p>
          </table:table-cell>
          <table:table-cell office:value-type="string" calcext:value-type="string">
            <text:p>Kansas_City</text:p>
          </table:table-cell>
          <table:table-cell office:value-type="float" office:value="2554.209" calcext:value-type="float">
            <text:p>2554.209</text:p>
          </table:table-cell>
          <table:table-cell office:value-type="string" calcext:value-type="string">
            <text:p>Manassas</text:p>
          </table:table-cell>
          <table:table-cell office:value-type="float" office:value="1843.095" calcext:value-type="float">
            <text:p>1843.095</text:p>
          </table:table-cell>
          <table:table-cell office:value-type="string" calcext:value-type="string">
            <text:p>Charlotte</text:p>
          </table:table-cell>
          <table:table-cell office:value-type="float" office:value="1915.682" calcext:value-type="float">
            <text:p>1915.682</text:p>
          </table:table-cell>
          <table:table-cell office:value-type="string" calcext:value-type="string">
            <text:p>Amsterdam</text:p>
          </table:table-cell>
          <table:table-cell office:value-type="float" office:value="911.577" calcext:value-type="float">
            <text:p>911.577</text:p>
          </table:table-cell>
          <table:table-cell office:value-type="string" calcext:value-type="string">
            <text:p>Belgrade</text:p>
          </table:table-cell>
          <table:table-cell office:value-type="float" office:value="1227.04" calcext:value-type="float">
            <text:p>1227.04</text:p>
          </table:table-cell>
          <table:table-cell office:value-type="string" calcext:value-type="string">
            <text:p>Sofia</text:p>
          </table:table-cell>
          <table:table-cell office:value-type="float" office:value="1712.134" calcext:value-type="float">
            <text:p>1712.134</text:p>
          </table:table-cell>
          <table:table-cell office:value-type="string" calcext:value-type="string">
            <text:p>Bratislava</text:p>
          </table:table-cell>
          <table:table-cell office:value-type="float" office:value="1346.152" calcext:value-type="float">
            <text:p>1346.152</text:p>
          </table:table-cell>
          <table:table-cell office:value-type="string" calcext:value-type="string">
            <text:p>Sofia</text:p>
          </table:table-cell>
          <table:table-cell office:value-type="float" office:value="1327.619" calcext:value-type="float">
            <text:p>1327.619</text:p>
          </table:table-cell>
          <table:table-cell office:value-type="string" calcext:value-type="string">
            <text:p>Sofia</text:p>
          </table:table-cell>
          <table:table-cell office:value-type="float" office:value="1376.746" calcext:value-type="float">
            <text:p>1376.746</text:p>
          </table:table-cell>
          <table:table-cell office:value-type="string" calcext:value-type="string">
            <text:p>Amsterdam</text:p>
          </table:table-cell>
          <table:table-cell office:value-type="float" office:value="1281.037" calcext:value-type="float">
            <text:p>1281.037</text:p>
          </table:table-cell>
          <table:table-cell office:value-type="string" calcext:value-type="string">
            <text:p>Milan</text:p>
          </table:table-cell>
          <table:table-cell office:value-type="float" office:value="1087.85" calcext:value-type="float">
            <text:p>1087.85</text:p>
          </table:table-cell>
          <table:table-cell office:value-type="string" calcext:value-type="string">
            <text:p>Amsterdam</text:p>
          </table:table-cell>
          <table:table-cell office:value-type="float" office:value="1148.948" calcext:value-type="float">
            <text:p>1148.948</text:p>
          </table:table-cell>
          <table:table-cell office:value-type="string" calcext:value-type="string">
            <text:p>Amsterdam</text:p>
          </table:table-cell>
          <table:table-cell office:value-type="float" office:value="1058.076" calcext:value-type="float">
            <text:p>1058.076</text:p>
          </table:table-cell>
          <table:table-cell office:value-type="string" calcext:value-type="string">
            <text:p>Singapore</text:p>
          </table:table-cell>
          <table:table-cell office:value-type="float" office:value="5193.268" calcext:value-type="float">
            <text:p>5193.268</text:p>
          </table:table-cell>
          <table:table-cell office:value-type="string" calcext:value-type="string">
            <text:p>Miami</text:p>
          </table:table-cell>
          <table:table-cell office:value-type="float" office:value="2056.635" calcext:value-type="float">
            <text:p>2056.635</text:p>
          </table:table-cell>
          <table:table-cell office:value-type="string" calcext:value-type="string">
            <text:p>Singapore</text:p>
          </table:table-cell>
          <table:table-cell office:value-type="float" office:value="9015.801" calcext:value-type="float">
            <text:p>9015.801</text:p>
          </table:table-cell>
          <table:table-cell office:value-type="string" calcext:value-type="string">
            <text:p>Taipei</text:p>
          </table:table-cell>
          <table:table-cell office:value-type="float" office:value="7597.485" calcext:value-type="float">
            <text:p>7597.485</text:p>
          </table:table-cell>
          <table:table-cell office:value-type="string" calcext:value-type="string">
            <text:p>Warsaw</text:p>
          </table:table-cell>
          <table:table-cell office:value-type="float" office:value="9372.003" calcext:value-type="float">
            <text:p>9372.003</text:p>
          </table:table-cell>
          <table:table-cell office:value-type="string" calcext:value-type="string">
            <text:p>Vienna</text:p>
          </table:table-cell>
          <table:table-cell office:value-type="float" office:value="8200.04" calcext:value-type="float">
            <text:p>8200.04</text:p>
          </table:table-cell>
          <table:table-cell office:value-type="string" calcext:value-type="string">
            <text:p>Brussels</text:p>
          </table:table-cell>
          <table:table-cell office:value-type="float" office:value="1328.083" calcext:value-type="float">
            <text:p>1328.083</text:p>
          </table:table-cell>
          <table:table-cell office:value-type="string" calcext:value-type="string">
            <text:p>Mumbai</text:p>
          </table:table-cell>
          <table:table-cell office:value-type="float" office:value="8172.148" calcext:value-type="float">
            <text:p>8172.148</text:p>
          </table:table-cell>
          <table:table-cell office:value-type="string" calcext:value-type="string">
            <text:p>Mumbai</text:p>
          </table:table-cell>
          <table:table-cell office:value-type="float" office:value="8049.421" calcext:value-type="float">
            <text:p>8049.421</text:p>
          </table:table-cell>
          <table:table-cell office:value-type="string" calcext:value-type="string">
            <text:p>Bangkok</text:p>
          </table:table-cell>
          <table:table-cell office:value-type="float" office:value="8347.627" calcext:value-type="float">
            <text:p>8347.627</text:p>
          </table:table-cell>
          <table:table-cell office:value-type="string" calcext:value-type="string">
            <text:p>Denver</text:p>
          </table:table-cell>
          <table:table-cell office:value-type="float" office:value="3185.309" calcext:value-type="float">
            <text:p>3185.309</text:p>
          </table:table-cell>
          <table:table-cell office:value-type="string" calcext:value-type="string">
            <text:p>San_Francisco</text:p>
          </table:table-cell>
          <table:table-cell office:value-type="float" office:value="5141.263" calcext:value-type="float">
            <text:p>5141.263</text:p>
          </table:table-cell>
          <table:table-cell office:value-type="string" calcext:value-type="string">
            <text:p>San_Francisco</text:p>
          </table:table-cell>
          <table:table-cell office:value-type="float" office:value="5133.329" calcext:value-type="float">
            <text:p>5133.329</text:p>
          </table:table-cell>
          <table:table-cell office:value-type="string" calcext:value-type="string">
            <text:p>Kansas_City</text:p>
          </table:table-cell>
          <table:table-cell office:value-type="float" office:value="3136.162" calcext:value-type="float">
            <text:p>3136.162</text:p>
          </table:table-cell>
          <table:table-cell office:value-type="string" calcext:value-type="string">
            <text:p>Nicosia</text:p>
          </table:table-cell>
          <table:table-cell office:value-type="float" office:value="1293.959" calcext:value-type="float">
            <text:p>1293.959</text:p>
          </table:table-cell>
          <table:table-cell office:value-type="string" calcext:value-type="string">
            <text:p>Belgrade</text:p>
          </table:table-cell>
          <table:table-cell office:value-type="float" office:value="1355.423" calcext:value-type="float">
            <text:p>1355.423</text:p>
          </table:table-cell>
          <table:table-cell office:value-type="string" calcext:value-type="string">
            <text:p>Miami</text:p>
          </table:table-cell>
          <table:table-cell office:value-type="float" office:value="2303.225" calcext:value-type="float">
            <text:p>2303.225</text:p>
          </table:table-cell>
          <table:table-cell office:value-type="string" calcext:value-type="string">
            <text:p>Warsaw</text:p>
          </table:table-cell>
          <table:table-cell office:value-type="float" office:value="1760.993" calcext:value-type="float">
            <text:p>1760.993</text:p>
          </table:table-cell>
          <table:table-cell office:value-type="string" calcext:value-type="string">
            <text:p>Seattle</text:p>
          </table:table-cell>
          <table:table-cell office:value-type="float" office:value="3055.745" calcext:value-type="float">
            <text:p>3055.745</text:p>
          </table:table-cell>
          <table:table-cell office:value-type="string" calcext:value-type="string">
            <text:p>Bratislava</text:p>
          </table:table-cell>
          <table:table-cell office:value-type="float" office:value="1647.456" calcext:value-type="float">
            <text:p>1647.456</text:p>
          </table:table-cell>
          <table:table-cell office:value-type="string" calcext:value-type="string">
            <text:p>Denver</text:p>
          </table:table-cell>
          <table:table-cell office:value-type="float" office:value="3649.783" calcext:value-type="float">
            <text:p>3649.783</text:p>
          </table:table-cell>
          <table:table-cell office:value-type="string" calcext:value-type="string">
            <text:p>Seattle</text:p>
          </table:table-cell>
          <table:table-cell office:value-type="float" office:value="2367.517" calcext:value-type="float">
            <text:p>2367.517</text:p>
          </table:table-cell>
          <table:table-cell office:value-type="string" calcext:value-type="string">
            <text:p>Dallas</text:p>
          </table:table-cell>
          <table:table-cell office:value-type="float" office:value="3373.037" calcext:value-type="float">
            <text:p>3373.037</text:p>
          </table:table-cell>
          <table:table-cell office:value-type="string" calcext:value-type="string">
            <text:p>Dallas</text:p>
          </table:table-cell>
          <table:table-cell office:value-type="float" office:value="3288.281" calcext:value-type="float">
            <text:p>3288.281</text:p>
          </table:table-cell>
          <table:table-cell office:value-type="string" calcext:value-type="string">
            <text:p>Perth</text:p>
          </table:table-cell>
          <table:table-cell office:value-type="float" office:value="3961.535" calcext:value-type="float">
            <text:p>3961.535</text:p>
          </table:table-cell>
          <table:table-cell office:value-type="string" calcext:value-type="string">
            <text:p>Bangkok</text:p>
          </table:table-cell>
          <table:table-cell office:value-type="float" office:value="10256.205" calcext:value-type="float">
            <text:p>10256.205</text:p>
          </table:table-cell>
          <table:table-cell office:value-type="string" calcext:value-type="string">
            <text:p>Mumbai</text:p>
          </table:table-cell>
          <table:table-cell office:value-type="float" office:value="10655.044" calcext:value-type="float">
            <text:p>10655.044</text:p>
          </table:table-cell>
          <table:table-cell office:value-type="string" calcext:value-type="string">
            <text:p>Sofia</text:p>
          </table:table-cell>
          <table:table-cell office:value-type="float" office:value="1742.124" calcext:value-type="float">
            <text:p>1742.124</text:p>
          </table:table-cell>
          <table:table-cell office:value-type="string" calcext:value-type="string">
            <text:p>Bangkok</text:p>
          </table:table-cell>
          <table:table-cell office:value-type="float" office:value="11901.785" calcext:value-type="float">
            <text:p>11901.785</text:p>
          </table:table-cell>
          <table:table-cell office:value-type="string" calcext:value-type="string">
            <text:p>Bangkok</text:p>
          </table:table-cell>
          <table:table-cell office:value-type="float" office:value="11777.723" calcext:value-type="float">
            <text:p>11777.723</text:p>
          </table:table-cell>
          <table:table-cell office:value-type="string" calcext:value-type="string">
            <text:p>Bangkok</text:p>
          </table:table-cell>
          <table:table-cell office:value-type="float" office:value="5816.696" calcext:value-type="float">
            <text:p>5816.696</text:p>
          </table:table-cell>
          <table:table-cell office:value-type="string" calcext:value-type="string">
            <text:p>Bangkok</text:p>
          </table:table-cell>
          <table:table-cell office:value-type="float" office:value="5568.654" calcext:value-type="float">
            <text:p>5568.654</text:p>
          </table:table-cell>
          <table:table-cell office:value-type="string" calcext:value-type="string">
            <text:p>Singapore</text:p>
          </table:table-cell>
          <table:table-cell office:value-type="float" office:value="7729.471" calcext:value-type="float">
            <text:p>7729.471</text:p>
          </table:table-cell>
          <table:table-cell office:value-type="string" calcext:value-type="string">
            <text:p>Zurich</text:p>
          </table:table-cell>
          <table:table-cell office:value-type="float" office:value="1433.636" calcext:value-type="float">
            <text:p>1433.636</text:p>
          </table:table-cell>
          <table:table-cell office:value-type="string" calcext:value-type="string">
            <text:p>Dublin</text:p>
          </table:table-cell>
          <table:table-cell office:value-type="float" office:value="1424.988" calcext:value-type="float">
            <text:p>1424.988</text:p>
          </table:table-cell>
          <table:table-cell office:value-type="string" calcext:value-type="string">
            <text:p>Mexico</text:p>
          </table:table-cell>
          <table:table-cell office:value-type="float" office:value="10698.997" calcext:value-type="float">
            <text:p>10698.997</text:p>
          </table:table-cell>
          <table:table-cell office:value-type="string" calcext:value-type="string">
            <text:p>Charlotte</text:p>
          </table:table-cell>
          <table:table-cell office:value-type="float" office:value="2138.774" calcext:value-type="float">
            <text:p>2138.774</text:p>
          </table:table-cell>
          <table:table-cell office:value-type="string" calcext:value-type="string">
            <text:p>Miami</text:p>
          </table:table-cell>
          <table:table-cell office:value-type="float" office:value="2211.324" calcext:value-type="float">
            <text:p>2211.324</text:p>
          </table:table-cell>
          <table:table-cell office:value-type="string" calcext:value-type="string">
            <text:p>San_Francisco</text:p>
          </table:table-cell>
          <table:table-cell office:value-type="float" office:value="2771.627" calcext:value-type="float">
            <text:p>2771.627</text:p>
          </table:table-cell>
          <table:table-cell office:value-type="string" calcext:value-type="string">
            <text:p>Denver</text:p>
          </table:table-cell>
          <table:table-cell office:value-type="float" office:value="3988.248" calcext:value-type="float">
            <text:p>3988.248</text:p>
          </table:table-cell>
          <table:table-cell office:value-type="string" calcext:value-type="string">
            <text:p>Sofia</text:p>
          </table:table-cell>
          <table:table-cell office:value-type="float" office:value="2398.087" calcext:value-type="float">
            <text:p>2398.087</text:p>
          </table:table-cell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2096.667" calcext:value-type="float">
            <text:p>2096.667</text:p>
          </table:table-cell>
          <table:table-cell office:value-type="string" calcext:value-type="string">
            <text:p>Toronto</text:p>
          </table:table-cell>
          <table:table-cell office:value-type="float" office:value="2184.379" calcext:value-type="float">
            <text:p>2184.379</text:p>
          </table:table-cell>
          <table:table-cell office:value-type="string" calcext:value-type="string">
            <text:p>Mexico</text:p>
          </table:table-cell>
          <table:table-cell office:value-type="float" office:value="2456.83" calcext:value-type="float">
            <text:p>2456.83</text:p>
          </table:table-cell>
          <table:table-cell office:value-type="string" calcext:value-type="string">
            <text:p>Sarajevo</text:p>
          </table:table-cell>
          <table:table-cell office:value-type="float" office:value="1416.281" calcext:value-type="float">
            <text:p>1416.281</text:p>
          </table:table-cell>
          <table:table-cell office:value-type="string" calcext:value-type="string">
            <text:p>New_York</text:p>
          </table:table-cell>
          <table:table-cell office:value-type="float" office:value="8822.485" calcext:value-type="float">
            <text:p>8822.485</text:p>
          </table:table-cell>
          <table:table-cell office:value-type="string" calcext:value-type="string">
            <text:p>Saint_Louis</text:p>
          </table:table-cell>
          <table:table-cell office:value-type="float" office:value="10885.631" calcext:value-type="float">
            <text:p>10885.631</text:p>
          </table:table-cell>
          <table:table-cell office:value-type="string" calcext:value-type="string">
            <text:p>Dallas</text:p>
          </table:table-cell>
          <table:table-cell office:value-type="float" office:value="2771.323" calcext:value-type="float">
            <text:p>2771.323</text:p>
          </table:table-cell>
          <table:table-cell office:value-type="string" calcext:value-type="string">
            <text:p>Charlotte</text:p>
          </table:table-cell>
          <table:table-cell office:value-type="float" office:value="1943.157" calcext:value-type="float">
            <text:p>1943.157</text:p>
          </table:table-cell>
          <table:table-cell office:value-type="string" calcext:value-type="string">
            <text:p>New_York</text:p>
          </table:table-cell>
          <table:table-cell office:value-type="float" office:value="2003.526" calcext:value-type="float">
            <text:p>2003.526</text:p>
          </table:table-cell>
          <table:table-cell office:value-type="string" calcext:value-type="string">
            <text:p>Vilnius</text:p>
          </table:table-cell>
          <table:table-cell office:value-type="float" office:value="1177.946" calcext:value-type="float">
            <text:p>1177.946</text:p>
          </table:table-cell>
          <table:table-cell office:value-type="string" calcext:value-type="string">
            <text:p>Warsaw</text:p>
          </table:table-cell>
          <table:table-cell office:value-type="float" office:value="1267.581" calcext:value-type="float">
            <text:p>1267.581</text:p>
          </table:table-cell>
          <table:table-cell office:value-type="string" calcext:value-type="string">
            <text:p>Belgrade</text:p>
          </table:table-cell>
          <table:table-cell office:value-type="float" office:value="1851.287" calcext:value-type="float">
            <text:p>1851.287</text:p>
          </table:table-cell>
          <table:table-cell office:value-type="string" calcext:value-type="string">
            <text:p>Sofia</text:p>
          </table:table-cell>
          <table:table-cell office:value-type="float" office:value="1397.131" calcext:value-type="float">
            <text:p>1397.131</text:p>
          </table:table-cell>
          <table:table-cell office:value-type="string" calcext:value-type="string">
            <text:p>Bratislava</text:p>
          </table:table-cell>
          <table:table-cell office:value-type="float" office:value="1377.889" calcext:value-type="float">
            <text:p>1377.889</text:p>
          </table:table-cell>
          <table:table-cell office:value-type="string" calcext:value-type="string">
            <text:p>Milan</text:p>
          </table:table-cell>
          <table:table-cell office:value-type="float" office:value="1520.797" calcext:value-type="float">
            <text:p>1520.797</text:p>
          </table:table-cell>
          <table:table-cell office:value-type="string" calcext:value-type="string">
            <text:p>Zurich</text:p>
          </table:table-cell>
          <table:table-cell office:value-type="float" office:value="1355.699" calcext:value-type="float">
            <text:p>1355.699</text:p>
          </table:table-cell>
          <table:table-cell office:value-type="string" calcext:value-type="string">
            <text:p>Bratislava</text:p>
          </table:table-cell>
          <table:table-cell office:value-type="float" office:value="1114.822" calcext:value-type="float">
            <text:p>1114.822</text:p>
          </table:table-cell>
          <table:table-cell office:value-type="string" calcext:value-type="string">
            <text:p>Copenhagen</text:p>
          </table:table-cell>
          <table:table-cell office:value-type="float" office:value="1172.065" calcext:value-type="float">
            <text:p>1172.065</text:p>
          </table:table-cell>
          <table:table-cell office:value-type="string" calcext:value-type="string">
            <text:p>Vilnius</text:p>
          </table:table-cell>
          <table:table-cell office:value-type="float" office:value="1064.344" calcext:value-type="float">
            <text:p>1064.344</text:p>
          </table:table-cell>
          <table:table-cell office:value-type="string" calcext:value-type="string">
            <text:p>Mumbai</text:p>
          </table:table-cell>
          <table:table-cell office:value-type="float" office:value="5972.789" calcext:value-type="float">
            <text:p>5972.789</text:p>
          </table:table-cell>
          <table:table-cell office:value-type="string" calcext:value-type="string">
            <text:p>Saint_Louis</text:p>
          </table:table-cell>
          <table:table-cell office:value-type="float" office:value="2133.085" calcext:value-type="float">
            <text:p>2133.085</text:p>
          </table:table-cell>
          <table:table-cell office:value-type="string" calcext:value-type="string">
            <text:p>Perth</text:p>
          </table:table-cell>
          <table:table-cell office:value-type="float" office:value="10253.97" calcext:value-type="float">
            <text:p>10253.97</text:p>
          </table:table-cell>
          <table:table-cell office:value-type="string" calcext:value-type="string">
            <text:p>Paris</text:p>
          </table:table-cell>
          <table:table-cell office:value-type="float" office:value="8443.928" calcext:value-type="float">
            <text:p>8443.928</text:p>
          </table:table-cell>
          <table:table-cell office:value-type="string" calcext:value-type="string">
            <text:p>Vienna</text:p>
          </table:table-cell>
          <table:table-cell office:value-type="float" office:value="9428.557" calcext:value-type="float">
            <text:p>9428.557</text:p>
          </table:table-cell>
          <table:table-cell office:value-type="string" calcext:value-type="string">
            <text:p>Warsaw</text:p>
          </table:table-cell>
          <table:table-cell office:value-type="float" office:value="8725.932" calcext:value-type="float">
            <text:p>8725.932</text:p>
          </table:table-cell>
          <table:table-cell office:value-type="string" calcext:value-type="string">
            <text:p>Paris</text:p>
          </table:table-cell>
          <table:table-cell office:value-type="float" office:value="1454.361" calcext:value-type="float">
            <text:p>1454.361</text:p>
          </table:table-cell>
          <table:table-cell office:value-type="string" calcext:value-type="string">
            <text:p>Seattle</text:p>
          </table:table-cell>
          <table:table-cell office:value-type="float" office:value="8562.511" calcext:value-type="float">
            <text:p>8562.511</text:p>
          </table:table-cell>
          <table:table-cell office:value-type="string" calcext:value-type="string">
            <text:p>Singapore</text:p>
          </table:table-cell>
          <table:table-cell office:value-type="float" office:value="9110.192" calcext:value-type="float">
            <text:p>9110.192</text:p>
          </table:table-cell>
          <table:table-cell office:value-type="string" calcext:value-type="string">
            <text:p>Chicago</text:p>
          </table:table-cell>
          <table:table-cell office:value-type="float" office:value="8869.45" calcext:value-type="float">
            <text:p>8869.45</text:p>
          </table:table-cell>
          <table:table-cell office:value-type="string" calcext:value-type="string">
            <text:p>Kansas_City</text:p>
          </table:table-cell>
          <table:table-cell office:value-type="float" office:value="3350.25" calcext:value-type="float">
            <text:p>3350.25</text:p>
          </table:table-cell>
          <table:table-cell office:value-type="string" calcext:value-type="string">
            <text:p>Kansas_City</text:p>
          </table:table-cell>
          <table:table-cell office:value-type="float" office:value="5187.421" calcext:value-type="float">
            <text:p>5187.421</text:p>
          </table:table-cell>
          <table:table-cell office:value-type="string" calcext:value-type="string">
            <text:p>Kansas_City</text:p>
          </table:table-cell>
          <table:table-cell office:value-type="float" office:value="5242.424" calcext:value-type="float">
            <text:p>5242.424</text:p>
          </table:table-cell>
          <table:table-cell office:value-type="string" calcext:value-type="string">
            <text:p>Montreal</text:p>
          </table:table-cell>
          <table:table-cell office:value-type="float" office:value="3381.09" calcext:value-type="float">
            <text:p>3381.09</text:p>
          </table:table-cell>
          <table:table-cell office:value-type="string" calcext:value-type="string">
            <text:p>Warsaw</text:p>
          </table:table-cell>
          <table:table-cell office:value-type="float" office:value="1380.552" calcext:value-type="float">
            <text:p>1380.552</text:p>
          </table:table-cell>
          <table:table-cell office:value-type="string" calcext:value-type="string">
            <text:p>Bratislava</text:p>
          </table:table-cell>
          <table:table-cell office:value-type="float" office:value="1405.648" calcext:value-type="float">
            <text:p>1405.648</text:p>
          </table:table-cell>
          <table:table-cell office:value-type="string" calcext:value-type="string">
            <text:p>Buffalo</text:p>
          </table:table-cell>
          <table:table-cell office:value-type="float" office:value="2467.038" calcext:value-type="float">
            <text:p>2467.038</text:p>
          </table:table-cell>
          <table:table-cell office:value-type="string" calcext:value-type="string">
            <text:p>Zurich</text:p>
          </table:table-cell>
          <table:table-cell office:value-type="float" office:value="1935.383" calcext:value-type="float">
            <text:p>1935.383</text:p>
          </table:table-cell>
          <table:table-cell office:value-type="string" calcext:value-type="string">
            <text:p>Vancouver</text:p>
          </table:table-cell>
          <table:table-cell office:value-type="float" office:value="3112.16" calcext:value-type="float">
            <text:p>3112.16</text:p>
          </table:table-cell>
          <table:table-cell office:value-type="string" calcext:value-type="string">
            <text:p>Zurich</text:p>
          </table:table-cell>
          <table:table-cell office:value-type="float" office:value="1723.259" calcext:value-type="float">
            <text:p>1723.259</text:p>
          </table:table-cell>
          <table:table-cell office:value-type="string" calcext:value-type="string">
            <text:p>Dallas</text:p>
          </table:table-cell>
          <table:table-cell office:value-type="float" office:value="3713.092" calcext:value-type="float">
            <text:p>3713.092</text:p>
          </table:table-cell>
          <table:table-cell office:value-type="string" calcext:value-type="string">
            <text:p>Los_Angeles</text:p>
          </table:table-cell>
          <table:table-cell office:value-type="float" office:value="2611.211" calcext:value-type="float">
            <text:p>2611.211</text:p>
          </table:table-cell>
          <table:table-cell office:value-type="string" calcext:value-type="string">
            <text:p>Kansas_City</text:p>
          </table:table-cell>
          <table:table-cell office:value-type="float" office:value="3631.726" calcext:value-type="float">
            <text:p>3631.726</text:p>
          </table:table-cell>
          <table:table-cell office:value-type="string" calcext:value-type="string">
            <text:p>Kansas_City</text:p>
          </table:table-cell>
          <table:table-cell office:value-type="float" office:value="3625.264" calcext:value-type="float">
            <text:p>3625.264</text:p>
          </table:table-cell>
          <table:table-cell office:value-type="string" calcext:value-type="string">
            <text:p>Taipei</text:p>
          </table:table-cell>
          <table:table-cell office:value-type="float" office:value="5406.18" calcext:value-type="float">
            <text:p>5406.18</text:p>
          </table:table-cell>
          <table:table-cell office:value-type="string" calcext:value-type="string">
            <text:p>Mumbai</text:p>
          </table:table-cell>
          <table:table-cell office:value-type="float" office:value="10643.326" calcext:value-type="float">
            <text:p>10643.326</text:p>
          </table:table-cell>
          <table:table-cell office:value-type="string" calcext:value-type="string">
            <text:p>Bangkok</text:p>
          </table:table-cell>
          <table:table-cell office:value-type="float" office:value="10674.649" calcext:value-type="float">
            <text:p>10674.649</text:p>
          </table:table-cell>
          <table:table-cell office:value-type="string" calcext:value-type="string">
            <text:p>Belgrade</text:p>
          </table:table-cell>
          <table:table-cell office:value-type="float" office:value="1854.064" calcext:value-type="float">
            <text:p>1854.064</text:p>
          </table:table-cell>
          <table:table-cell office:value-type="string" calcext:value-type="string">
            <text:p>Taipei</text:p>
          </table:table-cell>
          <table:table-cell office:value-type="float" office:value="13369.434" calcext:value-type="float">
            <text:p>13369.434</text:p>
          </table:table-cell>
          <table:table-cell office:value-type="string" calcext:value-type="string">
            <text:p>Taipei</text:p>
          </table:table-cell>
          <table:table-cell office:value-type="float" office:value="13838.999" calcext:value-type="float">
            <text:p>13838.999</text:p>
          </table:table-cell>
          <table:table-cell office:value-type="string" calcext:value-type="string">
            <text:p>Singapore</text:p>
          </table:table-cell>
          <table:table-cell office:value-type="float" office:value="6525.568" calcext:value-type="float">
            <text:p>6525.568</text:p>
          </table:table-cell>
          <table:table-cell office:value-type="string" calcext:value-type="string">
            <text:p>Singapore</text:p>
          </table:table-cell>
          <table:table-cell office:value-type="float" office:value="6602.155" calcext:value-type="float">
            <text:p>6602.155</text:p>
          </table:table-cell>
          <table:table-cell office:value-type="string" calcext:value-type="string">
            <text:p>Perth</text:p>
          </table:table-cell>
          <table:table-cell office:value-type="float" office:value="8906.247" calcext:value-type="float">
            <text:p>8906.247</text:p>
          </table:table-cell>
          <table:table-cell office:value-type="string" calcext:value-type="string">
            <text:p>Dublin</text:p>
          </table:table-cell>
          <table:table-cell office:value-type="float" office:value="1441.451" calcext:value-type="float">
            <text:p>1441.451</text:p>
          </table:table-cell>
          <table:table-cell office:value-type="string" calcext:value-type="string">
            <text:p>Zurich</text:p>
          </table:table-cell>
          <table:table-cell office:value-type="float" office:value="1428.251" calcext:value-type="float">
            <text:p>1428.251</text:p>
          </table:table-cell>
          <table:table-cell office:value-type="string" calcext:value-type="string">
            <text:p>Charlotte</text:p>
          </table:table-cell>
          <table:table-cell office:value-type="float" office:value="10868.037" calcext:value-type="float">
            <text:p>10868.037</text:p>
          </table:table-cell>
          <table:table-cell office:value-type="string" calcext:value-type="string">
            <text:p>Kansas_City</text:p>
          </table:table-cell>
          <table:table-cell office:value-type="float" office:value="2799.76" calcext:value-type="float">
            <text:p>2799.76</text:p>
          </table:table-cell>
          <table:table-cell office:value-type="string" calcext:value-type="string">
            <text:p>Salt_Lake_City</text:p>
          </table:table-cell>
          <table:table-cell office:value-type="float" office:value="2321.334" calcext:value-type="float">
            <text:p>2321.334</text:p>
          </table:table-cell>
          <table:table-cell office:value-type="string" calcext:value-type="string">
            <text:p>Charlotte</text:p>
          </table:table-cell>
          <table:table-cell office:value-type="float" office:value="2823.394" calcext:value-type="float">
            <text:p>2823.394</text:p>
          </table:table-cell>
          <table:table-cell office:value-type="string" calcext:value-type="string">
            <text:p>Phoenix</text:p>
          </table:table-cell>
          <table:table-cell office:value-type="float" office:value="4004.787" calcext:value-type="float">
            <text:p>4004.787</text:p>
          </table:table-cell>
          <table:table-cell office:value-type="string" calcext:value-type="string">
            <text:p>Marseille</text:p>
          </table:table-cell>
          <table:table-cell office:value-type="float" office:value="2517.757" calcext:value-type="float">
            <text:p>2517.757</text:p>
          </table:table-cell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2650.035" calcext:value-type="float">
            <text:p>2650.035</text:p>
          </table:table-cell>
          <table:table-cell office:value-type="string" calcext:value-type="string">
            <text:p>Dallas</text:p>
          </table:table-cell>
          <table:table-cell office:value-type="float" office:value="2508.46" calcext:value-type="float">
            <text:p>2508.46</text:p>
          </table:table-cell>
          <table:table-cell office:value-type="string" calcext:value-type="string">
            <text:p>Montreal</text:p>
          </table:table-cell>
          <table:table-cell office:value-type="float" office:value="2491.652" calcext:value-type="float">
            <text:p>2491.652</text:p>
          </table:table-cell>
          <table:table-cell office:value-type="string" calcext:value-type="string">
            <text:p>Athens</text:p>
          </table:table-cell>
          <table:table-cell office:value-type="float" office:value="1423.95" calcext:value-type="float">
            <text:p>1423.95</text:p>
          </table:table-cell>
          <table:table-cell office:value-type="string" calcext:value-type="string">
            <text:p>Atlanta</text:p>
          </table:table-cell>
          <table:table-cell office:value-type="float" office:value="8825.402" calcext:value-type="float">
            <text:p>8825.402</text:p>
          </table:table-cell>
          <table:table-cell office:value-type="string" calcext:value-type="string">
            <text:p>Manassas</text:p>
          </table:table-cell>
          <table:table-cell office:value-type="float" office:value="11172.83" calcext:value-type="float">
            <text:p>11172.83</text:p>
          </table:table-cell>
          <table:table-cell office:value-type="string" calcext:value-type="string">
            <text:p>Miami</text:p>
          </table:table-cell>
          <table:table-cell office:value-type="float" office:value="3125.62" calcext:value-type="float">
            <text:p>3125.62</text:p>
          </table:table-cell>
          <table:table-cell office:value-type="string" calcext:value-type="string">
            <text:p>Atlanta</text:p>
          </table:table-cell>
          <table:table-cell office:value-type="float" office:value="3012.212" calcext:value-type="float">
            <text:p>3012.212</text:p>
          </table:table-cell>
          <table:table-cell office:value-type="string" calcext:value-type="string">
            <text:p>Miami</text:p>
          </table:table-cell>
          <table:table-cell office:value-type="float" office:value="2901.607" calcext:value-type="float">
            <text:p>2901.607</text:p>
          </table:table-cell>
          <table:table-cell office:value-type="string" calcext:value-type="string">
            <text:p>Copenhagen</text:p>
          </table:table-cell>
          <table:table-cell office:value-type="float" office:value="1197.644" calcext:value-type="float">
            <text:p>1197.644</text:p>
          </table:table-cell>
          <table:table-cell office:value-type="string" calcext:value-type="string">
            <text:p>Vilnius</text:p>
          </table:table-cell>
          <table:table-cell office:value-type="float" office:value="1516.082" calcext:value-type="float">
            <text:p>1516.082</text:p>
          </table:table-cell>
          <table:table-cell office:value-type="string" calcext:value-type="string">
            <text:p>Brussels</text:p>
          </table:table-cell>
          <table:table-cell office:value-type="float" office:value="1854.995" calcext:value-type="float">
            <text:p>1854.995</text:p>
          </table:table-cell>
          <table:table-cell office:value-type="string" calcext:value-type="string">
            <text:p>Brussels</text:p>
          </table:table-cell>
          <table:table-cell office:value-type="float" office:value="1945.126" calcext:value-type="float">
            <text:p>1945.126</text:p>
          </table:table-cell>
          <table:table-cell office:value-type="string" calcext:value-type="string">
            <text:p>Brussels</text:p>
          </table:table-cell>
          <table:table-cell office:value-type="float" office:value="1939.592" calcext:value-type="float">
            <text:p>1939.592</text:p>
          </table:table-cell>
          <table:table-cell office:value-type="string" calcext:value-type="string">
            <text:p>Bratislava</text:p>
          </table:table-cell>
          <table:table-cell office:value-type="float" office:value="1652.579" calcext:value-type="float">
            <text:p>1652.579</text:p>
          </table:table-cell>
          <table:table-cell office:value-type="string" calcext:value-type="string">
            <text:p>Oslo</text:p>
          </table:table-cell>
          <table:table-cell office:value-type="float" office:value="1363.645" calcext:value-type="float">
            <text:p>1363.645</text:p>
          </table:table-cell>
          <table:table-cell office:value-type="string" calcext:value-type="string">
            <text:p>Prague</text:p>
          </table:table-cell>
          <table:table-cell office:value-type="float" office:value="1210.15" calcext:value-type="float">
            <text:p>1210.15</text:p>
          </table:table-cell>
          <table:table-cell office:value-type="string" calcext:value-type="string">
            <text:p>Vilnius</text:p>
          </table:table-cell>
          <table:table-cell office:value-type="float" office:value="1177.278" calcext:value-type="float">
            <text:p>1177.278</text:p>
          </table:table-cell>
          <table:table-cell office:value-type="string" calcext:value-type="string">
            <text:p>Milan</text:p>
          </table:table-cell>
          <table:table-cell office:value-type="float" office:value="1149.688" calcext:value-type="float">
            <text:p>1149.688</text:p>
          </table:table-cell>
          <table:table-cell office:value-type="string" calcext:value-type="string">
            <text:p>Perth</text:p>
          </table:table-cell>
          <table:table-cell office:value-type="float" office:value="6599.157" calcext:value-type="float">
            <text:p>6599.157</text:p>
          </table:table-cell>
          <table:table-cell office:value-type="string" calcext:value-type="string">
            <text:p>Manassas</text:p>
          </table:table-cell>
          <table:table-cell office:value-type="float" office:value="2312.288" calcext:value-type="float">
            <text:p>2312.288</text:p>
          </table:table-cell>
          <table:table-cell office:value-type="string" calcext:value-type="string">
            <text:p>Tokyo</text:p>
          </table:table-cell>
          <table:table-cell office:value-type="float" office:value="10570.908" calcext:value-type="float">
            <text:p>10570.908</text:p>
          </table:table-cell>
          <table:table-cell office:value-type="string" calcext:value-type="string">
            <text:p>Warsaw</text:p>
          </table:table-cell>
          <table:table-cell office:value-type="float" office:value="9627.97" calcext:value-type="float">
            <text:p>9627.97</text:p>
          </table:table-cell>
          <table:table-cell office:value-type="string" calcext:value-type="string">
            <text:p>Perth</text:p>
          </table:table-cell>
          <table:table-cell office:value-type="float" office:value="9871.482" calcext:value-type="float">
            <text:p>9871.482</text:p>
          </table:table-cell>
          <table:table-cell office:value-type="string" calcext:value-type="string">
            <text:p>Milan</text:p>
          </table:table-cell>
          <table:table-cell office:value-type="float" office:value="8800.527" calcext:value-type="float">
            <text:p>8800.527</text:p>
          </table:table-cell>
          <table:table-cell office:value-type="string" calcext:value-type="string">
            <text:p>Amsterdam</text:p>
          </table:table-cell>
          <table:table-cell office:value-type="float" office:value="1473.946" calcext:value-type="float">
            <text:p>1473.946</text:p>
          </table:table-cell>
          <table:table-cell office:value-type="string" calcext:value-type="string">
            <text:p>Singapore</text:p>
          </table:table-cell>
          <table:table-cell office:value-type="float" office:value="9051.127" calcext:value-type="float">
            <text:p>9051.127</text:p>
          </table:table-cell>
          <table:table-cell office:value-type="string" calcext:value-type="string">
            <text:p>Vancouver</text:p>
          </table:table-cell>
          <table:table-cell office:value-type="float" office:value="10021.826" calcext:value-type="float">
            <text:p>10021.826</text:p>
          </table:table-cell>
          <table:table-cell office:value-type="string" calcext:value-type="string">
            <text:p>Singapore</text:p>
          </table:table-cell>
          <table:table-cell office:value-type="float" office:value="9871.439" calcext:value-type="float">
            <text:p>9871.439</text:p>
          </table:table-cell>
          <table:table-cell office:value-type="string" calcext:value-type="string">
            <text:p>Mexico</text:p>
          </table:table-cell>
          <table:table-cell office:value-type="float" office:value="3367.195" calcext:value-type="float">
            <text:p>3367.195</text:p>
          </table:table-cell>
          <table:table-cell office:value-type="string" calcext:value-type="string">
            <text:p>New_York</text:p>
          </table:table-cell>
          <table:table-cell office:value-type="float" office:value="5460.755" calcext:value-type="float">
            <text:p>5460.755</text:p>
          </table:table-cell>
          <table:table-cell office:value-type="string" calcext:value-type="string">
            <text:p>New_York</text:p>
          </table:table-cell>
          <table:table-cell office:value-type="float" office:value="5376.846" calcext:value-type="float">
            <text:p>5376.846</text:p>
          </table:table-cell>
          <table:table-cell office:value-type="string" calcext:value-type="string">
            <text:p>Saint_Louis</text:p>
          </table:table-cell>
          <table:table-cell office:value-type="float" office:value="3382.306" calcext:value-type="float">
            <text:p>3382.306</text:p>
          </table:table-cell>
          <table:table-cell office:value-type="string" calcext:value-type="string">
            <text:p>Vilnius</text:p>
          </table:table-cell>
          <table:table-cell office:value-type="float" office:value="1394.863" calcext:value-type="float">
            <text:p>1394.863</text:p>
          </table:table-cell>
          <table:table-cell office:value-type="string" calcext:value-type="string">
            <text:p>Helsinki</text:p>
          </table:table-cell>
          <table:table-cell office:value-type="float" office:value="1457.47" calcext:value-type="float">
            <text:p>1457.47</text:p>
          </table:table-cell>
          <table:table-cell office:value-type="string" calcext:value-type="string">
            <text:p>Atlanta</text:p>
          </table:table-cell>
          <table:table-cell office:value-type="float" office:value="2675.652" calcext:value-type="float">
            <text:p>2675.652</text:p>
          </table:table-cell>
          <table:table-cell office:value-type="string" calcext:value-type="string">
            <text:p>Tallinn</text:p>
          </table:table-cell>
          <table:table-cell office:value-type="float" office:value="1940.129" calcext:value-type="float">
            <text:p>1940.129</text:p>
          </table:table-cell>
          <table:table-cell office:value-type="string" calcext:value-type="string">
            <text:p>Charlotte</text:p>
          </table:table-cell>
          <table:table-cell office:value-type="float" office:value="3280.182" calcext:value-type="float">
            <text:p>3280.182</text:p>
          </table:table-cell>
          <table:table-cell office:value-type="string" calcext:value-type="string">
            <text:p>Stockholm</text:p>
          </table:table-cell>
          <table:table-cell office:value-type="float" office:value="1853.23" calcext:value-type="float">
            <text:p>1853.23</text:p>
          </table:table-cell>
          <table:table-cell office:value-type="string" calcext:value-type="string">
            <text:p>Kansas_City</text:p>
          </table:table-cell>
          <table:table-cell office:value-type="float" office:value="3766.117" calcext:value-type="float">
            <text:p>3766.117</text:p>
          </table:table-cell>
          <table:table-cell office:value-type="string" calcext:value-type="string">
            <text:p>Saint_Louis</text:p>
          </table:table-cell>
          <table:table-cell office:value-type="float" office:value="3009.176" calcext:value-type="float">
            <text:p>3009.176</text:p>
          </table:table-cell>
          <table:table-cell office:value-type="string" calcext:value-type="string">
            <text:p>Chicago</text:p>
          </table:table-cell>
          <table:table-cell office:value-type="float" office:value="4044.389" calcext:value-type="float">
            <text:p>4044.389</text:p>
          </table:table-cell>
          <table:table-cell office:value-type="string" calcext:value-type="string">
            <text:p>Chicago</text:p>
          </table:table-cell>
          <table:table-cell office:value-type="float" office:value="3810.677" calcext:value-type="float">
            <text:p>3810.677</text:p>
          </table:table-cell>
          <table:table-cell office:value-type="string" calcext:value-type="string">
            <text:p>Tokyo</text:p>
          </table:table-cell>
          <table:table-cell office:value-type="float" office:value="7185.181" calcext:value-type="float">
            <text:p>7185.181</text:p>
          </table:table-cell>
          <table:table-cell office:value-type="string" calcext:value-type="string">
            <text:p>Singapore</text:p>
          </table:table-cell>
          <table:table-cell office:value-type="float" office:value="12470.286" calcext:value-type="float">
            <text:p>12470.286</text:p>
          </table:table-cell>
          <table:table-cell office:value-type="string" calcext:value-type="string">
            <text:p>Singapore</text:p>
          </table:table-cell>
          <table:table-cell office:value-type="float" office:value="12378.063" calcext:value-type="float">
            <text:p>12378.063</text:p>
          </table:table-cell>
          <table:table-cell office:value-type="string" calcext:value-type="string">
            <text:p>Amsterdam</text:p>
          </table:table-cell>
          <table:table-cell office:value-type="float" office:value="1855.998" calcext:value-type="float">
            <text:p>1855.998</text:p>
          </table:table-cell>
          <table:table-cell office:value-type="string" calcext:value-type="string">
            <text:p>Hong_Kong</text:p>
          </table:table-cell>
          <table:table-cell office:value-type="float" office:value="15686.316" calcext:value-type="float">
            <text:p>15686.316</text:p>
          </table:table-cell>
          <table:table-cell office:value-type="string" calcext:value-type="string">
            <text:p>Hong_Kong</text:p>
          </table:table-cell>
          <table:table-cell office:value-type="float" office:value="15679.812" calcext:value-type="float">
            <text:p>15679.812</text:p>
          </table:table-cell>
          <table:table-cell office:value-type="string" calcext:value-type="string">
            <text:p>Mumbai</text:p>
          </table:table-cell>
          <table:table-cell office:value-type="float" office:value="6819.722" calcext:value-type="float">
            <text:p>6819.722</text:p>
          </table:table-cell>
          <table:table-cell office:value-type="string" calcext:value-type="string">
            <text:p>Mumbai</text:p>
          </table:table-cell>
          <table:table-cell office:value-type="float" office:value="6924.685" calcext:value-type="float">
            <text:p>6924.685</text:p>
          </table:table-cell>
          <table:table-cell office:value-type="string" calcext:value-type="string">
            <text:p>Tokyo</text:p>
          </table:table-cell>
          <table:table-cell office:value-type="float" office:value="9079.359" calcext:value-type="float">
            <text:p>9079.359</text:p>
          </table:table-cell>
          <table:table-cell office:value-type="string" calcext:value-type="string">
            <text:p>Copenhagen</text:p>
          </table:table-cell>
          <table:table-cell office:value-type="float" office:value="1481.465" calcext:value-type="float">
            <text:p>1481.465</text:p>
          </table:table-cell>
          <table:table-cell office:value-type="string" calcext:value-type="string">
            <text:p>Vilnius</text:p>
          </table:table-cell>
          <table:table-cell office:value-type="float" office:value="1656.931" calcext:value-type="float">
            <text:p>1656.931</text:p>
          </table:table-cell>
          <table:table-cell office:value-type="string" calcext:value-type="string">
            <text:p>Saint_Louis</text:p>
          </table:table-cell>
          <table:table-cell office:value-type="float" office:value="10917.607" calcext:value-type="float">
            <text:p>10917.607</text:p>
          </table:table-cell>
          <table:table-cell office:value-type="string" calcext:value-type="string">
            <text:p>Dallas</text:p>
          </table:table-cell>
          <table:table-cell office:value-type="float" office:value="2810.005" calcext:value-type="float">
            <text:p>2810.005</text:p>
          </table:table-cell>
          <table:table-cell office:value-type="string" calcext:value-type="string">
            <text:p>Phoenix</text:p>
          </table:table-cell>
          <table:table-cell office:value-type="float" office:value="2541.6" calcext:value-type="float">
            <text:p>2541.6</text:p>
          </table:table-cell>
          <table:table-cell office:value-type="string" calcext:value-type="string">
            <text:p>Vancouver</text:p>
          </table:table-cell>
          <table:table-cell office:value-type="float" office:value="2836.367" calcext:value-type="float">
            <text:p>2836.367</text:p>
          </table:table-cell>
          <table:table-cell office:value-type="string" calcext:value-type="string">
            <text:p>Kansas_City</text:p>
          </table:table-cell>
          <table:table-cell office:value-type="float" office:value="4056.594" calcext:value-type="float">
            <text:p>4056.594</text:p>
          </table:table-cell>
          <table:table-cell office:value-type="string" calcext:value-type="string">
            <text:p>Amsterdam</text:p>
          </table:table-cell>
          <table:table-cell office:value-type="float" office:value="2576.679" calcext:value-type="float">
            <text:p>2576.679</text:p>
          </table:table-cell>
        </table:table-row>
        <table:table-row table:style-name="ro1">
          <table:table-cell office:value-type="string" calcext:value-type="string">
            <text:p>Kansas_City</text:p>
          </table:table-cell>
          <table:table-cell office:value-type="float" office:value="2707.063" calcext:value-type="float">
            <text:p>2707.063</text:p>
          </table:table-cell>
          <table:table-cell office:value-type="string" calcext:value-type="string">
            <text:p>Kansas_City</text:p>
          </table:table-cell>
          <table:table-cell office:value-type="float" office:value="2687.985" calcext:value-type="float">
            <text:p>2687.985</text:p>
          </table:table-cell>
          <table:table-cell office:value-type="string" calcext:value-type="string">
            <text:p>Saint_Louis</text:p>
          </table:table-cell>
          <table:table-cell office:value-type="float" office:value="2919.094" calcext:value-type="float">
            <text:p>2919.094</text:p>
          </table:table-cell>
          <table:table-cell office:value-type="string" calcext:value-type="string">
            <text:p>Paris</text:p>
          </table:table-cell>
          <table:table-cell office:value-type="float" office:value="1479.464" calcext:value-type="float">
            <text:p>1479.464</text:p>
          </table:table-cell>
          <table:table-cell office:value-type="string" calcext:value-type="string">
            <text:p>Dallas</text:p>
          </table:table-cell>
          <table:table-cell office:value-type="float" office:value="8830.756" calcext:value-type="float">
            <text:p>8830.756</text:p>
          </table:table-cell>
          <table:table-cell office:value-type="string" calcext:value-type="string">
            <text:p>San_Jose</text:p>
          </table:table-cell>
          <table:table-cell office:value-type="float" office:value="11534.502" calcext:value-type="float">
            <text:p>11534.502</text:p>
          </table:table-cell>
          <table:table-cell office:value-type="string" calcext:value-type="string">
            <text:p>Atlanta</text:p>
          </table:table-cell>
          <table:table-cell office:value-type="float" office:value="3189.799" calcext:value-type="float">
            <text:p>3189.799</text:p>
          </table:table-cell>
          <table:table-cell office:value-type="string" calcext:value-type="string">
            <text:p>Mexico</text:p>
          </table:table-cell>
          <table:table-cell office:value-type="float" office:value="3023.791" calcext:value-type="float">
            <text:p>3023.791</text:p>
          </table:table-cell>
          <table:table-cell office:value-type="string" calcext:value-type="string">
            <text:p>Salt_Lake_City</text:p>
          </table:table-cell>
          <table:table-cell office:value-type="float" office:value="2902.662" calcext:value-type="float">
            <text:p>2902.662</text:p>
          </table:table-cell>
          <table:table-cell office:value-type="string" calcext:value-type="string">
            <text:p>Warsaw</text:p>
          </table:table-cell>
          <table:table-cell office:value-type="float" office:value="1200.34" calcext:value-type="float">
            <text:p>1200.34</text:p>
          </table:table-cell>
          <table:table-cell office:value-type="string" calcext:value-type="string">
            <text:p>Zurich</text:p>
          </table:table-cell>
          <table:table-cell office:value-type="float" office:value="1517.466" calcext:value-type="float">
            <text:p>1517.466</text:p>
          </table:table-cell>
          <table:table-cell office:value-type="string" calcext:value-type="string">
            <text:p>Amsterdam</text:p>
          </table:table-cell>
          <table:table-cell office:value-type="float" office:value="1859.893" calcext:value-type="float">
            <text:p>1859.893</text:p>
          </table:table-cell>
          <table:table-cell office:value-type="string" calcext:value-type="string">
            <text:p>Amsterdam</text:p>
          </table:table-cell>
          <table:table-cell office:value-type="float" office:value="1960.891" calcext:value-type="float">
            <text:p>1960.891</text:p>
          </table:table-cell>
          <table:table-cell office:value-type="string" calcext:value-type="string">
            <text:p>Amsterdam</text:p>
          </table:table-cell>
          <table:table-cell office:value-type="float" office:value="1941.028" calcext:value-type="float">
            <text:p>1941.028</text:p>
          </table:table-cell>
          <table:table-cell office:value-type="string" calcext:value-type="string">
            <text:p>Nicosia</text:p>
          </table:table-cell>
          <table:table-cell office:value-type="float" office:value="1654.143" calcext:value-type="float">
            <text:p>1654.143</text:p>
          </table:table-cell>
          <table:table-cell office:value-type="string" calcext:value-type="string">
            <text:p>Paris</text:p>
          </table:table-cell>
          <table:table-cell office:value-type="float" office:value="1404.957" calcext:value-type="float">
            <text:p>1404.957</text:p>
          </table:table-cell>
          <table:table-cell office:value-type="string" calcext:value-type="string">
            <text:p>Helsinki</text:p>
          </table:table-cell>
          <table:table-cell office:value-type="float" office:value="1221.515" calcext:value-type="float">
            <text:p>1221.515</text:p>
          </table:table-cell>
          <table:table-cell office:value-type="string" calcext:value-type="string">
            <text:p>Helsinki</text:p>
          </table:table-cell>
          <table:table-cell office:value-type="float" office:value="1224.591" calcext:value-type="float">
            <text:p>1224.591</text:p>
          </table:table-cell>
          <table:table-cell office:value-type="string" calcext:value-type="string">
            <text:p>Helsinki</text:p>
          </table:table-cell>
          <table:table-cell office:value-type="float" office:value="1271.642" calcext:value-type="float">
            <text:p>1271.642</text:p>
          </table:table-cell>
          <table:table-cell office:value-type="string" calcext:value-type="string">
            <text:p>Seoul</text:p>
          </table:table-cell>
          <table:table-cell office:value-type="float" office:value="10697.307" calcext:value-type="float">
            <text:p>10697.307</text:p>
          </table:table-cell>
          <table:table-cell office:value-type="string" calcext:value-type="string">
            <text:p>Salt_Lake_City</text:p>
          </table:table-cell>
          <table:table-cell office:value-type="float" office:value="3230.07" calcext:value-type="float">
            <text:p>3230.07</text:p>
          </table:table-cell>
          <table:table-cell office:value-type="string" calcext:value-type="string">
            <text:p>Vienna</text:p>
          </table:table-cell>
          <table:table-cell office:value-type="float" office:value="12562.863" calcext:value-type="float">
            <text:p>12562.863</text:p>
          </table:table-cell>
          <table:table-cell office:value-type="string" calcext:value-type="string">
            <text:p>Nicosia</text:p>
          </table:table-cell>
          <table:table-cell office:value-type="float" office:value="10039.249" calcext:value-type="float">
            <text:p>10039.249</text:p>
          </table:table-cell>
          <table:table-cell office:value-type="string" calcext:value-type="string">
            <text:p>Milan</text:p>
          </table:table-cell>
          <table:table-cell office:value-type="float" office:value="10314.936" calcext:value-type="float">
            <text:p>10314.936</text:p>
          </table:table-cell>
          <table:table-cell office:value-type="string" calcext:value-type="string">
            <text:p>Perth</text:p>
          </table:table-cell>
          <table:table-cell office:value-type="float" office:value="8928.016" calcext:value-type="float">
            <text:p>8928.016</text:p>
          </table:table-cell>
          <table:table-cell office:value-type="string" calcext:value-type="string">
            <text:p>Athens</text:p>
          </table:table-cell>
          <table:table-cell office:value-type="float" office:value="1560.553" calcext:value-type="float">
            <text:p>1560.553</text:p>
          </table:table-cell>
          <table:table-cell office:value-type="string" calcext:value-type="string">
            <text:p>Chicago</text:p>
          </table:table-cell>
          <table:table-cell office:value-type="float" office:value="9278.303" calcext:value-type="float">
            <text:p>9278.303</text:p>
          </table:table-cell>
          <table:table-cell office:value-type="string" calcext:value-type="string">
            <text:p>Perth</text:p>
          </table:table-cell>
          <table:table-cell office:value-type="float" office:value="10091.468" calcext:value-type="float">
            <text:p>10091.468</text:p>
          </table:table-cell>
          <table:table-cell office:value-type="string" calcext:value-type="string">
            <text:p>Vancouver</text:p>
          </table:table-cell>
          <table:table-cell office:value-type="float" office:value="10006.009" calcext:value-type="float">
            <text:p>10006.009</text:p>
          </table:table-cell>
          <table:table-cell office:value-type="string" calcext:value-type="string">
            <text:p>Chicago</text:p>
          </table:table-cell>
          <table:table-cell office:value-type="float" office:value="3612.008" calcext:value-type="float">
            <text:p>3612.008</text:p>
          </table:table-cell>
          <table:table-cell office:value-type="string" calcext:value-type="string">
            <text:p>Charlotte</text:p>
          </table:table-cell>
          <table:table-cell office:value-type="float" office:value="5467.559" calcext:value-type="float">
            <text:p>5467.559</text:p>
          </table:table-cell>
          <table:table-cell office:value-type="string" calcext:value-type="string">
            <text:p>Charlotte</text:p>
          </table:table-cell>
          <table:table-cell office:value-type="float" office:value="5463.863" calcext:value-type="float">
            <text:p>5463.863</text:p>
          </table:table-cell>
          <table:table-cell office:value-type="string" calcext:value-type="string">
            <text:p>Mexico</text:p>
          </table:table-cell>
          <table:table-cell office:value-type="float" office:value="3463.343" calcext:value-type="float">
            <text:p>3463.343</text:p>
          </table:table-cell>
          <table:table-cell office:value-type="string" calcext:value-type="string">
            <text:p>Bratislava</text:p>
          </table:table-cell>
          <table:table-cell office:value-type="float" office:value="1404.96" calcext:value-type="float">
            <text:p>1404.96</text:p>
          </table:table-cell>
          <table:table-cell office:value-type="string" calcext:value-type="string">
            <text:p>Oslo</text:p>
          </table:table-cell>
          <table:table-cell office:value-type="float" office:value="1504.089" calcext:value-type="float">
            <text:p>1504.089</text:p>
          </table:table-cell>
          <table:table-cell office:value-type="string" calcext:value-type="string">
            <text:p>Kansas_City</text:p>
          </table:table-cell>
          <table:table-cell office:value-type="float" office:value="2841.377" calcext:value-type="float">
            <text:p>2841.377</text:p>
          </table:table-cell>
          <table:table-cell office:value-type="string" calcext:value-type="string">
            <text:p>Sofia</text:p>
          </table:table-cell>
          <table:table-cell office:value-type="float" office:value="2025.891" calcext:value-type="float">
            <text:p>2025.891</text:p>
          </table:table-cell>
          <table:table-cell office:value-type="string" calcext:value-type="string">
            <text:p>Mexico</text:p>
          </table:table-cell>
          <table:table-cell office:value-type="float" office:value="3304.807" calcext:value-type="float">
            <text:p>3304.807</text:p>
          </table:table-cell>
          <table:table-cell office:value-type="string" calcext:value-type="string">
            <text:p>Paris</text:p>
          </table:table-cell>
          <table:table-cell office:value-type="float" office:value="2041.533" calcext:value-type="float">
            <text:p>2041.533</text:p>
          </table:table-cell>
          <table:table-cell office:value-type="string" calcext:value-type="string">
            <text:p>Saint_Louis</text:p>
          </table:table-cell>
          <table:table-cell office:value-type="float" office:value="4146.555" calcext:value-type="float">
            <text:p>4146.555</text:p>
          </table:table-cell>
          <table:table-cell office:value-type="string" calcext:value-type="string">
            <text:p>Denver</text:p>
          </table:table-cell>
          <table:table-cell office:value-type="float" office:value="3378.718" calcext:value-type="float">
            <text:p>3378.718</text:p>
          </table:table-cell>
          <table:table-cell office:value-type="string" calcext:value-type="string">
            <text:p>Saint_Louis</text:p>
          </table:table-cell>
          <table:table-cell office:value-type="float" office:value="4098.516" calcext:value-type="float">
            <text:p>4098.516</text:p>
          </table:table-cell>
          <table:table-cell office:value-type="string" calcext:value-type="string">
            <text:p>Saint_Louis</text:p>
          </table:table-cell>
          <table:table-cell office:value-type="float" office:value="4064.689" calcext:value-type="float">
            <text:p>4064.689</text:p>
          </table:table-cell>
          <table:table-cell office:value-type="string" calcext:value-type="string">
            <text:p>Sydney</text:p>
          </table:table-cell>
          <table:table-cell office:value-type="float" office:value="8312.953" calcext:value-type="float">
            <text:p>8312.953</text:p>
          </table:table-cell>
          <table:table-cell office:value-type="string" calcext:value-type="string">
            <text:p>Perth</text:p>
          </table:table-cell>
          <table:table-cell office:value-type="float" office:value="12600.517" calcext:value-type="float">
            <text:p>12600.517</text:p>
          </table:table-cell>
          <table:table-cell office:value-type="string" calcext:value-type="string">
            <text:p>Perth</text:p>
          </table:table-cell>
          <table:table-cell office:value-type="float" office:value="12603.408" calcext:value-type="float">
            <text:p>12603.408</text:p>
          </table:table-cell>
          <table:table-cell office:value-type="string" calcext:value-type="string">
            <text:p>Brussels</text:p>
          </table:table-cell>
          <table:table-cell office:value-type="float" office:value="1865.273" calcext:value-type="float">
            <text:p>1865.273</text:p>
          </table:table-cell>
          <table:table-cell office:value-type="string" calcext:value-type="string">
            <text:p>Vancouver</text:p>
          </table:table-cell>
          <table:table-cell office:value-type="float" office:value="15867.022" calcext:value-type="float">
            <text:p>15867.022</text:p>
          </table:table-cell>
          <table:table-cell office:value-type="string" calcext:value-type="string">
            <text:p>Vancouver</text:p>
          </table:table-cell>
          <table:table-cell office:value-type="float" office:value="15851.928" calcext:value-type="float">
            <text:p>15851.928</text:p>
          </table:table-cell>
          <table:table-cell office:value-type="string" calcext:value-type="string">
            <text:p>Perth</text:p>
          </table:table-cell>
          <table:table-cell office:value-type="float" office:value="8323.161" calcext:value-type="float">
            <text:p>8323.161</text:p>
          </table:table-cell>
          <table:table-cell office:value-type="string" calcext:value-type="string">
            <text:p>Perth</text:p>
          </table:table-cell>
          <table:table-cell office:value-type="float" office:value="8457.432" calcext:value-type="float">
            <text:p>8457.432</text:p>
          </table:table-cell>
          <table:table-cell office:value-type="string" calcext:value-type="string">
            <text:p>Vilnius</text:p>
          </table:table-cell>
          <table:table-cell office:value-type="float" office:value="12742.043" calcext:value-type="float">
            <text:p>12742.043</text:p>
          </table:table-cell>
          <table:table-cell office:value-type="string" calcext:value-type="string">
            <text:p>Helsinki</text:p>
          </table:table-cell>
          <table:table-cell office:value-type="float" office:value="1696.711" calcext:value-type="float">
            <text:p>1696.711</text:p>
          </table:table-cell>
          <table:table-cell office:value-type="string" calcext:value-type="string">
            <text:p>Copenhagen</text:p>
          </table:table-cell>
          <table:table-cell office:value-type="float" office:value="1698.884" calcext:value-type="float">
            <text:p>1698.884</text:p>
          </table:table-cell>
          <table:table-cell office:value-type="string" calcext:value-type="string">
            <text:p>Manassas</text:p>
          </table:table-cell>
          <table:table-cell office:value-type="float" office:value="11016.708" calcext:value-type="float">
            <text:p>11016.708</text:p>
          </table:table-cell>
          <table:table-cell office:value-type="string" calcext:value-type="string">
            <text:p>Buffalo</text:p>
          </table:table-cell>
          <table:table-cell office:value-type="float" office:value="3030.318" calcext:value-type="float">
            <text:p>3030.318</text:p>
          </table:table-cell>
          <table:table-cell office:value-type="string" calcext:value-type="string">
            <text:p>New_York</text:p>
          </table:table-cell>
          <table:table-cell office:value-type="float" office:value="2689.072" calcext:value-type="float">
            <text:p>2689.072</text:p>
          </table:table-cell>
          <table:table-cell office:value-type="string" calcext:value-type="string">
            <text:p>Denver</text:p>
          </table:table-cell>
          <table:table-cell office:value-type="float" office:value="2838.932" calcext:value-type="float">
            <text:p>2838.932</text:p>
          </table:table-cell>
          <table:table-cell office:value-type="string" calcext:value-type="string">
            <text:p>Atlanta</text:p>
          </table:table-cell>
          <table:table-cell office:value-type="float" office:value="4277.52" calcext:value-type="float">
            <text:p>4277.52</text:p>
          </table:table-cell>
          <table:table-cell office:value-type="string" calcext:value-type="string">
            <text:p>Dublin</text:p>
          </table:table-cell>
          <table:table-cell office:value-type="float" office:value="2614.658" calcext:value-type="float">
            <text:p>2614.658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2877.605" calcext:value-type="float">
            <text:p>2877.605</text:p>
          </table:table-cell>
          <table:table-cell office:value-type="string" calcext:value-type="string">
            <text:p>Buffalo</text:p>
          </table:table-cell>
          <table:table-cell office:value-type="float" office:value="2785.871" calcext:value-type="float">
            <text:p>2785.871</text:p>
          </table:table-cell>
          <table:table-cell office:value-type="string" calcext:value-type="string">
            <text:p>Toronto</text:p>
          </table:table-cell>
          <table:table-cell office:value-type="float" office:value="2927.976" calcext:value-type="float">
            <text:p>2927.976</text:p>
          </table:table-cell>
          <table:table-cell office:value-type="string" calcext:value-type="string">
            <text:p>Vilnius</text:p>
          </table:table-cell>
          <table:table-cell office:value-type="float" office:value="1514.136" calcext:value-type="float">
            <text:p>1514.136</text:p>
          </table:table-cell>
          <table:table-cell office:value-type="string" calcext:value-type="string">
            <text:p>Phoenix</text:p>
          </table:table-cell>
          <table:table-cell office:value-type="float" office:value="9142.54" calcext:value-type="float">
            <text:p>9142.54</text:p>
          </table:table-cell>
          <table:table-cell office:value-type="string" calcext:value-type="string">
            <text:p>New_York</text:p>
          </table:table-cell>
          <table:table-cell office:value-type="float" office:value="11868.473" calcext:value-type="float">
            <text:p>11868.473</text:p>
          </table:table-cell>
          <table:table-cell office:value-type="string" calcext:value-type="string">
            <text:p>Buffalo</text:p>
          </table:table-cell>
          <table:table-cell office:value-type="float" office:value="3303.549" calcext:value-type="float">
            <text:p>3303.549</text:p>
          </table:table-cell>
          <table:table-cell office:value-type="string" calcext:value-type="string">
            <text:p>Salt_Lake_City</text:p>
          </table:table-cell>
          <table:table-cell office:value-type="float" office:value="3026.121" calcext:value-type="float">
            <text:p>3026.121</text:p>
          </table:table-cell>
          <table:table-cell office:value-type="string" calcext:value-type="string">
            <text:p>Mexico</text:p>
          </table:table-cell>
          <table:table-cell office:value-type="float" office:value="3010.152" calcext:value-type="float">
            <text:p>3010.152</text:p>
          </table:table-cell>
          <table:table-cell office:value-type="string" calcext:value-type="string">
            <text:p>Helsinki</text:p>
          </table:table-cell>
          <table:table-cell office:value-type="float" office:value="1232.77" calcext:value-type="float">
            <text:p>1232.77</text:p>
          </table:table-cell>
          <table:table-cell office:value-type="string" calcext:value-type="string">
            <text:p>Paris</text:p>
          </table:table-cell>
          <table:table-cell office:value-type="float" office:value="1557.918" calcext:value-type="float">
            <text:p>1557.918</text:p>
          </table:table-cell>
          <table:table-cell office:value-type="string" calcext:value-type="string">
            <text:p>Zurich</text:p>
          </table:table-cell>
          <table:table-cell office:value-type="float" office:value="2065.349" calcext:value-type="float">
            <text:p>2065.349</text:p>
          </table:table-cell>
          <table:table-cell office:value-type="string" calcext:value-type="string">
            <text:p>Vilnius</text:p>
          </table:table-cell>
          <table:table-cell office:value-type="float" office:value="2168.446" calcext:value-type="float">
            <text:p>2168.446</text:p>
          </table:table-cell>
          <table:table-cell office:value-type="string" calcext:value-type="string">
            <text:p>Prague</text:p>
          </table:table-cell>
          <table:table-cell office:value-type="float" office:value="2157.987" calcext:value-type="float">
            <text:p>2157.987</text:p>
          </table:table-cell>
          <table:table-cell office:value-type="string" calcext:value-type="string">
            <text:p>Warsaw</text:p>
          </table:table-cell>
          <table:table-cell office:value-type="float" office:value="1796.196" calcext:value-type="float">
            <text:p>1796.196</text:p>
          </table:table-cell>
          <table:table-cell office:value-type="string" calcext:value-type="string">
            <text:p>Vilnius</text:p>
          </table:table-cell>
          <table:table-cell office:value-type="float" office:value="1502.904" calcext:value-type="float">
            <text:p>1502.904</text:p>
          </table:table-cell>
          <table:table-cell office:value-type="string" calcext:value-type="string">
            <text:p>Warsaw</text:p>
          </table:table-cell>
          <table:table-cell office:value-type="float" office:value="1287.368" calcext:value-type="float">
            <text:p>1287.368</text:p>
          </table:table-cell>
          <table:table-cell office:value-type="string" calcext:value-type="string">
            <text:p>Marseille</text:p>
          </table:table-cell>
          <table:table-cell office:value-type="float" office:value="1254.297" calcext:value-type="float">
            <text:p>1254.297</text:p>
          </table:table-cell>
          <table:table-cell office:value-type="string" calcext:value-type="string">
            <text:p>Copenhagen</text:p>
          </table:table-cell>
          <table:table-cell office:value-type="float" office:value="1285.507" calcext:value-type="float">
            <text:p>1285.507</text:p>
          </table:table-cell>
          <table:table-cell office:value-type="string" calcext:value-type="string">
            <text:p>Sydney</text:p>
          </table:table-cell>
          <table:table-cell office:value-type="float" office:value="11127.388" calcext:value-type="float">
            <text:p>11127.388</text:p>
          </table:table-cell>
          <table:table-cell office:value-type="string" calcext:value-type="string">
            <text:p>Montreal</text:p>
          </table:table-cell>
          <table:table-cell office:value-type="float" office:value="3291.12" calcext:value-type="float">
            <text:p>3291.12</text:p>
          </table:table-cell>
          <table:table-cell office:value-type="string" calcext:value-type="string">
            <text:p>Vilnius</text:p>
          </table:table-cell>
          <table:table-cell office:value-type="float" office:value="13575.402" calcext:value-type="float">
            <text:p>13575.402</text:p>
          </table:table-cell>
          <table:table-cell office:value-type="string" calcext:value-type="string">
            <text:p>Vilnius</text:p>
          </table:table-cell>
          <table:table-cell office:value-type="float" office:value="10106.957" calcext:value-type="float">
            <text:p>10106.957</text:p>
          </table:table-cell>
          <table:table-cell office:value-type="string" calcext:value-type="string">
            <text:p>Sofia</text:p>
          </table:table-cell>
          <table:table-cell office:value-type="float" office:value="10570.428" calcext:value-type="float">
            <text:p>10570.428</text:p>
          </table:table-cell>
          <table:table-cell office:value-type="string" calcext:value-type="string">
            <text:p>Taipei</text:p>
          </table:table-cell>
          <table:table-cell office:value-type="float" office:value="8995.61" calcext:value-type="float">
            <text:p>8995.61</text:p>
          </table:table-cell>
          <table:table-cell office:value-type="string" calcext:value-type="string">
            <text:p>Prague</text:p>
          </table:table-cell>
          <table:table-cell office:value-type="float" office:value="1623.814" calcext:value-type="float">
            <text:p>1623.814</text:p>
          </table:table-cell>
          <table:table-cell office:value-type="string" calcext:value-type="string">
            <text:p>Vancouver</text:p>
          </table:table-cell>
          <table:table-cell office:value-type="float" office:value="10028.009" calcext:value-type="float">
            <text:p>10028.009</text:p>
          </table:table-cell>
          <table:table-cell office:value-type="string" calcext:value-type="string">
            <text:p>Salt_Lake_City</text:p>
          </table:table-cell>
          <table:table-cell office:value-type="float" office:value="10603.441" calcext:value-type="float">
            <text:p>10603.441</text:p>
          </table:table-cell>
          <table:table-cell office:value-type="string" calcext:value-type="string">
            <text:p>Perth</text:p>
          </table:table-cell>
          <table:table-cell office:value-type="float" office:value="10150.313" calcext:value-type="float">
            <text:p>10150.313</text:p>
          </table:table-cell>
          <table:table-cell office:value-type="string" calcext:value-type="string">
            <text:p>Charlotte</text:p>
          </table:table-cell>
          <table:table-cell office:value-type="float" office:value="3842.932" calcext:value-type="float">
            <text:p>3842.932</text:p>
          </table:table-cell>
          <table:table-cell office:value-type="string" calcext:value-type="string">
            <text:p>Toronto</text:p>
          </table:table-cell>
          <table:table-cell office:value-type="float" office:value="5526.761" calcext:value-type="float">
            <text:p>5526.761</text:p>
          </table:table-cell>
          <table:table-cell office:value-type="string" calcext:value-type="string">
            <text:p>Toronto</text:p>
          </table:table-cell>
          <table:table-cell office:value-type="float" office:value="5518.819" calcext:value-type="float">
            <text:p>5518.819</text:p>
          </table:table-cell>
          <table:table-cell office:value-type="string" calcext:value-type="string">
            <text:p>San_Jose</text:p>
          </table:table-cell>
          <table:table-cell office:value-type="float" office:value="3693.42" calcext:value-type="float">
            <text:p>3693.42</text:p>
          </table:table-cell>
          <table:table-cell office:value-type="string" calcext:value-type="string">
            <text:p>Helsinki</text:p>
          </table:table-cell>
          <table:table-cell office:value-type="float" office:value="1494.454" calcext:value-type="float">
            <text:p>1494.454</text:p>
          </table:table-cell>
          <table:table-cell office:value-type="string" calcext:value-type="string">
            <text:p>Warsaw</text:p>
          </table:table-cell>
          <table:table-cell office:value-type="float" office:value="1551.445" calcext:value-type="float">
            <text:p>1551.445</text:p>
          </table:table-cell>
          <table:table-cell office:value-type="string" calcext:value-type="string">
            <text:p>Dallas</text:p>
          </table:table-cell>
          <table:table-cell office:value-type="float" office:value="2937.482" calcext:value-type="float">
            <text:p>2937.482</text:p>
          </table:table-cell>
          <table:table-cell office:value-type="string" calcext:value-type="string">
            <text:p>Paris</text:p>
          </table:table-cell>
          <table:table-cell office:value-type="float" office:value="2044.74" calcext:value-type="float">
            <text:p>2044.74</text:p>
          </table:table-cell>
          <table:table-cell office:value-type="string" calcext:value-type="string">
            <text:p>Saint_Louis</text:p>
          </table:table-cell>
          <table:table-cell office:value-type="float" office:value="3640.337" calcext:value-type="float">
            <text:p>3640.337</text:p>
          </table:table-cell>
          <table:table-cell office:value-type="string" calcext:value-type="string">
            <text:p>Brussels</text:p>
          </table:table-cell>
          <table:table-cell office:value-type="float" office:value="2105.449" calcext:value-type="float">
            <text:p>2105.449</text:p>
          </table:table-cell>
          <table:table-cell office:value-type="string" calcext:value-type="string">
            <text:p>Mexico</text:p>
          </table:table-cell>
          <table:table-cell office:value-type="float" office:value="4510.367" calcext:value-type="float">
            <text:p>4510.367</text:p>
          </table:table-cell>
          <table:table-cell office:value-type="string" calcext:value-type="string">
            <text:p>Mexico</text:p>
          </table:table-cell>
          <table:table-cell office:value-type="float" office:value="3384.075" calcext:value-type="float">
            <text:p>3384.075</text:p>
          </table:table-cell>
          <table:table-cell office:value-type="string" calcext:value-type="string">
            <text:p>Mexico</text:p>
          </table:table-cell>
          <table:table-cell office:value-type="float" office:value="4141.845" calcext:value-type="float">
            <text:p>4141.845</text:p>
          </table:table-cell>
          <table:table-cell office:value-type="string" calcext:value-type="string">
            <text:p>Mexico</text:p>
          </table:table-cell>
          <table:table-cell office:value-type="float" office:value="5114.598" calcext:value-type="float">
            <text:p>5114.598</text:p>
          </table:table-cell>
          <table:table-cell office:value-type="string" calcext:value-type="string">
            <text:p>Nicosia</text:p>
          </table:table-cell>
          <table:table-cell office:value-type="float" office:value="8958.638" calcext:value-type="float">
            <text:p>8958.638</text:p>
          </table:table-cell>
          <table:table-cell office:value-type="string" calcext:value-type="string">
            <text:p>Seattle</text:p>
          </table:table-cell>
          <table:table-cell office:value-type="float" office:value="14172.499" calcext:value-type="float">
            <text:p>14172.499</text:p>
          </table:table-cell>
          <table:table-cell office:value-type="string" calcext:value-type="string">
            <text:p>Charlotte</text:p>
          </table:table-cell>
          <table:table-cell office:value-type="float" office:value="14273.221" calcext:value-type="float">
            <text:p>14273.221</text:p>
          </table:table-cell>
          <table:table-cell office:value-type="string" calcext:value-type="string">
            <text:p>Paris</text:p>
          </table:table-cell>
          <table:table-cell office:value-type="float" office:value="2267.643" calcext:value-type="float">
            <text:p>2267.643</text:p>
          </table:table-cell>
          <table:table-cell office:value-type="string" calcext:value-type="string">
            <text:p>Vilnius</text:p>
          </table:table-cell>
          <table:table-cell office:value-type="float" office:value="17210.775" calcext:value-type="float">
            <text:p>17210.775</text:p>
          </table:table-cell>
          <table:table-cell office:value-type="string" calcext:value-type="string">
            <text:p>Seattle</text:p>
          </table:table-cell>
          <table:table-cell office:value-type="float" office:value="16749.367" calcext:value-type="float">
            <text:p>16749.367</text:p>
          </table:table-cell>
          <table:table-cell office:value-type="string" calcext:value-type="string">
            <text:p>Vancouver</text:p>
          </table:table-cell>
          <table:table-cell office:value-type="float" office:value="12258.034" calcext:value-type="float">
            <text:p>12258.034</text:p>
          </table:table-cell>
          <table:table-cell office:value-type="string" calcext:value-type="string">
            <text:p>Vancouver</text:p>
          </table:table-cell>
          <table:table-cell office:value-type="float" office:value="12259.399" calcext:value-type="float">
            <text:p>12259.399</text:p>
          </table:table-cell>
          <table:table-cell office:value-type="string" calcext:value-type="string">
            <text:p>Sydney</text:p>
          </table:table-cell>
          <table:table-cell office:value-type="float" office:value="13369.83" calcext:value-type="float">
            <text:p>13369.83</text:p>
          </table:table-cell>
          <table:table-cell office:value-type="string" calcext:value-type="string">
            <text:p>Bratislava</text:p>
          </table:table-cell>
          <table:table-cell office:value-type="float" office:value="1826.249" calcext:value-type="float">
            <text:p>1826.249</text:p>
          </table:table-cell>
          <table:table-cell office:value-type="string" calcext:value-type="string">
            <text:p>Bratislava</text:p>
          </table:table-cell>
          <table:table-cell office:value-type="float" office:value="1725.84" calcext:value-type="float">
            <text:p>1725.84</text:p>
          </table:table-cell>
          <table:table-cell office:value-type="string" calcext:value-type="string">
            <text:p>Atlanta</text:p>
          </table:table-cell>
          <table:table-cell office:value-type="float" office:value="11033.395" calcext:value-type="float">
            <text:p>11033.395</text:p>
          </table:table-cell>
          <table:table-cell office:value-type="string" calcext:value-type="string">
            <text:p>Miami</text:p>
          </table:table-cell>
          <table:table-cell office:value-type="float" office:value="3082.14" calcext:value-type="float">
            <text:p>3082.14</text:p>
          </table:table-cell>
          <table:table-cell office:value-type="string" calcext:value-type="string">
            <text:p>Manassas</text:p>
          </table:table-cell>
          <table:table-cell office:value-type="float" office:value="2707.762" calcext:value-type="float">
            <text:p>2707.762</text:p>
          </table:table-cell>
          <table:table-cell office:value-type="string" calcext:value-type="string">
            <text:p>Seattle</text:p>
          </table:table-cell>
          <table:table-cell office:value-type="float" office:value="3012.225" calcext:value-type="float">
            <text:p>3012.225</text:p>
          </table:table-cell>
          <table:table-cell office:value-type="string" calcext:value-type="string">
            <text:p>New_York</text:p>
          </table:table-cell>
          <table:table-cell office:value-type="float" office:value="4573.222" calcext:value-type="float">
            <text:p>4573.222</text:p>
          </table:table-cell>
          <table:table-cell office:value-type="string" calcext:value-type="string">
            <text:p>Vilnius</text:p>
          </table:table-cell>
          <table:table-cell office:value-type="float" office:value="2827.592" calcext:value-type="float">
            <text:p>2827.59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373.474" calcext:value-type="float">
            <text:p>3373.474</text:p>
          </table:table-cell>
          <table:table-cell office:value-type="string" calcext:value-type="string">
            <text:p>Mexico</text:p>
          </table:table-cell>
          <table:table-cell office:value-type="float" office:value="3344.306" calcext:value-type="float">
            <text:p>3344.306</text:p>
          </table:table-cell>
          <table:table-cell office:value-type="string" calcext:value-type="string">
            <text:p>Phoenix</text:p>
          </table:table-cell>
          <table:table-cell office:value-type="float" office:value="3216.796" calcext:value-type="float">
            <text:p>3216.796</text:p>
          </table:table-cell>
          <table:table-cell office:value-type="string" calcext:value-type="string">
            <text:p>Brussels</text:p>
          </table:table-cell>
          <table:table-cell office:value-type="float" office:value="1546.209" calcext:value-type="float">
            <text:p>1546.209</text:p>
          </table:table-cell>
          <table:table-cell office:value-type="string" calcext:value-type="string">
            <text:p>Denver</text:p>
          </table:table-cell>
          <table:table-cell office:value-type="float" office:value="9391.603" calcext:value-type="float">
            <text:p>9391.603</text:p>
          </table:table-cell>
          <table:table-cell office:value-type="string" calcext:value-type="string">
            <text:p>Phoenix</text:p>
          </table:table-cell>
          <table:table-cell office:value-type="float" office:value="11875.899" calcext:value-type="float">
            <text:p>11875.899</text:p>
          </table:table-cell>
          <table:table-cell office:value-type="string" calcext:value-type="string">
            <text:p>Salt_Lake_City</text:p>
          </table:table-cell>
          <table:table-cell office:value-type="float" office:value="4008.257" calcext:value-type="float">
            <text:p>4008.257</text:p>
          </table:table-cell>
          <table:table-cell office:value-type="string" calcext:value-type="string">
            <text:p>Buffalo</text:p>
          </table:table-cell>
          <table:table-cell office:value-type="float" office:value="3071.753" calcext:value-type="float">
            <text:p>3071.753</text:p>
          </table:table-cell>
          <table:table-cell office:value-type="string" calcext:value-type="string">
            <text:p>Atlanta</text:p>
          </table:table-cell>
          <table:table-cell office:value-type="float" office:value="3012.709" calcext:value-type="float">
            <text:p>3012.709</text:p>
          </table:table-cell>
          <table:table-cell office:value-type="string" calcext:value-type="string">
            <text:p>Marseille</text:p>
          </table:table-cell>
          <table:table-cell office:value-type="float" office:value="1251.634" calcext:value-type="float">
            <text:p>1251.634</text:p>
          </table:table-cell>
          <table:table-cell office:value-type="string" calcext:value-type="string">
            <text:p>Prague</text:p>
          </table:table-cell>
          <table:table-cell office:value-type="float" office:value="1732.33" calcext:value-type="float">
            <text:p>1732.33</text:p>
          </table:table-cell>
          <table:table-cell office:value-type="string" calcext:value-type="string">
            <text:p>Paris</text:p>
          </table:table-cell>
          <table:table-cell office:value-type="float" office:value="2259.934" calcext:value-type="float">
            <text:p>2259.934</text:p>
          </table:table-cell>
          <table:table-cell office:value-type="string" calcext:value-type="string">
            <text:p>Lisbon</text:p>
          </table:table-cell>
          <table:table-cell office:value-type="float" office:value="2235.637" calcext:value-type="float">
            <text:p>2235.637</text:p>
          </table:table-cell>
          <table:table-cell office:value-type="string" calcext:value-type="string">
            <text:p>Vilnius</text:p>
          </table:table-cell>
          <table:table-cell office:value-type="float" office:value="2167.611" calcext:value-type="float">
            <text:p>2167.611</text:p>
          </table:table-cell>
          <table:table-cell office:value-type="string" calcext:value-type="string">
            <text:p>Copenhagen</text:p>
          </table:table-cell>
          <table:table-cell office:value-type="float" office:value="1813.265" calcext:value-type="float">
            <text:p>1813.265</text:p>
          </table:table-cell>
          <table:table-cell office:value-type="string" calcext:value-type="string">
            <text:p>Stockholm</text:p>
          </table:table-cell>
          <table:table-cell office:value-type="float" office:value="1559.577" calcext:value-type="float">
            <text:p>1559.577</text:p>
          </table:table-cell>
          <table:table-cell office:value-type="string" calcext:value-type="string">
            <text:p>Vilnius</text:p>
          </table:table-cell>
          <table:table-cell office:value-type="float" office:value="1376.124" calcext:value-type="float">
            <text:p>1376.124</text:p>
          </table:table-cell>
          <table:table-cell office:value-type="string" calcext:value-type="string">
            <text:p>Prague</text:p>
          </table:table-cell>
          <table:table-cell office:value-type="float" office:value="1296.555" calcext:value-type="float">
            <text:p>1296.555</text:p>
          </table:table-cell>
          <table:table-cell office:value-type="string" calcext:value-type="string">
            <text:p>Ljubljana</text:p>
          </table:table-cell>
          <table:table-cell office:value-type="float" office:value="1293.562" calcext:value-type="float">
            <text:p>1293.562</text:p>
          </table:table-cell>
          <table:table-cell office:value-type="string" calcext:value-type="string">
            <text:p>Paris</text:p>
          </table:table-cell>
          <table:table-cell office:value-type="float" office:value="11841.261" calcext:value-type="float">
            <text:p>11841.261</text:p>
          </table:table-cell>
          <table:table-cell office:value-type="string" calcext:value-type="string">
            <text:p>Los_Angeles</text:p>
          </table:table-cell>
          <table:table-cell office:value-type="float" office:value="3305.607" calcext:value-type="float">
            <text:p>3305.607</text:p>
          </table:table-cell>
          <table:table-cell office:value-type="string" calcext:value-type="string">
            <text:p>Warsaw</text:p>
          </table:table-cell>
          <table:table-cell office:value-type="float" office:value="13690.189" calcext:value-type="float">
            <text:p>13690.189</text:p>
          </table:table-cell>
          <table:table-cell office:value-type="string" calcext:value-type="string">
            <text:p>Vienna</text:p>
          </table:table-cell>
          <table:table-cell office:value-type="float" office:value="10355.928" calcext:value-type="float">
            <text:p>10355.928</text:p>
          </table:table-cell>
          <table:table-cell office:value-type="string" calcext:value-type="string">
            <text:p>Vilnius</text:p>
          </table:table-cell>
          <table:table-cell office:value-type="float" office:value="10899.223" calcext:value-type="float">
            <text:p>10899.223</text:p>
          </table:table-cell>
          <table:table-cell office:value-type="string" calcext:value-type="string">
            <text:p>Sofia</text:p>
          </table:table-cell>
          <table:table-cell office:value-type="float" office:value="9235.844" calcext:value-type="float">
            <text:p>9235.844</text:p>
          </table:table-cell>
          <table:table-cell office:value-type="string" calcext:value-type="string">
            <text:p>Madrid</text:p>
          </table:table-cell>
          <table:table-cell office:value-type="float" office:value="1775.369" calcext:value-type="float">
            <text:p>1775.369</text:p>
          </table:table-cell>
          <table:table-cell office:value-type="string" calcext:value-type="string">
            <text:p>Perth</text:p>
          </table:table-cell>
          <table:table-cell office:value-type="float" office:value="10091.298" calcext:value-type="float">
            <text:p>10091.298</text:p>
          </table:table-cell>
          <table:table-cell office:value-type="string" calcext:value-type="string">
            <text:p>Saint_Louis</text:p>
          </table:table-cell>
          <table:table-cell office:value-type="float" office:value="10778.155" calcext:value-type="float">
            <text:p>10778.155</text:p>
          </table:table-cell>
          <table:table-cell office:value-type="string" calcext:value-type="string">
            <text:p>Salt_Lake_City</text:p>
          </table:table-cell>
          <table:table-cell office:value-type="float" office:value="10579.752" calcext:value-type="float">
            <text:p>10579.752</text:p>
          </table:table-cell>
          <table:table-cell office:value-type="string" calcext:value-type="string">
            <text:p>Saint_Louis</text:p>
          </table:table-cell>
          <table:table-cell office:value-type="float" office:value="4099.33" calcext:value-type="float">
            <text:p>4099.33</text:p>
          </table:table-cell>
          <table:table-cell office:value-type="string" calcext:value-type="string">
            <text:p>Salt_Lake_City</text:p>
          </table:table-cell>
          <table:table-cell office:value-type="float" office:value="5640.281" calcext:value-type="float">
            <text:p>5640.281</text:p>
          </table:table-cell>
          <table:table-cell office:value-type="string" calcext:value-type="string">
            <text:p>Salt_Lake_City</text:p>
          </table:table-cell>
          <table:table-cell office:value-type="float" office:value="5642.096" calcext:value-type="float">
            <text:p>5642.096</text:p>
          </table:table-cell>
          <table:table-cell office:value-type="string" calcext:value-type="string">
            <text:p>Phoenix</text:p>
          </table:table-cell>
          <table:table-cell office:value-type="float" office:value="3984.614" calcext:value-type="float">
            <text:p>3984.614</text:p>
          </table:table-cell>
          <table:table-cell office:value-type="string" calcext:value-type="string">
            <text:p>Prague</text:p>
          </table:table-cell>
          <table:table-cell office:value-type="float" office:value="1521.255" calcext:value-type="float">
            <text:p>1521.255</text:p>
          </table:table-cell>
          <table:table-cell office:value-type="string" calcext:value-type="string">
            <text:p>Marseille</text:p>
          </table:table-cell>
          <table:table-cell office:value-type="float" office:value="1594.107" calcext:value-type="float">
            <text:p>1594.107</text:p>
          </table:table-cell>
          <table:table-cell office:value-type="string" calcext:value-type="string">
            <text:p>Mexico</text:p>
          </table:table-cell>
          <table:table-cell office:value-type="float" office:value="3628.833" calcext:value-type="float">
            <text:p>3628.833</text:p>
          </table:table-cell>
          <table:table-cell office:value-type="string" calcext:value-type="string">
            <text:p>Belgrade</text:p>
          </table:table-cell>
          <table:table-cell office:value-type="float" office:value="2107.885" calcext:value-type="float">
            <text:p>2107.885</text:p>
          </table:table-cell>
          <table:table-cell office:value-type="string" calcext:value-type="string">
            <text:p>Miami</text:p>
          </table:table-cell>
          <table:table-cell office:value-type="float" office:value="3652.55" calcext:value-type="float">
            <text:p>3652.55</text:p>
          </table:table-cell>
          <table:table-cell office:value-type="string" calcext:value-type="string">
            <text:p>Berlin</text:p>
          </table:table-cell>
          <table:table-cell office:value-type="float" office:value="2258.114" calcext:value-type="float">
            <text:p>2258.114</text:p>
          </table:table-cell>
          <table:table-cell office:value-type="string" calcext:value-type="string">
            <text:p>Miami</text:p>
          </table:table-cell>
          <table:table-cell office:value-type="float" office:value="5453.018" calcext:value-type="float">
            <text:p>5453.018</text:p>
          </table:table-cell>
          <table:table-cell office:value-type="string" calcext:value-type="string">
            <text:p>Charlotte</text:p>
          </table:table-cell>
          <table:table-cell office:value-type="float" office:value="3854.983" calcext:value-type="float">
            <text:p>3854.983</text:p>
          </table:table-cell>
          <table:table-cell office:value-type="string" calcext:value-type="string">
            <text:p>Miami</text:p>
          </table:table-cell>
          <table:table-cell office:value-type="float" office:value="5102.745" calcext:value-type="float">
            <text:p>5102.745</text:p>
          </table:table-cell>
          <table:table-cell office:value-type="string" calcext:value-type="string">
            <text:p>Miami</text:p>
          </table:table-cell>
          <table:table-cell office:value-type="float" office:value="5219.198" calcext:value-type="float">
            <text:p>5219.198</text:p>
          </table:table-cell>
          <table:table-cell office:value-type="string" calcext:value-type="string">
            <text:p>Vilnius</text:p>
          </table:table-cell>
          <table:table-cell office:value-type="float" office:value="10110.738" calcext:value-type="float">
            <text:p>10110.738</text:p>
          </table:table-cell>
          <table:table-cell office:value-type="string" calcext:value-type="string">
            <text:p>Vancouver</text:p>
          </table:table-cell>
          <table:table-cell office:value-type="float" office:value="14917.685" calcext:value-type="float">
            <text:p>14917.685</text:p>
          </table:table-cell>
          <table:table-cell office:value-type="string" calcext:value-type="string">
            <text:p>Seattle</text:p>
          </table:table-cell>
          <table:table-cell office:value-type="float" office:value="14590.966" calcext:value-type="float">
            <text:p>14590.966</text:p>
          </table:table-cell>
          <table:table-cell office:value-type="string" calcext:value-type="string">
            <text:p>Zurich</text:p>
          </table:table-cell>
          <table:table-cell office:value-type="float" office:value="2324.628" calcext:value-type="float">
            <text:p>2324.628</text:p>
          </table:table-cell>
          <table:table-cell office:value-type="string" calcext:value-type="string">
            <text:p>Sarajevo</text:p>
          </table:table-cell>
          <table:table-cell office:value-type="float" office:value="17477.059" calcext:value-type="float">
            <text:p>17477.059</text:p>
          </table:table-cell>
          <table:table-cell office:value-type="string" calcext:value-type="string">
            <text:p>Phoenix</text:p>
          </table:table-cell>
          <table:table-cell office:value-type="float" office:value="17267.655" calcext:value-type="float">
            <text:p>17267.655</text:p>
          </table:table-cell>
          <table:table-cell office:value-type="string" calcext:value-type="string">
            <text:p>Vilnius</text:p>
          </table:table-cell>
          <table:table-cell office:value-type="float" office:value="12564.217" calcext:value-type="float">
            <text:p>12564.217</text:p>
          </table:table-cell>
          <table:table-cell office:value-type="string" calcext:value-type="string">
            <text:p>Vilnius</text:p>
          </table:table-cell>
          <table:table-cell office:value-type="float" office:value="12605.254" calcext:value-type="float">
            <text:p>12605.254</text:p>
          </table:table-cell>
          <table:table-cell office:value-type="string" calcext:value-type="string">
            <text:p>Seoul</text:p>
          </table:table-cell>
          <table:table-cell office:value-type="float" office:value="14055.149" calcext:value-type="float">
            <text:p>14055.149</text:p>
          </table:table-cell>
          <table:table-cell office:value-type="string" calcext:value-type="string">
            <text:p>Milan</text:p>
          </table:table-cell>
          <table:table-cell office:value-type="float" office:value="1893.326" calcext:value-type="float">
            <text:p>1893.326</text:p>
          </table:table-cell>
          <table:table-cell office:value-type="string" calcext:value-type="string">
            <text:p>Prague</text:p>
          </table:table-cell>
          <table:table-cell office:value-type="float" office:value="1811.636" calcext:value-type="float">
            <text:p>1811.636</text:p>
          </table:table-cell>
          <table:table-cell office:value-type="string" calcext:value-type="string">
            <text:p>Buffalo</text:p>
          </table:table-cell>
          <table:table-cell office:value-type="float" office:value="11712.219" calcext:value-type="float">
            <text:p>11712.219</text:p>
          </table:table-cell>
          <table:table-cell office:value-type="string" calcext:value-type="string">
            <text:p>Mexico</text:p>
          </table:table-cell>
          <table:table-cell office:value-type="float" office:value="3671.978" calcext:value-type="float">
            <text:p>3671.978</text:p>
          </table:table-cell>
          <table:table-cell office:value-type="string" calcext:value-type="string">
            <text:p>Toronto</text:p>
          </table:table-cell>
          <table:table-cell office:value-type="float" office:value="3176.256" calcext:value-type="float">
            <text:p>3176.256</text:p>
          </table:table-cell>
          <table:table-cell office:value-type="string" calcext:value-type="string">
            <text:p>Toronto</text:p>
          </table:table-cell>
          <table:table-cell office:value-type="float" office:value="3221.427" calcext:value-type="float">
            <text:p>3221.427</text:p>
          </table:table-cell>
          <table:table-cell office:value-type="string" calcext:value-type="string">
            <text:p>Mexico</text:p>
          </table:table-cell>
          <table:table-cell office:value-type="float" office:value="4848.572" calcext:value-type="float">
            <text:p>4848.572</text:p>
          </table:table-cell>
          <table:table-cell office:value-type="string" calcext:value-type="string">
            <text:p>Vienna</text:p>
          </table:table-cell>
          <table:table-cell office:value-type="float" office:value="2902.536" calcext:value-type="float">
            <text:p>2902.536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4210.046" calcext:value-type="float">
            <text:p>4210.046</text:p>
          </table:table-cell>
          <table:table-cell office:value-type="string" calcext:value-type="string">
            <text:p>Phoenix</text:p>
          </table:table-cell>
          <table:table-cell office:value-type="float" office:value="3816.561" calcext:value-type="float">
            <text:p>3816.561</text:p>
          </table:table-cell>
          <table:table-cell office:value-type="string" calcext:value-type="string">
            <text:p>Salt_Lake_City</text:p>
          </table:table-cell>
          <table:table-cell office:value-type="float" office:value="3949.035" calcext:value-type="float">
            <text:p>3949.035</text:p>
          </table:table-cell>
          <table:table-cell office:value-type="string" calcext:value-type="string">
            <text:p>Copenhagen</text:p>
          </table:table-cell>
          <table:table-cell office:value-type="float" office:value="1577.999" calcext:value-type="float">
            <text:p>1577.999</text:p>
          </table:table-cell>
          <table:table-cell office:value-type="string" calcext:value-type="string">
            <text:p>Buenos_Aires</text:p>
          </table:table-cell>
          <table:table-cell office:value-type="float" office:value="9553.575" calcext:value-type="float">
            <text:p>9553.575</text:p>
          </table:table-cell>
          <table:table-cell office:value-type="string" calcext:value-type="string">
            <text:p>Denver</text:p>
          </table:table-cell>
          <table:table-cell office:value-type="float" office:value="11984.818" calcext:value-type="float">
            <text:p>11984.818</text:p>
          </table:table-cell>
          <table:table-cell office:value-type="string" calcext:value-type="string">
            <text:p>Mexico</text:p>
          </table:table-cell>
          <table:table-cell office:value-type="float" office:value="4201.803" calcext:value-type="float">
            <text:p>4201.803</text:p>
          </table:table-cell>
          <table:table-cell office:value-type="string" calcext:value-type="string">
            <text:p>Miami</text:p>
          </table:table-cell>
          <table:table-cell office:value-type="float" office:value="3228.999" calcext:value-type="float">
            <text:p>3228.999</text:p>
          </table:table-cell>
          <table:table-cell office:value-type="string" calcext:value-type="string">
            <text:p>Buffalo</text:p>
          </table:table-cell>
          <table:table-cell office:value-type="float" office:value="3173.713" calcext:value-type="float">
            <text:p>3173.713</text:p>
          </table:table-cell>
          <table:table-cell office:value-type="string" calcext:value-type="string">
            <text:p>Prague</text:p>
          </table:table-cell>
          <table:table-cell office:value-type="float" office:value="1257.881" calcext:value-type="float">
            <text:p>1257.881</text:p>
          </table:table-cell>
          <table:table-cell office:value-type="string" calcext:value-type="string">
            <text:p>Milan</text:p>
          </table:table-cell>
          <table:table-cell office:value-type="float" office:value="1971.807" calcext:value-type="float">
            <text:p>1971.807</text:p>
          </table:table-cell>
          <table:table-cell office:value-type="string" calcext:value-type="string">
            <text:p>Prague</text:p>
          </table:table-cell>
          <table:table-cell office:value-type="float" office:value="2415.813" calcext:value-type="float">
            <text:p>2415.813</text:p>
          </table:table-cell>
          <table:table-cell office:value-type="string" calcext:value-type="string">
            <text:p>Prague</text:p>
          </table:table-cell>
          <table:table-cell office:value-type="float" office:value="2236.314" calcext:value-type="float">
            <text:p>2236.314</text:p>
          </table:table-cell>
          <table:table-cell office:value-type="string" calcext:value-type="string">
            <text:p>Lisbon</text:p>
          </table:table-cell>
          <table:table-cell office:value-type="float" office:value="2235.567" calcext:value-type="float">
            <text:p>2235.567</text:p>
          </table:table-cell>
          <table:table-cell office:value-type="string" calcext:value-type="string">
            <text:p>Vilnius</text:p>
          </table:table-cell>
          <table:table-cell office:value-type="float" office:value="1830.809" calcext:value-type="float">
            <text:p>1830.809</text:p>
          </table:table-cell>
          <table:table-cell office:value-type="string" calcext:value-type="string">
            <text:p>Vienna</text:p>
          </table:table-cell>
          <table:table-cell office:value-type="float" office:value="1859.811" calcext:value-type="float">
            <text:p>1859.811</text:p>
          </table:table-cell>
          <table:table-cell office:value-type="string" calcext:value-type="string">
            <text:p>Marseille</text:p>
          </table:table-cell>
          <table:table-cell office:value-type="float" office:value="1488.773" calcext:value-type="float">
            <text:p>1488.773</text:p>
          </table:table-cell>
          <table:table-cell office:value-type="string" calcext:value-type="string">
            <text:p>Nicosia</text:p>
          </table:table-cell>
          <table:table-cell office:value-type="float" office:value="1398.402" calcext:value-type="float">
            <text:p>1398.402</text:p>
          </table:table-cell>
          <table:table-cell office:value-type="string" calcext:value-type="string">
            <text:p>Marseille</text:p>
          </table:table-cell>
          <table:table-cell office:value-type="float" office:value="1459.327" calcext:value-type="float">
            <text:p>1459.327</text:p>
          </table:table-cell>
          <table:table-cell office:value-type="string" calcext:value-type="string">
            <text:p>Vancouver</text:p>
          </table:table-cell>
          <table:table-cell office:value-type="float" office:value="12466.544" calcext:value-type="float">
            <text:p>12466.544</text:p>
          </table:table-cell>
          <table:table-cell office:value-type="string" calcext:value-type="string">
            <text:p>New_York</text:p>
          </table:table-cell>
          <table:table-cell office:value-type="float" office:value="3574.357" calcext:value-type="float">
            <text:p>3574.357</text:p>
          </table:table-cell>
          <table:table-cell office:value-type="string" calcext:value-type="string">
            <text:p>Seoul</text:p>
          </table:table-cell>
          <table:table-cell office:value-type="float" office:value="14986.185" calcext:value-type="float">
            <text:p>14986.185</text:p>
          </table:table-cell>
          <table:table-cell office:value-type="string" calcext:value-type="string">
            <text:p>Amsterdam</text:p>
          </table:table-cell>
          <table:table-cell office:value-type="float" office:value="11086.139" calcext:value-type="float">
            <text:p>11086.139</text:p>
          </table:table-cell>
          <table:table-cell office:value-type="string" calcext:value-type="string">
            <text:p>Bratislava</text:p>
          </table:table-cell>
          <table:table-cell office:value-type="float" office:value="10914.823" calcext:value-type="float">
            <text:p>10914.823</text:p>
          </table:table-cell>
          <table:table-cell office:value-type="string" calcext:value-type="string">
            <text:p>Tirana</text:p>
          </table:table-cell>
          <table:table-cell office:value-type="float" office:value="9852.026" calcext:value-type="float">
            <text:p>9852.026</text:p>
          </table:table-cell>
          <table:table-cell office:value-type="string" calcext:value-type="string">
            <text:p>Warsaw</text:p>
          </table:table-cell>
          <table:table-cell office:value-type="float" office:value="1796.598" calcext:value-type="float">
            <text:p>1796.598</text:p>
          </table:table-cell>
          <table:table-cell office:value-type="string" calcext:value-type="string">
            <text:p>Salt_Lake_City</text:p>
          </table:table-cell>
          <table:table-cell office:value-type="float" office:value="10600.156" calcext:value-type="float">
            <text:p>10600.156</text:p>
          </table:table-cell>
          <table:table-cell office:value-type="string" calcext:value-type="string">
            <text:p>Kansas_City</text:p>
          </table:table-cell>
          <table:table-cell office:value-type="float" office:value="11029.107" calcext:value-type="float">
            <text:p>11029.107</text:p>
          </table:table-cell>
          <table:table-cell office:value-type="string" calcext:value-type="string">
            <text:p>Kansas_City</text:p>
          </table:table-cell>
          <table:table-cell office:value-type="float" office:value="11007.875" calcext:value-type="float">
            <text:p>11007.875</text:p>
          </table:table-cell>
          <table:table-cell office:value-type="string" calcext:value-type="string">
            <text:p>Miami</text:p>
          </table:table-cell>
          <table:table-cell office:value-type="float" office:value="4517.437" calcext:value-type="float">
            <text:p>4517.437</text:p>
          </table:table-cell>
          <table:table-cell office:value-type="string" calcext:value-type="string">
            <text:p>Seattle</text:p>
          </table:table-cell>
          <table:table-cell office:value-type="float" office:value="5704.334" calcext:value-type="float">
            <text:p>5704.334</text:p>
          </table:table-cell>
          <table:table-cell office:value-type="string" calcext:value-type="string">
            <text:p>Seattle</text:p>
          </table:table-cell>
          <table:table-cell office:value-type="float" office:value="5702.527" calcext:value-type="float">
            <text:p>5702.527</text:p>
          </table:table-cell>
          <table:table-cell office:value-type="string" calcext:value-type="string">
            <text:p>Toronto</text:p>
          </table:table-cell>
          <table:table-cell office:value-type="float" office:value="4006.308" calcext:value-type="float">
            <text:p>4006.308</text:p>
          </table:table-cell>
          <table:table-cell office:value-type="string" calcext:value-type="string">
            <text:p>Oslo</text:p>
          </table:table-cell>
          <table:table-cell office:value-type="float" office:value="1565.992" calcext:value-type="float">
            <text:p>1565.992</text:p>
          </table:table-cell>
          <table:table-cell office:value-type="string" calcext:value-type="string">
            <text:p>Prague</text:p>
          </table:table-cell>
          <table:table-cell office:value-type="float" office:value="1662.162" calcext:value-type="float">
            <text:p>1662.162</text:p>
          </table:table-cell>
          <table:table-cell office:value-type="string" calcext:value-type="string">
            <text:p>Paris</text:p>
          </table:table-cell>
          <table:table-cell office:value-type="float" office:value="4653.338" calcext:value-type="float">
            <text:p>4653.338</text:p>
          </table:table-cell>
          <table:table-cell office:value-type="string" calcext:value-type="string">
            <text:p>Nicosia</text:p>
          </table:table-cell>
          <table:table-cell office:value-type="float" office:value="2300.037" calcext:value-type="float">
            <text:p>2300.037</text:p>
          </table:table-cell>
          <table:table-cell office:value-type="string" calcext:value-type="string">
            <text:p>Denver</text:p>
          </table:table-cell>
          <table:table-cell office:value-type="float" office:value="4003.56" calcext:value-type="float">
            <text:p>4003.56</text:p>
          </table:table-cell>
          <table:table-cell office:value-type="string" calcext:value-type="string">
            <text:p>Nicosia</text:p>
          </table:table-cell>
          <table:table-cell office:value-type="float" office:value="2287.494" calcext:value-type="float">
            <text:p>2287.494</text:p>
          </table:table-cell>
          <table:table-cell office:value-type="string" calcext:value-type="string">
            <text:p>Toronto</text:p>
          </table:table-cell>
          <table:table-cell office:value-type="float" office:value="5871.01" calcext:value-type="float">
            <text:p>5871.01</text:p>
          </table:table-cell>
          <table:table-cell office:value-type="string" calcext:value-type="string">
            <text:p>Montreal</text:p>
          </table:table-cell>
          <table:table-cell office:value-type="float" office:value="3874.573" calcext:value-type="float">
            <text:p>3874.573</text:p>
          </table:table-cell>
          <table:table-cell office:value-type="string" calcext:value-type="string">
            <text:p>Toronto</text:p>
          </table:table-cell>
          <table:table-cell office:value-type="float" office:value="5570.526" calcext:value-type="float">
            <text:p>5570.526</text:p>
          </table:table-cell>
          <table:table-cell office:value-type="string" calcext:value-type="string">
            <text:p>Montreal</text:p>
          </table:table-cell>
          <table:table-cell office:value-type="float" office:value="5433.085" calcext:value-type="float">
            <text:p>5433.085</text:p>
          </table:table-cell>
          <table:table-cell office:value-type="string" calcext:value-type="string">
            <text:p>Paris</text:p>
          </table:table-cell>
          <table:table-cell office:value-type="float" office:value="10268.047" calcext:value-type="float">
            <text:p>10268.047</text:p>
          </table:table-cell>
          <table:table-cell office:value-type="string" calcext:value-type="string">
            <text:p>Vilnius</text:p>
          </table:table-cell>
          <table:table-cell office:value-type="float" office:value="15281.044" calcext:value-type="float">
            <text:p>15281.044</text:p>
          </table:table-cell>
          <table:table-cell office:value-type="string" calcext:value-type="string">
            <text:p>Vancouver</text:p>
          </table:table-cell>
          <table:table-cell office:value-type="float" office:value="14920.415" calcext:value-type="float">
            <text:p>14920.415</text:p>
          </table:table-cell>
          <table:table-cell office:value-type="string" calcext:value-type="string">
            <text:p>Prague</text:p>
          </table:table-cell>
          <table:table-cell office:value-type="float" office:value="2346.625" calcext:value-type="float">
            <text:p>2346.625</text:p>
          </table:table-cell>
          <table:table-cell office:value-type="string" calcext:value-type="string">
            <text:p>Denver</text:p>
          </table:table-cell>
          <table:table-cell office:value-type="float" office:value="17605.904" calcext:value-type="float">
            <text:p>17605.904</text:p>
          </table:table-cell>
          <table:table-cell office:value-type="string" calcext:value-type="string">
            <text:p>Vilnius</text:p>
          </table:table-cell>
          <table:table-cell office:value-type="float" office:value="17275.055" calcext:value-type="float">
            <text:p>17275.055</text:p>
          </table:table-cell>
          <table:table-cell office:value-type="string" calcext:value-type="string">
            <text:p>Saint_Louis</text:p>
          </table:table-cell>
          <table:table-cell office:value-type="float" office:value="12589.108" calcext:value-type="float">
            <text:p>12589.108</text:p>
          </table:table-cell>
          <table:table-cell office:value-type="string" calcext:value-type="string">
            <text:p>Sydney</text:p>
          </table:table-cell>
          <table:table-cell office:value-type="float" office:value="12714.098" calcext:value-type="float">
            <text:p>12714.098</text:p>
          </table:table-cell>
          <table:table-cell office:value-type="string" calcext:value-type="string">
            <text:p>Warsaw</text:p>
          </table:table-cell>
          <table:table-cell office:value-type="float" office:value="14624.899" calcext:value-type="float">
            <text:p>14624.899</text:p>
          </table:table-cell>
          <table:table-cell office:value-type="string" calcext:value-type="string">
            <text:p>Prague</text:p>
          </table:table-cell>
          <table:table-cell office:value-type="float" office:value="1927.902" calcext:value-type="float">
            <text:p>1927.902</text:p>
          </table:table-cell>
          <table:table-cell office:value-type="string" calcext:value-type="string">
            <text:p>Warsaw</text:p>
          </table:table-cell>
          <table:table-cell office:value-type="float" office:value="1821.85" calcext:value-type="float">
            <text:p>1821.85</text:p>
          </table:table-cell>
          <table:table-cell office:value-type="string" calcext:value-type="string">
            <text:p>Kansas_City</text:p>
          </table:table-cell>
          <table:table-cell office:value-type="float" office:value="11726.143" calcext:value-type="float">
            <text:p>11726.143</text:p>
          </table:table-cell>
          <table:table-cell office:value-type="string" calcext:value-type="string">
            <text:p>Salt_Lake_City</text:p>
          </table:table-cell>
          <table:table-cell office:value-type="float" office:value="4606.531" calcext:value-type="float">
            <text:p>4606.531</text:p>
          </table:table-cell>
          <table:table-cell office:value-type="string" calcext:value-type="string">
            <text:p>San_Francisco</text:p>
          </table:table-cell>
          <table:table-cell office:value-type="float" office:value="3234.68" calcext:value-type="float">
            <text:p>3234.68</text:p>
          </table:table-cell>
          <table:table-cell office:value-type="string" calcext:value-type="string">
            <text:p>Phoenix</text:p>
          </table:table-cell>
          <table:table-cell office:value-type="float" office:value="3467.189" calcext:value-type="float">
            <text:p>3467.189</text:p>
          </table:table-cell>
          <table:table-cell office:value-type="string" calcext:value-type="string">
            <text:p>Los_Angeles</text:p>
          </table:table-cell>
          <table:table-cell office:value-type="float" office:value="4874.489" calcext:value-type="float">
            <text:p>4874.489</text:p>
          </table:table-cell>
          <table:table-cell office:value-type="string" calcext:value-type="string">
            <text:p>Skopje</text:p>
          </table:table-cell>
          <table:table-cell office:value-type="float" office:value="2956.909" calcext:value-type="float">
            <text:p>2956.909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5024.33" calcext:value-type="float">
            <text:p>5024.33</text:p>
          </table:table-cell>
          <table:table-cell office:value-type="string" calcext:value-type="string">
            <text:p>Salt_Lake_City</text:p>
          </table:table-cell>
          <table:table-cell office:value-type="float" office:value="4784.197" calcext:value-type="float">
            <text:p>4784.197</text:p>
          </table:table-cell>
          <table:table-cell office:value-type="string" calcext:value-type="string">
            <text:p>Buffalo</text:p>
          </table:table-cell>
          <table:table-cell office:value-type="float" office:value="3973.864" calcext:value-type="float">
            <text:p>3973.864</text:p>
          </table:table-cell>
          <table:table-cell office:value-type="string" calcext:value-type="string">
            <text:p>Marseille</text:p>
          </table:table-cell>
          <table:table-cell office:value-type="float" office:value="1624.18" calcext:value-type="float">
            <text:p>1624.18</text:p>
          </table:table-cell>
          <table:table-cell office:value-type="string" calcext:value-type="string">
            <text:p>Buffalo</text:p>
          </table:table-cell>
          <table:table-cell office:value-type="float" office:value="9968.597" calcext:value-type="float">
            <text:p>9968.597</text:p>
          </table:table-cell>
          <table:table-cell office:value-type="string" calcext:value-type="string">
            <text:p>Kansas_City</text:p>
          </table:table-cell>
          <table:table-cell office:value-type="float" office:value="12313.635" calcext:value-type="float">
            <text:p>12313.635</text:p>
          </table:table-cell>
          <table:table-cell office:value-type="string" calcext:value-type="string">
            <text:p>Phoenix</text:p>
          </table:table-cell>
          <table:table-cell office:value-type="float" office:value="4211.145" calcext:value-type="float">
            <text:p>4211.145</text:p>
          </table:table-cell>
          <table:table-cell office:value-type="string" calcext:value-type="string">
            <text:p>Phoenix</text:p>
          </table:table-cell>
          <table:table-cell office:value-type="float" office:value="3454.787" calcext:value-type="float">
            <text:p>3454.787</text:p>
          </table:table-cell>
          <table:table-cell office:value-type="string" calcext:value-type="string">
            <text:p>Seattle</text:p>
          </table:table-cell>
          <table:table-cell office:value-type="float" office:value="3325.584" calcext:value-type="float">
            <text:p>3325.584</text:p>
          </table:table-cell>
          <table:table-cell office:value-type="string" calcext:value-type="string">
            <text:p>Nicosia</text:p>
          </table:table-cell>
          <table:table-cell office:value-type="float" office:value="1523.589" calcext:value-type="float">
            <text:p>1523.589</text:p>
          </table:table-cell>
          <table:table-cell office:value-type="string" calcext:value-type="string">
            <text:p>Bratislava</text:p>
          </table:table-cell>
          <table:table-cell office:value-type="float" office:value="2021.332" calcext:value-type="float">
            <text:p>2021.332</text:p>
          </table:table-cell>
          <table:table-cell office:value-type="string" calcext:value-type="string">
            <text:p>Berlin</text:p>
          </table:table-cell>
          <table:table-cell office:value-type="float" office:value="2604.478" calcext:value-type="float">
            <text:p>2604.478</text:p>
          </table:table-cell>
          <table:table-cell office:value-type="string" calcext:value-type="string">
            <text:p>Tel_Aviv</text:p>
          </table:table-cell>
          <table:table-cell office:value-type="float" office:value="2355.484" calcext:value-type="float">
            <text:p>2355.484</text:p>
          </table:table-cell>
          <table:table-cell office:value-type="string" calcext:value-type="string">
            <text:p>Warsaw</text:p>
          </table:table-cell>
          <table:table-cell office:value-type="float" office:value="2259.179" calcext:value-type="float">
            <text:p>2259.179</text:p>
          </table:table-cell>
          <table:table-cell office:value-type="string" calcext:value-type="string">
            <text:p>Dublin</text:p>
          </table:table-cell>
          <table:table-cell office:value-type="float" office:value="1872.855" calcext:value-type="float">
            <text:p>1872.855</text:p>
          </table:table-cell>
          <table:table-cell office:value-type="string" calcext:value-type="string">
            <text:p>Nicosia</text:p>
          </table:table-cell>
          <table:table-cell office:value-type="float" office:value="1873.823" calcext:value-type="float">
            <text:p>1873.823</text:p>
          </table:table-cell>
          <table:table-cell office:value-type="string" calcext:value-type="string">
            <text:p>Nicosia</text:p>
          </table:table-cell>
          <table:table-cell office:value-type="float" office:value="1512.674" calcext:value-type="float">
            <text:p>1512.674</text:p>
          </table:table-cell>
          <table:table-cell office:value-type="string" calcext:value-type="string">
            <text:p>Warsaw</text:p>
          </table:table-cell>
          <table:table-cell office:value-type="float" office:value="1470.456" calcext:value-type="float">
            <text:p>1470.456</text:p>
          </table:table-cell>
          <table:table-cell office:value-type="string" calcext:value-type="string">
            <text:p>Warsaw</text:p>
          </table:table-cell>
          <table:table-cell office:value-type="float" office:value="1558.693" calcext:value-type="float">
            <text:p>1558.693</text:p>
          </table:table-cell>
          <table:table-cell office:value-type="string" calcext:value-type="string">
            <text:p>Vienna</text:p>
          </table:table-cell>
          <table:table-cell office:value-type="float" office:value="12509.164" calcext:value-type="float">
            <text:p>12509.164</text:p>
          </table:table-cell>
          <table:table-cell office:value-type="string" calcext:value-type="string">
            <text:p>Toronto</text:p>
          </table:table-cell>
          <table:table-cell office:value-type="float" office:value="3883.699" calcext:value-type="float">
            <text:p>3883.699</text:p>
          </table:table-cell>
          <table:table-cell office:value-type="string" calcext:value-type="string">
            <text:p>Sydney</text:p>
          </table:table-cell>
          <table:table-cell office:value-type="float" office:value="15070.089" calcext:value-type="float">
            <text:p>15070.089</text:p>
          </table:table-cell>
          <table:table-cell office:value-type="string" calcext:value-type="string">
            <text:p>Tirana</text:p>
          </table:table-cell>
          <table:table-cell office:value-type="float" office:value="11183.042" calcext:value-type="float">
            <text:p>11183.042</text:p>
          </table:table-cell>
          <table:table-cell office:value-type="string" calcext:value-type="string">
            <text:p>Bucharest</text:p>
          </table:table-cell>
          <table:table-cell office:value-type="float" office:value="11014.762" calcext:value-type="float">
            <text:p>11014.762</text:p>
          </table:table-cell>
          <table:table-cell office:value-type="string" calcext:value-type="string">
            <text:p>Prague</text:p>
          </table:table-cell>
          <table:table-cell office:value-type="float" office:value="9873.186" calcext:value-type="float">
            <text:p>9873.186</text:p>
          </table:table-cell>
          <table:table-cell office:value-type="string" calcext:value-type="string">
            <text:p>Copenhagen</text:p>
          </table:table-cell>
          <table:table-cell office:value-type="float" office:value="1863.555" calcext:value-type="float">
            <text:p>1863.555</text:p>
          </table:table-cell>
          <table:table-cell office:value-type="string" calcext:value-type="string">
            <text:p>Saint_Louis</text:p>
          </table:table-cell>
          <table:table-cell office:value-type="float" office:value="10778.229" calcext:value-type="float">
            <text:p>10778.229</text:p>
          </table:table-cell>
          <table:table-cell office:value-type="string" calcext:value-type="string">
            <text:p>Miami</text:p>
          </table:table-cell>
          <table:table-cell office:value-type="float" office:value="11890.493" calcext:value-type="float">
            <text:p>11890.493</text:p>
          </table:table-cell>
          <table:table-cell office:value-type="string" calcext:value-type="string">
            <text:p>Saint_Louis</text:p>
          </table:table-cell>
          <table:table-cell office:value-type="float" office:value="11181.412" calcext:value-type="float">
            <text:p>11181.412</text:p>
          </table:table-cell>
          <table:table-cell office:value-type="string" calcext:value-type="string">
            <text:p>Manassas</text:p>
          </table:table-cell>
          <table:table-cell office:value-type="float" office:value="5038.748" calcext:value-type="float">
            <text:p>5038.748</text:p>
          </table:table-cell>
          <table:table-cell office:value-type="string" calcext:value-type="string">
            <text:p>Saint_Louis</text:p>
          </table:table-cell>
          <table:table-cell office:value-type="float" office:value="5787.042" calcext:value-type="float">
            <text:p>5787.042</text:p>
          </table:table-cell>
          <table:table-cell office:value-type="string" calcext:value-type="string">
            <text:p>Saint_Louis</text:p>
          </table:table-cell>
          <table:table-cell office:value-type="float" office:value="5731.157" calcext:value-type="float">
            <text:p>5731.157</text:p>
          </table:table-cell>
          <table:table-cell office:value-type="string" calcext:value-type="string">
            <text:p>Buffalo</text:p>
          </table:table-cell>
          <table:table-cell office:value-type="float" office:value="4842.569" calcext:value-type="float">
            <text:p>4842.569</text:p>
          </table:table-cell>
          <table:table-cell office:value-type="string" calcext:value-type="string">
            <text:p>Marseille</text:p>
          </table:table-cell>
          <table:table-cell office:value-type="float" office:value="1577.034" calcext:value-type="float">
            <text:p>1577.034</text:p>
          </table:table-cell>
          <table:table-cell office:value-type="string" calcext:value-type="string">
            <text:p>Vilnius</text:p>
          </table:table-cell>
          <table:table-cell office:value-type="float" office:value="1733.5" calcext:value-type="float">
            <text:p>1733.5</text:p>
          </table:table-cell>
          <table:table-cell office:value-type="string" calcext:value-type="string">
            <text:p>Salt_Lake_City</text:p>
          </table:table-cell>
          <table:table-cell office:value-type="float" office:value="4667.049" calcext:value-type="float">
            <text:p>4667.049</text:p>
          </table:table-cell>
          <table:table-cell office:value-type="string" calcext:value-type="string">
            <text:p>Milan</text:p>
          </table:table-cell>
          <table:table-cell office:value-type="float" office:value="2520.622" calcext:value-type="float">
            <text:p>2520.622</text:p>
          </table:table-cell>
          <table:table-cell office:value-type="string" calcext:value-type="string">
            <text:p>Manassas</text:p>
          </table:table-cell>
          <table:table-cell office:value-type="float" office:value="4567.239" calcext:value-type="float">
            <text:p>4567.239</text:p>
          </table:table-cell>
          <table:table-cell office:value-type="string" calcext:value-type="string">
            <text:p>Amsterdam</text:p>
          </table:table-cell>
          <table:table-cell office:value-type="float" office:value="2370.399" calcext:value-type="float">
            <text:p>2370.399</text:p>
          </table:table-cell>
          <table:table-cell office:value-type="string" calcext:value-type="string">
            <text:p>Montreal</text:p>
          </table:table-cell>
          <table:table-cell office:value-type="float" office:value="5966.135" calcext:value-type="float">
            <text:p>5966.135</text:p>
          </table:table-cell>
          <table:table-cell office:value-type="string" calcext:value-type="string">
            <text:p>Miami</text:p>
          </table:table-cell>
          <table:table-cell office:value-type="float" office:value="4136.151" calcext:value-type="float">
            <text:p>4136.151</text:p>
          </table:table-cell>
          <table:table-cell office:value-type="string" calcext:value-type="string">
            <text:p>Montreal</text:p>
          </table:table-cell>
          <table:table-cell office:value-type="float" office:value="5640.687" calcext:value-type="float">
            <text:p>5640.687</text:p>
          </table:table-cell>
          <table:table-cell office:value-type="string" calcext:value-type="string">
            <text:p>New_York</text:p>
          </table:table-cell>
          <table:table-cell office:value-type="float" office:value="5769.662" calcext:value-type="float">
            <text:p>5769.662</text:p>
          </table:table-cell>
          <table:table-cell office:value-type="string" calcext:value-type="string">
            <text:p>Zurich</text:p>
          </table:table-cell>
          <table:table-cell office:value-type="float" office:value="10444.561" calcext:value-type="float">
            <text:p>10444.561</text:p>
          </table:table-cell>
          <table:table-cell office:value-type="string" calcext:value-type="string">
            <text:p>Saint_Louis</text:p>
          </table:table-cell>
          <table:table-cell office:value-type="float" office:value="16381.851" calcext:value-type="float">
            <text:p>16381.851</text:p>
          </table:table-cell>
          <table:table-cell office:value-type="string" calcext:value-type="string">
            <text:p>Vilnius</text:p>
          </table:table-cell>
          <table:table-cell office:value-type="float" office:value="15359.781" calcext:value-type="float">
            <text:p>15359.781</text:p>
          </table:table-cell>
          <table:table-cell office:value-type="string" calcext:value-type="string">
            <text:p>Bratislava</text:p>
          </table:table-cell>
          <table:table-cell office:value-type="float" office:value="2623.709" calcext:value-type="float">
            <text:p>2623.709</text:p>
          </table:table-cell>
          <table:table-cell office:value-type="string" calcext:value-type="string">
            <text:p>Seattle</text:p>
          </table:table-cell>
          <table:table-cell office:value-type="float" office:value="17737.364" calcext:value-type="float">
            <text:p>17737.364</text:p>
          </table:table-cell>
          <table:table-cell office:value-type="string" calcext:value-type="string">
            <text:p>Sarajevo</text:p>
          </table:table-cell>
          <table:table-cell office:value-type="float" office:value="17625.481" calcext:value-type="float">
            <text:p>17625.481</text:p>
          </table:table-cell>
          <table:table-cell office:value-type="string" calcext:value-type="string">
            <text:p>Sydney</text:p>
          </table:table-cell>
          <table:table-cell office:value-type="float" office:value="12804.07" calcext:value-type="float">
            <text:p>12804.07</text:p>
          </table:table-cell>
          <table:table-cell office:value-type="string" calcext:value-type="string">
            <text:p>Saint_Louis</text:p>
          </table:table-cell>
          <table:table-cell office:value-type="float" office:value="13051.062" calcext:value-type="float">
            <text:p>13051.062</text:p>
          </table:table-cell>
          <table:table-cell office:value-type="string" calcext:value-type="string">
            <text:p>Skopje</text:p>
          </table:table-cell>
          <table:table-cell office:value-type="float" office:value="14824.743" calcext:value-type="float">
            <text:p>14824.743</text:p>
          </table:table-cell>
          <table:table-cell office:value-type="string" calcext:value-type="string">
            <text:p>Vilnius</text:p>
          </table:table-cell>
          <table:table-cell office:value-type="float" office:value="1933.568" calcext:value-type="float">
            <text:p>1933.568</text:p>
          </table:table-cell>
          <table:table-cell office:value-type="string" calcext:value-type="string">
            <text:p>Milan</text:p>
          </table:table-cell>
          <table:table-cell office:value-type="float" office:value="1895.85" calcext:value-type="float">
            <text:p>1895.85</text:p>
          </table:table-cell>
          <table:table-cell office:value-type="string" calcext:value-type="string">
            <text:p>Dallas</text:p>
          </table:table-cell>
          <table:table-cell office:value-type="float" office:value="12280.726" calcext:value-type="float">
            <text:p>12280.726</text:p>
          </table:table-cell>
          <table:table-cell office:value-type="string" calcext:value-type="string">
            <text:p>Seattle</text:p>
          </table:table-cell>
          <table:table-cell office:value-type="float" office:value="4808.169" calcext:value-type="float">
            <text:p>4808.169</text:p>
          </table:table-cell>
          <table:table-cell office:value-type="string" calcext:value-type="string">
            <text:p>Montreal</text:p>
          </table:table-cell>
          <table:table-cell office:value-type="float" office:value="3256.757" calcext:value-type="float">
            <text:p>3256.757</text:p>
          </table:table-cell>
          <table:table-cell office:value-type="string" calcext:value-type="string">
            <text:p>New_York</text:p>
          </table:table-cell>
          <table:table-cell office:value-type="float" office:value="3684.823" calcext:value-type="float">
            <text:p>3684.823</text:p>
          </table:table-cell>
          <table:table-cell office:value-type="string" calcext:value-type="string">
            <text:p>Charlotte</text:p>
          </table:table-cell>
          <table:table-cell office:value-type="float" office:value="4884.564" calcext:value-type="float">
            <text:p>4884.564</text:p>
          </table:table-cell>
          <table:table-cell office:value-type="string" calcext:value-type="string">
            <text:p>Copenhagen</text:p>
          </table:table-cell>
          <table:table-cell office:value-type="float" office:value="3026.227" calcext:value-type="float">
            <text:p>3026.227</text:p>
          </table:table-cell>
        </table:table-row>
        <table:table-row table:style-name="ro1">
          <table:table-cell office:value-type="string" calcext:value-type="string">
            <text:p>Salt_Lake_City</text:p>
          </table:table-cell>
          <table:table-cell office:value-type="float" office:value="5037.858" calcext:value-type="float">
            <text:p>5037.858</text:p>
          </table:table-cell>
          <table:table-cell office:value-type="string" calcext:value-type="string">
            <text:p>Paris</text:p>
          </table:table-cell>
          <table:table-cell office:value-type="float" office:value="4900.604" calcext:value-type="float">
            <text:p>4900.604</text:p>
          </table:table-cell>
          <table:table-cell office:value-type="string" calcext:value-type="string">
            <text:p>Seattle</text:p>
          </table:table-cell>
          <table:table-cell office:value-type="float" office:value="4779.417" calcext:value-type="float">
            <text:p>4779.417</text:p>
          </table:table-cell>
          <table:table-cell office:value-type="string" calcext:value-type="string">
            <text:p>Amsterdam</text:p>
          </table:table-cell>
          <table:table-cell office:value-type="float" office:value="1630.181" calcext:value-type="float">
            <text:p>1630.181</text:p>
          </table:table-cell>
          <table:table-cell office:value-type="string" calcext:value-type="string">
            <text:p>Toronto</text:p>
          </table:table-cell>
          <table:table-cell office:value-type="float" office:value="10615.703" calcext:value-type="float">
            <text:p>10615.703</text:p>
          </table:table-cell>
          <table:table-cell office:value-type="string" calcext:value-type="string">
            <text:p>Dallas</text:p>
          </table:table-cell>
          <table:table-cell office:value-type="float" office:value="12313.649" calcext:value-type="float">
            <text:p>12313.649</text:p>
          </table:table-cell>
          <table:table-cell office:value-type="string" calcext:value-type="string">
            <text:p>Seattle</text:p>
          </table:table-cell>
          <table:table-cell office:value-type="float" office:value="4323.558" calcext:value-type="float">
            <text:p>4323.558</text:p>
          </table:table-cell>
          <table:table-cell office:value-type="string" calcext:value-type="string">
            <text:p>Seattle</text:p>
          </table:table-cell>
          <table:table-cell office:value-type="float" office:value="3516.475" calcext:value-type="float">
            <text:p>3516.475</text:p>
          </table:table-cell>
          <table:table-cell office:value-type="string" calcext:value-type="string">
            <text:p>Phoenix</text:p>
          </table:table-cell>
          <table:table-cell office:value-type="float" office:value="3459.732" calcext:value-type="float">
            <text:p>3459.732</text:p>
          </table:table-cell>
          <table:table-cell office:value-type="string" calcext:value-type="string">
            <text:p>Oslo</text:p>
          </table:table-cell>
          <table:table-cell office:value-type="float" office:value="1696.746" calcext:value-type="float">
            <text:p>1696.746</text:p>
          </table:table-cell>
          <table:table-cell office:value-type="string" calcext:value-type="string">
            <text:p>Vienna</text:p>
          </table:table-cell>
          <table:table-cell office:value-type="float" office:value="2166.145" calcext:value-type="float">
            <text:p>2166.145</text:p>
          </table:table-cell>
          <table:table-cell office:value-type="string" calcext:value-type="string">
            <text:p>Milan</text:p>
          </table:table-cell>
          <table:table-cell office:value-type="float" office:value="2666.069" calcext:value-type="float">
            <text:p>2666.069</text:p>
          </table:table-cell>
          <table:table-cell office:value-type="string" calcext:value-type="string">
            <text:p>Warsaw</text:p>
          </table:table-cell>
          <table:table-cell office:value-type="float" office:value="2530.216" calcext:value-type="float">
            <text:p>2530.216</text:p>
          </table:table-cell>
          <table:table-cell office:value-type="string" calcext:value-type="string">
            <text:p>Tel_Aviv</text:p>
          </table:table-cell>
          <table:table-cell office:value-type="float" office:value="2347.361" calcext:value-type="float">
            <text:p>2347.361</text:p>
          </table:table-cell>
          <table:table-cell office:value-type="string" calcext:value-type="string">
            <text:p>Prague</text:p>
          </table:table-cell>
          <table:table-cell office:value-type="float" office:value="1992.93" calcext:value-type="float">
            <text:p>1992.93</text:p>
          </table:table-cell>
          <table:table-cell office:value-type="string" calcext:value-type="string">
            <text:p>Milan</text:p>
          </table:table-cell>
          <table:table-cell office:value-type="float" office:value="1970.861" calcext:value-type="float">
            <text:p>1970.861</text:p>
          </table:table-cell>
          <table:table-cell office:value-type="string" calcext:value-type="string">
            <text:p>Oslo</text:p>
          </table:table-cell>
          <table:table-cell office:value-type="float" office:value="1694.834" calcext:value-type="float">
            <text:p>1694.834</text:p>
          </table:table-cell>
          <table:table-cell office:value-type="string" calcext:value-type="string">
            <text:p>Oslo</text:p>
          </table:table-cell>
          <table:table-cell office:value-type="float" office:value="1695.344" calcext:value-type="float">
            <text:p>1695.344</text:p>
          </table:table-cell>
          <table:table-cell office:value-type="string" calcext:value-type="string">
            <text:p>Vienna</text:p>
          </table:table-cell>
          <table:table-cell office:value-type="float" office:value="1588.373" calcext:value-type="float">
            <text:p>1588.373</text:p>
          </table:table-cell>
          <table:table-cell office:value-type="string" calcext:value-type="string">
            <text:p>Warsaw</text:p>
          </table:table-cell>
          <table:table-cell office:value-type="float" office:value="12514.871" calcext:value-type="float">
            <text:p>12514.871</text:p>
          </table:table-cell>
          <table:table-cell office:value-type="string" calcext:value-type="string">
            <text:p>Denver</text:p>
          </table:table-cell>
          <table:table-cell office:value-type="float" office:value="4277.482" calcext:value-type="float">
            <text:p>4277.482</text:p>
          </table:table-cell>
          <table:table-cell office:value-type="string" calcext:value-type="string">
            <text:p>Milan</text:p>
          </table:table-cell>
          <table:table-cell office:value-type="float" office:value="15148.028" calcext:value-type="float">
            <text:p>15148.028</text:p>
          </table:table-cell>
          <table:table-cell office:value-type="string" calcext:value-type="string">
            <text:p>Sydney</text:p>
          </table:table-cell>
          <table:table-cell office:value-type="float" office:value="11284.749" calcext:value-type="float">
            <text:p>11284.749</text:p>
          </table:table-cell>
          <table:table-cell office:value-type="string" calcext:value-type="string">
            <text:p>Prague</text:p>
          </table:table-cell>
          <table:table-cell office:value-type="float" office:value="11302.978" calcext:value-type="float">
            <text:p>11302.978</text:p>
          </table:table-cell>
          <table:table-cell office:value-type="string" calcext:value-type="string">
            <text:p>Vilnius</text:p>
          </table:table-cell>
          <table:table-cell office:value-type="float" office:value="10204.934" calcext:value-type="float">
            <text:p>10204.934</text:p>
          </table:table-cell>
          <table:table-cell office:value-type="string" calcext:value-type="string">
            <text:p>Bucharest</text:p>
          </table:table-cell>
          <table:table-cell office:value-type="float" office:value="2113.775" calcext:value-type="float">
            <text:p>2113.775</text:p>
          </table:table-cell>
          <table:table-cell office:value-type="string" calcext:value-type="string">
            <text:p>Kansas_City</text:p>
          </table:table-cell>
          <table:table-cell office:value-type="float" office:value="11033.107" calcext:value-type="float">
            <text:p>11033.107</text:p>
          </table:table-cell>
          <table:table-cell office:value-type="string" calcext:value-type="string">
            <text:p>Seattle</text:p>
          </table:table-cell>
          <table:table-cell office:value-type="float" office:value="12263.356" calcext:value-type="float">
            <text:p>12263.356</text:p>
          </table:table-cell>
          <table:table-cell office:value-type="string" calcext:value-type="string">
            <text:p>Sydney</text:p>
          </table:table-cell>
          <table:table-cell office:value-type="float" office:value="12176.161" calcext:value-type="float">
            <text:p>12176.161</text:p>
          </table:table-cell>
          <table:table-cell office:value-type="string" calcext:value-type="string">
            <text:p>Montreal</text:p>
          </table:table-cell>
          <table:table-cell office:value-type="float" office:value="5253.715" calcext:value-type="float">
            <text:p>5253.715</text:p>
          </table:table-cell>
          <table:table-cell office:value-type="string" calcext:value-type="string">
            <text:p>Vancouver</text:p>
          </table:table-cell>
          <table:table-cell office:value-type="float" office:value="5827.211" calcext:value-type="float">
            <text:p>5827.211</text:p>
          </table:table-cell>
          <table:table-cell office:value-type="string" calcext:value-type="string">
            <text:p>Vancouver</text:p>
          </table:table-cell>
          <table:table-cell office:value-type="float" office:value="5814.204" calcext:value-type="float">
            <text:p>5814.204</text:p>
          </table:table-cell>
          <table:table-cell office:value-type="string" calcext:value-type="string">
            <text:p>Salt_Lake_City</text:p>
          </table:table-cell>
          <table:table-cell office:value-type="float" office:value="5344.084" calcext:value-type="float">
            <text:p>5344.084</text:p>
          </table:table-cell>
          <table:table-cell office:value-type="string" calcext:value-type="string">
            <text:p>Ljubljana</text:p>
          </table:table-cell>
          <table:table-cell office:value-type="float" office:value="1734.783" calcext:value-type="float">
            <text:p>1734.783</text:p>
          </table:table-cell>
          <table:table-cell office:value-type="string" calcext:value-type="string">
            <text:p>Stockholm</text:p>
          </table:table-cell>
          <table:table-cell office:value-type="float" office:value="1742.007" calcext:value-type="float">
            <text:p>1742.007</text:p>
          </table:table-cell>
          <table:table-cell office:value-type="string" calcext:value-type="string">
            <text:p>Phoenix</text:p>
          </table:table-cell>
          <table:table-cell office:value-type="float" office:value="4713.185" calcext:value-type="float">
            <text:p>4713.185</text:p>
          </table:table-cell>
          <table:table-cell office:value-type="string" calcext:value-type="string">
            <text:p>Prague</text:p>
          </table:table-cell>
          <table:table-cell office:value-type="float" office:value="2656.995" calcext:value-type="float">
            <text:p>2656.995</text:p>
          </table:table-cell>
          <table:table-cell office:value-type="string" calcext:value-type="string">
            <text:p>Atlanta</text:p>
          </table:table-cell>
          <table:table-cell office:value-type="float" office:value="4593.374" calcext:value-type="float">
            <text:p>4593.374</text:p>
          </table:table-cell>
          <table:table-cell office:value-type="string" calcext:value-type="string">
            <text:p>Milan</text:p>
          </table:table-cell>
          <table:table-cell office:value-type="float" office:value="2458.232" calcext:value-type="float">
            <text:p>2458.232</text:p>
          </table:table-cell>
          <table:table-cell office:value-type="string" calcext:value-type="string">
            <text:p>New_York</text:p>
          </table:table-cell>
          <table:table-cell office:value-type="float" office:value="6142.755" calcext:value-type="float">
            <text:p>6142.755</text:p>
          </table:table-cell>
          <table:table-cell office:value-type="string" calcext:value-type="string">
            <text:p>Toronto</text:p>
          </table:table-cell>
          <table:table-cell office:value-type="float" office:value="4409.71" calcext:value-type="float">
            <text:p>4409.71</text:p>
          </table:table-cell>
          <table:table-cell office:value-type="string" calcext:value-type="string">
            <text:p>Charlotte</text:p>
          </table:table-cell>
          <table:table-cell office:value-type="float" office:value="5656.829" calcext:value-type="float">
            <text:p>5656.829</text:p>
          </table:table-cell>
          <table:table-cell office:value-type="string" calcext:value-type="string">
            <text:p>Manassas</text:p>
          </table:table-cell>
          <table:table-cell office:value-type="float" office:value="6214.252" calcext:value-type="float">
            <text:p>6214.252</text:p>
          </table:table-cell>
          <table:table-cell office:value-type="string" calcext:value-type="string">
            <text:p>Auckland</text:p>
          </table:table-cell>
          <table:table-cell office:value-type="float" office:value="10806.687" calcext:value-type="float">
            <text:p>10806.687</text:p>
          </table:table-cell>
          <table:table-cell office:value-type="string" calcext:value-type="string">
            <text:p>Paris</text:p>
          </table:table-cell>
          <table:table-cell office:value-type="float" office:value="16509.34" calcext:value-type="float">
            <text:p>16509.34</text:p>
          </table:table-cell>
          <table:table-cell office:value-type="string" calcext:value-type="string">
            <text:p>Kansas_City</text:p>
          </table:table-cell>
          <table:table-cell office:value-type="float" office:value="16644.166" calcext:value-type="float">
            <text:p>16644.166</text:p>
          </table:table-cell>
          <table:table-cell office:value-type="string" calcext:value-type="string">
            <text:p>Vienna</text:p>
          </table:table-cell>
          <table:table-cell office:value-type="float" office:value="2780.875" calcext:value-type="float">
            <text:p>2780.875</text:p>
          </table:table-cell>
          <table:table-cell office:value-type="string" calcext:value-type="string">
            <text:p>Paris</text:p>
          </table:table-cell>
          <table:table-cell office:value-type="float" office:value="17877.845" calcext:value-type="float">
            <text:p>17877.845</text:p>
          </table:table-cell>
          <table:table-cell office:value-type="string" calcext:value-type="string">
            <text:p>Denver</text:p>
          </table:table-cell>
          <table:table-cell office:value-type="float" office:value="17987.593" calcext:value-type="float">
            <text:p>17987.593</text:p>
          </table:table-cell>
          <table:table-cell office:value-type="string" calcext:value-type="string">
            <text:p>Seattle</text:p>
          </table:table-cell>
          <table:table-cell office:value-type="float" office:value="13456.462" calcext:value-type="float">
            <text:p>13456.462</text:p>
          </table:table-cell>
          <table:table-cell office:value-type="string" calcext:value-type="string">
            <text:p>Oslo</text:p>
          </table:table-cell>
          <table:table-cell office:value-type="float" office:value="13628.287" calcext:value-type="float">
            <text:p>13628.287</text:p>
          </table:table-cell>
          <table:table-cell office:value-type="string" calcext:value-type="string">
            <text:p>Vienna</text:p>
          </table:table-cell>
          <table:table-cell office:value-type="float" office:value="14837.112" calcext:value-type="float">
            <text:p>14837.112</text:p>
          </table:table-cell>
          <table:table-cell office:value-type="string" calcext:value-type="string">
            <text:p>Warsaw</text:p>
          </table:table-cell>
          <table:table-cell office:value-type="float" office:value="2000.854" calcext:value-type="float">
            <text:p>2000.854</text:p>
          </table:table-cell>
          <table:table-cell office:value-type="string" calcext:value-type="string">
            <text:p>Helsinki</text:p>
          </table:table-cell>
          <table:table-cell office:value-type="float" office:value="1947.068" calcext:value-type="float">
            <text:p>1947.068</text:p>
          </table:table-cell>
          <table:table-cell office:value-type="string" calcext:value-type="string">
            <text:p>Denver</text:p>
          </table:table-cell>
          <table:table-cell office:value-type="float" office:value="12290.682" calcext:value-type="float">
            <text:p>12290.682</text:p>
          </table:table-cell>
          <table:table-cell office:value-type="string" calcext:value-type="string">
            <text:p>San_Francisco</text:p>
          </table:table-cell>
          <table:table-cell office:value-type="float" office:value="4962.903" calcext:value-type="float">
            <text:p>4962.903</text:p>
          </table:table-cell>
          <table:table-cell office:value-type="string" calcext:value-type="string">
            <text:p>Denver</text:p>
          </table:table-cell>
          <table:table-cell office:value-type="float" office:value="3862.752" calcext:value-type="float">
            <text:p>3862.752</text:p>
          </table:table-cell>
          <table:table-cell office:value-type="string" calcext:value-type="string">
            <text:p>Miami</text:p>
          </table:table-cell>
          <table:table-cell office:value-type="float" office:value="3856.115" calcext:value-type="float">
            <text:p>3856.115</text:p>
          </table:table-cell>
          <table:table-cell office:value-type="string" calcext:value-type="string">
            <text:p>Montreal</text:p>
          </table:table-cell>
          <table:table-cell office:value-type="float" office:value="4945.235" calcext:value-type="float">
            <text:p>4945.235</text:p>
          </table:table-cell>
          <table:table-cell office:value-type="string" calcext:value-type="string">
            <text:p>Zagreb</text:p>
          </table:table-cell>
          <table:table-cell office:value-type="float" office:value="3094.7" calcext:value-type="float">
            <text:p>3094.7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5465.524" calcext:value-type="float">
            <text:p>5465.524</text:p>
          </table:table-cell>
          <table:table-cell office:value-type="string" calcext:value-type="string">
            <text:p>Seattle</text:p>
          </table:table-cell>
          <table:table-cell office:value-type="float" office:value="5344.784" calcext:value-type="float">
            <text:p>5344.784</text:p>
          </table:table-cell>
          <table:table-cell office:value-type="string" calcext:value-type="string">
            <text:p>Los_Angeles</text:p>
          </table:table-cell>
          <table:table-cell office:value-type="float" office:value="4903.492" calcext:value-type="float">
            <text:p>4903.492</text:p>
          </table:table-cell>
          <table:table-cell office:value-type="string" calcext:value-type="string">
            <text:p>Bucharest</text:p>
          </table:table-cell>
          <table:table-cell office:value-type="float" office:value="1635.833" calcext:value-type="float">
            <text:p>1635.833</text:p>
          </table:table-cell>
          <table:table-cell office:value-type="string" calcext:value-type="string">
            <text:p>Mexico</text:p>
          </table:table-cell>
          <table:table-cell office:value-type="float" office:value="10688.936" calcext:value-type="float">
            <text:p>10688.936</text:p>
          </table:table-cell>
          <table:table-cell office:value-type="string" calcext:value-type="string">
            <text:p>Atlanta</text:p>
          </table:table-cell>
          <table:table-cell office:value-type="float" office:value="12378.538" calcext:value-type="float">
            <text:p>12378.538</text:p>
          </table:table-cell>
          <table:table-cell office:value-type="string" calcext:value-type="string">
            <text:p>Vancouver</text:p>
          </table:table-cell>
          <table:table-cell office:value-type="float" office:value="4942.427" calcext:value-type="float">
            <text:p>4942.427</text:p>
          </table:table-cell>
          <table:table-cell office:value-type="string" calcext:value-type="string">
            <text:p>Vancouver</text:p>
          </table:table-cell>
          <table:table-cell office:value-type="float" office:value="4250.657" calcext:value-type="float">
            <text:p>4250.657</text:p>
          </table:table-cell>
          <table:table-cell office:value-type="string" calcext:value-type="string">
            <text:p>Vancouver</text:p>
          </table:table-cell>
          <table:table-cell office:value-type="float" office:value="4253.467" calcext:value-type="float">
            <text:p>4253.467</text:p>
          </table:table-cell>
          <table:table-cell office:value-type="string" calcext:value-type="string">
            <text:p>Stockholm</text:p>
          </table:table-cell>
          <table:table-cell office:value-type="float" office:value="1815.138" calcext:value-type="float">
            <text:p>1815.138</text:p>
          </table:table-cell>
          <table:table-cell office:value-type="string" calcext:value-type="string">
            <text:p>Ljubljana</text:p>
          </table:table-cell>
          <table:table-cell office:value-type="float" office:value="2197.89" calcext:value-type="float">
            <text:p>2197.89</text:p>
          </table:table-cell>
          <table:table-cell office:value-type="string" calcext:value-type="string">
            <text:p>Bratislava</text:p>
          </table:table-cell>
          <table:table-cell office:value-type="float" office:value="2741.553" calcext:value-type="float">
            <text:p>2741.553</text:p>
          </table:table-cell>
          <table:table-cell office:value-type="string" calcext:value-type="string">
            <text:p>Copenhagen</text:p>
          </table:table-cell>
          <table:table-cell office:value-type="float" office:value="2531.923" calcext:value-type="float">
            <text:p>2531.923</text:p>
          </table:table-cell>
          <table:table-cell office:value-type="string" calcext:value-type="string">
            <text:p>Helsinki</text:p>
          </table:table-cell>
          <table:table-cell office:value-type="float" office:value="2493.716" calcext:value-type="float">
            <text:p>2493.716</text:p>
          </table:table-cell>
          <table:table-cell office:value-type="string" calcext:value-type="string">
            <text:p>Vienna</text:p>
          </table:table-cell>
          <table:table-cell office:value-type="float" office:value="2013.067" calcext:value-type="float">
            <text:p>2013.067</text:p>
          </table:table-cell>
          <table:table-cell office:value-type="string" calcext:value-type="string">
            <text:p>Athens</text:p>
          </table:table-cell>
          <table:table-cell office:value-type="float" office:value="2159.865" calcext:value-type="float">
            <text:p>2159.865</text:p>
          </table:table-cell>
          <table:table-cell office:value-type="string" calcext:value-type="string">
            <text:p>Stockholm</text:p>
          </table:table-cell>
          <table:table-cell office:value-type="float" office:value="1752.492" calcext:value-type="float">
            <text:p>1752.492</text:p>
          </table:table-cell>
          <table:table-cell office:value-type="string" calcext:value-type="string">
            <text:p>Stockholm</text:p>
          </table:table-cell>
          <table:table-cell office:value-type="float" office:value="1815.536" calcext:value-type="float">
            <text:p>1815.536</text:p>
          </table:table-cell>
          <table:table-cell office:value-type="string" calcext:value-type="string">
            <text:p>Steinsel</text:p>
          </table:table-cell>
          <table:table-cell office:value-type="float" office:value="1610.213" calcext:value-type="float">
            <text:p>1610.213</text:p>
          </table:table-cell>
          <table:table-cell office:value-type="string" calcext:value-type="string">
            <text:p>Seattle</text:p>
          </table:table-cell>
          <table:table-cell office:value-type="float" office:value="13194.636" calcext:value-type="float">
            <text:p>13194.636</text:p>
          </table:table-cell>
          <table:table-cell office:value-type="string" calcext:value-type="string">
            <text:p>San_Francisco</text:p>
          </table:table-cell>
          <table:table-cell office:value-type="float" office:value="4281.119" calcext:value-type="float">
            <text:p>4281.119</text:p>
          </table:table-cell>
          <table:table-cell office:value-type="string" calcext:value-type="string">
            <text:p>Zurich</text:p>
          </table:table-cell>
          <table:table-cell office:value-type="float" office:value="15357.607" calcext:value-type="float">
            <text:p>15357.607</text:p>
          </table:table-cell>
          <table:table-cell office:value-type="string" calcext:value-type="string">
            <text:p>Prague</text:p>
          </table:table-cell>
          <table:table-cell office:value-type="float" office:value="11521.804" calcext:value-type="float">
            <text:p>11521.804</text:p>
          </table:table-cell>
          <table:table-cell office:value-type="string" calcext:value-type="string">
            <text:p>Tirana</text:p>
          </table:table-cell>
          <table:table-cell office:value-type="float" office:value="11421.622" calcext:value-type="float">
            <text:p>11421.622</text:p>
          </table:table-cell>
          <table:table-cell office:value-type="string" calcext:value-type="string">
            <text:p>Bucharest</text:p>
          </table:table-cell>
          <table:table-cell office:value-type="float" office:value="10467.8" calcext:value-type="float">
            <text:p>10467.8</text:p>
          </table:table-cell>
          <table:table-cell office:value-type="string" calcext:value-type="string">
            <text:p>Vilnius</text:p>
          </table:table-cell>
          <table:table-cell office:value-type="float" office:value="2219.881" calcext:value-type="float">
            <text:p>2219.881</text:p>
          </table:table-cell>
          <table:table-cell office:value-type="string" calcext:value-type="string">
            <text:p>Charlotte</text:p>
          </table:table-cell>
          <table:table-cell office:value-type="float" office:value="12276.481" calcext:value-type="float">
            <text:p>12276.481</text:p>
          </table:table-cell>
          <table:table-cell office:value-type="string" calcext:value-type="string">
            <text:p>New_York</text:p>
          </table:table-cell>
          <table:table-cell office:value-type="float" office:value="12627.635" calcext:value-type="float">
            <text:p>12627.635</text:p>
          </table:table-cell>
          <table:table-cell office:value-type="string" calcext:value-type="string">
            <text:p>Charlotte</text:p>
          </table:table-cell>
          <table:table-cell office:value-type="float" office:value="12178.712" calcext:value-type="float">
            <text:p>12178.712</text:p>
          </table:table-cell>
          <table:table-cell office:value-type="string" calcext:value-type="string">
            <text:p>Atlanta</text:p>
          </table:table-cell>
          <table:table-cell office:value-type="float" office:value="5607.333" calcext:value-type="float">
            <text:p>5607.333</text:p>
          </table:table-cell>
          <table:table-cell office:value-type="string" calcext:value-type="string">
            <text:p>Miami</text:p>
          </table:table-cell>
          <table:table-cell office:value-type="float" office:value="6172.87" calcext:value-type="float">
            <text:p>6172.87</text:p>
          </table:table-cell>
          <table:table-cell office:value-type="string" calcext:value-type="string">
            <text:p>Miami</text:p>
          </table:table-cell>
          <table:table-cell office:value-type="float" office:value="6205.708" calcext:value-type="float">
            <text:p>6205.708</text:p>
          </table:table-cell>
          <table:table-cell office:value-type="string" calcext:value-type="string">
            <text:p>Seattle</text:p>
          </table:table-cell>
          <table:table-cell office:value-type="float" office:value="5715.725" calcext:value-type="float">
            <text:p>5715.725</text:p>
          </table:table-cell>
          <table:table-cell office:value-type="string" calcext:value-type="string">
            <text:p>Steinsel</text:p>
          </table:table-cell>
          <table:table-cell office:value-type="float" office:value="1775.261" calcext:value-type="float">
            <text:p>1775.261</text:p>
          </table:table-cell>
          <table:table-cell office:value-type="string" calcext:value-type="string">
            <text:p>Steinsel</text:p>
          </table:table-cell>
          <table:table-cell office:value-type="float" office:value="1785.568" calcext:value-type="float">
            <text:p>1785.568</text:p>
          </table:table-cell>
          <table:table-cell office:value-type="string" calcext:value-type="string">
            <text:p>Seattle</text:p>
          </table:table-cell>
          <table:table-cell office:value-type="float" office:value="5199.298" calcext:value-type="float">
            <text:p>5199.298</text:p>
          </table:table-cell>
          <table:table-cell office:value-type="string" calcext:value-type="string">
            <text:p>Berlin</text:p>
          </table:table-cell>
          <table:table-cell office:value-type="float" office:value="2744.557" calcext:value-type="float">
            <text:p>2744.557</text:p>
          </table:table-cell>
          <table:table-cell office:value-type="string" calcext:value-type="string">
            <text:p>Montreal</text:p>
          </table:table-cell>
          <table:table-cell office:value-type="float" office:value="4847.208" calcext:value-type="float">
            <text:p>4847.208</text:p>
          </table:table-cell>
          <table:table-cell office:value-type="string" calcext:value-type="string">
            <text:p>Prague</text:p>
          </table:table-cell>
          <table:table-cell office:value-type="float" office:value="2492.672" calcext:value-type="float">
            <text:p>2492.672</text:p>
          </table:table-cell>
          <table:table-cell office:value-type="string" calcext:value-type="string">
            <text:p>Charlotte</text:p>
          </table:table-cell>
          <table:table-cell office:value-type="float" office:value="6231.55" calcext:value-type="float">
            <text:p>6231.55</text:p>
          </table:table-cell>
          <table:table-cell office:value-type="string" calcext:value-type="string">
            <text:p>Manassas</text:p>
          </table:table-cell>
          <table:table-cell office:value-type="float" office:value="5058.439" calcext:value-type="float">
            <text:p>5058.439</text:p>
          </table:table-cell>
          <table:table-cell office:value-type="string" calcext:value-type="string">
            <text:p>Manassas</text:p>
          </table:table-cell>
          <table:table-cell office:value-type="float" office:value="6136.812" calcext:value-type="float">
            <text:p>6136.812</text:p>
          </table:table-cell>
          <table:table-cell office:value-type="string" calcext:value-type="string">
            <text:p>Toronto</text:p>
          </table:table-cell>
          <table:table-cell office:value-type="float" office:value="6231.639" calcext:value-type="float">
            <text:p>6231.639</text:p>
          </table:table-cell>
          <table:table-cell office:value-type="string" calcext:value-type="string">
            <text:p>Vienna</text:p>
          </table:table-cell>
          <table:table-cell office:value-type="float" office:value="10891.143" calcext:value-type="float">
            <text:p>10891.143</text:p>
          </table:table-cell>
          <table:table-cell office:value-type="string" calcext:value-type="string">
            <text:p>Chicago</text:p>
          </table:table-cell>
          <table:table-cell office:value-type="float" office:value="16602.472" calcext:value-type="float">
            <text:p>16602.472</text:p>
          </table:table-cell>
          <table:table-cell office:value-type="string" calcext:value-type="string">
            <text:p>Saint_Louis</text:p>
          </table:table-cell>
          <table:table-cell office:value-type="float" office:value="16677.558" calcext:value-type="float">
            <text:p>16677.558</text:p>
          </table:table-cell>
          <table:table-cell office:value-type="string" calcext:value-type="string">
            <text:p>Milan</text:p>
          </table:table-cell>
          <table:table-cell office:value-type="float" office:value="2785.013" calcext:value-type="float">
            <text:p>2785.013</text:p>
          </table:table-cell>
          <table:table-cell office:value-type="string" calcext:value-type="string">
            <text:p>Charlotte</text:p>
          </table:table-cell>
          <table:table-cell office:value-type="float" office:value="17914.431" calcext:value-type="float">
            <text:p>17914.431</text:p>
          </table:table-cell>
          <table:table-cell office:value-type="string" calcext:value-type="string">
            <text:p>Paris</text:p>
          </table:table-cell>
          <table:table-cell office:value-type="float" office:value="18029.881" calcext:value-type="float">
            <text:p>18029.881</text:p>
          </table:table-cell>
          <table:table-cell office:value-type="string" calcext:value-type="string">
            <text:p>Salt_Lake_City</text:p>
          </table:table-cell>
          <table:table-cell office:value-type="float" office:value="13639.332" calcext:value-type="float">
            <text:p>13639.332</text:p>
          </table:table-cell>
          <table:table-cell office:value-type="string" calcext:value-type="string">
            <text:p>Seattle</text:p>
          </table:table-cell>
          <table:table-cell office:value-type="float" office:value="13649.003" calcext:value-type="float">
            <text:p>13649.003</text:p>
          </table:table-cell>
          <table:table-cell office:value-type="string" calcext:value-type="string">
            <text:p>Oslo</text:p>
          </table:table-cell>
          <table:table-cell office:value-type="float" office:value="14999.008" calcext:value-type="float">
            <text:p>14999.008</text:p>
          </table:table-cell>
          <table:table-cell office:value-type="string" calcext:value-type="string">
            <text:p>Steinsel</text:p>
          </table:table-cell>
          <table:table-cell office:value-type="float" office:value="2196.951" calcext:value-type="float">
            <text:p>2196.951</text:p>
          </table:table-cell>
          <table:table-cell office:value-type="string" calcext:value-type="string">
            <text:p>Madrid</text:p>
          </table:table-cell>
          <table:table-cell office:value-type="float" office:value="2158.919" calcext:value-type="float">
            <text:p>2158.919</text:p>
          </table:table-cell>
          <table:table-cell office:value-type="string" calcext:value-type="string">
            <text:p>Toronto</text:p>
          </table:table-cell>
          <table:table-cell office:value-type="float" office:value="12426.298" calcext:value-type="float">
            <text:p>12426.298</text:p>
          </table:table-cell>
          <table:table-cell office:value-type="string" calcext:value-type="string">
            <text:p>Phoenix</text:p>
          </table:table-cell>
          <table:table-cell office:value-type="float" office:value="5022.997" calcext:value-type="float">
            <text:p>5022.997</text:p>
          </table:table-cell>
          <table:table-cell office:value-type="string" calcext:value-type="string">
            <text:p>Seattle</text:p>
          </table:table-cell>
          <table:table-cell office:value-type="float" office:value="3902.027" calcext:value-type="float">
            <text:p>3902.027</text:p>
          </table:table-cell>
          <table:table-cell office:value-type="string" calcext:value-type="string">
            <text:p>Montreal</text:p>
          </table:table-cell>
          <table:table-cell office:value-type="float" office:value="3864.877" calcext:value-type="float">
            <text:p>3864.877</text:p>
          </table:table-cell>
          <table:table-cell office:value-type="string" calcext:value-type="string">
            <text:p>Toronto</text:p>
          </table:table-cell>
          <table:table-cell office:value-type="float" office:value="4970.635" calcext:value-type="float">
            <text:p>4970.635</text:p>
          </table:table-cell>
          <table:table-cell office:value-type="string" calcext:value-type="string">
            <text:p>Warsaw</text:p>
          </table:table-cell>
          <table:table-cell office:value-type="float" office:value="3252.099" calcext:value-type="float">
            <text:p>3252.099</text:p>
          </table:table-cell>
        </table:table-row>
        <table:table-row table:style-name="ro1">
          <table:table-cell office:value-type="string" calcext:value-type="string">
            <text:p>San_Jose</text:p>
          </table:table-cell>
          <table:table-cell office:value-type="float" office:value="5477.063" calcext:value-type="float">
            <text:p>5477.063</text:p>
          </table:table-cell>
          <table:table-cell office:value-type="string" calcext:value-type="string">
            <text:p>Nicosia</text:p>
          </table:table-cell>
          <table:table-cell office:value-type="float" office:value="5418.13" calcext:value-type="float">
            <text:p>5418.13</text:p>
          </table:table-cell>
          <table:table-cell office:value-type="string" calcext:value-type="string">
            <text:p>San_Francisco</text:p>
          </table:table-cell>
          <table:table-cell office:value-type="float" office:value="5268.364" calcext:value-type="float">
            <text:p>5268.364</text:p>
          </table:table-cell>
          <table:table-cell office:value-type="string" calcext:value-type="string">
            <text:p>Nicosia</text:p>
          </table:table-cell>
          <table:table-cell office:value-type="float" office:value="1646.122" calcext:value-type="float">
            <text:p>1646.122</text:p>
          </table:table-cell>
          <table:table-cell office:value-type="string" calcext:value-type="string">
            <text:p>Nicosia</text:p>
          </table:table-cell>
          <table:table-cell office:value-type="float" office:value="10949.507" calcext:value-type="float">
            <text:p>10949.507</text:p>
          </table:table-cell>
          <table:table-cell office:value-type="string" calcext:value-type="string">
            <text:p>Buffalo</text:p>
          </table:table-cell>
          <table:table-cell office:value-type="float" office:value="12393.442" calcext:value-type="float">
            <text:p>12393.442</text:p>
          </table:table-cell>
          <table:table-cell office:value-type="string" calcext:value-type="string">
            <text:p>Paris</text:p>
          </table:table-cell>
          <table:table-cell office:value-type="float" office:value="5527.558" calcext:value-type="float">
            <text:p>5527.558</text:p>
          </table:table-cell>
          <table:table-cell office:value-type="string" calcext:value-type="string">
            <text:p>Los_Angeles</text:p>
          </table:table-cell>
          <table:table-cell office:value-type="float" office:value="4466.102" calcext:value-type="float">
            <text:p>4466.102</text:p>
          </table:table-cell>
          <table:table-cell office:value-type="string" calcext:value-type="string">
            <text:p>Denver</text:p>
          </table:table-cell>
          <table:table-cell office:value-type="float" office:value="4865.474" calcext:value-type="float">
            <text:p>4865.474</text:p>
          </table:table-cell>
          <table:table-cell office:value-type="string" calcext:value-type="string">
            <text:p>Steinsel</text:p>
          </table:table-cell>
          <table:table-cell office:value-type="float" office:value="1914.748" calcext:value-type="float">
            <text:p>1914.748</text:p>
          </table:table-cell>
          <table:table-cell office:value-type="string" calcext:value-type="string">
            <text:p>Nicosia</text:p>
          </table:table-cell>
          <table:table-cell office:value-type="float" office:value="2296.539" calcext:value-type="float">
            <text:p>2296.539</text:p>
          </table:table-cell>
          <table:table-cell office:value-type="string" calcext:value-type="string">
            <text:p>Vienna</text:p>
          </table:table-cell>
          <table:table-cell office:value-type="float" office:value="2746.806" calcext:value-type="float">
            <text:p>2746.806</text:p>
          </table:table-cell>
          <table:table-cell office:value-type="string" calcext:value-type="string">
            <text:p>Vienna</text:p>
          </table:table-cell>
          <table:table-cell office:value-type="float" office:value="2558.243" calcext:value-type="float">
            <text:p>2558.243</text:p>
          </table:table-cell>
          <table:table-cell office:value-type="string" calcext:value-type="string">
            <text:p>Copenhagen</text:p>
          </table:table-cell>
          <table:table-cell office:value-type="float" office:value="2530.912" calcext:value-type="float">
            <text:p>2530.912</text:p>
          </table:table-cell>
          <table:table-cell office:value-type="string" calcext:value-type="string">
            <text:p>Oslo</text:p>
          </table:table-cell>
          <table:table-cell office:value-type="float" office:value="2048.081" calcext:value-type="float">
            <text:p>2048.081</text:p>
          </table:table-cell>
          <table:table-cell office:value-type="string" calcext:value-type="string">
            <text:p>Marseille</text:p>
          </table:table-cell>
          <table:table-cell office:value-type="float" office:value="2174.188" calcext:value-type="float">
            <text:p>2174.188</text:p>
          </table:table-cell>
          <table:table-cell office:value-type="string" calcext:value-type="string">
            <text:p>Vienna</text:p>
          </table:table-cell>
          <table:table-cell office:value-type="float" office:value="1763.968" calcext:value-type="float">
            <text:p>1763.968</text:p>
          </table:table-cell>
          <table:table-cell office:value-type="string" calcext:value-type="string">
            <text:p>Steinsel</text:p>
          </table:table-cell>
          <table:table-cell office:value-type="float" office:value="1913.511" calcext:value-type="float">
            <text:p>1913.511</text:p>
          </table:table-cell>
          <table:table-cell office:value-type="string" calcext:value-type="string">
            <text:p>Oslo</text:p>
          </table:table-cell>
          <table:table-cell office:value-type="float" office:value="1617.822" calcext:value-type="float">
            <text:p>1617.822</text:p>
          </table:table-cell>
          <table:table-cell office:value-type="string" calcext:value-type="string">
            <text:p>Zurich</text:p>
          </table:table-cell>
          <table:table-cell office:value-type="float" office:value="13406.287" calcext:value-type="float">
            <text:p>13406.287</text:p>
          </table:table-cell>
          <table:table-cell office:value-type="string" calcext:value-type="string">
            <text:p>Vancouver</text:p>
          </table:table-cell>
          <table:table-cell office:value-type="float" office:value="4492.086" calcext:value-type="float">
            <text:p>4492.086</text:p>
          </table:table-cell>
          <table:table-cell office:value-type="string" calcext:value-type="string">
            <text:p>Sofia</text:p>
          </table:table-cell>
          <table:table-cell office:value-type="float" office:value="15552.114" calcext:value-type="float">
            <text:p>15552.114</text:p>
          </table:table-cell>
          <table:table-cell office:value-type="string" calcext:value-type="string">
            <text:p>Sofia</text:p>
          </table:table-cell>
          <table:table-cell office:value-type="float" office:value="11543.741" calcext:value-type="float">
            <text:p>11543.741</text:p>
          </table:table-cell>
          <table:table-cell office:value-type="string" calcext:value-type="string">
            <text:p>Skopje</text:p>
          </table:table-cell>
          <table:table-cell office:value-type="float" office:value="11566.797" calcext:value-type="float">
            <text:p>11566.797</text:p>
          </table:table-cell>
          <table:table-cell office:value-type="string" calcext:value-type="string">
            <text:p>Bratislava</text:p>
          </table:table-cell>
          <table:table-cell office:value-type="float" office:value="10736.183" calcext:value-type="float">
            <text:p>10736.183</text:p>
          </table:table-cell>
          <table:table-cell office:value-type="string" calcext:value-type="string">
            <text:p>Helsinki</text:p>
          </table:table-cell>
          <table:table-cell office:value-type="float" office:value="2307.678" calcext:value-type="float">
            <text:p>2307.678</text:p>
          </table:table-cell>
          <table:table-cell office:value-type="string" calcext:value-type="string">
            <text:p>New_York</text:p>
          </table:table-cell>
          <table:table-cell office:value-type="float" office:value="12620.628" calcext:value-type="float">
            <text:p>12620.628</text:p>
          </table:table-cell>
          <table:table-cell office:value-type="string" calcext:value-type="string">
            <text:p>Charlotte</text:p>
          </table:table-cell>
          <table:table-cell office:value-type="float" office:value="12722.102" calcext:value-type="float">
            <text:p>12722.102</text:p>
          </table:table-cell>
          <table:table-cell office:value-type="string" calcext:value-type="string">
            <text:p>Seattle</text:p>
          </table:table-cell>
          <table:table-cell office:value-type="float" office:value="12271.211" calcext:value-type="float">
            <text:p>12271.211</text:p>
          </table:table-cell>
          <table:table-cell office:value-type="string" calcext:value-type="string">
            <text:p>New_York</text:p>
          </table:table-cell>
          <table:table-cell office:value-type="float" office:value="5658.072" calcext:value-type="float">
            <text:p>5658.072</text:p>
          </table:table-cell>
          <table:table-cell office:value-type="string" calcext:value-type="string">
            <text:p>Denver</text:p>
          </table:table-cell>
          <table:table-cell office:value-type="float" office:value="6351.937" calcext:value-type="float">
            <text:p>6351.937</text:p>
          </table:table-cell>
          <table:table-cell office:value-type="string" calcext:value-type="string">
            <text:p>Denver</text:p>
          </table:table-cell>
          <table:table-cell office:value-type="float" office:value="6357.505" calcext:value-type="float">
            <text:p>6357.505</text:p>
          </table:table-cell>
          <table:table-cell office:value-type="string" calcext:value-type="string">
            <text:p>Los_Angeles</text:p>
          </table:table-cell>
          <table:table-cell office:value-type="float" office:value="5847.937" calcext:value-type="float">
            <text:p>5847.937</text:p>
          </table:table-cell>
          <table:table-cell office:value-type="string" calcext:value-type="string">
            <text:p>Stockholm</text:p>
          </table:table-cell>
          <table:table-cell office:value-type="float" office:value="1828.477" calcext:value-type="float">
            <text:p>1828.477</text:p>
          </table:table-cell>
          <table:table-cell office:value-type="string" calcext:value-type="string">
            <text:p>Dublin</text:p>
          </table:table-cell>
          <table:table-cell office:value-type="float" office:value="1827.314" calcext:value-type="float">
            <text:p>1827.314</text:p>
          </table:table-cell>
          <table:table-cell office:value-type="string" calcext:value-type="string">
            <text:p>Nicosia</text:p>
          </table:table-cell>
          <table:table-cell office:value-type="float" office:value="5397.868" calcext:value-type="float">
            <text:p>5397.868</text:p>
          </table:table-cell>
          <table:table-cell office:value-type="string" calcext:value-type="string">
            <text:p>Marseille</text:p>
          </table:table-cell>
          <table:table-cell office:value-type="float" office:value="2800.084" calcext:value-type="float">
            <text:p>2800.084</text:p>
          </table:table-cell>
          <table:table-cell office:value-type="string" calcext:value-type="string">
            <text:p>New_York</text:p>
          </table:table-cell>
          <table:table-cell office:value-type="float" office:value="5149.513" calcext:value-type="float">
            <text:p>5149.513</text:p>
          </table:table-cell>
          <table:table-cell office:value-type="string" calcext:value-type="string">
            <text:p>Athens</text:p>
          </table:table-cell>
          <table:table-cell office:value-type="float" office:value="2718.597" calcext:value-type="float">
            <text:p>2718.597</text:p>
          </table:table-cell>
          <table:table-cell office:value-type="string" calcext:value-type="string">
            <text:p>Manassas</text:p>
          </table:table-cell>
          <table:table-cell office:value-type="float" office:value="7132.532" calcext:value-type="float">
            <text:p>7132.532</text:p>
          </table:table-cell>
          <table:table-cell office:value-type="string" calcext:value-type="string">
            <text:p>Atlanta</text:p>
          </table:table-cell>
          <table:table-cell office:value-type="float" office:value="5171.727" calcext:value-type="float">
            <text:p>5171.727</text:p>
          </table:table-cell>
          <table:table-cell office:value-type="string" calcext:value-type="string">
            <text:p>New_York</text:p>
          </table:table-cell>
          <table:table-cell office:value-type="float" office:value="6425.797" calcext:value-type="float">
            <text:p>6425.797</text:p>
          </table:table-cell>
          <table:table-cell office:value-type="string" calcext:value-type="string">
            <text:p>Charlotte</text:p>
          </table:table-cell>
          <table:table-cell office:value-type="float" office:value="6473.44" calcext:value-type="float">
            <text:p>6473.44</text:p>
          </table:table-cell>
          <table:table-cell office:value-type="string" calcext:value-type="string">
            <text:p>Amsterdam</text:p>
          </table:table-cell>
          <table:table-cell office:value-type="float" office:value="10940.224" calcext:value-type="float">
            <text:p>10940.224</text:p>
          </table:table-cell>
          <table:table-cell office:value-type="string" calcext:value-type="string">
            <text:p>Kansas_City</text:p>
          </table:table-cell>
          <table:table-cell office:value-type="float" office:value="16670.475" calcext:value-type="float">
            <text:p>16670.475</text:p>
          </table:table-cell>
          <table:table-cell office:value-type="string" calcext:value-type="string">
            <text:p>Salt_Lake_City</text:p>
          </table:table-cell>
          <table:table-cell office:value-type="float" office:value="16947.817" calcext:value-type="float">
            <text:p>16947.817</text:p>
          </table:table-cell>
          <table:table-cell office:value-type="string" calcext:value-type="string">
            <text:p>Nicosia</text:p>
          </table:table-cell>
          <table:table-cell office:value-type="float" office:value="2999.178" calcext:value-type="float">
            <text:p>2999.178</text:p>
          </table:table-cell>
          <table:table-cell office:value-type="string" calcext:value-type="string">
            <text:p>Mexico</text:p>
          </table:table-cell>
          <table:table-cell office:value-type="float" office:value="18239.839" calcext:value-type="float">
            <text:p>18239.839</text:p>
          </table:table-cell>
          <table:table-cell office:value-type="string" calcext:value-type="string">
            <text:p>Mexico</text:p>
          </table:table-cell>
          <table:table-cell office:value-type="float" office:value="18230.318" calcext:value-type="float">
            <text:p>18230.318</text:p>
          </table:table-cell>
          <table:table-cell office:value-type="string" calcext:value-type="string">
            <text:p>Kansas_City</text:p>
          </table:table-cell>
          <table:table-cell office:value-type="float" office:value="14109.035" calcext:value-type="float">
            <text:p>14109.035</text:p>
          </table:table-cell>
          <table:table-cell office:value-type="string" calcext:value-type="string">
            <text:p>Salt_Lake_City</text:p>
          </table:table-cell>
          <table:table-cell office:value-type="float" office:value="13676.594" calcext:value-type="float">
            <text:p>13676.594</text:p>
          </table:table-cell>
          <table:table-cell office:value-type="string" calcext:value-type="string">
            <text:p>Zurich</text:p>
          </table:table-cell>
          <table:table-cell office:value-type="float" office:value="15164.403" calcext:value-type="float">
            <text:p>15164.403</text:p>
          </table:table-cell>
          <table:table-cell office:value-type="string" calcext:value-type="string">
            <text:p>Vienna</text:p>
          </table:table-cell>
          <table:table-cell office:value-type="float" office:value="2197.032" calcext:value-type="float">
            <text:p>2197.032</text:p>
          </table:table-cell>
          <table:table-cell office:value-type="string" calcext:value-type="string">
            <text:p>Ljubljana</text:p>
          </table:table-cell>
          <table:table-cell office:value-type="float" office:value="2213.426" calcext:value-type="float">
            <text:p>2213.426</text:p>
          </table:table-cell>
          <table:table-cell office:value-type="string" calcext:value-type="string">
            <text:p>Paris</text:p>
          </table:table-cell>
          <table:table-cell office:value-type="float" office:value="13432.731" calcext:value-type="float">
            <text:p>13432.731</text:p>
          </table:table-cell>
          <table:table-cell office:value-type="string" calcext:value-type="string">
            <text:p>Denver</text:p>
          </table:table-cell>
          <table:table-cell office:value-type="float" office:value="5110.751" calcext:value-type="float">
            <text:p>5110.751</text:p>
          </table:table-cell>
          <table:table-cell office:value-type="string" calcext:value-type="string">
            <text:p>Vancouver</text:p>
          </table:table-cell>
          <table:table-cell office:value-type="float" office:value="4300.195" calcext:value-type="float">
            <text:p>4300.195</text:p>
          </table:table-cell>
          <table:table-cell office:value-type="string" calcext:value-type="string">
            <text:p>Buffalo</text:p>
          </table:table-cell>
          <table:table-cell office:value-type="float" office:value="4154.756" calcext:value-type="float">
            <text:p>4154.756</text:p>
          </table:table-cell>
          <table:table-cell office:value-type="string" calcext:value-type="string">
            <text:p>Manassas</text:p>
          </table:table-cell>
          <table:table-cell office:value-type="float" office:value="5447.047" calcext:value-type="float">
            <text:p>5447.047</text:p>
          </table:table-cell>
          <table:table-cell office:value-type="string" calcext:value-type="string">
            <text:p>Tirana</text:p>
          </table:table-cell>
          <table:table-cell office:value-type="float" office:value="3257.689" calcext:value-type="float">
            <text:p>3257.689</text:p>
          </table:table-cell>
        </table:table-row>
        <table:table-row table:style-name="ro1">
          <table:table-cell office:value-type="string" calcext:value-type="string">
            <text:p>Nicosia</text:p>
          </table:table-cell>
          <table:table-cell office:value-type="float" office:value="5670.313" calcext:value-type="float">
            <text:p>5670.313</text:p>
          </table:table-cell>
          <table:table-cell office:value-type="string" calcext:value-type="string">
            <text:p>San_Jose</text:p>
          </table:table-cell>
          <table:table-cell office:value-type="float" office:value="5458.546" calcext:value-type="float">
            <text:p>5458.546</text:p>
          </table:table-cell>
          <table:table-cell office:value-type="string" calcext:value-type="string">
            <text:p>Denver</text:p>
          </table:table-cell>
          <table:table-cell office:value-type="float" office:value="5268.628" calcext:value-type="float">
            <text:p>5268.628</text:p>
          </table:table-cell>
          <table:table-cell office:value-type="string" calcext:value-type="string">
            <text:p>Chisinau</text:p>
          </table:table-cell>
          <table:table-cell office:value-type="float" office:value="1801.869" calcext:value-type="float">
            <text:p>1801.869</text:p>
          </table:table-cell>
          <table:table-cell office:value-type="string" calcext:value-type="string">
            <text:p>Paris</text:p>
          </table:table-cell>
          <table:table-cell office:value-type="float" office:value="11125.059" calcext:value-type="float">
            <text:p>11125.059</text:p>
          </table:table-cell>
          <table:table-cell office:value-type="string" calcext:value-type="string">
            <text:p>Paris</text:p>
          </table:table-cell>
          <table:table-cell office:value-type="float" office:value="12455.818" calcext:value-type="float">
            <text:p>12455.818</text:p>
          </table:table-cell>
          <table:table-cell office:value-type="string" calcext:value-type="string">
            <text:p>Denver</text:p>
          </table:table-cell>
          <table:table-cell office:value-type="float" office:value="5690.245" calcext:value-type="float">
            <text:p>5690.245</text:p>
          </table:table-cell>
          <table:table-cell office:value-type="string" calcext:value-type="string">
            <text:p>Denver</text:p>
          </table:table-cell>
          <table:table-cell office:value-type="float" office:value="4823.056" calcext:value-type="float">
            <text:p>4823.056</text:p>
          </table:table-cell>
          <table:table-cell office:value-type="string" calcext:value-type="string">
            <text:p>San_Francisco</text:p>
          </table:table-cell>
          <table:table-cell office:value-type="float" office:value="5102.526" calcext:value-type="float">
            <text:p>5102.526</text:p>
          </table:table-cell>
          <table:table-cell office:value-type="string" calcext:value-type="string">
            <text:p>Madrid</text:p>
          </table:table-cell>
          <table:table-cell office:value-type="float" office:value="1924.764" calcext:value-type="float">
            <text:p>1924.764</text:p>
          </table:table-cell>
          <table:table-cell office:value-type="string" calcext:value-type="string">
            <text:p>Marseille</text:p>
          </table:table-cell>
          <table:table-cell office:value-type="float" office:value="2445.002" calcext:value-type="float">
            <text:p>2445.002</text:p>
          </table:table-cell>
          <table:table-cell office:value-type="string" calcext:value-type="string">
            <text:p>Nicosia</text:p>
          </table:table-cell>
          <table:table-cell office:value-type="float" office:value="2833.046" calcext:value-type="float">
            <text:p>2833.046</text:p>
          </table:table-cell>
          <table:table-cell office:value-type="string" calcext:value-type="string">
            <text:p>Athens</text:p>
          </table:table-cell>
          <table:table-cell office:value-type="float" office:value="2629.336" calcext:value-type="float">
            <text:p>2629.336</text:p>
          </table:table-cell>
          <table:table-cell office:value-type="string" calcext:value-type="string">
            <text:p>Vienna</text:p>
          </table:table-cell>
          <table:table-cell office:value-type="float" office:value="2672.359" calcext:value-type="float">
            <text:p>2672.359</text:p>
          </table:table-cell>
          <table:table-cell office:value-type="string" calcext:value-type="string">
            <text:p>Ljubljana</text:p>
          </table:table-cell>
          <table:table-cell office:value-type="float" office:value="2132.681" calcext:value-type="float">
            <text:p>2132.681</text:p>
          </table:table-cell>
          <table:table-cell office:value-type="string" calcext:value-type="string">
            <text:p>Sarajevo</text:p>
          </table:table-cell>
          <table:table-cell office:value-type="float" office:value="2294.008" calcext:value-type="float">
            <text:p>2294.008</text:p>
          </table:table-cell>
          <table:table-cell office:value-type="string" calcext:value-type="string">
            <text:p>Steinsel</text:p>
          </table:table-cell>
          <table:table-cell office:value-type="float" office:value="1845.142" calcext:value-type="float">
            <text:p>1845.142</text:p>
          </table:table-cell>
          <table:table-cell office:value-type="string" calcext:value-type="string">
            <text:p>Madrid</text:p>
          </table:table-cell>
          <table:table-cell office:value-type="float" office:value="1919.734" calcext:value-type="float">
            <text:p>1919.734</text:p>
          </table:table-cell>
          <table:table-cell office:value-type="string" calcext:value-type="string">
            <text:p>Berlin</text:p>
          </table:table-cell>
          <table:table-cell office:value-type="float" office:value="1620.758" calcext:value-type="float">
            <text:p>1620.758</text:p>
          </table:table-cell>
          <table:table-cell office:value-type="string" calcext:value-type="string">
            <text:p>Madrid</text:p>
          </table:table-cell>
          <table:table-cell office:value-type="float" office:value="13569.01" calcext:value-type="float">
            <text:p>13569.01</text:p>
          </table:table-cell>
          <table:table-cell office:value-type="string" calcext:value-type="string">
            <text:p>Seattle</text:p>
          </table:table-cell>
          <table:table-cell office:value-type="float" office:value="4522.854" calcext:value-type="float">
            <text:p>4522.854</text:p>
          </table:table-cell>
          <table:table-cell office:value-type="string" calcext:value-type="string">
            <text:p>Bucharest</text:p>
          </table:table-cell>
          <table:table-cell office:value-type="float" office:value="16185.779" calcext:value-type="float">
            <text:p>16185.779</text:p>
          </table:table-cell>
          <table:table-cell office:value-type="string" calcext:value-type="string">
            <text:p>Milan</text:p>
          </table:table-cell>
          <table:table-cell office:value-type="float" office:value="11673.328" calcext:value-type="float">
            <text:p>11673.328</text:p>
          </table:table-cell>
          <table:table-cell office:value-type="string" calcext:value-type="string">
            <text:p>Frankfurt</text:p>
          </table:table-cell>
          <table:table-cell office:value-type="float" office:value="11870.472" calcext:value-type="float">
            <text:p>11870.472</text:p>
          </table:table-cell>
          <table:table-cell office:value-type="string" calcext:value-type="string">
            <text:p>Brussels</text:p>
          </table:table-cell>
          <table:table-cell office:value-type="float" office:value="10954.799" calcext:value-type="float">
            <text:p>10954.799</text:p>
          </table:table-cell>
          <table:table-cell office:value-type="string" calcext:value-type="string">
            <text:p>Vienna</text:p>
          </table:table-cell>
          <table:table-cell office:value-type="float" office:value="2317.396" calcext:value-type="float">
            <text:p>2317.396</text:p>
          </table:table-cell>
          <table:table-cell office:value-type="string" calcext:value-type="string">
            <text:p>Miami</text:p>
          </table:table-cell>
          <table:table-cell office:value-type="float" office:value="13079.656" calcext:value-type="float">
            <text:p>13079.656</text:p>
          </table:table-cell>
          <table:table-cell office:value-type="string" calcext:value-type="string">
            <text:p>San_Francisco</text:p>
          </table:table-cell>
          <table:table-cell office:value-type="float" office:value="14101.837" calcext:value-type="float">
            <text:p>14101.837</text:p>
          </table:table-cell>
          <table:table-cell office:value-type="string" calcext:value-type="string">
            <text:p>New_York</text:p>
          </table:table-cell>
          <table:table-cell office:value-type="float" office:value="12672.531" calcext:value-type="float">
            <text:p>12672.531</text:p>
          </table:table-cell>
          <table:table-cell office:value-type="string" calcext:value-type="string">
            <text:p>Toronto</text:p>
          </table:table-cell>
          <table:table-cell office:value-type="float" office:value="6089.34" calcext:value-type="float">
            <text:p>6089.34</text:p>
          </table:table-cell>
          <table:table-cell office:value-type="string" calcext:value-type="string">
            <text:p>Buffalo</text:p>
          </table:table-cell>
          <table:table-cell office:value-type="float" office:value="6516.198" calcext:value-type="float">
            <text:p>6516.198</text:p>
          </table:table-cell>
          <table:table-cell office:value-type="string" calcext:value-type="string">
            <text:p>Buffalo</text:p>
          </table:table-cell>
          <table:table-cell office:value-type="float" office:value="6529.985" calcext:value-type="float">
            <text:p>6529.985</text:p>
          </table:table-cell>
          <table:table-cell office:value-type="string" calcext:value-type="string">
            <text:p>Denver</text:p>
          </table:table-cell>
          <table:table-cell office:value-type="float" office:value="5901.968" calcext:value-type="float">
            <text:p>5901.968</text:p>
          </table:table-cell>
          <table:table-cell office:value-type="string" calcext:value-type="string">
            <text:p>Dublin</text:p>
          </table:table-cell>
          <table:table-cell office:value-type="float" office:value="1871.47" calcext:value-type="float">
            <text:p>1871.47</text:p>
          </table:table-cell>
          <table:table-cell office:value-type="string" calcext:value-type="string">
            <text:p>Milan</text:p>
          </table:table-cell>
          <table:table-cell office:value-type="float" office:value="1870.61" calcext:value-type="float">
            <text:p>1870.61</text:p>
          </table:table-cell>
          <table:table-cell office:value-type="string" calcext:value-type="string">
            <text:p>Vilnius</text:p>
          </table:table-cell>
          <table:table-cell office:value-type="float" office:value="5415.081" calcext:value-type="float">
            <text:p>5415.081</text:p>
          </table:table-cell>
          <table:table-cell office:value-type="string" calcext:value-type="string">
            <text:p>Bratislava</text:p>
          </table:table-cell>
          <table:table-cell office:value-type="float" office:value="2832.785" calcext:value-type="float">
            <text:p>2832.785</text:p>
          </table:table-cell>
          <table:table-cell office:value-type="string" calcext:value-type="string">
            <text:p>Toronto</text:p>
          </table:table-cell>
          <table:table-cell office:value-type="float" office:value="5249.856" calcext:value-type="float">
            <text:p>5249.856</text:p>
          </table:table-cell>
          <table:table-cell office:value-type="string" calcext:value-type="string">
            <text:p>Vienna</text:p>
          </table:table-cell>
          <table:table-cell office:value-type="float" office:value="2783.823" calcext:value-type="float">
            <text:p>2783.823</text:p>
          </table:table-cell>
          <table:table-cell office:value-type="string" calcext:value-type="string">
            <text:p>Atlanta</text:p>
          </table:table-cell>
          <table:table-cell office:value-type="float" office:value="7370.462" calcext:value-type="float">
            <text:p>7370.462</text:p>
          </table:table-cell>
          <table:table-cell office:value-type="string" calcext:value-type="string">
            <text:p>New_York</text:p>
          </table:table-cell>
          <table:table-cell office:value-type="float" office:value="5924.505" calcext:value-type="float">
            <text:p>5924.505</text:p>
          </table:table-cell>
          <table:table-cell office:value-type="string" calcext:value-type="string">
            <text:p>Atlanta</text:p>
          </table:table-cell>
          <table:table-cell office:value-type="float" office:value="6847.157" calcext:value-type="float">
            <text:p>6847.157</text:p>
          </table:table-cell>
          <table:table-cell office:value-type="string" calcext:value-type="string">
            <text:p>Atlanta</text:p>
          </table:table-cell>
          <table:table-cell office:value-type="float" office:value="6561.963" calcext:value-type="float">
            <text:p>6561.963</text:p>
          </table:table-cell>
          <table:table-cell office:value-type="string" calcext:value-type="string">
            <text:p>Marseille</text:p>
          </table:table-cell>
          <table:table-cell office:value-type="float" office:value="11138.936" calcext:value-type="float">
            <text:p>11138.936</text:p>
          </table:table-cell>
          <table:table-cell office:value-type="string" calcext:value-type="string">
            <text:p>Salt_Lake_City</text:p>
          </table:table-cell>
          <table:table-cell office:value-type="float" office:value="16942.284" calcext:value-type="float">
            <text:p>16942.284</text:p>
          </table:table-cell>
          <table:table-cell office:value-type="string" calcext:value-type="string">
            <text:p>Amsterdam</text:p>
          </table:table-cell>
          <table:table-cell office:value-type="float" office:value="17274.985" calcext:value-type="float">
            <text:p>17274.985</text:p>
          </table:table-cell>
          <table:table-cell office:value-type="string" calcext:value-type="string">
            <text:p>Riga</text:p>
          </table:table-cell>
          <table:table-cell office:value-type="float" office:value="3048.541" calcext:value-type="float">
            <text:p>3048.541</text:p>
          </table:table-cell>
          <table:table-cell office:value-type="string" calcext:value-type="string">
            <text:p>Warsaw</text:p>
          </table:table-cell>
          <table:table-cell office:value-type="float" office:value="18308.287" calcext:value-type="float">
            <text:p>18308.287</text:p>
          </table:table-cell>
          <table:table-cell office:value-type="string" calcext:value-type="string">
            <text:p>Hanoi</text:p>
          </table:table-cell>
          <table:table-cell office:value-type="float" office:value="18302.085" calcext:value-type="float">
            <text:p>18302.085</text:p>
          </table:table-cell>
          <table:table-cell office:value-type="string" calcext:value-type="string">
            <text:p>Charlotte</text:p>
          </table:table-cell>
          <table:table-cell office:value-type="float" office:value="14199.554" calcext:value-type="float">
            <text:p>14199.554</text:p>
          </table:table-cell>
          <table:table-cell office:value-type="string" calcext:value-type="string">
            <text:p>Amsterdam</text:p>
          </table:table-cell>
          <table:table-cell office:value-type="float" office:value="13974.315" calcext:value-type="float">
            <text:p>13974.315</text:p>
          </table:table-cell>
          <table:table-cell office:value-type="string" calcext:value-type="string">
            <text:p>Marseille</text:p>
          </table:table-cell>
          <table:table-cell office:value-type="float" office:value="15235.215" calcext:value-type="float">
            <text:p>15235.215</text:p>
          </table:table-cell>
          <table:table-cell office:value-type="string" calcext:value-type="string">
            <text:p>Oslo</text:p>
          </table:table-cell>
          <table:table-cell office:value-type="float" office:value="2203.89" calcext:value-type="float">
            <text:p>2203.89</text:p>
          </table:table-cell>
          <table:table-cell office:value-type="string" calcext:value-type="string">
            <text:p>Vienna</text:p>
          </table:table-cell>
          <table:table-cell office:value-type="float" office:value="2229.333" calcext:value-type="float">
            <text:p>2229.333</text:p>
          </table:table-cell>
          <table:table-cell office:value-type="string" calcext:value-type="string">
            <text:p>Nicosia</text:p>
          </table:table-cell>
          <table:table-cell office:value-type="float" office:value="13538.088" calcext:value-type="float">
            <text:p>13538.088</text:p>
          </table:table-cell>
          <table:table-cell office:value-type="string" calcext:value-type="string">
            <text:p>Vancouver</text:p>
          </table:table-cell>
          <table:table-cell office:value-type="float" office:value="5279.078" calcext:value-type="float">
            <text:p>5279.078</text:p>
          </table:table-cell>
          <table:table-cell office:value-type="string" calcext:value-type="string">
            <text:p>Buffalo</text:p>
          </table:table-cell>
          <table:table-cell office:value-type="float" office:value="4360.267" calcext:value-type="float">
            <text:p>4360.267</text:p>
          </table:table-cell>
          <table:table-cell office:value-type="string" calcext:value-type="string">
            <text:p>Manassas</text:p>
          </table:table-cell>
          <table:table-cell office:value-type="float" office:value="4409.96" calcext:value-type="float">
            <text:p>4409.96</text:p>
          </table:table-cell>
          <table:table-cell office:value-type="string" calcext:value-type="string">
            <text:p>Miami</text:p>
          </table:table-cell>
          <table:table-cell office:value-type="float" office:value="5531.92" calcext:value-type="float">
            <text:p>5531.92</text:p>
          </table:table-cell>
          <table:table-cell office:value-type="string" calcext:value-type="string">
            <text:p>Chisinau</text:p>
          </table:table-cell>
          <table:table-cell office:value-type="float" office:value="3294.617" calcext:value-type="float">
            <text:p>3294.617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5762.097" calcext:value-type="float">
            <text:p>5762.097</text:p>
          </table:table-cell>
          <table:table-cell office:value-type="string" calcext:value-type="string">
            <text:p>Amsterdam</text:p>
          </table:table-cell>
          <table:table-cell office:value-type="float" office:value="5642.315" calcext:value-type="float">
            <text:p>5642.315</text:p>
          </table:table-cell>
          <table:table-cell office:value-type="string" calcext:value-type="string">
            <text:p>Vancouver</text:p>
          </table:table-cell>
          <table:table-cell office:value-type="float" office:value="5394.534" calcext:value-type="float">
            <text:p>5394.534</text:p>
          </table:table-cell>
          <table:table-cell office:value-type="string" calcext:value-type="string">
            <text:p>Zagreb</text:p>
          </table:table-cell>
          <table:table-cell office:value-type="float" office:value="1828.221" calcext:value-type="float">
            <text:p>1828.221</text:p>
          </table:table-cell>
          <table:table-cell office:value-type="string" calcext:value-type="string">
            <text:p>Vilnius</text:p>
          </table:table-cell>
          <table:table-cell office:value-type="float" office:value="11134.657" calcext:value-type="float">
            <text:p>11134.657</text:p>
          </table:table-cell>
          <table:table-cell office:value-type="string" calcext:value-type="string">
            <text:p>Nicosia</text:p>
          </table:table-cell>
          <table:table-cell office:value-type="float" office:value="13105.241" calcext:value-type="float">
            <text:p>13105.241</text:p>
          </table:table-cell>
          <table:table-cell office:value-type="string" calcext:value-type="string">
            <text:p>San_Francisco</text:p>
          </table:table-cell>
          <table:table-cell office:value-type="float" office:value="5880.53" calcext:value-type="float">
            <text:p>5880.53</text:p>
          </table:table-cell>
          <table:table-cell office:value-type="string" calcext:value-type="string">
            <text:p>San_Francisco</text:p>
          </table:table-cell>
          <table:table-cell office:value-type="float" office:value="5008.796" calcext:value-type="float">
            <text:p>5008.796</text:p>
          </table:table-cell>
          <table:table-cell office:value-type="string" calcext:value-type="string">
            <text:p>Los_Angeles</text:p>
          </table:table-cell>
          <table:table-cell office:value-type="float" office:value="5176.273" calcext:value-type="float">
            <text:p>5176.273</text:p>
          </table:table-cell>
          <table:table-cell office:value-type="string" calcext:value-type="string">
            <text:p>Berlin</text:p>
          </table:table-cell>
          <table:table-cell office:value-type="float" office:value="1945.455" calcext:value-type="float">
            <text:p>1945.455</text:p>
          </table:table-cell>
          <table:table-cell office:value-type="string" calcext:value-type="string">
            <text:p>Tallinn</text:p>
          </table:table-cell>
          <table:table-cell office:value-type="float" office:value="2463.167" calcext:value-type="float">
            <text:p>2463.167</text:p>
          </table:table-cell>
          <table:table-cell office:value-type="string" calcext:value-type="string">
            <text:p>Ljubljana</text:p>
          </table:table-cell>
          <table:table-cell office:value-type="float" office:value="2915.855" calcext:value-type="float">
            <text:p>2915.855</text:p>
          </table:table-cell>
          <table:table-cell office:value-type="string" calcext:value-type="string">
            <text:p>Helsinki</text:p>
          </table:table-cell>
          <table:table-cell office:value-type="float" office:value="2670.875" calcext:value-type="float">
            <text:p>2670.875</text:p>
          </table:table-cell>
          <table:table-cell office:value-type="string" calcext:value-type="string">
            <text:p>Dublin</text:p>
          </table:table-cell>
          <table:table-cell office:value-type="float" office:value="2736.356" calcext:value-type="float">
            <text:p>2736.356</text:p>
          </table:table-cell>
          <table:table-cell office:value-type="string" calcext:value-type="string">
            <text:p>Stockholm</text:p>
          </table:table-cell>
          <table:table-cell office:value-type="float" office:value="2255.318" calcext:value-type="float">
            <text:p>2255.318</text:p>
          </table:table-cell>
          <table:table-cell office:value-type="string" calcext:value-type="string">
            <text:p>Bucharest</text:p>
          </table:table-cell>
          <table:table-cell office:value-type="float" office:value="2308.417" calcext:value-type="float">
            <text:p>2308.417</text:p>
          </table:table-cell>
          <table:table-cell office:value-type="string" calcext:value-type="string">
            <text:p>Ljubljana</text:p>
          </table:table-cell>
          <table:table-cell office:value-type="float" office:value="2022.805" calcext:value-type="float">
            <text:p>2022.805</text:p>
          </table:table-cell>
          <table:table-cell office:value-type="string" calcext:value-type="string">
            <text:p>Vienna</text:p>
          </table:table-cell>
          <table:table-cell office:value-type="float" office:value="2025.327" calcext:value-type="float">
            <text:p>2025.327</text:p>
          </table:table-cell>
          <table:table-cell office:value-type="string" calcext:value-type="string">
            <text:p>Madrid</text:p>
          </table:table-cell>
          <table:table-cell office:value-type="float" office:value="1953.424" calcext:value-type="float">
            <text:p>1953.424</text:p>
          </table:table-cell>
          <table:table-cell office:value-type="string" calcext:value-type="string">
            <text:p>Amsterdam</text:p>
          </table:table-cell>
          <table:table-cell office:value-type="float" office:value="13644.903" calcext:value-type="float">
            <text:p>13644.903</text:p>
          </table:table-cell>
          <table:table-cell office:value-type="string" calcext:value-type="string">
            <text:p>Buffalo</text:p>
          </table:table-cell>
          <table:table-cell office:value-type="float" office:value="5002.175" calcext:value-type="float">
            <text:p>5002.175</text:p>
          </table:table-cell>
          <table:table-cell office:value-type="string" calcext:value-type="string">
            <text:p>Amsterdam</text:p>
          </table:table-cell>
          <table:table-cell office:value-type="float" office:value="16421.111" calcext:value-type="float">
            <text:p>16421.111</text:p>
          </table:table-cell>
          <table:table-cell office:value-type="string" calcext:value-type="string">
            <text:p>Berlin</text:p>
          </table:table-cell>
          <table:table-cell office:value-type="float" office:value="11779.674" calcext:value-type="float">
            <text:p>11779.674</text:p>
          </table:table-cell>
          <table:table-cell office:value-type="string" calcext:value-type="string">
            <text:p>Brussels</text:p>
          </table:table-cell>
          <table:table-cell office:value-type="float" office:value="11893.804" calcext:value-type="float">
            <text:p>11893.804</text:p>
          </table:table-cell>
          <table:table-cell office:value-type="string" calcext:value-type="string">
            <text:p>Belgrade</text:p>
          </table:table-cell>
          <table:table-cell office:value-type="float" office:value="11150.042" calcext:value-type="float">
            <text:p>11150.042</text:p>
          </table:table-cell>
          <table:table-cell office:value-type="string" calcext:value-type="string">
            <text:p>Oslo</text:p>
          </table:table-cell>
          <table:table-cell office:value-type="float" office:value="2485.48" calcext:value-type="float">
            <text:p>2485.48</text:p>
          </table:table-cell>
          <table:table-cell office:value-type="string" calcext:value-type="string">
            <text:p>Vilnius</text:p>
          </table:table-cell>
          <table:table-cell office:value-type="float" office:value="13937.116" calcext:value-type="float">
            <text:p>13937.116</text:p>
          </table:table-cell>
          <table:table-cell office:value-type="string" calcext:value-type="string">
            <text:p>Vilnius</text:p>
          </table:table-cell>
          <table:table-cell office:value-type="float" office:value="14241.166" calcext:value-type="float">
            <text:p>14241.166</text:p>
          </table:table-cell>
          <table:table-cell office:value-type="string" calcext:value-type="string">
            <text:p>Miami</text:p>
          </table:table-cell>
          <table:table-cell office:value-type="float" office:value="12756.14" calcext:value-type="float">
            <text:p>12756.14</text:p>
          </table:table-cell>
          <table:table-cell office:value-type="string" calcext:value-type="string">
            <text:p>Buffalo</text:p>
          </table:table-cell>
          <table:table-cell office:value-type="float" office:value="7225.146" calcext:value-type="float">
            <text:p>7225.146</text:p>
          </table:table-cell>
          <table:table-cell office:value-type="string" calcext:value-type="string">
            <text:p>Atlanta</text:p>
          </table:table-cell>
          <table:table-cell office:value-type="float" office:value="7408.388" calcext:value-type="float">
            <text:p>7408.388</text:p>
          </table:table-cell>
          <table:table-cell office:value-type="string" calcext:value-type="string">
            <text:p>Atlanta</text:p>
          </table:table-cell>
          <table:table-cell office:value-type="float" office:value="7430.189" calcext:value-type="float">
            <text:p>7430.189</text:p>
          </table:table-cell>
          <table:table-cell office:value-type="string" calcext:value-type="string">
            <text:p>San_Francisco</text:p>
          </table:table-cell>
          <table:table-cell office:value-type="float" office:value="6272.021" calcext:value-type="float">
            <text:p>6272.021</text:p>
          </table:table-cell>
          <table:table-cell office:value-type="string" calcext:value-type="string">
            <text:p>Vienna</text:p>
          </table:table-cell>
          <table:table-cell office:value-type="float" office:value="2016.839" calcext:value-type="float">
            <text:p>2016.839</text:p>
          </table:table-cell>
          <table:table-cell office:value-type="string" calcext:value-type="string">
            <text:p>Madrid</text:p>
          </table:table-cell>
          <table:table-cell office:value-type="float" office:value="1894.276" calcext:value-type="float">
            <text:p>1894.276</text:p>
          </table:table-cell>
          <table:table-cell office:value-type="string" calcext:value-type="string">
            <text:p>Vancouver</text:p>
          </table:table-cell>
          <table:table-cell office:value-type="float" office:value="5551.258" calcext:value-type="float">
            <text:p>5551.258</text:p>
          </table:table-cell>
          <table:table-cell office:value-type="string" calcext:value-type="string">
            <text:p>Vienna</text:p>
          </table:table-cell>
          <table:table-cell office:value-type="float" office:value="2900.473" calcext:value-type="float">
            <text:p>2900.473</text:p>
          </table:table-cell>
          <table:table-cell office:value-type="string" calcext:value-type="string">
            <text:p>Buffalo</text:p>
          </table:table-cell>
          <table:table-cell office:value-type="float" office:value="6373.257" calcext:value-type="float">
            <text:p>6373.257</text:p>
          </table:table-cell>
          <table:table-cell office:value-type="string" calcext:value-type="string">
            <text:p>Steinsel</text:p>
          </table:table-cell>
          <table:table-cell office:value-type="float" office:value="2885.246" calcext:value-type="float">
            <text:p>2885.246</text:p>
          </table:table-cell>
          <table:table-cell office:value-type="string" calcext:value-type="string">
            <text:p>Buffalo</text:p>
          </table:table-cell>
          <table:table-cell office:value-type="float" office:value="8245.73" calcext:value-type="float">
            <text:p>8245.73</text:p>
          </table:table-cell>
          <table:table-cell office:value-type="string" calcext:value-type="string">
            <text:p>Buffalo</text:p>
          </table:table-cell>
          <table:table-cell office:value-type="float" office:value="6305.082" calcext:value-type="float">
            <text:p>6305.082</text:p>
          </table:table-cell>
          <table:table-cell office:value-type="string" calcext:value-type="string">
            <text:p>Buffalo</text:p>
          </table:table-cell>
          <table:table-cell office:value-type="float" office:value="7862.585" calcext:value-type="float">
            <text:p>7862.585</text:p>
          </table:table-cell>
          <table:table-cell office:value-type="string" calcext:value-type="string">
            <text:p>Buffalo</text:p>
          </table:table-cell>
          <table:table-cell office:value-type="float" office:value="8055.824" calcext:value-type="float">
            <text:p>8055.824</text:p>
          </table:table-cell>
          <table:table-cell office:value-type="string" calcext:value-type="string">
            <text:p>Oslo</text:p>
          </table:table-cell>
          <table:table-cell office:value-type="float" office:value="11311.047" calcext:value-type="float">
            <text:p>11311.047</text:p>
          </table:table-cell>
          <table:table-cell office:value-type="string" calcext:value-type="string">
            <text:p>Vienna</text:p>
          </table:table-cell>
          <table:table-cell office:value-type="float" office:value="16943.9" calcext:value-type="float">
            <text:p>16943.9</text:p>
          </table:table-cell>
          <table:table-cell office:value-type="string" calcext:value-type="string">
            <text:p>Paris</text:p>
          </table:table-cell>
          <table:table-cell office:value-type="float" office:value="17399.658" calcext:value-type="float">
            <text:p>17399.658</text:p>
          </table:table-cell>
          <table:table-cell office:value-type="string" calcext:value-type="string">
            <text:p>Marseille</text:p>
          </table:table-cell>
          <table:table-cell office:value-type="float" office:value="3072.151" calcext:value-type="float">
            <text:p>3072.151</text:p>
          </table:table-cell>
          <table:table-cell office:value-type="string" calcext:value-type="string">
            <text:p>Hanoi</text:p>
          </table:table-cell>
          <table:table-cell office:value-type="float" office:value="18435.983" calcext:value-type="float">
            <text:p>18435.983</text:p>
          </table:table-cell>
          <table:table-cell office:value-type="string" calcext:value-type="string">
            <text:p>Charlotte</text:p>
          </table:table-cell>
          <table:table-cell office:value-type="float" office:value="18366.961" calcext:value-type="float">
            <text:p>18366.961</text:p>
          </table:table-cell>
          <table:table-cell office:value-type="string" calcext:value-type="string">
            <text:p>Zurich</text:p>
          </table:table-cell>
          <table:table-cell office:value-type="float" office:value="14256.383" calcext:value-type="float">
            <text:p>14256.383</text:p>
          </table:table-cell>
          <table:table-cell office:value-type="string" calcext:value-type="string">
            <text:p>Chicago</text:p>
          </table:table-cell>
          <table:table-cell office:value-type="float" office:value="14028.447" calcext:value-type="float">
            <text:p>14028.447</text:p>
          </table:table-cell>
          <table:table-cell office:value-type="string" calcext:value-type="string">
            <text:p>Amsterdam</text:p>
          </table:table-cell>
          <table:table-cell office:value-type="float" office:value="15398.021" calcext:value-type="float">
            <text:p>15398.021</text:p>
          </table:table-cell>
          <table:table-cell office:value-type="string" calcext:value-type="string">
            <text:p>Madrid</text:p>
          </table:table-cell>
          <table:table-cell office:value-type="float" office:value="2229.12" calcext:value-type="float">
            <text:p>2229.12</text:p>
          </table:table-cell>
          <table:table-cell office:value-type="string" calcext:value-type="string">
            <text:p>Oslo</text:p>
          </table:table-cell>
          <table:table-cell office:value-type="float" office:value="2355.044" calcext:value-type="float">
            <text:p>2355.044</text:p>
          </table:table-cell>
          <table:table-cell office:value-type="string" calcext:value-type="string">
            <text:p>Amsterdam</text:p>
          </table:table-cell>
          <table:table-cell office:value-type="float" office:value="13670.672" calcext:value-type="float">
            <text:p>13670.672</text:p>
          </table:table-cell>
          <table:table-cell office:value-type="string" calcext:value-type="string">
            <text:p>London</text:p>
          </table:table-cell>
          <table:table-cell office:value-type="float" office:value="5813.208" calcext:value-type="float">
            <text:p>5813.208</text:p>
          </table:table-cell>
          <table:table-cell office:value-type="string" calcext:value-type="string">
            <text:p>Los_Angeles</text:p>
          </table:table-cell>
          <table:table-cell office:value-type="float" office:value="5449.543" calcext:value-type="float">
            <text:p>5449.543</text:p>
          </table:table-cell>
          <table:table-cell office:value-type="string" calcext:value-type="string">
            <text:p>Los_Angeles</text:p>
          </table:table-cell>
          <table:table-cell office:value-type="float" office:value="5794.439" calcext:value-type="float">
            <text:p>5794.439</text:p>
          </table:table-cell>
          <table:table-cell office:value-type="string" calcext:value-type="string">
            <text:p>Buffalo</text:p>
          </table:table-cell>
          <table:table-cell office:value-type="float" office:value="5876.107" calcext:value-type="float">
            <text:p>5876.107</text:p>
          </table:table-cell>
          <table:table-cell office:value-type="string" calcext:value-type="string">
            <text:p>Sarajevo</text:p>
          </table:table-cell>
          <table:table-cell office:value-type="float" office:value="3381.398" calcext:value-type="float">
            <text:p>3381.398</text:p>
          </table:table-cell>
        </table:table-row>
        <table:table-row table:style-name="ro1">
          <table:table-cell office:value-type="string" calcext:value-type="string">
            <text:p>Vilnius</text:p>
          </table:table-cell>
          <table:table-cell office:value-type="float" office:value="5921.813" calcext:value-type="float">
            <text:p>5921.813</text:p>
          </table:table-cell>
          <table:table-cell office:value-type="string" calcext:value-type="string">
            <text:p>Vancouver</text:p>
          </table:table-cell>
          <table:table-cell office:value-type="float" office:value="5760.17" calcext:value-type="float">
            <text:p>5760.17</text:p>
          </table:table-cell>
          <table:table-cell office:value-type="string" calcext:value-type="string">
            <text:p>San_Jose</text:p>
          </table:table-cell>
          <table:table-cell office:value-type="float" office:value="5447.363" calcext:value-type="float">
            <text:p>5447.363</text:p>
          </table:table-cell>
          <table:table-cell office:value-type="string" calcext:value-type="string">
            <text:p>Helsinki</text:p>
          </table:table-cell>
          <table:table-cell office:value-type="float" office:value="1854.993" calcext:value-type="float">
            <text:p>1854.993</text:p>
          </table:table-cell>
          <table:table-cell office:value-type="string" calcext:value-type="string">
            <text:p>San_Francisco</text:p>
          </table:table-cell>
          <table:table-cell office:value-type="float" office:value="11448.443" calcext:value-type="float">
            <text:p>11448.443</text:p>
          </table:table-cell>
          <table:table-cell office:value-type="string" calcext:value-type="string">
            <text:p>Toronto</text:p>
          </table:table-cell>
          <table:table-cell office:value-type="float" office:value="13300.033" calcext:value-type="float">
            <text:p>13300.033</text:p>
          </table:table-cell>
          <table:table-cell office:value-type="string" calcext:value-type="string">
            <text:p>Nicosia</text:p>
          </table:table-cell>
          <table:table-cell office:value-type="float" office:value="6038.396" calcext:value-type="float">
            <text:p>6038.396</text:p>
          </table:table-cell>
          <table:table-cell office:value-type="string" calcext:value-type="string">
            <text:p>Paris</text:p>
          </table:table-cell>
          <table:table-cell office:value-type="float" office:value="5733.747" calcext:value-type="float">
            <text:p>5733.747</text:p>
          </table:table-cell>
          <table:table-cell office:value-type="string" calcext:value-type="string">
            <text:p>Paris</text:p>
          </table:table-cell>
          <table:table-cell office:value-type="float" office:value="5728.504" calcext:value-type="float">
            <text:p>5728.504</text:p>
          </table:table-cell>
          <table:table-cell office:value-type="string" calcext:value-type="string">
            <text:p>Tel_Aviv</text:p>
          </table:table-cell>
          <table:table-cell office:value-type="float" office:value="2037.351" calcext:value-type="float">
            <text:p>2037.351</text:p>
          </table:table-cell>
          <table:table-cell office:value-type="string" calcext:value-type="string">
            <text:p>Steinsel</text:p>
          </table:table-cell>
          <table:table-cell office:value-type="float" office:value="2502.447" calcext:value-type="float">
            <text:p>2502.447</text:p>
          </table:table-cell>
          <table:table-cell office:value-type="string" calcext:value-type="string">
            <text:p>Marseille</text:p>
          </table:table-cell>
          <table:table-cell office:value-type="float" office:value="3009.42" calcext:value-type="float">
            <text:p>3009.42</text:p>
          </table:table-cell>
          <table:table-cell office:value-type="string" calcext:value-type="string">
            <text:p>Steinsel</text:p>
          </table:table-cell>
          <table:table-cell office:value-type="float" office:value="2681.925" calcext:value-type="float">
            <text:p>2681.925</text:p>
          </table:table-cell>
          <table:table-cell office:value-type="string" calcext:value-type="string">
            <text:p>Athens</text:p>
          </table:table-cell>
          <table:table-cell office:value-type="float" office:value="2793.394" calcext:value-type="float">
            <text:p>2793.394</text:p>
          </table:table-cell>
          <table:table-cell office:value-type="string" calcext:value-type="string">
            <text:p>Lisbon</text:p>
          </table:table-cell>
          <table:table-cell office:value-type="float" office:value="2539.709" calcext:value-type="float">
            <text:p>2539.709</text:p>
          </table:table-cell>
          <table:table-cell office:value-type="string" calcext:value-type="string">
            <text:p>Berlin</text:p>
          </table:table-cell>
          <table:table-cell office:value-type="float" office:value="2347.128" calcext:value-type="float">
            <text:p>2347.128</text:p>
          </table:table-cell>
          <table:table-cell office:value-type="string" calcext:value-type="string">
            <text:p>Dublin</text:p>
          </table:table-cell>
          <table:table-cell office:value-type="float" office:value="2071.71" calcext:value-type="float">
            <text:p>2071.71</text:p>
          </table:table-cell>
          <table:table-cell office:value-type="string" calcext:value-type="string">
            <text:p>Bucharest</text:p>
          </table:table-cell>
          <table:table-cell office:value-type="float" office:value="2157.382" calcext:value-type="float">
            <text:p>2157.382</text:p>
          </table:table-cell>
          <table:table-cell office:value-type="string" calcext:value-type="string">
            <text:p>Bucharest</text:p>
          </table:table-cell>
          <table:table-cell office:value-type="float" office:value="2199.184" calcext:value-type="float">
            <text:p>2199.184</text:p>
          </table:table-cell>
          <table:table-cell office:value-type="string" calcext:value-type="string">
            <text:p>Auckland</text:p>
          </table:table-cell>
          <table:table-cell office:value-type="float" office:value="13804.547" calcext:value-type="float">
            <text:p>13804.547</text:p>
          </table:table-cell>
          <table:table-cell office:value-type="string" calcext:value-type="string">
            <text:p>San_Jose</text:p>
          </table:table-cell>
          <table:table-cell office:value-type="float" office:value="5819.541" calcext:value-type="float">
            <text:p>5819.541</text:p>
          </table:table-cell>
          <table:table-cell office:value-type="string" calcext:value-type="string">
            <text:p>Oslo</text:p>
          </table:table-cell>
          <table:table-cell office:value-type="float" office:value="16478.298" calcext:value-type="float">
            <text:p>16478.298</text:p>
          </table:table-cell>
          <table:table-cell office:value-type="string" calcext:value-type="string">
            <text:p>Marseille</text:p>
          </table:table-cell>
          <table:table-cell office:value-type="float" office:value="11914.962" calcext:value-type="float">
            <text:p>11914.962</text:p>
          </table:table-cell>
          <table:table-cell office:value-type="string" calcext:value-type="string">
            <text:p>Nicosia</text:p>
          </table:table-cell>
          <table:table-cell office:value-type="float" office:value="12115.807" calcext:value-type="float">
            <text:p>12115.807</text:p>
          </table:table-cell>
          <table:table-cell office:value-type="string" calcext:value-type="string">
            <text:p>Marseille</text:p>
          </table:table-cell>
          <table:table-cell office:value-type="float" office:value="11180.834" calcext:value-type="float">
            <text:p>11180.834</text:p>
          </table:table-cell>
          <table:table-cell office:value-type="string" calcext:value-type="string">
            <text:p>Stockholm</text:p>
          </table:table-cell>
          <table:table-cell office:value-type="float" office:value="2525.678" calcext:value-type="float">
            <text:p>2525.678</text:p>
          </table:table-cell>
          <table:table-cell office:value-type="string" calcext:value-type="string">
            <text:p>Nicosia</text:p>
          </table:table-cell>
          <table:table-cell office:value-type="float" office:value="14689.735" calcext:value-type="float">
            <text:p>14689.735</text:p>
          </table:table-cell>
          <table:table-cell office:value-type="string" calcext:value-type="string">
            <text:p>Sydney</text:p>
          </table:table-cell>
          <table:table-cell office:value-type="float" office:value="14836.938" calcext:value-type="float">
            <text:p>14836.938</text:p>
          </table:table-cell>
          <table:table-cell office:value-type="string" calcext:value-type="string">
            <text:p>Paris</text:p>
          </table:table-cell>
          <table:table-cell office:value-type="float" office:value="14738.202" calcext:value-type="float">
            <text:p>14738.202</text:p>
          </table:table-cell>
          <table:table-cell office:value-type="string" calcext:value-type="string">
            <text:p>Seoul</text:p>
          </table:table-cell>
          <table:table-cell office:value-type="float" office:value="8512.825" calcext:value-type="float">
            <text:p>8512.825</text:p>
          </table:table-cell>
          <table:table-cell office:value-type="string" calcext:value-type="string">
            <text:p>Paris</text:p>
          </table:table-cell>
          <table:table-cell office:value-type="float" office:value="8437.945" calcext:value-type="float">
            <text:p>8437.945</text:p>
          </table:table-cell>
          <table:table-cell office:value-type="string" calcext:value-type="string">
            <text:p>Nicosia</text:p>
          </table:table-cell>
          <table:table-cell office:value-type="float" office:value="8342.714" calcext:value-type="float">
            <text:p>8342.714</text:p>
          </table:table-cell>
          <table:table-cell office:value-type="string" calcext:value-type="string">
            <text:p>Vancouver</text:p>
          </table:table-cell>
          <table:table-cell office:value-type="float" office:value="6353.425" calcext:value-type="float">
            <text:p>6353.425</text:p>
          </table:table-cell>
          <table:table-cell office:value-type="string" calcext:value-type="string">
            <text:p>Milan</text:p>
          </table:table-cell>
          <table:table-cell office:value-type="float" office:value="2046.187" calcext:value-type="float">
            <text:p>2046.187</text:p>
          </table:table-cell>
          <table:table-cell office:value-type="string" calcext:value-type="string">
            <text:p>Berlin</text:p>
          </table:table-cell>
          <table:table-cell office:value-type="float" office:value="1977.323" calcext:value-type="float">
            <text:p>1977.323</text:p>
          </table:table-cell>
          <table:table-cell office:value-type="string" calcext:value-type="string">
            <text:p>Amsterdam</text:p>
          </table:table-cell>
          <table:table-cell office:value-type="float" office:value="5582.015" calcext:value-type="float">
            <text:p>5582.015</text:p>
          </table:table-cell>
          <table:table-cell office:value-type="string" calcext:value-type="string">
            <text:p>Riga</text:p>
          </table:table-cell>
          <table:table-cell office:value-type="float" office:value="3042.859" calcext:value-type="float">
            <text:p>3042.859</text:p>
          </table:table-cell>
          <table:table-cell office:value-type="string" calcext:value-type="string">
            <text:p>Paris</text:p>
          </table:table-cell>
          <table:table-cell office:value-type="float" office:value="8170.449" calcext:value-type="float">
            <text:p>8170.449</text:p>
          </table:table-cell>
          <table:table-cell office:value-type="string" calcext:value-type="string">
            <text:p>Marseille</text:p>
          </table:table-cell>
          <table:table-cell office:value-type="float" office:value="2899.153" calcext:value-type="float">
            <text:p>2899.153</text:p>
          </table:table-cell>
          <table:table-cell office:value-type="string" calcext:value-type="string">
            <text:p>Seoul</text:p>
          </table:table-cell>
          <table:table-cell office:value-type="float" office:value="9118.42" calcext:value-type="float">
            <text:p>9118.42</text:p>
          </table:table-cell>
          <table:table-cell office:value-type="string" calcext:value-type="string">
            <text:p>Paris</text:p>
          </table:table-cell>
          <table:table-cell office:value-type="float" office:value="7718.721" calcext:value-type="float">
            <text:p>7718.721</text:p>
          </table:table-cell>
          <table:table-cell office:value-type="string" calcext:value-type="string">
            <text:p>Seoul</text:p>
          </table:table-cell>
          <table:table-cell office:value-type="float" office:value="8124.15" calcext:value-type="float">
            <text:p>8124.15</text:p>
          </table:table-cell>
          <table:table-cell office:value-type="string" calcext:value-type="string">
            <text:p>Paris</text:p>
          </table:table-cell>
          <table:table-cell office:value-type="float" office:value="8738.562" calcext:value-type="float">
            <text:p>8738.562</text:p>
          </table:table-cell>
          <table:table-cell office:value-type="string" calcext:value-type="string">
            <text:p>Madrid</text:p>
          </table:table-cell>
          <table:table-cell office:value-type="float" office:value="11524.119" calcext:value-type="float">
            <text:p>11524.119</text:p>
          </table:table-cell>
          <table:table-cell office:value-type="string" calcext:value-type="string">
            <text:p>Amsterdam</text:p>
          </table:table-cell>
          <table:table-cell office:value-type="float" office:value="17384.615" calcext:value-type="float">
            <text:p>17384.615</text:p>
          </table:table-cell>
          <table:table-cell office:value-type="string" calcext:value-type="string">
            <text:p>Sydney</text:p>
          </table:table-cell>
          <table:table-cell office:value-type="float" office:value="17490.308" calcext:value-type="float">
            <text:p>17490.308</text:p>
          </table:table-cell>
          <table:table-cell office:value-type="string" calcext:value-type="string">
            <text:p>Steinsel</text:p>
          </table:table-cell>
          <table:table-cell office:value-type="float" office:value="3159.341" calcext:value-type="float">
            <text:p>3159.341</text:p>
          </table:table-cell>
          <table:table-cell office:value-type="string" calcext:value-type="string">
            <text:p>Tokyo</text:p>
          </table:table-cell>
          <table:table-cell office:value-type="float" office:value="18496.27" calcext:value-type="float">
            <text:p>18496.27</text:p>
          </table:table-cell>
          <table:table-cell office:value-type="string" calcext:value-type="string">
            <text:p>Warsaw</text:p>
          </table:table-cell>
          <table:table-cell office:value-type="float" office:value="18443.116" calcext:value-type="float">
            <text:p>18443.116</text:p>
          </table:table-cell>
          <table:table-cell office:value-type="string" calcext:value-type="string">
            <text:p>Amsterdam</text:p>
          </table:table-cell>
          <table:table-cell office:value-type="float" office:value="14414.071" calcext:value-type="float">
            <text:p>14414.071</text:p>
          </table:table-cell>
          <table:table-cell office:value-type="string" calcext:value-type="string">
            <text:p>Kansas_City</text:p>
          </table:table-cell>
          <table:table-cell office:value-type="float" office:value="14092.803" calcext:value-type="float">
            <text:p>14092.803</text:p>
          </table:table-cell>
          <table:table-cell office:value-type="string" calcext:value-type="string">
            <text:p>Reykjavik</text:p>
          </table:table-cell>
          <table:table-cell office:value-type="float" office:value="15533.279" calcext:value-type="float">
            <text:p>15533.279</text:p>
          </table:table-cell>
          <table:table-cell office:value-type="string" calcext:value-type="string">
            <text:p>Ljubljana</text:p>
          </table:table-cell>
          <table:table-cell office:value-type="float" office:value="2230.755" calcext:value-type="float">
            <text:p>2230.755</text:p>
          </table:table-cell>
          <table:table-cell office:value-type="string" calcext:value-type="string">
            <text:p>Steinsel</text:p>
          </table:table-cell>
          <table:table-cell office:value-type="float" office:value="2376.703" calcext:value-type="float">
            <text:p>2376.703</text:p>
          </table:table-cell>
          <table:table-cell office:value-type="string" calcext:value-type="string">
            <text:p>Phoenix</text:p>
          </table:table-cell>
          <table:table-cell office:value-type="float" office:value="14048.818" calcext:value-type="float">
            <text:p>14048.818</text:p>
          </table:table-cell>
          <table:table-cell office:value-type="string" calcext:value-type="string">
            <text:p>Stockholm</text:p>
          </table:table-cell>
          <table:table-cell office:value-type="float" office:value="6191.922" calcext:value-type="float">
            <text:p>6191.922</text:p>
          </table:table-cell>
          <table:table-cell office:value-type="string" calcext:value-type="string">
            <text:p>San_Jose</text:p>
          </table:table-cell>
          <table:table-cell office:value-type="float" office:value="6218.161" calcext:value-type="float">
            <text:p>6218.161</text:p>
          </table:table-cell>
          <table:table-cell office:value-type="string" calcext:value-type="string">
            <text:p>San_Jose</text:p>
          </table:table-cell>
          <table:table-cell office:value-type="float" office:value="7466.237" calcext:value-type="float">
            <text:p>7466.237</text:p>
          </table:table-cell>
          <table:table-cell office:value-type="string" calcext:value-type="string">
            <text:p>Nicosia</text:p>
          </table:table-cell>
          <table:table-cell office:value-type="float" office:value="9355.907" calcext:value-type="float">
            <text:p>9355.907</text:p>
          </table:table-cell>
          <table:table-cell office:value-type="string" calcext:value-type="string">
            <text:p>Stockholm</text:p>
          </table:table-cell>
          <table:table-cell office:value-type="float" office:value="3402.853" calcext:value-type="float">
            <text:p>3402.853</text:p>
          </table:table-cell>
        </table:table-row>
        <table:table-row table:style-name="ro1">
          <table:table-cell office:value-type="string" calcext:value-type="string">
            <text:p>Los_Angeles</text:p>
          </table:table-cell>
          <table:table-cell office:value-type="float" office:value="5999.417" calcext:value-type="float">
            <text:p>5999.417</text:p>
          </table:table-cell>
          <table:table-cell office:value-type="string" calcext:value-type="string">
            <text:p>Denver</text:p>
          </table:table-cell>
          <table:table-cell office:value-type="float" office:value="5760.722" calcext:value-type="float">
            <text:p>5760.722</text:p>
          </table:table-cell>
          <table:table-cell office:value-type="string" calcext:value-type="string">
            <text:p>Paris</text:p>
          </table:table-cell>
          <table:table-cell office:value-type="float" office:value="5870.733" calcext:value-type="float">
            <text:p>5870.733</text:p>
          </table:table-cell>
          <table:table-cell office:value-type="string" calcext:value-type="string">
            <text:p>Oslo</text:p>
          </table:table-cell>
          <table:table-cell office:value-type="float" office:value="2015.249" calcext:value-type="float">
            <text:p>2015.249</text:p>
          </table:table-cell>
          <table:table-cell office:value-type="string" calcext:value-type="string">
            <text:p>Salt_Lake_City</text:p>
          </table:table-cell>
          <table:table-cell office:value-type="float" office:value="11754.079" calcext:value-type="float">
            <text:p>11754.079</text:p>
          </table:table-cell>
          <table:table-cell office:value-type="string" calcext:value-type="string">
            <text:p>Amsterdam</text:p>
          </table:table-cell>
          <table:table-cell office:value-type="float" office:value="13515.41" calcext:value-type="float">
            <text:p>13515.41</text:p>
          </table:table-cell>
          <table:table-cell office:value-type="string" calcext:value-type="string">
            <text:p>Vilnius</text:p>
          </table:table-cell>
          <table:table-cell office:value-type="float" office:value="6096.581" calcext:value-type="float">
            <text:p>6096.581</text:p>
          </table:table-cell>
          <table:table-cell office:value-type="string" calcext:value-type="string">
            <text:p>Amsterdam</text:p>
          </table:table-cell>
          <table:table-cell office:value-type="float" office:value="6442.574" calcext:value-type="float">
            <text:p>6442.574</text:p>
          </table:table-cell>
          <table:table-cell office:value-type="string" calcext:value-type="string">
            <text:p>Amsterdam</text:p>
          </table:table-cell>
          <table:table-cell office:value-type="float" office:value="6369.616" calcext:value-type="float">
            <text:p>6369.616</text:p>
          </table:table-cell>
          <table:table-cell office:value-type="string" calcext:value-type="string">
            <text:p>Vienna</text:p>
          </table:table-cell>
          <table:table-cell office:value-type="float" office:value="2107.024" calcext:value-type="float">
            <text:p>2107.024</text:p>
          </table:table-cell>
          <table:table-cell office:value-type="string" calcext:value-type="string">
            <text:p>Berlin</text:p>
          </table:table-cell>
          <table:table-cell office:value-type="float" office:value="2632.101" calcext:value-type="float">
            <text:p>2632.101</text:p>
          </table:table-cell>
          <table:table-cell office:value-type="string" calcext:value-type="string">
            <text:p>Steinsel</text:p>
          </table:table-cell>
          <table:table-cell office:value-type="float" office:value="3062.043" calcext:value-type="float">
            <text:p>3062.043</text:p>
          </table:table-cell>
          <table:table-cell office:value-type="string" calcext:value-type="string">
            <text:p>Dublin</text:p>
          </table:table-cell>
          <table:table-cell office:value-type="float" office:value="2724.355" calcext:value-type="float">
            <text:p>2724.355</text:p>
          </table:table-cell>
          <table:table-cell office:value-type="string" calcext:value-type="string">
            <text:p>Oslo</text:p>
          </table:table-cell>
          <table:table-cell office:value-type="float" office:value="2794.675" calcext:value-type="float">
            <text:p>2794.675</text:p>
          </table:table-cell>
          <table:table-cell office:value-type="string" calcext:value-type="string">
            <text:p>Bucharest</text:p>
          </table:table-cell>
          <table:table-cell office:value-type="float" office:value="2543.49" calcext:value-type="float">
            <text:p>2543.49</text:p>
          </table:table-cell>
          <table:table-cell office:value-type="string" calcext:value-type="string">
            <text:p>Steinsel</text:p>
          </table:table-cell>
          <table:table-cell office:value-type="float" office:value="2409.96" calcext:value-type="float">
            <text:p>2409.96</text:p>
          </table:table-cell>
          <table:table-cell office:value-type="string" calcext:value-type="string">
            <text:p>Bucharest</text:p>
          </table:table-cell>
          <table:table-cell office:value-type="float" office:value="2084.102" calcext:value-type="float">
            <text:p>2084.102</text:p>
          </table:table-cell>
          <table:table-cell office:value-type="string" calcext:value-type="string">
            <text:p>Athens</text:p>
          </table:table-cell>
          <table:table-cell office:value-type="float" office:value="2194.283" calcext:value-type="float">
            <text:p>2194.283</text:p>
          </table:table-cell>
          <table:table-cell office:value-type="string" calcext:value-type="string">
            <text:p>Bratislava</text:p>
          </table:table-cell>
          <table:table-cell office:value-type="float" office:value="2224.673" calcext:value-type="float">
            <text:p>2224.673</text:p>
          </table:table-cell>
          <table:table-cell office:value-type="string" calcext:value-type="string">
            <text:p>Stockholm</text:p>
          </table:table-cell>
          <table:table-cell office:value-type="float" office:value="13821.913" calcext:value-type="float">
            <text:p>13821.913</text:p>
          </table:table-cell>
          <table:table-cell office:value-type="string" calcext:value-type="string">
            <text:p>Paris</text:p>
          </table:table-cell>
          <table:table-cell office:value-type="float" office:value="6768.021" calcext:value-type="float">
            <text:p>6768.021</text:p>
          </table:table-cell>
          <table:table-cell office:value-type="string" calcext:value-type="string">
            <text:p>Steinsel</text:p>
          </table:table-cell>
          <table:table-cell office:value-type="float" office:value="16542.442" calcext:value-type="float">
            <text:p>16542.442</text:p>
          </table:table-cell>
          <table:table-cell office:value-type="string" calcext:value-type="string">
            <text:p>Bucharest</text:p>
          </table:table-cell>
          <table:table-cell office:value-type="float" office:value="11937.22" calcext:value-type="float">
            <text:p>11937.22</text:p>
          </table:table-cell>
          <table:table-cell office:value-type="string" calcext:value-type="string">
            <text:p>Steinsel</text:p>
          </table:table-cell>
          <table:table-cell office:value-type="float" office:value="12248.998" calcext:value-type="float">
            <text:p>12248.998</text:p>
          </table:table-cell>
          <table:table-cell office:value-type="string" calcext:value-type="string">
            <text:p>Amsterdam</text:p>
          </table:table-cell>
          <table:table-cell office:value-type="float" office:value="11284.824" calcext:value-type="float">
            <text:p>11284.824</text:p>
          </table:table-cell>
          <table:table-cell office:value-type="string" calcext:value-type="string">
            <text:p>Tel_Aviv</text:p>
          </table:table-cell>
          <table:table-cell office:value-type="float" office:value="2529.878" calcext:value-type="float">
            <text:p>2529.878</text:p>
          </table:table-cell>
          <table:table-cell office:value-type="string" calcext:value-type="string">
            <text:p>Sydney</text:p>
          </table:table-cell>
          <table:table-cell office:value-type="float" office:value="14830.976" calcext:value-type="float">
            <text:p>14830.976</text:p>
          </table:table-cell>
          <table:table-cell office:value-type="string" calcext:value-type="string">
            <text:p>Auckland</text:p>
          </table:table-cell>
          <table:table-cell office:value-type="float" office:value="14886.786" calcext:value-type="float">
            <text:p>14886.786</text:p>
          </table:table-cell>
          <table:table-cell office:value-type="string" calcext:value-type="string">
            <text:p>Vilnius</text:p>
          </table:table-cell>
          <table:table-cell office:value-type="float" office:value="14915.049" calcext:value-type="float">
            <text:p>14915.049</text:p>
          </table:table-cell>
          <table:table-cell office:value-type="string" calcext:value-type="string">
            <text:p>San_Jose</text:p>
          </table:table-cell>
          <table:table-cell office:value-type="float" office:value="8735.718" calcext:value-type="float">
            <text:p>8735.718</text:p>
          </table:table-cell>
          <table:table-cell office:value-type="string" calcext:value-type="string">
            <text:p>Nicosia</text:p>
          </table:table-cell>
          <table:table-cell office:value-type="float" office:value="8724.485" calcext:value-type="float">
            <text:p>8724.485</text:p>
          </table:table-cell>
          <table:table-cell office:value-type="string" calcext:value-type="string">
            <text:p>Paris</text:p>
          </table:table-cell>
          <table:table-cell office:value-type="float" office:value="8375.281" calcext:value-type="float">
            <text:p>8375.281</text:p>
          </table:table-cell>
          <table:table-cell office:value-type="string" calcext:value-type="string">
            <text:p>Paris</text:p>
          </table:table-cell>
          <table:table-cell office:value-type="float" office:value="6650.525" calcext:value-type="float">
            <text:p>6650.525</text:p>
          </table:table-cell>
          <table:table-cell office:value-type="string" calcext:value-type="string">
            <text:p>Madrid</text:p>
          </table:table-cell>
          <table:table-cell office:value-type="float" office:value="2093.063" calcext:value-type="float">
            <text:p>2093.063</text:p>
          </table:table-cell>
          <table:table-cell office:value-type="string" calcext:value-type="string">
            <text:p>Vienna</text:p>
          </table:table-cell>
          <table:table-cell office:value-type="float" office:value="1993.261" calcext:value-type="float">
            <text:p>1993.261</text:p>
          </table:table-cell>
          <table:table-cell office:value-type="string" calcext:value-type="string">
            <text:p>Denver</text:p>
          </table:table-cell>
          <table:table-cell office:value-type="float" office:value="5651.49" calcext:value-type="float">
            <text:p>5651.49</text:p>
          </table:table-cell>
          <table:table-cell office:value-type="string" calcext:value-type="string">
            <text:p>Steinsel</text:p>
          </table:table-cell>
          <table:table-cell office:value-type="float" office:value="3095.713" calcext:value-type="float">
            <text:p>3095.713</text:p>
          </table:table-cell>
          <table:table-cell office:value-type="string" calcext:value-type="string">
            <text:p>Nicosia</text:p>
          </table:table-cell>
          <table:table-cell office:value-type="float" office:value="8526.092" calcext:value-type="float">
            <text:p>8526.092</text:p>
          </table:table-cell>
          <table:table-cell office:value-type="string" calcext:value-type="string">
            <text:p>Skopje</text:p>
          </table:table-cell>
          <table:table-cell office:value-type="float" office:value="2915.935" calcext:value-type="float">
            <text:p>2915.935</text:p>
          </table:table-cell>
          <table:table-cell office:value-type="string" calcext:value-type="string">
            <text:p>Paris</text:p>
          </table:table-cell>
          <table:table-cell office:value-type="float" office:value="9218.785" calcext:value-type="float">
            <text:p>9218.785</text:p>
          </table:table-cell>
          <table:table-cell office:value-type="string" calcext:value-type="string">
            <text:p>Nicosia</text:p>
          </table:table-cell>
          <table:table-cell office:value-type="float" office:value="8172.904" calcext:value-type="float">
            <text:p>8172.904</text:p>
          </table:table-cell>
          <table:table-cell office:value-type="string" calcext:value-type="string">
            <text:p>Paris</text:p>
          </table:table-cell>
          <table:table-cell office:value-type="float" office:value="8679.043" calcext:value-type="float">
            <text:p>8679.043</text:p>
          </table:table-cell>
          <table:table-cell office:value-type="string" calcext:value-type="string">
            <text:p>San_Jose</text:p>
          </table:table-cell>
          <table:table-cell office:value-type="float" office:value="8783.787" calcext:value-type="float">
            <text:p>8783.787</text:p>
          </table:table-cell>
          <table:table-cell office:value-type="string" calcext:value-type="string">
            <text:p>Skopje</text:p>
          </table:table-cell>
          <table:table-cell office:value-type="float" office:value="11759.246" calcext:value-type="float">
            <text:p>11759.246</text:p>
          </table:table-cell>
          <table:table-cell office:value-type="string" calcext:value-type="string">
            <text:p>Sydney</text:p>
          </table:table-cell>
          <table:table-cell office:value-type="float" office:value="17493.47" calcext:value-type="float">
            <text:p>17493.47</text:p>
          </table:table-cell>
          <table:table-cell office:value-type="string" calcext:value-type="string">
            <text:p>Oslo</text:p>
          </table:table-cell>
          <table:table-cell office:value-type="float" office:value="17526.309" calcext:value-type="float">
            <text:p>17526.309</text:p>
          </table:table-cell>
          <table:table-cell office:value-type="string" calcext:value-type="string">
            <text:p>Bucharest</text:p>
          </table:table-cell>
          <table:table-cell office:value-type="float" office:value="3206.256" calcext:value-type="float">
            <text:p>3206.256</text:p>
          </table:table-cell>
          <table:table-cell office:value-type="string" calcext:value-type="string">
            <text:p>Vienna</text:p>
          </table:table-cell>
          <table:table-cell office:value-type="float" office:value="18643.736" calcext:value-type="float">
            <text:p>18643.736</text:p>
          </table:table-cell>
          <table:table-cell office:value-type="string" calcext:value-type="string">
            <text:p>Tokyo</text:p>
          </table:table-cell>
          <table:table-cell office:value-type="float" office:value="18489.378" calcext:value-type="float">
            <text:p>18489.378</text:p>
          </table:table-cell>
          <table:table-cell office:value-type="string" calcext:value-type="string">
            <text:p>Warsaw</text:p>
          </table:table-cell>
          <table:table-cell office:value-type="float" office:value="14677.07" calcext:value-type="float">
            <text:p>14677.07</text:p>
          </table:table-cell>
          <table:table-cell office:value-type="string" calcext:value-type="string">
            <text:p>Warsaw</text:p>
          </table:table-cell>
          <table:table-cell office:value-type="float" office:value="14403.099" calcext:value-type="float">
            <text:p>14403.099</text:p>
          </table:table-cell>
          <table:table-cell office:value-type="string" calcext:value-type="string">
            <text:p>Stockholm</text:p>
          </table:table-cell>
          <table:table-cell office:value-type="float" office:value="15581.572" calcext:value-type="float">
            <text:p>15581.572</text:p>
          </table:table-cell>
          <table:table-cell office:value-type="string" calcext:value-type="string">
            <text:p>Stockholm</text:p>
          </table:table-cell>
          <table:table-cell office:value-type="float" office:value="2293.012" calcext:value-type="float">
            <text:p>2293.012</text:p>
          </table:table-cell>
          <table:table-cell office:value-type="string" calcext:value-type="string">
            <text:p>Stockholm</text:p>
          </table:table-cell>
          <table:table-cell office:value-type="float" office:value="2472.986" calcext:value-type="float">
            <text:p>2472.986</text:p>
          </table:table-cell>
          <table:table-cell office:value-type="string" calcext:value-type="string">
            <text:p>Vienna</text:p>
          </table:table-cell>
          <table:table-cell office:value-type="float" office:value="14178.173" calcext:value-type="float">
            <text:p>14178.173</text:p>
          </table:table-cell>
          <table:table-cell office:value-type="string" calcext:value-type="string">
            <text:p>Paris</text:p>
          </table:table-cell>
          <table:table-cell office:value-type="float" office:value="6253.012" calcext:value-type="float">
            <text:p>6253.012</text:p>
          </table:table-cell>
          <table:table-cell office:value-type="string" calcext:value-type="string">
            <text:p>London</text:p>
          </table:table-cell>
          <table:table-cell office:value-type="float" office:value="7714.279" calcext:value-type="float">
            <text:p>7714.279</text:p>
          </table:table-cell>
          <table:table-cell office:value-type="string" calcext:value-type="string">
            <text:p>London</text:p>
          </table:table-cell>
          <table:table-cell office:value-type="float" office:value="7801.764" calcext:value-type="float">
            <text:p>7801.764</text:p>
          </table:table-cell>
          <table:table-cell office:value-type="string" calcext:value-type="string">
            <text:p>Paris</text:p>
          </table:table-cell>
          <table:table-cell office:value-type="float" office:value="9525.879" calcext:value-type="float">
            <text:p>9525.879</text:p>
          </table:table-cell>
          <table:table-cell office:value-type="string" calcext:value-type="string">
            <text:p>Berlin</text:p>
          </table:table-cell>
          <table:table-cell office:value-type="float" office:value="3804.113" calcext:value-type="float">
            <text:p>3804.113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162.314" calcext:value-type="float">
            <text:p>6162.314</text:p>
          </table:table-cell>
          <table:table-cell office:value-type="string" calcext:value-type="string">
            <text:p>Vilnius</text:p>
          </table:table-cell>
          <table:table-cell office:value-type="float" office:value="5950.227" calcext:value-type="float">
            <text:p>5950.227</text:p>
          </table:table-cell>
          <table:table-cell office:value-type="string" calcext:value-type="string">
            <text:p>Vilnius</text:p>
          </table:table-cell>
          <table:table-cell office:value-type="float" office:value="6362.875" calcext:value-type="float">
            <text:p>6362.875</text:p>
          </table:table-cell>
          <table:table-cell office:value-type="string" calcext:value-type="string">
            <text:p>Skopje</text:p>
          </table:table-cell>
          <table:table-cell office:value-type="float" office:value="2054.217" calcext:value-type="float">
            <text:p>2054.217</text:p>
          </table:table-cell>
          <table:table-cell office:value-type="string" calcext:value-type="string">
            <text:p>Amsterdam</text:p>
          </table:table-cell>
          <table:table-cell office:value-type="float" office:value="11828.369" calcext:value-type="float">
            <text:p>11828.369</text:p>
          </table:table-cell>
          <table:table-cell office:value-type="string" calcext:value-type="string">
            <text:p>Warsaw</text:p>
          </table:table-cell>
          <table:table-cell office:value-type="float" office:value="13752.541" calcext:value-type="float">
            <text:p>13752.541</text:p>
          </table:table-cell>
          <table:table-cell office:value-type="string" calcext:value-type="string">
            <text:p>Los_Angeles</text:p>
          </table:table-cell>
          <table:table-cell office:value-type="float" office:value="6098.378" calcext:value-type="float">
            <text:p>6098.378</text:p>
          </table:table-cell>
          <table:table-cell office:value-type="string" calcext:value-type="string">
            <text:p>Nicosia</text:p>
          </table:table-cell>
          <table:table-cell office:value-type="float" office:value="6491.685" calcext:value-type="float">
            <text:p>6491.685</text:p>
          </table:table-cell>
          <table:table-cell office:value-type="string" calcext:value-type="string">
            <text:p>Vilnius</text:p>
          </table:table-cell>
          <table:table-cell office:value-type="float" office:value="6416.757" calcext:value-type="float">
            <text:p>6416.757</text:p>
          </table:table-cell>
          <table:table-cell office:value-type="string" calcext:value-type="string">
            <text:p>Bucharest</text:p>
          </table:table-cell>
          <table:table-cell office:value-type="float" office:value="2131.608" calcext:value-type="float">
            <text:p>2131.608</text:p>
          </table:table-cell>
          <table:table-cell office:value-type="string" calcext:value-type="string">
            <text:p>Bucharest</text:p>
          </table:table-cell>
          <table:table-cell office:value-type="float" office:value="2673.3" calcext:value-type="float">
            <text:p>2673.3</text:p>
          </table:table-cell>
          <table:table-cell office:value-type="string" calcext:value-type="string">
            <text:p>Riga</text:p>
          </table:table-cell>
          <table:table-cell office:value-type="float" office:value="3068.292" calcext:value-type="float">
            <text:p>3068.292</text:p>
          </table:table-cell>
          <table:table-cell office:value-type="string" calcext:value-type="string">
            <text:p>Oslo</text:p>
          </table:table-cell>
          <table:table-cell office:value-type="float" office:value="2743.546" calcext:value-type="float">
            <text:p>2743.546</text:p>
          </table:table-cell>
          <table:table-cell office:value-type="string" calcext:value-type="string">
            <text:p>Steinsel</text:p>
          </table:table-cell>
          <table:table-cell office:value-type="float" office:value="2884.009" calcext:value-type="float">
            <text:p>2884.009</text:p>
          </table:table-cell>
          <table:table-cell office:value-type="string" calcext:value-type="string">
            <text:p>Athens</text:p>
          </table:table-cell>
          <table:table-cell office:value-type="float" office:value="2582.53" calcext:value-type="float">
            <text:p>2582.53</text:p>
          </table:table-cell>
          <table:table-cell office:value-type="string" calcext:value-type="string">
            <text:p>Bratislava</text:p>
          </table:table-cell>
          <table:table-cell office:value-type="float" office:value="2430.92" calcext:value-type="float">
            <text:p>2430.92</text:p>
          </table:table-cell>
          <table:table-cell office:value-type="string" calcext:value-type="string">
            <text:p>Tel_Aviv</text:p>
          </table:table-cell>
          <table:table-cell office:value-type="float" office:value="2139.699" calcext:value-type="float">
            <text:p>2139.699</text:p>
          </table:table-cell>
          <table:table-cell office:value-type="string" calcext:value-type="string">
            <text:p>Berlin</text:p>
          </table:table-cell>
          <table:table-cell office:value-type="float" office:value="2255.58" calcext:value-type="float">
            <text:p>2255.58</text:p>
          </table:table-cell>
          <table:table-cell office:value-type="string" calcext:value-type="string">
            <text:p>Stockholm</text:p>
          </table:table-cell>
          <table:table-cell office:value-type="float" office:value="2237.135" calcext:value-type="float">
            <text:p>2237.135</text:p>
          </table:table-cell>
          <table:table-cell office:value-type="string" calcext:value-type="string">
            <text:p>Steinsel</text:p>
          </table:table-cell>
          <table:table-cell office:value-type="float" office:value="13866.701" calcext:value-type="float">
            <text:p>13866.701</text:p>
          </table:table-cell>
          <table:table-cell office:value-type="string" calcext:value-type="string">
            <text:p>Vilnius</text:p>
          </table:table-cell>
          <table:table-cell office:value-type="float" office:value="7028.584" calcext:value-type="float">
            <text:p>7028.584</text:p>
          </table:table-cell>
          <table:table-cell office:value-type="string" calcext:value-type="string">
            <text:p>Reykjavik</text:p>
          </table:table-cell>
          <table:table-cell office:value-type="float" office:value="16592.359" calcext:value-type="float">
            <text:p>16592.359</text:p>
          </table:table-cell>
          <table:table-cell office:value-type="string" calcext:value-type="string">
            <text:p>Belgrade</text:p>
          </table:table-cell>
          <table:table-cell office:value-type="float" office:value="12157.166" calcext:value-type="float">
            <text:p>12157.166</text:p>
          </table:table-cell>
          <table:table-cell office:value-type="string" calcext:value-type="string">
            <text:p>Stockholm</text:p>
          </table:table-cell>
          <table:table-cell office:value-type="float" office:value="12462.55" calcext:value-type="float">
            <text:p>12462.55</text:p>
          </table:table-cell>
          <table:table-cell office:value-type="string" calcext:value-type="string">
            <text:p>Frankfurt</text:p>
          </table:table-cell>
          <table:table-cell office:value-type="float" office:value="11598.088" calcext:value-type="float">
            <text:p>11598.088</text:p>
          </table:table-cell>
          <table:table-cell office:value-type="string" calcext:value-type="string">
            <text:p>Skopje</text:p>
          </table:table-cell>
          <table:table-cell office:value-type="float" office:value="2543.043" calcext:value-type="float">
            <text:p>2543.043</text:p>
          </table:table-cell>
          <table:table-cell office:value-type="string" calcext:value-type="string">
            <text:p>Auckland</text:p>
          </table:table-cell>
          <table:table-cell office:value-type="float" office:value="14883.896" calcext:value-type="float">
            <text:p>14883.896</text:p>
          </table:table-cell>
          <table:table-cell office:value-type="string" calcext:value-type="string">
            <text:p>Jakarta</text:p>
          </table:table-cell>
          <table:table-cell office:value-type="float" office:value="15502.12" calcext:value-type="float">
            <text:p>15502.12</text:p>
          </table:table-cell>
          <table:table-cell office:value-type="string" calcext:value-type="string">
            <text:p>Auckland</text:p>
          </table:table-cell>
          <table:table-cell office:value-type="float" office:value="14928.31" calcext:value-type="float">
            <text:p>14928.31</text:p>
          </table:table-cell>
          <table:table-cell office:value-type="string" calcext:value-type="string">
            <text:p>Vilnius</text:p>
          </table:table-cell>
          <table:table-cell office:value-type="float" office:value="8804.566" calcext:value-type="float">
            <text:p>8804.566</text:p>
          </table:table-cell>
          <table:table-cell office:value-type="string" calcext:value-type="string">
            <text:p>San_Jose</text:p>
          </table:table-cell>
          <table:table-cell office:value-type="float" office:value="9446.376" calcext:value-type="float">
            <text:p>9446.376</text:p>
          </table:table-cell>
          <table:table-cell office:value-type="string" calcext:value-type="string">
            <text:p>Warsaw</text:p>
          </table:table-cell>
          <table:table-cell office:value-type="float" office:value="9499.584" calcext:value-type="float">
            <text:p>9499.584</text:p>
          </table:table-cell>
          <table:table-cell office:value-type="string" calcext:value-type="string">
            <text:p>Brazil</text:p>
          </table:table-cell>
          <table:table-cell office:value-type="float" office:value="6872.523" calcext:value-type="float">
            <text:p>6872.523</text:p>
          </table:table-cell>
          <table:table-cell office:value-type="string" calcext:value-type="string">
            <text:p>Bucharest</text:p>
          </table:table-cell>
          <table:table-cell office:value-type="float" office:value="2164.241" calcext:value-type="float">
            <text:p>2164.241</text:p>
          </table:table-cell>
          <table:table-cell office:value-type="string" calcext:value-type="string">
            <text:p>Bucharest</text:p>
          </table:table-cell>
          <table:table-cell office:value-type="float" office:value="2342.205" calcext:value-type="float">
            <text:p>2342.205</text:p>
          </table:table-cell>
          <table:table-cell office:value-type="string" calcext:value-type="string">
            <text:p>Helsinki</text:p>
          </table:table-cell>
          <table:table-cell office:value-type="float" office:value="5841.205" calcext:value-type="float">
            <text:p>5841.205</text:p>
          </table:table-cell>
          <table:table-cell office:value-type="string" calcext:value-type="string">
            <text:p>Ljubljana</text:p>
          </table:table-cell>
          <table:table-cell office:value-type="float" office:value="3171.235" calcext:value-type="float">
            <text:p>3171.235</text:p>
          </table:table-cell>
          <table:table-cell office:value-type="string" calcext:value-type="string">
            <text:p>Vilnius</text:p>
          </table:table-cell>
          <table:table-cell office:value-type="float" office:value="8611.226" calcext:value-type="float">
            <text:p>8611.226</text:p>
          </table:table-cell>
          <table:table-cell office:value-type="string" calcext:value-type="string">
            <text:p>Tallinn</text:p>
          </table:table-cell>
          <table:table-cell office:value-type="float" office:value="3055.501" calcext:value-type="float">
            <text:p>3055.501</text:p>
          </table:table-cell>
          <table:table-cell office:value-type="string" calcext:value-type="string">
            <text:p>Tokyo</text:p>
          </table:table-cell>
          <table:table-cell office:value-type="float" office:value="9331.069" calcext:value-type="float">
            <text:p>9331.069</text:p>
          </table:table-cell>
          <table:table-cell office:value-type="string" calcext:value-type="string">
            <text:p>Vilnius</text:p>
          </table:table-cell>
          <table:table-cell office:value-type="float" office:value="8197.188" calcext:value-type="float">
            <text:p>8197.188</text:p>
          </table:table-cell>
          <table:table-cell office:value-type="string" calcext:value-type="string">
            <text:p>San_Jose</text:p>
          </table:table-cell>
          <table:table-cell office:value-type="float" office:value="8686.095" calcext:value-type="float">
            <text:p>8686.095</text:p>
          </table:table-cell>
          <table:table-cell office:value-type="string" calcext:value-type="string">
            <text:p>Taipei</text:p>
          </table:table-cell>
          <table:table-cell office:value-type="float" office:value="8940.904" calcext:value-type="float">
            <text:p>8940.904</text:p>
          </table:table-cell>
          <table:table-cell office:value-type="string" calcext:value-type="string">
            <text:p>Tirana</text:p>
          </table:table-cell>
          <table:table-cell office:value-type="float" office:value="11816.534" calcext:value-type="float">
            <text:p>11816.534</text:p>
          </table:table-cell>
          <table:table-cell office:value-type="string" calcext:value-type="string">
            <text:p>Warsaw</text:p>
          </table:table-cell>
          <table:table-cell office:value-type="float" office:value="17718.989" calcext:value-type="float">
            <text:p>17718.989</text:p>
          </table:table-cell>
          <table:table-cell office:value-type="string" calcext:value-type="string">
            <text:p>Auckland</text:p>
          </table:table-cell>
          <table:table-cell office:value-type="float" office:value="17721.148" calcext:value-type="float">
            <text:p>17721.148</text:p>
          </table:table-cell>
          <table:table-cell office:value-type="string" calcext:value-type="string">
            <text:p>Berlin</text:p>
          </table:table-cell>
          <table:table-cell office:value-type="float" office:value="3238.856" calcext:value-type="float">
            <text:p>3238.856</text:p>
          </table:table-cell>
          <table:table-cell office:value-type="string" calcext:value-type="string">
            <text:p>Mumbai</text:p>
          </table:table-cell>
          <table:table-cell office:value-type="float" office:value="18669.436" calcext:value-type="float">
            <text:p>18669.436</text:p>
          </table:table-cell>
          <table:table-cell office:value-type="string" calcext:value-type="string">
            <text:p>Mumbai</text:p>
          </table:table-cell>
          <table:table-cell office:value-type="float" office:value="18581.053" calcext:value-type="float">
            <text:p>18581.053</text:p>
          </table:table-cell>
          <table:table-cell office:value-type="string" calcext:value-type="string">
            <text:p>Oslo</text:p>
          </table:table-cell>
          <table:table-cell office:value-type="float" office:value="14738.456" calcext:value-type="float">
            <text:p>14738.456</text:p>
          </table:table-cell>
          <table:table-cell office:value-type="string" calcext:value-type="string">
            <text:p>Reykjavik</text:p>
          </table:table-cell>
          <table:table-cell office:value-type="float" office:value="14882.25" calcext:value-type="float">
            <text:p>14882.25</text:p>
          </table:table-cell>
          <table:table-cell office:value-type="string" calcext:value-type="string">
            <text:p>Sarajevo</text:p>
          </table:table-cell>
          <table:table-cell office:value-type="float" office:value="15676.42" calcext:value-type="float">
            <text:p>15676.42</text:p>
          </table:table-cell>
          <table:table-cell office:value-type="string" calcext:value-type="string">
            <text:p>London</text:p>
          </table:table-cell>
          <table:table-cell office:value-type="float" office:value="2499.031" calcext:value-type="float">
            <text:p>2499.031</text:p>
          </table:table-cell>
          <table:table-cell office:value-type="string" calcext:value-type="string">
            <text:p>Tel_Aviv</text:p>
          </table:table-cell>
          <table:table-cell office:value-type="float" office:value="2473.018" calcext:value-type="float">
            <text:p>2473.018</text:p>
          </table:table-cell>
          <table:table-cell office:value-type="string" calcext:value-type="string">
            <text:p>Vilnius</text:p>
          </table:table-cell>
          <table:table-cell office:value-type="float" office:value="14202.743" calcext:value-type="float">
            <text:p>14202.743</text:p>
          </table:table-cell>
          <table:table-cell office:value-type="string" calcext:value-type="string">
            <text:p>Dublin</text:p>
          </table:table-cell>
          <table:table-cell office:value-type="float" office:value="6465.142" calcext:value-type="float">
            <text:p>6465.142</text:p>
          </table:table-cell>
          <table:table-cell office:value-type="string" calcext:value-type="string">
            <text:p>Paris</text:p>
          </table:table-cell>
          <table:table-cell office:value-type="float" office:value="7735.559" calcext:value-type="float">
            <text:p>7735.559</text:p>
          </table:table-cell>
          <table:table-cell office:value-type="string" calcext:value-type="string">
            <text:p>Paris</text:p>
          </table:table-cell>
          <table:table-cell office:value-type="float" office:value="8292.571" calcext:value-type="float">
            <text:p>8292.571</text:p>
          </table:table-cell>
          <table:table-cell office:value-type="string" calcext:value-type="string">
            <text:p>Stockholm</text:p>
          </table:table-cell>
          <table:table-cell office:value-type="float" office:value="9714.161" calcext:value-type="float">
            <text:p>9714.161</text:p>
          </table:table-cell>
          <table:table-cell office:value-type="string" calcext:value-type="string">
            <text:p>Frankfurt</text:p>
          </table:table-cell>
          <table:table-cell office:value-type="float" office:value="3806.649" calcext:value-type="float">
            <text:p>3806.649</text:p>
          </table:table-cell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6254.17" calcext:value-type="float">
            <text:p>6254.17</text:p>
          </table:table-cell>
          <table:table-cell office:value-type="string" calcext:value-type="string">
            <text:p>San_Francisco</text:p>
          </table:table-cell>
          <table:table-cell office:value-type="float" office:value="6018.364" calcext:value-type="float">
            <text:p>6018.364</text:p>
          </table:table-cell>
          <table:table-cell office:value-type="string" calcext:value-type="string">
            <text:p>Nicosia</text:p>
          </table:table-cell>
          <table:table-cell office:value-type="float" office:value="6507.002" calcext:value-type="float">
            <text:p>6507.002</text:p>
          </table:table-cell>
          <table:table-cell office:value-type="string" calcext:value-type="string">
            <text:p>Ljubljana</text:p>
          </table:table-cell>
          <table:table-cell office:value-type="float" office:value="2208.123" calcext:value-type="float">
            <text:p>2208.123</text:p>
          </table:table-cell>
          <table:table-cell office:value-type="string" calcext:value-type="string">
            <text:p>Warsaw</text:p>
          </table:table-cell>
          <table:table-cell office:value-type="float" office:value="11976.018" calcext:value-type="float">
            <text:p>11976.018</text:p>
          </table:table-cell>
          <table:table-cell office:value-type="string" calcext:value-type="string">
            <text:p>Vienna</text:p>
          </table:table-cell>
          <table:table-cell office:value-type="float" office:value="14056.748" calcext:value-type="float">
            <text:p>14056.748</text:p>
          </table:table-cell>
          <table:table-cell office:value-type="string" calcext:value-type="string">
            <text:p>Amsterdam</text:p>
          </table:table-cell>
          <table:table-cell office:value-type="float" office:value="6280.172" calcext:value-type="float">
            <text:p>6280.172</text:p>
          </table:table-cell>
          <table:table-cell office:value-type="string" calcext:value-type="string">
            <text:p>Helsinki</text:p>
          </table:table-cell>
          <table:table-cell office:value-type="float" office:value="6948.622" calcext:value-type="float">
            <text:p>6948.622</text:p>
          </table:table-cell>
          <table:table-cell office:value-type="string" calcext:value-type="string">
            <text:p>Nicosia</text:p>
          </table:table-cell>
          <table:table-cell office:value-type="float" office:value="6488.248" calcext:value-type="float">
            <text:p>6488.248</text:p>
          </table:table-cell>
          <table:table-cell office:value-type="string" calcext:value-type="string">
            <text:p>Athens</text:p>
          </table:table-cell>
          <table:table-cell office:value-type="float" office:value="2155.512" calcext:value-type="float">
            <text:p>2155.512</text:p>
          </table:table-cell>
          <table:table-cell office:value-type="string" calcext:value-type="string">
            <text:p>Madrid</text:p>
          </table:table-cell>
          <table:table-cell office:value-type="float" office:value="2816.184" calcext:value-type="float">
            <text:p>2816.184</text:p>
          </table:table-cell>
          <table:table-cell office:value-type="string" calcext:value-type="string">
            <text:p>Bucharest</text:p>
          </table:table-cell>
          <table:table-cell office:value-type="float" office:value="3203.368" calcext:value-type="float">
            <text:p>3203.368</text:p>
          </table:table-cell>
          <table:table-cell office:value-type="string" calcext:value-type="string">
            <text:p>Bucharest</text:p>
          </table:table-cell>
          <table:table-cell office:value-type="float" office:value="3106.408" calcext:value-type="float">
            <text:p>3106.408</text:p>
          </table:table-cell>
          <table:table-cell office:value-type="string" calcext:value-type="string">
            <text:p>Bucharest</text:p>
          </table:table-cell>
          <table:table-cell office:value-type="float" office:value="3058.252" calcext:value-type="float">
            <text:p>3058.252</text:p>
          </table:table-cell>
          <table:table-cell office:value-type="string" calcext:value-type="string">
            <text:p>Sarajevo</text:p>
          </table:table-cell>
          <table:table-cell office:value-type="float" office:value="2935.534" calcext:value-type="float">
            <text:p>2935.534</text:p>
          </table:table-cell>
          <table:table-cell office:value-type="string" calcext:value-type="string">
            <text:p>Dublin</text:p>
          </table:table-cell>
          <table:table-cell office:value-type="float" office:value="2690.046" calcext:value-type="float">
            <text:p>2690.046</text:p>
          </table:table-cell>
          <table:table-cell office:value-type="string" calcext:value-type="string">
            <text:p>Madrid</text:p>
          </table:table-cell>
          <table:table-cell office:value-type="float" office:value="2145.123" calcext:value-type="float">
            <text:p>2145.123</text:p>
          </table:table-cell>
          <table:table-cell office:value-type="string" calcext:value-type="string">
            <text:p>Dublin</text:p>
          </table:table-cell>
          <table:table-cell office:value-type="float" office:value="2336.799" calcext:value-type="float">
            <text:p>2336.799</text:p>
          </table:table-cell>
          <table:table-cell office:value-type="string" calcext:value-type="string">
            <text:p>Dublin</text:p>
          </table:table-cell>
          <table:table-cell office:value-type="float" office:value="2432.957" calcext:value-type="float">
            <text:p>2432.957</text:p>
          </table:table-cell>
          <table:table-cell office:value-type="string" calcext:value-type="string">
            <text:p>Athens</text:p>
          </table:table-cell>
          <table:table-cell office:value-type="float" office:value="14077.055" calcext:value-type="float">
            <text:p>14077.055</text:p>
          </table:table-cell>
          <table:table-cell office:value-type="string" calcext:value-type="string">
            <text:p>Nicosia</text:p>
          </table:table-cell>
          <table:table-cell office:value-type="float" office:value="7330.666" calcext:value-type="float">
            <text:p>7330.666</text:p>
          </table:table-cell>
          <table:table-cell office:value-type="string" calcext:value-type="string">
            <text:p>Athens</text:p>
          </table:table-cell>
          <table:table-cell office:value-type="float" office:value="16715.029" calcext:value-type="float">
            <text:p>16715.029</text:p>
          </table:table-cell>
          <table:table-cell office:value-type="string" calcext:value-type="string">
            <text:p>Oslo</text:p>
          </table:table-cell>
          <table:table-cell office:value-type="float" office:value="12160.919" calcext:value-type="float">
            <text:p>12160.919</text:p>
          </table:table-cell>
          <table:table-cell office:value-type="string" calcext:value-type="string">
            <text:p>Marseille</text:p>
          </table:table-cell>
          <table:table-cell office:value-type="float" office:value="12483.374" calcext:value-type="float">
            <text:p>12483.374</text:p>
          </table:table-cell>
          <table:table-cell office:value-type="string" calcext:value-type="string">
            <text:p>Berlin</text:p>
          </table:table-cell>
          <table:table-cell office:value-type="float" office:value="11711.314" calcext:value-type="float">
            <text:p>11711.314</text:p>
          </table:table-cell>
          <table:table-cell office:value-type="string" calcext:value-type="string">
            <text:p>Tirana</text:p>
          </table:table-cell>
          <table:table-cell office:value-type="float" office:value="2733.252" calcext:value-type="float">
            <text:p>2733.252</text:p>
          </table:table-cell>
          <table:table-cell office:value-type="string" calcext:value-type="string">
            <text:p>Jakarta</text:p>
          </table:table-cell>
          <table:table-cell office:value-type="float" office:value="15455.267" calcext:value-type="float">
            <text:p>15455.267</text:p>
          </table:table-cell>
          <table:table-cell office:value-type="string" calcext:value-type="string">
            <text:p>Nicosia</text:p>
          </table:table-cell>
          <table:table-cell office:value-type="float" office:value="15568.213" calcext:value-type="float">
            <text:p>15568.213</text:p>
          </table:table-cell>
          <table:table-cell office:value-type="string" calcext:value-type="string">
            <text:p>Warsaw</text:p>
          </table:table-cell>
          <table:table-cell office:value-type="float" office:value="15310.544" calcext:value-type="float">
            <text:p>15310.544</text:p>
          </table:table-cell>
          <table:table-cell office:value-type="string" calcext:value-type="string">
            <text:p>Tokyo</text:p>
          </table:table-cell>
          <table:table-cell office:value-type="float" office:value="8855.219" calcext:value-type="float">
            <text:p>8855.219</text:p>
          </table:table-cell>
          <table:table-cell office:value-type="string" calcext:value-type="string">
            <text:p>Warsaw</text:p>
          </table:table-cell>
          <table:table-cell office:value-type="float" office:value="9497.743" calcext:value-type="float">
            <text:p>9497.743</text:p>
          </table:table-cell>
          <table:table-cell office:value-type="string" calcext:value-type="string">
            <text:p>San_Jose</text:p>
          </table:table-cell>
          <table:table-cell office:value-type="float" office:value="9550.512" calcext:value-type="float">
            <text:p>9550.512</text:p>
          </table:table-cell>
          <table:table-cell office:value-type="string" calcext:value-type="string">
            <text:p>Nicosia</text:p>
          </table:table-cell>
          <table:table-cell office:value-type="float" office:value="7192.515" calcext:value-type="float">
            <text:p>7192.515</text:p>
          </table:table-cell>
          <table:table-cell office:value-type="string" calcext:value-type="string">
            <text:p>Berlin</text:p>
          </table:table-cell>
          <table:table-cell office:value-type="float" office:value="2268.568" calcext:value-type="float">
            <text:p>2268.568</text:p>
          </table:table-cell>
          <table:table-cell office:value-type="string" calcext:value-type="string">
            <text:p>Tel_Aviv</text:p>
          </table:table-cell>
          <table:table-cell office:value-type="float" office:value="2483.684" calcext:value-type="float">
            <text:p>2483.684</text:p>
          </table:table-cell>
          <table:table-cell office:value-type="string" calcext:value-type="string">
            <text:p>Stockholm</text:p>
          </table:table-cell>
          <table:table-cell office:value-type="float" office:value="5940.742" calcext:value-type="float">
            <text:p>5940.742</text:p>
          </table:table-cell>
          <table:table-cell office:value-type="string" calcext:value-type="string">
            <text:p>Athens</text:p>
          </table:table-cell>
          <table:table-cell office:value-type="float" office:value="3372.683" calcext:value-type="float">
            <text:p>3372.683</text:p>
          </table:table-cell>
          <table:table-cell office:value-type="string" calcext:value-type="string">
            <text:p>Seoul</text:p>
          </table:table-cell>
          <table:table-cell office:value-type="float" office:value="8654.023" calcext:value-type="float">
            <text:p>8654.023</text:p>
          </table:table-cell>
          <table:table-cell office:value-type="string" calcext:value-type="string">
            <text:p>Chisinau</text:p>
          </table:table-cell>
          <table:table-cell office:value-type="float" office:value="3089.674" calcext:value-type="float">
            <text:p>3089.674</text:p>
          </table:table-cell>
          <table:table-cell office:value-type="string" calcext:value-type="string">
            <text:p>Vilnius</text:p>
          </table:table-cell>
          <table:table-cell office:value-type="float" office:value="9601.225" calcext:value-type="float">
            <text:p>9601.225</text:p>
          </table:table-cell>
          <table:table-cell office:value-type="string" calcext:value-type="string">
            <text:p>San_Jose</text:p>
          </table:table-cell>
          <table:table-cell office:value-type="float" office:value="8501.746" calcext:value-type="float">
            <text:p>8501.746</text:p>
          </table:table-cell>
          <table:table-cell office:value-type="string" calcext:value-type="string">
            <text:p>Taipei</text:p>
          </table:table-cell>
          <table:table-cell office:value-type="float" office:value="9015.762" calcext:value-type="float">
            <text:p>9015.762</text:p>
          </table:table-cell>
          <table:table-cell office:value-type="string" calcext:value-type="string">
            <text:p>Vilnius</text:p>
          </table:table-cell>
          <table:table-cell office:value-type="float" office:value="9021.928" calcext:value-type="float">
            <text:p>9021.928</text:p>
          </table:table-cell>
          <table:table-cell office:value-type="string" calcext:value-type="string">
            <text:p>Sarajevo</text:p>
          </table:table-cell>
          <table:table-cell office:value-type="float" office:value="11817.046" calcext:value-type="float">
            <text:p>11817.046</text:p>
          </table:table-cell>
          <table:table-cell office:value-type="string" calcext:value-type="string">
            <text:p>Auckland</text:p>
          </table:table-cell>
          <table:table-cell office:value-type="float" office:value="17719.607" calcext:value-type="float">
            <text:p>17719.607</text:p>
          </table:table-cell>
          <table:table-cell office:value-type="string" calcext:value-type="string">
            <text:p>Vienna</text:p>
          </table:table-cell>
          <table:table-cell office:value-type="float" office:value="17768.236" calcext:value-type="float">
            <text:p>17768.236</text:p>
          </table:table-cell>
          <table:table-cell office:value-type="string" calcext:value-type="string">
            <text:p>Sarajevo</text:p>
          </table:table-cell>
          <table:table-cell office:value-type="float" office:value="3333.627" calcext:value-type="float">
            <text:p>3333.627</text:p>
          </table:table-cell>
          <table:table-cell office:value-type="string" calcext:value-type="string">
            <text:p>Chisinau</text:p>
          </table:table-cell>
          <table:table-cell office:value-type="float" office:value="18934.63" calcext:value-type="float">
            <text:p>18934.63</text:p>
          </table:table-cell>
          <table:table-cell office:value-type="string" calcext:value-type="string">
            <text:p>Chisinau</text:p>
          </table:table-cell>
          <table:table-cell office:value-type="float" office:value="18741.595" calcext:value-type="float">
            <text:p>18741.595</text:p>
          </table:table-cell>
          <table:table-cell office:value-type="string" calcext:value-type="string">
            <text:p>Reykjavik</text:p>
          </table:table-cell>
          <table:table-cell office:value-type="float" office:value="14772.978" calcext:value-type="float">
            <text:p>14772.978</text:p>
          </table:table-cell>
          <table:table-cell office:value-type="string" calcext:value-type="string">
            <text:p>Zurich</text:p>
          </table:table-cell>
          <table:table-cell office:value-type="float" office:value="14999.725" calcext:value-type="float">
            <text:p>14999.725</text:p>
          </table:table-cell>
          <table:table-cell office:value-type="string" calcext:value-type="string">
            <text:p>Athens</text:p>
          </table:table-cell>
          <table:table-cell office:value-type="float" office:value="15724.592" calcext:value-type="float">
            <text:p>15724.592</text:p>
          </table:table-cell>
          <table:table-cell office:value-type="string" calcext:value-type="string">
            <text:p>Reykjavik</text:p>
          </table:table-cell>
          <table:table-cell office:value-type="float" office:value="2680.666" calcext:value-type="float">
            <text:p>2680.666</text:p>
          </table:table-cell>
          <table:table-cell office:value-type="string" calcext:value-type="string">
            <text:p>Bucharest</text:p>
          </table:table-cell>
          <table:table-cell office:value-type="float" office:value="2477.43" calcext:value-type="float">
            <text:p>2477.43</text:p>
          </table:table-cell>
          <table:table-cell office:value-type="string" calcext:value-type="string">
            <text:p>Oslo</text:p>
          </table:table-cell>
          <table:table-cell office:value-type="float" office:value="14276.512" calcext:value-type="float">
            <text:p>14276.512</text:p>
          </table:table-cell>
          <table:table-cell office:value-type="string" calcext:value-type="string">
            <text:p>Oslo</text:p>
          </table:table-cell>
          <table:table-cell office:value-type="float" office:value="6628.563" calcext:value-type="float">
            <text:p>6628.563</text:p>
          </table:table-cell>
          <table:table-cell office:value-type="string" calcext:value-type="string">
            <text:p>Stockholm</text:p>
          </table:table-cell>
          <table:table-cell office:value-type="float" office:value="7735.706" calcext:value-type="float">
            <text:p>7735.706</text:p>
          </table:table-cell>
          <table:table-cell office:value-type="string" calcext:value-type="string">
            <text:p>Budapest</text:p>
          </table:table-cell>
          <table:table-cell office:value-type="float" office:value="8402.47" calcext:value-type="float">
            <text:p>8402.47</text:p>
          </table:table-cell>
          <table:table-cell office:value-type="string" calcext:value-type="string">
            <text:p>Tokyo</text:p>
          </table:table-cell>
          <table:table-cell office:value-type="float" office:value="9877.543" calcext:value-type="float">
            <text:p>9877.543</text:p>
          </table:table-cell>
          <table:table-cell office:value-type="string" calcext:value-type="string">
            <text:p>Bucharest</text:p>
          </table:table-cell>
          <table:table-cell office:value-type="float" office:value="3921.725" calcext:value-type="float">
            <text:p>3921.725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6285.05" calcext:value-type="float">
            <text:p>6285.05</text:p>
          </table:table-cell>
          <table:table-cell office:value-type="string" calcext:value-type="string">
            <text:p>Los_Angeles</text:p>
          </table:table-cell>
          <table:table-cell office:value-type="float" office:value="6120.228" calcext:value-type="float">
            <text:p>6120.228</text:p>
          </table:table-cell>
          <table:table-cell office:value-type="string" calcext:value-type="string">
            <text:p>Amsterdam</text:p>
          </table:table-cell>
          <table:table-cell office:value-type="float" office:value="6689.227" calcext:value-type="float">
            <text:p>6689.227</text:p>
          </table:table-cell>
          <table:table-cell office:value-type="string" calcext:value-type="string">
            <text:p>Stockholm</text:p>
          </table:table-cell>
          <table:table-cell office:value-type="float" office:value="2296.065" calcext:value-type="float">
            <text:p>2296.065</text:p>
          </table:table-cell>
          <table:table-cell office:value-type="string" calcext:value-type="string">
            <text:p>Montreal</text:p>
          </table:table-cell>
          <table:table-cell office:value-type="float" office:value="12141.084" calcext:value-type="float">
            <text:p>12141.084</text:p>
          </table:table-cell>
          <table:table-cell office:value-type="string" calcext:value-type="string">
            <text:p>San_Francisco</text:p>
          </table:table-cell>
          <table:table-cell office:value-type="float" office:value="14149.519" calcext:value-type="float">
            <text:p>14149.519</text:p>
          </table:table-cell>
          <table:table-cell office:value-type="string" calcext:value-type="string">
            <text:p>Warsaw</text:p>
          </table:table-cell>
          <table:table-cell office:value-type="float" office:value="6517.026" calcext:value-type="float">
            <text:p>6517.026</text:p>
          </table:table-cell>
          <table:table-cell office:value-type="string" calcext:value-type="string">
            <text:p>Vilnius</text:p>
          </table:table-cell>
          <table:table-cell office:value-type="float" office:value="7013.848" calcext:value-type="float">
            <text:p>7013.848</text:p>
          </table:table-cell>
          <table:table-cell office:value-type="string" calcext:value-type="string">
            <text:p>Warsaw</text:p>
          </table:table-cell>
          <table:table-cell office:value-type="float" office:value="6783.749" calcext:value-type="float">
            <text:p>6783.749</text:p>
          </table:table-cell>
          <table:table-cell office:value-type="string" calcext:value-type="string">
            <text:p>Dublin</text:p>
          </table:table-cell>
          <table:table-cell office:value-type="float" office:value="2334.261" calcext:value-type="float">
            <text:p>2334.261</text:p>
          </table:table-cell>
          <table:table-cell office:value-type="string" calcext:value-type="string">
            <text:p>Skopje</text:p>
          </table:table-cell>
          <table:table-cell office:value-type="float" office:value="3045.906" calcext:value-type="float">
            <text:p>3045.906</text:p>
          </table:table-cell>
          <table:table-cell office:value-type="string" calcext:value-type="string">
            <text:p>Sarajevo</text:p>
          </table:table-cell>
          <table:table-cell office:value-type="float" office:value="3436.136" calcext:value-type="float">
            <text:p>3436.136</text:p>
          </table:table-cell>
          <table:table-cell office:value-type="string" calcext:value-type="string">
            <text:p>Tirana</text:p>
          </table:table-cell>
          <table:table-cell office:value-type="float" office:value="3148.756" calcext:value-type="float">
            <text:p>3148.756</text:p>
          </table:table-cell>
          <table:table-cell office:value-type="string" calcext:value-type="string">
            <text:p>Sarajevo</text:p>
          </table:table-cell>
          <table:table-cell office:value-type="float" office:value="3071.549" calcext:value-type="float">
            <text:p>3071.549</text:p>
          </table:table-cell>
          <table:table-cell office:value-type="string" calcext:value-type="string">
            <text:p>Berlin</text:p>
          </table:table-cell>
          <table:table-cell office:value-type="float" office:value="3012.55" calcext:value-type="float">
            <text:p>3012.55</text:p>
          </table:table-cell>
          <table:table-cell office:value-type="string" calcext:value-type="string">
            <text:p>Skopje</text:p>
          </table:table-cell>
          <table:table-cell office:value-type="float" office:value="2763.445" calcext:value-type="float">
            <text:p>2763.445</text:p>
          </table:table-cell>
          <table:table-cell office:value-type="string" calcext:value-type="string">
            <text:p>Berlin</text:p>
          </table:table-cell>
          <table:table-cell office:value-type="float" office:value="2166.946" calcext:value-type="float">
            <text:p>2166.946</text:p>
          </table:table-cell>
          <table:table-cell office:value-type="string" calcext:value-type="string">
            <text:p>Zagreb</text:p>
          </table:table-cell>
          <table:table-cell office:value-type="float" office:value="2580.516" calcext:value-type="float">
            <text:p>2580.516</text:p>
          </table:table-cell>
          <table:table-cell office:value-type="string" calcext:value-type="string">
            <text:p>Athens</text:p>
          </table:table-cell>
          <table:table-cell office:value-type="float" office:value="2475.056" calcext:value-type="float">
            <text:p>2475.056</text:p>
          </table:table-cell>
          <table:table-cell office:value-type="string" calcext:value-type="string">
            <text:p>Reykjavik</text:p>
          </table:table-cell>
          <table:table-cell office:value-type="float" office:value="14163.632" calcext:value-type="float">
            <text:p>14163.632</text:p>
          </table:table-cell>
          <table:table-cell office:value-type="string" calcext:value-type="string">
            <text:p>Stockholm</text:p>
          </table:table-cell>
          <table:table-cell office:value-type="float" office:value="7957.023" calcext:value-type="float">
            <text:p>7957.023</text:p>
          </table:table-cell>
          <table:table-cell office:value-type="string" calcext:value-type="string">
            <text:p>Sarajevo</text:p>
          </table:table-cell>
          <table:table-cell office:value-type="float" office:value="16716.172" calcext:value-type="float">
            <text:p>16716.172</text:p>
          </table:table-cell>
          <table:table-cell office:value-type="string" calcext:value-type="string">
            <text:p>Zurich</text:p>
          </table:table-cell>
          <table:table-cell office:value-type="float" office:value="12330.024" calcext:value-type="float">
            <text:p>12330.024</text:p>
          </table:table-cell>
          <table:table-cell office:value-type="string" calcext:value-type="string">
            <text:p>Oslo</text:p>
          </table:table-cell>
          <table:table-cell office:value-type="float" office:value="12659.583" calcext:value-type="float">
            <text:p>12659.583</text:p>
          </table:table-cell>
          <table:table-cell office:value-type="string" calcext:value-type="string">
            <text:p>Budapest</text:p>
          </table:table-cell>
          <table:table-cell office:value-type="float" office:value="11744.956" calcext:value-type="float">
            <text:p>11744.956</text:p>
          </table:table-cell>
          <table:table-cell office:value-type="string" calcext:value-type="string">
            <text:p>Berlin</text:p>
          </table:table-cell>
          <table:table-cell office:value-type="float" office:value="2778.452" calcext:value-type="float">
            <text:p>2778.452</text:p>
          </table:table-cell>
          <table:table-cell office:value-type="string" calcext:value-type="string">
            <text:p>Paris</text:p>
          </table:table-cell>
          <table:table-cell office:value-type="float" office:value="15575.539" calcext:value-type="float">
            <text:p>15575.539</text:p>
          </table:table-cell>
          <table:table-cell office:value-type="string" calcext:value-type="string">
            <text:p>Warsaw</text:p>
          </table:table-cell>
          <table:table-cell office:value-type="float" office:value="15575.484" calcext:value-type="float">
            <text:p>15575.484</text:p>
          </table:table-cell>
          <table:table-cell office:value-type="string" calcext:value-type="string">
            <text:p>Vienna</text:p>
          </table:table-cell>
          <table:table-cell office:value-type="float" office:value="15378.692" calcext:value-type="float">
            <text:p>15378.692</text:p>
          </table:table-cell>
          <table:table-cell office:value-type="string" calcext:value-type="string">
            <text:p>Paris</text:p>
          </table:table-cell>
          <table:table-cell office:value-type="float" office:value="8866.05" calcext:value-type="float">
            <text:p>8866.05</text:p>
          </table:table-cell>
          <table:table-cell office:value-type="string" calcext:value-type="string">
            <text:p>Stockholm</text:p>
          </table:table-cell>
          <table:table-cell office:value-type="float" office:value="9687.085" calcext:value-type="float">
            <text:p>9687.085</text:p>
          </table:table-cell>
          <table:table-cell office:value-type="string" calcext:value-type="string">
            <text:p>Stockholm</text:p>
          </table:table-cell>
          <table:table-cell office:value-type="float" office:value="9691.797" calcext:value-type="float">
            <text:p>9691.797</text:p>
          </table:table-cell>
          <table:table-cell office:value-type="string" calcext:value-type="string">
            <text:p>Amsterdam</text:p>
          </table:table-cell>
          <table:table-cell office:value-type="float" office:value="7296.966" calcext:value-type="float">
            <text:p>7296.966</text:p>
          </table:table-cell>
          <table:table-cell office:value-type="string" calcext:value-type="string">
            <text:p>Reykjavik</text:p>
          </table:table-cell>
          <table:table-cell office:value-type="float" office:value="2370.714" calcext:value-type="float">
            <text:p>2370.714</text:p>
          </table:table-cell>
          <table:table-cell office:value-type="string" calcext:value-type="string">
            <text:p>Reykjavik</text:p>
          </table:table-cell>
          <table:table-cell office:value-type="float" office:value="2753.903" calcext:value-type="float">
            <text:p>2753.903</text:p>
          </table:table-cell>
          <table:table-cell office:value-type="string" calcext:value-type="string">
            <text:p>San_Jose</text:p>
          </table:table-cell>
          <table:table-cell office:value-type="float" office:value="5993.373" calcext:value-type="float">
            <text:p>5993.373</text:p>
          </table:table-cell>
          <table:table-cell office:value-type="string" calcext:value-type="string">
            <text:p>Dublin</text:p>
          </table:table-cell>
          <table:table-cell office:value-type="float" office:value="3396.771" calcext:value-type="float">
            <text:p>3396.771</text:p>
          </table:table-cell>
          <table:table-cell office:value-type="string" calcext:value-type="string">
            <text:p>San_Jose</text:p>
          </table:table-cell>
          <table:table-cell office:value-type="float" office:value="8697.723" calcext:value-type="float">
            <text:p>8697.723</text:p>
          </table:table-cell>
          <table:table-cell office:value-type="string" calcext:value-type="string">
            <text:p>Bucharest</text:p>
          </table:table-cell>
          <table:table-cell office:value-type="float" office:value="3227.409" calcext:value-type="float">
            <text:p>3227.409</text:p>
          </table:table-cell>
          <table:table-cell office:value-type="string" calcext:value-type="string">
            <text:p>San_Jose</text:p>
          </table:table-cell>
          <table:table-cell office:value-type="float" office:value="9618.948" calcext:value-type="float">
            <text:p>9618.948</text:p>
          </table:table-cell>
          <table:table-cell office:value-type="string" calcext:value-type="string">
            <text:p>Amsterdam</text:p>
          </table:table-cell>
          <table:table-cell office:value-type="float" office:value="8578.653" calcext:value-type="float">
            <text:p>8578.653</text:p>
          </table:table-cell>
          <table:table-cell office:value-type="string" calcext:value-type="string">
            <text:p>Nicosia</text:p>
          </table:table-cell>
          <table:table-cell office:value-type="float" office:value="9573.477" calcext:value-type="float">
            <text:p>9573.477</text:p>
          </table:table-cell>
          <table:table-cell office:value-type="string" calcext:value-type="string">
            <text:p>Nicosia</text:p>
          </table:table-cell>
          <table:table-cell office:value-type="float" office:value="9691.126" calcext:value-type="float">
            <text:p>9691.126</text:p>
          </table:table-cell>
          <table:table-cell office:value-type="string" calcext:value-type="string">
            <text:p>Steinsel</text:p>
          </table:table-cell>
          <table:table-cell office:value-type="float" office:value="11927.56" calcext:value-type="float">
            <text:p>11927.56</text:p>
          </table:table-cell>
          <table:table-cell office:value-type="string" calcext:value-type="string">
            <text:p>Oslo</text:p>
          </table:table-cell>
          <table:table-cell office:value-type="float" office:value="17824.092" calcext:value-type="float">
            <text:p>17824.092</text:p>
          </table:table-cell>
          <table:table-cell office:value-type="string" calcext:value-type="string">
            <text:p>Zurich</text:p>
          </table:table-cell>
          <table:table-cell office:value-type="float" office:value="17771.887" calcext:value-type="float">
            <text:p>17771.887</text:p>
          </table:table-cell>
          <table:table-cell office:value-type="string" calcext:value-type="string">
            <text:p>Athens</text:p>
          </table:table-cell>
          <table:table-cell office:value-type="float" office:value="3526.094" calcext:value-type="float">
            <text:p>3526.094</text:p>
          </table:table-cell>
          <table:table-cell office:value-type="string" calcext:value-type="string">
            <text:p>Saint_Louis</text:p>
          </table:table-cell>
          <table:table-cell office:value-type="float" office:value="18971.116" calcext:value-type="float">
            <text:p>18971.116</text:p>
          </table:table-cell>
          <table:table-cell office:value-type="string" calcext:value-type="string">
            <text:p>Vienna</text:p>
          </table:table-cell>
          <table:table-cell office:value-type="float" office:value="18804.713" calcext:value-type="float">
            <text:p>18804.713</text:p>
          </table:table-cell>
          <table:table-cell office:value-type="string" calcext:value-type="string">
            <text:p>Chicago</text:p>
          </table:table-cell>
          <table:table-cell office:value-type="float" office:value="14788.151" calcext:value-type="float">
            <text:p>14788.151</text:p>
          </table:table-cell>
          <table:table-cell office:value-type="string" calcext:value-type="string">
            <text:p>Mexico</text:p>
          </table:table-cell>
          <table:table-cell office:value-type="float" office:value="15197.885" calcext:value-type="float">
            <text:p>15197.885</text:p>
          </table:table-cell>
          <table:table-cell office:value-type="string" calcext:value-type="string">
            <text:p>Tirana</text:p>
          </table:table-cell>
          <table:table-cell office:value-type="float" office:value="16254.39" calcext:value-type="float">
            <text:p>16254.39</text:p>
          </table:table-cell>
          <table:table-cell office:value-type="string" calcext:value-type="string">
            <text:p>Tel_Aviv</text:p>
          </table:table-cell>
          <table:table-cell office:value-type="float" office:value="2753.645" calcext:value-type="float">
            <text:p>2753.645</text:p>
          </table:table-cell>
          <table:table-cell office:value-type="string" calcext:value-type="string">
            <text:p>London</text:p>
          </table:table-cell>
          <table:table-cell office:value-type="float" office:value="2578.703" calcext:value-type="float">
            <text:p>2578.703</text:p>
          </table:table-cell>
          <table:table-cell office:value-type="string" calcext:value-type="string">
            <text:p>San_Francisco</text:p>
          </table:table-cell>
          <table:table-cell office:value-type="float" office:value="14736.872" calcext:value-type="float">
            <text:p>14736.872</text:p>
          </table:table-cell>
          <table:table-cell office:value-type="string" calcext:value-type="string">
            <text:p>Steinsel</text:p>
          </table:table-cell>
          <table:table-cell office:value-type="float" office:value="6697.357" calcext:value-type="float">
            <text:p>6697.357</text:p>
          </table:table-cell>
          <table:table-cell office:value-type="string" calcext:value-type="string">
            <text:p>Santiago</text:p>
          </table:table-cell>
          <table:table-cell office:value-type="float" office:value="7944.439" calcext:value-type="float">
            <text:p>7944.439</text:p>
          </table:table-cell>
          <table:table-cell office:value-type="string" calcext:value-type="string">
            <text:p>Vienna</text:p>
          </table:table-cell>
          <table:table-cell office:value-type="float" office:value="8496.353" calcext:value-type="float">
            <text:p>8496.353</text:p>
          </table:table-cell>
          <table:table-cell office:value-type="string" calcext:value-type="string">
            <text:p>Steinsel</text:p>
          </table:table-cell>
          <table:table-cell office:value-type="float" office:value="10073.898" calcext:value-type="float">
            <text:p>10073.898</text:p>
          </table:table-cell>
          <table:table-cell office:value-type="string" calcext:value-type="string">
            <text:p>Tel_Aviv</text:p>
          </table:table-cell>
          <table:table-cell office:value-type="float" office:value="4112.915" calcext:value-type="float">
            <text:p>4112.915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6346.57" calcext:value-type="float">
            <text:p>6346.57</text:p>
          </table:table-cell>
          <table:table-cell office:value-type="string" calcext:value-type="string">
            <text:p>Helsinki</text:p>
          </table:table-cell>
          <table:table-cell office:value-type="float" office:value="6177.975" calcext:value-type="float">
            <text:p>6177.975</text:p>
          </table:table-cell>
          <table:table-cell office:value-type="string" calcext:value-type="string">
            <text:p>Madrid</text:p>
          </table:table-cell>
          <table:table-cell office:value-type="float" office:value="6822.273" calcext:value-type="float">
            <text:p>6822.273</text:p>
          </table:table-cell>
          <table:table-cell office:value-type="string" calcext:value-type="string">
            <text:p>Tirana</text:p>
          </table:table-cell>
          <table:table-cell office:value-type="float" office:value="2373.737" calcext:value-type="float">
            <text:p>2373.737</text:p>
          </table:table-cell>
          <table:table-cell office:value-type="string" calcext:value-type="string">
            <text:p>Seattle</text:p>
          </table:table-cell>
          <table:table-cell office:value-type="float" office:value="12160.369" calcext:value-type="float">
            <text:p>12160.369</text:p>
          </table:table-cell>
          <table:table-cell office:value-type="string" calcext:value-type="string">
            <text:p>Salt_Lake_City</text:p>
          </table:table-cell>
          <table:table-cell office:value-type="float" office:value="14553.514" calcext:value-type="float">
            <text:p>14553.514</text:p>
          </table:table-cell>
          <table:table-cell office:value-type="string" calcext:value-type="string">
            <text:p>Helsinki</text:p>
          </table:table-cell>
          <table:table-cell office:value-type="float" office:value="6551.029" calcext:value-type="float">
            <text:p>6551.029</text:p>
          </table:table-cell>
          <table:table-cell office:value-type="string" calcext:value-type="string">
            <text:p>Warsaw</text:p>
          </table:table-cell>
          <table:table-cell office:value-type="float" office:value="7027.809" calcext:value-type="float">
            <text:p>7027.809</text:p>
          </table:table-cell>
          <table:table-cell office:value-type="string" calcext:value-type="string">
            <text:p>Helsinki</text:p>
          </table:table-cell>
          <table:table-cell office:value-type="float" office:value="6977.986" calcext:value-type="float">
            <text:p>6977.986</text:p>
          </table:table-cell>
          <table:table-cell office:value-type="string" calcext:value-type="string">
            <text:p>Chisinau</text:p>
          </table:table-cell>
          <table:table-cell office:value-type="float" office:value="2637.449" calcext:value-type="float">
            <text:p>2637.449</text:p>
          </table:table-cell>
          <table:table-cell office:value-type="string" calcext:value-type="string">
            <text:p>Athens</text:p>
          </table:table-cell>
          <table:table-cell office:value-type="float" office:value="3138.383" calcext:value-type="float">
            <text:p>3138.383</text:p>
          </table:table-cell>
          <table:table-cell office:value-type="string" calcext:value-type="string">
            <text:p>Athens</text:p>
          </table:table-cell>
          <table:table-cell office:value-type="float" office:value="3539.553" calcext:value-type="float">
            <text:p>3539.553</text:p>
          </table:table-cell>
          <table:table-cell office:value-type="string" calcext:value-type="string">
            <text:p>Berlin</text:p>
          </table:table-cell>
          <table:table-cell office:value-type="float" office:value="3362.716" calcext:value-type="float">
            <text:p>3362.716</text:p>
          </table:table-cell>
          <table:table-cell office:value-type="string" calcext:value-type="string">
            <text:p>Berlin</text:p>
          </table:table-cell>
          <table:table-cell office:value-type="float" office:value="3078.25" calcext:value-type="float">
            <text:p>3078.25</text:p>
          </table:table-cell>
          <table:table-cell office:value-type="string" calcext:value-type="string">
            <text:p>Reykjavik</text:p>
          </table:table-cell>
          <table:table-cell office:value-type="float" office:value="3029.048" calcext:value-type="float">
            <text:p>3029.048</text:p>
          </table:table-cell>
          <table:table-cell office:value-type="string" calcext:value-type="string">
            <text:p>Madrid</text:p>
          </table:table-cell>
          <table:table-cell office:value-type="float" office:value="2779.368" calcext:value-type="float">
            <text:p>2779.368</text:p>
          </table:table-cell>
          <table:table-cell office:value-type="string" calcext:value-type="string">
            <text:p>Sarajevo</text:p>
          </table:table-cell>
          <table:table-cell office:value-type="float" office:value="2248.029" calcext:value-type="float">
            <text:p>2248.029</text:p>
          </table:table-cell>
          <table:table-cell office:value-type="string" calcext:value-type="string">
            <text:p>Skopje</text:p>
          </table:table-cell>
          <table:table-cell office:value-type="float" office:value="2744.69" calcext:value-type="float">
            <text:p>2744.69</text:p>
          </table:table-cell>
          <table:table-cell office:value-type="string" calcext:value-type="string">
            <text:p>Skopje</text:p>
          </table:table-cell>
          <table:table-cell office:value-type="float" office:value="2570.28" calcext:value-type="float">
            <text:p>2570.28</text:p>
          </table:table-cell>
          <table:table-cell office:value-type="string" calcext:value-type="string">
            <text:p>Sarajevo</text:p>
          </table:table-cell>
          <table:table-cell office:value-type="float" office:value="14390.183" calcext:value-type="float">
            <text:p>14390.183</text:p>
          </table:table-cell>
          <table:table-cell office:value-type="string" calcext:value-type="string">
            <text:p>Helsinki</text:p>
          </table:table-cell>
          <table:table-cell office:value-type="float" office:value="8000.389" calcext:value-type="float">
            <text:p>8000.389</text:p>
          </table:table-cell>
          <table:table-cell office:value-type="string" calcext:value-type="string">
            <text:p>Brussels</text:p>
          </table:table-cell>
          <table:table-cell office:value-type="float" office:value="16824.438" calcext:value-type="float">
            <text:p>16824.438</text:p>
          </table:table-cell>
          <table:table-cell office:value-type="string" calcext:value-type="string">
            <text:p>Reykjavik</text:p>
          </table:table-cell>
          <table:table-cell office:value-type="float" office:value="12373.718" calcext:value-type="float">
            <text:p>12373.718</text:p>
          </table:table-cell>
          <table:table-cell office:value-type="string" calcext:value-type="string">
            <text:p>Berlin</text:p>
          </table:table-cell>
          <table:table-cell office:value-type="float" office:value="12881.868" calcext:value-type="float">
            <text:p>12881.868</text:p>
          </table:table-cell>
          <table:table-cell office:value-type="string" calcext:value-type="string">
            <text:p>Oslo</text:p>
          </table:table-cell>
          <table:table-cell office:value-type="float" office:value="11833.746" calcext:value-type="float">
            <text:p>11833.746</text:p>
          </table:table-cell>
          <table:table-cell office:value-type="string" calcext:value-type="string">
            <text:p>Lisbon</text:p>
          </table:table-cell>
          <table:table-cell office:value-type="float" office:value="2854.558" calcext:value-type="float">
            <text:p>2854.558</text:p>
          </table:table-cell>
          <table:table-cell office:value-type="string" calcext:value-type="string">
            <text:p>Oslo</text:p>
          </table:table-cell>
          <table:table-cell office:value-type="float" office:value="15809.545" calcext:value-type="float">
            <text:p>15809.545</text:p>
          </table:table-cell>
          <table:table-cell office:value-type="string" calcext:value-type="string">
            <text:p>Paris</text:p>
          </table:table-cell>
          <table:table-cell office:value-type="float" office:value="15606.316" calcext:value-type="float">
            <text:p>15606.316</text:p>
          </table:table-cell>
          <table:table-cell office:value-type="string" calcext:value-type="string">
            <text:p>Jakarta</text:p>
          </table:table-cell>
          <table:table-cell office:value-type="float" office:value="15447.402" calcext:value-type="float">
            <text:p>15447.402</text:p>
          </table:table-cell>
          <table:table-cell office:value-type="string" calcext:value-type="string">
            <text:p>Nicosia</text:p>
          </table:table-cell>
          <table:table-cell office:value-type="float" office:value="8872.466" calcext:value-type="float">
            <text:p>8872.466</text:p>
          </table:table-cell>
          <table:table-cell office:value-type="string" calcext:value-type="string">
            <text:p>Amsterdam</text:p>
          </table:table-cell>
          <table:table-cell office:value-type="float" office:value="9743.828" calcext:value-type="float">
            <text:p>9743.828</text:p>
          </table:table-cell>
          <table:table-cell office:value-type="string" calcext:value-type="string">
            <text:p>Amsterdam</text:p>
          </table:table-cell>
          <table:table-cell office:value-type="float" office:value="9746.23" calcext:value-type="float">
            <text:p>9746.23</text:p>
          </table:table-cell>
          <table:table-cell office:value-type="string" calcext:value-type="string">
            <text:p>Santiago</text:p>
          </table:table-cell>
          <table:table-cell office:value-type="float" office:value="7562.65" calcext:value-type="float">
            <text:p>7562.65</text:p>
          </table:table-cell>
          <table:table-cell office:value-type="string" calcext:value-type="string">
            <text:p>Tel_Aviv</text:p>
          </table:table-cell>
          <table:table-cell office:value-type="float" office:value="2833.602" calcext:value-type="float">
            <text:p>2833.602</text:p>
          </table:table-cell>
          <table:table-cell office:value-type="string" calcext:value-type="string">
            <text:p>Athens</text:p>
          </table:table-cell>
          <table:table-cell office:value-type="float" office:value="2906.761" calcext:value-type="float">
            <text:p>2906.761</text:p>
          </table:table-cell>
          <table:table-cell office:value-type="string" calcext:value-type="string">
            <text:p>Madrid</text:p>
          </table:table-cell>
          <table:table-cell office:value-type="float" office:value="6212.266" calcext:value-type="float">
            <text:p>6212.266</text:p>
          </table:table-cell>
          <table:table-cell office:value-type="string" calcext:value-type="string">
            <text:p>Bucharest</text:p>
          </table:table-cell>
          <table:table-cell office:value-type="float" office:value="3406.674" calcext:value-type="float">
            <text:p>3406.674</text:p>
          </table:table-cell>
          <table:table-cell office:value-type="string" calcext:value-type="string">
            <text:p>Taipei</text:p>
          </table:table-cell>
          <table:table-cell office:value-type="float" office:value="9278.856" calcext:value-type="float">
            <text:p>9278.856</text:p>
          </table:table-cell>
          <table:table-cell office:value-type="string" calcext:value-type="string">
            <text:p>Dublin</text:p>
          </table:table-cell>
          <table:table-cell office:value-type="float" office:value="3319.383" calcext:value-type="float">
            <text:p>3319.383</text:p>
          </table:table-cell>
          <table:table-cell office:value-type="string" calcext:value-type="string">
            <text:p>Nicosia</text:p>
          </table:table-cell>
          <table:table-cell office:value-type="float" office:value="10166.305" calcext:value-type="float">
            <text:p>10166.305</text:p>
          </table:table-cell>
          <table:table-cell office:value-type="string" calcext:value-type="string">
            <text:p>Warsaw</text:p>
          </table:table-cell>
          <table:table-cell office:value-type="float" office:value="9156.071" calcext:value-type="float">
            <text:p>9156.071</text:p>
          </table:table-cell>
          <table:table-cell office:value-type="string" calcext:value-type="string">
            <text:p>Vilnius</text:p>
          </table:table-cell>
          <table:table-cell office:value-type="float" office:value="9605.785" calcext:value-type="float">
            <text:p>9605.785</text:p>
          </table:table-cell>
          <table:table-cell office:value-type="string" calcext:value-type="string">
            <text:p>Tokyo</text:p>
          </table:table-cell>
          <table:table-cell office:value-type="float" office:value="9726.983" calcext:value-type="float">
            <text:p>9726.983</text:p>
          </table:table-cell>
          <table:table-cell office:value-type="string" calcext:value-type="string">
            <text:p>Adelaide</text:p>
          </table:table-cell>
          <table:table-cell office:value-type="float" office:value="11938.481" calcext:value-type="float">
            <text:p>11938.481</text:p>
          </table:table-cell>
          <table:table-cell office:value-type="string" calcext:value-type="string">
            <text:p>Sarajevo</text:p>
          </table:table-cell>
          <table:table-cell office:value-type="float" office:value="18509.711" calcext:value-type="float">
            <text:p>18509.711</text:p>
          </table:table-cell>
          <table:table-cell office:value-type="string" calcext:value-type="string">
            <text:p>Warsaw</text:p>
          </table:table-cell>
          <table:table-cell office:value-type="float" office:value="17896.44" calcext:value-type="float">
            <text:p>17896.44</text:p>
          </table:table-cell>
          <table:table-cell office:value-type="string" calcext:value-type="string">
            <text:p>Madrid</text:p>
          </table:table-cell>
          <table:table-cell office:value-type="float" office:value="3699.905" calcext:value-type="float">
            <text:p>3699.905</text:p>
          </table:table-cell>
          <table:table-cell office:value-type="string" calcext:value-type="string">
            <text:p>Salt_Lake_City</text:p>
          </table:table-cell>
          <table:table-cell office:value-type="float" office:value="18986.614" calcext:value-type="float">
            <text:p>18986.614</text:p>
          </table:table-cell>
          <table:table-cell office:value-type="string" calcext:value-type="string">
            <text:p>Kansas_City</text:p>
          </table:table-cell>
          <table:table-cell office:value-type="float" office:value="18967.824" calcext:value-type="float">
            <text:p>18967.824</text:p>
          </table:table-cell>
          <table:table-cell office:value-type="string" calcext:value-type="string">
            <text:p>Auckland</text:p>
          </table:table-cell>
          <table:table-cell office:value-type="float" office:value="14901.238" calcext:value-type="float">
            <text:p>14901.238</text:p>
          </table:table-cell>
          <table:table-cell office:value-type="string" calcext:value-type="string">
            <text:p>Auckland</text:p>
          </table:table-cell>
          <table:table-cell office:value-type="float" office:value="15518.518" calcext:value-type="float">
            <text:p>15518.518</text:p>
          </table:table-cell>
          <table:table-cell office:value-type="string" calcext:value-type="string">
            <text:p>Milan</text:p>
          </table:table-cell>
          <table:table-cell office:value-type="float" office:value="16390.08" calcext:value-type="float">
            <text:p>16390.08</text:p>
          </table:table-cell>
          <table:table-cell office:value-type="string" calcext:value-type="string">
            <text:p>Berlin</text:p>
          </table:table-cell>
          <table:table-cell office:value-type="float" office:value="2813.361" calcext:value-type="float">
            <text:p>2813.361</text:p>
          </table:table-cell>
          <table:table-cell office:value-type="string" calcext:value-type="string">
            <text:p>Reykjavik</text:p>
          </table:table-cell>
          <table:table-cell office:value-type="float" office:value="2732.233" calcext:value-type="float">
            <text:p>2732.233</text:p>
          </table:table-cell>
          <table:table-cell office:value-type="string" calcext:value-type="string">
            <text:p>Salt_Lake_City</text:p>
          </table:table-cell>
          <table:table-cell office:value-type="float" office:value="14822.131" calcext:value-type="float">
            <text:p>14822.131</text:p>
          </table:table-cell>
          <table:table-cell office:value-type="string" calcext:value-type="string">
            <text:p>Vienna</text:p>
          </table:table-cell>
          <table:table-cell office:value-type="float" office:value="6757.142" calcext:value-type="float">
            <text:p>6757.142</text:p>
          </table:table-cell>
          <table:table-cell office:value-type="string" calcext:value-type="string">
            <text:p>Nicosia</text:p>
          </table:table-cell>
          <table:table-cell office:value-type="float" office:value="8196.663" calcext:value-type="float">
            <text:p>8196.663</text:p>
          </table:table-cell>
          <table:table-cell office:value-type="string" calcext:value-type="string">
            <text:p>Stockholm</text:p>
          </table:table-cell>
          <table:table-cell office:value-type="float" office:value="8868.441" calcext:value-type="float">
            <text:p>8868.441</text:p>
          </table:table-cell>
          <table:table-cell office:value-type="string" calcext:value-type="string">
            <text:p>London</text:p>
          </table:table-cell>
          <table:table-cell office:value-type="float" office:value="10173.559" calcext:value-type="float">
            <text:p>10173.559</text:p>
          </table:table-cell>
          <table:table-cell office:value-type="string" calcext:value-type="string">
            <text:p>Istanbul</text:p>
          </table:table-cell>
          <table:table-cell office:value-type="float" office:value="4235.656" calcext:value-type="float">
            <text:p>4235.656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6459.06" calcext:value-type="float">
            <text:p>6459.06</text:p>
          </table:table-cell>
          <table:table-cell office:value-type="string" calcext:value-type="string">
            <text:p>Madrid</text:p>
          </table:table-cell>
          <table:table-cell office:value-type="float" office:value="6351.906" calcext:value-type="float">
            <text:p>6351.906</text:p>
          </table:table-cell>
          <table:table-cell office:value-type="string" calcext:value-type="string">
            <text:p>Helsinki</text:p>
          </table:table-cell>
          <table:table-cell office:value-type="float" office:value="7020.283" calcext:value-type="float">
            <text:p>7020.283</text:p>
          </table:table-cell>
          <table:table-cell office:value-type="string" calcext:value-type="string">
            <text:p>Steinsel</text:p>
          </table:table-cell>
          <table:table-cell office:value-type="float" office:value="2413.121" calcext:value-type="float">
            <text:p>2413.121</text:p>
          </table:table-cell>
          <table:table-cell office:value-type="string" calcext:value-type="string">
            <text:p>Vienna</text:p>
          </table:table-cell>
          <table:table-cell office:value-type="float" office:value="12288.359" calcext:value-type="float">
            <text:p>12288.359</text:p>
          </table:table-cell>
          <table:table-cell office:value-type="string" calcext:value-type="string">
            <text:p>Seattle</text:p>
          </table:table-cell>
          <table:table-cell office:value-type="float" office:value="14630.008" calcext:value-type="float">
            <text:p>14630.008</text:p>
          </table:table-cell>
          <table:table-cell office:value-type="string" calcext:value-type="string">
            <text:p>Stockholm</text:p>
          </table:table-cell>
          <table:table-cell office:value-type="float" office:value="6591.024" calcext:value-type="float">
            <text:p>6591.024</text:p>
          </table:table-cell>
          <table:table-cell office:value-type="string" calcext:value-type="string">
            <text:p>Vienna</text:p>
          </table:table-cell>
          <table:table-cell office:value-type="float" office:value="7494.417" calcext:value-type="float">
            <text:p>7494.417</text:p>
          </table:table-cell>
          <table:table-cell office:value-type="string" calcext:value-type="string">
            <text:p>Stockholm</text:p>
          </table:table-cell>
          <table:table-cell office:value-type="float" office:value="6979.84" calcext:value-type="float">
            <text:p>6979.84</text:p>
          </table:table-cell>
          <table:table-cell office:value-type="string" calcext:value-type="string">
            <text:p>Skopje</text:p>
          </table:table-cell>
          <table:table-cell office:value-type="float" office:value="2740.688" calcext:value-type="float">
            <text:p>2740.688</text:p>
          </table:table-cell>
          <table:table-cell office:value-type="string" calcext:value-type="string">
            <text:p>Zagreb</text:p>
          </table:table-cell>
          <table:table-cell office:value-type="float" office:value="3231.247" calcext:value-type="float">
            <text:p>3231.247</text:p>
          </table:table-cell>
          <table:table-cell office:value-type="string" calcext:value-type="string">
            <text:p>Madrid</text:p>
          </table:table-cell>
          <table:table-cell office:value-type="float" office:value="3699.981" calcext:value-type="float">
            <text:p>3699.981</text:p>
          </table:table-cell>
          <table:table-cell office:value-type="string" calcext:value-type="string">
            <text:p>Stockholm</text:p>
          </table:table-cell>
          <table:table-cell office:value-type="float" office:value="3386.262" calcext:value-type="float">
            <text:p>3386.262</text:p>
          </table:table-cell>
          <table:table-cell office:value-type="string" calcext:value-type="string">
            <text:p>Tirana</text:p>
          </table:table-cell>
          <table:table-cell office:value-type="float" office:value="3240.448" calcext:value-type="float">
            <text:p>3240.448</text:p>
          </table:table-cell>
          <table:table-cell office:value-type="string" calcext:value-type="string">
            <text:p>Skopje</text:p>
          </table:table-cell>
          <table:table-cell office:value-type="float" office:value="3217.389" calcext:value-type="float">
            <text:p>3217.389</text:p>
          </table:table-cell>
          <table:table-cell office:value-type="string" calcext:value-type="string">
            <text:p>Tallinn</text:p>
          </table:table-cell>
          <table:table-cell office:value-type="float" office:value="2783.764" calcext:value-type="float">
            <text:p>2783.764</text:p>
          </table:table-cell>
          <table:table-cell office:value-type="string" calcext:value-type="string">
            <text:p>Athens</text:p>
          </table:table-cell>
          <table:table-cell office:value-type="float" office:value="2406.352" calcext:value-type="float">
            <text:p>2406.352</text:p>
          </table:table-cell>
          <table:table-cell office:value-type="string" calcext:value-type="string">
            <text:p>Tel_Aviv</text:p>
          </table:table-cell>
          <table:table-cell office:value-type="float" office:value="2998.107" calcext:value-type="float">
            <text:p>2998.107</text:p>
          </table:table-cell>
          <table:table-cell office:value-type="string" calcext:value-type="string">
            <text:p>Zagreb</text:p>
          </table:table-cell>
          <table:table-cell office:value-type="float" office:value="2801.859" calcext:value-type="float">
            <text:p>2801.859</text:p>
          </table:table-cell>
          <table:table-cell office:value-type="string" calcext:value-type="string">
            <text:p>Tirana</text:p>
          </table:table-cell>
          <table:table-cell office:value-type="float" office:value="14406.857" calcext:value-type="float">
            <text:p>14406.857</text:p>
          </table:table-cell>
          <table:table-cell office:value-type="string" calcext:value-type="string">
            <text:p>Amsterdam</text:p>
          </table:table-cell>
          <table:table-cell office:value-type="float" office:value="8116.308" calcext:value-type="float">
            <text:p>8116.308</text:p>
          </table:table-cell>
          <table:table-cell office:value-type="string" calcext:value-type="string">
            <text:p>Copenhagen</text:p>
          </table:table-cell>
          <table:table-cell office:value-type="float" office:value="16845.409" calcext:value-type="float">
            <text:p>16845.409</text:p>
          </table:table-cell>
          <table:table-cell office:value-type="string" calcext:value-type="string">
            <text:p>Bratislava</text:p>
          </table:table-cell>
          <table:table-cell office:value-type="float" office:value="12392.509" calcext:value-type="float">
            <text:p>12392.509</text:p>
          </table:table-cell>
          <table:table-cell office:value-type="string" calcext:value-type="string">
            <text:p>Sarajevo</text:p>
          </table:table-cell>
          <table:table-cell office:value-type="float" office:value="12914.653" calcext:value-type="float">
            <text:p>12914.653</text:p>
          </table:table-cell>
          <table:table-cell office:value-type="string" calcext:value-type="string">
            <text:p>Zurich</text:p>
          </table:table-cell>
          <table:table-cell office:value-type="float" office:value="11900.319" calcext:value-type="float">
            <text:p>11900.319</text:p>
          </table:table-cell>
          <table:table-cell office:value-type="string" calcext:value-type="string">
            <text:p>Ljubljana</text:p>
          </table:table-cell>
          <table:table-cell office:value-type="float" office:value="3133.216" calcext:value-type="float">
            <text:p>3133.216</text:p>
          </table:table-cell>
          <table:table-cell office:value-type="string" calcext:value-type="string">
            <text:p>Amsterdam</text:p>
          </table:table-cell>
          <table:table-cell office:value-type="float" office:value="16114.548" calcext:value-type="float">
            <text:p>16114.548</text:p>
          </table:table-cell>
          <table:table-cell office:value-type="string" calcext:value-type="string">
            <text:p>Denver</text:p>
          </table:table-cell>
          <table:table-cell office:value-type="float" office:value="15617.165" calcext:value-type="float">
            <text:p>15617.165</text:p>
          </table:table-cell>
          <table:table-cell office:value-type="string" calcext:value-type="string">
            <text:p>Mexico</text:p>
          </table:table-cell>
          <table:table-cell office:value-type="float" office:value="15726.09" calcext:value-type="float">
            <text:p>15726.09</text:p>
          </table:table-cell>
          <table:table-cell office:value-type="string" calcext:value-type="string">
            <text:p>Taipei</text:p>
          </table:table-cell>
          <table:table-cell office:value-type="float" office:value="9352.393" calcext:value-type="float">
            <text:p>9352.393</text:p>
          </table:table-cell>
          <table:table-cell office:value-type="string" calcext:value-type="string">
            <text:p>Madrid</text:p>
          </table:table-cell>
          <table:table-cell office:value-type="float" office:value="9889.762" calcext:value-type="float">
            <text:p>9889.762</text:p>
          </table:table-cell>
          <table:table-cell office:value-type="string" calcext:value-type="string">
            <text:p>Vienna</text:p>
          </table:table-cell>
          <table:table-cell office:value-type="float" office:value="10034.859" calcext:value-type="float">
            <text:p>10034.859</text:p>
          </table:table-cell>
          <table:table-cell office:value-type="string" calcext:value-type="string">
            <text:p>Vilnius</text:p>
          </table:table-cell>
          <table:table-cell office:value-type="float" office:value="7664.933" calcext:value-type="float">
            <text:p>7664.933</text:p>
          </table:table-cell>
          <table:table-cell office:value-type="string" calcext:value-type="string">
            <text:p>Athens</text:p>
          </table:table-cell>
          <table:table-cell office:value-type="float" office:value="2863.034" calcext:value-type="float">
            <text:p>2863.034</text:p>
          </table:table-cell>
          <table:table-cell office:value-type="string" calcext:value-type="string">
            <text:p>Chisinau</text:p>
          </table:table-cell>
          <table:table-cell office:value-type="float" office:value="2940.093" calcext:value-type="float">
            <text:p>2940.093</text:p>
          </table:table-cell>
          <table:table-cell office:value-type="string" calcext:value-type="string">
            <text:p>Warsaw</text:p>
          </table:table-cell>
          <table:table-cell office:value-type="float" office:value="6236.095" calcext:value-type="float">
            <text:p>6236.095</text:p>
          </table:table-cell>
          <table:table-cell office:value-type="string" calcext:value-type="string">
            <text:p>Madrid</text:p>
          </table:table-cell>
          <table:table-cell office:value-type="float" office:value="3456.603" calcext:value-type="float">
            <text:p>3456.603</text:p>
          </table:table-cell>
          <table:table-cell office:value-type="string" calcext:value-type="string">
            <text:p>Warsaw</text:p>
          </table:table-cell>
          <table:table-cell office:value-type="float" office:value="9422.161" calcext:value-type="float">
            <text:p>9422.161</text:p>
          </table:table-cell>
          <table:table-cell office:value-type="string" calcext:value-type="string">
            <text:p>Madrid</text:p>
          </table:table-cell>
          <table:table-cell office:value-type="float" office:value="3388.613" calcext:value-type="float">
            <text:p>3388.613</text:p>
          </table:table-cell>
          <table:table-cell office:value-type="string" calcext:value-type="string">
            <text:p>Warsaw</text:p>
          </table:table-cell>
          <table:table-cell office:value-type="float" office:value="10342.433" calcext:value-type="float">
            <text:p>10342.433</text:p>
          </table:table-cell>
          <table:table-cell office:value-type="string" calcext:value-type="string">
            <text:p>Seoul</text:p>
          </table:table-cell>
          <table:table-cell office:value-type="float" office:value="9296.418" calcext:value-type="float">
            <text:p>9296.418</text:p>
          </table:table-cell>
          <table:table-cell office:value-type="string" calcext:value-type="string">
            <text:p>Warsaw</text:p>
          </table:table-cell>
          <table:table-cell office:value-type="float" office:value="9684.512" calcext:value-type="float">
            <text:p>9684.512</text:p>
          </table:table-cell>
          <table:table-cell office:value-type="string" calcext:value-type="string">
            <text:p>Amsterdam</text:p>
          </table:table-cell>
          <table:table-cell office:value-type="float" office:value="9904.801" calcext:value-type="float">
            <text:p>9904.801</text:p>
          </table:table-cell>
          <table:table-cell office:value-type="string" calcext:value-type="string">
            <text:p>Reykjavik</text:p>
          </table:table-cell>
          <table:table-cell office:value-type="float" office:value="11946.82" calcext:value-type="float">
            <text:p>11946.82</text:p>
          </table:table-cell>
          <table:table-cell office:value-type="string" calcext:value-type="string">
            <text:p>Reykjavik</text:p>
          </table:table-cell>
          <table:table-cell office:value-type="float" office:value="18678.229" calcext:value-type="float">
            <text:p>18678.229</text:p>
          </table:table-cell>
          <table:table-cell office:value-type="string" calcext:value-type="string">
            <text:p>Nicosia</text:p>
          </table:table-cell>
          <table:table-cell office:value-type="float" office:value="18253.942" calcext:value-type="float">
            <text:p>18253.942</text:p>
          </table:table-cell>
          <table:table-cell office:value-type="string" calcext:value-type="string">
            <text:p>Skopje</text:p>
          </table:table-cell>
          <table:table-cell office:value-type="float" office:value="3791.748" calcext:value-type="float">
            <text:p>3791.748</text:p>
          </table:table-cell>
          <table:table-cell office:value-type="string" calcext:value-type="string">
            <text:p>Phoenix</text:p>
          </table:table-cell>
          <table:table-cell office:value-type="float" office:value="19053.212" calcext:value-type="float">
            <text:p>19053.212</text:p>
          </table:table-cell>
          <table:table-cell office:value-type="string" calcext:value-type="string">
            <text:p>Salt_Lake_City</text:p>
          </table:table-cell>
          <table:table-cell office:value-type="float" office:value="18977.623" calcext:value-type="float">
            <text:p>18977.623</text:p>
          </table:table-cell>
          <table:table-cell office:value-type="string" calcext:value-type="string">
            <text:p>Sarajevo</text:p>
          </table:table-cell>
          <table:table-cell office:value-type="float" office:value="15032.705" calcext:value-type="float">
            <text:p>15032.705</text:p>
          </table:table-cell>
          <table:table-cell office:value-type="string" calcext:value-type="string">
            <text:p>Paris</text:p>
          </table:table-cell>
          <table:table-cell office:value-type="float" office:value="15687.916" calcext:value-type="float">
            <text:p>15687.916</text:p>
          </table:table-cell>
          <table:table-cell office:value-type="string" calcext:value-type="string">
            <text:p>Lisbon</text:p>
          </table:table-cell>
          <table:table-cell office:value-type="float" office:value="16583.725" calcext:value-type="float">
            <text:p>16583.725</text:p>
          </table:table-cell>
          <table:table-cell office:value-type="string" calcext:value-type="string">
            <text:p>Athens</text:p>
          </table:table-cell>
          <table:table-cell office:value-type="float" office:value="3029.101" calcext:value-type="float">
            <text:p>3029.101</text:p>
          </table:table-cell>
          <table:table-cell office:value-type="string" calcext:value-type="string">
            <text:p>Berlin</text:p>
          </table:table-cell>
          <table:table-cell office:value-type="float" office:value="2797.776" calcext:value-type="float">
            <text:p>2797.776</text:p>
          </table:table-cell>
          <table:table-cell office:value-type="string" calcext:value-type="string">
            <text:p>Reykjavik</text:p>
          </table:table-cell>
          <table:table-cell office:value-type="float" office:value="14961.564" calcext:value-type="float">
            <text:p>14961.564</text:p>
          </table:table-cell>
          <table:table-cell office:value-type="string" calcext:value-type="string">
            <text:p>Budapest</text:p>
          </table:table-cell>
          <table:table-cell office:value-type="float" office:value="6873.306" calcext:value-type="float">
            <text:p>6873.306</text:p>
          </table:table-cell>
          <table:table-cell office:value-type="string" calcext:value-type="string">
            <text:p>Amsterdam</text:p>
          </table:table-cell>
          <table:table-cell office:value-type="float" office:value="8245.477" calcext:value-type="float">
            <text:p>8245.477</text:p>
          </table:table-cell>
          <table:table-cell office:value-type="string" calcext:value-type="string">
            <text:p>Oslo</text:p>
          </table:table-cell>
          <table:table-cell office:value-type="float" office:value="8874.082" calcext:value-type="float">
            <text:p>8874.082</text:p>
          </table:table-cell>
          <table:table-cell office:value-type="string" calcext:value-type="string">
            <text:p>Budapest</text:p>
          </table:table-cell>
          <table:table-cell office:value-type="float" office:value="10178.999" calcext:value-type="float">
            <text:p>10178.999</text:p>
          </table:table-cell>
          <table:table-cell office:value-type="string" calcext:value-type="string">
            <text:p>Zurich</text:p>
          </table:table-cell>
          <table:table-cell office:value-type="float" office:value="4446.228" calcext:value-type="float">
            <text:p>4446.228</text:p>
          </table:table-cell>
        </table:table-row>
        <table:table-row table:style-name="ro1">
          <table:table-cell office:value-type="string" calcext:value-type="string">
            <text:p>San_Francisco</text:p>
          </table:table-cell>
          <table:table-cell office:value-type="float" office:value="6500.863" calcext:value-type="float">
            <text:p>6500.863</text:p>
          </table:table-cell>
          <table:table-cell office:value-type="string" calcext:value-type="string">
            <text:p>Marseille</text:p>
          </table:table-cell>
          <table:table-cell office:value-type="float" office:value="6405.562" calcext:value-type="float">
            <text:p>6405.562</text:p>
          </table:table-cell>
          <table:table-cell office:value-type="string" calcext:value-type="string">
            <text:p>Stockholm</text:p>
          </table:table-cell>
          <table:table-cell office:value-type="float" office:value="7050.782" calcext:value-type="float">
            <text:p>7050.782</text:p>
          </table:table-cell>
          <table:table-cell office:value-type="string" calcext:value-type="string">
            <text:p>Madrid</text:p>
          </table:table-cell>
          <table:table-cell office:value-type="float" office:value="2645.141" calcext:value-type="float">
            <text:p>2645.141</text:p>
          </table:table-cell>
          <table:table-cell office:value-type="string" calcext:value-type="string">
            <text:p>Vancouver</text:p>
          </table:table-cell>
          <table:table-cell office:value-type="float" office:value="12399.905" calcext:value-type="float">
            <text:p>12399.905</text:p>
          </table:table-cell>
          <table:table-cell office:value-type="string" calcext:value-type="string">
            <text:p>Vancouver</text:p>
          </table:table-cell>
          <table:table-cell office:value-type="float" office:value="14901.869" calcext:value-type="float">
            <text:p>14901.869</text:p>
          </table:table-cell>
          <table:table-cell office:value-type="string" calcext:value-type="string">
            <text:p>Oslo</text:p>
          </table:table-cell>
          <table:table-cell office:value-type="float" office:value="6850.609" calcext:value-type="float">
            <text:p>6850.609</text:p>
          </table:table-cell>
          <table:table-cell office:value-type="string" calcext:value-type="string">
            <text:p>San_Jose</text:p>
          </table:table-cell>
          <table:table-cell office:value-type="float" office:value="7560.745" calcext:value-type="float">
            <text:p>7560.745</text:p>
          </table:table-cell>
          <table:table-cell office:value-type="string" calcext:value-type="string">
            <text:p>San_Jose</text:p>
          </table:table-cell>
          <table:table-cell office:value-type="float" office:value="7154.052" calcext:value-type="float">
            <text:p>7154.052</text:p>
          </table:table-cell>
          <table:table-cell office:value-type="string" calcext:value-type="string">
            <text:p>Zagreb</text:p>
          </table:table-cell>
          <table:table-cell office:value-type="float" office:value="2902.939" calcext:value-type="float">
            <text:p>2902.939</text:p>
          </table:table-cell>
          <table:table-cell office:value-type="string" calcext:value-type="string">
            <text:p>Riga</text:p>
          </table:table-cell>
          <table:table-cell office:value-type="float" office:value="3323.571" calcext:value-type="float">
            <text:p>3323.571</text:p>
          </table:table-cell>
          <table:table-cell office:value-type="string" calcext:value-type="string">
            <text:p>Skopje</text:p>
          </table:table-cell>
          <table:table-cell office:value-type="float" office:value="3754.059" calcext:value-type="float">
            <text:p>3754.059</text:p>
          </table:table-cell>
          <table:table-cell office:value-type="string" calcext:value-type="string">
            <text:p>Skopje</text:p>
          </table:table-cell>
          <table:table-cell office:value-type="float" office:value="3396.16" calcext:value-type="float">
            <text:p>3396.16</text:p>
          </table:table-cell>
          <table:table-cell office:value-type="string" calcext:value-type="string">
            <text:p>Skopje</text:p>
          </table:table-cell>
          <table:table-cell office:value-type="float" office:value="3306.327" calcext:value-type="float">
            <text:p>3306.327</text:p>
          </table:table-cell>
          <table:table-cell office:value-type="string" calcext:value-type="string">
            <text:p>Zagreb</text:p>
          </table:table-cell>
          <table:table-cell office:value-type="float" office:value="3255.59" calcext:value-type="float">
            <text:p>3255.59</text:p>
          </table:table-cell>
          <table:table-cell office:value-type="string" calcext:value-type="string">
            <text:p>Tel_Aviv</text:p>
          </table:table-cell>
          <table:table-cell office:value-type="float" office:value="2884.105" calcext:value-type="float">
            <text:p>2884.105</text:p>
          </table:table-cell>
          <table:table-cell office:value-type="string" calcext:value-type="string">
            <text:p>Chisinau</text:p>
          </table:table-cell>
          <table:table-cell office:value-type="float" office:value="2708.966" calcext:value-type="float">
            <text:p>2708.966</text:p>
          </table:table-cell>
          <table:table-cell office:value-type="string" calcext:value-type="string">
            <text:p>Ljubljana</text:p>
          </table:table-cell>
          <table:table-cell office:value-type="float" office:value="3028.419" calcext:value-type="float">
            <text:p>3028.419</text:p>
          </table:table-cell>
          <table:table-cell office:value-type="string" calcext:value-type="string">
            <text:p>Lisbon</text:p>
          </table:table-cell>
          <table:table-cell office:value-type="float" office:value="2973.665" calcext:value-type="float">
            <text:p>2973.665</text:p>
          </table:table-cell>
          <table:table-cell office:value-type="string" calcext:value-type="string">
            <text:p>Lisbon</text:p>
          </table:table-cell>
          <table:table-cell office:value-type="float" office:value="14417.819" calcext:value-type="float">
            <text:p>14417.819</text:p>
          </table:table-cell>
          <table:table-cell office:value-type="string" calcext:value-type="string">
            <text:p>Warsaw</text:p>
          </table:table-cell>
          <table:table-cell office:value-type="float" office:value="8141.868" calcext:value-type="float">
            <text:p>8141.868</text:p>
          </table:table-cell>
          <table:table-cell office:value-type="string" calcext:value-type="string">
            <text:p>Stockholm</text:p>
          </table:table-cell>
          <table:table-cell office:value-type="float" office:value="16937.285" calcext:value-type="float">
            <text:p>16937.285</text:p>
          </table:table-cell>
          <table:table-cell office:value-type="string" calcext:value-type="string">
            <text:p>Steinsel</text:p>
          </table:table-cell>
          <table:table-cell office:value-type="float" office:value="12441.669" calcext:value-type="float">
            <text:p>12441.669</text:p>
          </table:table-cell>
          <table:table-cell office:value-type="string" calcext:value-type="string">
            <text:p>Athens</text:p>
          </table:table-cell>
          <table:table-cell office:value-type="float" office:value="12998.897" calcext:value-type="float">
            <text:p>12998.897</text:p>
          </table:table-cell>
          <table:table-cell office:value-type="string" calcext:value-type="string">
            <text:p>Nicosia</text:p>
          </table:table-cell>
          <table:table-cell office:value-type="float" office:value="12222.541" calcext:value-type="float">
            <text:p>12222.541</text:p>
          </table:table-cell>
          <table:table-cell office:value-type="string" calcext:value-type="string">
            <text:p>Dublin</text:p>
          </table:table-cell>
          <table:table-cell office:value-type="float" office:value="3212.301" calcext:value-type="float">
            <text:p>3212.301</text:p>
          </table:table-cell>
          <table:table-cell office:value-type="string" calcext:value-type="string">
            <text:p>Vienna</text:p>
          </table:table-cell>
          <table:table-cell office:value-type="float" office:value="16194.717" calcext:value-type="float">
            <text:p>16194.717</text:p>
          </table:table-cell>
          <table:table-cell office:value-type="string" calcext:value-type="string">
            <text:p>Mexico</text:p>
          </table:table-cell>
          <table:table-cell office:value-type="float" office:value="15694.693" calcext:value-type="float">
            <text:p>15694.693</text:p>
          </table:table-cell>
          <table:table-cell office:value-type="string" calcext:value-type="string">
            <text:p>Skopje</text:p>
          </table:table-cell>
          <table:table-cell office:value-type="float" office:value="16106.299" calcext:value-type="float">
            <text:p>16106.299</text:p>
          </table:table-cell>
          <table:table-cell office:value-type="string" calcext:value-type="string">
            <text:p>Warsaw</text:p>
          </table:table-cell>
          <table:table-cell office:value-type="float" office:value="9646.549" calcext:value-type="float">
            <text:p>9646.549</text:p>
          </table:table-cell>
          <table:table-cell office:value-type="string" calcext:value-type="string">
            <text:p>Vienna</text:p>
          </table:table-cell>
          <table:table-cell office:value-type="float" office:value="10067.219" calcext:value-type="float">
            <text:p>10067.219</text:p>
          </table:table-cell>
          <table:table-cell office:value-type="string" calcext:value-type="string">
            <text:p>Vilnius</text:p>
          </table:table-cell>
          <table:table-cell office:value-type="float" office:value="10096.503" calcext:value-type="float">
            <text:p>10096.503</text:p>
          </table:table-cell>
          <table:table-cell office:value-type="string" calcext:value-type="string">
            <text:p>Warsaw</text:p>
          </table:table-cell>
          <table:table-cell office:value-type="float" office:value="7919.78" calcext:value-type="float">
            <text:p>7919.78</text:p>
          </table:table-cell>
          <table:table-cell office:value-type="string" calcext:value-type="string">
            <text:p>London</text:p>
          </table:table-cell>
          <table:table-cell office:value-type="float" office:value="2864.687" calcext:value-type="float">
            <text:p>2864.687</text:p>
          </table:table-cell>
          <table:table-cell office:value-type="string" calcext:value-type="string">
            <text:p>Tallinn</text:p>
          </table:table-cell>
          <table:table-cell office:value-type="float" office:value="3009.54" calcext:value-type="float">
            <text:p>3009.54</text:p>
          </table:table-cell>
          <table:table-cell office:value-type="string" calcext:value-type="string">
            <text:p>Los_Angeles</text:p>
          </table:table-cell>
          <table:table-cell office:value-type="float" office:value="6397.908" calcext:value-type="float">
            <text:p>6397.908</text:p>
          </table:table-cell>
          <table:table-cell office:value-type="string" calcext:value-type="string">
            <text:p>Sarajevo</text:p>
          </table:table-cell>
          <table:table-cell office:value-type="float" office:value="3608.51" calcext:value-type="float">
            <text:p>3608.51</text:p>
          </table:table-cell>
          <table:table-cell office:value-type="string" calcext:value-type="string">
            <text:p>Stockholm</text:p>
          </table:table-cell>
          <table:table-cell office:value-type="float" office:value="9492.179" calcext:value-type="float">
            <text:p>9492.179</text:p>
          </table:table-cell>
          <table:table-cell office:value-type="string" calcext:value-type="string">
            <text:p>Zagreb</text:p>
          </table:table-cell>
          <table:table-cell office:value-type="float" office:value="3389.879" calcext:value-type="float">
            <text:p>3389.879</text:p>
          </table:table-cell>
          <table:table-cell office:value-type="string" calcext:value-type="string">
            <text:p>Amsterdam</text:p>
          </table:table-cell>
          <table:table-cell office:value-type="float" office:value="10379.414" calcext:value-type="float">
            <text:p>10379.414</text:p>
          </table:table-cell>
          <table:table-cell office:value-type="string" calcext:value-type="string">
            <text:p>Vienna</text:p>
          </table:table-cell>
          <table:table-cell office:value-type="float" office:value="9477.776" calcext:value-type="float">
            <text:p>9477.776</text:p>
          </table:table-cell>
          <table:table-cell office:value-type="string" calcext:value-type="string">
            <text:p>Tokyo</text:p>
          </table:table-cell>
          <table:table-cell office:value-type="float" office:value="9759.208" calcext:value-type="float">
            <text:p>9759.208</text:p>
          </table:table-cell>
          <table:table-cell office:value-type="string" calcext:value-type="string">
            <text:p>Warsaw</text:p>
          </table:table-cell>
          <table:table-cell office:value-type="float" office:value="10151.867" calcext:value-type="float">
            <text:p>10151.867</text:p>
          </table:table-cell>
          <table:table-cell office:value-type="string" calcext:value-type="string">
            <text:p>Warsaw</text:p>
          </table:table-cell>
          <table:table-cell office:value-type="float" office:value="11953.47" calcext:value-type="float">
            <text:p>11953.47</text:p>
          </table:table-cell>
          <table:table-cell office:value-type="string" calcext:value-type="string">
            <text:p>Skopje</text:p>
          </table:table-cell>
          <table:table-cell office:value-type="float" office:value="18876.852" calcext:value-type="float">
            <text:p>18876.852</text:p>
          </table:table-cell>
          <table:table-cell office:value-type="string" calcext:value-type="string">
            <text:p>Sarajevo</text:p>
          </table:table-cell>
          <table:table-cell office:value-type="float" office:value="18489.873" calcext:value-type="float">
            <text:p>18489.873</text:p>
          </table:table-cell>
          <table:table-cell office:value-type="string" calcext:value-type="string">
            <text:p>Chisinau</text:p>
          </table:table-cell>
          <table:table-cell office:value-type="float" office:value="3800.185" calcext:value-type="float">
            <text:p>3800.185</text:p>
          </table:table-cell>
          <table:table-cell office:value-type="string" calcext:value-type="string">
            <text:p>Kansas_City</text:p>
          </table:table-cell>
          <table:table-cell office:value-type="float" office:value="19445.925" calcext:value-type="float">
            <text:p>19445.925</text:p>
          </table:table-cell>
          <table:table-cell office:value-type="string" calcext:value-type="string">
            <text:p>Saint_Louis</text:p>
          </table:table-cell>
          <table:table-cell office:value-type="float" office:value="18998.947" calcext:value-type="float">
            <text:p>18998.947</text:p>
          </table:table-cell>
          <table:table-cell office:value-type="string" calcext:value-type="string">
            <text:p>Mexico</text:p>
          </table:table-cell>
          <table:table-cell office:value-type="float" office:value="15061.631" calcext:value-type="float">
            <text:p>15061.631</text:p>
          </table:table-cell>
          <table:table-cell office:value-type="string" calcext:value-type="string">
            <text:p>Steinsel</text:p>
          </table:table-cell>
          <table:table-cell office:value-type="float" office:value="16064.477" calcext:value-type="float">
            <text:p>16064.477</text:p>
          </table:table-cell>
          <table:table-cell office:value-type="string" calcext:value-type="string">
            <text:p>Auckland</text:p>
          </table:table-cell>
          <table:table-cell office:value-type="float" office:value="16594.88" calcext:value-type="float">
            <text:p>16594.88</text:p>
          </table:table-cell>
          <table:table-cell office:value-type="string" calcext:value-type="string">
            <text:p>Sarajevo</text:p>
          </table:table-cell>
          <table:table-cell office:value-type="float" office:value="3063.787" calcext:value-type="float">
            <text:p>3063.787</text:p>
          </table:table-cell>
          <table:table-cell office:value-type="string" calcext:value-type="string">
            <text:p>Athens</text:p>
          </table:table-cell>
          <table:table-cell office:value-type="float" office:value="3044.904" calcext:value-type="float">
            <text:p>3044.904</text:p>
          </table:table-cell>
          <table:table-cell office:value-type="string" calcext:value-type="string">
            <text:p>Warsaw</text:p>
          </table:table-cell>
          <table:table-cell office:value-type="float" office:value="15000.278" calcext:value-type="float">
            <text:p>15000.278</text:p>
          </table:table-cell>
          <table:table-cell office:value-type="string" calcext:value-type="string">
            <text:p>San_Jose</text:p>
          </table:table-cell>
          <table:table-cell office:value-type="float" office:value="7025.548" calcext:value-type="float">
            <text:p>7025.548</text:p>
          </table:table-cell>
          <table:table-cell office:value-type="string" calcext:value-type="string">
            <text:p>Budapest</text:p>
          </table:table-cell>
          <table:table-cell office:value-type="float" office:value="8320.578" calcext:value-type="float">
            <text:p>8320.578</text:p>
          </table:table-cell>
          <table:table-cell office:value-type="string" calcext:value-type="string">
            <text:p>Nicosia</text:p>
          </table:table-cell>
          <table:table-cell office:value-type="float" office:value="8898.457" calcext:value-type="float">
            <text:p>8898.457</text:p>
          </table:table-cell>
          <table:table-cell office:value-type="string" calcext:value-type="string">
            <text:p>San_Jose</text:p>
          </table:table-cell>
          <table:table-cell office:value-type="float" office:value="10245.838" calcext:value-type="float">
            <text:p>10245.838</text:p>
          </table:table-cell>
          <table:table-cell office:value-type="string" calcext:value-type="string">
            <text:p>Tbilisi</text:p>
          </table:table-cell>
          <table:table-cell office:value-type="float" office:value="4499.442" calcext:value-type="float">
            <text:p>4499.442</text:p>
          </table:table-cell>
        </table:table-row>
        <table:table-row table:style-name="ro1">
          <table:table-cell office:value-type="string" calcext:value-type="string">
            <text:p>Warsaw</text:p>
          </table:table-cell>
          <table:table-cell office:value-type="float" office:value="6685.504" calcext:value-type="float">
            <text:p>6685.504</text:p>
          </table:table-cell>
          <table:table-cell office:value-type="string" calcext:value-type="string">
            <text:p>Warsaw</text:p>
          </table:table-cell>
          <table:table-cell office:value-type="float" office:value="6436.037" calcext:value-type="float">
            <text:p>6436.037</text:p>
          </table:table-cell>
          <table:table-cell office:value-type="string" calcext:value-type="string">
            <text:p>Warsaw</text:p>
          </table:table-cell>
          <table:table-cell office:value-type="float" office:value="7303.275" calcext:value-type="float">
            <text:p>7303.275</text:p>
          </table:table-cell>
          <table:table-cell office:value-type="string" calcext:value-type="string">
            <text:p>Budapest</text:p>
          </table:table-cell>
          <table:table-cell office:value-type="float" office:value="2798.658" calcext:value-type="float">
            <text:p>2798.658</text:p>
          </table:table-cell>
          <table:table-cell office:value-type="string" calcext:value-type="string">
            <text:p>Los_Angeles</text:p>
          </table:table-cell>
          <table:table-cell office:value-type="float" office:value="12894.189" calcext:value-type="float">
            <text:p>12894.189</text:p>
          </table:table-cell>
          <table:table-cell office:value-type="string" calcext:value-type="string">
            <text:p>Vilnius</text:p>
          </table:table-cell>
          <table:table-cell office:value-type="float" office:value="15256.855" calcext:value-type="float">
            <text:p>15256.855</text:p>
          </table:table-cell>
          <table:table-cell office:value-type="string" calcext:value-type="string">
            <text:p>Madrid</text:p>
          </table:table-cell>
          <table:table-cell office:value-type="float" office:value="7020.222" calcext:value-type="float">
            <text:p>7020.222</text:p>
          </table:table-cell>
          <table:table-cell office:value-type="string" calcext:value-type="string">
            <text:p>Oslo</text:p>
          </table:table-cell>
          <table:table-cell office:value-type="float" office:value="7582.094" calcext:value-type="float">
            <text:p>7582.094</text:p>
          </table:table-cell>
          <table:table-cell office:value-type="string" calcext:value-type="string">
            <text:p>Madrid</text:p>
          </table:table-cell>
          <table:table-cell office:value-type="float" office:value="7267.106" calcext:value-type="float">
            <text:p>7267.106</text:p>
          </table:table-cell>
          <table:table-cell office:value-type="string" calcext:value-type="string">
            <text:p>Sarajevo</text:p>
          </table:table-cell>
          <table:table-cell office:value-type="float" office:value="3111.624" calcext:value-type="float">
            <text:p>3111.624</text:p>
          </table:table-cell>
          <table:table-cell office:value-type="string" calcext:value-type="string">
            <text:p>Reykjavik</text:p>
          </table:table-cell>
          <table:table-cell office:value-type="float" office:value="3480.317" calcext:value-type="float">
            <text:p>3480.317</text:p>
          </table:table-cell>
          <table:table-cell office:value-type="string" calcext:value-type="string">
            <text:p>Tel_Aviv</text:p>
          </table:table-cell>
          <table:table-cell office:value-type="float" office:value="3907.937" calcext:value-type="float">
            <text:p>3907.937</text:p>
          </table:table-cell>
          <table:table-cell office:value-type="string" calcext:value-type="string">
            <text:p>Zagreb</text:p>
          </table:table-cell>
          <table:table-cell office:value-type="float" office:value="3581.801" calcext:value-type="float">
            <text:p>3581.801</text:p>
          </table:table-cell>
          <table:table-cell office:value-type="string" calcext:value-type="string">
            <text:p>Stockholm</text:p>
          </table:table-cell>
          <table:table-cell office:value-type="float" office:value="3385.002" calcext:value-type="float">
            <text:p>3385.002</text:p>
          </table:table-cell>
          <table:table-cell office:value-type="string" calcext:value-type="string">
            <text:p>Helsinki</text:p>
          </table:table-cell>
          <table:table-cell office:value-type="float" office:value="3312.184" calcext:value-type="float">
            <text:p>3312.184</text:p>
          </table:table-cell>
          <table:table-cell office:value-type="string" calcext:value-type="string">
            <text:p>Chisinau</text:p>
          </table:table-cell>
          <table:table-cell office:value-type="float" office:value="3095.733" calcext:value-type="float">
            <text:p>3095.733</text:p>
          </table:table-cell>
          <table:table-cell office:value-type="string" calcext:value-type="string">
            <text:p>Reykjavik</text:p>
          </table:table-cell>
          <table:table-cell office:value-type="float" office:value="2923.336" calcext:value-type="float">
            <text:p>2923.336</text:p>
          </table:table-cell>
          <table:table-cell office:value-type="string" calcext:value-type="string">
            <text:p>Tirana</text:p>
          </table:table-cell>
          <table:table-cell office:value-type="float" office:value="3058.101" calcext:value-type="float">
            <text:p>3058.101</text:p>
          </table:table-cell>
          <table:table-cell office:value-type="string" calcext:value-type="string">
            <text:p>Chisinau</text:p>
          </table:table-cell>
          <table:table-cell office:value-type="float" office:value="2989.814" calcext:value-type="float">
            <text:p>2989.814</text:p>
          </table:table-cell>
          <table:table-cell office:value-type="string" calcext:value-type="string">
            <text:p>Sofia</text:p>
          </table:table-cell>
          <table:table-cell office:value-type="float" office:value="14559.223" calcext:value-type="float">
            <text:p>14559.223</text:p>
          </table:table-cell>
          <table:table-cell office:value-type="string" calcext:value-type="string">
            <text:p>Madrid</text:p>
          </table:table-cell>
          <table:table-cell office:value-type="float" office:value="8422.254" calcext:value-type="float">
            <text:p>8422.254</text:p>
          </table:table-cell>
          <table:table-cell office:value-type="string" calcext:value-type="string">
            <text:p>Marseille</text:p>
          </table:table-cell>
          <table:table-cell office:value-type="float" office:value="17075.31" calcext:value-type="float">
            <text:p>17075.31</text:p>
          </table:table-cell>
          <table:table-cell office:value-type="string" calcext:value-type="string">
            <text:p>Skopje</text:p>
          </table:table-cell>
          <table:table-cell office:value-type="float" office:value="12609.495" calcext:value-type="float">
            <text:p>12609.495</text:p>
          </table:table-cell>
          <table:table-cell office:value-type="string" calcext:value-type="string">
            <text:p>Amsterdam</text:p>
          </table:table-cell>
          <table:table-cell office:value-type="float" office:value="13009.318" calcext:value-type="float">
            <text:p>13009.318</text:p>
          </table:table-cell>
          <table:table-cell office:value-type="string" calcext:value-type="string">
            <text:p>Reykjavik</text:p>
          </table:table-cell>
          <table:table-cell office:value-type="float" office:value="12396.002" calcext:value-type="float">
            <text:p>12396.002</text:p>
          </table:table-cell>
          <table:table-cell office:value-type="string" calcext:value-type="string">
            <text:p>Steinsel</text:p>
          </table:table-cell>
          <table:table-cell office:value-type="float" office:value="3250.179" calcext:value-type="float">
            <text:p>3250.179</text:p>
          </table:table-cell>
          <table:table-cell office:value-type="string" calcext:value-type="string">
            <text:p>Mexico</text:p>
          </table:table-cell>
          <table:table-cell office:value-type="float" office:value="16302.098" calcext:value-type="float">
            <text:p>16302.098</text:p>
          </table:table-cell>
          <table:table-cell office:value-type="string" calcext:value-type="string">
            <text:p>Oslo</text:p>
          </table:table-cell>
          <table:table-cell office:value-type="float" office:value="15811.202" calcext:value-type="float">
            <text:p>15811.202</text:p>
          </table:table-cell>
          <table:table-cell office:value-type="string" calcext:value-type="string">
            <text:p>Amsterdam</text:p>
          </table:table-cell>
          <table:table-cell office:value-type="float" office:value="16308.235" calcext:value-type="float">
            <text:p>16308.235</text:p>
          </table:table-cell>
          <table:table-cell office:value-type="string" calcext:value-type="string">
            <text:p>Amsterdam</text:p>
          </table:table-cell>
          <table:table-cell office:value-type="float" office:value="9886.108" calcext:value-type="float">
            <text:p>9886.108</text:p>
          </table:table-cell>
          <table:table-cell office:value-type="string" calcext:value-type="string">
            <text:p>Vilnius</text:p>
          </table:table-cell>
          <table:table-cell office:value-type="float" office:value="10229.456" calcext:value-type="float">
            <text:p>10229.456</text:p>
          </table:table-cell>
          <table:table-cell office:value-type="string" calcext:value-type="string">
            <text:p>Brazil</text:p>
          </table:table-cell>
          <table:table-cell office:value-type="float" office:value="10277.597" calcext:value-type="float">
            <text:p>10277.597</text:p>
          </table:table-cell>
          <table:table-cell office:value-type="string" calcext:value-type="string">
            <text:p>Stockholm</text:p>
          </table:table-cell>
          <table:table-cell office:value-type="float" office:value="7995.58" calcext:value-type="float">
            <text:p>7995.58</text:p>
          </table:table-cell>
          <table:table-cell office:value-type="string" calcext:value-type="string">
            <text:p>Skopje</text:p>
          </table:table-cell>
          <table:table-cell office:value-type="float" office:value="2937.079" calcext:value-type="float">
            <text:p>2937.079</text:p>
          </table:table-cell>
          <table:table-cell office:value-type="string" calcext:value-type="string">
            <text:p>Sarajevo</text:p>
          </table:table-cell>
          <table:table-cell office:value-type="float" office:value="3089.663" calcext:value-type="float">
            <text:p>3089.663</text:p>
          </table:table-cell>
          <table:table-cell office:value-type="string" calcext:value-type="string">
            <text:p>Copenhagen</text:p>
          </table:table-cell>
          <table:table-cell office:value-type="float" office:value="6515.109" calcext:value-type="float">
            <text:p>6515.109</text:p>
          </table:table-cell>
          <table:table-cell office:value-type="string" calcext:value-type="string">
            <text:p>Tel_Aviv</text:p>
          </table:table-cell>
          <table:table-cell office:value-type="float" office:value="3672.939" calcext:value-type="float">
            <text:p>3672.939</text:p>
          </table:table-cell>
          <table:table-cell office:value-type="string" calcext:value-type="string">
            <text:p>Amsterdam</text:p>
          </table:table-cell>
          <table:table-cell office:value-type="float" office:value="9556.177" calcext:value-type="float">
            <text:p>9556.177</text:p>
          </table:table-cell>
          <table:table-cell office:value-type="string" calcext:value-type="string">
            <text:p>Ljubljana</text:p>
          </table:table-cell>
          <table:table-cell office:value-type="float" office:value="3410.931" calcext:value-type="float">
            <text:p>3410.931</text:p>
          </table:table-cell>
          <table:table-cell office:value-type="string" calcext:value-type="string">
            <text:p>Vienna</text:p>
          </table:table-cell>
          <table:table-cell office:value-type="float" office:value="11014.749" calcext:value-type="float">
            <text:p>11014.749</text:p>
          </table:table-cell>
          <table:table-cell office:value-type="string" calcext:value-type="string">
            <text:p>Stockholm</text:p>
          </table:table-cell>
          <table:table-cell office:value-type="float" office:value="9662.73" calcext:value-type="float">
            <text:p>9662.73</text:p>
          </table:table-cell>
          <table:table-cell office:value-type="string" calcext:value-type="string">
            <text:p>Vienna</text:p>
          </table:table-cell>
          <table:table-cell office:value-type="float" office:value="10317.084" calcext:value-type="float">
            <text:p>10317.084</text:p>
          </table:table-cell>
          <table:table-cell office:value-type="string" calcext:value-type="string">
            <text:p>Vienna</text:p>
          </table:table-cell>
          <table:table-cell office:value-type="float" office:value="10466.567" calcext:value-type="float">
            <text:p>10466.567</text:p>
          </table:table-cell>
          <table:table-cell office:value-type="string" calcext:value-type="string">
            <text:p>Lisbon</text:p>
          </table:table-cell>
          <table:table-cell office:value-type="float" office:value="12067.512" calcext:value-type="float">
            <text:p>12067.512</text:p>
          </table:table-cell>
          <table:table-cell office:value-type="string" calcext:value-type="string">
            <text:p>Stockholm</text:p>
          </table:table-cell>
          <table:table-cell office:value-type="float" office:value="18977.258" calcext:value-type="float">
            <text:p>18977.258</text:p>
          </table:table-cell>
          <table:table-cell office:value-type="string" calcext:value-type="string">
            <text:p>Reykjavik</text:p>
          </table:table-cell>
          <table:table-cell office:value-type="float" office:value="18499.955" calcext:value-type="float">
            <text:p>18499.955</text:p>
          </table:table-cell>
          <table:table-cell office:value-type="string" calcext:value-type="string">
            <text:p>Dublin</text:p>
          </table:table-cell>
          <table:table-cell office:value-type="float" office:value="3929.18" calcext:value-type="float">
            <text:p>3929.18</text:p>
          </table:table-cell>
          <table:table-cell office:value-type="string" calcext:value-type="string">
            <text:p>Chicago</text:p>
          </table:table-cell>
          <table:table-cell office:value-type="float" office:value="19666.95" calcext:value-type="float">
            <text:p>19666.95</text:p>
          </table:table-cell>
          <table:table-cell office:value-type="string" calcext:value-type="string">
            <text:p>Chicago</text:p>
          </table:table-cell>
          <table:table-cell office:value-type="float" office:value="19303.872" calcext:value-type="float">
            <text:p>19303.872</text:p>
          </table:table-cell>
          <table:table-cell office:value-type="string" calcext:value-type="string">
            <text:p>Steinsel</text:p>
          </table:table-cell>
          <table:table-cell office:value-type="float" office:value="15179.938" calcext:value-type="float">
            <text:p>15179.938</text:p>
          </table:table-cell>
          <table:table-cell office:value-type="string" calcext:value-type="string">
            <text:p>Miami</text:p>
          </table:table-cell>
          <table:table-cell office:value-type="float" office:value="16452.93" calcext:value-type="float">
            <text:p>16452.93</text:p>
          </table:table-cell>
          <table:table-cell office:value-type="string" calcext:value-type="string">
            <text:p>Steinsel</text:p>
          </table:table-cell>
          <table:table-cell office:value-type="float" office:value="16614.109" calcext:value-type="float">
            <text:p>16614.109</text:p>
          </table:table-cell>
          <table:table-cell office:value-type="string" calcext:value-type="string">
            <text:p>Bucharest</text:p>
          </table:table-cell>
          <table:table-cell office:value-type="float" office:value="3080.85" calcext:value-type="float">
            <text:p>3080.85</text:p>
          </table:table-cell>
          <table:table-cell office:value-type="string" calcext:value-type="string">
            <text:p>Sarajevo</text:p>
          </table:table-cell>
          <table:table-cell office:value-type="float" office:value="3080.241" calcext:value-type="float">
            <text:p>3080.241</text:p>
          </table:table-cell>
          <table:table-cell office:value-type="string" calcext:value-type="string">
            <text:p>Steinsel</text:p>
          </table:table-cell>
          <table:table-cell office:value-type="float" office:value="15100.369" calcext:value-type="float">
            <text:p>15100.369</text:p>
          </table:table-cell>
          <table:table-cell office:value-type="string" calcext:value-type="string">
            <text:p>Nicosia</text:p>
          </table:table-cell>
          <table:table-cell office:value-type="float" office:value="7068.896" calcext:value-type="float">
            <text:p>7068.896</text:p>
          </table:table-cell>
          <table:table-cell office:value-type="string" calcext:value-type="string">
            <text:p>Vilnius</text:p>
          </table:table-cell>
          <table:table-cell office:value-type="float" office:value="8458.367" calcext:value-type="float">
            <text:p>8458.367</text:p>
          </table:table-cell>
          <table:table-cell office:value-type="string" calcext:value-type="string">
            <text:p>Dublin</text:p>
          </table:table-cell>
          <table:table-cell office:value-type="float" office:value="9177.574" calcext:value-type="float">
            <text:p>9177.574</text:p>
          </table:table-cell>
          <table:table-cell office:value-type="string" calcext:value-type="string">
            <text:p>Vienna</text:p>
          </table:table-cell>
          <table:table-cell office:value-type="float" office:value="10286.374" calcext:value-type="float">
            <text:p>10286.374</text:p>
          </table:table-cell>
          <table:table-cell office:value-type="string" calcext:value-type="string">
            <text:p>Milan</text:p>
          </table:table-cell>
          <table:table-cell office:value-type="float" office:value="4505.996" calcext:value-type="float">
            <text:p>4505.996</text:p>
          </table:table-cell>
        </table:table-row>
        <table:table-row table:style-name="ro1">
          <table:table-cell office:value-type="string" calcext:value-type="string">
            <text:p>Oslo</text:p>
          </table:table-cell>
          <table:table-cell office:value-type="float" office:value="6845.254" calcext:value-type="float">
            <text:p>6845.254</text:p>
          </table:table-cell>
          <table:table-cell office:value-type="string" calcext:value-type="string">
            <text:p>Stockholm</text:p>
          </table:table-cell>
          <table:table-cell office:value-type="float" office:value="6789.116" calcext:value-type="float">
            <text:p>6789.116</text:p>
          </table:table-cell>
          <table:table-cell office:value-type="string" calcext:value-type="string">
            <text:p>Copenhagen</text:p>
          </table:table-cell>
          <table:table-cell office:value-type="float" office:value="7667.015" calcext:value-type="float">
            <text:p>7667.015</text:p>
          </table:table-cell>
          <table:table-cell office:value-type="string" calcext:value-type="string">
            <text:p>Berlin</text:p>
          </table:table-cell>
          <table:table-cell office:value-type="float" office:value="3010.016" calcext:value-type="float">
            <text:p>3010.016</text:p>
          </table:table-cell>
          <table:table-cell office:value-type="string" calcext:value-type="string">
            <text:p>Oslo</text:p>
          </table:table-cell>
          <table:table-cell office:value-type="float" office:value="13083.403" calcext:value-type="float">
            <text:p>13083.403</text:p>
          </table:table-cell>
          <table:table-cell office:value-type="string" calcext:value-type="string">
            <text:p>Berlin</text:p>
          </table:table-cell>
          <table:table-cell office:value-type="float" office:value="15484.129" calcext:value-type="float">
            <text:p>15484.129</text:p>
          </table:table-cell>
          <table:table-cell office:value-type="string" calcext:value-type="string">
            <text:p>Dublin</text:p>
          </table:table-cell>
          <table:table-cell office:value-type="float" office:value="7028.937" calcext:value-type="float">
            <text:p>7028.937</text:p>
          </table:table-cell>
          <table:table-cell office:value-type="string" calcext:value-type="string">
            <text:p>Stockholm</text:p>
          </table:table-cell>
          <table:table-cell office:value-type="float" office:value="7714.071" calcext:value-type="float">
            <text:p>7714.071</text:p>
          </table:table-cell>
          <table:table-cell office:value-type="string" calcext:value-type="string">
            <text:p>Vienna</text:p>
          </table:table-cell>
          <table:table-cell office:value-type="float" office:value="7505.027" calcext:value-type="float">
            <text:p>7505.027</text:p>
          </table:table-cell>
          <table:table-cell office:value-type="string" calcext:value-type="string">
            <text:p>Reykjavik</text:p>
          </table:table-cell>
          <table:table-cell office:value-type="float" office:value="3135.803" calcext:value-type="float">
            <text:p>3135.803</text:p>
          </table:table-cell>
          <table:table-cell office:value-type="string" calcext:value-type="string">
            <text:p>Chisinau</text:p>
          </table:table-cell>
          <table:table-cell office:value-type="float" office:value="3487.513" calcext:value-type="float">
            <text:p>3487.513</text:p>
          </table:table-cell>
          <table:table-cell office:value-type="string" calcext:value-type="string">
            <text:p>Dublin</text:p>
          </table:table-cell>
          <table:table-cell office:value-type="float" office:value="3927.103" calcext:value-type="float">
            <text:p>3927.103</text:p>
          </table:table-cell>
          <table:table-cell office:value-type="string" calcext:value-type="string">
            <text:p>Reykjavik</text:p>
          </table:table-cell>
          <table:table-cell office:value-type="float" office:value="3671.666" calcext:value-type="float">
            <text:p>3671.666</text:p>
          </table:table-cell>
          <table:table-cell office:value-type="string" calcext:value-type="string">
            <text:p>Reykjavik</text:p>
          </table:table-cell>
          <table:table-cell office:value-type="float" office:value="3665.098" calcext:value-type="float">
            <text:p>3665.098</text:p>
          </table:table-cell>
          <table:table-cell office:value-type="string" calcext:value-type="string">
            <text:p>Tirana</text:p>
          </table:table-cell>
          <table:table-cell office:value-type="float" office:value="3334.82" calcext:value-type="float">
            <text:p>3334.82</text:p>
          </table:table-cell>
          <table:table-cell office:value-type="string" calcext:value-type="string">
            <text:p>Zagreb</text:p>
          </table:table-cell>
          <table:table-cell office:value-type="float" office:value="3137.986" calcext:value-type="float">
            <text:p>3137.986</text:p>
          </table:table-cell>
          <table:table-cell office:value-type="string" calcext:value-type="string">
            <text:p>Skopje</text:p>
          </table:table-cell>
          <table:table-cell office:value-type="float" office:value="2975.604" calcext:value-type="float">
            <text:p>2975.604</text:p>
          </table:table-cell>
          <table:table-cell office:value-type="string" calcext:value-type="string">
            <text:p>Reykjavik</text:p>
          </table:table-cell>
          <table:table-cell office:value-type="float" office:value="3154.036" calcext:value-type="float">
            <text:p>3154.036</text:p>
          </table:table-cell>
          <table:table-cell office:value-type="string" calcext:value-type="string">
            <text:p>Tirana</text:p>
          </table:table-cell>
          <table:table-cell office:value-type="float" office:value="3035.924" calcext:value-type="float">
            <text:p>3035.924</text:p>
          </table:table-cell>
          <table:table-cell office:value-type="string" calcext:value-type="string">
            <text:p>Vilnius</text:p>
          </table:table-cell>
          <table:table-cell office:value-type="float" office:value="14613.389" calcext:value-type="float">
            <text:p>14613.389</text:p>
          </table:table-cell>
          <table:table-cell office:value-type="string" calcext:value-type="string">
            <text:p>Brazil</text:p>
          </table:table-cell>
          <table:table-cell office:value-type="float" office:value="8540.145" calcext:value-type="float">
            <text:p>8540.145</text:p>
          </table:table-cell>
          <table:table-cell office:value-type="string" calcext:value-type="string">
            <text:p>Tirana</text:p>
          </table:table-cell>
          <table:table-cell office:value-type="float" office:value="17333.666" calcext:value-type="float">
            <text:p>17333.666</text:p>
          </table:table-cell>
          <table:table-cell office:value-type="string" calcext:value-type="string">
            <text:p>Helsinki</text:p>
          </table:table-cell>
          <table:table-cell office:value-type="float" office:value="12667.76" calcext:value-type="float">
            <text:p>12667.76</text:p>
          </table:table-cell>
          <table:table-cell office:value-type="string" calcext:value-type="string">
            <text:p>Budapest</text:p>
          </table:table-cell>
          <table:table-cell office:value-type="float" office:value="13072.293" calcext:value-type="float">
            <text:p>13072.293</text:p>
          </table:table-cell>
          <table:table-cell office:value-type="string" calcext:value-type="string">
            <text:p>Steinsel</text:p>
          </table:table-cell>
          <table:table-cell office:value-type="float" office:value="12404.083" calcext:value-type="float">
            <text:p>12404.083</text:p>
          </table:table-cell>
          <table:table-cell office:value-type="string" calcext:value-type="string">
            <text:p>Zagreb</text:p>
          </table:table-cell>
          <table:table-cell office:value-type="float" office:value="3330.392" calcext:value-type="float">
            <text:p>3330.392</text:p>
          </table:table-cell>
          <table:table-cell office:value-type="string" calcext:value-type="string">
            <text:p>Zurich</text:p>
          </table:table-cell>
          <table:table-cell office:value-type="float" office:value="16365.321" calcext:value-type="float">
            <text:p>16365.321</text:p>
          </table:table-cell>
          <table:table-cell office:value-type="string" calcext:value-type="string">
            <text:p>Chicago</text:p>
          </table:table-cell>
          <table:table-cell office:value-type="float" office:value="15936.664" calcext:value-type="float">
            <text:p>15936.664</text:p>
          </table:table-cell>
          <table:table-cell office:value-type="string" calcext:value-type="string">
            <text:p>Sarajevo</text:p>
          </table:table-cell>
          <table:table-cell office:value-type="float" office:value="16590.905" calcext:value-type="float">
            <text:p>16590.905</text:p>
          </table:table-cell>
          <table:table-cell office:value-type="string" calcext:value-type="string">
            <text:p>Helsinki</text:p>
          </table:table-cell>
          <table:table-cell office:value-type="float" office:value="10159.433" calcext:value-type="float">
            <text:p>10159.433</text:p>
          </table:table-cell>
          <table:table-cell office:value-type="string" calcext:value-type="string">
            <text:p>Brazil</text:p>
          </table:table-cell>
          <table:table-cell office:value-type="float" office:value="10336.71" calcext:value-type="float">
            <text:p>10336.71</text:p>
          </table:table-cell>
          <table:table-cell office:value-type="string" calcext:value-type="string">
            <text:p>Madrid</text:p>
          </table:table-cell>
          <table:table-cell office:value-type="float" office:value="10418.515" calcext:value-type="float">
            <text:p>10418.515</text:p>
          </table:table-cell>
          <table:table-cell office:value-type="string" calcext:value-type="string">
            <text:p>Sofia</text:p>
          </table:table-cell>
          <table:table-cell office:value-type="float" office:value="8457.721" calcext:value-type="float">
            <text:p>8457.721</text:p>
          </table:table-cell>
          <table:table-cell office:value-type="string" calcext:value-type="string">
            <text:p>Lisbon</text:p>
          </table:table-cell>
          <table:table-cell office:value-type="float" office:value="3096.999" calcext:value-type="float">
            <text:p>3096.999</text:p>
          </table:table-cell>
          <table:table-cell office:value-type="string" calcext:value-type="string">
            <text:p>London</text:p>
          </table:table-cell>
          <table:table-cell office:value-type="float" office:value="3094.868" calcext:value-type="float">
            <text:p>3094.868</text:p>
          </table:table-cell>
          <table:table-cell office:value-type="string" calcext:value-type="string">
            <text:p>San_Francisco</text:p>
          </table:table-cell>
          <table:table-cell office:value-type="float" office:value="6594.516" calcext:value-type="float">
            <text:p>6594.516</text:p>
          </table:table-cell>
          <table:table-cell office:value-type="string" calcext:value-type="string">
            <text:p>Skopje</text:p>
          </table:table-cell>
          <table:table-cell office:value-type="float" office:value="3738.529" calcext:value-type="float">
            <text:p>3738.529</text:p>
          </table:table-cell>
          <table:table-cell office:value-type="string" calcext:value-type="string">
            <text:p>Tokyo</text:p>
          </table:table-cell>
          <table:table-cell office:value-type="float" office:value="9647.048" calcext:value-type="float">
            <text:p>9647.048</text:p>
          </table:table-cell>
          <table:table-cell office:value-type="string" calcext:value-type="string">
            <text:p>Sarajevo</text:p>
          </table:table-cell>
          <table:table-cell office:value-type="float" office:value="3692.574" calcext:value-type="float">
            <text:p>3692.574</text:p>
          </table:table-cell>
          <table:table-cell office:value-type="string" calcext:value-type="string">
            <text:p>Stockholm</text:p>
          </table:table-cell>
          <table:table-cell office:value-type="float" office:value="11048.24" calcext:value-type="float">
            <text:p>11048.24</text:p>
          </table:table-cell>
          <table:table-cell office:value-type="string" calcext:value-type="string">
            <text:p>Helsinki</text:p>
          </table:table-cell>
          <table:table-cell office:value-type="float" office:value="9774.843" calcext:value-type="float">
            <text:p>9774.843</text:p>
          </table:table-cell>
          <table:table-cell office:value-type="string" calcext:value-type="string">
            <text:p>Amsterdam</text:p>
          </table:table-cell>
          <table:table-cell office:value-type="float" office:value="10410.18" calcext:value-type="float">
            <text:p>10410.18</text:p>
          </table:table-cell>
          <table:table-cell office:value-type="string" calcext:value-type="string">
            <text:p>Stockholm</text:p>
          </table:table-cell>
          <table:table-cell office:value-type="float" office:value="10931.442" calcext:value-type="float">
            <text:p>10931.442</text:p>
          </table:table-cell>
          <table:table-cell office:value-type="string" calcext:value-type="string">
            <text:p>Berlin</text:p>
          </table:table-cell>
          <table:table-cell office:value-type="float" office:value="12281.322" calcext:value-type="float">
            <text:p>12281.322</text:p>
          </table:table-cell>
          <table:table-cell office:value-type="string" calcext:value-type="string">
            <text:p>Miami</text:p>
          </table:table-cell>
          <table:table-cell office:value-type="float" office:value="19160.625" calcext:value-type="float">
            <text:p>19160.625</text:p>
          </table:table-cell>
          <table:table-cell office:value-type="string" calcext:value-type="string">
            <text:p>Miami</text:p>
          </table:table-cell>
          <table:table-cell office:value-type="float" office:value="18554.489" calcext:value-type="float">
            <text:p>18554.489</text:p>
          </table:table-cell>
          <table:table-cell office:value-type="string" calcext:value-type="string">
            <text:p>Reykjavik</text:p>
          </table:table-cell>
          <table:table-cell office:value-type="float" office:value="4024.222" calcext:value-type="float">
            <text:p>4024.222</text:p>
          </table:table-cell>
          <table:table-cell office:value-type="string" calcext:value-type="string">
            <text:p>San_Francisco</text:p>
          </table:table-cell>
          <table:table-cell office:value-type="float" office:value="19759.28" calcext:value-type="float">
            <text:p>19759.28</text:p>
          </table:table-cell>
          <table:table-cell office:value-type="string" calcext:value-type="string">
            <text:p>Amsterdam</text:p>
          </table:table-cell>
          <table:table-cell office:value-type="float" office:value="19728.142" calcext:value-type="float">
            <text:p>19728.142</text:p>
          </table:table-cell>
          <table:table-cell office:value-type="string" calcext:value-type="string">
            <text:p>Tirana</text:p>
          </table:table-cell>
          <table:table-cell office:value-type="float" office:value="15479.431" calcext:value-type="float">
            <text:p>15479.431</text:p>
          </table:table-cell>
          <table:table-cell office:value-type="string" calcext:value-type="string">
            <text:p>Ljubljana</text:p>
          </table:table-cell>
          <table:table-cell office:value-type="float" office:value="17093.195" calcext:value-type="float">
            <text:p>17093.195</text:p>
          </table:table-cell>
          <table:table-cell office:value-type="string" calcext:value-type="string">
            <text:p>Paris</text:p>
          </table:table-cell>
          <table:table-cell office:value-type="float" office:value="16766.474" calcext:value-type="float">
            <text:p>16766.474</text:p>
          </table:table-cell>
          <table:table-cell office:value-type="string" calcext:value-type="string">
            <text:p>Lisbon</text:p>
          </table:table-cell>
          <table:table-cell office:value-type="float" office:value="3220.966" calcext:value-type="float">
            <text:p>3220.966</text:p>
          </table:table-cell>
          <table:table-cell office:value-type="string" calcext:value-type="string">
            <text:p>Lisbon</text:p>
          </table:table-cell>
          <table:table-cell office:value-type="float" office:value="3163.843" calcext:value-type="float">
            <text:p>3163.843</text:p>
          </table:table-cell>
          <table:table-cell office:value-type="string" calcext:value-type="string">
            <text:p>Skopje</text:p>
          </table:table-cell>
          <table:table-cell office:value-type="float" office:value="15170.338" calcext:value-type="float">
            <text:p>15170.338</text:p>
          </table:table-cell>
          <table:table-cell office:value-type="string" calcext:value-type="string">
            <text:p>Bucharest</text:p>
          </table:table-cell>
          <table:table-cell office:value-type="float" office:value="7214.183" calcext:value-type="float">
            <text:p>7214.183</text:p>
          </table:table-cell>
          <table:table-cell office:value-type="string" calcext:value-type="string">
            <text:p>Vienna</text:p>
          </table:table-cell>
          <table:table-cell office:value-type="float" office:value="8554.059" calcext:value-type="float">
            <text:p>8554.059</text:p>
          </table:table-cell>
          <table:table-cell office:value-type="string" calcext:value-type="string">
            <text:p>Bucharest</text:p>
          </table:table-cell>
          <table:table-cell office:value-type="float" office:value="9327.381" calcext:value-type="float">
            <text:p>9327.381</text:p>
          </table:table-cell>
          <table:table-cell office:value-type="string" calcext:value-type="string">
            <text:p>Vilnius</text:p>
          </table:table-cell>
          <table:table-cell office:value-type="float" office:value="10332.103" calcext:value-type="float">
            <text:p>10332.103</text:p>
          </table:table-cell>
          <table:table-cell office:value-type="string" calcext:value-type="string">
            <text:p>Athens</text:p>
          </table:table-cell>
          <table:table-cell office:value-type="float" office:value="4520.214" calcext:value-type="float">
            <text:p>4520.214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6876.028" calcext:value-type="float">
            <text:p>6876.028</text:p>
          </table:table-cell>
          <table:table-cell office:value-type="string" calcext:value-type="string">
            <text:p>Oslo</text:p>
          </table:table-cell>
          <table:table-cell office:value-type="float" office:value="6840.409" calcext:value-type="float">
            <text:p>6840.409</text:p>
          </table:table-cell>
          <table:table-cell office:value-type="string" calcext:value-type="string">
            <text:p>Brazil</text:p>
          </table:table-cell>
          <table:table-cell office:value-type="float" office:value="7679.207" calcext:value-type="float">
            <text:p>7679.207</text:p>
          </table:table-cell>
          <table:table-cell office:value-type="string" calcext:value-type="string">
            <text:p>Dublin</text:p>
          </table:table-cell>
          <table:table-cell office:value-type="float" office:value="3200.454" calcext:value-type="float">
            <text:p>3200.454</text:p>
          </table:table-cell>
          <table:table-cell office:value-type="string" calcext:value-type="string">
            <text:p>Berlin</text:p>
          </table:table-cell>
          <table:table-cell office:value-type="float" office:value="13412.534" calcext:value-type="float">
            <text:p>13412.534</text:p>
          </table:table-cell>
          <table:table-cell office:value-type="string" calcext:value-type="string">
            <text:p>Skopje</text:p>
          </table:table-cell>
          <table:table-cell office:value-type="float" office:value="15525.011" calcext:value-type="float">
            <text:p>15525.011</text:p>
          </table:table-cell>
          <table:table-cell office:value-type="string" calcext:value-type="string">
            <text:p>Vienna</text:p>
          </table:table-cell>
          <table:table-cell office:value-type="float" office:value="7191.561" calcext:value-type="float">
            <text:p>7191.561</text:p>
          </table:table-cell>
          <table:table-cell office:value-type="string" calcext:value-type="string">
            <text:p>Dublin</text:p>
          </table:table-cell>
          <table:table-cell office:value-type="float" office:value="7906.593" calcext:value-type="float">
            <text:p>7906.593</text:p>
          </table:table-cell>
          <table:table-cell office:value-type="string" calcext:value-type="string">
            <text:p>Oslo</text:p>
          </table:table-cell>
          <table:table-cell office:value-type="float" office:value="7579.353" calcext:value-type="float">
            <text:p>7579.353</text:p>
          </table:table-cell>
          <table:table-cell office:value-type="string" calcext:value-type="string">
            <text:p>Lisbon</text:p>
          </table:table-cell>
          <table:table-cell office:value-type="float" office:value="3147.713" calcext:value-type="float">
            <text:p>3147.713</text:p>
          </table:table-cell>
          <table:table-cell office:value-type="string" calcext:value-type="string">
            <text:p>Tel_Aviv</text:p>
          </table:table-cell>
          <table:table-cell office:value-type="float" office:value="3702.958" calcext:value-type="float">
            <text:p>3702.958</text:p>
          </table:table-cell>
          <table:table-cell office:value-type="string" calcext:value-type="string">
            <text:p>Chisinau</text:p>
          </table:table-cell>
          <table:table-cell office:value-type="float" office:value="4012.579" calcext:value-type="float">
            <text:p>4012.579</text:p>
          </table:table-cell>
          <table:table-cell office:value-type="string" calcext:value-type="string">
            <text:p>Ljubljana</text:p>
          </table:table-cell>
          <table:table-cell office:value-type="float" office:value="3771.033" calcext:value-type="float">
            <text:p>3771.033</text:p>
          </table:table-cell>
          <table:table-cell office:value-type="string" calcext:value-type="string">
            <text:p>Ljubljana</text:p>
          </table:table-cell>
          <table:table-cell office:value-type="float" office:value="3727.113" calcext:value-type="float">
            <text:p>3727.113</text:p>
          </table:table-cell>
          <table:table-cell office:value-type="string" calcext:value-type="string">
            <text:p>London</text:p>
          </table:table-cell>
          <table:table-cell office:value-type="float" office:value="3367.602" calcext:value-type="float">
            <text:p>3367.602</text:p>
          </table:table-cell>
          <table:table-cell office:value-type="string" calcext:value-type="string">
            <text:p>Reykjavik</text:p>
          </table:table-cell>
          <table:table-cell office:value-type="float" office:value="3427.707" calcext:value-type="float">
            <text:p>3427.707</text:p>
          </table:table-cell>
          <table:table-cell office:value-type="string" calcext:value-type="string">
            <text:p>Tallinn</text:p>
          </table:table-cell>
          <table:table-cell office:value-type="float" office:value="3014.277" calcext:value-type="float">
            <text:p>3014.277</text:p>
          </table:table-cell>
          <table:table-cell office:value-type="string" calcext:value-type="string">
            <text:p>Lisbon</text:p>
          </table:table-cell>
          <table:table-cell office:value-type="float" office:value="3160.109" calcext:value-type="float">
            <text:p>3160.109</text:p>
          </table:table-cell>
          <table:table-cell office:value-type="string" calcext:value-type="string">
            <text:p>Sarajevo</text:p>
          </table:table-cell>
          <table:table-cell office:value-type="float" office:value="3075.729" calcext:value-type="float">
            <text:p>3075.729</text:p>
          </table:table-cell>
          <table:table-cell office:value-type="string" calcext:value-type="string">
            <text:p>Copenhagen</text:p>
          </table:table-cell>
          <table:table-cell office:value-type="float" office:value="15063.286" calcext:value-type="float">
            <text:p>15063.286</text:p>
          </table:table-cell>
          <table:table-cell office:value-type="string" calcext:value-type="string">
            <text:p>Oslo</text:p>
          </table:table-cell>
          <table:table-cell office:value-type="float" office:value="8718.911" calcext:value-type="float">
            <text:p>8718.911</text:p>
          </table:table-cell>
          <table:table-cell office:value-type="string" calcext:value-type="string">
            <text:p>Prague</text:p>
          </table:table-cell>
          <table:table-cell office:value-type="float" office:value="17569.537" calcext:value-type="float">
            <text:p>17569.537</text:p>
          </table:table-cell>
          <table:table-cell office:value-type="string" calcext:value-type="string">
            <text:p>Copenhagen</text:p>
          </table:table-cell>
          <table:table-cell office:value-type="float" office:value="12726.96" calcext:value-type="float">
            <text:p>12726.96</text:p>
          </table:table-cell>
          <table:table-cell office:value-type="string" calcext:value-type="string">
            <text:p>Belgrade</text:p>
          </table:table-cell>
          <table:table-cell office:value-type="float" office:value="13155.288" calcext:value-type="float">
            <text:p>13155.288</text:p>
          </table:table-cell>
          <table:table-cell office:value-type="string" calcext:value-type="string">
            <text:p>Helsinki</text:p>
          </table:table-cell>
          <table:table-cell office:value-type="float" office:value="12600.854" calcext:value-type="float">
            <text:p>12600.854</text:p>
          </table:table-cell>
          <table:table-cell office:value-type="string" calcext:value-type="string">
            <text:p>Frankfurt</text:p>
          </table:table-cell>
          <table:table-cell office:value-type="float" office:value="3787.431" calcext:value-type="float">
            <text:p>3787.431</text:p>
          </table:table-cell>
          <table:table-cell office:value-type="string" calcext:value-type="string">
            <text:p>Warsaw</text:p>
          </table:table-cell>
          <table:table-cell office:value-type="float" office:value="16381.98" calcext:value-type="float">
            <text:p>16381.98</text:p>
          </table:table-cell>
          <table:table-cell office:value-type="string" calcext:value-type="string">
            <text:p>Vienna</text:p>
          </table:table-cell>
          <table:table-cell office:value-type="float" office:value="16192.536" calcext:value-type="float">
            <text:p>16192.536</text:p>
          </table:table-cell>
          <table:table-cell office:value-type="string" calcext:value-type="string">
            <text:p>Reykjavik</text:p>
          </table:table-cell>
          <table:table-cell office:value-type="float" office:value="16767.931" calcext:value-type="float">
            <text:p>16767.931</text:p>
          </table:table-cell>
          <table:table-cell office:value-type="string" calcext:value-type="string">
            <text:p>Stockholm</text:p>
          </table:table-cell>
          <table:table-cell office:value-type="float" office:value="10172.325" calcext:value-type="float">
            <text:p>10172.325</text:p>
          </table:table-cell>
          <table:table-cell office:value-type="string" calcext:value-type="string">
            <text:p>Oslo</text:p>
          </table:table-cell>
          <table:table-cell office:value-type="float" office:value="10463.471" calcext:value-type="float">
            <text:p>10463.471</text:p>
          </table:table-cell>
          <table:table-cell office:value-type="string" calcext:value-type="string">
            <text:p>Oslo</text:p>
          </table:table-cell>
          <table:table-cell office:value-type="float" office:value="10448.999" calcext:value-type="float">
            <text:p>10448.999</text:p>
          </table:table-cell>
          <table:table-cell office:value-type="string" calcext:value-type="string">
            <text:p>Vienna</text:p>
          </table:table-cell>
          <table:table-cell office:value-type="float" office:value="8499.005" calcext:value-type="float">
            <text:p>8499.005</text:p>
          </table:table-cell>
          <table:table-cell office:value-type="string" calcext:value-type="string">
            <text:p>Sarajevo</text:p>
          </table:table-cell>
          <table:table-cell office:value-type="float" office:value="3337.343" calcext:value-type="float">
            <text:p>3337.343</text:p>
          </table:table-cell>
          <table:table-cell office:value-type="string" calcext:value-type="string">
            <text:p>Skopje</text:p>
          </table:table-cell>
          <table:table-cell office:value-type="float" office:value="3157.242" calcext:value-type="float">
            <text:p>3157.242</text:p>
          </table:table-cell>
          <table:table-cell office:value-type="string" calcext:value-type="string">
            <text:p>Oslo</text:p>
          </table:table-cell>
          <table:table-cell office:value-type="float" office:value="6605.102" calcext:value-type="float">
            <text:p>6605.102</text:p>
          </table:table-cell>
          <table:table-cell office:value-type="string" calcext:value-type="string">
            <text:p>Reykjavik</text:p>
          </table:table-cell>
          <table:table-cell office:value-type="float" office:value="3987.205" calcext:value-type="float">
            <text:p>3987.205</text:p>
          </table:table-cell>
          <table:table-cell office:value-type="string" calcext:value-type="string">
            <text:p>Helsinki</text:p>
          </table:table-cell>
          <table:table-cell office:value-type="float" office:value="9705.28" calcext:value-type="float">
            <text:p>9705.28</text:p>
          </table:table-cell>
          <table:table-cell office:value-type="string" calcext:value-type="string">
            <text:p>Tirana</text:p>
          </table:table-cell>
          <table:table-cell office:value-type="float" office:value="3821.789" calcext:value-type="float">
            <text:p>3821.789</text:p>
          </table:table-cell>
          <table:table-cell office:value-type="string" calcext:value-type="string">
            <text:p>Taipei</text:p>
          </table:table-cell>
          <table:table-cell office:value-type="float" office:value="11087.677" calcext:value-type="float">
            <text:p>11087.677</text:p>
          </table:table-cell>
          <table:table-cell office:value-type="string" calcext:value-type="string">
            <text:p>Zurich</text:p>
          </table:table-cell>
          <table:table-cell office:value-type="float" office:value="10134.271" calcext:value-type="float">
            <text:p>10134.271</text:p>
          </table:table-cell>
          <table:table-cell office:value-type="string" calcext:value-type="string">
            <text:p>Stockholm</text:p>
          </table:table-cell>
          <table:table-cell office:value-type="float" office:value="10935.225" calcext:value-type="float">
            <text:p>10935.225</text:p>
          </table:table-cell>
          <table:table-cell office:value-type="string" calcext:value-type="string">
            <text:p>Skopje</text:p>
          </table:table-cell>
          <table:table-cell office:value-type="float" office:value="11024.752" calcext:value-type="float">
            <text:p>11024.752</text:p>
          </table:table-cell>
          <table:table-cell office:value-type="string" calcext:value-type="string">
            <text:p>Stockholm</text:p>
          </table:table-cell>
          <table:table-cell office:value-type="float" office:value="12503.695" calcext:value-type="float">
            <text:p>12503.695</text:p>
          </table:table-cell>
          <table:table-cell office:value-type="string" calcext:value-type="string">
            <text:p>Lisbon</text:p>
          </table:table-cell>
          <table:table-cell office:value-type="float" office:value="19322.275" calcext:value-type="float">
            <text:p>19322.275</text:p>
          </table:table-cell>
          <table:table-cell office:value-type="string" calcext:value-type="string">
            <text:p>Skopje</text:p>
          </table:table-cell>
          <table:table-cell office:value-type="float" office:value="18776.088" calcext:value-type="float">
            <text:p>18776.088</text:p>
          </table:table-cell>
          <table:table-cell office:value-type="string" calcext:value-type="string">
            <text:p>Tel_Aviv</text:p>
          </table:table-cell>
          <table:table-cell office:value-type="float" office:value="4203.467" calcext:value-type="float">
            <text:p>4203.467</text:p>
          </table:table-cell>
          <table:table-cell office:value-type="string" calcext:value-type="string">
            <text:p>Montreal</text:p>
          </table:table-cell>
          <table:table-cell office:value-type="float" office:value="20010.427" calcext:value-type="float">
            <text:p>20010.427</text:p>
          </table:table-cell>
          <table:table-cell office:value-type="string" calcext:value-type="string">
            <text:p>San_Francisco</text:p>
          </table:table-cell>
          <table:table-cell office:value-type="float" office:value="19748.079" calcext:value-type="float">
            <text:p>19748.079</text:p>
          </table:table-cell>
          <table:table-cell office:value-type="string" calcext:value-type="string">
            <text:p>Nicosia</text:p>
          </table:table-cell>
          <table:table-cell office:value-type="float" office:value="15509.419" calcext:value-type="float">
            <text:p>15509.419</text:p>
          </table:table-cell>
          <table:table-cell office:value-type="string" calcext:value-type="string">
            <text:p>Vienna</text:p>
          </table:table-cell>
          <table:table-cell office:value-type="float" office:value="17214.041" calcext:value-type="float">
            <text:p>17214.041</text:p>
          </table:table-cell>
          <table:table-cell office:value-type="string" calcext:value-type="string">
            <text:p>Copenhagen</text:p>
          </table:table-cell>
          <table:table-cell office:value-type="float" office:value="16845.192" calcext:value-type="float">
            <text:p>16845.192</text:p>
          </table:table-cell>
          <table:table-cell office:value-type="string" calcext:value-type="string">
            <text:p>Skopje</text:p>
          </table:table-cell>
          <table:table-cell office:value-type="float" office:value="3329.083" calcext:value-type="float">
            <text:p>3329.083</text:p>
          </table:table-cell>
          <table:table-cell office:value-type="string" calcext:value-type="string">
            <text:p>Skopje</text:p>
          </table:table-cell>
          <table:table-cell office:value-type="float" office:value="3284.943" calcext:value-type="float">
            <text:p>3284.943</text:p>
          </table:table-cell>
          <table:table-cell office:value-type="string" calcext:value-type="string">
            <text:p>Lisbon</text:p>
          </table:table-cell>
          <table:table-cell office:value-type="float" office:value="15201.701" calcext:value-type="float">
            <text:p>15201.701</text:p>
          </table:table-cell>
          <table:table-cell office:value-type="string" calcext:value-type="string">
            <text:p>Tallinn</text:p>
          </table:table-cell>
          <table:table-cell office:value-type="float" office:value="7268.73" calcext:value-type="float">
            <text:p>7268.73</text:p>
          </table:table-cell>
          <table:table-cell office:value-type="string" calcext:value-type="string">
            <text:p>Steinsel</text:p>
          </table:table-cell>
          <table:table-cell office:value-type="float" office:value="8558.44" calcext:value-type="float">
            <text:p>8558.44</text:p>
          </table:table-cell>
          <table:table-cell office:value-type="string" calcext:value-type="string">
            <text:p>Steinsel</text:p>
          </table:table-cell>
          <table:table-cell office:value-type="float" office:value="9361.485" calcext:value-type="float">
            <text:p>9361.485</text:p>
          </table:table-cell>
          <table:table-cell office:value-type="string" calcext:value-type="string">
            <text:p>Taipei</text:p>
          </table:table-cell>
          <table:table-cell office:value-type="float" office:value="10362.682" calcext:value-type="float">
            <text:p>10362.682</text:p>
          </table:table-cell>
          <table:table-cell office:value-type="string" calcext:value-type="string">
            <text:p>Belgrade</text:p>
          </table:table-cell>
          <table:table-cell office:value-type="float" office:value="4796.437" calcext:value-type="float">
            <text:p>4796.437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6985.315" calcext:value-type="float">
            <text:p>6985.315</text:p>
          </table:table-cell>
          <table:table-cell office:value-type="string" calcext:value-type="string">
            <text:p>Vienna</text:p>
          </table:table-cell>
          <table:table-cell office:value-type="float" office:value="6937.924" calcext:value-type="float">
            <text:p>6937.924</text:p>
          </table:table-cell>
          <table:table-cell office:value-type="string" calcext:value-type="string">
            <text:p>Sofia</text:p>
          </table:table-cell>
          <table:table-cell office:value-type="float" office:value="7738.918" calcext:value-type="float">
            <text:p>7738.918</text:p>
          </table:table-cell>
          <table:table-cell office:value-type="string" calcext:value-type="string">
            <text:p>Ukraine</text:p>
          </table:table-cell>
          <table:table-cell office:value-type="float" office:value="3219.968" calcext:value-type="float">
            <text:p>3219.968</text:p>
          </table:table-cell>
          <table:table-cell office:value-type="string" calcext:value-type="string">
            <text:p>Helsinki</text:p>
          </table:table-cell>
          <table:table-cell office:value-type="float" office:value="13692.68" calcext:value-type="float">
            <text:p>13692.68</text:p>
          </table:table-cell>
          <table:table-cell office:value-type="string" calcext:value-type="string">
            <text:p>Helsinki</text:p>
          </table:table-cell>
          <table:table-cell office:value-type="float" office:value="15829.002" calcext:value-type="float">
            <text:p>15829.002</text:p>
          </table:table-cell>
          <table:table-cell office:value-type="string" calcext:value-type="string">
            <text:p>Copenhagen</text:p>
          </table:table-cell>
          <table:table-cell office:value-type="float" office:value="7244.389" calcext:value-type="float">
            <text:p>7244.389</text:p>
          </table:table-cell>
          <table:table-cell office:value-type="string" calcext:value-type="string">
            <text:p>Sofia</text:p>
          </table:table-cell>
          <table:table-cell office:value-type="float" office:value="7966.298" calcext:value-type="float">
            <text:p>7966.298</text:p>
          </table:table-cell>
          <table:table-cell office:value-type="string" calcext:value-type="string">
            <text:p>Copenhagen</text:p>
          </table:table-cell>
          <table:table-cell office:value-type="float" office:value="7663.113" calcext:value-type="float">
            <text:p>7663.113</text:p>
          </table:table-cell>
          <table:table-cell office:value-type="string" calcext:value-type="string">
            <text:p>Tirana</text:p>
          </table:table-cell>
          <table:table-cell office:value-type="float" office:value="3167.156" calcext:value-type="float">
            <text:p>3167.156</text:p>
          </table:table-cell>
          <table:table-cell office:value-type="string" calcext:value-type="string">
            <text:p>Frankfurt</text:p>
          </table:table-cell>
          <table:table-cell office:value-type="float" office:value="3981.315" calcext:value-type="float">
            <text:p>3981.315</text:p>
          </table:table-cell>
          <table:table-cell office:value-type="string" calcext:value-type="string">
            <text:p>Reykjavik</text:p>
          </table:table-cell>
          <table:table-cell office:value-type="float" office:value="4078.858" calcext:value-type="float">
            <text:p>4078.858</text:p>
          </table:table-cell>
          <table:table-cell office:value-type="string" calcext:value-type="string">
            <text:p>Chisinau</text:p>
          </table:table-cell>
          <table:table-cell office:value-type="float" office:value="3841.689" calcext:value-type="float">
            <text:p>3841.689</text:p>
          </table:table-cell>
          <table:table-cell office:value-type="string" calcext:value-type="string">
            <text:p>Zagreb</text:p>
          </table:table-cell>
          <table:table-cell office:value-type="float" office:value="3740.434" calcext:value-type="float">
            <text:p>3740.434</text:p>
          </table:table-cell>
          <table:table-cell office:value-type="string" calcext:value-type="string">
            <text:p>Steinsel</text:p>
          </table:table-cell>
          <table:table-cell office:value-type="float" office:value="3537.673" calcext:value-type="float">
            <text:p>3537.673</text:p>
          </table:table-cell>
          <table:table-cell office:value-type="string" calcext:value-type="string">
            <text:p>Tirana</text:p>
          </table:table-cell>
          <table:table-cell office:value-type="float" office:value="3464.406" calcext:value-type="float">
            <text:p>3464.406</text:p>
          </table:table-cell>
          <table:table-cell office:value-type="string" calcext:value-type="string">
            <text:p>Zagreb</text:p>
          </table:table-cell>
          <table:table-cell office:value-type="float" office:value="3019.737" calcext:value-type="float">
            <text:p>3019.737</text:p>
          </table:table-cell>
          <table:table-cell office:value-type="string" calcext:value-type="string">
            <text:p>Sarajevo</text:p>
          </table:table-cell>
          <table:table-cell office:value-type="float" office:value="3228.929" calcext:value-type="float">
            <text:p>3228.929</text:p>
          </table:table-cell>
          <table:table-cell office:value-type="string" calcext:value-type="string">
            <text:p>Tel_Aviv</text:p>
          </table:table-cell>
          <table:table-cell office:value-type="float" office:value="3092.615" calcext:value-type="float">
            <text:p>3092.615</text:p>
          </table:table-cell>
          <table:table-cell office:value-type="string" calcext:value-type="string">
            <text:p>Chisinau</text:p>
          </table:table-cell>
          <table:table-cell office:value-type="float" office:value="15124.765" calcext:value-type="float">
            <text:p>15124.765</text:p>
          </table:table-cell>
          <table:table-cell office:value-type="string" calcext:value-type="string">
            <text:p>Copenhagen</text:p>
          </table:table-cell>
          <table:table-cell office:value-type="float" office:value="8726.721" calcext:value-type="float">
            <text:p>8726.721</text:p>
          </table:table-cell>
          <table:table-cell office:value-type="string" calcext:value-type="string">
            <text:p>Frankfurt</text:p>
          </table:table-cell>
          <table:table-cell office:value-type="float" office:value="17842.74" calcext:value-type="float">
            <text:p>17842.74</text:p>
          </table:table-cell>
          <table:table-cell office:value-type="string" calcext:value-type="string">
            <text:p>Stockholm</text:p>
          </table:table-cell>
          <table:table-cell office:value-type="float" office:value="12781.62" calcext:value-type="float">
            <text:p>12781.62</text:p>
          </table:table-cell>
          <table:table-cell office:value-type="string" calcext:value-type="string">
            <text:p>Zurich</text:p>
          </table:table-cell>
          <table:table-cell office:value-type="float" office:value="13335.628" calcext:value-type="float">
            <text:p>13335.628</text:p>
          </table:table-cell>
          <table:table-cell office:value-type="string" calcext:value-type="string">
            <text:p>Skopje</text:p>
          </table:table-cell>
          <table:table-cell office:value-type="float" office:value="12718.024" calcext:value-type="float">
            <text:p>12718.024</text:p>
          </table:table-cell>
          <table:table-cell office:value-type="string" calcext:value-type="string">
            <text:p>Sarajevo</text:p>
          </table:table-cell>
          <table:table-cell office:value-type="float" office:value="3794.817" calcext:value-type="float">
            <text:p>3794.817</text:p>
          </table:table-cell>
          <table:table-cell office:value-type="string" calcext:value-type="string">
            <text:p>Tirana</text:p>
          </table:table-cell>
          <table:table-cell office:value-type="float" office:value="16473.413" calcext:value-type="float">
            <text:p>16473.413</text:p>
          </table:table-cell>
          <table:table-cell office:value-type="string" calcext:value-type="string">
            <text:p>Skopje</text:p>
          </table:table-cell>
          <table:table-cell office:value-type="float" office:value="16406.081" calcext:value-type="float">
            <text:p>16406.081</text:p>
          </table:table-cell>
          <table:table-cell office:value-type="string" calcext:value-type="string">
            <text:p>Marseille</text:p>
          </table:table-cell>
          <table:table-cell office:value-type="float" office:value="16801.05" calcext:value-type="float">
            <text:p>16801.05</text:p>
          </table:table-cell>
          <table:table-cell office:value-type="string" calcext:value-type="string">
            <text:p>Vienna</text:p>
          </table:table-cell>
          <table:table-cell office:value-type="float" office:value="10247.589" calcext:value-type="float">
            <text:p>10247.589</text:p>
          </table:table-cell>
          <table:table-cell office:value-type="string" calcext:value-type="string">
            <text:p>Sofia</text:p>
          </table:table-cell>
          <table:table-cell office:value-type="float" office:value="10624.542" calcext:value-type="float">
            <text:p>10624.542</text:p>
          </table:table-cell>
          <table:table-cell office:value-type="string" calcext:value-type="string">
            <text:p>Copenhagen</text:p>
          </table:table-cell>
          <table:table-cell office:value-type="float" office:value="10696.493" calcext:value-type="float">
            <text:p>10696.493</text:p>
          </table:table-cell>
          <table:table-cell office:value-type="string" calcext:value-type="string">
            <text:p>Oslo</text:p>
          </table:table-cell>
          <table:table-cell office:value-type="float" office:value="8609.067" calcext:value-type="float">
            <text:p>8609.067</text:p>
          </table:table-cell>
          <table:table-cell office:value-type="string" calcext:value-type="string">
            <text:p>Zagreb</text:p>
          </table:table-cell>
          <table:table-cell office:value-type="float" office:value="3475.643" calcext:value-type="float">
            <text:p>3475.643</text:p>
          </table:table-cell>
          <table:table-cell office:value-type="string" calcext:value-type="string">
            <text:p>Lisbon</text:p>
          </table:table-cell>
          <table:table-cell office:value-type="float" office:value="3159.969" calcext:value-type="float">
            <text:p>3159.969</text:p>
          </table:table-cell>
          <table:table-cell office:value-type="string" calcext:value-type="string">
            <text:p>Vienna</text:p>
          </table:table-cell>
          <table:table-cell office:value-type="float" office:value="6782.37" calcext:value-type="float">
            <text:p>6782.37</text:p>
          </table:table-cell>
          <table:table-cell office:value-type="string" calcext:value-type="string">
            <text:p>Chisinau</text:p>
          </table:table-cell>
          <table:table-cell office:value-type="float" office:value="4150.252" calcext:value-type="float">
            <text:p>4150.252</text:p>
          </table:table-cell>
          <table:table-cell office:value-type="string" calcext:value-type="string">
            <text:p>Madrid</text:p>
          </table:table-cell>
          <table:table-cell office:value-type="float" office:value="9930.922" calcext:value-type="float">
            <text:p>9930.922</text:p>
          </table:table-cell>
          <table:table-cell office:value-type="string" calcext:value-type="string">
            <text:p>Reykjavik</text:p>
          </table:table-cell>
          <table:table-cell office:value-type="float" office:value="3934.104" calcext:value-type="float">
            <text:p>3934.104</text:p>
          </table:table-cell>
          <table:table-cell office:value-type="string" calcext:value-type="string">
            <text:p>Oslo</text:p>
          </table:table-cell>
          <table:table-cell office:value-type="float" office:value="11099.52" calcext:value-type="float">
            <text:p>11099.52</text:p>
          </table:table-cell>
          <table:table-cell office:value-type="string" calcext:value-type="string">
            <text:p>Oslo</text:p>
          </table:table-cell>
          <table:table-cell office:value-type="float" office:value="10260.04" calcext:value-type="float">
            <text:p>10260.04</text:p>
          </table:table-cell>
          <table:table-cell office:value-type="string" calcext:value-type="string">
            <text:p>Helsinki</text:p>
          </table:table-cell>
          <table:table-cell office:value-type="float" office:value="11070.605" calcext:value-type="float">
            <text:p>11070.605</text:p>
          </table:table-cell>
          <table:table-cell office:value-type="string" calcext:value-type="string">
            <text:p>Oslo</text:p>
          </table:table-cell>
          <table:table-cell office:value-type="float" office:value="11262.277" calcext:value-type="float">
            <text:p>11262.277</text:p>
          </table:table-cell>
          <table:table-cell office:value-type="string" calcext:value-type="string">
            <text:p>Bucharest</text:p>
          </table:table-cell>
          <table:table-cell office:value-type="float" office:value="12620.706" calcext:value-type="float">
            <text:p>12620.706</text:p>
          </table:table-cell>
          <table:table-cell office:value-type="string" calcext:value-type="string">
            <text:p>Zurich</text:p>
          </table:table-cell>
          <table:table-cell office:value-type="float" office:value="19593.385" calcext:value-type="float">
            <text:p>19593.385</text:p>
          </table:table-cell>
          <table:table-cell office:value-type="string" calcext:value-type="string">
            <text:p>Marseille</text:p>
          </table:table-cell>
          <table:table-cell office:value-type="float" office:value="19028.571" calcext:value-type="float">
            <text:p>19028.571</text:p>
          </table:table-cell>
          <table:table-cell office:value-type="string" calcext:value-type="string">
            <text:p>Tirana</text:p>
          </table:table-cell>
          <table:table-cell office:value-type="float" office:value="4204.698" calcext:value-type="float">
            <text:p>4204.698</text:p>
          </table:table-cell>
          <table:table-cell office:value-type="string" calcext:value-type="string">
            <text:p>Oslo</text:p>
          </table:table-cell>
          <table:table-cell office:value-type="float" office:value="20051.825" calcext:value-type="float">
            <text:p>20051.825</text:p>
          </table:table-cell>
          <table:table-cell office:value-type="string" calcext:value-type="string">
            <text:p>Oslo</text:p>
          </table:table-cell>
          <table:table-cell office:value-type="float" office:value="19916.226" calcext:value-type="float">
            <text:p>19916.226</text:p>
          </table:table-cell>
          <table:table-cell office:value-type="string" calcext:value-type="string">
            <text:p>Paris</text:p>
          </table:table-cell>
          <table:table-cell office:value-type="float" office:value="15594.042" calcext:value-type="float">
            <text:p>15594.042</text:p>
          </table:table-cell>
          <table:table-cell office:value-type="string" calcext:value-type="string">
            <text:p>Skopje</text:p>
          </table:table-cell>
          <table:table-cell office:value-type="float" office:value="17227.183" calcext:value-type="float">
            <text:p>17227.183</text:p>
          </table:table-cell>
          <table:table-cell office:value-type="string" calcext:value-type="string">
            <text:p>Vancouver</text:p>
          </table:table-cell>
          <table:table-cell office:value-type="float" office:value="16858.43" calcext:value-type="float">
            <text:p>16858.43</text:p>
          </table:table-cell>
          <table:table-cell office:value-type="string" calcext:value-type="string">
            <text:p>Tallinn</text:p>
          </table:table-cell>
          <table:table-cell office:value-type="float" office:value="3417.393" calcext:value-type="float">
            <text:p>3417.393</text:p>
          </table:table-cell>
          <table:table-cell office:value-type="string" calcext:value-type="string">
            <text:p>Tallinn</text:p>
          </table:table-cell>
          <table:table-cell office:value-type="float" office:value="3332.47" calcext:value-type="float">
            <text:p>3332.47</text:p>
          </table:table-cell>
          <table:table-cell office:value-type="string" calcext:value-type="string">
            <text:p>Stockholm</text:p>
          </table:table-cell>
          <table:table-cell office:value-type="float" office:value="15228.857" calcext:value-type="float">
            <text:p>15228.857</text:p>
          </table:table-cell>
          <table:table-cell office:value-type="string" calcext:value-type="string">
            <text:p>Vilnius</text:p>
          </table:table-cell>
          <table:table-cell office:value-type="float" office:value="7423.883" calcext:value-type="float">
            <text:p>7423.883</text:p>
          </table:table-cell>
          <table:table-cell office:value-type="string" calcext:value-type="string">
            <text:p>Oslo</text:p>
          </table:table-cell>
          <table:table-cell office:value-type="float" office:value="8708.392" calcext:value-type="float">
            <text:p>8708.392</text:p>
          </table:table-cell>
          <table:table-cell office:value-type="string" calcext:value-type="string">
            <text:p>Skopje</text:p>
          </table:table-cell>
          <table:table-cell office:value-type="float" office:value="9414.385" calcext:value-type="float">
            <text:p>9414.385</text:p>
          </table:table-cell>
          <table:table-cell office:value-type="string" calcext:value-type="string">
            <text:p>Oslo</text:p>
          </table:table-cell>
          <table:table-cell office:value-type="float" office:value="10602.258" calcext:value-type="float">
            <text:p>10602.258</text:p>
          </table:table-cell>
          <table:table-cell office:value-type="string" calcext:value-type="string">
            <text:p>Tallinn</text:p>
          </table:table-cell>
          <table:table-cell office:value-type="float" office:value="4886.808" calcext:value-type="float">
            <text:p>4886.808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033.572" calcext:value-type="float">
            <text:p>7033.572</text:p>
          </table:table-cell>
          <table:table-cell office:value-type="string" calcext:value-type="string">
            <text:p>Sofia</text:p>
          </table:table-cell>
          <table:table-cell office:value-type="float" office:value="7164.712" calcext:value-type="float">
            <text:p>7164.712</text:p>
          </table:table-cell>
          <table:table-cell office:value-type="string" calcext:value-type="string">
            <text:p>Vienna</text:p>
          </table:table-cell>
          <table:table-cell office:value-type="float" office:value="7815.251" calcext:value-type="float">
            <text:p>7815.251</text:p>
          </table:table-cell>
          <table:table-cell office:value-type="string" calcext:value-type="string">
            <text:p>Frankfurt</text:p>
          </table:table-cell>
          <table:table-cell office:value-type="float" office:value="3503.146" calcext:value-type="float">
            <text:p>3503.146</text:p>
          </table:table-cell>
          <table:table-cell office:value-type="string" calcext:value-type="string">
            <text:p>Lisbon</text:p>
          </table:table-cell>
          <table:table-cell office:value-type="float" office:value="13786.149" calcext:value-type="float">
            <text:p>13786.149</text:p>
          </table:table-cell>
          <table:table-cell office:value-type="string" calcext:value-type="string">
            <text:p>Reykjavik</text:p>
          </table:table-cell>
          <table:table-cell office:value-type="float" office:value="15853.605" calcext:value-type="float">
            <text:p>15853.605</text:p>
          </table:table-cell>
          <table:table-cell office:value-type="string" calcext:value-type="string">
            <text:p>Zurich</text:p>
          </table:table-cell>
          <table:table-cell office:value-type="float" office:value="7335.185" calcext:value-type="float">
            <text:p>7335.185</text:p>
          </table:table-cell>
          <table:table-cell office:value-type="string" calcext:value-type="string">
            <text:p>Marseille</text:p>
          </table:table-cell>
          <table:table-cell office:value-type="float" office:value="8011.886" calcext:value-type="float">
            <text:p>8011.886</text:p>
          </table:table-cell>
          <table:table-cell office:value-type="string" calcext:value-type="string">
            <text:p>Zurich</text:p>
          </table:table-cell>
          <table:table-cell office:value-type="float" office:value="7762.416" calcext:value-type="float">
            <text:p>7762.416</text:p>
          </table:table-cell>
          <table:table-cell office:value-type="string" calcext:value-type="string">
            <text:p>Frankfurt</text:p>
          </table:table-cell>
          <table:table-cell office:value-type="float" office:value="3175.177" calcext:value-type="float">
            <text:p>3175.177</text:p>
          </table:table-cell>
          <table:table-cell office:value-type="string" calcext:value-type="string">
            <text:p>London</text:p>
          </table:table-cell>
          <table:table-cell office:value-type="float" office:value="4031.134" calcext:value-type="float">
            <text:p>4031.134</text:p>
          </table:table-cell>
          <table:table-cell office:value-type="string" calcext:value-type="string">
            <text:p>Tirana</text:p>
          </table:table-cell>
          <table:table-cell office:value-type="float" office:value="4184.045" calcext:value-type="float">
            <text:p>4184.045</text:p>
          </table:table-cell>
          <table:table-cell office:value-type="string" calcext:value-type="string">
            <text:p>Sarajevo</text:p>
          </table:table-cell>
          <table:table-cell office:value-type="float" office:value="3915.307" calcext:value-type="float">
            <text:p>3915.307</text:p>
          </table:table-cell>
          <table:table-cell office:value-type="string" calcext:value-type="string">
            <text:p>Chisinau</text:p>
          </table:table-cell>
          <table:table-cell office:value-type="float" office:value="3943.011" calcext:value-type="float">
            <text:p>3943.011</text:p>
          </table:table-cell>
          <table:table-cell office:value-type="string" calcext:value-type="string">
            <text:p>Tel_Aviv</text:p>
          </table:table-cell>
          <table:table-cell office:value-type="float" office:value="3554.275" calcext:value-type="float">
            <text:p>3554.275</text:p>
          </table:table-cell>
          <table:table-cell office:value-type="string" calcext:value-type="string">
            <text:p>Riga</text:p>
          </table:table-cell>
          <table:table-cell office:value-type="float" office:value="3649.266" calcext:value-type="float">
            <text:p>3649.266</text:p>
          </table:table-cell>
          <table:table-cell office:value-type="string" calcext:value-type="string">
            <text:p>London</text:p>
          </table:table-cell>
          <table:table-cell office:value-type="float" office:value="3220.32" calcext:value-type="float">
            <text:p>3220.32</text:p>
          </table:table-cell>
          <table:table-cell office:value-type="string" calcext:value-type="string">
            <text:p>Tallinn</text:p>
          </table:table-cell>
          <table:table-cell office:value-type="float" office:value="3232.629" calcext:value-type="float">
            <text:p>3232.629</text:p>
          </table:table-cell>
          <table:table-cell office:value-type="string" calcext:value-type="string">
            <text:p>Reykjavik</text:p>
          </table:table-cell>
          <table:table-cell office:value-type="float" office:value="3168.769" calcext:value-type="float">
            <text:p>3168.769</text:p>
          </table:table-cell>
          <table:table-cell office:value-type="string" calcext:value-type="string">
            <text:p>Saint_Louis</text:p>
          </table:table-cell>
          <table:table-cell office:value-type="float" office:value="15293.325" calcext:value-type="float">
            <text:p>15293.325</text:p>
          </table:table-cell>
          <table:table-cell office:value-type="string" calcext:value-type="string">
            <text:p>Vienna</text:p>
          </table:table-cell>
          <table:table-cell office:value-type="float" office:value="8731.659" calcext:value-type="float">
            <text:p>8731.659</text:p>
          </table:table-cell>
          <table:table-cell office:value-type="string" calcext:value-type="string">
            <text:p>Nicosia</text:p>
          </table:table-cell>
          <table:table-cell office:value-type="float" office:value="17951.346" calcext:value-type="float">
            <text:p>17951.346</text:p>
          </table:table-cell>
          <table:table-cell office:value-type="string" calcext:value-type="string">
            <text:p>Sarajevo</text:p>
          </table:table-cell>
          <table:table-cell office:value-type="float" office:value="12990.821" calcext:value-type="float">
            <text:p>12990.821</text:p>
          </table:table-cell>
          <table:table-cell office:value-type="string" calcext:value-type="string">
            <text:p>Reykjavik</text:p>
          </table:table-cell>
          <table:table-cell office:value-type="float" office:value="13419.415" calcext:value-type="float">
            <text:p>13419.415</text:p>
          </table:table-cell>
          <table:table-cell office:value-type="string" calcext:value-type="string">
            <text:p>Copenhagen</text:p>
          </table:table-cell>
          <table:table-cell office:value-type="float" office:value="12733.246" calcext:value-type="float">
            <text:p>12733.246</text:p>
          </table:table-cell>
          <table:table-cell office:value-type="string" calcext:value-type="string">
            <text:p>Tallinn</text:p>
          </table:table-cell>
          <table:table-cell office:value-type="float" office:value="3821.286" calcext:value-type="float">
            <text:p>3821.286</text:p>
          </table:table-cell>
          <table:table-cell office:value-type="string" calcext:value-type="string">
            <text:p>Sarajevo</text:p>
          </table:table-cell>
          <table:table-cell office:value-type="float" office:value="16828.434" calcext:value-type="float">
            <text:p>16828.434</text:p>
          </table:table-cell>
          <table:table-cell office:value-type="string" calcext:value-type="string">
            <text:p>Amsterdam</text:p>
          </table:table-cell>
          <table:table-cell office:value-type="float" office:value="16437.403" calcext:value-type="float">
            <text:p>16437.403</text:p>
          </table:table-cell>
          <table:table-cell office:value-type="string" calcext:value-type="string">
            <text:p>Oslo</text:p>
          </table:table-cell>
          <table:table-cell office:value-type="float" office:value="16920.797" calcext:value-type="float">
            <text:p>16920.797</text:p>
          </table:table-cell>
          <table:table-cell office:value-type="string" calcext:value-type="string">
            <text:p>Madrid</text:p>
          </table:table-cell>
          <table:table-cell office:value-type="float" office:value="10887.968" calcext:value-type="float">
            <text:p>10887.968</text:p>
          </table:table-cell>
          <table:table-cell office:value-type="string" calcext:value-type="string">
            <text:p>Copenhagen</text:p>
          </table:table-cell>
          <table:table-cell office:value-type="float" office:value="10696.927" calcext:value-type="float">
            <text:p>10696.927</text:p>
          </table:table-cell>
          <table:table-cell office:value-type="string" calcext:value-type="string">
            <text:p>Zurich</text:p>
          </table:table-cell>
          <table:table-cell office:value-type="float" office:value="10874.193" calcext:value-type="float">
            <text:p>10874.193</text:p>
          </table:table-cell>
          <table:table-cell office:value-type="string" calcext:value-type="string">
            <text:p>Helsinki</text:p>
          </table:table-cell>
          <table:table-cell office:value-type="float" office:value="8670.013" calcext:value-type="float">
            <text:p>8670.013</text:p>
          </table:table-cell>
          <table:table-cell office:value-type="string" calcext:value-type="string">
            <text:p>Chisinau</text:p>
          </table:table-cell>
          <table:table-cell office:value-type="float" office:value="3549.908" calcext:value-type="float">
            <text:p>3549.908</text:p>
          </table:table-cell>
          <table:table-cell office:value-type="string" calcext:value-type="string">
            <text:p>Tirana</text:p>
          </table:table-cell>
          <table:table-cell office:value-type="float" office:value="3431.385" calcext:value-type="float">
            <text:p>3431.385</text:p>
          </table:table-cell>
          <table:table-cell office:value-type="string" calcext:value-type="string">
            <text:p>Marseille</text:p>
          </table:table-cell>
          <table:table-cell office:value-type="float" office:value="6828.072" calcext:value-type="float">
            <text:p>6828.072</text:p>
          </table:table-cell>
          <table:table-cell office:value-type="string" calcext:value-type="string">
            <text:p>Zagreb</text:p>
          </table:table-cell>
          <table:table-cell office:value-type="float" office:value="4166.113" calcext:value-type="float">
            <text:p>4166.113</text:p>
          </table:table-cell>
          <table:table-cell office:value-type="string" calcext:value-type="string">
            <text:p>Vienna</text:p>
          </table:table-cell>
          <table:table-cell office:value-type="float" office:value="9997.488" calcext:value-type="float">
            <text:p>9997.488</text:p>
          </table:table-cell>
          <table:table-cell office:value-type="string" calcext:value-type="string">
            <text:p>Tel_Aviv</text:p>
          </table:table-cell>
          <table:table-cell office:value-type="float" office:value="4068.133" calcext:value-type="float">
            <text:p>4068.133</text:p>
          </table:table-cell>
          <table:table-cell office:value-type="string" calcext:value-type="string">
            <text:p>Helsinki</text:p>
          </table:table-cell>
          <table:table-cell office:value-type="float" office:value="11280.203" calcext:value-type="float">
            <text:p>11280.203</text:p>
          </table:table-cell>
          <table:table-cell office:value-type="string" calcext:value-type="string">
            <text:p>Reykjavik</text:p>
          </table:table-cell>
          <table:table-cell office:value-type="float" office:value="10471.646" calcext:value-type="float">
            <text:p>10471.646</text:p>
          </table:table-cell>
          <table:table-cell office:value-type="string" calcext:value-type="string">
            <text:p>Oslo</text:p>
          </table:table-cell>
          <table:table-cell office:value-type="float" office:value="11304.736" calcext:value-type="float">
            <text:p>11304.736</text:p>
          </table:table-cell>
          <table:table-cell office:value-type="string" calcext:value-type="string">
            <text:p>Brazil</text:p>
          </table:table-cell>
          <table:table-cell office:value-type="float" office:value="11387.104" calcext:value-type="float">
            <text:p>11387.104</text:p>
          </table:table-cell>
          <table:table-cell office:value-type="string" calcext:value-type="string">
            <text:p>Helsinki</text:p>
          </table:table-cell>
          <table:table-cell office:value-type="float" office:value="12627.98" calcext:value-type="float">
            <text:p>12627.98</text:p>
          </table:table-cell>
          <table:table-cell office:value-type="string" calcext:value-type="string">
            <text:p>Madrid</text:p>
          </table:table-cell>
          <table:table-cell office:value-type="float" office:value="20002.931" calcext:value-type="float">
            <text:p>20002.931</text:p>
          </table:table-cell>
          <table:table-cell office:value-type="string" calcext:value-type="string">
            <text:p>Lisbon</text:p>
          </table:table-cell>
          <table:table-cell office:value-type="float" office:value="19325.585" calcext:value-type="float">
            <text:p>19325.585</text:p>
          </table:table-cell>
          <table:table-cell office:value-type="string" calcext:value-type="string">
            <text:p>Ljubljana</text:p>
          </table:table-cell>
          <table:table-cell office:value-type="float" office:value="4415.797" calcext:value-type="float">
            <text:p>4415.797</text:p>
          </table:table-cell>
          <table:table-cell office:value-type="string" calcext:value-type="string">
            <text:p>Jakarta</text:p>
          </table:table-cell>
          <table:table-cell office:value-type="float" office:value="20142.433" calcext:value-type="float">
            <text:p>20142.433</text:p>
          </table:table-cell>
          <table:table-cell office:value-type="string" calcext:value-type="string">
            <text:p>Montreal</text:p>
          </table:table-cell>
          <table:table-cell office:value-type="float" office:value="20015.988" calcext:value-type="float">
            <text:p>20015.988</text:p>
          </table:table-cell>
          <table:table-cell office:value-type="string" calcext:value-type="string">
            <text:p>Ljubljana</text:p>
          </table:table-cell>
          <table:table-cell office:value-type="float" office:value="15827.868" calcext:value-type="float">
            <text:p>15827.868</text:p>
          </table:table-cell>
          <table:table-cell office:value-type="string" calcext:value-type="string">
            <text:p>San_Francisco</text:p>
          </table:table-cell>
          <table:table-cell office:value-type="float" office:value="17288.758" calcext:value-type="float">
            <text:p>17288.758</text:p>
          </table:table-cell>
          <table:table-cell office:value-type="string" calcext:value-type="string">
            <text:p>Chisinau</text:p>
          </table:table-cell>
          <table:table-cell office:value-type="float" office:value="17115.421" calcext:value-type="float">
            <text:p>17115.421</text:p>
          </table:table-cell>
          <table:table-cell office:value-type="string" calcext:value-type="string">
            <text:p>Tirana</text:p>
          </table:table-cell>
          <table:table-cell office:value-type="float" office:value="3797.845" calcext:value-type="float">
            <text:p>3797.845</text:p>
          </table:table-cell>
          <table:table-cell office:value-type="string" calcext:value-type="string">
            <text:p>Zagreb</text:p>
          </table:table-cell>
          <table:table-cell office:value-type="float" office:value="3565.197" calcext:value-type="float">
            <text:p>3565.197</text:p>
          </table:table-cell>
          <table:table-cell office:value-type="string" calcext:value-type="string">
            <text:p>Berlin</text:p>
          </table:table-cell>
          <table:table-cell office:value-type="float" office:value="15238.437" calcext:value-type="float">
            <text:p>15238.437</text:p>
          </table:table-cell>
          <table:table-cell office:value-type="string" calcext:value-type="string">
            <text:p>Skopje</text:p>
          </table:table-cell>
          <table:table-cell office:value-type="float" office:value="7610.016" calcext:value-type="float">
            <text:p>7610.016</text:p>
          </table:table-cell>
          <table:table-cell office:value-type="string" calcext:value-type="string">
            <text:p>Bucharest</text:p>
          </table:table-cell>
          <table:table-cell office:value-type="float" office:value="8845.107" calcext:value-type="float">
            <text:p>8845.107</text:p>
          </table:table-cell>
          <table:table-cell office:value-type="string" calcext:value-type="string">
            <text:p>Reykjavik</text:p>
          </table:table-cell>
          <table:table-cell office:value-type="float" office:value="9439.209" calcext:value-type="float">
            <text:p>9439.209</text:p>
          </table:table-cell>
          <table:table-cell office:value-type="string" calcext:value-type="string">
            <text:p>Tallinn</text:p>
          </table:table-cell>
          <table:table-cell office:value-type="float" office:value="11018.174" calcext:value-type="float">
            <text:p>11018.174</text:p>
          </table:table-cell>
          <table:table-cell office:value-type="string" calcext:value-type="string">
            <text:p>Helsinki</text:p>
          </table:table-cell>
          <table:table-cell office:value-type="float" office:value="4890.463" calcext:value-type="float">
            <text:p>4890.463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float" office:value="7049.2" calcext:value-type="float">
            <text:p>7049.2</text:p>
          </table:table-cell>
          <table:table-cell office:value-type="string" calcext:value-type="string">
            <text:p>Zurich</text:p>
          </table:table-cell>
          <table:table-cell office:value-type="float" office:value="7200.706" calcext:value-type="float">
            <text:p>7200.706</text:p>
          </table:table-cell>
          <table:table-cell office:value-type="string" calcext:value-type="string">
            <text:p>Oslo</text:p>
          </table:table-cell>
          <table:table-cell office:value-type="float" office:value="7867.127" calcext:value-type="float">
            <text:p>7867.127</text:p>
          </table:table-cell>
          <table:table-cell office:value-type="string" calcext:value-type="string">
            <text:p>Tallinn</text:p>
          </table:table-cell>
          <table:table-cell office:value-type="float" office:value="3723.706" calcext:value-type="float">
            <text:p>3723.706</text:p>
          </table:table-cell>
          <table:table-cell office:value-type="string" calcext:value-type="string">
            <text:p>Skopje</text:p>
          </table:table-cell>
          <table:table-cell office:value-type="float" office:value="13889.498" calcext:value-type="float">
            <text:p>13889.498</text:p>
          </table:table-cell>
          <table:table-cell office:value-type="string" calcext:value-type="string">
            <text:p>Milan</text:p>
          </table:table-cell>
          <table:table-cell office:value-type="float" office:value="15964.31" calcext:value-type="float">
            <text:p>15964.31</text:p>
          </table:table-cell>
          <table:table-cell office:value-type="string" calcext:value-type="string">
            <text:p>San_Jose</text:p>
          </table:table-cell>
          <table:table-cell office:value-type="float" office:value="7469.422" calcext:value-type="float">
            <text:p>7469.422</text:p>
          </table:table-cell>
          <table:table-cell office:value-type="string" calcext:value-type="string">
            <text:p>Zurich</text:p>
          </table:table-cell>
          <table:table-cell office:value-type="float" office:value="8140.236" calcext:value-type="float">
            <text:p>8140.236</text:p>
          </table:table-cell>
          <table:table-cell office:value-type="string" calcext:value-type="string">
            <text:p>Dublin</text:p>
          </table:table-cell>
          <table:table-cell office:value-type="float" office:value="7897.438" calcext:value-type="float">
            <text:p>7897.438</text:p>
          </table:table-cell>
          <table:table-cell office:value-type="string" calcext:value-type="string">
            <text:p>Ljubljana</text:p>
          </table:table-cell>
          <table:table-cell office:value-type="float" office:value="3257.358" calcext:value-type="float">
            <text:p>3257.358</text:p>
          </table:table-cell>
          <table:table-cell office:value-type="string" calcext:value-type="string">
            <text:p>Sarajevo</text:p>
          </table:table-cell>
          <table:table-cell office:value-type="float" office:value="4043.89" calcext:value-type="float">
            <text:p>4043.89</text:p>
          </table:table-cell>
          <table:table-cell office:value-type="string" calcext:value-type="string">
            <text:p>Zagreb</text:p>
          </table:table-cell>
          <table:table-cell office:value-type="float" office:value="4189.005" calcext:value-type="float">
            <text:p>4189.005</text:p>
          </table:table-cell>
          <table:table-cell office:value-type="string" calcext:value-type="string">
            <text:p>Tallinn</text:p>
          </table:table-cell>
          <table:table-cell office:value-type="float" office:value="4237.765" calcext:value-type="float">
            <text:p>4237.765</text:p>
          </table:table-cell>
          <table:table-cell office:value-type="string" calcext:value-type="string">
            <text:p>Tallinn</text:p>
          </table:table-cell>
          <table:table-cell office:value-type="float" office:value="4238.613" calcext:value-type="float">
            <text:p>4238.613</text:p>
          </table:table-cell>
          <table:table-cell office:value-type="string" calcext:value-type="string">
            <text:p>Tallinn</text:p>
          </table:table-cell>
          <table:table-cell office:value-type="float" office:value="3661.765" calcext:value-type="float">
            <text:p>3661.765</text:p>
          </table:table-cell>
          <table:table-cell office:value-type="string" calcext:value-type="string">
            <text:p>Frankfurt</text:p>
          </table:table-cell>
          <table:table-cell office:value-type="float" office:value="3660.885" calcext:value-type="float">
            <text:p>3660.885</text:p>
          </table:table-cell>
          <table:table-cell office:value-type="string" calcext:value-type="string">
            <text:p>Tirana</text:p>
          </table:table-cell>
          <table:table-cell office:value-type="float" office:value="3226.313" calcext:value-type="float">
            <text:p>3226.313</text:p>
          </table:table-cell>
          <table:table-cell office:value-type="string" calcext:value-type="string">
            <text:p>Chisinau</text:p>
          </table:table-cell>
          <table:table-cell office:value-type="float" office:value="3254.227" calcext:value-type="float">
            <text:p>3254.227</text:p>
          </table:table-cell>
          <table:table-cell office:value-type="string" calcext:value-type="string">
            <text:p>Frankfurt</text:p>
          </table:table-cell>
          <table:table-cell office:value-type="float" office:value="3220.562" calcext:value-type="float">
            <text:p>3220.562</text:p>
          </table:table-cell>
          <table:table-cell office:value-type="string" calcext:value-type="string">
            <text:p>Bucharest</text:p>
          </table:table-cell>
          <table:table-cell office:value-type="float" office:value="15304.329" calcext:value-type="float">
            <text:p>15304.329</text:p>
          </table:table-cell>
          <table:table-cell office:value-type="string" calcext:value-type="string">
            <text:p>Sofia</text:p>
          </table:table-cell>
          <table:table-cell office:value-type="float" office:value="8906.029" calcext:value-type="float">
            <text:p>8906.029</text:p>
          </table:table-cell>
          <table:table-cell office:value-type="string" calcext:value-type="string">
            <text:p>Auckland</text:p>
          </table:table-cell>
          <table:table-cell office:value-type="float" office:value="18038.219" calcext:value-type="float">
            <text:p>18038.219</text:p>
          </table:table-cell>
          <table:table-cell office:value-type="string" calcext:value-type="string">
            <text:p>Frankfurt</text:p>
          </table:table-cell>
          <table:table-cell office:value-type="float" office:value="13082.267" calcext:value-type="float">
            <text:p>13082.267</text:p>
          </table:table-cell>
          <table:table-cell office:value-type="string" calcext:value-type="string">
            <text:p>Ljubljana</text:p>
          </table:table-cell>
          <table:table-cell office:value-type="float" office:value="13693.768" calcext:value-type="float">
            <text:p>13693.768</text:p>
          </table:table-cell>
          <table:table-cell office:value-type="string" calcext:value-type="string">
            <text:p>Stockholm</text:p>
          </table:table-cell>
          <table:table-cell office:value-type="float" office:value="12737.555" calcext:value-type="float">
            <text:p>12737.555</text:p>
          </table:table-cell>
          <table:table-cell office:value-type="string" calcext:value-type="string">
            <text:p>Reykjavik</text:p>
          </table:table-cell>
          <table:table-cell office:value-type="float" office:value="3854.237" calcext:value-type="float">
            <text:p>3854.237</text:p>
          </table:table-cell>
          <table:table-cell office:value-type="string" calcext:value-type="string">
            <text:p>Reykjavik</text:p>
          </table:table-cell>
          <table:table-cell office:value-type="float" office:value="16869.345" calcext:value-type="float">
            <text:p>16869.345</text:p>
          </table:table-cell>
          <table:table-cell office:value-type="string" calcext:value-type="string">
            <text:p>Tirana</text:p>
          </table:table-cell>
          <table:table-cell office:value-type="float" office:value="16459.096" calcext:value-type="float">
            <text:p>16459.096</text:p>
          </table:table-cell>
          <table:table-cell office:value-type="string" calcext:value-type="string">
            <text:p>Athens</text:p>
          </table:table-cell>
          <table:table-cell office:value-type="float" office:value="17205.125" calcext:value-type="float">
            <text:p>17205.125</text:p>
          </table:table-cell>
          <table:table-cell office:value-type="string" calcext:value-type="string">
            <text:p>Oslo</text:p>
          </table:table-cell>
          <table:table-cell office:value-type="float" office:value="10910.05" calcext:value-type="float">
            <text:p>10910.05</text:p>
          </table:table-cell>
          <table:table-cell office:value-type="string" calcext:value-type="string">
            <text:p>Zurich</text:p>
          </table:table-cell>
          <table:table-cell office:value-type="float" office:value="10910.869" calcext:value-type="float">
            <text:p>10910.869</text:p>
          </table:table-cell>
          <table:table-cell office:value-type="string" calcext:value-type="string">
            <text:p>Sofia</text:p>
          </table:table-cell>
          <table:table-cell office:value-type="float" office:value="11097.34" calcext:value-type="float">
            <text:p>11097.34</text:p>
          </table:table-cell>
          <table:table-cell office:value-type="string" calcext:value-type="string">
            <text:p>Copenhagen</text:p>
          </table:table-cell>
          <table:table-cell office:value-type="float" office:value="8750.277" calcext:value-type="float">
            <text:p>8750.277</text:p>
          </table:table-cell>
          <table:table-cell office:value-type="string" calcext:value-type="string">
            <text:p>Tirana</text:p>
          </table:table-cell>
          <table:table-cell office:value-type="float" office:value="3584.061" calcext:value-type="float">
            <text:p>3584.061</text:p>
          </table:table-cell>
          <table:table-cell office:value-type="string" calcext:value-type="string">
            <text:p>Ljubljana</text:p>
          </table:table-cell>
          <table:table-cell office:value-type="float" office:value="3533.579" calcext:value-type="float">
            <text:p>3533.579</text:p>
          </table:table-cell>
          <table:table-cell office:value-type="string" calcext:value-type="string">
            <text:p>Zurich</text:p>
          </table:table-cell>
          <table:table-cell office:value-type="float" office:value="6843.917" calcext:value-type="float">
            <text:p>6843.917</text:p>
          </table:table-cell>
          <table:table-cell office:value-type="string" calcext:value-type="string">
            <text:p>Lisbon</text:p>
          </table:table-cell>
          <table:table-cell office:value-type="float" office:value="4391.26" calcext:value-type="float">
            <text:p>4391.26</text:p>
          </table:table-cell>
          <table:table-cell office:value-type="string" calcext:value-type="string">
            <text:p>Oslo</text:p>
          </table:table-cell>
          <table:table-cell office:value-type="float" office:value="10076.499" calcext:value-type="float">
            <text:p>10076.499</text:p>
          </table:table-cell>
          <table:table-cell office:value-type="string" calcext:value-type="string">
            <text:p>Riga</text:p>
          </table:table-cell>
          <table:table-cell office:value-type="float" office:value="4222.191" calcext:value-type="float">
            <text:p>4222.191</text:p>
          </table:table-cell>
          <table:table-cell office:value-type="string" calcext:value-type="string">
            <text:p>Hong_Kong</text:p>
          </table:table-cell>
          <table:table-cell office:value-type="float" office:value="11375.654" calcext:value-type="float">
            <text:p>11375.654</text:p>
          </table:table-cell>
          <table:table-cell office:value-type="string" calcext:value-type="string">
            <text:p>Dublin</text:p>
          </table:table-cell>
          <table:table-cell office:value-type="float" office:value="10481.095" calcext:value-type="float">
            <text:p>10481.095</text:p>
          </table:table-cell>
          <table:table-cell office:value-type="string" calcext:value-type="string">
            <text:p>Reykjavik</text:p>
          </table:table-cell>
          <table:table-cell office:value-type="float" office:value="11452.517" calcext:value-type="float">
            <text:p>11452.517</text:p>
          </table:table-cell>
          <table:table-cell office:value-type="string" calcext:value-type="string">
            <text:p>Tirana</text:p>
          </table:table-cell>
          <table:table-cell office:value-type="float" office:value="11868.807" calcext:value-type="float">
            <text:p>11868.807</text:p>
          </table:table-cell>
          <table:table-cell office:value-type="string" calcext:value-type="string">
            <text:p>Sofia</text:p>
          </table:table-cell>
          <table:table-cell office:value-type="float" office:value="12795.322" calcext:value-type="float">
            <text:p>12795.322</text:p>
          </table:table-cell>
          <table:table-cell office:value-type="string" calcext:value-type="string">
            <text:p>Marseille</text:p>
          </table:table-cell>
          <table:table-cell office:value-type="float" office:value="20060.766" calcext:value-type="float">
            <text:p>20060.766</text:p>
          </table:table-cell>
          <table:table-cell office:value-type="string" calcext:value-type="string">
            <text:p>Stockholm</text:p>
          </table:table-cell>
          <table:table-cell office:value-type="float" office:value="19464.556" calcext:value-type="float">
            <text:p>19464.556</text:p>
          </table:table-cell>
          <table:table-cell office:value-type="string" calcext:value-type="string">
            <text:p>Zagreb</text:p>
          </table:table-cell>
          <table:table-cell office:value-type="float" office:value="4517.313" calcext:value-type="float">
            <text:p>4517.313</text:p>
          </table:table-cell>
          <table:table-cell office:value-type="string" calcext:value-type="string">
            <text:p>Stockholm</text:p>
          </table:table-cell>
          <table:table-cell office:value-type="float" office:value="20365.555" calcext:value-type="float">
            <text:p>20365.555</text:p>
          </table:table-cell>
          <table:table-cell office:value-type="string" calcext:value-type="string">
            <text:p>Seoul</text:p>
          </table:table-cell>
          <table:table-cell office:value-type="float" office:value="20545.484" calcext:value-type="float">
            <text:p>20545.484</text:p>
          </table:table-cell>
          <table:table-cell office:value-type="string" calcext:value-type="string">
            <text:p>Skopje</text:p>
          </table:table-cell>
          <table:table-cell office:value-type="float" office:value="16014.495" calcext:value-type="float">
            <text:p>16014.495</text:p>
          </table:table-cell>
          <table:table-cell office:value-type="string" calcext:value-type="string">
            <text:p>Sarajevo</text:p>
          </table:table-cell>
          <table:table-cell office:value-type="float" office:value="17291.017" calcext:value-type="float">
            <text:p>17291.017</text:p>
          </table:table-cell>
          <table:table-cell office:value-type="string" calcext:value-type="string">
            <text:p>Adelaide</text:p>
          </table:table-cell>
          <table:table-cell office:value-type="float" office:value="17295.792" calcext:value-type="float">
            <text:p>17295.792</text:p>
          </table:table-cell>
          <table:table-cell office:value-type="string" calcext:value-type="string">
            <text:p>Zagreb</text:p>
          </table:table-cell>
          <table:table-cell office:value-type="float" office:value="3817.654" calcext:value-type="float">
            <text:p>3817.654</text:p>
          </table:table-cell>
          <table:table-cell office:value-type="string" calcext:value-type="string">
            <text:p>Tirana</text:p>
          </table:table-cell>
          <table:table-cell office:value-type="float" office:value="3617.874" calcext:value-type="float">
            <text:p>3617.874</text:p>
          </table:table-cell>
          <table:table-cell office:value-type="string" calcext:value-type="string">
            <text:p>Tirana</text:p>
          </table:table-cell>
          <table:table-cell office:value-type="float" office:value="15380.429" calcext:value-type="float">
            <text:p>15380.429</text:p>
          </table:table-cell>
          <table:table-cell office:value-type="string" calcext:value-type="string">
            <text:p>Copenhagen</text:p>
          </table:table-cell>
          <table:table-cell office:value-type="float" office:value="7645.121" calcext:value-type="float">
            <text:p>7645.121</text:p>
          </table:table-cell>
          <table:table-cell office:value-type="string" calcext:value-type="string">
            <text:p>Frankfurt</text:p>
          </table:table-cell>
          <table:table-cell office:value-type="float" office:value="8857.025" calcext:value-type="float">
            <text:p>8857.025</text:p>
          </table:table-cell>
          <table:table-cell office:value-type="string" calcext:value-type="string">
            <text:p>Amsterdam</text:p>
          </table:table-cell>
          <table:table-cell office:value-type="float" office:value="9758.822" calcext:value-type="float">
            <text:p>9758.822</text:p>
          </table:table-cell>
          <table:table-cell office:value-type="string" calcext:value-type="string">
            <text:p>Reykjavik</text:p>
          </table:table-cell>
          <table:table-cell office:value-type="float" office:value="11103.706" calcext:value-type="float">
            <text:p>11103.706</text:p>
          </table:table-cell>
          <table:table-cell office:value-type="string" calcext:value-type="string">
            <text:p>London</text:p>
          </table:table-cell>
          <table:table-cell office:value-type="float" office:value="5110.52" calcext:value-type="float">
            <text:p>5110.52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office:value-type="float" office:value="7216.869" calcext:value-type="float">
            <text:p>7216.869</text:p>
          </table:table-cell>
          <table:table-cell office:value-type="string" calcext:value-type="string">
            <text:p>Tel_Aviv</text:p>
          </table:table-cell>
          <table:table-cell office:value-type="float" office:value="7208.779" calcext:value-type="float">
            <text:p>7208.779</text:p>
          </table:table-cell>
          <table:table-cell office:value-type="string" calcext:value-type="string">
            <text:p>Marseille</text:p>
          </table:table-cell>
          <table:table-cell office:value-type="float" office:value="7879.298" calcext:value-type="float">
            <text:p>7879.298</text:p>
          </table:table-cell>
          <table:table-cell office:value-type="string" calcext:value-type="string">
            <text:p>Reykjavik</text:p>
          </table:table-cell>
          <table:table-cell office:value-type="float" office:value="3824.524" calcext:value-type="float">
            <text:p>3824.524</text:p>
          </table:table-cell>
          <table:table-cell office:value-type="string" calcext:value-type="string">
            <text:p>Stockholm</text:p>
          </table:table-cell>
          <table:table-cell office:value-type="float" office:value="13929.751" calcext:value-type="float">
            <text:p>13929.751</text:p>
          </table:table-cell>
          <table:table-cell office:value-type="string" calcext:value-type="string">
            <text:p>Oslo</text:p>
          </table:table-cell>
          <table:table-cell office:value-type="float" office:value="15985.053" calcext:value-type="float">
            <text:p>15985.053</text:p>
          </table:table-cell>
          <table:table-cell office:value-type="string" calcext:value-type="string">
            <text:p>Sofia</text:p>
          </table:table-cell>
          <table:table-cell office:value-type="float" office:value="7789.366" calcext:value-type="float">
            <text:p>7789.366</text:p>
          </table:table-cell>
          <table:table-cell office:value-type="string" calcext:value-type="string">
            <text:p>Copenhagen</text:p>
          </table:table-cell>
          <table:table-cell office:value-type="float" office:value="8343.62" calcext:value-type="float">
            <text:p>8343.62</text:p>
          </table:table-cell>
          <table:table-cell office:value-type="string" calcext:value-type="string">
            <text:p>Marseille</text:p>
          </table:table-cell>
          <table:table-cell office:value-type="float" office:value="8093.569" calcext:value-type="float">
            <text:p>8093.569</text:p>
          </table:table-cell>
          <table:table-cell office:value-type="string" calcext:value-type="string">
            <text:p>Tallinn</text:p>
          </table:table-cell>
          <table:table-cell office:value-type="float" office:value="3272.297" calcext:value-type="float">
            <text:p>3272.297</text:p>
          </table:table-cell>
          <table:table-cell office:value-type="string" calcext:value-type="string">
            <text:p>Lisbon</text:p>
          </table:table-cell>
          <table:table-cell office:value-type="float" office:value="4111.277" calcext:value-type="float">
            <text:p>4111.277</text:p>
          </table:table-cell>
          <table:table-cell office:value-type="string" calcext:value-type="string">
            <text:p>Frankfurt</text:p>
          </table:table-cell>
          <table:table-cell office:value-type="float" office:value="4476.189" calcext:value-type="float">
            <text:p>4476.189</text:p>
          </table:table-cell>
          <table:table-cell office:value-type="string" calcext:value-type="string">
            <text:p>London</text:p>
          </table:table-cell>
          <table:table-cell office:value-type="float" office:value="4500.498" calcext:value-type="float">
            <text:p>4500.498</text:p>
          </table:table-cell>
          <table:table-cell office:value-type="string" calcext:value-type="string">
            <text:p>Frankfurt</text:p>
          </table:table-cell>
          <table:table-cell office:value-type="float" office:value="4325.251" calcext:value-type="float">
            <text:p>4325.251</text:p>
          </table:table-cell>
          <table:table-cell office:value-type="string" calcext:value-type="string">
            <text:p>Frankfurt</text:p>
          </table:table-cell>
          <table:table-cell office:value-type="float" office:value="3876.575" calcext:value-type="float">
            <text:p>3876.575</text:p>
          </table:table-cell>
          <table:table-cell office:value-type="string" calcext:value-type="string">
            <text:p>Lisbon</text:p>
          </table:table-cell>
          <table:table-cell office:value-type="float" office:value="3992.733" calcext:value-type="float">
            <text:p>3992.733</text:p>
          </table:table-cell>
          <table:table-cell office:value-type="string" calcext:value-type="string">
            <text:p>Lisbon</text:p>
          </table:table-cell>
          <table:table-cell office:value-type="float" office:value="3386.913" calcext:value-type="float">
            <text:p>3386.913</text:p>
          </table:table-cell>
          <table:table-cell office:value-type="string" calcext:value-type="string">
            <text:p>Frankfurt</text:p>
          </table:table-cell>
          <table:table-cell office:value-type="float" office:value="3393.454" calcext:value-type="float">
            <text:p>3393.454</text:p>
          </table:table-cell>
          <table:table-cell office:value-type="string" calcext:value-type="string">
            <text:p>Tallinn</text:p>
          </table:table-cell>
          <table:table-cell office:value-type="float" office:value="3261.973" calcext:value-type="float">
            <text:p>3261.973</text:p>
          </table:table-cell>
          <table:table-cell office:value-type="string" calcext:value-type="string">
            <text:p>Kansas_City</text:p>
          </table:table-cell>
          <table:table-cell office:value-type="float" office:value="15414.102" calcext:value-type="float">
            <text:p>15414.102</text:p>
          </table:table-cell>
          <table:table-cell office:value-type="string" calcext:value-type="string">
            <text:p>Marseille</text:p>
          </table:table-cell>
          <table:table-cell office:value-type="float" office:value="8931.229" calcext:value-type="float">
            <text:p>8931.229</text:p>
          </table:table-cell>
          <table:table-cell office:value-type="string" calcext:value-type="string">
            <text:p>Vancouver</text:p>
          </table:table-cell>
          <table:table-cell office:value-type="float" office:value="18165.453" calcext:value-type="float">
            <text:p>18165.453</text:p>
          </table:table-cell>
          <table:table-cell office:value-type="string" calcext:value-type="string">
            <text:p>Athens</text:p>
          </table:table-cell>
          <table:table-cell office:value-type="float" office:value="13234.604" calcext:value-type="float">
            <text:p>13234.604</text:p>
          </table:table-cell>
          <table:table-cell office:value-type="string" calcext:value-type="string">
            <text:p>Helsinki</text:p>
          </table:table-cell>
          <table:table-cell office:value-type="float" office:value="13712.396" calcext:value-type="float">
            <text:p>13712.396</text:p>
          </table:table-cell>
          <table:table-cell office:value-type="string" calcext:value-type="string">
            <text:p>Sarajevo</text:p>
          </table:table-cell>
          <table:table-cell office:value-type="float" office:value="12920.558" calcext:value-type="float">
            <text:p>12920.558</text:p>
          </table:table-cell>
          <table:table-cell office:value-type="string" calcext:value-type="string">
            <text:p>London</text:p>
          </table:table-cell>
          <table:table-cell office:value-type="float" office:value="4226.405" calcext:value-type="float">
            <text:p>4226.405</text:p>
          </table:table-cell>
          <table:table-cell office:value-type="string" calcext:value-type="string">
            <text:p>Marseille</text:p>
          </table:table-cell>
          <table:table-cell office:value-type="float" office:value="16913.041" calcext:value-type="float">
            <text:p>16913.041</text:p>
          </table:table-cell>
          <table:table-cell office:value-type="string" calcext:value-type="string">
            <text:p>Sarajevo</text:p>
          </table:table-cell>
          <table:table-cell office:value-type="float" office:value="16645.576" calcext:value-type="float">
            <text:p>16645.576</text:p>
          </table:table-cell>
          <table:table-cell office:value-type="string" calcext:value-type="string">
            <text:p>Berlin</text:p>
          </table:table-cell>
          <table:table-cell office:value-type="float" office:value="17521.133" calcext:value-type="float">
            <text:p>17521.133</text:p>
          </table:table-cell>
          <table:table-cell office:value-type="string" calcext:value-type="string">
            <text:p>Copenhagen</text:p>
          </table:table-cell>
          <table:table-cell office:value-type="float" office:value="11004.448" calcext:value-type="float">
            <text:p>11004.448</text:p>
          </table:table-cell>
          <table:table-cell office:value-type="string" calcext:value-type="string">
            <text:p>Santiago</text:p>
          </table:table-cell>
          <table:table-cell office:value-type="float" office:value="11267.275" calcext:value-type="float">
            <text:p>11267.275</text:p>
          </table:table-cell>
          <table:table-cell office:value-type="string" calcext:value-type="string">
            <text:p>Santiago</text:p>
          </table:table-cell>
          <table:table-cell office:value-type="float" office:value="11272.398" calcext:value-type="float">
            <text:p>11272.398</text:p>
          </table:table-cell>
          <table:table-cell office:value-type="string" calcext:value-type="string">
            <text:p>Marseille</text:p>
          </table:table-cell>
          <table:table-cell office:value-type="float" office:value="8930.054" calcext:value-type="float">
            <text:p>8930.054</text:p>
          </table:table-cell>
          <table:table-cell office:value-type="string" calcext:value-type="string">
            <text:p>Frankfurt</text:p>
          </table:table-cell>
          <table:table-cell office:value-type="float" office:value="3683.947" calcext:value-type="float">
            <text:p>3683.947</text:p>
          </table:table-cell>
          <table:table-cell office:value-type="string" calcext:value-type="string">
            <text:p>Zagreb</text:p>
          </table:table-cell>
          <table:table-cell office:value-type="float" office:value="3718.348" calcext:value-type="float">
            <text:p>3718.348</text:p>
          </table:table-cell>
          <table:table-cell office:value-type="string" calcext:value-type="string">
            <text:p>Dublin</text:p>
          </table:table-cell>
          <table:table-cell office:value-type="float" office:value="6940.548" calcext:value-type="float">
            <text:p>6940.548</text:p>
          </table:table-cell>
          <table:table-cell office:value-type="string" calcext:value-type="string">
            <text:p>Tirana</text:p>
          </table:table-cell>
          <table:table-cell office:value-type="float" office:value="4666.506" calcext:value-type="float">
            <text:p>4666.506</text:p>
          </table:table-cell>
          <table:table-cell office:value-type="string" calcext:value-type="string">
            <text:p>Brazil</text:p>
          </table:table-cell>
          <table:table-cell office:value-type="float" office:value="10080.153" calcext:value-type="float">
            <text:p>10080.153</text:p>
          </table:table-cell>
          <table:table-cell office:value-type="string" calcext:value-type="string">
            <text:p>Frankfurt</text:p>
          </table:table-cell>
          <table:table-cell office:value-type="float" office:value="4256.508" calcext:value-type="float">
            <text:p>4256.508</text:p>
          </table:table-cell>
          <table:table-cell office:value-type="string" calcext:value-type="string">
            <text:p>Brazil</text:p>
          </table:table-cell>
          <table:table-cell office:value-type="float" office:value="11625.953" calcext:value-type="float">
            <text:p>11625.953</text:p>
          </table:table-cell>
          <table:table-cell office:value-type="string" calcext:value-type="string">
            <text:p>Brazil</text:p>
          </table:table-cell>
          <table:table-cell office:value-type="float" office:value="10492.415" calcext:value-type="float">
            <text:p>10492.415</text:p>
          </table:table-cell>
          <table:table-cell office:value-type="string" calcext:value-type="string">
            <text:p>Tirana</text:p>
          </table:table-cell>
          <table:table-cell office:value-type="float" office:value="11770.841" calcext:value-type="float">
            <text:p>11770.841</text:p>
          </table:table-cell>
          <table:table-cell office:value-type="string" calcext:value-type="string">
            <text:p>Berlin</text:p>
          </table:table-cell>
          <table:table-cell office:value-type="float" office:value="11911.96" calcext:value-type="float">
            <text:p>11911.96</text:p>
          </table:table-cell>
          <table:table-cell office:value-type="string" calcext:value-type="string">
            <text:p>Copenhagen</text:p>
          </table:table-cell>
          <table:table-cell office:value-type="float" office:value="12804.635" calcext:value-type="float">
            <text:p>12804.635</text:p>
          </table:table-cell>
          <table:table-cell office:value-type="string" calcext:value-type="string">
            <text:p>Milan</text:p>
          </table:table-cell>
          <table:table-cell office:value-type="float" office:value="20069.303" calcext:value-type="float">
            <text:p>20069.303</text:p>
          </table:table-cell>
          <table:table-cell office:value-type="string" calcext:value-type="string">
            <text:p>Steinsel</text:p>
          </table:table-cell>
          <table:table-cell office:value-type="float" office:value="20002.469" calcext:value-type="float">
            <text:p>20002.469</text:p>
          </table:table-cell>
          <table:table-cell office:value-type="string" calcext:value-type="string">
            <text:p>Frankfurt</text:p>
          </table:table-cell>
          <table:table-cell office:value-type="float" office:value="4534.657" calcext:value-type="float">
            <text:p>4534.657</text:p>
          </table:table-cell>
          <table:table-cell office:value-type="string" calcext:value-type="string">
            <text:p>Amsterdam</text:p>
          </table:table-cell>
          <table:table-cell office:value-type="float" office:value="20497.635" calcext:value-type="float">
            <text:p>20497.635</text:p>
          </table:table-cell>
          <table:table-cell office:value-type="string" calcext:value-type="string">
            <text:p>Nicosia</text:p>
          </table:table-cell>
          <table:table-cell office:value-type="float" office:value="20583.044" calcext:value-type="float">
            <text:p>20583.044</text:p>
          </table:table-cell>
          <table:table-cell office:value-type="string" calcext:value-type="string">
            <text:p>Vienna</text:p>
          </table:table-cell>
          <table:table-cell office:value-type="float" office:value="16031.618" calcext:value-type="float">
            <text:p>16031.618</text:p>
          </table:table-cell>
          <table:table-cell office:value-type="string" calcext:value-type="string">
            <text:p>Berlin</text:p>
          </table:table-cell>
          <table:table-cell office:value-type="float" office:value="17367.116" calcext:value-type="float">
            <text:p>17367.116</text:p>
          </table:table-cell>
          <table:table-cell office:value-type="string" calcext:value-type="string">
            <text:p>Mexico</text:p>
          </table:table-cell>
          <table:table-cell office:value-type="float" office:value="17404.015" calcext:value-type="float">
            <text:p>17404.015</text:p>
          </table:table-cell>
          <table:table-cell office:value-type="string" calcext:value-type="string">
            <text:p>Frankfurt</text:p>
          </table:table-cell>
          <table:table-cell office:value-type="float" office:value="4101.948" calcext:value-type="float">
            <text:p>4101.948</text:p>
          </table:table-cell>
          <table:table-cell office:value-type="string" calcext:value-type="string">
            <text:p>Chisinau</text:p>
          </table:table-cell>
          <table:table-cell office:value-type="float" office:value="3844.056" calcext:value-type="float">
            <text:p>3844.056</text:p>
          </table:table-cell>
          <table:table-cell office:value-type="string" calcext:value-type="string">
            <text:p>Seattle</text:p>
          </table:table-cell>
          <table:table-cell office:value-type="float" office:value="15441.805" calcext:value-type="float">
            <text:p>15441.805</text:p>
          </table:table-cell>
          <table:table-cell office:value-type="string" calcext:value-type="string">
            <text:p>Frankfurt</text:p>
          </table:table-cell>
          <table:table-cell office:value-type="float" office:value="7982.218" calcext:value-type="float">
            <text:p>7982.218</text:p>
          </table:table-cell>
          <table:table-cell office:value-type="string" calcext:value-type="string">
            <text:p>Tallinn</text:p>
          </table:table-cell>
          <table:table-cell office:value-type="float" office:value="8981.315" calcext:value-type="float">
            <text:p>8981.315</text:p>
          </table:table-cell>
          <table:table-cell office:value-type="string" calcext:value-type="string">
            <text:p>Lisbon</text:p>
          </table:table-cell>
          <table:table-cell office:value-type="float" office:value="9777.779" calcext:value-type="float">
            <text:p>9777.779</text:p>
          </table:table-cell>
          <table:table-cell office:value-type="string" calcext:value-type="string">
            <text:p>Bucharest</text:p>
          </table:table-cell>
          <table:table-cell office:value-type="float" office:value="11237.056" calcext:value-type="float">
            <text:p>11237.056</text:p>
          </table:table-cell>
          <table:table-cell office:value-type="string" calcext:value-type="string">
            <text:p>Reykjavik</text:p>
          </table:table-cell>
          <table:table-cell office:value-type="float" office:value="5159.977" calcext:value-type="float">
            <text:p>5159.977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7389.306" calcext:value-type="float">
            <text:p>7389.306</text:p>
          </table:table-cell>
          <table:table-cell office:value-type="string" calcext:value-type="string">
            <text:p>Dublin</text:p>
          </table:table-cell>
          <table:table-cell office:value-type="float" office:value="7230.485" calcext:value-type="float">
            <text:p>7230.485</text:p>
          </table:table-cell>
          <table:table-cell office:value-type="string" calcext:value-type="string">
            <text:p>Zurich</text:p>
          </table:table-cell>
          <table:table-cell office:value-type="float" office:value="8292.98" calcext:value-type="float">
            <text:p>8292.98</text:p>
          </table:table-cell>
          <table:table-cell office:value-type="string" calcext:value-type="string">
            <text:p>Lisbon</text:p>
          </table:table-cell>
          <table:table-cell office:value-type="float" office:value="3886.163" calcext:value-type="float">
            <text:p>3886.163</text:p>
          </table:table-cell>
          <table:table-cell office:value-type="string" calcext:value-type="string">
            <text:p>Athens</text:p>
          </table:table-cell>
          <table:table-cell office:value-type="float" office:value="13940.251" calcext:value-type="float">
            <text:p>13940.251</text:p>
          </table:table-cell>
          <table:table-cell office:value-type="string" calcext:value-type="string">
            <text:p>Lisbon</text:p>
          </table:table-cell>
          <table:table-cell office:value-type="float" office:value="16018.335" calcext:value-type="float">
            <text:p>16018.335</text:p>
          </table:table-cell>
          <table:table-cell office:value-type="string" calcext:value-type="string">
            <text:p>Marseille</text:p>
          </table:table-cell>
          <table:table-cell office:value-type="float" office:value="7815.001" calcext:value-type="float">
            <text:p>7815.001</text:p>
          </table:table-cell>
          <table:table-cell office:value-type="string" calcext:value-type="string">
            <text:p>Reykjavik</text:p>
          </table:table-cell>
          <table:table-cell office:value-type="float" office:value="8391.363" calcext:value-type="float">
            <text:p>8391.363</text:p>
          </table:table-cell>
          <table:table-cell office:value-type="string" calcext:value-type="string">
            <text:p>Brussels</text:p>
          </table:table-cell>
          <table:table-cell office:value-type="float" office:value="8162.731" calcext:value-type="float">
            <text:p>8162.731</text:p>
          </table:table-cell>
          <table:table-cell office:value-type="string" calcext:value-type="string">
            <text:p>London</text:p>
          </table:table-cell>
          <table:table-cell office:value-type="float" office:value="3408.457" calcext:value-type="float">
            <text:p>3408.457</text:p>
          </table:table-cell>
          <table:table-cell office:value-type="string" calcext:value-type="string">
            <text:p>Dublin</text:p>
          </table:table-cell>
          <table:table-cell office:value-type="float" office:value="4115.573" calcext:value-type="float">
            <text:p>4115.573</text:p>
          </table:table-cell>
          <table:table-cell office:value-type="string" calcext:value-type="string">
            <text:p>Lisbon</text:p>
          </table:table-cell>
          <table:table-cell office:value-type="float" office:value="4581.507" calcext:value-type="float">
            <text:p>4581.507</text:p>
          </table:table-cell>
          <table:table-cell office:value-type="string" calcext:value-type="string">
            <text:p>Frankfurt</text:p>
          </table:table-cell>
          <table:table-cell office:value-type="float" office:value="4573.538" calcext:value-type="float">
            <text:p>4573.538</text:p>
          </table:table-cell>
          <table:table-cell office:value-type="string" calcext:value-type="string">
            <text:p>London</text:p>
          </table:table-cell>
          <table:table-cell office:value-type="float" office:value="4523.856" calcext:value-type="float">
            <text:p>4523.856</text:p>
          </table:table-cell>
          <table:table-cell office:value-type="string" calcext:value-type="string">
            <text:p>Riga</text:p>
          </table:table-cell>
          <table:table-cell office:value-type="float" office:value="4466.444" calcext:value-type="float">
            <text:p>4466.444</text:p>
          </table:table-cell>
          <table:table-cell office:value-type="string" calcext:value-type="string">
            <text:p>London</text:p>
          </table:table-cell>
          <table:table-cell office:value-type="float" office:value="4144.865" calcext:value-type="float">
            <text:p>4144.865</text:p>
          </table:table-cell>
          <table:table-cell office:value-type="string" calcext:value-type="string">
            <text:p>Frankfurt</text:p>
          </table:table-cell>
          <table:table-cell office:value-type="float" office:value="3441.574" calcext:value-type="float">
            <text:p>3441.574</text:p>
          </table:table-cell>
          <table:table-cell office:value-type="string" calcext:value-type="string">
            <text:p>London</text:p>
          </table:table-cell>
          <table:table-cell office:value-type="float" office:value="3403.616" calcext:value-type="float">
            <text:p>3403.616</text:p>
          </table:table-cell>
          <table:table-cell office:value-type="string" calcext:value-type="string">
            <text:p>London</text:p>
          </table:table-cell>
          <table:table-cell office:value-type="float" office:value="3521.424" calcext:value-type="float">
            <text:p>3521.424</text:p>
          </table:table-cell>
          <table:table-cell office:value-type="string" calcext:value-type="string">
            <text:p>Salt_Lake_City</text:p>
          </table:table-cell>
          <table:table-cell office:value-type="float" office:value="15755.853" calcext:value-type="float">
            <text:p>15755.853</text:p>
          </table:table-cell>
          <table:table-cell office:value-type="string" calcext:value-type="string">
            <text:p>Zurich</text:p>
          </table:table-cell>
          <table:table-cell office:value-type="float" office:value="9262.199" calcext:value-type="float">
            <text:p>9262.199</text:p>
          </table:table-cell>
          <table:table-cell office:value-type="string" calcext:value-type="string">
            <text:p>Chisinau</text:p>
          </table:table-cell>
          <table:table-cell office:value-type="float" office:value="18213.046" calcext:value-type="float">
            <text:p>18213.046</text:p>
          </table:table-cell>
          <table:table-cell office:value-type="string" calcext:value-type="string">
            <text:p>Dublin</text:p>
          </table:table-cell>
          <table:table-cell office:value-type="float" office:value="13615.085" calcext:value-type="float">
            <text:p>13615.085</text:p>
          </table:table-cell>
          <table:table-cell office:value-type="string" calcext:value-type="string">
            <text:p>Copenhagen</text:p>
          </table:table-cell>
          <table:table-cell office:value-type="float" office:value="13733.125" calcext:value-type="float">
            <text:p>13733.125</text:p>
          </table:table-cell>
          <table:table-cell office:value-type="string" calcext:value-type="string">
            <text:p>Lisbon</text:p>
          </table:table-cell>
          <table:table-cell office:value-type="float" office:value="13003.958" calcext:value-type="float">
            <text:p>13003.958</text:p>
          </table:table-cell>
          <table:table-cell office:value-type="string" calcext:value-type="string">
            <text:p>Chisinau</text:p>
          </table:table-cell>
          <table:table-cell office:value-type="float" office:value="4685.904" calcext:value-type="float">
            <text:p>4685.904</text:p>
          </table:table-cell>
          <table:table-cell office:value-type="string" calcext:value-type="string">
            <text:p>Steinsel</text:p>
          </table:table-cell>
          <table:table-cell office:value-type="float" office:value="17075.927" calcext:value-type="float">
            <text:p>17075.927</text:p>
          </table:table-cell>
          <table:table-cell office:value-type="string" calcext:value-type="string">
            <text:p>Marseille</text:p>
          </table:table-cell>
          <table:table-cell office:value-type="float" office:value="16792.827" calcext:value-type="float">
            <text:p>16792.827</text:p>
          </table:table-cell>
          <table:table-cell office:value-type="string" calcext:value-type="string">
            <text:p>Zurich</text:p>
          </table:table-cell>
          <table:table-cell office:value-type="float" office:value="17648.105" calcext:value-type="float">
            <text:p>17648.105</text:p>
          </table:table-cell>
          <table:table-cell office:value-type="string" calcext:value-type="string">
            <text:p>Zurich</text:p>
          </table:table-cell>
          <table:table-cell office:value-type="float" office:value="11063.904" calcext:value-type="float">
            <text:p>11063.904</text:p>
          </table:table-cell>
          <table:table-cell office:value-type="string" calcext:value-type="string">
            <text:p>Sarajevo</text:p>
          </table:table-cell>
          <table:table-cell office:value-type="float" office:value="11447.151" calcext:value-type="float">
            <text:p>11447.151</text:p>
          </table:table-cell>
          <table:table-cell office:value-type="string" calcext:value-type="string">
            <text:p>Bratislava</text:p>
          </table:table-cell>
          <table:table-cell office:value-type="float" office:value="11407.615" calcext:value-type="float">
            <text:p>11407.615</text:p>
          </table:table-cell>
          <table:table-cell office:value-type="string" calcext:value-type="string">
            <text:p>Milan</text:p>
          </table:table-cell>
          <table:table-cell office:value-type="float" office:value="8973.343" calcext:value-type="float">
            <text:p>8973.343</text:p>
          </table:table-cell>
          <table:table-cell office:value-type="string" calcext:value-type="string">
            <text:p>Tallinn</text:p>
          </table:table-cell>
          <table:table-cell office:value-type="float" office:value="3743.505" calcext:value-type="float">
            <text:p>3743.505</text:p>
          </table:table-cell>
          <table:table-cell office:value-type="string" calcext:value-type="string">
            <text:p>Riga</text:p>
          </table:table-cell>
          <table:table-cell office:value-type="float" office:value="4124.516" calcext:value-type="float">
            <text:p>4124.516</text:p>
          </table:table-cell>
          <table:table-cell office:value-type="string" calcext:value-type="string">
            <text:p>Sofia</text:p>
          </table:table-cell>
          <table:table-cell office:value-type="float" office:value="7028.768" calcext:value-type="float">
            <text:p>7028.768</text:p>
          </table:table-cell>
          <table:table-cell office:value-type="string" calcext:value-type="string">
            <text:p>London</text:p>
          </table:table-cell>
          <table:table-cell office:value-type="float" office:value="4687.871" calcext:value-type="float">
            <text:p>4687.871</text:p>
          </table:table-cell>
          <table:table-cell office:value-type="string" calcext:value-type="string">
            <text:p>Copenhagen</text:p>
          </table:table-cell>
          <table:table-cell office:value-type="float" office:value="10523.079" calcext:value-type="float">
            <text:p>10523.079</text:p>
          </table:table-cell>
          <table:table-cell office:value-type="string" calcext:value-type="string">
            <text:p>Lisbon</text:p>
          </table:table-cell>
          <table:table-cell office:value-type="float" office:value="4570.59" calcext:value-type="float">
            <text:p>4570.59</text:p>
          </table:table-cell>
          <table:table-cell office:value-type="string" calcext:value-type="string">
            <text:p>Reykjavik</text:p>
          </table:table-cell>
          <table:table-cell office:value-type="float" office:value="11791.322" calcext:value-type="float">
            <text:p>11791.322</text:p>
          </table:table-cell>
          <table:table-cell office:value-type="string" calcext:value-type="string">
            <text:p>Copenhagen</text:p>
          </table:table-cell>
          <table:table-cell office:value-type="float" office:value="10595.046" calcext:value-type="float">
            <text:p>10595.046</text:p>
          </table:table-cell>
          <table:table-cell office:value-type="string" calcext:value-type="string">
            <text:p>Zurich</text:p>
          </table:table-cell>
          <table:table-cell office:value-type="float" office:value="11792.401" calcext:value-type="float">
            <text:p>11792.401</text:p>
          </table:table-cell>
          <table:table-cell office:value-type="string" calcext:value-type="string">
            <text:p>Copenhagen</text:p>
          </table:table-cell>
          <table:table-cell office:value-type="float" office:value="11933.733" calcext:value-type="float">
            <text:p>11933.733</text:p>
          </table:table-cell>
          <table:table-cell office:value-type="string" calcext:value-type="string">
            <text:p>Seoul</text:p>
          </table:table-cell>
          <table:table-cell office:value-type="float" office:value="12863.178" calcext:value-type="float">
            <text:p>12863.178</text:p>
          </table:table-cell>
          <table:table-cell office:value-type="string" calcext:value-type="string">
            <text:p>Steinsel</text:p>
          </table:table-cell>
          <table:table-cell office:value-type="float" office:value="20109.318" calcext:value-type="float">
            <text:p>20109.318</text:p>
          </table:table-cell>
          <table:table-cell office:value-type="string" calcext:value-type="string">
            <text:p>Chisinau</text:p>
          </table:table-cell>
          <table:table-cell office:value-type="float" office:value="20031.489" calcext:value-type="float">
            <text:p>20031.489</text:p>
          </table:table-cell>
          <table:table-cell office:value-type="string" calcext:value-type="string">
            <text:p>Lisbon</text:p>
          </table:table-cell>
          <table:table-cell office:value-type="float" office:value="4582.423" calcext:value-type="float">
            <text:p>4582.423</text:p>
          </table:table-cell>
          <table:table-cell office:value-type="string" calcext:value-type="string">
            <text:p>Seoul</text:p>
          </table:table-cell>
          <table:table-cell office:value-type="float" office:value="20634.12" calcext:value-type="float">
            <text:p>20634.12</text:p>
          </table:table-cell>
          <table:table-cell office:value-type="string" calcext:value-type="string">
            <text:p>Miami</text:p>
          </table:table-cell>
          <table:table-cell office:value-type="float" office:value="20625.035" calcext:value-type="float">
            <text:p>20625.035</text:p>
          </table:table-cell>
          <table:table-cell office:value-type="string" calcext:value-type="string">
            <text:p>Miami</text:p>
          </table:table-cell>
          <table:table-cell office:value-type="float" office:value="16304.855" calcext:value-type="float">
            <text:p>16304.855</text:p>
          </table:table-cell>
          <table:table-cell office:value-type="string" calcext:value-type="string">
            <text:p>Nicosia</text:p>
          </table:table-cell>
          <table:table-cell office:value-type="float" office:value="17427.624" calcext:value-type="float">
            <text:p>17427.624</text:p>
          </table:table-cell>
          <table:table-cell office:value-type="string" calcext:value-type="string">
            <text:p>San_Francisco</text:p>
          </table:table-cell>
          <table:table-cell office:value-type="float" office:value="17455.45" calcext:value-type="float">
            <text:p>17455.45</text:p>
          </table:table-cell>
          <table:table-cell office:value-type="string" calcext:value-type="string">
            <text:p>Riga</text:p>
          </table:table-cell>
          <table:table-cell office:value-type="float" office:value="4237.072" calcext:value-type="float">
            <text:p>4237.072</text:p>
          </table:table-cell>
          <table:table-cell office:value-type="string" calcext:value-type="string">
            <text:p>Frankfurt</text:p>
          </table:table-cell>
          <table:table-cell office:value-type="float" office:value="4128.114" calcext:value-type="float">
            <text:p>4128.114</text:p>
          </table:table-cell>
          <table:table-cell office:value-type="string" calcext:value-type="string">
            <text:p>London</text:p>
          </table:table-cell>
          <table:table-cell office:value-type="float" office:value="15544.922" calcext:value-type="float">
            <text:p>15544.922</text:p>
          </table:table-cell>
          <table:table-cell office:value-type="string" calcext:value-type="string">
            <text:p>Tel_Aviv</text:p>
          </table:table-cell>
          <table:table-cell office:value-type="float" office:value="7984.052" calcext:value-type="float">
            <text:p>7984.052</text:p>
          </table:table-cell>
          <table:table-cell office:value-type="string" calcext:value-type="string">
            <text:p>Dublin</text:p>
          </table:table-cell>
          <table:table-cell office:value-type="float" office:value="9012.105" calcext:value-type="float">
            <text:p>9012.105</text:p>
          </table:table-cell>
          <table:table-cell office:value-type="string" calcext:value-type="string">
            <text:p>Vilnius</text:p>
          </table:table-cell>
          <table:table-cell office:value-type="float" office:value="9805.965" calcext:value-type="float">
            <text:p>9805.965</text:p>
          </table:table-cell>
          <table:table-cell office:value-type="string" calcext:value-type="string">
            <text:p>Dublin</text:p>
          </table:table-cell>
          <table:table-cell office:value-type="float" office:value="11250.13" calcext:value-type="float">
            <text:p>11250.13</text:p>
          </table:table-cell>
          <table:table-cell office:value-type="string" calcext:value-type="string">
            <text:p>Brussels</text:p>
          </table:table-cell>
          <table:table-cell office:value-type="float" office:value="5328.936" calcext:value-type="float">
            <text:p>5328.936</text:p>
          </table:table-cell>
        </table:table-row>
        <table:table-row table:style-name="ro1">
          <table:table-cell office:value-type="string" calcext:value-type="string">
            <text:p>Bratislava</text:p>
          </table:table-cell>
          <table:table-cell office:value-type="float" office:value="7632.836" calcext:value-type="float">
            <text:p>7632.836</text:p>
          </table:table-cell>
          <table:table-cell office:value-type="string" calcext:value-type="string">
            <text:p>Copenhagen</text:p>
          </table:table-cell>
          <table:table-cell office:value-type="float" office:value="7289.549" calcext:value-type="float">
            <text:p>7289.549</text:p>
          </table:table-cell>
          <table:table-cell office:value-type="string" calcext:value-type="string">
            <text:p>Dublin</text:p>
          </table:table-cell>
          <table:table-cell office:value-type="float" office:value="8370.075" calcext:value-type="float">
            <text:p>8370.075</text:p>
          </table:table-cell>
          <table:table-cell office:value-type="string" calcext:value-type="string">
            <text:p>Tel_Aviv</text:p>
          </table:table-cell>
          <table:table-cell office:value-type="float" office:value="4059.304" calcext:value-type="float">
            <text:p>4059.304</text:p>
          </table:table-cell>
          <table:table-cell office:value-type="string" calcext:value-type="string">
            <text:p>Zurich</text:p>
          </table:table-cell>
          <table:table-cell office:value-type="float" office:value="13945.584" calcext:value-type="float">
            <text:p>13945.584</text:p>
          </table:table-cell>
          <table:table-cell office:value-type="string" calcext:value-type="string">
            <text:p>Stockholm</text:p>
          </table:table-cell>
          <table:table-cell office:value-type="float" office:value="16108.82" calcext:value-type="float">
            <text:p>16108.82</text:p>
          </table:table-cell>
          <table:table-cell office:value-type="string" calcext:value-type="string">
            <text:p>Brussels</text:p>
          </table:table-cell>
          <table:table-cell office:value-type="float" office:value="7843.229" calcext:value-type="float">
            <text:p>7843.229</text:p>
          </table:table-cell>
          <table:table-cell office:value-type="string" calcext:value-type="string">
            <text:p>Tallinn</text:p>
          </table:table-cell>
          <table:table-cell office:value-type="float" office:value="8539.38" calcext:value-type="float">
            <text:p>8539.38</text:p>
          </table:table-cell>
          <table:table-cell office:value-type="string" calcext:value-type="string">
            <text:p>Steinsel</text:p>
          </table:table-cell>
          <table:table-cell office:value-type="float" office:value="8342.476" calcext:value-type="float">
            <text:p>8342.476</text:p>
          </table:table-cell>
          <table:table-cell office:value-type="string" calcext:value-type="string">
            <text:p>Riga</text:p>
          </table:table-cell>
          <table:table-cell office:value-type="float" office:value="3989.774" calcext:value-type="float">
            <text:p>3989.774</text:p>
          </table:table-cell>
          <table:table-cell office:value-type="string" calcext:value-type="string">
            <text:p>Tirana</text:p>
          </table:table-cell>
          <table:table-cell office:value-type="float" office:value="4181.182" calcext:value-type="float">
            <text:p>4181.182</text:p>
          </table:table-cell>
          <table:table-cell office:value-type="string" calcext:value-type="string">
            <text:p>London</text:p>
          </table:table-cell>
          <table:table-cell office:value-type="float" office:value="4943.108" calcext:value-type="float">
            <text:p>4943.108</text:p>
          </table:table-cell>
          <table:table-cell office:value-type="string" calcext:value-type="string">
            <text:p>Riga</text:p>
          </table:table-cell>
          <table:table-cell office:value-type="float" office:value="5239.656" calcext:value-type="float">
            <text:p>5239.656</text:p>
          </table:table-cell>
          <table:table-cell office:value-type="string" calcext:value-type="string">
            <text:p>Tbilisi</text:p>
          </table:table-cell>
          <table:table-cell office:value-type="float" office:value="4989.568" calcext:value-type="float">
            <text:p>4989.568</text:p>
          </table:table-cell>
          <table:table-cell office:value-type="string" calcext:value-type="string">
            <text:p>Chisinau</text:p>
          </table:table-cell>
          <table:table-cell office:value-type="float" office:value="4467.451" calcext:value-type="float">
            <text:p>4467.451</text:p>
          </table:table-cell>
          <table:table-cell office:value-type="string" calcext:value-type="string">
            <text:p>Ukraine</text:p>
          </table:table-cell>
          <table:table-cell office:value-type="float" office:value="4656.413" calcext:value-type="float">
            <text:p>4656.413</text:p>
          </table:table-cell>
          <table:table-cell office:value-type="string" calcext:value-type="string">
            <text:p>Riga</text:p>
          </table:table-cell>
          <table:table-cell office:value-type="float" office:value="3851.582" calcext:value-type="float">
            <text:p>3851.582</text:p>
          </table:table-cell>
          <table:table-cell office:value-type="string" calcext:value-type="string">
            <text:p>Riga</text:p>
          </table:table-cell>
          <table:table-cell office:value-type="float" office:value="4148.935" calcext:value-type="float">
            <text:p>4148.935</text:p>
          </table:table-cell>
          <table:table-cell office:value-type="string" calcext:value-type="string">
            <text:p>Ukraine</text:p>
          </table:table-cell>
          <table:table-cell office:value-type="float" office:value="4382.743" calcext:value-type="float">
            <text:p>4382.743</text:p>
          </table:table-cell>
          <table:table-cell office:value-type="string" calcext:value-type="string">
            <text:p>Milan</text:p>
          </table:table-cell>
          <table:table-cell office:value-type="float" office:value="16291.406" calcext:value-type="float">
            <text:p>16291.406</text:p>
          </table:table-cell>
          <table:table-cell office:value-type="string" calcext:value-type="string">
            <text:p>Dublin</text:p>
          </table:table-cell>
          <table:table-cell office:value-type="float" office:value="9365.736" calcext:value-type="float">
            <text:p>9365.736</text:p>
          </table:table-cell>
          <table:table-cell office:value-type="string" calcext:value-type="string">
            <text:p>Mexico</text:p>
          </table:table-cell>
          <table:table-cell office:value-type="float" office:value="18569.671" calcext:value-type="float">
            <text:p>18569.671</text:p>
          </table:table-cell>
          <table:table-cell office:value-type="string" calcext:value-type="string">
            <text:p>Budapest</text:p>
          </table:table-cell>
          <table:table-cell office:value-type="float" office:value="13661.409" calcext:value-type="float">
            <text:p>13661.409</text:p>
          </table:table-cell>
          <table:table-cell office:value-type="string" calcext:value-type="string">
            <text:p>London</text:p>
          </table:table-cell>
          <table:table-cell office:value-type="float" office:value="13948.352" calcext:value-type="float">
            <text:p>13948.352</text:p>
          </table:table-cell>
          <table:table-cell office:value-type="string" calcext:value-type="string">
            <text:p>Athens</text:p>
          </table:table-cell>
          <table:table-cell office:value-type="float" office:value="13148.959" calcext:value-type="float">
            <text:p>13148.959</text:p>
          </table:table-cell>
          <table:table-cell office:value-type="string" calcext:value-type="string">
            <text:p>Tbilisi</text:p>
          </table:table-cell>
          <table:table-cell office:value-type="float" office:value="4829.004" calcext:value-type="float">
            <text:p>4829.004</text:p>
          </table:table-cell>
          <table:table-cell office:value-type="string" calcext:value-type="string">
            <text:p>Berlin</text:p>
          </table:table-cell>
          <table:table-cell office:value-type="float" office:value="17151.327" calcext:value-type="float">
            <text:p>17151.327</text:p>
          </table:table-cell>
          <table:table-cell office:value-type="string" calcext:value-type="string">
            <text:p>Reykjavik</text:p>
          </table:table-cell>
          <table:table-cell office:value-type="float" office:value="16885.92" calcext:value-type="float">
            <text:p>16885.92</text:p>
          </table:table-cell>
          <table:table-cell office:value-type="string" calcext:value-type="string">
            <text:p>Los_Angeles</text:p>
          </table:table-cell>
          <table:table-cell office:value-type="float" office:value="17656.098" calcext:value-type="float">
            <text:p>17656.098</text:p>
          </table:table-cell>
          <table:table-cell office:value-type="string" calcext:value-type="string">
            <text:p>Marseille</text:p>
          </table:table-cell>
          <table:table-cell office:value-type="float" office:value="11187.413" calcext:value-type="float">
            <text:p>11187.413</text:p>
          </table:table-cell>
          <table:table-cell office:value-type="string" calcext:value-type="string">
            <text:p>Seoul</text:p>
          </table:table-cell>
          <table:table-cell office:value-type="float" office:value="11515.7" calcext:value-type="float">
            <text:p>11515.7</text:p>
          </table:table-cell>
          <table:table-cell office:value-type="string" calcext:value-type="string">
            <text:p>Sarajevo</text:p>
          </table:table-cell>
          <table:table-cell office:value-type="float" office:value="11446.886" calcext:value-type="float">
            <text:p>11446.886</text:p>
          </table:table-cell>
          <table:table-cell office:value-type="string" calcext:value-type="string">
            <text:p>Zurich</text:p>
          </table:table-cell>
          <table:table-cell office:value-type="float" office:value="8990.04" calcext:value-type="float">
            <text:p>8990.04</text:p>
          </table:table-cell>
          <table:table-cell office:value-type="string" calcext:value-type="string">
            <text:p>Riga</text:p>
          </table:table-cell>
          <table:table-cell office:value-type="float" office:value="4120.052" calcext:value-type="float">
            <text:p>4120.052</text:p>
          </table:table-cell>
          <table:table-cell office:value-type="string" calcext:value-type="string">
            <text:p>Frankfurt</text:p>
          </table:table-cell>
          <table:table-cell office:value-type="float" office:value="4249.19" calcext:value-type="float">
            <text:p>4249.19</text:p>
          </table:table-cell>
          <table:table-cell office:value-type="string" calcext:value-type="string">
            <text:p>Brussels</text:p>
          </table:table-cell>
          <table:table-cell office:value-type="float" office:value="7094.59" calcext:value-type="float">
            <text:p>7094.59</text:p>
          </table:table-cell>
          <table:table-cell office:value-type="string" calcext:value-type="string">
            <text:p>Frankfurt</text:p>
          </table:table-cell>
          <table:table-cell office:value-type="float" office:value="5017.409" calcext:value-type="float">
            <text:p>5017.409</text:p>
          </table:table-cell>
          <table:table-cell office:value-type="string" calcext:value-type="string">
            <text:p>Zurich</text:p>
          </table:table-cell>
          <table:table-cell office:value-type="float" office:value="10809.938" calcext:value-type="float">
            <text:p>10809.938</text:p>
          </table:table-cell>
          <table:table-cell office:value-type="string" calcext:value-type="string">
            <text:p>Ukraine</text:p>
          </table:table-cell>
          <table:table-cell office:value-type="float" office:value="4920.758" calcext:value-type="float">
            <text:p>4920.758</text:p>
          </table:table-cell>
          <table:table-cell office:value-type="string" calcext:value-type="string">
            <text:p>Skopje</text:p>
          </table:table-cell>
          <table:table-cell office:value-type="float" office:value="12054.011" calcext:value-type="float">
            <text:p>12054.011</text:p>
          </table:table-cell>
          <table:table-cell office:value-type="string" calcext:value-type="string">
            <text:p>Skopje</text:p>
          </table:table-cell>
          <table:table-cell office:value-type="float" office:value="10650.367" calcext:value-type="float">
            <text:p>10650.367</text:p>
          </table:table-cell>
          <table:table-cell office:value-type="string" calcext:value-type="string">
            <text:p>Berlin</text:p>
          </table:table-cell>
          <table:table-cell office:value-type="float" office:value="11861.213" calcext:value-type="float">
            <text:p>11861.213</text:p>
          </table:table-cell>
          <table:table-cell office:value-type="string" calcext:value-type="string">
            <text:p>Zurich</text:p>
          </table:table-cell>
          <table:table-cell office:value-type="float" office:value="11937.722" calcext:value-type="float">
            <text:p>11937.722</text:p>
          </table:table-cell>
          <table:table-cell office:value-type="string" calcext:value-type="string">
            <text:p>Athens</text:p>
          </table:table-cell>
          <table:table-cell office:value-type="float" office:value="12939.903" calcext:value-type="float">
            <text:p>12939.903</text:p>
          </table:table-cell>
          <table:table-cell office:value-type="string" calcext:value-type="string">
            <text:p>Athens</text:p>
          </table:table-cell>
          <table:table-cell office:value-type="float" office:value="20155.88" calcext:value-type="float">
            <text:p>20155.88</text:p>
          </table:table-cell>
          <table:table-cell office:value-type="string" calcext:value-type="string">
            <text:p>Milan</text:p>
          </table:table-cell>
          <table:table-cell office:value-type="float" office:value="20044.773" calcext:value-type="float">
            <text:p>20044.773</text:p>
          </table:table-cell>
          <table:table-cell office:value-type="string" calcext:value-type="string">
            <text:p>London</text:p>
          </table:table-cell>
          <table:table-cell office:value-type="float" office:value="4790.56" calcext:value-type="float">
            <text:p>4790.56</text:p>
          </table:table-cell>
          <table:table-cell office:value-type="string" calcext:value-type="string">
            <text:p>Dallas</text:p>
          </table:table-cell>
          <table:table-cell office:value-type="float" office:value="20718.735" calcext:value-type="float">
            <text:p>20718.735</text:p>
          </table:table-cell>
          <table:table-cell office:value-type="string" calcext:value-type="string">
            <text:p>Jakarta</text:p>
          </table:table-cell>
          <table:table-cell office:value-type="float" office:value="20775.948" calcext:value-type="float">
            <text:p>20775.948</text:p>
          </table:table-cell>
          <table:table-cell office:value-type="string" calcext:value-type="string">
            <text:p>Chisinau</text:p>
          </table:table-cell>
          <table:table-cell office:value-type="float" office:value="16494.255" calcext:value-type="float">
            <text:p>16494.255</text:p>
          </table:table-cell>
          <table:table-cell office:value-type="string" calcext:value-type="string">
            <text:p>Stockholm</text:p>
          </table:table-cell>
          <table:table-cell office:value-type="float" office:value="17526.382" calcext:value-type="float">
            <text:p>17526.382</text:p>
          </table:table-cell>
          <table:table-cell office:value-type="string" calcext:value-type="string">
            <text:p>Sofia</text:p>
          </table:table-cell>
          <table:table-cell office:value-type="float" office:value="17519.712" calcext:value-type="float">
            <text:p>17519.712</text:p>
          </table:table-cell>
          <table:table-cell office:value-type="string" calcext:value-type="string">
            <text:p>Chisinau</text:p>
          </table:table-cell>
          <table:table-cell office:value-type="float" office:value="4414.596" calcext:value-type="float">
            <text:p>4414.596</text:p>
          </table:table-cell>
          <table:table-cell office:value-type="string" calcext:value-type="string">
            <text:p>Riga</text:p>
          </table:table-cell>
          <table:table-cell office:value-type="float" office:value="4368.432" calcext:value-type="float">
            <text:p>4368.432</text:p>
          </table:table-cell>
          <table:table-cell office:value-type="string" calcext:value-type="string">
            <text:p>Budapest</text:p>
          </table:table-cell>
          <table:table-cell office:value-type="float" office:value="15660.941" calcext:value-type="float">
            <text:p>15660.941</text:p>
          </table:table-cell>
          <table:table-cell office:value-type="string" calcext:value-type="string">
            <text:p>Reykjavik</text:p>
          </table:table-cell>
          <table:table-cell office:value-type="float" office:value="8019.285" calcext:value-type="float">
            <text:p>8019.285</text:p>
          </table:table-cell>
          <table:table-cell office:value-type="string" calcext:value-type="string">
            <text:p>Reykjavik</text:p>
          </table:table-cell>
          <table:table-cell office:value-type="float" office:value="9290.341" calcext:value-type="float">
            <text:p>9290.341</text:p>
          </table:table-cell>
          <table:table-cell office:value-type="string" calcext:value-type="string">
            <text:p>Tallinn</text:p>
          </table:table-cell>
          <table:table-cell office:value-type="float" office:value="9863.699" calcext:value-type="float">
            <text:p>9863.699</text:p>
          </table:table-cell>
          <table:table-cell office:value-type="string" calcext:value-type="string">
            <text:p>Amsterdam</text:p>
          </table:table-cell>
          <table:table-cell office:value-type="float" office:value="11282.293" calcext:value-type="float">
            <text:p>11282.293</text:p>
          </table:table-cell>
          <table:table-cell office:value-type="string" calcext:value-type="string">
            <text:p>Bratislava</text:p>
          </table:table-cell>
          <table:table-cell office:value-type="float" office:value="5646.07" calcext:value-type="float">
            <text:p>5646.07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7728.412" calcext:value-type="float">
            <text:p>7728.412</text:p>
          </table:table-cell>
          <table:table-cell office:value-type="string" calcext:value-type="string">
            <text:p>Bratislava</text:p>
          </table:table-cell>
          <table:table-cell office:value-type="float" office:value="7367.628" calcext:value-type="float">
            <text:p>7367.628</text:p>
          </table:table-cell>
          <table:table-cell office:value-type="string" calcext:value-type="string">
            <text:p>Bratislava</text:p>
          </table:table-cell>
          <table:table-cell office:value-type="float" office:value="8471.209" calcext:value-type="float">
            <text:p>8471.209</text:p>
          </table:table-cell>
          <table:table-cell office:value-type="string" calcext:value-type="string">
            <text:p>London</text:p>
          </table:table-cell>
          <table:table-cell office:value-type="float" office:value="4379.038" calcext:value-type="float">
            <text:p>4379.038</text:p>
          </table:table-cell>
          <table:table-cell office:value-type="string" calcext:value-type="string">
            <text:p>San_Jose</text:p>
          </table:table-cell>
          <table:table-cell office:value-type="float" office:value="13950.664" calcext:value-type="float">
            <text:p>13950.664</text:p>
          </table:table-cell>
          <table:table-cell office:value-type="string" calcext:value-type="string">
            <text:p>Marseille</text:p>
          </table:table-cell>
          <table:table-cell office:value-type="float" office:value="16164.269" calcext:value-type="float">
            <text:p>16164.269</text:p>
          </table:table-cell>
          <table:table-cell office:value-type="string" calcext:value-type="string">
            <text:p>Steinsel</text:p>
          </table:table-cell>
          <table:table-cell office:value-type="float" office:value="8051.753" calcext:value-type="float">
            <text:p>8051.753</text:p>
          </table:table-cell>
          <table:table-cell office:value-type="string" calcext:value-type="string">
            <text:p>Madrid</text:p>
          </table:table-cell>
          <table:table-cell office:value-type="float" office:value="8558.845" calcext:value-type="float">
            <text:p>8558.845</text:p>
          </table:table-cell>
          <table:table-cell office:value-type="string" calcext:value-type="string">
            <text:p>Reykjavik</text:p>
          </table:table-cell>
          <table:table-cell office:value-type="float" office:value="8370.613" calcext:value-type="float">
            <text:p>8370.613</text:p>
          </table:table-cell>
          <table:table-cell office:value-type="string" calcext:value-type="string">
            <text:p>Budapest</text:p>
          </table:table-cell>
          <table:table-cell office:value-type="float" office:value="4434.264" calcext:value-type="float">
            <text:p>4434.264</text:p>
          </table:table-cell>
          <table:table-cell office:value-type="string" calcext:value-type="string">
            <text:p>Ukraine</text:p>
          </table:table-cell>
          <table:table-cell office:value-type="float" office:value="5195.231" calcext:value-type="float">
            <text:p>5195.231</text:p>
          </table:table-cell>
          <table:table-cell office:value-type="string" calcext:value-type="string">
            <text:p>Budapest</text:p>
          </table:table-cell>
          <table:table-cell office:value-type="float" office:value="6048.319" calcext:value-type="float">
            <text:p>6048.319</text:p>
          </table:table-cell>
          <table:table-cell office:value-type="string" calcext:value-type="string">
            <text:p>Ukraine</text:p>
          </table:table-cell>
          <table:table-cell office:value-type="float" office:value="5292.304" calcext:value-type="float">
            <text:p>5292.304</text:p>
          </table:table-cell>
          <table:table-cell office:value-type="string" calcext:value-type="string">
            <text:p>Riga</text:p>
          </table:table-cell>
          <table:table-cell office:value-type="float" office:value="5072.649" calcext:value-type="float">
            <text:p>5072.649</text:p>
          </table:table-cell>
          <table:table-cell office:value-type="string" calcext:value-type="string">
            <text:p>Budapest</text:p>
          </table:table-cell>
          <table:table-cell office:value-type="float" office:value="4930.68" calcext:value-type="float">
            <text:p>4930.68</text:p>
          </table:table-cell>
          <table:table-cell office:value-type="string" calcext:value-type="string">
            <text:p>Budapest</text:p>
          </table:table-cell>
          <table:table-cell office:value-type="float" office:value="5374.625" calcext:value-type="float">
            <text:p>5374.625</text:p>
          </table:table-cell>
          <table:table-cell office:value-type="string" calcext:value-type="string">
            <text:p>Ukraine</text:p>
          </table:table-cell>
          <table:table-cell office:value-type="float" office:value="4732.327" calcext:value-type="float">
            <text:p>4732.327</text:p>
          </table:table-cell>
          <table:table-cell office:value-type="string" calcext:value-type="string">
            <text:p>Ukraine</text:p>
          </table:table-cell>
          <table:table-cell office:value-type="float" office:value="4396.883" calcext:value-type="float">
            <text:p>4396.883</text:p>
          </table:table-cell>
          <table:table-cell office:value-type="string" calcext:value-type="string">
            <text:p>Riga</text:p>
          </table:table-cell>
          <table:table-cell office:value-type="float" office:value="4415.984" calcext:value-type="float">
            <text:p>4415.984</text:p>
          </table:table-cell>
          <table:table-cell office:value-type="string" calcext:value-type="string">
            <text:p>Mexico</text:p>
          </table:table-cell>
          <table:table-cell office:value-type="float" office:value="16368.605" calcext:value-type="float">
            <text:p>16368.605</text:p>
          </table:table-cell>
          <table:table-cell office:value-type="string" calcext:value-type="string">
            <text:p>Berlin</text:p>
          </table:table-cell>
          <table:table-cell office:value-type="float" office:value="9553.998" calcext:value-type="float">
            <text:p>9553.998</text:p>
          </table:table-cell>
          <table:table-cell office:value-type="string" calcext:value-type="string">
            <text:p>Dublin</text:p>
          </table:table-cell>
          <table:table-cell office:value-type="float" office:value="18888.711" calcext:value-type="float">
            <text:p>18888.711</text:p>
          </table:table-cell>
          <table:table-cell office:value-type="string" calcext:value-type="string">
            <text:p>Tallinn</text:p>
          </table:table-cell>
          <table:table-cell office:value-type="float" office:value="13841.819" calcext:value-type="float">
            <text:p>13841.819</text:p>
          </table:table-cell>
          <table:table-cell office:value-type="string" calcext:value-type="string">
            <text:p>Sydney</text:p>
          </table:table-cell>
          <table:table-cell office:value-type="float" office:value="14338.748" calcext:value-type="float">
            <text:p>14338.748</text:p>
          </table:table-cell>
          <table:table-cell office:value-type="string" calcext:value-type="string">
            <text:p>London</text:p>
          </table:table-cell>
          <table:table-cell office:value-type="float" office:value="13152.742" calcext:value-type="float">
            <text:p>13152.742</text:p>
          </table:table-cell>
          <table:table-cell office:value-type="string" calcext:value-type="string">
            <text:p>Riga</text:p>
          </table:table-cell>
          <table:table-cell office:value-type="float" office:value="4965.572" calcext:value-type="float">
            <text:p>4965.572</text:p>
          </table:table-cell>
          <table:table-cell office:value-type="string" calcext:value-type="string">
            <text:p>Skopje</text:p>
          </table:table-cell>
          <table:table-cell office:value-type="float" office:value="17203.709" calcext:value-type="float">
            <text:p>17203.709</text:p>
          </table:table-cell>
          <table:table-cell office:value-type="string" calcext:value-type="string">
            <text:p>Zurich</text:p>
          </table:table-cell>
          <table:table-cell office:value-type="float" office:value="17032.183" calcext:value-type="float">
            <text:p>17032.183</text:p>
          </table:table-cell>
          <table:table-cell office:value-type="string" calcext:value-type="string">
            <text:p>Tirana</text:p>
          </table:table-cell>
          <table:table-cell office:value-type="float" office:value="17675.513" calcext:value-type="float">
            <text:p>17675.513</text:p>
          </table:table-cell>
          <table:table-cell office:value-type="string" calcext:value-type="string">
            <text:p>Sofia</text:p>
          </table:table-cell>
          <table:table-cell office:value-type="float" office:value="11408.384" calcext:value-type="float">
            <text:p>11408.384</text:p>
          </table:table-cell>
          <table:table-cell office:value-type="string" calcext:value-type="string">
            <text:p>Steinsel</text:p>
          </table:table-cell>
          <table:table-cell office:value-type="float" office:value="11601.725" calcext:value-type="float">
            <text:p>11601.725</text:p>
          </table:table-cell>
          <table:table-cell office:value-type="string" calcext:value-type="string">
            <text:p>Steinsel</text:p>
          </table:table-cell>
          <table:table-cell office:value-type="float" office:value="11601.656" calcext:value-type="float">
            <text:p>11601.656</text:p>
          </table:table-cell>
          <table:table-cell office:value-type="string" calcext:value-type="string">
            <text:p>Buenos_Aires</text:p>
          </table:table-cell>
          <table:table-cell office:value-type="float" office:value="9134.505" calcext:value-type="float">
            <text:p>9134.505</text:p>
          </table:table-cell>
          <table:table-cell office:value-type="string" calcext:value-type="string">
            <text:p>Budapest</text:p>
          </table:table-cell>
          <table:table-cell office:value-type="float" office:value="4556.947" calcext:value-type="float">
            <text:p>4556.947</text:p>
          </table:table-cell>
          <table:table-cell office:value-type="string" calcext:value-type="string">
            <text:p>Ukraine</text:p>
          </table:table-cell>
          <table:table-cell office:value-type="float" office:value="5070.58" calcext:value-type="float">
            <text:p>5070.58</text:p>
          </table:table-cell>
          <table:table-cell office:value-type="string" calcext:value-type="string">
            <text:p>Tallinn</text:p>
          </table:table-cell>
          <table:table-cell office:value-type="float" office:value="7425.776" calcext:value-type="float">
            <text:p>7425.776</text:p>
          </table:table-cell>
          <table:table-cell office:value-type="string" calcext:value-type="string">
            <text:p>Budapest</text:p>
          </table:table-cell>
          <table:table-cell office:value-type="float" office:value="5847.492" calcext:value-type="float">
            <text:p>5847.492</text:p>
          </table:table-cell>
          <table:table-cell office:value-type="string" calcext:value-type="string">
            <text:p>Marseille</text:p>
          </table:table-cell>
          <table:table-cell office:value-type="float" office:value="10849.561" calcext:value-type="float">
            <text:p>10849.561</text:p>
          </table:table-cell>
          <table:table-cell office:value-type="string" calcext:value-type="string">
            <text:p>London</text:p>
          </table:table-cell>
          <table:table-cell office:value-type="float" office:value="5058.368" calcext:value-type="float">
            <text:p>5058.368</text:p>
          </table:table-cell>
          <table:table-cell office:value-type="string" calcext:value-type="string">
            <text:p>Zurich</text:p>
          </table:table-cell>
          <table:table-cell office:value-type="float" office:value="12055.9" calcext:value-type="float">
            <text:p>12055.9</text:p>
          </table:table-cell>
          <table:table-cell office:value-type="string" calcext:value-type="string">
            <text:p>Berlin</text:p>
          </table:table-cell>
          <table:table-cell office:value-type="float" office:value="10735.45" calcext:value-type="float">
            <text:p>10735.45</text:p>
          </table:table-cell>
          <table:table-cell office:value-type="string" calcext:value-type="string">
            <text:p>Sofia</text:p>
          </table:table-cell>
          <table:table-cell office:value-type="float" office:value="11890.568" calcext:value-type="float">
            <text:p>11890.568</text:p>
          </table:table-cell>
          <table:table-cell office:value-type="string" calcext:value-type="string">
            <text:p>Madrid</text:p>
          </table:table-cell>
          <table:table-cell office:value-type="float" office:value="11990.904" calcext:value-type="float">
            <text:p>11990.904</text:p>
          </table:table-cell>
          <table:table-cell office:value-type="string" calcext:value-type="string">
            <text:p>Chisinau</text:p>
          </table:table-cell>
          <table:table-cell office:value-type="float" office:value="12948.734" calcext:value-type="float">
            <text:p>12948.734</text:p>
          </table:table-cell>
          <table:table-cell office:value-type="string" calcext:value-type="string">
            <text:p>Sofia</text:p>
          </table:table-cell>
          <table:table-cell office:value-type="float" office:value="20182.208" calcext:value-type="float">
            <text:p>20182.208</text:p>
          </table:table-cell>
          <table:table-cell office:value-type="string" calcext:value-type="string">
            <text:p>Madrid</text:p>
          </table:table-cell>
          <table:table-cell office:value-type="float" office:value="20125.801" calcext:value-type="float">
            <text:p>20125.801</text:p>
          </table:table-cell>
          <table:table-cell office:value-type="string" calcext:value-type="string">
            <text:p>Budapest</text:p>
          </table:table-cell>
          <table:table-cell office:value-type="float" office:value="6056.19" calcext:value-type="float">
            <text:p>6056.19</text:p>
          </table:table-cell>
          <table:table-cell office:value-type="string" calcext:value-type="string">
            <text:p>Miami</text:p>
          </table:table-cell>
          <table:table-cell office:value-type="float" office:value="20854.978" calcext:value-type="float">
            <text:p>20854.978</text:p>
          </table:table-cell>
          <table:table-cell office:value-type="string" calcext:value-type="string">
            <text:p>Stockholm</text:p>
          </table:table-cell>
          <table:table-cell office:value-type="float" office:value="21296.948" calcext:value-type="float">
            <text:p>21296.948</text:p>
          </table:table-cell>
          <table:table-cell office:value-type="string" calcext:value-type="string">
            <text:p>Stockholm</text:p>
          </table:table-cell>
          <table:table-cell office:value-type="float" office:value="17416.287" calcext:value-type="float">
            <text:p>17416.287</text:p>
          </table:table-cell>
          <table:table-cell office:value-type="string" calcext:value-type="string">
            <text:p>Copenhagen</text:p>
          </table:table-cell>
          <table:table-cell office:value-type="float" office:value="17863.568" calcext:value-type="float">
            <text:p>17863.568</text:p>
          </table:table-cell>
          <table:table-cell office:value-type="string" calcext:value-type="string">
            <text:p>Dublin</text:p>
          </table:table-cell>
          <table:table-cell office:value-type="float" office:value="17584.882" calcext:value-type="float">
            <text:p>17584.882</text:p>
          </table:table-cell>
          <table:table-cell office:value-type="string" calcext:value-type="string">
            <text:p>Ukraine</text:p>
          </table:table-cell>
          <table:table-cell office:value-type="float" office:value="5675.483" calcext:value-type="float">
            <text:p>5675.483</text:p>
          </table:table-cell>
          <table:table-cell office:value-type="string" calcext:value-type="string">
            <text:p>Budapest</text:p>
          </table:table-cell>
          <table:table-cell office:value-type="float" office:value="4822.864" calcext:value-type="float">
            <text:p>4822.864</text:p>
          </table:table-cell>
          <table:table-cell office:value-type="string" calcext:value-type="string">
            <text:p>Tel_Aviv</text:p>
          </table:table-cell>
          <table:table-cell office:value-type="float" office:value="15795.969" calcext:value-type="float">
            <text:p>15795.969</text:p>
          </table:table-cell>
          <table:table-cell office:value-type="string" calcext:value-type="string">
            <text:p>Tirana</text:p>
          </table:table-cell>
          <table:table-cell office:value-type="float" office:value="8097.342" calcext:value-type="float">
            <text:p>8097.342</text:p>
          </table:table-cell>
          <table:table-cell office:value-type="string" calcext:value-type="string">
            <text:p>Copenhagen</text:p>
          </table:table-cell>
          <table:table-cell office:value-type="float" office:value="9300.434" calcext:value-type="float">
            <text:p>9300.434</text:p>
          </table:table-cell>
          <table:table-cell office:value-type="string" calcext:value-type="string">
            <text:p>Frankfurt</text:p>
          </table:table-cell>
          <table:table-cell office:value-type="float" office:value="9890.163" calcext:value-type="float">
            <text:p>9890.163</text:p>
          </table:table-cell>
          <table:table-cell office:value-type="string" calcext:value-type="string">
            <text:p>Frankfurt</text:p>
          </table:table-cell>
          <table:table-cell office:value-type="float" office:value="11342.779" calcext:value-type="float">
            <text:p>11342.779</text:p>
          </table:table-cell>
          <table:table-cell office:value-type="string" calcext:value-type="string">
            <text:p>Ljubljana</text:p>
          </table:table-cell>
          <table:table-cell office:value-type="float" office:value="6172.167" calcext:value-type="float">
            <text:p>6172.167</text:p>
          </table:table-cell>
        </table:table-row>
        <table:table-row table:style-name="ro1">
          <table:table-cell office:value-type="string" calcext:value-type="string">
            <text:p>Tallinn</text:p>
          </table:table-cell>
          <table:table-cell office:value-type="float" office:value="7779.182" calcext:value-type="float">
            <text:p>7779.182</text:p>
          </table:table-cell>
          <table:table-cell office:value-type="string" calcext:value-type="string">
            <text:p>Brussels</text:p>
          </table:table-cell>
          <table:table-cell office:value-type="float" office:value="7495.176" calcext:value-type="float">
            <text:p>7495.176</text:p>
          </table:table-cell>
          <table:table-cell office:value-type="string" calcext:value-type="string">
            <text:p>Sarajevo</text:p>
          </table:table-cell>
          <table:table-cell office:value-type="float" office:value="8576.44" calcext:value-type="float">
            <text:p>8576.44</text:p>
          </table:table-cell>
          <table:table-cell office:value-type="string" calcext:value-type="string">
            <text:p>Riga</text:p>
          </table:table-cell>
          <table:table-cell office:value-type="float" office:value="4523.331" calcext:value-type="float">
            <text:p>4523.331</text:p>
          </table:table-cell>
          <table:table-cell office:value-type="string" calcext:value-type="string">
            <text:p>Tirana</text:p>
          </table:table-cell>
          <table:table-cell office:value-type="float" office:value="13960.281" calcext:value-type="float">
            <text:p>13960.281</text:p>
          </table:table-cell>
          <table:table-cell office:value-type="string" calcext:value-type="string">
            <text:p>Sarajevo</text:p>
          </table:table-cell>
          <table:table-cell office:value-type="float" office:value="16168.396" calcext:value-type="float">
            <text:p>16168.396</text:p>
          </table:table-cell>
          <table:table-cell office:value-type="string" calcext:value-type="string">
            <text:p>Tallinn</text:p>
          </table:table-cell>
          <table:table-cell office:value-type="float" office:value="8116.961" calcext:value-type="float">
            <text:p>8116.961</text:p>
          </table:table-cell>
          <table:table-cell office:value-type="string" calcext:value-type="string">
            <text:p>Brussels</text:p>
          </table:table-cell>
          <table:table-cell office:value-type="float" office:value="8573.683" calcext:value-type="float">
            <text:p>8573.683</text:p>
          </table:table-cell>
          <table:table-cell office:value-type="string" calcext:value-type="string">
            <text:p>Sofia</text:p>
          </table:table-cell>
          <table:table-cell office:value-type="float" office:value="8536.692" calcext:value-type="float">
            <text:p>8536.692</text:p>
          </table:table-cell>
          <table:table-cell office:value-type="string" calcext:value-type="string">
            <text:p>Ukraine</text:p>
          </table:table-cell>
          <table:table-cell office:value-type="float" office:value="5013.319" calcext:value-type="float">
            <text:p>5013.319</text:p>
          </table:table-cell>
          <table:table-cell office:value-type="string" calcext:value-type="string">
            <text:p>Budapest</text:p>
          </table:table-cell>
          <table:table-cell office:value-type="float" office:value="5451.458" calcext:value-type="float">
            <text:p>5451.458</text:p>
          </table:table-cell>
          <table:table-cell office:value-type="string" calcext:value-type="string">
            <text:p>Ukraine</text:p>
          </table:table-cell>
          <table:table-cell office:value-type="float" office:value="6119.032" calcext:value-type="float">
            <text:p>6119.032</text:p>
          </table:table-cell>
          <table:table-cell office:value-type="string" calcext:value-type="string">
            <text:p>Tbilisi</text:p>
          </table:table-cell>
          <table:table-cell office:value-type="float" office:value="5442.431" calcext:value-type="float">
            <text:p>5442.431</text:p>
          </table:table-cell>
          <table:table-cell office:value-type="string" calcext:value-type="string">
            <text:p>Ukraine</text:p>
          </table:table-cell>
          <table:table-cell office:value-type="float" office:value="5270.142" calcext:value-type="float">
            <text:p>5270.142</text:p>
          </table:table-cell>
          <table:table-cell office:value-type="string" calcext:value-type="string">
            <text:p>Ukraine</text:p>
          </table:table-cell>
          <table:table-cell office:value-type="float" office:value="5251.89" calcext:value-type="float">
            <text:p>5251.89</text:p>
          </table:table-cell>
          <table:table-cell office:value-type="string" calcext:value-type="string">
            <text:p>Tbilisi</text:p>
          </table:table-cell>
          <table:table-cell office:value-type="float" office:value="6417.621" calcext:value-type="float">
            <text:p>6417.621</text:p>
          </table:table-cell>
          <table:table-cell office:value-type="string" calcext:value-type="string">
            <text:p>Budapest</text:p>
          </table:table-cell>
          <table:table-cell office:value-type="float" office:value="4756.088" calcext:value-type="float">
            <text:p>4756.088</text:p>
          </table:table-cell>
          <table:table-cell office:value-type="string" calcext:value-type="string">
            <text:p>Budapest</text:p>
          </table:table-cell>
          <table:table-cell office:value-type="float" office:value="4407.779" calcext:value-type="float">
            <text:p>4407.779</text:p>
          </table:table-cell>
          <table:table-cell office:value-type="string" calcext:value-type="string">
            <text:p>Budapest</text:p>
          </table:table-cell>
          <table:table-cell office:value-type="float" office:value="5286.548" calcext:value-type="float">
            <text:p>5286.548</text:p>
          </table:table-cell>
          <table:table-cell office:value-type="string" calcext:value-type="string">
            <text:p>Ljubljana</text:p>
          </table:table-cell>
          <table:table-cell office:value-type="float" office:value="16562.863" calcext:value-type="float">
            <text:p>16562.863</text:p>
          </table:table-cell>
          <table:table-cell office:value-type="string" calcext:value-type="string">
            <text:p>Santiago</text:p>
          </table:table-cell>
          <table:table-cell office:value-type="float" office:value="9628.696" calcext:value-type="float">
            <text:p>9628.696</text:p>
          </table:table-cell>
          <table:table-cell office:value-type="string" calcext:value-type="string">
            <text:p>Ljubljana</text:p>
          </table:table-cell>
          <table:table-cell office:value-type="float" office:value="18896.025" calcext:value-type="float">
            <text:p>18896.025</text:p>
          </table:table-cell>
          <table:table-cell office:value-type="string" calcext:value-type="string">
            <text:p>Tel_Aviv</text:p>
          </table:table-cell>
          <table:table-cell office:value-type="float" office:value="13860.048" calcext:value-type="float">
            <text:p>13860.048</text:p>
          </table:table-cell>
          <table:table-cell office:value-type="string" calcext:value-type="string">
            <text:p>Tel_Aviv</text:p>
          </table:table-cell>
          <table:table-cell office:value-type="float" office:value="14744.379" calcext:value-type="float">
            <text:p>14744.379</text:p>
          </table:table-cell>
          <table:table-cell office:value-type="string" calcext:value-type="string">
            <text:p>Chisinau</text:p>
          </table:table-cell>
          <table:table-cell office:value-type="float" office:value="13785.289" calcext:value-type="float">
            <text:p>13785.289</text:p>
          </table:table-cell>
          <table:table-cell office:value-type="string" calcext:value-type="string">
            <text:p>Budapest</text:p>
          </table:table-cell>
          <table:table-cell office:value-type="float" office:value="5058.173" calcext:value-type="float">
            <text:p>5058.173</text:p>
          </table:table-cell>
          <table:table-cell office:value-type="string" calcext:value-type="string">
            <text:p>Los_Angeles</text:p>
          </table:table-cell>
          <table:table-cell office:value-type="float" office:value="17330.113" calcext:value-type="float">
            <text:p>17330.113</text:p>
          </table:table-cell>
          <table:table-cell office:value-type="string" calcext:value-type="string">
            <text:p>Athens</text:p>
          </table:table-cell>
          <table:table-cell office:value-type="float" office:value="17178.943" calcext:value-type="float">
            <text:p>17178.943</text:p>
          </table:table-cell>
          <table:table-cell office:value-type="string" calcext:value-type="string">
            <text:p>Nicosia</text:p>
          </table:table-cell>
          <table:table-cell office:value-type="float" office:value="17940.492" calcext:value-type="float">
            <text:p>17940.492</text:p>
          </table:table-cell>
          <table:table-cell office:value-type="string" calcext:value-type="string">
            <text:p>Brazil</text:p>
          </table:table-cell>
          <table:table-cell office:value-type="float" office:value="11456.868" calcext:value-type="float">
            <text:p>11456.868</text:p>
          </table:table-cell>
          <table:table-cell office:value-type="string" calcext:value-type="string">
            <text:p>Tirana</text:p>
          </table:table-cell>
          <table:table-cell office:value-type="float" office:value="11607.929" calcext:value-type="float">
            <text:p>11607.929</text:p>
          </table:table-cell>
          <table:table-cell office:value-type="string" calcext:value-type="string">
            <text:p>Tirana</text:p>
          </table:table-cell>
          <table:table-cell office:value-type="float" office:value="11616.153" calcext:value-type="float">
            <text:p>11616.153</text:p>
          </table:table-cell>
          <table:table-cell office:value-type="string" calcext:value-type="string">
            <text:p>Bratislava</text:p>
          </table:table-cell>
          <table:table-cell office:value-type="float" office:value="9139.123" calcext:value-type="float">
            <text:p>9139.123</text:p>
          </table:table-cell>
          <table:table-cell office:value-type="string" calcext:value-type="string">
            <text:p>Ukraine</text:p>
          </table:table-cell>
          <table:table-cell office:value-type="float" office:value="5051.626" calcext:value-type="float">
            <text:p>5051.626</text:p>
          </table:table-cell>
          <table:table-cell office:value-type="string" calcext:value-type="string">
            <text:p>Budapest</text:p>
          </table:table-cell>
          <table:table-cell office:value-type="float" office:value="5411.792" calcext:value-type="float">
            <text:p>5411.792</text:p>
          </table:table-cell>
          <table:table-cell office:value-type="string" calcext:value-type="string">
            <text:p>Sarajevo</text:p>
          </table:table-cell>
          <table:table-cell office:value-type="float" office:value="7448.444" calcext:value-type="float">
            <text:p>7448.444</text:p>
          </table:table-cell>
          <table:table-cell office:value-type="string" calcext:value-type="string">
            <text:p>Tbilisi</text:p>
          </table:table-cell>
          <table:table-cell office:value-type="float" office:value="5896.689" calcext:value-type="float">
            <text:p>5896.689</text:p>
          </table:table-cell>
          <table:table-cell office:value-type="string" calcext:value-type="string">
            <text:p>Buenos_Aires</text:p>
          </table:table-cell>
          <table:table-cell office:value-type="float" office:value="10889.278" calcext:value-type="float">
            <text:p>10889.278</text:p>
          </table:table-cell>
          <table:table-cell office:value-type="string" calcext:value-type="string">
            <text:p>Budapest</text:p>
          </table:table-cell>
          <table:table-cell office:value-type="float" office:value="5081.036" calcext:value-type="float">
            <text:p>5081.036</text:p>
          </table:table-cell>
          <table:table-cell office:value-type="string" calcext:value-type="string">
            <text:p>Copenhagen</text:p>
          </table:table-cell>
          <table:table-cell office:value-type="float" office:value="12073.187" calcext:value-type="float">
            <text:p>12073.187</text:p>
          </table:table-cell>
          <table:table-cell office:value-type="string" calcext:value-type="string">
            <text:p>Tallinn</text:p>
          </table:table-cell>
          <table:table-cell office:value-type="float" office:value="10866.997" calcext:value-type="float">
            <text:p>10866.997</text:p>
          </table:table-cell>
          <table:table-cell office:value-type="string" calcext:value-type="string">
            <text:p>Copenhagen</text:p>
          </table:table-cell>
          <table:table-cell office:value-type="float" office:value="11927.085" calcext:value-type="float">
            <text:p>11927.085</text:p>
          </table:table-cell>
          <table:table-cell office:value-type="string" calcext:value-type="string">
            <text:p>Santiago</text:p>
          </table:table-cell>
          <table:table-cell office:value-type="float" office:value="12121.285" calcext:value-type="float">
            <text:p>12121.285</text:p>
          </table:table-cell>
          <table:table-cell office:value-type="string" calcext:value-type="string">
            <text:p>Ljubljana</text:p>
          </table:table-cell>
          <table:table-cell office:value-type="float" office:value="13052.141" calcext:value-type="float">
            <text:p>13052.141</text:p>
          </table:table-cell>
          <table:table-cell office:value-type="string" calcext:value-type="string">
            <text:p>San_Francisco</text:p>
          </table:table-cell>
          <table:table-cell office:value-type="float" office:value="20372.691" calcext:value-type="float">
            <text:p>20372.691</text:p>
          </table:table-cell>
          <table:table-cell office:value-type="string" calcext:value-type="string">
            <text:p>Sofia</text:p>
          </table:table-cell>
          <table:table-cell office:value-type="float" office:value="20238.008" calcext:value-type="float">
            <text:p>20238.008</text:p>
          </table:table-cell>
          <table:table-cell office:value-type="string" calcext:value-type="string">
            <text:p>Ukraine</text:p>
          </table:table-cell>
          <table:table-cell office:value-type="float" office:value="6116.726" calcext:value-type="float">
            <text:p>6116.726</text:p>
          </table:table-cell>
          <table:table-cell office:value-type="string" calcext:value-type="string">
            <text:p>Reykjavik</text:p>
          </table:table-cell>
          <table:table-cell office:value-type="float" office:value="21606.046" calcext:value-type="float">
            <text:p>21606.046</text:p>
          </table:table-cell>
          <table:table-cell office:value-type="string" calcext:value-type="string">
            <text:p>Dallas</text:p>
          </table:table-cell>
          <table:table-cell office:value-type="float" office:value="21389.216" calcext:value-type="float">
            <text:p>21389.216</text:p>
          </table:table-cell>
          <table:table-cell office:value-type="string" calcext:value-type="string">
            <text:p>Berlin</text:p>
          </table:table-cell>
          <table:table-cell office:value-type="float" office:value="17443.586" calcext:value-type="float">
            <text:p>17443.586</text:p>
          </table:table-cell>
          <table:table-cell office:value-type="string" calcext:value-type="string">
            <text:p>Dallas</text:p>
          </table:table-cell>
          <table:table-cell office:value-type="float" office:value="17906.753" calcext:value-type="float">
            <text:p>17906.753</text:p>
          </table:table-cell>
          <table:table-cell office:value-type="string" calcext:value-type="string">
            <text:p>Ljubljana</text:p>
          </table:table-cell>
          <table:table-cell office:value-type="float" office:value="17682.984" calcext:value-type="float">
            <text:p>17682.984</text:p>
          </table:table-cell>
          <table:table-cell office:value-type="string" calcext:value-type="string">
            <text:p>Budapest</text:p>
          </table:table-cell>
          <table:table-cell office:value-type="float" office:value="5772.408" calcext:value-type="float">
            <text:p>5772.408</text:p>
          </table:table-cell>
          <table:table-cell office:value-type="string" calcext:value-type="string">
            <text:p>Ukraine</text:p>
          </table:table-cell>
          <table:table-cell office:value-type="float" office:value="5615.113" calcext:value-type="float">
            <text:p>5615.113</text:p>
          </table:table-cell>
          <table:table-cell office:value-type="string" calcext:value-type="string">
            <text:p>Vancouver</text:p>
          </table:table-cell>
          <table:table-cell office:value-type="float" office:value="15942.654" calcext:value-type="float">
            <text:p>15942.654</text:p>
          </table:table-cell>
          <table:table-cell office:value-type="string" calcext:value-type="string">
            <text:p>Berlin</text:p>
          </table:table-cell>
          <table:table-cell office:value-type="float" office:value="8102.589" calcext:value-type="float">
            <text:p>8102.589</text:p>
          </table:table-cell>
          <table:table-cell office:value-type="string" calcext:value-type="string">
            <text:p>Tel_Aviv</text:p>
          </table:table-cell>
          <table:table-cell office:value-type="float" office:value="9357.519" calcext:value-type="float">
            <text:p>9357.519</text:p>
          </table:table-cell>
          <table:table-cell office:value-type="string" calcext:value-type="string">
            <text:p>Chisinau</text:p>
          </table:table-cell>
          <table:table-cell office:value-type="float" office:value="10171.802" calcext:value-type="float">
            <text:p>10171.802</text:p>
          </table:table-cell>
          <table:table-cell office:value-type="string" calcext:value-type="string">
            <text:p>Skopje</text:p>
          </table:table-cell>
          <table:table-cell office:value-type="float" office:value="11352.129" calcext:value-type="float">
            <text:p>11352.129</text:p>
          </table:table-cell>
          <table:table-cell office:value-type="string" calcext:value-type="string">
            <text:p>Ukraine</text:p>
          </table:table-cell>
          <table:table-cell office:value-type="float" office:value="6368.836" calcext:value-type="float">
            <text:p>6368.836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float" office:value="7826.099" calcext:value-type="float">
            <text:p>7826.099</text:p>
          </table:table-cell>
          <table:table-cell office:value-type="string" calcext:value-type="string">
            <text:p>Lisbon</text:p>
          </table:table-cell>
          <table:table-cell office:value-type="float" office:value="7534.394" calcext:value-type="float">
            <text:p>7534.394</text:p>
          </table:table-cell>
          <table:table-cell office:value-type="string" calcext:value-type="string">
            <text:p>Santiago</text:p>
          </table:table-cell>
          <table:table-cell office:value-type="float" office:value="8578.739" calcext:value-type="float">
            <text:p>8578.739</text:p>
          </table:table-cell>
          <table:table-cell office:value-type="string" calcext:value-type="string">
            <text:p>Tbilisi</text:p>
          </table:table-cell>
          <table:table-cell office:value-type="float" office:value="4849.322" calcext:value-type="float">
            <text:p>4849.322</text:p>
          </table:table-cell>
          <table:table-cell office:value-type="string" calcext:value-type="string">
            <text:p>Reykjavik</text:p>
          </table:table-cell>
          <table:table-cell office:value-type="float" office:value="13963.75" calcext:value-type="float">
            <text:p>13963.75</text:p>
          </table:table-cell>
          <table:table-cell office:value-type="string" calcext:value-type="string">
            <text:p>Los_Angeles</text:p>
          </table:table-cell>
          <table:table-cell office:value-type="float" office:value="16389.391" calcext:value-type="float">
            <text:p>16389.391</text:p>
          </table:table-cell>
          <table:table-cell office:value-type="string" calcext:value-type="string">
            <text:p>Berlin</text:p>
          </table:table-cell>
          <table:table-cell office:value-type="float" office:value="8271.051" calcext:value-type="float">
            <text:p>8271.051</text:p>
          </table:table-cell>
          <table:table-cell office:value-type="string" calcext:value-type="string">
            <text:p>Berlin</text:p>
          </table:table-cell>
          <table:table-cell office:value-type="float" office:value="8619.062" calcext:value-type="float">
            <text:p>8619.062</text:p>
          </table:table-cell>
          <table:table-cell office:value-type="string" calcext:value-type="string">
            <text:p>Tallinn</text:p>
          </table:table-cell>
          <table:table-cell office:value-type="float" office:value="8537.895" calcext:value-type="float">
            <text:p>8537.895</text:p>
          </table:table-cell>
          <table:table-cell office:value-type="string" calcext:value-type="string">
            <text:p>Tbilisi</text:p>
          </table:table-cell>
          <table:table-cell office:value-type="float" office:value="5051.035" calcext:value-type="float">
            <text:p>5051.035</text:p>
          </table:table-cell>
          <table:table-cell office:value-type="string" calcext:value-type="string">
            <text:p>Tbilisi</text:p>
          </table:table-cell>
          <table:table-cell office:value-type="float" office:value="5818.351" calcext:value-type="float">
            <text:p>5818.351</text:p>
          </table:table-cell>
          <table:table-cell office:value-type="string" calcext:value-type="string">
            <text:p>Tbilisi</text:p>
          </table:table-cell>
          <table:table-cell office:value-type="float" office:value="6816.132" calcext:value-type="float">
            <text:p>6816.132</text:p>
          </table:table-cell>
          <table:table-cell office:value-type="string" calcext:value-type="string">
            <text:p>Budapest</text:p>
          </table:table-cell>
          <table:table-cell office:value-type="float" office:value="5738.676" calcext:value-type="float">
            <text:p>5738.676</text:p>
          </table:table-cell>
          <table:table-cell office:value-type="string" calcext:value-type="string">
            <text:p>Budapest</text:p>
          </table:table-cell>
          <table:table-cell office:value-type="float" office:value="5738.364" calcext:value-type="float">
            <text:p>5738.364</text:p>
          </table:table-cell>
          <table:table-cell office:value-type="string" calcext:value-type="string">
            <text:p>Tbilisi</text:p>
          </table:table-cell>
          <table:table-cell office:value-type="float" office:value="6221.923" calcext:value-type="float">
            <text:p>6221.923</text:p>
          </table:table-cell>
          <table:table-cell office:value-type="string" calcext:value-type="string">
            <text:p>Istanbul</text:p>
          </table:table-cell>
          <table:table-cell office:value-type="float" office:value="6429.976" calcext:value-type="float">
            <text:p>6429.976</text:p>
          </table:table-cell>
          <table:table-cell office:value-type="string" calcext:value-type="string">
            <text:p>Tbilisi</text:p>
          </table:table-cell>
          <table:table-cell office:value-type="float" office:value="5353.604" calcext:value-type="float">
            <text:p>5353.604</text:p>
          </table:table-cell>
          <table:table-cell office:value-type="string" calcext:value-type="string">
            <text:p>Tbilisi</text:p>
          </table:table-cell>
          <table:table-cell office:value-type="float" office:value="5147.711" calcext:value-type="float">
            <text:p>5147.711</text:p>
          </table:table-cell>
          <table:table-cell office:value-type="string" calcext:value-type="string">
            <text:p>Tbilisi</text:p>
          </table:table-cell>
          <table:table-cell office:value-type="float" office:value="5639.963" calcext:value-type="float">
            <text:p>5639.963</text:p>
          </table:table-cell>
          <table:table-cell office:value-type="string" calcext:value-type="string">
            <text:p>Nicosia</text:p>
          </table:table-cell>
          <table:table-cell office:value-type="float" office:value="16604.141" calcext:value-type="float">
            <text:p>16604.141</text:p>
          </table:table-cell>
          <table:table-cell office:value-type="string" calcext:value-type="string">
            <text:p>Tallinn</text:p>
          </table:table-cell>
          <table:table-cell office:value-type="float" office:value="9811.021" calcext:value-type="float">
            <text:p>9811.021</text:p>
          </table:table-cell>
          <table:table-cell office:value-type="string" calcext:value-type="string">
            <text:p>Chicago</text:p>
          </table:table-cell>
          <table:table-cell office:value-type="float" office:value="19033.555" calcext:value-type="float">
            <text:p>19033.555</text:p>
          </table:table-cell>
          <table:table-cell office:value-type="string" calcext:value-type="string">
            <text:p>Chisinau</text:p>
          </table:table-cell>
          <table:table-cell office:value-type="float" office:value="13899.146" calcext:value-type="float">
            <text:p>13899.146</text:p>
          </table:table-cell>
          <table:table-cell office:value-type="string" calcext:value-type="string">
            <text:p>Chisinau</text:p>
          </table:table-cell>
          <table:table-cell office:value-type="float" office:value="14759.656" calcext:value-type="float">
            <text:p>14759.656</text:p>
          </table:table-cell>
          <table:table-cell office:value-type="string" calcext:value-type="string">
            <text:p>Sydney</text:p>
          </table:table-cell>
          <table:table-cell office:value-type="float" office:value="13797.198" calcext:value-type="float">
            <text:p>13797.198</text:p>
          </table:table-cell>
          <table:table-cell office:value-type="string" calcext:value-type="string">
            <text:p>Ukraine</text:p>
          </table:table-cell>
          <table:table-cell office:value-type="float" office:value="5141.279" calcext:value-type="float">
            <text:p>5141.279</text:p>
          </table:table-cell>
          <table:table-cell office:value-type="string" calcext:value-type="string">
            <text:p>Montreal</text:p>
          </table:table-cell>
          <table:table-cell office:value-type="float" office:value="17499.597" calcext:value-type="float">
            <text:p>17499.597</text:p>
          </table:table-cell>
          <table:table-cell office:value-type="string" calcext:value-type="string">
            <text:p>Berlin</text:p>
          </table:table-cell>
          <table:table-cell office:value-type="float" office:value="17395.246" calcext:value-type="float">
            <text:p>17395.246</text:p>
          </table:table-cell>
          <table:table-cell office:value-type="string" calcext:value-type="string">
            <text:p>Dallas</text:p>
          </table:table-cell>
          <table:table-cell office:value-type="float" office:value="17956.008" calcext:value-type="float">
            <text:p>17956.008</text:p>
          </table:table-cell>
          <table:table-cell office:value-type="string" calcext:value-type="string">
            <text:p>Sarajevo</text:p>
          </table:table-cell>
          <table:table-cell office:value-type="float" office:value="11589.337" calcext:value-type="float">
            <text:p>11589.337</text:p>
          </table:table-cell>
          <table:table-cell office:value-type="string" calcext:value-type="string">
            <text:p>Buenos_Aires</text:p>
          </table:table-cell>
          <table:table-cell office:value-type="float" office:value="11668.057" calcext:value-type="float">
            <text:p>11668.057</text:p>
          </table:table-cell>
          <table:table-cell office:value-type="string" calcext:value-type="string">
            <text:p>Helsinki</text:p>
          </table:table-cell>
          <table:table-cell office:value-type="float" office:value="11626.76" calcext:value-type="float">
            <text:p>11626.76</text:p>
          </table:table-cell>
          <table:table-cell office:value-type="string" calcext:value-type="string">
            <text:p>Berlin</text:p>
          </table:table-cell>
          <table:table-cell office:value-type="float" office:value="9146.496" calcext:value-type="float">
            <text:p>9146.496</text:p>
          </table:table-cell>
          <table:table-cell office:value-type="string" calcext:value-type="string">
            <text:p>Tbilisi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Tbilisi</text:p>
          </table:table-cell>
          <table:table-cell office:value-type="float" office:value="6128.255" calcext:value-type="float">
            <text:p>6128.255</text:p>
          </table:table-cell>
          <table:table-cell office:value-type="string" calcext:value-type="string">
            <text:p>Berlin</text:p>
          </table:table-cell>
          <table:table-cell office:value-type="float" office:value="7614.182" calcext:value-type="float">
            <text:p>7614.182</text:p>
          </table:table-cell>
          <table:table-cell office:value-type="string" calcext:value-type="string">
            <text:p>Ukraine</text:p>
          </table:table-cell>
          <table:table-cell office:value-type="float" office:value="6302.65" calcext:value-type="float">
            <text:p>6302.65</text:p>
          </table:table-cell>
          <table:table-cell office:value-type="string" calcext:value-type="string">
            <text:p>Santiago</text:p>
          </table:table-cell>
          <table:table-cell office:value-type="float" office:value="10891.462" calcext:value-type="float">
            <text:p>10891.462</text:p>
          </table:table-cell>
          <table:table-cell office:value-type="string" calcext:value-type="string">
            <text:p>Tbilisi</text:p>
          </table:table-cell>
          <table:table-cell office:value-type="float" office:value="5227.149" calcext:value-type="float">
            <text:p>5227.149</text:p>
          </table:table-cell>
          <table:table-cell office:value-type="string" calcext:value-type="string">
            <text:p>Dublin</text:p>
          </table:table-cell>
          <table:table-cell office:value-type="float" office:value="12122.786" calcext:value-type="float">
            <text:p>12122.786</text:p>
          </table:table-cell>
          <table:table-cell office:value-type="string" calcext:value-type="string">
            <text:p>Marseille</text:p>
          </table:table-cell>
          <table:table-cell office:value-type="float" office:value="10912.761" calcext:value-type="float">
            <text:p>10912.761</text:p>
          </table:table-cell>
          <table:table-cell office:value-type="string" calcext:value-type="string">
            <text:p>Brazil</text:p>
          </table:table-cell>
          <table:table-cell office:value-type="float" office:value="12049.732" calcext:value-type="float">
            <text:p>12049.732</text:p>
          </table:table-cell>
          <table:table-cell office:value-type="string" calcext:value-type="string">
            <text:p>Steinsel</text:p>
          </table:table-cell>
          <table:table-cell office:value-type="float" office:value="12180.767" calcext:value-type="float">
            <text:p>12180.767</text:p>
          </table:table-cell>
          <table:table-cell office:value-type="string" calcext:value-type="string">
            <text:p>Milan</text:p>
          </table:table-cell>
          <table:table-cell office:value-type="float" office:value="13209.901" calcext:value-type="float">
            <text:p>13209.901</text:p>
          </table:table-cell>
          <table:table-cell office:value-type="string" calcext:value-type="string">
            <text:p>Nicosia</text:p>
          </table:table-cell>
          <table:table-cell office:value-type="float" office:value="20426.44" calcext:value-type="float">
            <text:p>20426.44</text:p>
          </table:table-cell>
          <table:table-cell office:value-type="string" calcext:value-type="string">
            <text:p>Athens</text:p>
          </table:table-cell>
          <table:table-cell office:value-type="float" office:value="20248.489" calcext:value-type="float">
            <text:p>20248.489</text:p>
          </table:table-cell>
          <table:table-cell office:value-type="string" calcext:value-type="string">
            <text:p>Tbilisi</text:p>
          </table:table-cell>
          <table:table-cell office:value-type="float" office:value="6815.032" calcext:value-type="float">
            <text:p>6815.032</text:p>
          </table:table-cell>
          <table:table-cell office:value-type="string" calcext:value-type="string">
            <text:p>Steinsel</text:p>
          </table:table-cell>
          <table:table-cell office:value-type="float" office:value="21672.119" calcext:value-type="float">
            <text:p>21672.119</text:p>
          </table:table-cell>
          <table:table-cell office:value-type="string" calcext:value-type="string">
            <text:p>Reykjavik</text:p>
          </table:table-cell>
          <table:table-cell office:value-type="float" office:value="21462.274" calcext:value-type="float">
            <text:p>21462.274</text:p>
          </table:table-cell>
          <table:table-cell office:value-type="string" calcext:value-type="string">
            <text:p>Dallas</text:p>
          </table:table-cell>
          <table:table-cell office:value-type="float" office:value="17746.181" calcext:value-type="float">
            <text:p>17746.181</text:p>
          </table:table-cell>
          <table:table-cell office:value-type="string" calcext:value-type="string">
            <text:p>Helsinki</text:p>
          </table:table-cell>
          <table:table-cell office:value-type="float" office:value="18044.536" calcext:value-type="float">
            <text:p>18044.536</text:p>
          </table:table-cell>
          <table:table-cell office:value-type="string" calcext:value-type="string">
            <text:p>Nicosia</text:p>
          </table:table-cell>
          <table:table-cell office:value-type="float" office:value="18222.585" calcext:value-type="float">
            <text:p>18222.585</text:p>
          </table:table-cell>
          <table:table-cell office:value-type="string" calcext:value-type="string">
            <text:p>Chicago</text:p>
          </table:table-cell>
          <table:table-cell office:value-type="float" office:value="6240.694" calcext:value-type="float">
            <text:p>6240.694</text:p>
          </table:table-cell>
          <table:table-cell office:value-type="string" calcext:value-type="string">
            <text:p>Tbilisi</text:p>
          </table:table-cell>
          <table:table-cell office:value-type="float" office:value="5970.259" calcext:value-type="float">
            <text:p>5970.259</text:p>
          </table:table-cell>
          <table:table-cell office:value-type="string" calcext:value-type="string">
            <text:p>Dublin</text:p>
          </table:table-cell>
          <table:table-cell office:value-type="float" office:value="15952.653" calcext:value-type="float">
            <text:p>15952.653</text:p>
          </table:table-cell>
          <table:table-cell office:value-type="string" calcext:value-type="string">
            <text:p>Chisinau</text:p>
          </table:table-cell>
          <table:table-cell office:value-type="float" office:value="8131.773" calcext:value-type="float">
            <text:p>8131.773</text:p>
          </table:table-cell>
          <table:table-cell office:value-type="string" calcext:value-type="string">
            <text:p>Sarajevo</text:p>
          </table:table-cell>
          <table:table-cell office:value-type="float" office:value="9422.718" calcext:value-type="float">
            <text:p>9422.718</text:p>
          </table:table-cell>
          <table:table-cell office:value-type="string" calcext:value-type="string">
            <text:p>Marseille</text:p>
          </table:table-cell>
          <table:table-cell office:value-type="float" office:value="10273.082" calcext:value-type="float">
            <text:p>10273.082</text:p>
          </table:table-cell>
          <table:table-cell office:value-type="string" calcext:value-type="string">
            <text:p>Berlin</text:p>
          </table:table-cell>
          <table:table-cell office:value-type="float" office:value="11461.693" calcext:value-type="float">
            <text:p>11461.693</text:p>
          </table:table-cell>
          <table:table-cell office:value-type="string" calcext:value-type="string">
            <text:p>Nicosia</text:p>
          </table:table-cell>
          <table:table-cell office:value-type="float" office:value="6585.817" calcext:value-type="float">
            <text:p>6585.817</text:p>
          </table:table-cell>
        </table:table-row>
        <table:table-row table:style-name="ro1">
          <table:table-cell office:value-type="string" calcext:value-type="string">
            <text:p>Steinsel</text:p>
          </table:table-cell>
          <table:table-cell office:value-type="float" office:value="8001.799" calcext:value-type="float">
            <text:p>8001.799</text:p>
          </table:table-cell>
          <table:table-cell office:value-type="string" calcext:value-type="string">
            <text:p>Tallinn</text:p>
          </table:table-cell>
          <table:table-cell office:value-type="float" office:value="7760.444" calcext:value-type="float">
            <text:p>7760.444</text:p>
          </table:table-cell>
          <table:table-cell office:value-type="string" calcext:value-type="string">
            <text:p>Berlin</text:p>
          </table:table-cell>
          <table:table-cell office:value-type="float" office:value="8625.904" calcext:value-type="float">
            <text:p>8625.904</text:p>
          </table:table-cell>
          <table:table-cell office:value-type="string" calcext:value-type="string">
            <text:p>Istanbul</text:p>
          </table:table-cell>
          <table:table-cell office:value-type="float" office:value="5013.852" calcext:value-type="float">
            <text:p>5013.852</text:p>
          </table:table-cell>
          <table:table-cell office:value-type="string" calcext:value-type="string">
            <text:p>Copenhagen</text:p>
          </table:table-cell>
          <table:table-cell office:value-type="float" office:value="14164.349" calcext:value-type="float">
            <text:p>14164.349</text:p>
          </table:table-cell>
          <table:table-cell office:value-type="string" calcext:value-type="string">
            <text:p>Sofia</text:p>
          </table:table-cell>
          <table:table-cell office:value-type="float" office:value="16396.083" calcext:value-type="float">
            <text:p>16396.083</text:p>
          </table:table-cell>
          <table:table-cell office:value-type="string" calcext:value-type="string">
            <text:p>Belgrade</text:p>
          </table:table-cell>
          <table:table-cell office:value-type="float" office:value="8338.407" calcext:value-type="float">
            <text:p>8338.407</text:p>
          </table:table-cell>
          <table:table-cell office:value-type="string" calcext:value-type="string">
            <text:p>Steinsel</text:p>
          </table:table-cell>
          <table:table-cell office:value-type="float" office:value="8642.544" calcext:value-type="float">
            <text:p>8642.544</text:p>
          </table:table-cell>
          <table:table-cell office:value-type="string" calcext:value-type="string">
            <text:p>Berlin</text:p>
          </table:table-cell>
          <table:table-cell office:value-type="float" office:value="8561.092" calcext:value-type="float">
            <text:p>8561.092</text:p>
          </table:table-cell>
          <table:table-cell office:value-type="string" calcext:value-type="string">
            <text:p>Istanbul</text:p>
          </table:table-cell>
          <table:table-cell office:value-type="float" office:value="5919.922" calcext:value-type="float">
            <text:p>5919.922</text:p>
          </table:table-cell>
          <table:table-cell office:value-type="string" calcext:value-type="string">
            <text:p>Chicago</text:p>
          </table:table-cell>
          <table:table-cell office:value-type="float" office:value="7022.007" calcext:value-type="float">
            <text:p>7022.007</text:p>
          </table:table-cell>
          <table:table-cell office:value-type="string" calcext:value-type="string">
            <text:p>Chicago</text:p>
          </table:table-cell>
          <table:table-cell office:value-type="float" office:value="7753.848" calcext:value-type="float">
            <text:p>7753.848</text:p>
          </table:table-cell>
          <table:table-cell office:value-type="string" calcext:value-type="string">
            <text:p>Istanbul</text:p>
          </table:table-cell>
          <table:table-cell office:value-type="float" office:value="6189.663" calcext:value-type="float">
            <text:p>6189.663</text:p>
          </table:table-cell>
          <table:table-cell office:value-type="string" calcext:value-type="string">
            <text:p>Mumbai</text:p>
          </table:table-cell>
          <table:table-cell office:value-type="float" office:value="6307.997" calcext:value-type="float">
            <text:p>6307.997</text:p>
          </table:table-cell>
          <table:table-cell office:value-type="string" calcext:value-type="string">
            <text:p>Mumbai</text:p>
          </table:table-cell>
          <table:table-cell office:value-type="float" office:value="6605.433" calcext:value-type="float">
            <text:p>6605.433</text:p>
          </table:table-cell>
          <table:table-cell office:value-type="string" calcext:value-type="string">
            <text:p>Montreal</text:p>
          </table:table-cell>
          <table:table-cell office:value-type="float" office:value="7543.254" calcext:value-type="float">
            <text:p>7543.254</text:p>
          </table:table-cell>
          <table:table-cell office:value-type="string" calcext:value-type="string">
            <text:p>Chicago</text:p>
          </table:table-cell>
          <table:table-cell office:value-type="float" office:value="6728.517" calcext:value-type="float">
            <text:p>6728.517</text:p>
          </table:table-cell>
          <table:table-cell office:value-type="string" calcext:value-type="string">
            <text:p>Istanbul</text:p>
          </table:table-cell>
          <table:table-cell office:value-type="float" office:value="6752.498" calcext:value-type="float">
            <text:p>6752.498</text:p>
          </table:table-cell>
          <table:table-cell office:value-type="string" calcext:value-type="string">
            <text:p>Istanbul</text:p>
          </table:table-cell>
          <table:table-cell office:value-type="float" office:value="6035.16" calcext:value-type="float">
            <text:p>6035.16</text:p>
          </table:table-cell>
          <table:table-cell office:value-type="string" calcext:value-type="string">
            <text:p>Prague</text:p>
          </table:table-cell>
          <table:table-cell office:value-type="float" office:value="16679.222" calcext:value-type="float">
            <text:p>16679.222</text:p>
          </table:table-cell>
          <table:table-cell office:value-type="string" calcext:value-type="string">
            <text:p>Reykjavik</text:p>
          </table:table-cell>
          <table:table-cell office:value-type="float" office:value="9927.373" calcext:value-type="float">
            <text:p>9927.373</text:p>
          </table:table-cell>
          <table:table-cell office:value-type="string" calcext:value-type="string">
            <text:p>Berlin</text:p>
          </table:table-cell>
          <table:table-cell office:value-type="float" office:value="19279.183" calcext:value-type="float">
            <text:p>19279.183</text:p>
          </table:table-cell>
          <table:table-cell office:value-type="string" calcext:value-type="string">
            <text:p>Ljubljana</text:p>
          </table:table-cell>
          <table:table-cell office:value-type="float" office:value="13913.071" calcext:value-type="float">
            <text:p>13913.071</text:p>
          </table:table-cell>
          <table:table-cell office:value-type="string" calcext:value-type="string">
            <text:p>Dublin</text:p>
          </table:table-cell>
          <table:table-cell office:value-type="float" office:value="14970.454" calcext:value-type="float">
            <text:p>14970.454</text:p>
          </table:table-cell>
          <table:table-cell office:value-type="string" calcext:value-type="string">
            <text:p>Tallinn</text:p>
          </table:table-cell>
          <table:table-cell office:value-type="float" office:value="13972.49" calcext:value-type="float">
            <text:p>13972.49</text:p>
          </table:table-cell>
          <table:table-cell office:value-type="string" calcext:value-type="string">
            <text:p>Istanbul</text:p>
          </table:table-cell>
          <table:table-cell office:value-type="float" office:value="6353.763" calcext:value-type="float">
            <text:p>6353.763</text:p>
          </table:table-cell>
          <table:table-cell office:value-type="string" calcext:value-type="string">
            <text:p>Stockholm</text:p>
          </table:table-cell>
          <table:table-cell office:value-type="float" office:value="17660.832" calcext:value-type="float">
            <text:p>17660.832</text:p>
          </table:table-cell>
          <table:table-cell office:value-type="string" calcext:value-type="string">
            <text:p>Montreal</text:p>
          </table:table-cell>
          <table:table-cell office:value-type="float" office:value="17567.253" calcext:value-type="float">
            <text:p>17567.253</text:p>
          </table:table-cell>
          <table:table-cell office:value-type="string" calcext:value-type="string">
            <text:p>Chisinau</text:p>
          </table:table-cell>
          <table:table-cell office:value-type="float" office:value="17990.973" calcext:value-type="float">
            <text:p>17990.973</text:p>
          </table:table-cell>
          <table:table-cell office:value-type="string" calcext:value-type="string">
            <text:p>Santiago</text:p>
          </table:table-cell>
          <table:table-cell office:value-type="float" office:value="11639.531" calcext:value-type="float">
            <text:p>11639.531</text:p>
          </table:table-cell>
          <table:table-cell office:value-type="string" calcext:value-type="string">
            <text:p>Bratislava</text:p>
          </table:table-cell>
          <table:table-cell office:value-type="float" office:value="11678.329" calcext:value-type="float">
            <text:p>11678.329</text:p>
          </table:table-cell>
          <table:table-cell office:value-type="string" calcext:value-type="string">
            <text:p>Seoul</text:p>
          </table:table-cell>
          <table:table-cell office:value-type="float" office:value="11639.438" calcext:value-type="float">
            <text:p>11639.438</text:p>
          </table:table-cell>
          <table:table-cell office:value-type="string" calcext:value-type="string">
            <text:p>Dublin</text:p>
          </table:table-cell>
          <table:table-cell office:value-type="float" office:value="9327.119" calcext:value-type="float">
            <text:p>9327.119</text:p>
          </table:table-cell>
          <table:table-cell office:value-type="string" calcext:value-type="string">
            <text:p>New_York</text:p>
          </table:table-cell>
          <table:table-cell office:value-type="float" office:value="6561.782" calcext:value-type="float">
            <text:p>6561.782</text:p>
          </table:table-cell>
          <table:table-cell office:value-type="string" calcext:value-type="string">
            <text:p>Chicago</text:p>
          </table:table-cell>
          <table:table-cell office:value-type="float" office:value="6652.603" calcext:value-type="float">
            <text:p>6652.603</text:p>
          </table:table-cell>
          <table:table-cell office:value-type="string" calcext:value-type="string">
            <text:p>Bratislava</text:p>
          </table:table-cell>
          <table:table-cell office:value-type="float" office:value="7706.25" calcext:value-type="float">
            <text:p>7706.25</text:p>
          </table:table-cell>
          <table:table-cell office:value-type="string" calcext:value-type="string">
            <text:p>Istanbul</text:p>
          </table:table-cell>
          <table:table-cell office:value-type="float" office:value="7235.842" calcext:value-type="float">
            <text:p>7235.842</text:p>
          </table:table-cell>
          <table:table-cell office:value-type="string" calcext:value-type="string">
            <text:p>Sofia</text:p>
          </table:table-cell>
          <table:table-cell office:value-type="float" office:value="11000.331" calcext:value-type="float">
            <text:p>11000.331</text:p>
          </table:table-cell>
          <table:table-cell office:value-type="string" calcext:value-type="string">
            <text:p>Istanbul</text:p>
          </table:table-cell>
          <table:table-cell office:value-type="float" office:value="7131.72" calcext:value-type="float">
            <text:p>7131.72</text:p>
          </table:table-cell>
          <table:table-cell office:value-type="string" calcext:value-type="string">
            <text:p>Sarajevo</text:p>
          </table:table-cell>
          <table:table-cell office:value-type="float" office:value="12292.036" calcext:value-type="float">
            <text:p>12292.036</text:p>
          </table:table-cell>
          <table:table-cell office:value-type="string" calcext:value-type="string">
            <text:p>Taipei</text:p>
          </table:table-cell>
          <table:table-cell office:value-type="float" office:value="10937.63" calcext:value-type="float">
            <text:p>10937.63</text:p>
          </table:table-cell>
          <table:table-cell office:value-type="string" calcext:value-type="string">
            <text:p>Santiago</text:p>
          </table:table-cell>
          <table:table-cell office:value-type="float" office:value="12091.118" calcext:value-type="float">
            <text:p>12091.118</text:p>
          </table:table-cell>
          <table:table-cell office:value-type="string" calcext:value-type="string">
            <text:p>Dublin</text:p>
          </table:table-cell>
          <table:table-cell office:value-type="float" office:value="12227.098" calcext:value-type="float">
            <text:p>12227.098</text:p>
          </table:table-cell>
          <table:table-cell office:value-type="string" calcext:value-type="string">
            <text:p>Dublin</text:p>
          </table:table-cell>
          <table:table-cell office:value-type="float" office:value="13829.248" calcext:value-type="float">
            <text:p>13829.248</text:p>
          </table:table-cell>
          <table:table-cell office:value-type="string" calcext:value-type="string">
            <text:p>Bucharest</text:p>
          </table:table-cell>
          <table:table-cell office:value-type="float" office:value="20777.273" calcext:value-type="float">
            <text:p>20777.273</text:p>
          </table:table-cell>
          <table:table-cell office:value-type="string" calcext:value-type="string">
            <text:p>Copenhagen</text:p>
          </table:table-cell>
          <table:table-cell office:value-type="float" office:value="20427.14" calcext:value-type="float">
            <text:p>20427.14</text:p>
          </table:table-cell>
          <table:table-cell office:value-type="string" calcext:value-type="string">
            <text:p>Istanbul</text:p>
          </table:table-cell>
          <table:table-cell office:value-type="float" office:value="7700.232" calcext:value-type="float">
            <text:p>7700.232</text:p>
          </table:table-cell>
          <table:table-cell office:value-type="string" calcext:value-type="string">
            <text:p>Nicosia</text:p>
          </table:table-cell>
          <table:table-cell office:value-type="float" office:value="21698.63" calcext:value-type="float">
            <text:p>21698.63</text:p>
          </table:table-cell>
          <table:table-cell office:value-type="string" calcext:value-type="string">
            <text:p>Sofia</text:p>
          </table:table-cell>
          <table:table-cell office:value-type="float" office:value="21468.692" calcext:value-type="float">
            <text:p>21468.692</text:p>
          </table:table-cell>
          <table:table-cell office:value-type="string" calcext:value-type="string">
            <text:p>Copenhagen</text:p>
          </table:table-cell>
          <table:table-cell office:value-type="float" office:value="17774.26" calcext:value-type="float">
            <text:p>17774.26</text:p>
          </table:table-cell>
          <table:table-cell office:value-type="string" calcext:value-type="string">
            <text:p>Tirana</text:p>
          </table:table-cell>
          <table:table-cell office:value-type="float" office:value="18120.505" calcext:value-type="float">
            <text:p>18120.505</text:p>
          </table:table-cell>
          <table:table-cell office:value-type="string" calcext:value-type="string">
            <text:p>Bucharest</text:p>
          </table:table-cell>
          <table:table-cell office:value-type="float" office:value="18225.191" calcext:value-type="float">
            <text:p>18225.191</text:p>
          </table:table-cell>
          <table:table-cell office:value-type="string" calcext:value-type="string">
            <text:p>Tbilisi</text:p>
          </table:table-cell>
          <table:table-cell office:value-type="float" office:value="6269.38" calcext:value-type="float">
            <text:p>6269.38</text:p>
          </table:table-cell>
          <table:table-cell office:value-type="string" calcext:value-type="string">
            <text:p>Chicago</text:p>
          </table:table-cell>
          <table:table-cell office:value-type="float" office:value="6290.45" calcext:value-type="float">
            <text:p>6290.45</text:p>
          </table:table-cell>
          <table:table-cell office:value-type="string" calcext:value-type="string">
            <text:p>Bucharest</text:p>
          </table:table-cell>
          <table:table-cell office:value-type="float" office:value="16132.426" calcext:value-type="float">
            <text:p>16132.426</text:p>
          </table:table-cell>
          <table:table-cell office:value-type="string" calcext:value-type="string">
            <text:p>Zurich</text:p>
          </table:table-cell>
          <table:table-cell office:value-type="float" office:value="8259.578" calcext:value-type="float">
            <text:p>8259.578</text:p>
          </table:table-cell>
          <table:table-cell office:value-type="string" calcext:value-type="string">
            <text:p>Skopje</text:p>
          </table:table-cell>
          <table:table-cell office:value-type="float" office:value="9466.529" calcext:value-type="float">
            <text:p>9466.529</text:p>
          </table:table-cell>
          <table:table-cell office:value-type="string" calcext:value-type="string">
            <text:p>Tel_Aviv</text:p>
          </table:table-cell>
          <table:table-cell office:value-type="float" office:value="10286.984" calcext:value-type="float">
            <text:p>10286.984</text:p>
          </table:table-cell>
          <table:table-cell office:value-type="string" calcext:value-type="string">
            <text:p>Copenhagen</text:p>
          </table:table-cell>
          <table:table-cell office:value-type="float" office:value="11489.286" calcext:value-type="float">
            <text:p>11489.286</text:p>
          </table:table-cell>
          <table:table-cell office:value-type="string" calcext:value-type="string">
            <text:p>Mumbai</text:p>
          </table:table-cell>
          <table:table-cell office:value-type="float" office:value="7082.316" calcext:value-type="float">
            <text:p>7082.316</text:p>
          </table:table-cell>
        </table:table-row>
        <table:table-row table:style-name="ro1">
          <table:table-cell office:value-type="string" calcext:value-type="string">
            <text:p>Belgrade</text:p>
          </table:table-cell>
          <table:table-cell office:value-type="float" office:value="8043.362" calcext:value-type="float">
            <text:p>8043.362</text:p>
          </table:table-cell>
          <table:table-cell office:value-type="string" calcext:value-type="string">
            <text:p>Berlin</text:p>
          </table:table-cell>
          <table:table-cell office:value-type="float" office:value="7795.315" calcext:value-type="float">
            <text:p>7795.315</text:p>
          </table:table-cell>
          <table:table-cell office:value-type="string" calcext:value-type="string">
            <text:p>Tallinn</text:p>
          </table:table-cell>
          <table:table-cell office:value-type="float" office:value="8714.104" calcext:value-type="float">
            <text:p>8714.104</text:p>
          </table:table-cell>
          <table:table-cell office:value-type="string" calcext:value-type="string">
            <text:p>Montreal</text:p>
          </table:table-cell>
          <table:table-cell office:value-type="float" office:value="7317.615" calcext:value-type="float">
            <text:p>7317.615</text:p>
          </table:table-cell>
          <table:table-cell office:value-type="string" calcext:value-type="string">
            <text:p>Sofia</text:p>
          </table:table-cell>
          <table:table-cell office:value-type="float" office:value="14366.966" calcext:value-type="float">
            <text:p>14366.966</text:p>
          </table:table-cell>
          <table:table-cell office:value-type="string" calcext:value-type="string">
            <text:p>Bucharest</text:p>
          </table:table-cell>
          <table:table-cell office:value-type="float" office:value="16628.706" calcext:value-type="float">
            <text:p>16628.706</text:p>
          </table:table-cell>
          <table:table-cell office:value-type="string" calcext:value-type="string">
            <text:p>Sarajevo</text:p>
          </table:table-cell>
          <table:table-cell office:value-type="float" office:value="8367.839" calcext:value-type="float">
            <text:p>8367.839</text:p>
          </table:table-cell>
          <table:table-cell office:value-type="string" calcext:value-type="string">
            <text:p>Bratislava</text:p>
          </table:table-cell>
          <table:table-cell office:value-type="float" office:value="8685.715" calcext:value-type="float">
            <text:p>8685.715</text:p>
          </table:table-cell>
          <table:table-cell office:value-type="string" calcext:value-type="string">
            <text:p>Bratislava</text:p>
          </table:table-cell>
          <table:table-cell office:value-type="float" office:value="8640.214" calcext:value-type="float">
            <text:p>8640.214</text:p>
          </table:table-cell>
          <table:table-cell office:value-type="string" calcext:value-type="string">
            <text:p>Mumbai</text:p>
          </table:table-cell>
          <table:table-cell office:value-type="float" office:value="7015.748" calcext:value-type="float">
            <text:p>7015.748</text:p>
          </table:table-cell>
          <table:table-cell office:value-type="string" calcext:value-type="string">
            <text:p>Istanbul</text:p>
          </table:table-cell>
          <table:table-cell office:value-type="float" office:value="7517.099" calcext:value-type="float">
            <text:p>7517.099</text:p>
          </table:table-cell>
          <table:table-cell office:value-type="string" calcext:value-type="string">
            <text:p>Montreal</text:p>
          </table:table-cell>
          <table:table-cell office:value-type="float" office:value="8393.624" calcext:value-type="float">
            <text:p>8393.624</text:p>
          </table:table-cell>
          <table:table-cell office:value-type="string" calcext:value-type="string">
            <text:p>Mumbai</text:p>
          </table:table-cell>
          <table:table-cell office:value-type="float" office:value="7029.586" calcext:value-type="float">
            <text:p>7029.586</text:p>
          </table:table-cell>
          <table:table-cell office:value-type="string" calcext:value-type="string">
            <text:p>Istanbul</text:p>
          </table:table-cell>
          <table:table-cell office:value-type="float" office:value="6371.757" calcext:value-type="float">
            <text:p>6371.757</text:p>
          </table:table-cell>
          <table:table-cell office:value-type="string" calcext:value-type="string">
            <text:p>Chicago</text:p>
          </table:table-cell>
          <table:table-cell office:value-type="float" office:value="6689.92" calcext:value-type="float">
            <text:p>6689.92</text:p>
          </table:table-cell>
          <table:table-cell office:value-type="string" calcext:value-type="string">
            <text:p>Mumbai</text:p>
          </table:table-cell>
          <table:table-cell office:value-type="float" office:value="7738.895" calcext:value-type="float">
            <text:p>7738.895</text:p>
          </table:table-cell>
          <table:table-cell office:value-type="string" calcext:value-type="string">
            <text:p>Istanbul</text:p>
          </table:table-cell>
          <table:table-cell office:value-type="float" office:value="6883.41" calcext:value-type="float">
            <text:p>6883.41</text:p>
          </table:table-cell>
          <table:table-cell office:value-type="string" calcext:value-type="string">
            <text:p>Mumbai</text:p>
          </table:table-cell>
          <table:table-cell office:value-type="float" office:value="7060.376" calcext:value-type="float">
            <text:p>7060.376</text:p>
          </table:table-cell>
          <table:table-cell office:value-type="string" calcext:value-type="string">
            <text:p>Mumbai</text:p>
          </table:table-cell>
          <table:table-cell office:value-type="float" office:value="7069.414" calcext:value-type="float">
            <text:p>7069.414</text:p>
          </table:table-cell>
          <table:table-cell office:value-type="string" calcext:value-type="string">
            <text:p>Frankfurt</text:p>
          </table:table-cell>
          <table:table-cell office:value-type="float" office:value="16879.085" calcext:value-type="float">
            <text:p>16879.085</text:p>
          </table:table-cell>
          <table:table-cell office:value-type="string" calcext:value-type="string">
            <text:p>Steinsel</text:p>
          </table:table-cell>
          <table:table-cell office:value-type="float" office:value="9968.081" calcext:value-type="float">
            <text:p>9968.081</text:p>
          </table:table-cell>
          <table:table-cell office:value-type="string" calcext:value-type="string">
            <text:p>Paris</text:p>
          </table:table-cell>
          <table:table-cell office:value-type="float" office:value="19320.734" calcext:value-type="float">
            <text:p>19320.734</text:p>
          </table:table-cell>
          <table:table-cell office:value-type="string" calcext:value-type="string">
            <text:p>Auckland</text:p>
          </table:table-cell>
          <table:table-cell office:value-type="float" office:value="13914.476" calcext:value-type="float">
            <text:p>13914.476</text:p>
          </table:table-cell>
          <table:table-cell office:value-type="string" calcext:value-type="string">
            <text:p>Seoul</text:p>
          </table:table-cell>
          <table:table-cell office:value-type="float" office:value="15005.525" calcext:value-type="float">
            <text:p>15005.525</text:p>
          </table:table-cell>
          <table:table-cell office:value-type="string" calcext:value-type="string">
            <text:p>Dublin</text:p>
          </table:table-cell>
          <table:table-cell office:value-type="float" office:value="14418.429" calcext:value-type="float">
            <text:p>14418.429</text:p>
          </table:table-cell>
          <table:table-cell office:value-type="string" calcext:value-type="string">
            <text:p>Mumbai</text:p>
          </table:table-cell>
          <table:table-cell office:value-type="float" office:value="7147.949" calcext:value-type="float">
            <text:p>7147.949</text:p>
          </table:table-cell>
          <table:table-cell office:value-type="string" calcext:value-type="string">
            <text:p>Dallas</text:p>
          </table:table-cell>
          <table:table-cell office:value-type="float" office:value="17950.077" calcext:value-type="float">
            <text:p>17950.077</text:p>
          </table:table-cell>
          <table:table-cell office:value-type="string" calcext:value-type="string">
            <text:p>Helsinki</text:p>
          </table:table-cell>
          <table:table-cell office:value-type="float" office:value="17739.227" calcext:value-type="float">
            <text:p>17739.227</text:p>
          </table:table-cell>
          <table:table-cell office:value-type="string" calcext:value-type="string">
            <text:p>Montreal</text:p>
          </table:table-cell>
          <table:table-cell office:value-type="float" office:value="18061.378" calcext:value-type="float">
            <text:p>18061.378</text:p>
          </table:table-cell>
          <table:table-cell office:value-type="string" calcext:value-type="string">
            <text:p>Bratislava</text:p>
          </table:table-cell>
          <table:table-cell office:value-type="float" office:value="11686.741" calcext:value-type="float">
            <text:p>11686.741</text:p>
          </table:table-cell>
          <table:table-cell office:value-type="string" calcext:value-type="string">
            <text:p>Helsinki</text:p>
          </table:table-cell>
          <table:table-cell office:value-type="float" office:value="11799.724" calcext:value-type="float">
            <text:p>11799.724</text:p>
          </table:table-cell>
          <table:table-cell office:value-type="string" calcext:value-type="string">
            <text:p>Buenos_Aires</text:p>
          </table:table-cell>
          <table:table-cell office:value-type="float" office:value="11641.068" calcext:value-type="float">
            <text:p>11641.068</text:p>
          </table:table-cell>
          <table:table-cell office:value-type="string" calcext:value-type="string">
            <text:p>Sarajevo</text:p>
          </table:table-cell>
          <table:table-cell office:value-type="float" office:value="9509.237" calcext:value-type="float">
            <text:p>9509.237</text:p>
          </table:table-cell>
          <table:table-cell office:value-type="string" calcext:value-type="string">
            <text:p>Chicago</text:p>
          </table:table-cell>
          <table:table-cell office:value-type="float" office:value="6820.921" calcext:value-type="float">
            <text:p>6820.921</text:p>
          </table:table-cell>
          <table:table-cell office:value-type="string" calcext:value-type="string">
            <text:p>New_York</text:p>
          </table:table-cell>
          <table:table-cell office:value-type="float" office:value="6740.673" calcext:value-type="float">
            <text:p>6740.673</text:p>
          </table:table-cell>
          <table:table-cell office:value-type="string" calcext:value-type="string">
            <text:p>Reykjavik</text:p>
          </table:table-cell>
          <table:table-cell office:value-type="float" office:value="7737.203" calcext:value-type="float">
            <text:p>7737.203</text:p>
          </table:table-cell>
          <table:table-cell office:value-type="string" calcext:value-type="string">
            <text:p>Chicago</text:p>
          </table:table-cell>
          <table:table-cell office:value-type="float" office:value="7666.703" calcext:value-type="float">
            <text:p>7666.703</text:p>
          </table:table-cell>
          <table:table-cell office:value-type="string" calcext:value-type="string">
            <text:p>Berlin</text:p>
          </table:table-cell>
          <table:table-cell office:value-type="float" office:value="11149.288" calcext:value-type="float">
            <text:p>11149.288</text:p>
          </table:table-cell>
          <table:table-cell office:value-type="string" calcext:value-type="string">
            <text:p>Montreal</text:p>
          </table:table-cell>
          <table:table-cell office:value-type="float" office:value="8066.822" calcext:value-type="float">
            <text:p>8066.822</text:p>
          </table:table-cell>
          <table:table-cell office:value-type="string" calcext:value-type="string">
            <text:p>Tirana</text:p>
          </table:table-cell>
          <table:table-cell office:value-type="float" office:value="12315.931" calcext:value-type="float">
            <text:p>12315.931</text:p>
          </table:table-cell>
          <table:table-cell office:value-type="string" calcext:value-type="string">
            <text:p>Brussels</text:p>
          </table:table-cell>
          <table:table-cell office:value-type="float" office:value="10956.995" calcext:value-type="float">
            <text:p>10956.995</text:p>
          </table:table-cell>
          <table:table-cell office:value-type="string" calcext:value-type="string">
            <text:p>Steinsel</text:p>
          </table:table-cell>
          <table:table-cell office:value-type="float" office:value="12164.207" calcext:value-type="float">
            <text:p>12164.207</text:p>
          </table:table-cell>
          <table:table-cell office:value-type="string" calcext:value-type="string">
            <text:p>Hong_Kong</text:p>
          </table:table-cell>
          <table:table-cell office:value-type="float" office:value="12282.604" calcext:value-type="float">
            <text:p>12282.604</text:p>
          </table:table-cell>
          <table:table-cell office:value-type="string" calcext:value-type="string">
            <text:p>Belgrade</text:p>
          </table:table-cell>
          <table:table-cell office:value-type="float" office:value="14047.153" calcext:value-type="float">
            <text:p>14047.153</text:p>
          </table:table-cell>
          <table:table-cell office:value-type="string" calcext:value-type="string">
            <text:p>Charlotte</text:p>
          </table:table-cell>
          <table:table-cell office:value-type="float" office:value="20867.888" calcext:value-type="float">
            <text:p>20867.888</text:p>
          </table:table-cell>
          <table:table-cell office:value-type="string" calcext:value-type="string">
            <text:p>Bucharest</text:p>
          </table:table-cell>
          <table:table-cell office:value-type="float" office:value="20828.171" calcext:value-type="float">
            <text:p>20828.171</text:p>
          </table:table-cell>
          <table:table-cell office:value-type="string" calcext:value-type="string">
            <text:p>Chicago</text:p>
          </table:table-cell>
          <table:table-cell office:value-type="float" office:value="7758.965" calcext:value-type="float">
            <text:p>7758.965</text:p>
          </table:table-cell>
          <table:table-cell office:value-type="string" calcext:value-type="string">
            <text:p>Madrid</text:p>
          </table:table-cell>
          <table:table-cell office:value-type="float" office:value="22033.644" calcext:value-type="float">
            <text:p>22033.644</text:p>
          </table:table-cell>
          <table:table-cell office:value-type="string" calcext:value-type="string">
            <text:p>Steinsel</text:p>
          </table:table-cell>
          <table:table-cell office:value-type="float" office:value="21919.897" calcext:value-type="float">
            <text:p>21919.897</text:p>
          </table:table-cell>
          <table:table-cell office:value-type="string" calcext:value-type="string">
            <text:p>Athens</text:p>
          </table:table-cell>
          <table:table-cell office:value-type="float" office:value="17852.917" calcext:value-type="float">
            <text:p>17852.917</text:p>
          </table:table-cell>
          <table:table-cell office:value-type="string" calcext:value-type="string">
            <text:p>Montreal</text:p>
          </table:table-cell>
          <table:table-cell office:value-type="float" office:value="18284.236" calcext:value-type="float">
            <text:p>18284.236</text:p>
          </table:table-cell>
          <table:table-cell office:value-type="string" calcext:value-type="string">
            <text:p>Berlin</text:p>
          </table:table-cell>
          <table:table-cell office:value-type="float" office:value="18403.104" calcext:value-type="float">
            <text:p>18403.104</text:p>
          </table:table-cell>
          <table:table-cell office:value-type="string" calcext:value-type="string">
            <text:p>New_York</text:p>
          </table:table-cell>
          <table:table-cell office:value-type="float" office:value="6269.83" calcext:value-type="float">
            <text:p>6269.83</text:p>
          </table:table-cell>
          <table:table-cell office:value-type="string" calcext:value-type="string">
            <text:p>New_York</text:p>
          </table:table-cell>
          <table:table-cell office:value-type="float" office:value="6568.702" calcext:value-type="float">
            <text:p>6568.702</text:p>
          </table:table-cell>
          <table:table-cell office:value-type="string" calcext:value-type="string">
            <text:p>Frankfurt</text:p>
          </table:table-cell>
          <table:table-cell office:value-type="float" office:value="16256.409" calcext:value-type="float">
            <text:p>16256.409</text:p>
          </table:table-cell>
          <table:table-cell office:value-type="string" calcext:value-type="string">
            <text:p>Belgrade</text:p>
          </table:table-cell>
          <table:table-cell office:value-type="float" office:value="8306.185" calcext:value-type="float">
            <text:p>8306.185</text:p>
          </table:table-cell>
          <table:table-cell office:value-type="string" calcext:value-type="string">
            <text:p>Marseille</text:p>
          </table:table-cell>
          <table:table-cell office:value-type="float" office:value="9490.948" calcext:value-type="float">
            <text:p>9490.948</text:p>
          </table:table-cell>
          <table:table-cell office:value-type="string" calcext:value-type="string">
            <text:p>Copenhagen</text:p>
          </table:table-cell>
          <table:table-cell office:value-type="float" office:value="10379.795" calcext:value-type="float">
            <text:p>10379.795</text:p>
          </table:table-cell>
          <table:table-cell office:value-type="string" calcext:value-type="string">
            <text:p>Tel_Aviv</text:p>
          </table:table-cell>
          <table:table-cell office:value-type="float" office:value="11491.285" calcext:value-type="float">
            <text:p>11491.285</text:p>
          </table:table-cell>
          <table:table-cell office:value-type="string" calcext:value-type="string">
            <text:p>Riga</text:p>
          </table:table-cell>
          <table:table-cell office:value-type="float" office:value="8498.968" calcext:value-type="float">
            <text:p>8498.968</text:p>
          </table:table-cell>
        </table:table-row>
        <table:table-row table:style-name="ro1">
          <table:table-cell office:value-type="string" calcext:value-type="string">
            <text:p>Reykjavik</text:p>
          </table:table-cell>
          <table:table-cell office:value-type="float" office:value="8055.197" calcext:value-type="float">
            <text:p>8055.197</text:p>
          </table:table-cell>
          <table:table-cell office:value-type="string" calcext:value-type="string">
            <text:p>Belgrade</text:p>
          </table:table-cell>
          <table:table-cell office:value-type="float" office:value="7912.623" calcext:value-type="float">
            <text:p>7912.623</text:p>
          </table:table-cell>
          <table:table-cell office:value-type="string" calcext:value-type="string">
            <text:p>Reykjavik</text:p>
          </table:table-cell>
          <table:table-cell office:value-type="float" office:value="8853.743" calcext:value-type="float">
            <text:p>8853.743</text:p>
          </table:table-cell>
          <table:table-cell office:value-type="string" calcext:value-type="string">
            <text:p>Mumbai</text:p>
          </table:table-cell>
          <table:table-cell office:value-type="float" office:value="8098.786" calcext:value-type="float">
            <text:p>8098.786</text:p>
          </table:table-cell>
          <table:table-cell office:value-type="string" calcext:value-type="string">
            <text:p>Tel_Aviv</text:p>
          </table:table-cell>
          <table:table-cell office:value-type="float" office:value="14447.648" calcext:value-type="float">
            <text:p>14447.648</text:p>
          </table:table-cell>
          <table:table-cell office:value-type="string" calcext:value-type="string">
            <text:p>Tirana</text:p>
          </table:table-cell>
          <table:table-cell office:value-type="float" office:value="16701.88" calcext:value-type="float">
            <text:p>16701.88</text:p>
          </table:table-cell>
          <table:table-cell office:value-type="string" calcext:value-type="string">
            <text:p>Bratislava</text:p>
          </table:table-cell>
          <table:table-cell office:value-type="float" office:value="8397.948" calcext:value-type="float">
            <text:p>8397.948</text:p>
          </table:table-cell>
          <table:table-cell office:value-type="string" calcext:value-type="string">
            <text:p>Tel_Aviv</text:p>
          </table:table-cell>
          <table:table-cell office:value-type="float" office:value="8853.126" calcext:value-type="float">
            <text:p>8853.126</text:p>
          </table:table-cell>
          <table:table-cell office:value-type="string" calcext:value-type="string">
            <text:p>Tel_Aviv</text:p>
          </table:table-cell>
          <table:table-cell office:value-type="float" office:value="8717.086" calcext:value-type="float">
            <text:p>8717.086</text:p>
          </table:table-cell>
          <table:table-cell office:value-type="string" calcext:value-type="string">
            <text:p>New_York</text:p>
          </table:table-cell>
          <table:table-cell office:value-type="float" office:value="7083.057" calcext:value-type="float">
            <text:p>7083.057</text:p>
          </table:table-cell>
          <table:table-cell office:value-type="string" calcext:value-type="string">
            <text:p>Montreal</text:p>
          </table:table-cell>
          <table:table-cell office:value-type="float" office:value="7620.25" calcext:value-type="float">
            <text:p>7620.25</text:p>
          </table:table-cell>
          <table:table-cell office:value-type="string" calcext:value-type="string">
            <text:p>Mumbai</text:p>
          </table:table-cell>
          <table:table-cell office:value-type="float" office:value="8441.723" calcext:value-type="float">
            <text:p>8441.723</text:p>
          </table:table-cell>
          <table:table-cell office:value-type="string" calcext:value-type="string">
            <text:p>Chicago</text:p>
          </table:table-cell>
          <table:table-cell office:value-type="float" office:value="7388.354" calcext:value-type="float">
            <text:p>7388.354</text:p>
          </table:table-cell>
          <table:table-cell office:value-type="string" calcext:value-type="string">
            <text:p>Chicago</text:p>
          </table:table-cell>
          <table:table-cell office:value-type="float" office:value="7383.165" calcext:value-type="float">
            <text:p>7383.165</text:p>
          </table:table-cell>
          <table:table-cell office:value-type="string" calcext:value-type="string">
            <text:p>Istanbul</text:p>
          </table:table-cell>
          <table:table-cell office:value-type="float" office:value="6713.632" calcext:value-type="float">
            <text:p>6713.632</text:p>
          </table:table-cell>
          <table:table-cell office:value-type="string" calcext:value-type="string">
            <text:p>Chicago</text:p>
          </table:table-cell>
          <table:table-cell office:value-type="float" office:value="8214.234" calcext:value-type="float">
            <text:p>8214.234</text:p>
          </table:table-cell>
          <table:table-cell office:value-type="string" calcext:value-type="string">
            <text:p>New_York</text:p>
          </table:table-cell>
          <table:table-cell office:value-type="float" office:value="7070.081" calcext:value-type="float">
            <text:p>7070.081</text:p>
          </table:table-cell>
          <table:table-cell office:value-type="string" calcext:value-type="string">
            <text:p>Chicago</text:p>
          </table:table-cell>
          <table:table-cell office:value-type="float" office:value="7129.764" calcext:value-type="float">
            <text:p>7129.764</text:p>
          </table:table-cell>
          <table:table-cell office:value-type="string" calcext:value-type="string">
            <text:p>Chicago</text:p>
          </table:table-cell>
          <table:table-cell office:value-type="float" office:value="7106.663" calcext:value-type="float">
            <text:p>7106.663</text:p>
          </table:table-cell>
          <table:table-cell office:value-type="string" calcext:value-type="string">
            <text:p>Miami</text:p>
          </table:table-cell>
          <table:table-cell office:value-type="float" office:value="17022.275" calcext:value-type="float">
            <text:p>17022.275</text:p>
          </table:table-cell>
          <table:table-cell office:value-type="string" calcext:value-type="string">
            <text:p>Brussels</text:p>
          </table:table-cell>
          <table:table-cell office:value-type="float" office:value="10066.481" calcext:value-type="float">
            <text:p>10066.481</text:p>
          </table:table-cell>
          <table:table-cell office:value-type="string" calcext:value-type="string">
            <text:p>San_Francisco</text:p>
          </table:table-cell>
          <table:table-cell office:value-type="float" office:value="19450.63" calcext:value-type="float">
            <text:p>19450.63</text:p>
          </table:table-cell>
          <table:table-cell office:value-type="string" calcext:value-type="string">
            <text:p>London</text:p>
          </table:table-cell>
          <table:table-cell office:value-type="float" office:value="13920.492" calcext:value-type="float">
            <text:p>13920.492</text:p>
          </table:table-cell>
          <table:table-cell office:value-type="string" calcext:value-type="string">
            <text:p>Tallinn</text:p>
          </table:table-cell>
          <table:table-cell office:value-type="float" office:value="15106.318" calcext:value-type="float">
            <text:p>15106.318</text:p>
          </table:table-cell>
          <table:table-cell office:value-type="string" calcext:value-type="string">
            <text:p>Tel_Aviv</text:p>
          </table:table-cell>
          <table:table-cell office:value-type="float" office:value="14460.079" calcext:value-type="float">
            <text:p>14460.079</text:p>
          </table:table-cell>
          <table:table-cell office:value-type="string" calcext:value-type="string">
            <text:p>Chicago</text:p>
          </table:table-cell>
          <table:table-cell office:value-type="float" office:value="7838.788" calcext:value-type="float">
            <text:p>7838.788</text:p>
          </table:table-cell>
          <table:table-cell office:value-type="string" calcext:value-type="string">
            <text:p>Chisinau</text:p>
          </table:table-cell>
          <table:table-cell office:value-type="float" office:value="18090.972" calcext:value-type="float">
            <text:p>18090.972</text:p>
          </table:table-cell>
          <table:table-cell office:value-type="string" calcext:value-type="string">
            <text:p>Lisbon</text:p>
          </table:table-cell>
          <table:table-cell office:value-type="float" office:value="17840.373" calcext:value-type="float">
            <text:p>17840.373</text:p>
          </table:table-cell>
          <table:table-cell office:value-type="string" calcext:value-type="string">
            <text:p>Sofia</text:p>
          </table:table-cell>
          <table:table-cell office:value-type="float" office:value="18198.406" calcext:value-type="float">
            <text:p>18198.406</text:p>
          </table:table-cell>
          <table:table-cell office:value-type="string" calcext:value-type="string">
            <text:p>Tirana</text:p>
          </table:table-cell>
          <table:table-cell office:value-type="float" office:value="11698.401" calcext:value-type="float">
            <text:p>11698.401</text:p>
          </table:table-cell>
          <table:table-cell office:value-type="string" calcext:value-type="string">
            <text:p>Lisbon</text:p>
          </table:table-cell>
          <table:table-cell office:value-type="float" office:value="11881.842" calcext:value-type="float">
            <text:p>11881.842</text:p>
          </table:table-cell>
          <table:table-cell office:value-type="string" calcext:value-type="string">
            <text:p>Lisbon</text:p>
          </table:table-cell>
          <table:table-cell office:value-type="float" office:value="11878.109" calcext:value-type="float">
            <text:p>11878.109</text:p>
          </table:table-cell>
          <table:table-cell office:value-type="string" calcext:value-type="string">
            <text:p>Reykjavik</text:p>
          </table:table-cell>
          <table:table-cell office:value-type="float" office:value="9558.365" calcext:value-type="float">
            <text:p>9558.365</text:p>
          </table:table-cell>
          <table:table-cell office:value-type="string" calcext:value-type="string">
            <text:p>Istanbul</text:p>
          </table:table-cell>
          <table:table-cell office:value-type="float" office:value="6826.071" calcext:value-type="float">
            <text:p>6826.071</text:p>
          </table:table-cell>
          <table:table-cell office:value-type="string" calcext:value-type="string">
            <text:p>Istanbul</text:p>
          </table:table-cell>
          <table:table-cell office:value-type="float" office:value="7136.598" calcext:value-type="float">
            <text:p>7136.598</text:p>
          </table:table-cell>
          <table:table-cell office:value-type="string" calcext:value-type="string">
            <text:p>Steinsel</text:p>
          </table:table-cell>
          <table:table-cell office:value-type="float" office:value="7747.905" calcext:value-type="float">
            <text:p>7747.905</text:p>
          </table:table-cell>
          <table:table-cell office:value-type="string" calcext:value-type="string">
            <text:p>Manassas</text:p>
          </table:table-cell>
          <table:table-cell office:value-type="float" office:value="8164.738" calcext:value-type="float">
            <text:p>8164.738</text:p>
          </table:table-cell>
          <table:table-cell office:value-type="string" calcext:value-type="string">
            <text:p>Reykjavik</text:p>
          </table:table-cell>
          <table:table-cell office:value-type="float" office:value="11181.731" calcext:value-type="float">
            <text:p>11181.731</text:p>
          </table:table-cell>
          <table:table-cell office:value-type="string" calcext:value-type="string">
            <text:p>Chicago</text:p>
          </table:table-cell>
          <table:table-cell office:value-type="float" office:value="8266.691" calcext:value-type="float">
            <text:p>8266.691</text:p>
          </table:table-cell>
          <table:table-cell office:value-type="string" calcext:value-type="string">
            <text:p>Berlin</text:p>
          </table:table-cell>
          <table:table-cell office:value-type="float" office:value="12510.669" calcext:value-type="float">
            <text:p>12510.669</text:p>
          </table:table-cell>
          <table:table-cell office:value-type="string" calcext:value-type="string">
            <text:p>Madrid</text:p>
          </table:table-cell>
          <table:table-cell office:value-type="float" office:value="10974.023" calcext:value-type="float">
            <text:p>10974.023</text:p>
          </table:table-cell>
          <table:table-cell office:value-type="string" calcext:value-type="string">
            <text:p>Marseille</text:p>
          </table:table-cell>
          <table:table-cell office:value-type="float" office:value="12181.233" calcext:value-type="float">
            <text:p>12181.233</text:p>
          </table:table-cell>
          <table:table-cell office:value-type="string" calcext:value-type="string">
            <text:p>Sarajevo</text:p>
          </table:table-cell>
          <table:table-cell office:value-type="float" office:value="12383.598" calcext:value-type="float">
            <text:p>12383.598</text:p>
          </table:table-cell>
          <table:table-cell office:value-type="string" calcext:value-type="string">
            <text:p>Tallinn</text:p>
          </table:table-cell>
          <table:table-cell office:value-type="float" office:value="14088.383" calcext:value-type="float">
            <text:p>14088.383</text:p>
          </table:table-cell>
          <table:table-cell office:value-type="string" calcext:value-type="string">
            <text:p>Copenhagen</text:p>
          </table:table-cell>
          <table:table-cell office:value-type="float" office:value="21181.42" calcext:value-type="float">
            <text:p>21181.42</text:p>
          </table:table-cell>
          <table:table-cell office:value-type="string" calcext:value-type="string">
            <text:p>Mexico</text:p>
          </table:table-cell>
          <table:table-cell office:value-type="float" office:value="21253.839" calcext:value-type="float">
            <text:p>21253.839</text:p>
          </table:table-cell>
          <table:table-cell office:value-type="string" calcext:value-type="string">
            <text:p>Montreal</text:p>
          </table:table-cell>
          <table:table-cell office:value-type="float" office:value="8238.137" calcext:value-type="float">
            <text:p>8238.137</text:p>
          </table:table-cell>
          <table:table-cell office:value-type="string" calcext:value-type="string">
            <text:p>Zurich</text:p>
          </table:table-cell>
          <table:table-cell office:value-type="float" office:value="22245.695" calcext:value-type="float">
            <text:p>22245.695</text:p>
          </table:table-cell>
          <table:table-cell office:value-type="string" calcext:value-type="string">
            <text:p>Madrid</text:p>
          </table:table-cell>
          <table:table-cell office:value-type="float" office:value="21921.064" calcext:value-type="float">
            <text:p>21921.064</text:p>
          </table:table-cell>
          <table:table-cell office:value-type="string" calcext:value-type="string">
            <text:p>Helsinki</text:p>
          </table:table-cell>
          <table:table-cell office:value-type="float" office:value="18049.29" calcext:value-type="float">
            <text:p>18049.29</text:p>
          </table:table-cell>
          <table:table-cell office:value-type="string" calcext:value-type="string">
            <text:p>Athens</text:p>
          </table:table-cell>
          <table:table-cell office:value-type="float" office:value="18297.077" calcext:value-type="float">
            <text:p>18297.077</text:p>
          </table:table-cell>
          <table:table-cell office:value-type="string" calcext:value-type="string">
            <text:p>Belgrade</text:p>
          </table:table-cell>
          <table:table-cell office:value-type="float" office:value="18515.229" calcext:value-type="float">
            <text:p>18515.229</text:p>
          </table:table-cell>
          <table:table-cell office:value-type="string" calcext:value-type="string">
            <text:p>Mumbai</text:p>
          </table:table-cell>
          <table:table-cell office:value-type="float" office:value="6921.132" calcext:value-type="float">
            <text:p>6921.132</text:p>
          </table:table-cell>
          <table:table-cell office:value-type="string" calcext:value-type="string">
            <text:p>Manassas</text:p>
          </table:table-cell>
          <table:table-cell office:value-type="float" office:value="6735.319" calcext:value-type="float">
            <text:p>6735.319</text:p>
          </table:table-cell>
          <table:table-cell office:value-type="string" calcext:value-type="string">
            <text:p>Tallinn</text:p>
          </table:table-cell>
          <table:table-cell office:value-type="float" office:value="16310.219" calcext:value-type="float">
            <text:p>16310.219</text:p>
          </table:table-cell>
          <table:table-cell office:value-type="string" calcext:value-type="string">
            <text:p>Marseille</text:p>
          </table:table-cell>
          <table:table-cell office:value-type="float" office:value="8412.86" calcext:value-type="float">
            <text:p>8412.86</text:p>
          </table:table-cell>
          <table:table-cell office:value-type="string" calcext:value-type="string">
            <text:p>Tirana</text:p>
          </table:table-cell>
          <table:table-cell office:value-type="float" office:value="9528.822" calcext:value-type="float">
            <text:p>9528.822</text:p>
          </table:table-cell>
          <table:table-cell office:value-type="string" calcext:value-type="string">
            <text:p>Berlin</text:p>
          </table:table-cell>
          <table:table-cell office:value-type="float" office:value="10405.368" calcext:value-type="float">
            <text:p>10405.368</text:p>
          </table:table-cell>
          <table:table-cell office:value-type="string" calcext:value-type="string">
            <text:p>Tirana</text:p>
          </table:table-cell>
          <table:table-cell office:value-type="float" office:value="11779.796" calcext:value-type="float">
            <text:p>11779.796</text:p>
          </table:table-cell>
          <table:table-cell office:value-type="string" calcext:value-type="string">
            <text:p>Manassas</text:p>
          </table:table-cell>
          <table:table-cell office:value-type="float" office:value="8521.989" calcext:value-type="float">
            <text:p>8521.98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8074.894" calcext:value-type="float">
            <text:p>8074.894</text:p>
          </table:table-cell>
          <table:table-cell office:value-type="string" calcext:value-type="string">
            <text:p>Steinsel</text:p>
          </table:table-cell>
          <table:table-cell office:value-type="float" office:value="8078.894" calcext:value-type="float">
            <text:p>8078.894</text:p>
          </table:table-cell>
          <table:table-cell office:value-type="string" calcext:value-type="string">
            <text:p>Brussels</text:p>
          </table:table-cell>
          <table:table-cell office:value-type="float" office:value="8895.294" calcext:value-type="float">
            <text:p>8895.294</text:p>
          </table:table-cell>
          <table:table-cell office:value-type="string" calcext:value-type="string">
            <text:p>Chicago</text:p>
          </table:table-cell>
          <table:table-cell office:value-type="float" office:value="8147.774" calcext:value-type="float">
            <text:p>8147.774</text:p>
          </table:table-cell>
          <table:table-cell office:value-type="string" calcext:value-type="string">
            <text:p>Milan</text:p>
          </table:table-cell>
          <table:table-cell office:value-type="float" office:value="14736.062" calcext:value-type="float">
            <text:p>14736.062</text:p>
          </table:table-cell>
          <table:table-cell office:value-type="string" calcext:value-type="string">
            <text:p>Steinsel</text:p>
          </table:table-cell>
          <table:table-cell office:value-type="float" office:value="16786.853" calcext:value-type="float">
            <text:p>16786.853</text:p>
          </table:table-cell>
          <table:table-cell office:value-type="string" calcext:value-type="string">
            <text:p>Reykjavik</text:p>
          </table:table-cell>
          <table:table-cell office:value-type="float" office:value="8398.607" calcext:value-type="float">
            <text:p>8398.607</text:p>
          </table:table-cell>
          <table:table-cell office:value-type="string" calcext:value-type="string">
            <text:p>Belgrade</text:p>
          </table:table-cell>
          <table:table-cell office:value-type="float" office:value="8901.323" calcext:value-type="float">
            <text:p>8901.323</text:p>
          </table:table-cell>
          <table:table-cell office:value-type="string" calcext:value-type="string">
            <text:p>Tirana</text:p>
          </table:table-cell>
          <table:table-cell office:value-type="float" office:value="8768.607" calcext:value-type="float">
            <text:p>8768.607</text:p>
          </table:table-cell>
          <table:table-cell office:value-type="string" calcext:value-type="string">
            <text:p>Chicago</text:p>
          </table:table-cell>
          <table:table-cell office:value-type="float" office:value="7084.841" calcext:value-type="float">
            <text:p>7084.841</text:p>
          </table:table-cell>
          <table:table-cell office:value-type="string" calcext:value-type="string">
            <text:p>Charlotte</text:p>
          </table:table-cell>
          <table:table-cell office:value-type="float" office:value="7797.21" calcext:value-type="float">
            <text:p>7797.21</text:p>
          </table:table-cell>
          <table:table-cell office:value-type="string" calcext:value-type="string">
            <text:p>Istanbul</text:p>
          </table:table-cell>
          <table:table-cell office:value-type="float" office:value="8501.46" calcext:value-type="float">
            <text:p>8501.46</text:p>
          </table:table-cell>
          <table:table-cell office:value-type="string" calcext:value-type="string">
            <text:p>Charlotte</text:p>
          </table:table-cell>
          <table:table-cell office:value-type="float" office:value="7583.919" calcext:value-type="float">
            <text:p>7583.919</text:p>
          </table:table-cell>
          <table:table-cell office:value-type="string" calcext:value-type="string">
            <text:p>Charlotte</text:p>
          </table:table-cell>
          <table:table-cell office:value-type="float" office:value="7584.963" calcext:value-type="float">
            <text:p>7584.963</text:p>
          </table:table-cell>
          <table:table-cell office:value-type="string" calcext:value-type="string">
            <text:p>Charlotte</text:p>
          </table:table-cell>
          <table:table-cell office:value-type="float" office:value="6756.302" calcext:value-type="float">
            <text:p>6756.302</text:p>
          </table:table-cell>
          <table:table-cell office:value-type="string" calcext:value-type="string">
            <text:p>Manassas</text:p>
          </table:table-cell>
          <table:table-cell office:value-type="float" office:value="8248.052" calcext:value-type="float">
            <text:p>8248.052</text:p>
          </table:table-cell>
          <table:table-cell office:value-type="string" calcext:value-type="string">
            <text:p>Montreal</text:p>
          </table:table-cell>
          <table:table-cell office:value-type="float" office:value="7556.871" calcext:value-type="float">
            <text:p>7556.871</text:p>
          </table:table-cell>
          <table:table-cell office:value-type="string" calcext:value-type="string">
            <text:p>New_York</text:p>
          </table:table-cell>
          <table:table-cell office:value-type="float" office:value="7245.252" calcext:value-type="float">
            <text:p>7245.252</text:p>
          </table:table-cell>
          <table:table-cell office:value-type="string" calcext:value-type="string">
            <text:p>New_York</text:p>
          </table:table-cell>
          <table:table-cell office:value-type="float" office:value="7455.198" calcext:value-type="float">
            <text:p>7455.198</text:p>
          </table:table-cell>
          <table:table-cell office:value-type="string" calcext:value-type="string">
            <text:p>Montreal</text:p>
          </table:table-cell>
          <table:table-cell office:value-type="float" office:value="17153.047" calcext:value-type="float">
            <text:p>17153.047</text:p>
          </table:table-cell>
          <table:table-cell office:value-type="string" calcext:value-type="string">
            <text:p>Seoul</text:p>
          </table:table-cell>
          <table:table-cell office:value-type="float" office:value="10110.749" calcext:value-type="float">
            <text:p>10110.749</text:p>
          </table:table-cell>
          <table:table-cell office:value-type="string" calcext:value-type="string">
            <text:p>Helsinki</text:p>
          </table:table-cell>
          <table:table-cell office:value-type="float" office:value="19880.862" calcext:value-type="float">
            <text:p>19880.862</text:p>
          </table:table-cell>
          <table:table-cell office:value-type="string" calcext:value-type="string">
            <text:p>Seoul</text:p>
          </table:table-cell>
          <table:table-cell office:value-type="float" office:value="14178.887" calcext:value-type="float">
            <text:p>14178.887</text:p>
          </table:table-cell>
          <table:table-cell office:value-type="string" calcext:value-type="string">
            <text:p>Riga</text:p>
          </table:table-cell>
          <table:table-cell office:value-type="float" office:value="15179.593" calcext:value-type="float">
            <text:p>15179.593</text:p>
          </table:table-cell>
          <table:table-cell office:value-type="string" calcext:value-type="string">
            <text:p>Ljubljana</text:p>
          </table:table-cell>
          <table:table-cell office:value-type="float" office:value="14668.533" calcext:value-type="float">
            <text:p>14668.533</text:p>
          </table:table-cell>
          <table:table-cell office:value-type="string" calcext:value-type="string">
            <text:p>Montreal</text:p>
          </table:table-cell>
          <table:table-cell office:value-type="float" office:value="8093.2" calcext:value-type="float">
            <text:p>8093.2</text:p>
          </table:table-cell>
          <table:table-cell office:value-type="string" calcext:value-type="string">
            <text:p>Athens</text:p>
          </table:table-cell>
          <table:table-cell office:value-type="float" office:value="18199.313" calcext:value-type="float">
            <text:p>18199.313</text:p>
          </table:table-cell>
          <table:table-cell office:value-type="string" calcext:value-type="string">
            <text:p>Sofia</text:p>
          </table:table-cell>
          <table:table-cell office:value-type="float" office:value="17932.97" calcext:value-type="float">
            <text:p>17932.97</text:p>
          </table:table-cell>
          <table:table-cell office:value-type="string" calcext:value-type="string">
            <text:p>Steinsel</text:p>
          </table:table-cell>
          <table:table-cell office:value-type="float" office:value="18238.821" calcext:value-type="float">
            <text:p>18238.821</text:p>
          </table:table-cell>
          <table:table-cell office:value-type="string" calcext:value-type="string">
            <text:p>Berlin</text:p>
          </table:table-cell>
          <table:table-cell office:value-type="float" office:value="11711.314" calcext:value-type="float">
            <text:p>11711.314</text:p>
          </table:table-cell>
          <table:table-cell office:value-type="string" calcext:value-type="string">
            <text:p>Riga</text:p>
          </table:table-cell>
          <table:table-cell office:value-type="float" office:value="11992.387" calcext:value-type="float">
            <text:p>11992.387</text:p>
          </table:table-cell>
          <table:table-cell office:value-type="string" calcext:value-type="string">
            <text:p>Riga</text:p>
          </table:table-cell>
          <table:table-cell office:value-type="float" office:value="11999.896" calcext:value-type="float">
            <text:p>11999.896</text:p>
          </table:table-cell>
          <table:table-cell office:value-type="string" calcext:value-type="string">
            <text:p>Tallinn</text:p>
          </table:table-cell>
          <table:table-cell office:value-type="float" office:value="9600.236" calcext:value-type="float">
            <text:p>9600.236</text:p>
          </table:table-cell>
          <table:table-cell office:value-type="string" calcext:value-type="string">
            <text:p>Saint_Louis</text:p>
          </table:table-cell>
          <table:table-cell office:value-type="float" office:value="7341.666" calcext:value-type="float">
            <text:p>7341.666</text:p>
          </table:table-cell>
          <table:table-cell office:value-type="string" calcext:value-type="string">
            <text:p>Manassas</text:p>
          </table:table-cell>
          <table:table-cell office:value-type="float" office:value="7360.385" calcext:value-type="float">
            <text:p>7360.385</text:p>
          </table:table-cell>
          <table:table-cell office:value-type="string" calcext:value-type="string">
            <text:p>Belgrade</text:p>
          </table:table-cell>
          <table:table-cell office:value-type="float" office:value="7799.384" calcext:value-type="float">
            <text:p>7799.384</text:p>
          </table:table-cell>
          <table:table-cell office:value-type="string" calcext:value-type="string">
            <text:p>Charlotte</text:p>
          </table:table-cell>
          <table:table-cell office:value-type="float" office:value="8357.149" calcext:value-type="float">
            <text:p>8357.149</text:p>
          </table:table-cell>
          <table:table-cell office:value-type="string" calcext:value-type="string">
            <text:p>Bratislava</text:p>
          </table:table-cell>
          <table:table-cell office:value-type="float" office:value="11183.855" calcext:value-type="float">
            <text:p>11183.855</text:p>
          </table:table-cell>
          <table:table-cell office:value-type="string" calcext:value-type="string">
            <text:p>Mumbai</text:p>
          </table:table-cell>
          <table:table-cell office:value-type="float" office:value="8463.289" calcext:value-type="float">
            <text:p>8463.289</text:p>
          </table:table-cell>
          <table:table-cell office:value-type="string" calcext:value-type="string">
            <text:p>Athens</text:p>
          </table:table-cell>
          <table:table-cell office:value-type="float" office:value="12655.783" calcext:value-type="float">
            <text:p>12655.783</text:p>
          </table:table-cell>
          <table:table-cell office:value-type="string" calcext:value-type="string">
            <text:p>Tokyo</text:p>
          </table:table-cell>
          <table:table-cell office:value-type="float" office:value="11182.907" calcext:value-type="float">
            <text:p>11182.907</text:p>
          </table:table-cell>
          <table:table-cell office:value-type="string" calcext:value-type="string">
            <text:p>Hong_Kong</text:p>
          </table:table-cell>
          <table:table-cell office:value-type="float" office:value="12209.621" calcext:value-type="float">
            <text:p>12209.621</text:p>
          </table:table-cell>
          <table:table-cell office:value-type="string" calcext:value-type="string">
            <text:p>Helsinki</text:p>
          </table:table-cell>
          <table:table-cell office:value-type="float" office:value="12442.501" calcext:value-type="float">
            <text:p>12442.501</text:p>
          </table:table-cell>
          <table:table-cell office:value-type="string" calcext:value-type="string">
            <text:p>Melbourne</text:p>
          </table:table-cell>
          <table:table-cell office:value-type="float" office:value="14248.484" calcext:value-type="float">
            <text:p>14248.484</text:p>
          </table:table-cell>
          <table:table-cell office:value-type="string" calcext:value-type="string">
            <text:p>Mexico</text:p>
          </table:table-cell>
          <table:table-cell office:value-type="float" office:value="21221.362" calcext:value-type="float">
            <text:p>21221.362</text:p>
          </table:table-cell>
          <table:table-cell office:value-type="string" calcext:value-type="string">
            <text:p>Berlin</text:p>
          </table:table-cell>
          <table:table-cell office:value-type="float" office:value="21452.527" calcext:value-type="float">
            <text:p>21452.527</text:p>
          </table:table-cell>
          <table:table-cell office:value-type="string" calcext:value-type="string">
            <text:p>New_York</text:p>
          </table:table-cell>
          <table:table-cell office:value-type="float" office:value="8613.923" calcext:value-type="float">
            <text:p>8613.923</text:p>
          </table:table-cell>
          <table:table-cell office:value-type="string" calcext:value-type="string">
            <text:p>Lisbon</text:p>
          </table:table-cell>
          <table:table-cell office:value-type="float" office:value="22257.201" calcext:value-type="float">
            <text:p>22257.201</text:p>
          </table:table-cell>
          <table:table-cell office:value-type="string" calcext:value-type="string">
            <text:p>Manassas</text:p>
          </table:table-cell>
          <table:table-cell office:value-type="float" office:value="22000.901" calcext:value-type="float">
            <text:p>22000.901</text:p>
          </table:table-cell>
          <table:table-cell office:value-type="string" calcext:value-type="string">
            <text:p>Montreal</text:p>
          </table:table-cell>
          <table:table-cell office:value-type="float" office:value="18299.35" calcext:value-type="float">
            <text:p>18299.35</text:p>
          </table:table-cell>
          <table:table-cell office:value-type="string" calcext:value-type="string">
            <text:p>Madrid</text:p>
          </table:table-cell>
          <table:table-cell office:value-type="float" office:value="18468.195" calcext:value-type="float">
            <text:p>18468.195</text:p>
          </table:table-cell>
          <table:table-cell office:value-type="string" calcext:value-type="string">
            <text:p>Seattle</text:p>
          </table:table-cell>
          <table:table-cell office:value-type="float" office:value="18761.968" calcext:value-type="float">
            <text:p>18761.968</text:p>
          </table:table-cell>
          <table:table-cell office:value-type="string" calcext:value-type="string">
            <text:p>Charlotte</text:p>
          </table:table-cell>
          <table:table-cell office:value-type="float" office:value="6932.157" calcext:value-type="float">
            <text:p>6932.157</text:p>
          </table:table-cell>
          <table:table-cell office:value-type="string" calcext:value-type="string">
            <text:p>Saint_Louis</text:p>
          </table:table-cell>
          <table:table-cell office:value-type="float" office:value="6938.632" calcext:value-type="float">
            <text:p>6938.632</text:p>
          </table:table-cell>
          <table:table-cell office:value-type="string" calcext:value-type="string">
            <text:p>Milan</text:p>
          </table:table-cell>
          <table:table-cell office:value-type="float" office:value="16383.533" calcext:value-type="float">
            <text:p>16383.533</text:p>
          </table:table-cell>
          <table:table-cell office:value-type="string" calcext:value-type="string">
            <text:p>Amsterdam</text:p>
          </table:table-cell>
          <table:table-cell office:value-type="float" office:value="8478.369" calcext:value-type="float">
            <text:p>8478.369</text:p>
          </table:table-cell>
          <table:table-cell office:value-type="string" calcext:value-type="string">
            <text:p>Lisbon</text:p>
          </table:table-cell>
          <table:table-cell office:value-type="float" office:value="9710.513" calcext:value-type="float">
            <text:p>9710.513</text:p>
          </table:table-cell>
          <table:table-cell office:value-type="string" calcext:value-type="string">
            <text:p>Belgrade</text:p>
          </table:table-cell>
          <table:table-cell office:value-type="float" office:value="10454.789" calcext:value-type="float">
            <text:p>10454.789</text:p>
          </table:table-cell>
          <table:table-cell office:value-type="string" calcext:value-type="string">
            <text:p>Santiago</text:p>
          </table:table-cell>
          <table:table-cell office:value-type="float" office:value="11787.166" calcext:value-type="float">
            <text:p>11787.166</text:p>
          </table:table-cell>
          <table:table-cell office:value-type="string" calcext:value-type="string">
            <text:p>Montreal</text:p>
          </table:table-cell>
          <table:table-cell office:value-type="float" office:value="8846.328" calcext:value-type="float">
            <text:p>8846.328</text:p>
          </table:table-cell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8258.894" calcext:value-type="float">
            <text:p>8258.894</text:p>
          </table:table-cell>
          <table:table-cell office:value-type="string" calcext:value-type="string">
            <text:p>Brazil</text:p>
          </table:table-cell>
          <table:table-cell office:value-type="float" office:value="8123.622" calcext:value-type="float">
            <text:p>8123.622</text:p>
          </table:table-cell>
          <table:table-cell office:value-type="string" calcext:value-type="string">
            <text:p>Tirana</text:p>
          </table:table-cell>
          <table:table-cell office:value-type="float" office:value="8977.456" calcext:value-type="float">
            <text:p>8977.456</text:p>
          </table:table-cell>
          <table:table-cell office:value-type="string" calcext:value-type="string">
            <text:p>Charlotte</text:p>
          </table:table-cell>
          <table:table-cell office:value-type="float" office:value="8399.405" calcext:value-type="float">
            <text:p>8399.405</text:p>
          </table:table-cell>
          <table:table-cell office:value-type="string" calcext:value-type="string">
            <text:p>Dublin</text:p>
          </table:table-cell>
          <table:table-cell office:value-type="float" office:value="14749.213" calcext:value-type="float">
            <text:p>14749.213</text:p>
          </table:table-cell>
          <table:table-cell office:value-type="string" calcext:value-type="string">
            <text:p>Athens</text:p>
          </table:table-cell>
          <table:table-cell office:value-type="float" office:value="17023.993" calcext:value-type="float">
            <text:p>17023.993</text:p>
          </table:table-cell>
          <table:table-cell office:value-type="string" calcext:value-type="string">
            <text:p>Skopje</text:p>
          </table:table-cell>
          <table:table-cell office:value-type="float" office:value="8412.96" calcext:value-type="float">
            <text:p>8412.96</text:p>
          </table:table-cell>
          <table:table-cell office:value-type="string" calcext:value-type="string">
            <text:p>Sarajevo</text:p>
          </table:table-cell>
          <table:table-cell office:value-type="float" office:value="8985.082" calcext:value-type="float">
            <text:p>8985.082</text:p>
          </table:table-cell>
          <table:table-cell office:value-type="string" calcext:value-type="string">
            <text:p>Skopje</text:p>
          </table:table-cell>
          <table:table-cell office:value-type="float" office:value="8776.892" calcext:value-type="float">
            <text:p>8776.892</text:p>
          </table:table-cell>
          <table:table-cell office:value-type="string" calcext:value-type="string">
            <text:p>Charlotte</text:p>
          </table:table-cell>
          <table:table-cell office:value-type="float" office:value="7443.975" calcext:value-type="float">
            <text:p>7443.975</text:p>
          </table:table-cell>
          <table:table-cell office:value-type="string" calcext:value-type="string">
            <text:p>Saint_Louis</text:p>
          </table:table-cell>
          <table:table-cell office:value-type="float" office:value="7860.023" calcext:value-type="float">
            <text:p>7860.023</text:p>
          </table:table-cell>
          <table:table-cell office:value-type="string" calcext:value-type="string">
            <text:p>Saint_Louis</text:p>
          </table:table-cell>
          <table:table-cell office:value-type="float" office:value="8617.165" calcext:value-type="float">
            <text:p>8617.165</text:p>
          </table:table-cell>
          <table:table-cell office:value-type="string" calcext:value-type="string">
            <text:p>New_York</text:p>
          </table:table-cell>
          <table:table-cell office:value-type="float" office:value="7648.622" calcext:value-type="float">
            <text:p>7648.622</text:p>
          </table:table-cell>
          <table:table-cell office:value-type="string" calcext:value-type="string">
            <text:p>New_York</text:p>
          </table:table-cell>
          <table:table-cell office:value-type="float" office:value="7648.449" calcext:value-type="float">
            <text:p>7648.449</text:p>
          </table:table-cell>
          <table:table-cell office:value-type="string" calcext:value-type="string">
            <text:p>New_York</text:p>
          </table:table-cell>
          <table:table-cell office:value-type="float" office:value="6829.253" calcext:value-type="float">
            <text:p>6829.253</text:p>
          </table:table-cell>
          <table:table-cell office:value-type="string" calcext:value-type="string">
            <text:p>Saint_Louis</text:p>
          </table:table-cell>
          <table:table-cell office:value-type="float" office:value="8442.776" calcext:value-type="float">
            <text:p>8442.776</text:p>
          </table:table-cell>
          <table:table-cell office:value-type="string" calcext:value-type="string">
            <text:p>Saint_Louis</text:p>
          </table:table-cell>
          <table:table-cell office:value-type="float" office:value="7563.872" calcext:value-type="float">
            <text:p>7563.872</text:p>
          </table:table-cell>
          <table:table-cell office:value-type="string" calcext:value-type="string">
            <text:p>Manassas</text:p>
          </table:table-cell>
          <table:table-cell office:value-type="float" office:value="7331.51" calcext:value-type="float">
            <text:p>7331.51</text:p>
          </table:table-cell>
          <table:table-cell office:value-type="string" calcext:value-type="string">
            <text:p>Charlotte</text:p>
          </table:table-cell>
          <table:table-cell office:value-type="float" office:value="7530.416" calcext:value-type="float">
            <text:p>7530.416</text:p>
          </table:table-cell>
          <table:table-cell office:value-type="string" calcext:value-type="string">
            <text:p>Oslo</text:p>
          </table:table-cell>
          <table:table-cell office:value-type="float" office:value="17270.538" calcext:value-type="float">
            <text:p>17270.538</text:p>
          </table:table-cell>
          <table:table-cell office:value-type="string" calcext:value-type="string">
            <text:p>Bratislava</text:p>
          </table:table-cell>
          <table:table-cell office:value-type="float" office:value="10138.471" calcext:value-type="float">
            <text:p>10138.471</text:p>
          </table:table-cell>
          <table:table-cell office:value-type="string" calcext:value-type="string">
            <text:p>Montreal</text:p>
          </table:table-cell>
          <table:table-cell office:value-type="float" office:value="19992.889" calcext:value-type="float">
            <text:p>19992.889</text:p>
          </table:table-cell>
          <table:table-cell office:value-type="string" calcext:value-type="string">
            <text:p>Riga</text:p>
          </table:table-cell>
          <table:table-cell office:value-type="float" office:value="15205.297" calcext:value-type="float">
            <text:p>15205.297</text:p>
          </table:table-cell>
          <table:table-cell office:value-type="string" calcext:value-type="string">
            <text:p>Paris</text:p>
          </table:table-cell>
          <table:table-cell office:value-type="float" office:value="15306.562" calcext:value-type="float">
            <text:p>15306.562</text:p>
          </table:table-cell>
          <table:table-cell office:value-type="string" calcext:value-type="string">
            <text:p>Riga</text:p>
          </table:table-cell>
          <table:table-cell office:value-type="float" office:value="15190.957" calcext:value-type="float">
            <text:p>15190.957</text:p>
          </table:table-cell>
          <table:table-cell office:value-type="string" calcext:value-type="string">
            <text:p>Charlotte</text:p>
          </table:table-cell>
          <table:table-cell office:value-type="float" office:value="8100.075" calcext:value-type="float">
            <text:p>8100.075</text:p>
          </table:table-cell>
          <table:table-cell office:value-type="string" calcext:value-type="string">
            <text:p>Madrid</text:p>
          </table:table-cell>
          <table:table-cell office:value-type="float" office:value="18309.958" calcext:value-type="float">
            <text:p>18309.958</text:p>
          </table:table-cell>
          <table:table-cell office:value-type="string" calcext:value-type="string">
            <text:p>Dallas</text:p>
          </table:table-cell>
          <table:table-cell office:value-type="float" office:value="17951.71" calcext:value-type="float">
            <text:p>17951.71</text:p>
          </table:table-cell>
          <table:table-cell office:value-type="string" calcext:value-type="string">
            <text:p>Helsinki</text:p>
          </table:table-cell>
          <table:table-cell office:value-type="float" office:value="18251.128" calcext:value-type="float">
            <text:p>18251.128</text:p>
          </table:table-cell>
          <table:table-cell office:value-type="string" calcext:value-type="string">
            <text:p>Skopje</text:p>
          </table:table-cell>
          <table:table-cell office:value-type="float" office:value="11871.298" calcext:value-type="float">
            <text:p>11871.298</text:p>
          </table:table-cell>
          <table:table-cell office:value-type="string" calcext:value-type="string">
            <text:p>Tel_Aviv</text:p>
          </table:table-cell>
          <table:table-cell office:value-type="float" office:value="12136.663" calcext:value-type="float">
            <text:p>12136.663</text:p>
          </table:table-cell>
          <table:table-cell office:value-type="string" calcext:value-type="string">
            <text:p>Chisinau</text:p>
          </table:table-cell>
          <table:table-cell office:value-type="float" office:value="12049.158" calcext:value-type="float">
            <text:p>12049.158</text:p>
          </table:table-cell>
          <table:table-cell office:value-type="string" calcext:value-type="string">
            <text:p>Steinsel</text:p>
          </table:table-cell>
          <table:table-cell office:value-type="float" office:value="9797.124" calcext:value-type="float">
            <text:p>9797.124</text:p>
          </table:table-cell>
          <table:table-cell office:value-type="string" calcext:value-type="string">
            <text:p>Montreal</text:p>
          </table:table-cell>
          <table:table-cell office:value-type="float" office:value="7401.526" calcext:value-type="float">
            <text:p>7401.526</text:p>
          </table:table-cell>
          <table:table-cell office:value-type="string" calcext:value-type="string">
            <text:p>Montreal</text:p>
          </table:table-cell>
          <table:table-cell office:value-type="float" office:value="7415.072" calcext:value-type="float">
            <text:p>7415.072</text:p>
          </table:table-cell>
          <table:table-cell office:value-type="string" calcext:value-type="string">
            <text:p>Skopje</text:p>
          </table:table-cell>
          <table:table-cell office:value-type="float" office:value="7930.047" calcext:value-type="float">
            <text:p>7930.047</text:p>
          </table:table-cell>
          <table:table-cell office:value-type="string" calcext:value-type="string">
            <text:p>Saint_Louis</text:p>
          </table:table-cell>
          <table:table-cell office:value-type="float" office:value="8367.572" calcext:value-type="float">
            <text:p>8367.572</text:p>
          </table:table-cell>
          <table:table-cell office:value-type="string" calcext:value-type="string">
            <text:p>Dublin</text:p>
          </table:table-cell>
          <table:table-cell office:value-type="float" office:value="11276.67" calcext:value-type="float">
            <text:p>11276.67</text:p>
          </table:table-cell>
          <table:table-cell office:value-type="string" calcext:value-type="string">
            <text:p>New_York</text:p>
          </table:table-cell>
          <table:table-cell office:value-type="float" office:value="8569.892" calcext:value-type="float">
            <text:p>8569.892</text:p>
          </table:table-cell>
          <table:table-cell office:value-type="string" calcext:value-type="string">
            <text:p>Buenos_Aires</text:p>
          </table:table-cell>
          <table:table-cell office:value-type="float" office:value="12679.336" calcext:value-type="float">
            <text:p>12679.336</text:p>
          </table:table-cell>
          <table:table-cell office:value-type="string" calcext:value-type="string">
            <text:p>Sarajevo</text:p>
          </table:table-cell>
          <table:table-cell office:value-type="float" office:value="11256.332" calcext:value-type="float">
            <text:p>11256.332</text:p>
          </table:table-cell>
          <table:table-cell office:value-type="string" calcext:value-type="string">
            <text:p>Dublin</text:p>
          </table:table-cell>
          <table:table-cell office:value-type="float" office:value="12226.021" calcext:value-type="float">
            <text:p>12226.021</text:p>
          </table:table-cell>
          <table:table-cell office:value-type="string" calcext:value-type="string">
            <text:p>Brussels</text:p>
          </table:table-cell>
          <table:table-cell office:value-type="float" office:value="12482.56" calcext:value-type="float">
            <text:p>12482.56</text:p>
          </table:table-cell>
          <table:table-cell office:value-type="string" calcext:value-type="string">
            <text:p>Tel_Aviv</text:p>
          </table:table-cell>
          <table:table-cell office:value-type="float" office:value="14271.77" calcext:value-type="float">
            <text:p>14271.77</text:p>
          </table:table-cell>
          <table:table-cell office:value-type="string" calcext:value-type="string">
            <text:p>Berlin</text:p>
          </table:table-cell>
          <table:table-cell office:value-type="float" office:value="21227.615" calcext:value-type="float">
            <text:p>21227.615</text:p>
          </table:table-cell>
          <table:table-cell office:value-type="string" calcext:value-type="string">
            <text:p>Dublin</text:p>
          </table:table-cell>
          <table:table-cell office:value-type="float" office:value="21492.06" calcext:value-type="float">
            <text:p>21492.06</text:p>
          </table:table-cell>
          <table:table-cell office:value-type="string" calcext:value-type="string">
            <text:p>Charlotte</text:p>
          </table:table-cell>
          <table:table-cell office:value-type="float" office:value="8615.83" calcext:value-type="float">
            <text:p>8615.83</text:p>
          </table:table-cell>
          <table:table-cell office:value-type="string" calcext:value-type="string">
            <text:p>Los_Angeles</text:p>
          </table:table-cell>
          <table:table-cell office:value-type="float" office:value="22263.195" calcext:value-type="float">
            <text:p>22263.195</text:p>
          </table:table-cell>
          <table:table-cell office:value-type="string" calcext:value-type="string">
            <text:p>Athens</text:p>
          </table:table-cell>
          <table:table-cell office:value-type="float" office:value="22197.088" calcext:value-type="float">
            <text:p>22197.088</text:p>
          </table:table-cell>
          <table:table-cell office:value-type="string" calcext:value-type="string">
            <text:p>Madrid</text:p>
          </table:table-cell>
          <table:table-cell office:value-type="float" office:value="18502.8" calcext:value-type="float">
            <text:p>18502.8</text:p>
          </table:table-cell>
          <table:table-cell office:value-type="string" calcext:value-type="string">
            <text:p>Chisinau</text:p>
          </table:table-cell>
          <table:table-cell office:value-type="float" office:value="18881.566" calcext:value-type="float">
            <text:p>18881.566</text:p>
          </table:table-cell>
          <table:table-cell office:value-type="string" calcext:value-type="string">
            <text:p>Kansas_City</text:p>
          </table:table-cell>
          <table:table-cell office:value-type="float" office:value="18823.047" calcext:value-type="float">
            <text:p>18823.047</text:p>
          </table:table-cell>
          <table:table-cell office:value-type="string" calcext:value-type="string">
            <text:p>Saint_Louis</text:p>
          </table:table-cell>
          <table:table-cell office:value-type="float" office:value="7195.479" calcext:value-type="float">
            <text:p>7195.479</text:p>
          </table:table-cell>
          <table:table-cell office:value-type="string" calcext:value-type="string">
            <text:p>Charlotte</text:p>
          </table:table-cell>
          <table:table-cell office:value-type="float" office:value="6963.086" calcext:value-type="float">
            <text:p>6963.086</text:p>
          </table:table-cell>
          <table:table-cell office:value-type="string" calcext:value-type="string">
            <text:p>Sarajevo</text:p>
          </table:table-cell>
          <table:table-cell office:value-type="float" office:value="16571.996" calcext:value-type="float">
            <text:p>16571.996</text:p>
          </table:table-cell>
          <table:table-cell office:value-type="string" calcext:value-type="string">
            <text:p>Lisbon</text:p>
          </table:table-cell>
          <table:table-cell office:value-type="float" office:value="8510.566" calcext:value-type="float">
            <text:p>8510.566</text:p>
          </table:table-cell>
          <table:table-cell office:value-type="string" calcext:value-type="string">
            <text:p>Warsaw</text:p>
          </table:table-cell>
          <table:table-cell office:value-type="float" office:value="9735.591" calcext:value-type="float">
            <text:p>9735.591</text:p>
          </table:table-cell>
          <table:table-cell office:value-type="string" calcext:value-type="string">
            <text:p>Zurich</text:p>
          </table:table-cell>
          <table:table-cell office:value-type="float" office:value="10498.047" calcext:value-type="float">
            <text:p>10498.047</text:p>
          </table:table-cell>
          <table:table-cell office:value-type="string" calcext:value-type="string">
            <text:p>Marseille</text:p>
          </table:table-cell>
          <table:table-cell office:value-type="float" office:value="11792.007" calcext:value-type="float">
            <text:p>11792.007</text:p>
          </table:table-cell>
          <table:table-cell office:value-type="string" calcext:value-type="string">
            <text:p>Chicago</text:p>
          </table:table-cell>
          <table:table-cell office:value-type="float" office:value="8888.855" calcext:value-type="float">
            <text:p>8888.855</text:p>
          </table:table-cell>
        </table:table-row>
        <table:table-row table:style-name="ro1">
          <table:table-cell office:value-type="string" calcext:value-type="string">
            <text:p>Tel_Aviv</text:p>
          </table:table-cell>
          <table:table-cell office:value-type="float" office:value="8264.608" calcext:value-type="float">
            <text:p>8264.608</text:p>
          </table:table-cell>
          <table:table-cell office:value-type="string" calcext:value-type="string">
            <text:p>Reykjavik</text:p>
          </table:table-cell>
          <table:table-cell office:value-type="float" office:value="8127.759" calcext:value-type="float">
            <text:p>8127.759</text:p>
          </table:table-cell>
          <table:table-cell office:value-type="string" calcext:value-type="string">
            <text:p>Steinsel</text:p>
          </table:table-cell>
          <table:table-cell office:value-type="float" office:value="9035.993" calcext:value-type="float">
            <text:p>9035.993</text:p>
          </table:table-cell>
          <table:table-cell office:value-type="string" calcext:value-type="string">
            <text:p>New_York</text:p>
          </table:table-cell>
          <table:table-cell office:value-type="float" office:value="8413.752" calcext:value-type="float">
            <text:p>8413.752</text:p>
          </table:table-cell>
          <table:table-cell office:value-type="string" calcext:value-type="string">
            <text:p>Steinsel</text:p>
          </table:table-cell>
          <table:table-cell office:value-type="float" office:value="14774.052" calcext:value-type="float">
            <text:p>14774.052</text:p>
          </table:table-cell>
          <table:table-cell office:value-type="string" calcext:value-type="string">
            <text:p>Chisinau</text:p>
          </table:table-cell>
          <table:table-cell office:value-type="float" office:value="17071.758" calcext:value-type="float">
            <text:p>17071.758</text:p>
          </table:table-cell>
          <table:table-cell office:value-type="string" calcext:value-type="string">
            <text:p>Ljubljana</text:p>
          </table:table-cell>
          <table:table-cell office:value-type="float" office:value="8433.622" calcext:value-type="float">
            <text:p>8433.622</text:p>
          </table:table-cell>
          <table:table-cell office:value-type="string" calcext:value-type="string">
            <text:p>Skopje</text:p>
          </table:table-cell>
          <table:table-cell office:value-type="float" office:value="9002.072" calcext:value-type="float">
            <text:p>9002.072</text:p>
          </table:table-cell>
          <table:table-cell office:value-type="string" calcext:value-type="string">
            <text:p>Belgrade</text:p>
          </table:table-cell>
          <table:table-cell office:value-type="float" office:value="8851.265" calcext:value-type="float">
            <text:p>8851.265</text:p>
          </table:table-cell>
          <table:table-cell office:value-type="string" calcext:value-type="string">
            <text:p>Manassas</text:p>
          </table:table-cell>
          <table:table-cell office:value-type="float" office:value="7673.29" calcext:value-type="float">
            <text:p>7673.29</text:p>
          </table:table-cell>
          <table:table-cell office:value-type="string" calcext:value-type="string">
            <text:p>New_York</text:p>
          </table:table-cell>
          <table:table-cell office:value-type="float" office:value="7903.55" calcext:value-type="float">
            <text:p>7903.55</text:p>
          </table:table-cell>
          <table:table-cell office:value-type="string" calcext:value-type="string">
            <text:p>New_York</text:p>
          </table:table-cell>
          <table:table-cell office:value-type="float" office:value="8619.805" calcext:value-type="float">
            <text:p>8619.805</text:p>
          </table:table-cell>
          <table:table-cell office:value-type="string" calcext:value-type="string">
            <text:p>Montreal</text:p>
          </table:table-cell>
          <table:table-cell office:value-type="float" office:value="7788.712" calcext:value-type="float">
            <text:p>7788.712</text:p>
          </table:table-cell>
          <table:table-cell office:value-type="string" calcext:value-type="string">
            <text:p>Manassas</text:p>
          </table:table-cell>
          <table:table-cell office:value-type="float" office:value="7786.306" calcext:value-type="float">
            <text:p>7786.306</text:p>
          </table:table-cell>
          <table:table-cell office:value-type="string" calcext:value-type="string">
            <text:p>Manassas</text:p>
          </table:table-cell>
          <table:table-cell office:value-type="float" office:value="7302.056" calcext:value-type="float">
            <text:p>7302.056</text:p>
          </table:table-cell>
          <table:table-cell office:value-type="string" calcext:value-type="string">
            <text:p>Charlotte</text:p>
          </table:table-cell>
          <table:table-cell office:value-type="float" office:value="8462.79" calcext:value-type="float">
            <text:p>8462.79</text:p>
          </table:table-cell>
          <table:table-cell office:value-type="string" calcext:value-type="string">
            <text:p>Manassas</text:p>
          </table:table-cell>
          <table:table-cell office:value-type="float" office:value="7608.922" calcext:value-type="float">
            <text:p>7608.922</text:p>
          </table:table-cell>
          <table:table-cell office:value-type="string" calcext:value-type="string">
            <text:p>Charlotte</text:p>
          </table:table-cell>
          <table:table-cell office:value-type="float" office:value="7479.885" calcext:value-type="float">
            <text:p>7479.885</text:p>
          </table:table-cell>
          <table:table-cell office:value-type="string" calcext:value-type="string">
            <text:p>Montreal</text:p>
          </table:table-cell>
          <table:table-cell office:value-type="float" office:value="7532.489" calcext:value-type="float">
            <text:p>7532.489</text:p>
          </table:table-cell>
          <table:table-cell office:value-type="string" calcext:value-type="string">
            <text:p>Berlin</text:p>
          </table:table-cell>
          <table:table-cell office:value-type="float" office:value="17539.062" calcext:value-type="float">
            <text:p>17539.062</text:p>
          </table:table-cell>
          <table:table-cell office:value-type="string" calcext:value-type="string">
            <text:p>Riga</text:p>
          </table:table-cell>
          <table:table-cell office:value-type="float" office:value="10225.318" calcext:value-type="float">
            <text:p>10225.318</text:p>
          </table:table-cell>
          <table:table-cell office:value-type="string" calcext:value-type="string">
            <text:p>Saint_Louis</text:p>
          </table:table-cell>
          <table:table-cell office:value-type="float" office:value="20019.894" calcext:value-type="float">
            <text:p>20019.894</text:p>
          </table:table-cell>
          <table:table-cell office:value-type="string" calcext:value-type="string">
            <text:p>Brussels</text:p>
          </table:table-cell>
          <table:table-cell office:value-type="float" office:value="15482.914" calcext:value-type="float">
            <text:p>15482.914</text:p>
          </table:table-cell>
          <table:table-cell office:value-type="string" calcext:value-type="string">
            <text:p>Zagreb</text:p>
          </table:table-cell>
          <table:table-cell office:value-type="float" office:value="15788.186" calcext:value-type="float">
            <text:p>15788.186</text:p>
          </table:table-cell>
          <table:table-cell office:value-type="string" calcext:value-type="string">
            <text:p>Zagreb</text:p>
          </table:table-cell>
          <table:table-cell office:value-type="float" office:value="15455.526" calcext:value-type="float">
            <text:p>15455.526</text:p>
          </table:table-cell>
          <table:table-cell office:value-type="string" calcext:value-type="string">
            <text:p>Manassas</text:p>
          </table:table-cell>
          <table:table-cell office:value-type="float" office:value="8139.669" calcext:value-type="float">
            <text:p>8139.669</text:p>
          </table:table-cell>
          <table:table-cell office:value-type="string" calcext:value-type="string">
            <text:p>Helsinki</text:p>
          </table:table-cell>
          <table:table-cell office:value-type="float" office:value="18327.962" calcext:value-type="float">
            <text:p>18327.962</text:p>
          </table:table-cell>
          <table:table-cell office:value-type="string" calcext:value-type="string">
            <text:p>Steinsel</text:p>
          </table:table-cell>
          <table:table-cell office:value-type="float" office:value="18028.354" calcext:value-type="float">
            <text:p>18028.354</text:p>
          </table:table-cell>
          <table:table-cell office:value-type="string" calcext:value-type="string">
            <text:p>Lisbon</text:p>
          </table:table-cell>
          <table:table-cell office:value-type="float" office:value="18437.74" calcext:value-type="float">
            <text:p>18437.74</text:p>
          </table:table-cell>
          <table:table-cell office:value-type="string" calcext:value-type="string">
            <text:p>Reykjavik</text:p>
          </table:table-cell>
          <table:table-cell office:value-type="float" office:value="11877.328" calcext:value-type="float">
            <text:p>11877.328</text:p>
          </table:table-cell>
          <table:table-cell office:value-type="string" calcext:value-type="string">
            <text:p>Bucharest</text:p>
          </table:table-cell>
          <table:table-cell office:value-type="float" office:value="12175.036" calcext:value-type="float">
            <text:p>12175.036</text:p>
          </table:table-cell>
          <table:table-cell office:value-type="string" calcext:value-type="string">
            <text:p>Bucharest</text:p>
          </table:table-cell>
          <table:table-cell office:value-type="float" office:value="12216.404" calcext:value-type="float">
            <text:p>12216.404</text:p>
          </table:table-cell>
          <table:table-cell office:value-type="string" calcext:value-type="string">
            <text:p>Tirana</text:p>
          </table:table-cell>
          <table:table-cell office:value-type="float" office:value="9984.476" calcext:value-type="float">
            <text:p>9984.476</text:p>
          </table:table-cell>
          <table:table-cell office:value-type="string" calcext:value-type="string">
            <text:p>Manassas</text:p>
          </table:table-cell>
          <table:table-cell office:value-type="float" office:value="7438.652" calcext:value-type="float">
            <text:p>7438.652</text:p>
          </table:table-cell>
          <table:table-cell office:value-type="string" calcext:value-type="string">
            <text:p>Saint_Louis</text:p>
          </table:table-cell>
          <table:table-cell office:value-type="float" office:value="7488.521" calcext:value-type="float">
            <text:p>7488.521</text:p>
          </table:table-cell>
          <table:table-cell office:value-type="string" calcext:value-type="string">
            <text:p>Athens</text:p>
          </table:table-cell>
          <table:table-cell office:value-type="float" office:value="7995.283" calcext:value-type="float">
            <text:p>7995.283</text:p>
          </table:table-cell>
          <table:table-cell office:value-type="string" calcext:value-type="string">
            <text:p>Montreal</text:p>
          </table:table-cell>
          <table:table-cell office:value-type="float" office:value="8596.878" calcext:value-type="float">
            <text:p>8596.878</text:p>
          </table:table-cell>
          <table:table-cell office:value-type="string" calcext:value-type="string">
            <text:p>Skopje</text:p>
          </table:table-cell>
          <table:table-cell office:value-type="float" office:value="11485.625" calcext:value-type="float">
            <text:p>11485.625</text:p>
          </table:table-cell>
          <table:table-cell office:value-type="string" calcext:value-type="string">
            <text:p>Charlotte</text:p>
          </table:table-cell>
          <table:table-cell office:value-type="float" office:value="8888.97" calcext:value-type="float">
            <text:p>8888.97</text:p>
          </table:table-cell>
          <table:table-cell office:value-type="string" calcext:value-type="string">
            <text:p>Chisinau</text:p>
          </table:table-cell>
          <table:table-cell office:value-type="float" office:value="12696.02" calcext:value-type="float">
            <text:p>12696.02</text:p>
          </table:table-cell>
          <table:table-cell office:value-type="string" calcext:value-type="string">
            <text:p>Steinsel</text:p>
          </table:table-cell>
          <table:table-cell office:value-type="float" office:value="11375.591" calcext:value-type="float">
            <text:p>11375.591</text:p>
          </table:table-cell>
          <table:table-cell office:value-type="string" calcext:value-type="string">
            <text:p>Madrid</text:p>
          </table:table-cell>
          <table:table-cell office:value-type="float" office:value="12254.1" calcext:value-type="float">
            <text:p>12254.1</text:p>
          </table:table-cell>
          <table:table-cell office:value-type="string" calcext:value-type="string">
            <text:p>Athens</text:p>
          </table:table-cell>
          <table:table-cell office:value-type="float" office:value="12483.154" calcext:value-type="float">
            <text:p>12483.154</text:p>
          </table:table-cell>
          <table:table-cell office:value-type="string" calcext:value-type="string">
            <text:p>Prague</text:p>
          </table:table-cell>
          <table:table-cell office:value-type="float" office:value="14374.616" calcext:value-type="float">
            <text:p>14374.616</text:p>
          </table:table-cell>
          <table:table-cell office:value-type="string" calcext:value-type="string">
            <text:p>Ljubljana</text:p>
          </table:table-cell>
          <table:table-cell office:value-type="float" office:value="21389.481" calcext:value-type="float">
            <text:p>21389.481</text:p>
          </table:table-cell>
          <table:table-cell office:value-type="string" calcext:value-type="string">
            <text:p>Ljubljana</text:p>
          </table:table-cell>
          <table:table-cell office:value-type="float" office:value="21711.49" calcext:value-type="float">
            <text:p>21711.49</text:p>
          </table:table-cell>
          <table:table-cell office:value-type="string" calcext:value-type="string">
            <text:p>Saint_Louis</text:p>
          </table:table-cell>
          <table:table-cell office:value-type="float" office:value="8636.632" calcext:value-type="float">
            <text:p>8636.632</text:p>
          </table:table-cell>
          <table:table-cell office:value-type="string" calcext:value-type="string">
            <text:p>Sofia</text:p>
          </table:table-cell>
          <table:table-cell office:value-type="float" office:value="22351.522" calcext:value-type="float">
            <text:p>22351.522</text:p>
          </table:table-cell>
          <table:table-cell office:value-type="string" calcext:value-type="string">
            <text:p>Copenhagen</text:p>
          </table:table-cell>
          <table:table-cell office:value-type="float" office:value="22331.086" calcext:value-type="float">
            <text:p>22331.086</text:p>
          </table:table-cell>
          <table:table-cell office:value-type="string" calcext:value-type="string">
            <text:p>New_York</text:p>
          </table:table-cell>
          <table:table-cell office:value-type="float" office:value="18845.908" calcext:value-type="float">
            <text:p>18845.908</text:p>
          </table:table-cell>
          <table:table-cell office:value-type="string" calcext:value-type="string">
            <text:p>Marseille</text:p>
          </table:table-cell>
          <table:table-cell office:value-type="float" office:value="18990.745" calcext:value-type="float">
            <text:p>18990.745</text:p>
          </table:table-cell>
          <table:table-cell office:value-type="string" calcext:value-type="string">
            <text:p>Helsinki</text:p>
          </table:table-cell>
          <table:table-cell office:value-type="float" office:value="18825.251" calcext:value-type="float">
            <text:p>18825.251</text:p>
          </table:table-cell>
          <table:table-cell office:value-type="string" calcext:value-type="string">
            <text:p>Manassas</text:p>
          </table:table-cell>
          <table:table-cell office:value-type="float" office:value="7242.321" calcext:value-type="float">
            <text:p>7242.321</text:p>
          </table:table-cell>
          <table:table-cell office:value-type="string" calcext:value-type="string">
            <text:p>Istanbul</text:p>
          </table:table-cell>
          <table:table-cell office:value-type="float" office:value="7028.797" calcext:value-type="float">
            <text:p>7028.797</text:p>
          </table:table-cell>
          <table:table-cell office:value-type="string" calcext:value-type="string">
            <text:p>Copenhagen</text:p>
          </table:table-cell>
          <table:table-cell office:value-type="float" office:value="16574.954" calcext:value-type="float">
            <text:p>16574.954</text:p>
          </table:table-cell>
          <table:table-cell office:value-type="string" calcext:value-type="string">
            <text:p>Warsaw</text:p>
          </table:table-cell>
          <table:table-cell office:value-type="float" office:value="8607.324" calcext:value-type="float">
            <text:p>8607.324</text:p>
          </table:table-cell>
          <table:table-cell office:value-type="string" calcext:value-type="string">
            <text:p>Berlin</text:p>
          </table:table-cell>
          <table:table-cell office:value-type="float" office:value="9758.003" calcext:value-type="float">
            <text:p>9758.003</text:p>
          </table:table-cell>
          <table:table-cell office:value-type="string" calcext:value-type="string">
            <text:p>Sarajevo</text:p>
          </table:table-cell>
          <table:table-cell office:value-type="float" office:value="10783.332" calcext:value-type="float">
            <text:p>10783.332</text:p>
          </table:table-cell>
          <table:table-cell office:value-type="string" calcext:value-type="string">
            <text:p>Chisinau</text:p>
          </table:table-cell>
          <table:table-cell office:value-type="float" office:value="11848.393" calcext:value-type="float">
            <text:p>11848.393</text:p>
          </table:table-cell>
          <table:table-cell office:value-type="string" calcext:value-type="string">
            <text:p>New_York</text:p>
          </table:table-cell>
          <table:table-cell office:value-type="float" office:value="8974.646" calcext:value-type="float">
            <text:p>8974.646</text:p>
          </table:table-cell>
        </table:table-row>
        <table:table-row table:style-name="ro1">
          <table:table-cell office:value-type="string" calcext:value-type="string">
            <text:p>Skopje</text:p>
          </table:table-cell>
          <table:table-cell office:value-type="float" office:value="8279.644" calcext:value-type="float">
            <text:p>8279.644</text:p>
          </table:table-cell>
          <table:table-cell office:value-type="string" calcext:value-type="string">
            <text:p>Sarajevo</text:p>
          </table:table-cell>
          <table:table-cell office:value-type="float" office:value="8208.071" calcext:value-type="float">
            <text:p>8208.071</text:p>
          </table:table-cell>
          <table:table-cell office:value-type="string" calcext:value-type="string">
            <text:p>Buenos_Aires</text:p>
          </table:table-cell>
          <table:table-cell office:value-type="float" office:value="9111.477" calcext:value-type="float">
            <text:p>9111.477</text:p>
          </table:table-cell>
          <table:table-cell office:value-type="string" calcext:value-type="string">
            <text:p>Saint_Louis</text:p>
          </table:table-cell>
          <table:table-cell office:value-type="float" office:value="8927.453" calcext:value-type="float">
            <text:p>8927.453</text:p>
          </table:table-cell>
          <table:table-cell office:value-type="string" calcext:value-type="string">
            <text:p>Sarajevo</text:p>
          </table:table-cell>
          <table:table-cell office:value-type="float" office:value="14865.439" calcext:value-type="float">
            <text:p>14865.439</text:p>
          </table:table-cell>
          <table:table-cell office:value-type="string" calcext:value-type="string">
            <text:p>Dublin</text:p>
          </table:table-cell>
          <table:table-cell office:value-type="float" office:value="17247.482" calcext:value-type="float">
            <text:p>17247.482</text:p>
          </table:table-cell>
          <table:table-cell office:value-type="string" calcext:value-type="string">
            <text:p>Chisinau</text:p>
          </table:table-cell>
          <table:table-cell office:value-type="float" office:value="8705.864" calcext:value-type="float">
            <text:p>8705.864</text:p>
          </table:table-cell>
          <table:table-cell office:value-type="string" calcext:value-type="string">
            <text:p>Tirana</text:p>
          </table:table-cell>
          <table:table-cell office:value-type="float" office:value="9003.105" calcext:value-type="float">
            <text:p>9003.105</text:p>
          </table:table-cell>
          <table:table-cell office:value-type="string" calcext:value-type="string">
            <text:p>Ljubljana</text:p>
          </table:table-cell>
          <table:table-cell office:value-type="float" office:value="9099.375" calcext:value-type="float">
            <text:p>9099.375</text:p>
          </table:table-cell>
          <table:table-cell office:value-type="string" calcext:value-type="string">
            <text:p>Montreal</text:p>
          </table:table-cell>
          <table:table-cell office:value-type="float" office:value="7743.157" calcext:value-type="float">
            <text:p>7743.157</text:p>
          </table:table-cell>
          <table:table-cell office:value-type="string" calcext:value-type="string">
            <text:p>Manassas</text:p>
          </table:table-cell>
          <table:table-cell office:value-type="float" office:value="8172.598" calcext:value-type="float">
            <text:p>8172.598</text:p>
          </table:table-cell>
          <table:table-cell office:value-type="string" calcext:value-type="string">
            <text:p>Charlotte</text:p>
          </table:table-cell>
          <table:table-cell office:value-type="float" office:value="8630.772" calcext:value-type="float">
            <text:p>8630.772</text:p>
          </table:table-cell>
          <table:table-cell office:value-type="string" calcext:value-type="string">
            <text:p>Saint_Louis</text:p>
          </table:table-cell>
          <table:table-cell office:value-type="float" office:value="8090.667" calcext:value-type="float">
            <text:p>8090.667</text:p>
          </table:table-cell>
          <table:table-cell office:value-type="string" calcext:value-type="string">
            <text:p>Montreal</text:p>
          </table:table-cell>
          <table:table-cell office:value-type="float" office:value="7917.394" calcext:value-type="float">
            <text:p>7917.394</text:p>
          </table:table-cell>
          <table:table-cell office:value-type="string" calcext:value-type="string">
            <text:p>Montreal</text:p>
          </table:table-cell>
          <table:table-cell office:value-type="float" office:value="7491.782" calcext:value-type="float">
            <text:p>7491.782</text:p>
          </table:table-cell>
          <table:table-cell office:value-type="string" calcext:value-type="string">
            <text:p>New_York</text:p>
          </table:table-cell>
          <table:table-cell office:value-type="float" office:value="8517.817" calcext:value-type="float">
            <text:p>8517.817</text:p>
          </table:table-cell>
          <table:table-cell office:value-type="string" calcext:value-type="string">
            <text:p>Charlotte</text:p>
          </table:table-cell>
          <table:table-cell office:value-type="float" office:value="7714.063" calcext:value-type="float">
            <text:p>7714.063</text:p>
          </table:table-cell>
          <table:table-cell office:value-type="string" calcext:value-type="string">
            <text:p>Montreal</text:p>
          </table:table-cell>
          <table:table-cell office:value-type="float" office:value="7573.767" calcext:value-type="float">
            <text:p>7573.767</text:p>
          </table:table-cell>
          <table:table-cell office:value-type="string" calcext:value-type="string">
            <text:p>Manassas</text:p>
          </table:table-cell>
          <table:table-cell office:value-type="float" office:value="8141.737" calcext:value-type="float">
            <text:p>8141.737</text:p>
          </table:table-cell>
          <table:table-cell office:value-type="string" calcext:value-type="string">
            <text:p>Skopje</text:p>
          </table:table-cell>
          <table:table-cell office:value-type="float" office:value="17627.251" calcext:value-type="float">
            <text:p>17627.251</text:p>
          </table:table-cell>
          <table:table-cell office:value-type="string" calcext:value-type="string">
            <text:p>Athens</text:p>
          </table:table-cell>
          <table:table-cell office:value-type="float" office:value="10243.337" calcext:value-type="float">
            <text:p>10243.337</text:p>
          </table:table-cell>
          <table:table-cell office:value-type="string" calcext:value-type="string">
            <text:p>Skopje</text:p>
          </table:table-cell>
          <table:table-cell office:value-type="float" office:value="20025.988" calcext:value-type="float">
            <text:p>20025.988</text:p>
          </table:table-cell>
          <table:table-cell office:value-type="string" calcext:value-type="string">
            <text:p>Zagreb</text:p>
          </table:table-cell>
          <table:table-cell office:value-type="float" office:value="15657.847" calcext:value-type="float">
            <text:p>15657.847</text:p>
          </table:table-cell>
          <table:table-cell office:value-type="string" calcext:value-type="string">
            <text:p>Chicago</text:p>
          </table:table-cell>
          <table:table-cell office:value-type="float" office:value="16107.185" calcext:value-type="float">
            <text:p>16107.185</text:p>
          </table:table-cell>
          <table:table-cell office:value-type="string" calcext:value-type="string">
            <text:p>Buffalo</text:p>
          </table:table-cell>
          <table:table-cell office:value-type="float" office:value="15716.686" calcext:value-type="float">
            <text:p>15716.686</text:p>
          </table:table-cell>
          <table:table-cell office:value-type="string" calcext:value-type="string">
            <text:p>New_York</text:p>
          </table:table-cell>
          <table:table-cell office:value-type="float" office:value="8597.141" calcext:value-type="float">
            <text:p>8597.141</text:p>
          </table:table-cell>
          <table:table-cell office:value-type="string" calcext:value-type="string">
            <text:p>Copenhagen</text:p>
          </table:table-cell>
          <table:table-cell office:value-type="float" office:value="18377.02" calcext:value-type="float">
            <text:p>18377.02</text:p>
          </table:table-cell>
          <table:table-cell office:value-type="string" calcext:value-type="string">
            <text:p>Chisinau</text:p>
          </table:table-cell>
          <table:table-cell office:value-type="float" office:value="18090.902" calcext:value-type="float">
            <text:p>18090.902</text:p>
          </table:table-cell>
          <table:table-cell office:value-type="string" calcext:value-type="string">
            <text:p>Adelaide</text:p>
          </table:table-cell>
          <table:table-cell office:value-type="float" office:value="18451.376" calcext:value-type="float">
            <text:p>18451.376</text:p>
          </table:table-cell>
          <table:table-cell office:value-type="string" calcext:value-type="string">
            <text:p>Sydney</text:p>
          </table:table-cell>
          <table:table-cell office:value-type="float" office:value="12025.485" calcext:value-type="float">
            <text:p>12025.485</text:p>
          </table:table-cell>
          <table:table-cell office:value-type="string" calcext:value-type="string">
            <text:p>Chisinau</text:p>
          </table:table-cell>
          <table:table-cell office:value-type="float" office:value="12183.628" calcext:value-type="float">
            <text:p>12183.628</text:p>
          </table:table-cell>
          <table:table-cell office:value-type="string" calcext:value-type="string">
            <text:p>Brussels</text:p>
          </table:table-cell>
          <table:table-cell office:value-type="float" office:value="12227.977" calcext:value-type="float">
            <text:p>12227.977</text:p>
          </table:table-cell>
          <table:table-cell office:value-type="string" calcext:value-type="string">
            <text:p>Athens</text:p>
          </table:table-cell>
          <table:table-cell office:value-type="float" office:value="10024.437" calcext:value-type="float">
            <text:p>10024.437</text:p>
          </table:table-cell>
          <table:table-cell office:value-type="string" calcext:value-type="string">
            <text:p>Charlotte</text:p>
          </table:table-cell>
          <table:table-cell office:value-type="float" office:value="7602.236" calcext:value-type="float">
            <text:p>7602.236</text:p>
          </table:table-cell>
          <table:table-cell office:value-type="string" calcext:value-type="string">
            <text:p>Charlotte</text:p>
          </table:table-cell>
          <table:table-cell office:value-type="float" office:value="7536.28" calcext:value-type="float">
            <text:p>7536.28</text:p>
          </table:table-cell>
          <table:table-cell office:value-type="string" calcext:value-type="string">
            <text:p>Tirana</text:p>
          </table:table-cell>
          <table:table-cell office:value-type="float" office:value="8040.317" calcext:value-type="float">
            <text:p>8040.317</text:p>
          </table:table-cell>
          <table:table-cell office:value-type="string" calcext:value-type="string">
            <text:p>New_York</text:p>
          </table:table-cell>
          <table:table-cell office:value-type="float" office:value="8724.216" calcext:value-type="float">
            <text:p>8724.216</text:p>
          </table:table-cell>
          <table:table-cell office:value-type="string" calcext:value-type="string">
            <text:p>Steinsel</text:p>
          </table:table-cell>
          <table:table-cell office:value-type="float" office:value="11519.132" calcext:value-type="float">
            <text:p>11519.132</text:p>
          </table:table-cell>
          <table:table-cell office:value-type="string" calcext:value-type="string">
            <text:p>Saint_Louis</text:p>
          </table:table-cell>
          <table:table-cell office:value-type="float" office:value="8987.705" calcext:value-type="float">
            <text:p>8987.705</text:p>
          </table:table-cell>
          <table:table-cell office:value-type="string" calcext:value-type="string">
            <text:p>Steinsel</text:p>
          </table:table-cell>
          <table:table-cell office:value-type="float" office:value="12739.126" calcext:value-type="float">
            <text:p>12739.126</text:p>
          </table:table-cell>
          <table:table-cell office:value-type="string" calcext:value-type="string">
            <text:p>Buenos_Aires</text:p>
          </table:table-cell>
          <table:table-cell office:value-type="float" office:value="11388.14" calcext:value-type="float">
            <text:p>11388.14</text:p>
          </table:table-cell>
          <table:table-cell office:value-type="string" calcext:value-type="string">
            <text:p>Sarajevo</text:p>
          </table:table-cell>
          <table:table-cell office:value-type="float" office:value="12335.229" calcext:value-type="float">
            <text:p>12335.229</text:p>
          </table:table-cell>
          <table:table-cell office:value-type="string" calcext:value-type="string">
            <text:p>Sofia</text:p>
          </table:table-cell>
          <table:table-cell office:value-type="float" office:value="12569.042" calcext:value-type="float">
            <text:p>12569.042</text:p>
          </table:table-cell>
          <table:table-cell office:value-type="string" calcext:value-type="string">
            <text:p>Frankfurt</text:p>
          </table:table-cell>
          <table:table-cell office:value-type="float" office:value="14539.318" calcext:value-type="float">
            <text:p>14539.318</text:p>
          </table:table-cell>
          <table:table-cell office:value-type="string" calcext:value-type="string">
            <text:p>Dublin</text:p>
          </table:table-cell>
          <table:table-cell office:value-type="float" office:value="21487.983" calcext:value-type="float">
            <text:p>21487.983</text:p>
          </table:table-cell>
          <table:table-cell office:value-type="string" calcext:value-type="string">
            <text:p>Denver</text:p>
          </table:table-cell>
          <table:table-cell office:value-type="float" office:value="22143.316" calcext:value-type="float">
            <text:p>22143.316</text:p>
          </table:table-cell>
          <table:table-cell office:value-type="string" calcext:value-type="string">
            <text:p>Manassas</text:p>
          </table:table-cell>
          <table:table-cell office:value-type="float" office:value="8852.765" calcext:value-type="float">
            <text:p>8852.765</text:p>
          </table:table-cell>
          <table:table-cell office:value-type="string" calcext:value-type="string">
            <text:p>Manassas</text:p>
          </table:table-cell>
          <table:table-cell office:value-type="float" office:value="22427.071" calcext:value-type="float">
            <text:p>22427.071</text:p>
          </table:table-cell>
          <table:table-cell office:value-type="string" calcext:value-type="string">
            <text:p>Zurich</text:p>
          </table:table-cell>
          <table:table-cell office:value-type="float" office:value="22450.032" calcext:value-type="float">
            <text:p>22450.032</text:p>
          </table:table-cell>
          <table:table-cell office:value-type="string" calcext:value-type="string">
            <text:p>Marseille</text:p>
          </table:table-cell>
          <table:table-cell office:value-type="float" office:value="18846.88" calcext:value-type="float">
            <text:p>18846.88</text:p>
          </table:table-cell>
          <table:table-cell office:value-type="string" calcext:value-type="string">
            <text:p>Dublin</text:p>
          </table:table-cell>
          <table:table-cell office:value-type="float" office:value="19169.57" calcext:value-type="float">
            <text:p>19169.57</text:p>
          </table:table-cell>
          <table:table-cell office:value-type="string" calcext:value-type="string">
            <text:p>Saint_Louis</text:p>
          </table:table-cell>
          <table:table-cell office:value-type="float" office:value="18840.768" calcext:value-type="float">
            <text:p>18840.768</text:p>
          </table:table-cell>
          <table:table-cell office:value-type="string" calcext:value-type="string">
            <text:p>Kansas_City</text:p>
          </table:table-cell>
          <table:table-cell office:value-type="float" office:value="7354.225" calcext:value-type="float">
            <text:p>7354.225</text:p>
          </table:table-cell>
          <table:table-cell office:value-type="string" calcext:value-type="string">
            <text:p>Kansas_City</text:p>
          </table:table-cell>
          <table:table-cell office:value-type="float" office:value="7291.376" calcext:value-type="float">
            <text:p>7291.376</text:p>
          </table:table-cell>
          <table:table-cell office:value-type="string" calcext:value-type="string">
            <text:p>Zurich</text:p>
          </table:table-cell>
          <table:table-cell office:value-type="float" office:value="16727.278" calcext:value-type="float">
            <text:p>16727.278</text:p>
          </table:table-cell>
          <table:table-cell office:value-type="string" calcext:value-type="string">
            <text:p>Los_Angeles</text:p>
          </table:table-cell>
          <table:table-cell office:value-type="float" office:value="8722.523" calcext:value-type="float">
            <text:p>8722.523</text:p>
          </table:table-cell>
          <table:table-cell office:value-type="string" calcext:value-type="string">
            <text:p>Buenos_Aires</text:p>
          </table:table-cell>
          <table:table-cell office:value-type="float" office:value="9836.154" calcext:value-type="float">
            <text:p>9836.154</text:p>
          </table:table-cell>
          <table:table-cell office:value-type="string" calcext:value-type="string">
            <text:p>Helsinki</text:p>
          </table:table-cell>
          <table:table-cell office:value-type="float" office:value="10797.106" calcext:value-type="float">
            <text:p>10797.106</text:p>
          </table:table-cell>
          <table:table-cell office:value-type="string" calcext:value-type="string">
            <text:p>Sarajevo</text:p>
          </table:table-cell>
          <table:table-cell office:value-type="float" office:value="11874.769" calcext:value-type="float">
            <text:p>11874.769</text:p>
          </table:table-cell>
          <table:table-cell office:value-type="string" calcext:value-type="string">
            <text:p>Kansas_City</text:p>
          </table:table-cell>
          <table:table-cell office:value-type="float" office:value="8997.387" calcext:value-type="float">
            <text:p>8997.387</text:p>
          </table:table-cell>
        </table:table-row>
        <table:table-row table:style-name="ro1">
          <table:table-cell office:value-type="string" calcext:value-type="string">
            <text:p>Bucharest</text:p>
          </table:table-cell>
          <table:table-cell office:value-type="float" office:value="8316.41" calcext:value-type="float">
            <text:p>8316.41</text:p>
          </table:table-cell>
          <table:table-cell office:value-type="string" calcext:value-type="string">
            <text:p>Tirana</text:p>
          </table:table-cell>
          <table:table-cell office:value-type="float" office:value="8326.235" calcext:value-type="float">
            <text:p>8326.235</text:p>
          </table:table-cell>
          <table:table-cell office:value-type="string" calcext:value-type="string">
            <text:p>Skopje</text:p>
          </table:table-cell>
          <table:table-cell office:value-type="float" office:value="9225.102" calcext:value-type="float">
            <text:p>9225.102</text:p>
          </table:table-cell>
          <table:table-cell office:value-type="string" calcext:value-type="string">
            <text:p>Manassas</text:p>
          </table:table-cell>
          <table:table-cell office:value-type="float" office:value="8955.109" calcext:value-type="float">
            <text:p>8955.109</text:p>
          </table:table-cell>
          <table:table-cell office:value-type="string" calcext:value-type="string">
            <text:p>Frankfurt</text:p>
          </table:table-cell>
          <table:table-cell office:value-type="float" office:value="15226.006" calcext:value-type="float">
            <text:p>15226.006</text:p>
          </table:table-cell>
          <table:table-cell office:value-type="string" calcext:value-type="string">
            <text:p>Madrid</text:p>
          </table:table-cell>
          <table:table-cell office:value-type="float" office:value="17302.528" calcext:value-type="float">
            <text:p>17302.528</text:p>
          </table:table-cell>
          <table:table-cell office:value-type="string" calcext:value-type="string">
            <text:p>Tirana</text:p>
          </table:table-cell>
          <table:table-cell office:value-type="float" office:value="8750.086" calcext:value-type="float">
            <text:p>8750.086</text:p>
          </table:table-cell>
          <table:table-cell office:value-type="string" calcext:value-type="string">
            <text:p>Ljubljana</text:p>
          </table:table-cell>
          <table:table-cell office:value-type="float" office:value="9096.985" calcext:value-type="float">
            <text:p>9096.985</text:p>
          </table:table-cell>
          <table:table-cell office:value-type="string" calcext:value-type="string">
            <text:p>Brazil</text:p>
          </table:table-cell>
          <table:table-cell office:value-type="float" office:value="9364.07" calcext:value-type="float">
            <text:p>9364.07</text:p>
          </table:table-cell>
          <table:table-cell office:value-type="string" calcext:value-type="string">
            <text:p>Saint_Louis</text:p>
          </table:table-cell>
          <table:table-cell office:value-type="float" office:value="7932.562" calcext:value-type="float">
            <text:p>7932.562</text:p>
          </table:table-cell>
          <table:table-cell office:value-type="string" calcext:value-type="string">
            <text:p>Toronto</text:p>
          </table:table-cell>
          <table:table-cell office:value-type="float" office:value="8473.352" calcext:value-type="float">
            <text:p>8473.352</text:p>
          </table:table-cell>
          <table:table-cell office:value-type="string" calcext:value-type="string">
            <text:p>Manassas</text:p>
          </table:table-cell>
          <table:table-cell office:value-type="float" office:value="8666.197" calcext:value-type="float">
            <text:p>8666.197</text:p>
          </table:table-cell>
          <table:table-cell office:value-type="string" calcext:value-type="string">
            <text:p>Manassas</text:p>
          </table:table-cell>
          <table:table-cell office:value-type="float" office:value="8138.097" calcext:value-type="float">
            <text:p>8138.097</text:p>
          </table:table-cell>
          <table:table-cell office:value-type="string" calcext:value-type="string">
            <text:p>Saint_Louis</text:p>
          </table:table-cell>
          <table:table-cell office:value-type="float" office:value="8249.66" calcext:value-type="float">
            <text:p>8249.66</text:p>
          </table:table-cell>
          <table:table-cell office:value-type="string" calcext:value-type="string">
            <text:p>Saint_Louis</text:p>
          </table:table-cell>
          <table:table-cell office:value-type="float" office:value="7494.442" calcext:value-type="float">
            <text:p>7494.442</text:p>
          </table:table-cell>
          <table:table-cell office:value-type="string" calcext:value-type="string">
            <text:p>Kansas_City</text:p>
          </table:table-cell>
          <table:table-cell office:value-type="float" office:value="8679.294" calcext:value-type="float">
            <text:p>8679.294</text:p>
          </table:table-cell>
          <table:table-cell office:value-type="string" calcext:value-type="string">
            <text:p>Kansas_City</text:p>
          </table:table-cell>
          <table:table-cell office:value-type="float" office:value="8187.114" calcext:value-type="float">
            <text:p>8187.114</text:p>
          </table:table-cell>
          <table:table-cell office:value-type="string" calcext:value-type="string">
            <text:p>Saint_Louis</text:p>
          </table:table-cell>
          <table:table-cell office:value-type="float" office:value="8039.149" calcext:value-type="float">
            <text:p>8039.149</text:p>
          </table:table-cell>
          <table:table-cell office:value-type="string" calcext:value-type="string">
            <text:p>Saint_Louis</text:p>
          </table:table-cell>
          <table:table-cell office:value-type="float" office:value="8226.862" calcext:value-type="float">
            <text:p>8226.862</text:p>
          </table:table-cell>
          <table:table-cell office:value-type="string" calcext:value-type="string">
            <text:p>Helsinki</text:p>
          </table:table-cell>
          <table:table-cell office:value-type="float" office:value="17834.658" calcext:value-type="float">
            <text:p>17834.658</text:p>
          </table:table-cell>
          <table:table-cell office:value-type="string" calcext:value-type="string">
            <text:p>Tirana</text:p>
          </table:table-cell>
          <table:table-cell office:value-type="float" office:value="10282.092" calcext:value-type="float">
            <text:p>10282.092</text:p>
          </table:table-cell>
          <table:table-cell office:value-type="string" calcext:value-type="string">
            <text:p>Seattle</text:p>
          </table:table-cell>
          <table:table-cell office:value-type="float" office:value="20118.785" calcext:value-type="float">
            <text:p>20118.785</text:p>
          </table:table-cell>
          <table:table-cell office:value-type="string" calcext:value-type="string">
            <text:p>Chicago</text:p>
          </table:table-cell>
          <table:table-cell office:value-type="float" office:value="16591.099" calcext:value-type="float">
            <text:p>16591.099</text:p>
          </table:table-cell>
          <table:table-cell office:value-type="string" calcext:value-type="string">
            <text:p>Auckland</text:p>
          </table:table-cell>
          <table:table-cell office:value-type="float" office:value="17231.429" calcext:value-type="float">
            <text:p>17231.429</text:p>
          </table:table-cell>
          <table:table-cell office:value-type="string" calcext:value-type="string">
            <text:p>Seoul</text:p>
          </table:table-cell>
          <table:table-cell office:value-type="float" office:value="15863.203" calcext:value-type="float">
            <text:p>15863.203</text:p>
          </table:table-cell>
          <table:table-cell office:value-type="string" calcext:value-type="string">
            <text:p>Saint_Louis</text:p>
          </table:table-cell>
          <table:table-cell office:value-type="float" office:value="8823.531" calcext:value-type="float">
            <text:p>8823.531</text:p>
          </table:table-cell>
          <table:table-cell office:value-type="string" calcext:value-type="string">
            <text:p>Adelaide</text:p>
          </table:table-cell>
          <table:table-cell office:value-type="float" office:value="18568.225" calcext:value-type="float">
            <text:p>18568.225</text:p>
          </table:table-cell>
          <table:table-cell office:value-type="string" calcext:value-type="string">
            <text:p>Buenos_Aires</text:p>
          </table:table-cell>
          <table:table-cell office:value-type="float" office:value="18138.46" calcext:value-type="float">
            <text:p>18138.46</text:p>
          </table:table-cell>
          <table:table-cell office:value-type="string" calcext:value-type="string">
            <text:p>Stockholm</text:p>
          </table:table-cell>
          <table:table-cell office:value-type="float" office:value="18581.474" calcext:value-type="float">
            <text:p>18581.474</text:p>
          </table:table-cell>
          <table:table-cell office:value-type="string" calcext:value-type="string">
            <text:p>Steinsel</text:p>
          </table:table-cell>
          <table:table-cell office:value-type="float" office:value="12031.317" calcext:value-type="float">
            <text:p>12031.317</text:p>
          </table:table-cell>
          <table:table-cell office:value-type="string" calcext:value-type="string">
            <text:p>Brussels</text:p>
          </table:table-cell>
          <table:table-cell office:value-type="float" office:value="12222.706" calcext:value-type="float">
            <text:p>12222.706</text:p>
          </table:table-cell>
          <table:table-cell office:value-type="string" calcext:value-type="string">
            <text:p>Taipei</text:p>
          </table:table-cell>
          <table:table-cell office:value-type="float" office:value="12425.215" calcext:value-type="float">
            <text:p>12425.215</text:p>
          </table:table-cell>
          <table:table-cell office:value-type="string" calcext:value-type="string">
            <text:p>Skopje</text:p>
          </table:table-cell>
          <table:table-cell office:value-type="float" office:value="10044.531" calcext:value-type="float">
            <text:p>10044.531</text:p>
          </table:table-cell>
          <table:table-cell office:value-type="string" calcext:value-type="string">
            <text:p>Kansas_City</text:p>
          </table:table-cell>
          <table:table-cell office:value-type="float" office:value="7812.787" calcext:value-type="float">
            <text:p>7812.787</text:p>
          </table:table-cell>
          <table:table-cell office:value-type="string" calcext:value-type="string">
            <text:p>Kansas_City</text:p>
          </table:table-cell>
          <table:table-cell office:value-type="float" office:value="7954.795" calcext:value-type="float">
            <text:p>7954.795</text:p>
          </table:table-cell>
          <table:table-cell office:value-type="string" calcext:value-type="string">
            <text:p>Riga</text:p>
          </table:table-cell>
          <table:table-cell office:value-type="float" office:value="8157.716" calcext:value-type="float">
            <text:p>8157.716</text:p>
          </table:table-cell>
          <table:table-cell office:value-type="string" calcext:value-type="string">
            <text:p>Toronto</text:p>
          </table:table-cell>
          <table:table-cell office:value-type="float" office:value="9030.636" calcext:value-type="float">
            <text:p>9030.636</text:p>
          </table:table-cell>
          <table:table-cell office:value-type="string" calcext:value-type="string">
            <text:p>Tallinn</text:p>
          </table:table-cell>
          <table:table-cell office:value-type="float" office:value="11529.687" calcext:value-type="float">
            <text:p>11529.687</text:p>
          </table:table-cell>
          <table:table-cell office:value-type="string" calcext:value-type="string">
            <text:p>Manassas</text:p>
          </table:table-cell>
          <table:table-cell office:value-type="float" office:value="9361.505" calcext:value-type="float">
            <text:p>9361.505</text:p>
          </table:table-cell>
          <table:table-cell office:value-type="string" calcext:value-type="string">
            <text:p>Sofia</text:p>
          </table:table-cell>
          <table:table-cell office:value-type="float" office:value="12748.981" calcext:value-type="float">
            <text:p>12748.981</text:p>
          </table:table-cell>
          <table:table-cell office:value-type="string" calcext:value-type="string">
            <text:p>Athens</text:p>
          </table:table-cell>
          <table:table-cell office:value-type="float" office:value="11418.723" calcext:value-type="float">
            <text:p>11418.723</text:p>
          </table:table-cell>
          <table:table-cell office:value-type="string" calcext:value-type="string">
            <text:p>Skopje</text:p>
          </table:table-cell>
          <table:table-cell office:value-type="float" office:value="12361.857" calcext:value-type="float">
            <text:p>12361.857</text:p>
          </table:table-cell>
          <table:table-cell office:value-type="string" calcext:value-type="string">
            <text:p>Bratislava</text:p>
          </table:table-cell>
          <table:table-cell office:value-type="float" office:value="12636.764" calcext:value-type="float">
            <text:p>12636.764</text:p>
          </table:table-cell>
          <table:table-cell office:value-type="string" calcext:value-type="string">
            <text:p>Zagreb</text:p>
          </table:table-cell>
          <table:table-cell office:value-type="float" office:value="14773.762" calcext:value-type="float">
            <text:p>14773.762</text:p>
          </table:table-cell>
          <table:table-cell office:value-type="string" calcext:value-type="string">
            <text:p>Adelaide</text:p>
          </table:table-cell>
          <table:table-cell office:value-type="float" office:value="21597.98" calcext:value-type="float">
            <text:p>21597.98</text:p>
          </table:table-cell>
          <table:table-cell office:value-type="string" calcext:value-type="string">
            <text:p>New_York</text:p>
          </table:table-cell>
          <table:table-cell office:value-type="float" office:value="22226.755" calcext:value-type="float">
            <text:p>22226.755</text:p>
          </table:table-cell>
          <table:table-cell office:value-type="string" calcext:value-type="string">
            <text:p>Mumbai</text:p>
          </table:table-cell>
          <table:table-cell office:value-type="float" office:value="9145.673" calcext:value-type="float">
            <text:p>9145.673</text:p>
          </table:table-cell>
          <table:table-cell office:value-type="string" calcext:value-type="string">
            <text:p>Copenhagen</text:p>
          </table:table-cell>
          <table:table-cell office:value-type="float" office:value="22496.263" calcext:value-type="float">
            <text:p>22496.263</text:p>
          </table:table-cell>
          <table:table-cell office:value-type="string" calcext:value-type="string">
            <text:p>Marseille</text:p>
          </table:table-cell>
          <table:table-cell office:value-type="float" office:value="22951.539" calcext:value-type="float">
            <text:p>22951.539</text:p>
          </table:table-cell>
          <table:table-cell office:value-type="string" calcext:value-type="string">
            <text:p>Dublin</text:p>
          </table:table-cell>
          <table:table-cell office:value-type="float" office:value="19116.721" calcext:value-type="float">
            <text:p>19116.721</text:p>
          </table:table-cell>
          <table:table-cell office:value-type="string" calcext:value-type="string">
            <text:p>Sofia</text:p>
          </table:table-cell>
          <table:table-cell office:value-type="float" office:value="19359.284" calcext:value-type="float">
            <text:p>19359.284</text:p>
          </table:table-cell>
          <table:table-cell office:value-type="string" calcext:value-type="string">
            <text:p>Montreal</text:p>
          </table:table-cell>
          <table:table-cell office:value-type="float" office:value="18965.787" calcext:value-type="float">
            <text:p>18965.787</text:p>
          </table:table-cell>
          <table:table-cell office:value-type="string" calcext:value-type="string">
            <text:p>Istanbul</text:p>
          </table:table-cell>
          <table:table-cell office:value-type="float" office:value="7415.776" calcext:value-type="float">
            <text:p>7415.776</text:p>
          </table:table-cell>
          <table:table-cell office:value-type="string" calcext:value-type="string">
            <text:p>Montreal</text:p>
          </table:table-cell>
          <table:table-cell office:value-type="float" office:value="7568.278" calcext:value-type="float">
            <text:p>7568.278</text:p>
          </table:table-cell>
          <table:table-cell office:value-type="string" calcext:value-type="string">
            <text:p>Marseille</text:p>
          </table:table-cell>
          <table:table-cell office:value-type="float" office:value="16803.008" calcext:value-type="float">
            <text:p>16803.008</text:p>
          </table:table-cell>
          <table:table-cell office:value-type="string" calcext:value-type="string">
            <text:p>Athens</text:p>
          </table:table-cell>
          <table:table-cell office:value-type="float" office:value="8817.042" calcext:value-type="float">
            <text:p>8817.042</text:p>
          </table:table-cell>
          <table:table-cell office:value-type="string" calcext:value-type="string">
            <text:p>Chisinau</text:p>
          </table:table-cell>
          <table:table-cell office:value-type="float" office:value="10026.886" calcext:value-type="float">
            <text:p>10026.886</text:p>
          </table:table-cell>
          <table:table-cell office:value-type="string" calcext:value-type="string">
            <text:p>Taipei</text:p>
          </table:table-cell>
          <table:table-cell office:value-type="float" office:value="10904.925" calcext:value-type="float">
            <text:p>10904.925</text:p>
          </table:table-cell>
          <table:table-cell office:value-type="string" calcext:value-type="string">
            <text:p>Warsaw</text:p>
          </table:table-cell>
          <table:table-cell office:value-type="float" office:value="11984.473" calcext:value-type="float">
            <text:p>11984.473</text:p>
          </table:table-cell>
          <table:table-cell office:value-type="string" calcext:value-type="string">
            <text:p>Charlotte</text:p>
          </table:table-cell>
          <table:table-cell office:value-type="float" office:value="9087.64" calcext:value-type="float">
            <text:p>9087.64</text:p>
          </table:table-cell>
        </table:table-row>
        <table:table-row table:style-name="ro1">
          <table:table-cell office:value-type="string" calcext:value-type="string">
            <text:p>Tirana</text:p>
          </table:table-cell>
          <table:table-cell office:value-type="float" office:value="8322.762" calcext:value-type="float">
            <text:p>8322.762</text:p>
          </table:table-cell>
          <table:table-cell office:value-type="string" calcext:value-type="string">
            <text:p>Bucharest</text:p>
          </table:table-cell>
          <table:table-cell office:value-type="float" office:value="8393.95" calcext:value-type="float">
            <text:p>8393.95</text:p>
          </table:table-cell>
          <table:table-cell office:value-type="string" calcext:value-type="string">
            <text:p>Riga</text:p>
          </table:table-cell>
          <table:table-cell office:value-type="float" office:value="9301.603" calcext:value-type="float">
            <text:p>9301.603</text:p>
          </table:table-cell>
          <table:table-cell office:value-type="string" calcext:value-type="string">
            <text:p>Kansas_City</text:p>
          </table:table-cell>
          <table:table-cell office:value-type="float" office:value="9185.704" calcext:value-type="float">
            <text:p>9185.704</text:p>
          </table:table-cell>
          <table:table-cell office:value-type="string" calcext:value-type="string">
            <text:p>Tallinn</text:p>
          </table:table-cell>
          <table:table-cell office:value-type="float" office:value="15285.142" calcext:value-type="float">
            <text:p>15285.142</text:p>
          </table:table-cell>
          <table:table-cell office:value-type="string" calcext:value-type="string">
            <text:p>Zurich</text:p>
          </table:table-cell>
          <table:table-cell office:value-type="float" office:value="17312.564" calcext:value-type="float">
            <text:p>17312.564</text:p>
          </table:table-cell>
          <table:table-cell office:value-type="string" calcext:value-type="string">
            <text:p>Prague</text:p>
          </table:table-cell>
          <table:table-cell office:value-type="float" office:value="9004.492" calcext:value-type="float">
            <text:p>9004.492</text:p>
          </table:table-cell>
          <table:table-cell office:value-type="string" calcext:value-type="string">
            <text:p>Chisinau</text:p>
          </table:table-cell>
          <table:table-cell office:value-type="float" office:value="9285.805" calcext:value-type="float">
            <text:p>9285.805</text:p>
          </table:table-cell>
          <table:table-cell office:value-type="string" calcext:value-type="string">
            <text:p>Sarajevo</text:p>
          </table:table-cell>
          <table:table-cell office:value-type="float" office:value="9468.565" calcext:value-type="float">
            <text:p>9468.565</text:p>
          </table:table-cell>
          <table:table-cell office:value-type="string" calcext:value-type="string">
            <text:p>Kansas_City</text:p>
          </table:table-cell>
          <table:table-cell office:value-type="float" office:value="8326.737" calcext:value-type="float">
            <text:p>8326.737</text:p>
          </table:table-cell>
          <table:table-cell office:value-type="string" calcext:value-type="string">
            <text:p>Buffalo</text:p>
          </table:table-cell>
          <table:table-cell office:value-type="float" office:value="8699.021" calcext:value-type="float">
            <text:p>8699.021</text:p>
          </table:table-cell>
          <table:table-cell office:value-type="string" calcext:value-type="string">
            <text:p>Toronto</text:p>
          </table:table-cell>
          <table:table-cell office:value-type="float" office:value="9156.141" calcext:value-type="float">
            <text:p>9156.141</text:p>
          </table:table-cell>
          <table:table-cell office:value-type="string" calcext:value-type="string">
            <text:p>Kansas_City</text:p>
          </table:table-cell>
          <table:table-cell office:value-type="float" office:value="8635.06" calcext:value-type="float">
            <text:p>8635.06</text:p>
          </table:table-cell>
          <table:table-cell office:value-type="string" calcext:value-type="string">
            <text:p>Kansas_City</text:p>
          </table:table-cell>
          <table:table-cell office:value-type="float" office:value="8648.215" calcext:value-type="float">
            <text:p>8648.215</text:p>
          </table:table-cell>
          <table:table-cell office:value-type="string" calcext:value-type="string">
            <text:p>Kansas_City</text:p>
          </table:table-cell>
          <table:table-cell office:value-type="float" office:value="7832.404" calcext:value-type="float">
            <text:p>7832.404</text:p>
          </table:table-cell>
          <table:table-cell office:value-type="string" calcext:value-type="string">
            <text:p>Toronto</text:p>
          </table:table-cell>
          <table:table-cell office:value-type="float" office:value="8870.384" calcext:value-type="float">
            <text:p>8870.384</text:p>
          </table:table-cell>
          <table:table-cell office:value-type="string" calcext:value-type="string">
            <text:p>Buffalo</text:p>
          </table:table-cell>
          <table:table-cell office:value-type="float" office:value="8332.995" calcext:value-type="float">
            <text:p>8332.995</text:p>
          </table:table-cell>
          <table:table-cell office:value-type="string" calcext:value-type="string">
            <text:p>Kansas_City</text:p>
          </table:table-cell>
          <table:table-cell office:value-type="float" office:value="8322.66" calcext:value-type="float">
            <text:p>8322.66</text:p>
          </table:table-cell>
          <table:table-cell office:value-type="string" calcext:value-type="string">
            <text:p>Toronto</text:p>
          </table:table-cell>
          <table:table-cell office:value-type="float" office:value="8456.557" calcext:value-type="float">
            <text:p>8456.557</text:p>
          </table:table-cell>
          <table:table-cell office:value-type="string" calcext:value-type="string">
            <text:p>Brussels</text:p>
          </table:table-cell>
          <table:table-cell office:value-type="float" office:value="17923.854" calcext:value-type="float">
            <text:p>17923.854</text:p>
          </table:table-cell>
          <table:table-cell office:value-type="string" calcext:value-type="string">
            <text:p>Sarajevo</text:p>
          </table:table-cell>
          <table:table-cell office:value-type="float" office:value="10285.915" calcext:value-type="float">
            <text:p>10285.915</text:p>
          </table:table-cell>
          <table:table-cell office:value-type="string" calcext:value-type="string">
            <text:p>Kansas_City</text:p>
          </table:table-cell>
          <table:table-cell office:value-type="float" office:value="20335.587" calcext:value-type="float">
            <text:p>20335.587</text:p>
          </table:table-cell>
          <table:table-cell office:value-type="string" calcext:value-type="string">
            <text:p>Tbilisi</text:p>
          </table:table-cell>
          <table:table-cell office:value-type="float" office:value="16666.245" calcext:value-type="float">
            <text:p>16666.245</text:p>
          </table:table-cell>
          <table:table-cell office:value-type="string" calcext:value-type="string">
            <text:p>Tbilisi</text:p>
          </table:table-cell>
          <table:table-cell office:value-type="float" office:value="17609.747" calcext:value-type="float">
            <text:p>17609.747</text:p>
          </table:table-cell>
          <table:table-cell office:value-type="string" calcext:value-type="string">
            <text:p>Tbilisi</text:p>
          </table:table-cell>
          <table:table-cell office:value-type="float" office:value="16397.637" calcext:value-type="float">
            <text:p>16397.637</text:p>
          </table:table-cell>
          <table:table-cell office:value-type="string" calcext:value-type="string">
            <text:p>Kansas_City</text:p>
          </table:table-cell>
          <table:table-cell office:value-type="float" office:value="9064.852" calcext:value-type="float">
            <text:p>9064.852</text:p>
          </table:table-cell>
          <table:table-cell office:value-type="string" calcext:value-type="string">
            <text:p>Sofia</text:p>
          </table:table-cell>
          <table:table-cell office:value-type="float" office:value="18732.21" calcext:value-type="float">
            <text:p>18732.21</text:p>
          </table:table-cell>
          <table:table-cell office:value-type="string" calcext:value-type="string">
            <text:p>Copenhagen</text:p>
          </table:table-cell>
          <table:table-cell office:value-type="float" office:value="18402.526" calcext:value-type="float">
            <text:p>18402.526</text:p>
          </table:table-cell>
          <table:table-cell office:value-type="string" calcext:value-type="string">
            <text:p>Copenhagen</text:p>
          </table:table-cell>
          <table:table-cell office:value-type="float" office:value="18647.113" calcext:value-type="float">
            <text:p>18647.113</text:p>
          </table:table-cell>
          <table:table-cell office:value-type="string" calcext:value-type="string">
            <text:p>Buenos_Aires</text:p>
          </table:table-cell>
          <table:table-cell office:value-type="float" office:value="12061.624" calcext:value-type="float">
            <text:p>12061.624</text:p>
          </table:table-cell>
          <table:table-cell office:value-type="string" calcext:value-type="string">
            <text:p>Taipei</text:p>
          </table:table-cell>
          <table:table-cell office:value-type="float" office:value="12428.188" calcext:value-type="float">
            <text:p>12428.188</text:p>
          </table:table-cell>
          <table:table-cell office:value-type="string" calcext:value-type="string">
            <text:p>Ljubljana</text:p>
          </table:table-cell>
          <table:table-cell office:value-type="float" office:value="12454.808" calcext:value-type="float">
            <text:p>12454.808</text:p>
          </table:table-cell>
          <table:table-cell office:value-type="string" calcext:value-type="string">
            <text:p>Tel_Aviv</text:p>
          </table:table-cell>
          <table:table-cell office:value-type="float" office:value="10107.717" calcext:value-type="float">
            <text:p>10107.717</text:p>
          </table:table-cell>
          <table:table-cell office:value-type="string" calcext:value-type="string">
            <text:p>Mumbai</text:p>
          </table:table-cell>
          <table:table-cell office:value-type="float" office:value="7835.818" calcext:value-type="float">
            <text:p>7835.818</text:p>
          </table:table-cell>
          <table:table-cell office:value-type="string" calcext:value-type="string">
            <text:p>Buffalo</text:p>
          </table:table-cell>
          <table:table-cell office:value-type="float" office:value="8100.82" calcext:value-type="float">
            <text:p>8100.82</text:p>
          </table:table-cell>
          <table:table-cell office:value-type="string" calcext:value-type="string">
            <text:p>Brazil</text:p>
          </table:table-cell>
          <table:table-cell office:value-type="float" office:value="8163.564" calcext:value-type="float">
            <text:p>8163.564</text:p>
          </table:table-cell>
          <table:table-cell office:value-type="string" calcext:value-type="string">
            <text:p>Buffalo</text:p>
          </table:table-cell>
          <table:table-cell office:value-type="float" office:value="9229.349" calcext:value-type="float">
            <text:p>9229.349</text:p>
          </table:table-cell>
          <table:table-cell office:value-type="string" calcext:value-type="string">
            <text:p>Tirana</text:p>
          </table:table-cell>
          <table:table-cell office:value-type="float" office:value="11684.023" calcext:value-type="float">
            <text:p>11684.023</text:p>
          </table:table-cell>
          <table:table-cell office:value-type="string" calcext:value-type="string">
            <text:p>Kansas_City</text:p>
          </table:table-cell>
          <table:table-cell office:value-type="float" office:value="9441.871" calcext:value-type="float">
            <text:p>9441.871</text:p>
          </table:table-cell>
          <table:table-cell office:value-type="string" calcext:value-type="string">
            <text:p>Madrid</text:p>
          </table:table-cell>
          <table:table-cell office:value-type="float" office:value="12795.278" calcext:value-type="float">
            <text:p>12795.278</text:p>
          </table:table-cell>
          <table:table-cell office:value-type="string" calcext:value-type="string">
            <text:p>Lisbon</text:p>
          </table:table-cell>
          <table:table-cell office:value-type="float" office:value="11612.284" calcext:value-type="float">
            <text:p>11612.284</text:p>
          </table:table-cell>
          <table:table-cell office:value-type="string" calcext:value-type="string">
            <text:p>Buenos_Aires</text:p>
          </table:table-cell>
          <table:table-cell office:value-type="float" office:value="12481.252" calcext:value-type="float">
            <text:p>12481.252</text:p>
          </table:table-cell>
          <table:table-cell office:value-type="string" calcext:value-type="string">
            <text:p>Tallinn</text:p>
          </table:table-cell>
          <table:table-cell office:value-type="float" office:value="12712.941" calcext:value-type="float">
            <text:p>12712.941</text:p>
          </table:table-cell>
          <table:table-cell office:value-type="string" calcext:value-type="string">
            <text:p>Brisbane</text:p>
          </table:table-cell>
          <table:table-cell office:value-type="float" office:value="14868.793" calcext:value-type="float">
            <text:p>14868.793</text:p>
          </table:table-cell>
          <table:table-cell office:value-type="string" calcext:value-type="string">
            <text:p>Tirana</text:p>
          </table:table-cell>
          <table:table-cell office:value-type="float" office:value="21789.678" calcext:value-type="float">
            <text:p>21789.678</text:p>
          </table:table-cell>
          <table:table-cell office:value-type="string" calcext:value-type="string">
            <text:p>Tirana</text:p>
          </table:table-cell>
          <table:table-cell office:value-type="float" office:value="22461.979" calcext:value-type="float">
            <text:p>22461.979</text:p>
          </table:table-cell>
          <table:table-cell office:value-type="string" calcext:value-type="string">
            <text:p>Toronto</text:p>
          </table:table-cell>
          <table:table-cell office:value-type="float" office:value="9168.22" calcext:value-type="float">
            <text:p>9168.22</text:p>
          </table:table-cell>
          <table:table-cell office:value-type="string" calcext:value-type="string">
            <text:p>Marseille</text:p>
          </table:table-cell>
          <table:table-cell office:value-type="float" office:value="22915.984" calcext:value-type="float">
            <text:p>22915.984</text:p>
          </table:table-cell>
          <table:table-cell office:value-type="string" calcext:value-type="string">
            <text:p>Los_Angeles</text:p>
          </table:table-cell>
          <table:table-cell office:value-type="float" office:value="23016.184" calcext:value-type="float">
            <text:p>23016.184</text:p>
          </table:table-cell>
          <table:table-cell office:value-type="string" calcext:value-type="string">
            <text:p>Sofia</text:p>
          </table:table-cell>
          <table:table-cell office:value-type="float" office:value="19287.059" calcext:value-type="float">
            <text:p>19287.059</text:p>
          </table:table-cell>
          <table:table-cell office:value-type="string" calcext:value-type="string">
            <text:p>New_York</text:p>
          </table:table-cell>
          <table:table-cell office:value-type="float" office:value="19788.372" calcext:value-type="float">
            <text:p>19788.372</text:p>
          </table:table-cell>
          <table:table-cell office:value-type="string" calcext:value-type="string">
            <text:p>Salt_Lake_City</text:p>
          </table:table-cell>
          <table:table-cell office:value-type="float" office:value="18974.424" calcext:value-type="float">
            <text:p>18974.424</text:p>
          </table:table-cell>
          <table:table-cell office:value-type="string" calcext:value-type="string">
            <text:p>Montreal</text:p>
          </table:table-cell>
          <table:table-cell office:value-type="float" office:value="7416.497" calcext:value-type="float">
            <text:p>7416.497</text:p>
          </table:table-cell>
          <table:table-cell office:value-type="string" calcext:value-type="string">
            <text:p>Buffalo</text:p>
          </table:table-cell>
          <table:table-cell office:value-type="float" office:value="7671.012" calcext:value-type="float">
            <text:p>7671.012</text:p>
          </table:table-cell>
          <table:table-cell office:value-type="string" calcext:value-type="string">
            <text:p>San_Jose</text:p>
          </table:table-cell>
          <table:table-cell office:value-type="float" office:value="16862.693" calcext:value-type="float">
            <text:p>16862.693</text:p>
          </table:table-cell>
          <table:table-cell office:value-type="string" calcext:value-type="string">
            <text:p>Prague</text:p>
          </table:table-cell>
          <table:table-cell office:value-type="float" office:value="8860.403" calcext:value-type="float">
            <text:p>8860.403</text:p>
          </table:table-cell>
          <table:table-cell office:value-type="string" calcext:value-type="string">
            <text:p>Bratislava</text:p>
          </table:table-cell>
          <table:table-cell office:value-type="float" office:value="10160.571" calcext:value-type="float">
            <text:p>10160.571</text:p>
          </table:table-cell>
          <table:table-cell office:value-type="string" calcext:value-type="string">
            <text:p>Brazil</text:p>
          </table:table-cell>
          <table:table-cell office:value-type="float" office:value="10952.141" calcext:value-type="float">
            <text:p>10952.141</text:p>
          </table:table-cell>
          <table:table-cell office:value-type="string" calcext:value-type="string">
            <text:p>Helsinki</text:p>
          </table:table-cell>
          <table:table-cell office:value-type="float" office:value="12184.244" calcext:value-type="float">
            <text:p>12184.244</text:p>
          </table:table-cell>
          <table:table-cell office:value-type="string" calcext:value-type="string">
            <text:p>Buffalo</text:p>
          </table:table-cell>
          <table:table-cell office:value-type="float" office:value="9105.497" calcext:value-type="float">
            <text:p>9105.497</text:p>
          </table:table-cell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8493.286" calcext:value-type="float">
            <text:p>8493.286</text:p>
          </table:table-cell>
          <table:table-cell office:value-type="string" calcext:value-type="string">
            <text:p>Ljubljana</text:p>
          </table:table-cell>
          <table:table-cell office:value-type="float" office:value="8430.858" calcext:value-type="float">
            <text:p>8430.858</text:p>
          </table:table-cell>
          <table:table-cell office:value-type="string" calcext:value-type="string">
            <text:p>Lisbon</text:p>
          </table:table-cell>
          <table:table-cell office:value-type="float" office:value="9327.341" calcext:value-type="float">
            <text:p>9327.341</text:p>
          </table:table-cell>
          <table:table-cell office:value-type="string" calcext:value-type="string">
            <text:p>Miami</text:p>
          </table:table-cell>
          <table:table-cell office:value-type="float" office:value="9280.855" calcext:value-type="float">
            <text:p>9280.855</text:p>
          </table:table-cell>
          <table:table-cell office:value-type="string" calcext:value-type="string">
            <text:p>Riga</text:p>
          </table:table-cell>
          <table:table-cell office:value-type="float" office:value="15503.191" calcext:value-type="float">
            <text:p>15503.191</text:p>
          </table:table-cell>
          <table:table-cell office:value-type="string" calcext:value-type="string">
            <text:p>Tel_Aviv</text:p>
          </table:table-cell>
          <table:table-cell office:value-type="float" office:value="17571.765" calcext:value-type="float">
            <text:p>17571.765</text:p>
          </table:table-cell>
          <table:table-cell office:value-type="string" calcext:value-type="string">
            <text:p>Tel_Aviv</text:p>
          </table:table-cell>
          <table:table-cell office:value-type="float" office:value="9101.685" calcext:value-type="float">
            <text:p>9101.685</text:p>
          </table:table-cell>
          <table:table-cell office:value-type="string" calcext:value-type="string">
            <text:p>Riga</text:p>
          </table:table-cell>
          <table:table-cell office:value-type="float" office:value="9372.492" calcext:value-type="float">
            <text:p>9372.492</text:p>
          </table:table-cell>
          <table:table-cell office:value-type="string" calcext:value-type="string">
            <text:p>Bucharest</text:p>
          </table:table-cell>
          <table:table-cell office:value-type="float" office:value="9604.4" calcext:value-type="float">
            <text:p>9604.4</text:p>
          </table:table-cell>
          <table:table-cell office:value-type="string" calcext:value-type="string">
            <text:p>Buffalo</text:p>
          </table:table-cell>
          <table:table-cell office:value-type="float" office:value="8695.157" calcext:value-type="float">
            <text:p>8695.157</text:p>
          </table:table-cell>
          <table:table-cell office:value-type="string" calcext:value-type="string">
            <text:p>Kansas_City</text:p>
          </table:table-cell>
          <table:table-cell office:value-type="float" office:value="8907.151" calcext:value-type="float">
            <text:p>8907.151</text:p>
          </table:table-cell>
          <table:table-cell office:value-type="string" calcext:value-type="string">
            <text:p>Buffalo</text:p>
          </table:table-cell>
          <table:table-cell office:value-type="float" office:value="9511.14" calcext:value-type="float">
            <text:p>9511.14</text:p>
          </table:table-cell>
          <table:table-cell office:value-type="string" calcext:value-type="string">
            <text:p>Buffalo</text:p>
          </table:table-cell>
          <table:table-cell office:value-type="float" office:value="8895.82" calcext:value-type="float">
            <text:p>8895.82</text:p>
          </table:table-cell>
          <table:table-cell office:value-type="string" calcext:value-type="string">
            <text:p>Buffalo</text:p>
          </table:table-cell>
          <table:table-cell office:value-type="float" office:value="8877.488" calcext:value-type="float">
            <text:p>8877.488</text:p>
          </table:table-cell>
          <table:table-cell office:value-type="string" calcext:value-type="string">
            <text:p>Buffalo</text:p>
          </table:table-cell>
          <table:table-cell office:value-type="float" office:value="8136.498" calcext:value-type="float">
            <text:p>8136.498</text:p>
          </table:table-cell>
          <table:table-cell office:value-type="string" calcext:value-type="string">
            <text:p>Buffalo</text:p>
          </table:table-cell>
          <table:table-cell office:value-type="float" office:value="9444.934" calcext:value-type="float">
            <text:p>9444.934</text:p>
          </table:table-cell>
          <table:table-cell office:value-type="string" calcext:value-type="string">
            <text:p>Toronto</text:p>
          </table:table-cell>
          <table:table-cell office:value-type="float" office:value="8449.029" calcext:value-type="float">
            <text:p>8449.029</text:p>
          </table:table-cell>
          <table:table-cell office:value-type="string" calcext:value-type="string">
            <text:p>Buffalo</text:p>
          </table:table-cell>
          <table:table-cell office:value-type="float" office:value="8713.11" calcext:value-type="float">
            <text:p>8713.11</text:p>
          </table:table-cell>
          <table:table-cell office:value-type="string" calcext:value-type="string">
            <text:p>Kansas_City</text:p>
          </table:table-cell>
          <table:table-cell office:value-type="float" office:value="8460.744" calcext:value-type="float">
            <text:p>8460.744</text:p>
          </table:table-cell>
          <table:table-cell office:value-type="string" calcext:value-type="string">
            <text:p>Dallas</text:p>
          </table:table-cell>
          <table:table-cell office:value-type="float" office:value="18225.06" calcext:value-type="float">
            <text:p>18225.06</text:p>
          </table:table-cell>
          <table:table-cell office:value-type="string" calcext:value-type="string">
            <text:p>Bucharest</text:p>
          </table:table-cell>
          <table:table-cell office:value-type="float" office:value="10456.321" calcext:value-type="float">
            <text:p>10456.321</text:p>
          </table:table-cell>
          <table:table-cell office:value-type="string" calcext:value-type="string">
            <text:p>Salt_Lake_City</text:p>
          </table:table-cell>
          <table:table-cell office:value-type="float" office:value="20416.245" calcext:value-type="float">
            <text:p>20416.245</text:p>
          </table:table-cell>
          <table:table-cell office:value-type="string" calcext:value-type="string">
            <text:p>Mexico</text:p>
          </table:table-cell>
          <table:table-cell office:value-type="float" office:value="17180.256" calcext:value-type="float">
            <text:p>17180.256</text:p>
          </table:table-cell>
          <table:table-cell office:value-type="string" calcext:value-type="string">
            <text:p>Montreal</text:p>
          </table:table-cell>
          <table:table-cell office:value-type="float" office:value="17646.031" calcext:value-type="float">
            <text:p>17646.031</text:p>
          </table:table-cell>
          <table:table-cell office:value-type="string" calcext:value-type="string">
            <text:p>Chicago</text:p>
          </table:table-cell>
          <table:table-cell office:value-type="float" office:value="16507.366" calcext:value-type="float">
            <text:p>16507.366</text:p>
          </table:table-cell>
          <table:table-cell office:value-type="string" calcext:value-type="string">
            <text:p>Buffalo</text:p>
          </table:table-cell>
          <table:table-cell office:value-type="float" office:value="9286.313" calcext:value-type="float">
            <text:p>9286.313</text:p>
          </table:table-cell>
          <table:table-cell office:value-type="string" calcext:value-type="string">
            <text:p>Buffalo</text:p>
          </table:table-cell>
          <table:table-cell office:value-type="float" office:value="18812.149" calcext:value-type="float">
            <text:p>18812.149</text:p>
          </table:table-cell>
          <table:table-cell office:value-type="string" calcext:value-type="string">
            <text:p>Stockholm</text:p>
          </table:table-cell>
          <table:table-cell office:value-type="float" office:value="18488.434" calcext:value-type="float">
            <text:p>18488.434</text:p>
          </table:table-cell>
          <table:table-cell office:value-type="string" calcext:value-type="string">
            <text:p>Buffalo</text:p>
          </table:table-cell>
          <table:table-cell office:value-type="float" office:value="18821.088" calcext:value-type="float">
            <text:p>18821.088</text:p>
          </table:table-cell>
          <table:table-cell office:value-type="string" calcext:value-type="string">
            <text:p>Dublin</text:p>
          </table:table-cell>
          <table:table-cell office:value-type="float" office:value="12208.02" calcext:value-type="float">
            <text:p>12208.02</text:p>
          </table:table-cell>
          <table:table-cell office:value-type="string" calcext:value-type="string">
            <text:p>Prague</text:p>
          </table:table-cell>
          <table:table-cell office:value-type="float" office:value="12844.876" calcext:value-type="float">
            <text:p>12844.876</text:p>
          </table:table-cell>
          <table:table-cell office:value-type="string" calcext:value-type="string">
            <text:p>Tel_Aviv</text:p>
          </table:table-cell>
          <table:table-cell office:value-type="float" office:value="12481.354" calcext:value-type="float">
            <text:p>12481.354</text:p>
          </table:table-cell>
          <table:table-cell office:value-type="string" calcext:value-type="string">
            <text:p>Chisinau</text:p>
          </table:table-cell>
          <table:table-cell office:value-type="float" office:value="10138.028" calcext:value-type="float">
            <text:p>10138.028</text:p>
          </table:table-cell>
          <table:table-cell office:value-type="string" calcext:value-type="string">
            <text:p>Buffalo</text:p>
          </table:table-cell>
          <table:table-cell office:value-type="float" office:value="8116.728" calcext:value-type="float">
            <text:p>8116.728</text:p>
          </table:table-cell>
          <table:table-cell office:value-type="string" calcext:value-type="string">
            <text:p>Toronto</text:p>
          </table:table-cell>
          <table:table-cell office:value-type="float" office:value="8197.109" calcext:value-type="float">
            <text:p>8197.109</text:p>
          </table:table-cell>
          <table:table-cell office:value-type="string" calcext:value-type="string">
            <text:p>Bucharest</text:p>
          </table:table-cell>
          <table:table-cell office:value-type="float" office:value="8387.163" calcext:value-type="float">
            <text:p>8387.163</text:p>
          </table:table-cell>
          <table:table-cell office:value-type="string" calcext:value-type="string">
            <text:p>Mumbai</text:p>
          </table:table-cell>
          <table:table-cell office:value-type="float" office:value="9381.528" calcext:value-type="float">
            <text:p>9381.528</text:p>
          </table:table-cell>
          <table:table-cell office:value-type="string" calcext:value-type="string">
            <text:p>Brussels</text:p>
          </table:table-cell>
          <table:table-cell office:value-type="float" office:value="11977.699" calcext:value-type="float">
            <text:p>11977.699</text:p>
          </table:table-cell>
          <table:table-cell office:value-type="string" calcext:value-type="string">
            <text:p>Buffalo</text:p>
          </table:table-cell>
          <table:table-cell office:value-type="float" office:value="9630.75" calcext:value-type="float">
            <text:p>9630.75</text:p>
          </table:table-cell>
          <table:table-cell office:value-type="string" calcext:value-type="string">
            <text:p>Bratislava</text:p>
          </table:table-cell>
          <table:table-cell office:value-type="float" office:value="12882.395" calcext:value-type="float">
            <text:p>12882.395</text:p>
          </table:table-cell>
          <table:table-cell office:value-type="string" calcext:value-type="string">
            <text:p>Tirana</text:p>
          </table:table-cell>
          <table:table-cell office:value-type="float" office:value="11748.238" calcext:value-type="float">
            <text:p>11748.238</text:p>
          </table:table-cell>
          <table:table-cell office:value-type="string" calcext:value-type="string">
            <text:p>Lisbon</text:p>
          </table:table-cell>
          <table:table-cell office:value-type="float" office:value="12594.866" calcext:value-type="float">
            <text:p>12594.866</text:p>
          </table:table-cell>
          <table:table-cell office:value-type="string" calcext:value-type="string">
            <text:p>Marseille</text:p>
          </table:table-cell>
          <table:table-cell office:value-type="float" office:value="12754.579" calcext:value-type="float">
            <text:p>12754.579</text:p>
          </table:table-cell>
          <table:table-cell office:value-type="string" calcext:value-type="string">
            <text:p>Seattle</text:p>
          </table:table-cell>
          <table:table-cell office:value-type="float" office:value="14953.266" calcext:value-type="float">
            <text:p>14953.266</text:p>
          </table:table-cell>
          <table:table-cell office:value-type="string" calcext:value-type="string">
            <text:p>New_York</text:p>
          </table:table-cell>
          <table:table-cell office:value-type="float" office:value="22217.932" calcext:value-type="float">
            <text:p>22217.932</text:p>
          </table:table-cell>
          <table:table-cell office:value-type="string" calcext:value-type="string">
            <text:p>Helsinki</text:p>
          </table:table-cell>
          <table:table-cell office:value-type="float" office:value="22567.327" calcext:value-type="float">
            <text:p>22567.327</text:p>
          </table:table-cell>
          <table:table-cell office:value-type="string" calcext:value-type="string">
            <text:p>Buffalo</text:p>
          </table:table-cell>
          <table:table-cell office:value-type="float" office:value="9532.881" calcext:value-type="float">
            <text:p>9532.881</text:p>
          </table:table-cell>
          <table:table-cell office:value-type="string" calcext:value-type="string">
            <text:p>Bucharest</text:p>
          </table:table-cell>
          <table:table-cell office:value-type="float" office:value="22978.695" calcext:value-type="float">
            <text:p>22978.695</text:p>
          </table:table-cell>
          <table:table-cell office:value-type="string" calcext:value-type="string">
            <text:p>Bucharest</text:p>
          </table:table-cell>
          <table:table-cell office:value-type="float" office:value="23073.489" calcext:value-type="float">
            <text:p>23073.489</text:p>
          </table:table-cell>
          <table:table-cell office:value-type="string" calcext:value-type="string">
            <text:p>Melbourne</text:p>
          </table:table-cell>
          <table:table-cell office:value-type="float" office:value="19381.421" calcext:value-type="float">
            <text:p>19381.421</text:p>
          </table:table-cell>
          <table:table-cell office:value-type="string" calcext:value-type="string">
            <text:p>Riga</text:p>
          </table:table-cell>
          <table:table-cell office:value-type="float" office:value="20018.067" calcext:value-type="float">
            <text:p>20018.067</text:p>
          </table:table-cell>
          <table:table-cell office:value-type="string" calcext:value-type="string">
            <text:p>Brussels</text:p>
          </table:table-cell>
          <table:table-cell office:value-type="float" office:value="19007.017" calcext:value-type="float">
            <text:p>19007.017</text:p>
          </table:table-cell>
          <table:table-cell office:value-type="string" calcext:value-type="string">
            <text:p>Buffalo</text:p>
          </table:table-cell>
          <table:table-cell office:value-type="float" office:value="7658.211" calcext:value-type="float">
            <text:p>7658.211</text:p>
          </table:table-cell>
          <table:table-cell office:value-type="string" calcext:value-type="string">
            <text:p>Mumbai</text:p>
          </table:table-cell>
          <table:table-cell office:value-type="float" office:value="8116.238" calcext:value-type="float">
            <text:p>8116.238</text:p>
          </table:table-cell>
          <table:table-cell office:value-type="string" calcext:value-type="string">
            <text:p>Chisinau</text:p>
          </table:table-cell>
          <table:table-cell office:value-type="float" office:value="17013.333" calcext:value-type="float">
            <text:p>17013.333</text:p>
          </table:table-cell>
          <table:table-cell office:value-type="string" calcext:value-type="string">
            <text:p>Madrid</text:p>
          </table:table-cell>
          <table:table-cell office:value-type="float" office:value="8949.331" calcext:value-type="float">
            <text:p>8949.331</text:p>
          </table:table-cell>
          <table:table-cell office:value-type="string" calcext:value-type="string">
            <text:p>Brazil</text:p>
          </table:table-cell>
          <table:table-cell office:value-type="float" office:value="10164.962" calcext:value-type="float">
            <text:p>10164.962</text:p>
          </table:table-cell>
          <table:table-cell office:value-type="string" calcext:value-type="string">
            <text:p>Warsaw</text:p>
          </table:table-cell>
          <table:table-cell office:value-type="float" office:value="10954.279" calcext:value-type="float">
            <text:p>10954.279</text:p>
          </table:table-cell>
          <table:table-cell office:value-type="string" calcext:value-type="string">
            <text:p>Lisbon</text:p>
          </table:table-cell>
          <table:table-cell office:value-type="float" office:value="12243.32" calcext:value-type="float">
            <text:p>12243.32</text:p>
          </table:table-cell>
          <table:table-cell office:value-type="string" calcext:value-type="string">
            <text:p>Saint_Louis</text:p>
          </table:table-cell>
          <table:table-cell office:value-type="float" office:value="9457.061" calcext:value-type="float">
            <text:p>9457.061</text:p>
          </table:table-cell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8512.583" calcext:value-type="float">
            <text:p>8512.583</text:p>
          </table:table-cell>
          <table:table-cell office:value-type="string" calcext:value-type="string">
            <text:p>Skopje</text:p>
          </table:table-cell>
          <table:table-cell office:value-type="float" office:value="8445.871" calcext:value-type="float">
            <text:p>8445.871</text:p>
          </table:table-cell>
          <table:table-cell office:value-type="string" calcext:value-type="string">
            <text:p>Belgrade</text:p>
          </table:table-cell>
          <table:table-cell office:value-type="float" office:value="9335.519" calcext:value-type="float">
            <text:p>9335.519</text:p>
          </table:table-cell>
          <table:table-cell office:value-type="string" calcext:value-type="string">
            <text:p>Toronto</text:p>
          </table:table-cell>
          <table:table-cell office:value-type="float" office:value="9397.884" calcext:value-type="float">
            <text:p>9397.884</text:p>
          </table:table-cell>
          <table:table-cell office:value-type="string" calcext:value-type="string">
            <text:p>Chisinau</text:p>
          </table:table-cell>
          <table:table-cell office:value-type="float" office:value="15713.132" calcext:value-type="float">
            <text:p>15713.132</text:p>
          </table:table-cell>
          <table:table-cell office:value-type="string" calcext:value-type="string">
            <text:p>Copenhagen</text:p>
          </table:table-cell>
          <table:table-cell office:value-type="float" office:value="17651.063" calcext:value-type="float">
            <text:p>17651.063</text:p>
          </table:table-cell>
          <table:table-cell office:value-type="string" calcext:value-type="string">
            <text:p>Brazil</text:p>
          </table:table-cell>
          <table:table-cell office:value-type="float" office:value="9182.336" calcext:value-type="float">
            <text:p>9182.336</text:p>
          </table:table-cell>
          <table:table-cell office:value-type="string" calcext:value-type="string">
            <text:p>Brazil</text:p>
          </table:table-cell>
          <table:table-cell office:value-type="float" office:value="9417.858" calcext:value-type="float">
            <text:p>9417.858</text:p>
          </table:table-cell>
          <table:table-cell office:value-type="string" calcext:value-type="string">
            <text:p>Prague</text:p>
          </table:table-cell>
          <table:table-cell office:value-type="float" office:value="9608.996" calcext:value-type="float">
            <text:p>9608.996</text:p>
          </table:table-cell>
          <table:table-cell office:value-type="string" calcext:value-type="string">
            <text:p>Toronto</text:p>
          </table:table-cell>
          <table:table-cell office:value-type="float" office:value="8927.221" calcext:value-type="float">
            <text:p>8927.221</text:p>
          </table:table-cell>
          <table:table-cell office:value-type="string" calcext:value-type="string">
            <text:p>Miami</text:p>
          </table:table-cell>
          <table:table-cell office:value-type="float" office:value="9475.603" calcext:value-type="float">
            <text:p>9475.603</text:p>
          </table:table-cell>
          <table:table-cell office:value-type="string" calcext:value-type="string">
            <text:p>Kansas_City</text:p>
          </table:table-cell>
          <table:table-cell office:value-type="float" office:value="9614.803" calcext:value-type="float">
            <text:p>9614.803</text:p>
          </table:table-cell>
          <table:table-cell office:value-type="string" calcext:value-type="string">
            <text:p>Toronto</text:p>
          </table:table-cell>
          <table:table-cell office:value-type="float" office:value="9380.593" calcext:value-type="float">
            <text:p>9380.593</text:p>
          </table:table-cell>
          <table:table-cell office:value-type="string" calcext:value-type="string">
            <text:p>Toronto</text:p>
          </table:table-cell>
          <table:table-cell office:value-type="float" office:value="9356.105" calcext:value-type="float">
            <text:p>9356.105</text:p>
          </table:table-cell>
          <table:table-cell office:value-type="string" calcext:value-type="string">
            <text:p>Toronto</text:p>
          </table:table-cell>
          <table:table-cell office:value-type="float" office:value="8539.786" calcext:value-type="float">
            <text:p>8539.786</text:p>
          </table:table-cell>
          <table:table-cell office:value-type="string" calcext:value-type="string">
            <text:p>Miami</text:p>
          </table:table-cell>
          <table:table-cell office:value-type="float" office:value="9746.745" calcext:value-type="float">
            <text:p>9746.745</text:p>
          </table:table-cell>
          <table:table-cell office:value-type="string" calcext:value-type="string">
            <text:p>Mumbai</text:p>
          </table:table-cell>
          <table:table-cell office:value-type="float" office:value="8654.08" calcext:value-type="float">
            <text:p>8654.08</text:p>
          </table:table-cell>
          <table:table-cell office:value-type="string" calcext:value-type="string">
            <text:p>Toronto</text:p>
          </table:table-cell>
          <table:table-cell office:value-type="float" office:value="8778.716" calcext:value-type="float">
            <text:p>8778.716</text:p>
          </table:table-cell>
          <table:table-cell office:value-type="string" calcext:value-type="string">
            <text:p>Buffalo</text:p>
          </table:table-cell>
          <table:table-cell office:value-type="float" office:value="8466.315" calcext:value-type="float">
            <text:p>8466.315</text:p>
          </table:table-cell>
          <table:table-cell office:value-type="string" calcext:value-type="string">
            <text:p>Chicago</text:p>
          </table:table-cell>
          <table:table-cell office:value-type="float" office:value="18456.171" calcext:value-type="float">
            <text:p>18456.171</text:p>
          </table:table-cell>
          <table:table-cell office:value-type="string" calcext:value-type="string">
            <text:p>Belgrade</text:p>
          </table:table-cell>
          <table:table-cell office:value-type="float" office:value="10472.204" calcext:value-type="float">
            <text:p>10472.204</text:p>
          </table:table-cell>
          <table:table-cell office:value-type="string" calcext:value-type="string">
            <text:p>Brisbane</text:p>
          </table:table-cell>
          <table:table-cell office:value-type="float" office:value="20584.892" calcext:value-type="float">
            <text:p>20584.892</text:p>
          </table:table-cell>
          <table:table-cell office:value-type="string" calcext:value-type="string">
            <text:p>Montreal</text:p>
          </table:table-cell>
          <table:table-cell office:value-type="float" office:value="17312.385" calcext:value-type="float">
            <text:p>17312.385</text:p>
          </table:table-cell>
          <table:table-cell office:value-type="string" calcext:value-type="string">
            <text:p>Charlotte</text:p>
          </table:table-cell>
          <table:table-cell office:value-type="float" office:value="17942.629" calcext:value-type="float">
            <text:p>17942.629</text:p>
          </table:table-cell>
          <table:table-cell office:value-type="string" calcext:value-type="string">
            <text:p>Auckland</text:p>
          </table:table-cell>
          <table:table-cell office:value-type="float" office:value="16592.568" calcext:value-type="float">
            <text:p>16592.568</text:p>
          </table:table-cell>
          <table:table-cell office:value-type="string" calcext:value-type="string">
            <text:p>Toronto</text:p>
          </table:table-cell>
          <table:table-cell office:value-type="float" office:value="9430.977" calcext:value-type="float">
            <text:p>9430.977</text:p>
          </table:table-cell>
          <table:table-cell office:value-type="string" calcext:value-type="string">
            <text:p>Lisbon</text:p>
          </table:table-cell>
          <table:table-cell office:value-type="float" office:value="18988.127" calcext:value-type="float">
            <text:p>18988.127</text:p>
          </table:table-cell>
          <table:table-cell office:value-type="string" calcext:value-type="string">
            <text:p>Madrid</text:p>
          </table:table-cell>
          <table:table-cell office:value-type="float" office:value="18786.271" calcext:value-type="float">
            <text:p>18786.271</text:p>
          </table:table-cell>
          <table:table-cell office:value-type="string" calcext:value-type="string">
            <text:p>Milan</text:p>
          </table:table-cell>
          <table:table-cell office:value-type="float" office:value="19064.825" calcext:value-type="float">
            <text:p>19064.825</text:p>
          </table:table-cell>
          <table:table-cell office:value-type="string" calcext:value-type="string">
            <text:p>Bucharest</text:p>
          </table:table-cell>
          <table:table-cell office:value-type="float" office:value="12308.816" calcext:value-type="float">
            <text:p>12308.816</text:p>
          </table:table-cell>
          <table:table-cell office:value-type="string" calcext:value-type="string">
            <text:p>Marseille</text:p>
          </table:table-cell>
          <table:table-cell office:value-type="float" office:value="12935.174" calcext:value-type="float">
            <text:p>12935.174</text:p>
          </table:table-cell>
          <table:table-cell office:value-type="string" calcext:value-type="string">
            <text:p>Athens</text:p>
          </table:table-cell>
          <table:table-cell office:value-type="float" office:value="12804.84" calcext:value-type="float">
            <text:p>12804.84</text:p>
          </table:table-cell>
          <table:table-cell office:value-type="string" calcext:value-type="string">
            <text:p>Brussels</text:p>
          </table:table-cell>
          <table:table-cell office:value-type="float" office:value="10148.971" calcext:value-type="float">
            <text:p>10148.971</text:p>
          </table:table-cell>
          <table:table-cell office:value-type="string" calcext:value-type="string">
            <text:p>Toronto</text:p>
          </table:table-cell>
          <table:table-cell office:value-type="float" office:value="8188.422" calcext:value-type="float">
            <text:p>8188.422</text:p>
          </table:table-cell>
          <table:table-cell office:value-type="string" calcext:value-type="string">
            <text:p>Mumbai</text:p>
          </table:table-cell>
          <table:table-cell office:value-type="float" office:value="8301.419" calcext:value-type="float">
            <text:p>8301.419</text:p>
          </table:table-cell>
          <table:table-cell office:value-type="string" calcext:value-type="string">
            <text:p>Chisinau</text:p>
          </table:table-cell>
          <table:table-cell office:value-type="float" office:value="8419.724" calcext:value-type="float">
            <text:p>8419.724</text:p>
          </table:table-cell>
          <table:table-cell office:value-type="string" calcext:value-type="string">
            <text:p>Kansas_City</text:p>
          </table:table-cell>
          <table:table-cell office:value-type="float" office:value="9399.715" calcext:value-type="float">
            <text:p>9399.715</text:p>
          </table:table-cell>
          <table:table-cell office:value-type="string" calcext:value-type="string">
            <text:p>Bucharest</text:p>
          </table:table-cell>
          <table:table-cell office:value-type="float" office:value="11993.172" calcext:value-type="float">
            <text:p>11993.172</text:p>
          </table:table-cell>
          <table:table-cell office:value-type="string" calcext:value-type="string">
            <text:p>Toronto</text:p>
          </table:table-cell>
          <table:table-cell office:value-type="float" office:value="10000.671" calcext:value-type="float">
            <text:p>10000.671</text:p>
          </table:table-cell>
          <table:table-cell office:value-type="string" calcext:value-type="string">
            <text:p>Santiago</text:p>
          </table:table-cell>
          <table:table-cell office:value-type="float" office:value="12899.023" calcext:value-type="float">
            <text:p>12899.023</text:p>
          </table:table-cell>
          <table:table-cell office:value-type="string" calcext:value-type="string">
            <text:p>Sofia</text:p>
          </table:table-cell>
          <table:table-cell office:value-type="float" office:value="11766.502" calcext:value-type="float">
            <text:p>11766.502</text:p>
          </table:table-cell>
          <table:table-cell office:value-type="string" calcext:value-type="string">
            <text:p>Brussels</text:p>
          </table:table-cell>
          <table:table-cell office:value-type="float" office:value="12623.38" calcext:value-type="float">
            <text:p>12623.38</text:p>
          </table:table-cell>
          <table:table-cell office:value-type="string" calcext:value-type="string">
            <text:p>Reykjavik</text:p>
          </table:table-cell>
          <table:table-cell office:value-type="float" office:value="12854.27" calcext:value-type="float">
            <text:p>12854.27</text:p>
          </table:table-cell>
          <table:table-cell office:value-type="string" calcext:value-type="string">
            <text:p>Vancouver</text:p>
          </table:table-cell>
          <table:table-cell office:value-type="float" office:value="15075.935" calcext:value-type="float">
            <text:p>15075.935</text:p>
          </table:table-cell>
          <table:table-cell office:value-type="string" calcext:value-type="string">
            <text:p>Montreal</text:p>
          </table:table-cell>
          <table:table-cell office:value-type="float" office:value="22579.502" calcext:value-type="float">
            <text:p>22579.502</text:p>
          </table:table-cell>
          <table:table-cell office:value-type="string" calcext:value-type="string">
            <text:p>Frankfurt</text:p>
          </table:table-cell>
          <table:table-cell office:value-type="float" office:value="22605.358" calcext:value-type="float">
            <text:p>22605.358</text:p>
          </table:table-cell>
          <table:table-cell office:value-type="string" calcext:value-type="string">
            <text:p>Kansas_City</text:p>
          </table:table-cell>
          <table:table-cell office:value-type="float" office:value="9771.119" calcext:value-type="float">
            <text:p>9771.119</text:p>
          </table:table-cell>
          <table:table-cell office:value-type="string" calcext:value-type="string">
            <text:p>Athens</text:p>
          </table:table-cell>
          <table:table-cell office:value-type="float" office:value="23175.539" calcext:value-type="float">
            <text:p>23175.539</text:p>
          </table:table-cell>
          <table:table-cell office:value-type="string" calcext:value-type="string">
            <text:p>Toronto</text:p>
          </table:table-cell>
          <table:table-cell office:value-type="float" office:value="23216.814" calcext:value-type="float">
            <text:p>23216.814</text:p>
          </table:table-cell>
          <table:table-cell office:value-type="string" calcext:value-type="string">
            <text:p>Tallinn</text:p>
          </table:table-cell>
          <table:table-cell office:value-type="float" office:value="19408.782" calcext:value-type="float">
            <text:p>19408.782</text:p>
          </table:table-cell>
          <table:table-cell office:value-type="string" calcext:value-type="string">
            <text:p>Tallinn</text:p>
          </table:table-cell>
          <table:table-cell office:value-type="float" office:value="20265.923" calcext:value-type="float">
            <text:p>20265.923</text:p>
          </table:table-cell>
          <table:table-cell office:value-type="string" calcext:value-type="string">
            <text:p>Prague</text:p>
          </table:table-cell>
          <table:table-cell office:value-type="float" office:value="19317.206" calcext:value-type="float">
            <text:p>19317.206</text:p>
          </table:table-cell>
          <table:table-cell office:value-type="string" calcext:value-type="string">
            <text:p>Toronto</text:p>
          </table:table-cell>
          <table:table-cell office:value-type="float" office:value="8159.962" calcext:value-type="float">
            <text:p>8159.962</text:p>
          </table:table-cell>
          <table:table-cell office:value-type="string" calcext:value-type="string">
            <text:p>Toronto</text:p>
          </table:table-cell>
          <table:table-cell office:value-type="float" office:value="8259.158" calcext:value-type="float">
            <text:p>8259.158</text:p>
          </table:table-cell>
          <table:table-cell office:value-type="string" calcext:value-type="string">
            <text:p>Madrid</text:p>
          </table:table-cell>
          <table:table-cell office:value-type="float" office:value="17099.777" calcext:value-type="float">
            <text:p>17099.777</text:p>
          </table:table-cell>
          <table:table-cell office:value-type="string" calcext:value-type="string">
            <text:p>Sarajevo</text:p>
          </table:table-cell>
          <table:table-cell office:value-type="float" office:value="8984.683" calcext:value-type="float">
            <text:p>8984.683</text:p>
          </table:table-cell>
          <table:table-cell office:value-type="string" calcext:value-type="string">
            <text:p>Madrid</text:p>
          </table:table-cell>
          <table:table-cell office:value-type="float" office:value="10265.309" calcext:value-type="float">
            <text:p>10265.309</text:p>
          </table:table-cell>
          <table:table-cell office:value-type="string" calcext:value-type="string">
            <text:p>Athens</text:p>
          </table:table-cell>
          <table:table-cell office:value-type="float" office:value="11151.879" calcext:value-type="float">
            <text:p>11151.879</text:p>
          </table:table-cell>
          <table:table-cell office:value-type="string" calcext:value-type="string">
            <text:p>Bratislava</text:p>
          </table:table-cell>
          <table:table-cell office:value-type="float" office:value="12299.901" calcext:value-type="float">
            <text:p>12299.901</text:p>
          </table:table-cell>
          <table:table-cell office:value-type="string" calcext:value-type="string">
            <text:p>Miami</text:p>
          </table:table-cell>
          <table:table-cell office:value-type="float" office:value="9636.297" calcext:value-type="float">
            <text:p>9636.297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8579.327" calcext:value-type="float">
            <text:p>8579.327</text:p>
          </table:table-cell>
          <table:table-cell office:value-type="string" calcext:value-type="string">
            <text:p>Riga</text:p>
          </table:table-cell>
          <table:table-cell office:value-type="float" office:value="8484.154" calcext:value-type="float">
            <text:p>8484.154</text:p>
          </table:table-cell>
          <table:table-cell office:value-type="string" calcext:value-type="string">
            <text:p>Tel_Aviv</text:p>
          </table:table-cell>
          <table:table-cell office:value-type="float" office:value="9340.779" calcext:value-type="float">
            <text:p>9340.779</text:p>
          </table:table-cell>
          <table:table-cell office:value-type="string" calcext:value-type="string">
            <text:p>Buffalo</text:p>
          </table:table-cell>
          <table:table-cell office:value-type="float" office:value="9564.999" calcext:value-type="float">
            <text:p>9564.999</text:p>
          </table:table-cell>
          <table:table-cell office:value-type="string" calcext:value-type="string">
            <text:p>Seoul</text:p>
          </table:table-cell>
          <table:table-cell office:value-type="float" office:value="15918.858" calcext:value-type="float">
            <text:p>15918.858</text:p>
          </table:table-cell>
          <table:table-cell office:value-type="string" calcext:value-type="string">
            <text:p>Tallinn</text:p>
          </table:table-cell>
          <table:table-cell office:value-type="float" office:value="17804.594" calcext:value-type="float">
            <text:p>17804.594</text:p>
          </table:table-cell>
          <table:table-cell office:value-type="string" calcext:value-type="string">
            <text:p>Lisbon</text:p>
          </table:table-cell>
          <table:table-cell office:value-type="float" office:value="9192.527" calcext:value-type="float">
            <text:p>9192.527</text:p>
          </table:table-cell>
          <table:table-cell office:value-type="string" calcext:value-type="string">
            <text:p>London</text:p>
          </table:table-cell>
          <table:table-cell office:value-type="float" office:value="9463.142" calcext:value-type="float">
            <text:p>9463.142</text:p>
          </table:table-cell>
          <table:table-cell office:value-type="string" calcext:value-type="string">
            <text:p>London</text:p>
          </table:table-cell>
          <table:table-cell office:value-type="float" office:value="9616.539" calcext:value-type="float">
            <text:p>9616.539</text:p>
          </table:table-cell>
          <table:table-cell office:value-type="string" calcext:value-type="string">
            <text:p>Mexico</text:p>
          </table:table-cell>
          <table:table-cell office:value-type="float" office:value="9147.332" calcext:value-type="float">
            <text:p>9147.332</text:p>
          </table:table-cell>
          <table:table-cell office:value-type="string" calcext:value-type="string">
            <text:p>Mumbai</text:p>
          </table:table-cell>
          <table:table-cell office:value-type="float" office:value="9730.511" calcext:value-type="float">
            <text:p>9730.511</text:p>
          </table:table-cell>
          <table:table-cell office:value-type="string" calcext:value-type="string">
            <text:p>Miami</text:p>
          </table:table-cell>
          <table:table-cell office:value-type="float" office:value="10179.721" calcext:value-type="float">
            <text:p>10179.721</text:p>
          </table:table-cell>
          <table:table-cell office:value-type="string" calcext:value-type="string">
            <text:p>Mexico</text:p>
          </table:table-cell>
          <table:table-cell office:value-type="float" office:value="9413.629" calcext:value-type="float">
            <text:p>9413.629</text:p>
          </table:table-cell>
          <table:table-cell office:value-type="string" calcext:value-type="string">
            <text:p>Mexico</text:p>
          </table:table-cell>
          <table:table-cell office:value-type="float" office:value="9439.286" calcext:value-type="float">
            <text:p>9439.286</text:p>
          </table:table-cell>
          <table:table-cell office:value-type="string" calcext:value-type="string">
            <text:p>Mexico</text:p>
          </table:table-cell>
          <table:table-cell office:value-type="float" office:value="8702.312" calcext:value-type="float">
            <text:p>8702.312</text:p>
          </table:table-cell>
          <table:table-cell office:value-type="string" calcext:value-type="string">
            <text:p>Mexico</text:p>
          </table:table-cell>
          <table:table-cell office:value-type="float" office:value="10224.672" calcext:value-type="float">
            <text:p>10224.672</text:p>
          </table:table-cell>
          <table:table-cell office:value-type="string" calcext:value-type="string">
            <text:p>Mexico</text:p>
          </table:table-cell>
          <table:table-cell office:value-type="float" office:value="9117.556" calcext:value-type="float">
            <text:p>9117.556</text:p>
          </table:table-cell>
          <table:table-cell office:value-type="string" calcext:value-type="string">
            <text:p>Mexico</text:p>
          </table:table-cell>
          <table:table-cell office:value-type="float" office:value="9111.884" calcext:value-type="float">
            <text:p>9111.884</text:p>
          </table:table-cell>
          <table:table-cell office:value-type="string" calcext:value-type="string">
            <text:p>Mexico</text:p>
          </table:table-cell>
          <table:table-cell office:value-type="float" office:value="9154.557" calcext:value-type="float">
            <text:p>9154.557</text:p>
          </table:table-cell>
          <table:table-cell office:value-type="string" calcext:value-type="string">
            <text:p>Riga</text:p>
          </table:table-cell>
          <table:table-cell office:value-type="float" office:value="18805.117" calcext:value-type="float">
            <text:p>18805.117</text:p>
          </table:table-cell>
          <table:table-cell office:value-type="string" calcext:value-type="string">
            <text:p>Buenos_Aires</text:p>
          </table:table-cell>
          <table:table-cell office:value-type="float" office:value="10558.602" calcext:value-type="float">
            <text:p>10558.602</text:p>
          </table:table-cell>
          <table:table-cell office:value-type="string" calcext:value-type="string">
            <text:p>Bratislava</text:p>
          </table:table-cell>
          <table:table-cell office:value-type="float" office:value="20694.636" calcext:value-type="float">
            <text:p>20694.636</text:p>
          </table:table-cell>
          <table:table-cell office:value-type="string" calcext:value-type="string">
            <text:p>Charlotte</text:p>
          </table:table-cell>
          <table:table-cell office:value-type="float" office:value="18208.218" calcext:value-type="float">
            <text:p>18208.218</text:p>
          </table:table-cell>
          <table:table-cell office:value-type="string" calcext:value-type="string">
            <text:p>Mexico</text:p>
          </table:table-cell>
          <table:table-cell office:value-type="float" office:value="18433.349" calcext:value-type="float">
            <text:p>18433.349</text:p>
          </table:table-cell>
          <table:table-cell office:value-type="string" calcext:value-type="string">
            <text:p>Toronto</text:p>
          </table:table-cell>
          <table:table-cell office:value-type="float" office:value="17037.875" calcext:value-type="float">
            <text:p>17037.875</text:p>
          </table:table-cell>
          <table:table-cell office:value-type="string" calcext:value-type="string">
            <text:p>Miami</text:p>
          </table:table-cell>
          <table:table-cell office:value-type="float" office:value="9462.301" calcext:value-type="float">
            <text:p>9462.301</text:p>
          </table:table-cell>
          <table:table-cell office:value-type="string" calcext:value-type="string">
            <text:p>Tallinn</text:p>
          </table:table-cell>
          <table:table-cell office:value-type="float" office:value="19311.061" calcext:value-type="float">
            <text:p>19311.061</text:p>
          </table:table-cell>
          <table:table-cell office:value-type="string" calcext:value-type="string">
            <text:p>Tel_Aviv</text:p>
          </table:table-cell>
          <table:table-cell office:value-type="float" office:value="18802.2" calcext:value-type="float">
            <text:p>18802.2</text:p>
          </table:table-cell>
          <table:table-cell office:value-type="string" calcext:value-type="string">
            <text:p>Tallinn</text:p>
          </table:table-cell>
          <table:table-cell office:value-type="float" office:value="19220.836" calcext:value-type="float">
            <text:p>19220.836</text:p>
          </table:table-cell>
          <table:table-cell office:value-type="string" calcext:value-type="string">
            <text:p>Tel_Aviv</text:p>
          </table:table-cell>
          <table:table-cell office:value-type="float" office:value="12361.771" calcext:value-type="float">
            <text:p>12361.771</text:p>
          </table:table-cell>
          <table:table-cell office:value-type="string" calcext:value-type="string">
            <text:p>Berlin</text:p>
          </table:table-cell>
          <table:table-cell office:value-type="float" office:value="13011.43" calcext:value-type="float">
            <text:p>13011.43</text:p>
          </table:table-cell>
          <table:table-cell office:value-type="string" calcext:value-type="string">
            <text:p>Prague</text:p>
          </table:table-cell>
          <table:table-cell office:value-type="float" office:value="12874.248" calcext:value-type="float">
            <text:p>12874.248</text:p>
          </table:table-cell>
          <table:table-cell office:value-type="string" calcext:value-type="string">
            <text:p>Bucharest</text:p>
          </table:table-cell>
          <table:table-cell office:value-type="float" office:value="10165.512" calcext:value-type="float">
            <text:p>10165.512</text:p>
          </table:table-cell>
          <table:table-cell office:value-type="string" calcext:value-type="string">
            <text:p>Mexico</text:p>
          </table:table-cell>
          <table:table-cell office:value-type="float" office:value="8704.472" calcext:value-type="float">
            <text:p>8704.472</text:p>
          </table:table-cell>
          <table:table-cell office:value-type="string" calcext:value-type="string">
            <text:p>Mexico</text:p>
          </table:table-cell>
          <table:table-cell office:value-type="float" office:value="8722.837" calcext:value-type="float">
            <text:p>8722.837</text:p>
          </table:table-cell>
          <table:table-cell office:value-type="string" calcext:value-type="string">
            <text:p>Tel_Aviv</text:p>
          </table:table-cell>
          <table:table-cell office:value-type="float" office:value="8476.579" calcext:value-type="float">
            <text:p>8476.579</text:p>
          </table:table-cell>
          <table:table-cell office:value-type="string" calcext:value-type="string">
            <text:p>Miami</text:p>
          </table:table-cell>
          <table:table-cell office:value-type="float" office:value="10215.448" calcext:value-type="float">
            <text:p>10215.448</text:p>
          </table:table-cell>
          <table:table-cell office:value-type="string" calcext:value-type="string">
            <text:p>Riga</text:p>
          </table:table-cell>
          <table:table-cell office:value-type="float" office:value="12099.532" calcext:value-type="float">
            <text:p>12099.532</text:p>
          </table:table-cell>
          <table:table-cell office:value-type="string" calcext:value-type="string">
            <text:p>Mexico</text:p>
          </table:table-cell>
          <table:table-cell office:value-type="float" office:value="10303.198" calcext:value-type="float">
            <text:p>10303.198</text:p>
          </table:table-cell>
          <table:table-cell office:value-type="string" calcext:value-type="string">
            <text:p>Tallinn</text:p>
          </table:table-cell>
          <table:table-cell office:value-type="float" office:value="12943.454" calcext:value-type="float">
            <text:p>12943.454</text:p>
          </table:table-cell>
          <table:table-cell office:value-type="string" calcext:value-type="string">
            <text:p>Bucharest</text:p>
          </table:table-cell>
          <table:table-cell office:value-type="float" office:value="12030.426" calcext:value-type="float">
            <text:p>12030.426</text:p>
          </table:table-cell>
          <table:table-cell office:value-type="string" calcext:value-type="string">
            <text:p>Chisinau</text:p>
          </table:table-cell>
          <table:table-cell office:value-type="float" office:value="12691.215" calcext:value-type="float">
            <text:p>12691.215</text:p>
          </table:table-cell>
          <table:table-cell office:value-type="string" calcext:value-type="string">
            <text:p>Riga</text:p>
          </table:table-cell>
          <table:table-cell office:value-type="float" office:value="12879.778" calcext:value-type="float">
            <text:p>12879.778</text:p>
          </table:table-cell>
          <table:table-cell office:value-type="string" calcext:value-type="string">
            <text:p>Riga</text:p>
          </table:table-cell>
          <table:table-cell office:value-type="float" office:value="15436.97" calcext:value-type="float">
            <text:p>15436.97</text:p>
          </table:table-cell>
          <table:table-cell office:value-type="string" calcext:value-type="string">
            <text:p>Frankfurt</text:p>
          </table:table-cell>
          <table:table-cell office:value-type="float" office:value="22635.442" calcext:value-type="float">
            <text:p>22635.442</text:p>
          </table:table-cell>
          <table:table-cell office:value-type="string" calcext:value-type="string">
            <text:p>Belgrade</text:p>
          </table:table-cell>
          <table:table-cell office:value-type="float" office:value="22695.328" calcext:value-type="float">
            <text:p>22695.328</text:p>
          </table:table-cell>
          <table:table-cell office:value-type="string" calcext:value-type="string">
            <text:p>Miami</text:p>
          </table:table-cell>
          <table:table-cell office:value-type="float" office:value="10174.856" calcext:value-type="float">
            <text:p>10174.856</text:p>
          </table:table-cell>
          <table:table-cell office:value-type="string" calcext:value-type="string">
            <text:p>Toronto</text:p>
          </table:table-cell>
          <table:table-cell office:value-type="float" office:value="23215.407" calcext:value-type="float">
            <text:p>23215.407</text:p>
          </table:table-cell>
          <table:table-cell office:value-type="string" calcext:value-type="string">
            <text:p>Lisbon</text:p>
          </table:table-cell>
          <table:table-cell office:value-type="float" office:value="23672.329" calcext:value-type="float">
            <text:p>23672.329</text:p>
          </table:table-cell>
          <table:table-cell office:value-type="string" calcext:value-type="string">
            <text:p>Bucharest</text:p>
          </table:table-cell>
          <table:table-cell office:value-type="float" office:value="19641.835" calcext:value-type="float">
            <text:p>19641.835</text:p>
          </table:table-cell>
          <table:table-cell office:value-type="string" calcext:value-type="string">
            <text:p>Milan</text:p>
          </table:table-cell>
          <table:table-cell office:value-type="float" office:value="20350.652" calcext:value-type="float">
            <text:p>20350.652</text:p>
          </table:table-cell>
          <table:table-cell office:value-type="string" calcext:value-type="string">
            <text:p>Frankfurt</text:p>
          </table:table-cell>
          <table:table-cell office:value-type="float" office:value="19619.039" calcext:value-type="float">
            <text:p>19619.039</text:p>
          </table:table-cell>
          <table:table-cell office:value-type="string" calcext:value-type="string">
            <text:p>Mexico</text:p>
          </table:table-cell>
          <table:table-cell office:value-type="float" office:value="8268.026" calcext:value-type="float">
            <text:p>8268.026</text:p>
          </table:table-cell>
          <table:table-cell office:value-type="string" calcext:value-type="string">
            <text:p>Mexico</text:p>
          </table:table-cell>
          <table:table-cell office:value-type="float" office:value="8285.379" calcext:value-type="float">
            <text:p>8285.379</text:p>
          </table:table-cell>
          <table:table-cell office:value-type="string" calcext:value-type="string">
            <text:p>Athens</text:p>
          </table:table-cell>
          <table:table-cell office:value-type="float" office:value="17215.103" calcext:value-type="float">
            <text:p>17215.103</text:p>
          </table:table-cell>
          <table:table-cell office:value-type="string" calcext:value-type="string">
            <text:p>Helsinki</text:p>
          </table:table-cell>
          <table:table-cell office:value-type="float" office:value="9013.913" calcext:value-type="float">
            <text:p>9013.913</text:p>
          </table:table-cell>
          <table:table-cell office:value-type="string" calcext:value-type="string">
            <text:p>Zurich</text:p>
          </table:table-cell>
          <table:table-cell office:value-type="float" office:value="10314.813" calcext:value-type="float">
            <text:p>10314.813</text:p>
          </table:table-cell>
          <table:table-cell office:value-type="string" calcext:value-type="string">
            <text:p>Milan</text:p>
          </table:table-cell>
          <table:table-cell office:value-type="float" office:value="11195.974" calcext:value-type="float">
            <text:p>11195.974</text:p>
          </table:table-cell>
          <table:table-cell office:value-type="string" calcext:value-type="string">
            <text:p>Zurich</text:p>
          </table:table-cell>
          <table:table-cell office:value-type="float" office:value="12570.6" calcext:value-type="float">
            <text:p>12570.6</text:p>
          </table:table-cell>
          <table:table-cell office:value-type="string" calcext:value-type="string">
            <text:p>Toronto</text:p>
          </table:table-cell>
          <table:table-cell office:value-type="float" office:value="9796.737" calcext:value-type="float">
            <text:p>9796.737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8869.004" calcext:value-type="float">
            <text:p>8869.004</text:p>
          </table:table-cell>
          <table:table-cell office:value-type="string" calcext:value-type="string">
            <text:p>Prague</text:p>
          </table:table-cell>
          <table:table-cell office:value-type="float" office:value="8745.524" calcext:value-type="float">
            <text:p>8745.524</text:p>
          </table:table-cell>
          <table:table-cell office:value-type="string" calcext:value-type="string">
            <text:p>Bucharest</text:p>
          </table:table-cell>
          <table:table-cell office:value-type="float" office:value="9392.575" calcext:value-type="float">
            <text:p>9392.575</text:p>
          </table:table-cell>
          <table:table-cell office:value-type="string" calcext:value-type="string">
            <text:p>Mexico</text:p>
          </table:table-cell>
          <table:table-cell office:value-type="float" office:value="9890.519" calcext:value-type="float">
            <text:p>9890.519</text:p>
          </table:table-cell>
          <table:table-cell office:value-type="string" calcext:value-type="string">
            <text:p>Brussels</text:p>
          </table:table-cell>
          <table:table-cell office:value-type="float" office:value="15964.672" calcext:value-type="float">
            <text:p>15964.672</text:p>
          </table:table-cell>
          <table:table-cell office:value-type="string" calcext:value-type="string">
            <text:p>Seoul</text:p>
          </table:table-cell>
          <table:table-cell office:value-type="float" office:value="17944.136" calcext:value-type="float">
            <text:p>17944.136</text:p>
          </table:table-cell>
          <table:table-cell office:value-type="string" calcext:value-type="string">
            <text:p>London</text:p>
          </table:table-cell>
          <table:table-cell office:value-type="float" office:value="9213.001" calcext:value-type="float">
            <text:p>9213.001</text:p>
          </table:table-cell>
          <table:table-cell office:value-type="string" calcext:value-type="string">
            <text:p>Lisbon</text:p>
          </table:table-cell>
          <table:table-cell office:value-type="float" office:value="9525.407" calcext:value-type="float">
            <text:p>9525.407</text:p>
          </table:table-cell>
          <table:table-cell office:value-type="string" calcext:value-type="string">
            <text:p>Lisbon</text:p>
          </table:table-cell>
          <table:table-cell office:value-type="float" office:value="9742.702" calcext:value-type="float">
            <text:p>9742.702</text:p>
          </table:table-cell>
          <table:table-cell office:value-type="string" calcext:value-type="string">
            <text:p>Miami</text:p>
          </table:table-cell>
          <table:table-cell office:value-type="float" office:value="9250.678" calcext:value-type="float">
            <text:p>9250.678</text:p>
          </table:table-cell>
          <table:table-cell office:value-type="string" calcext:value-type="string">
            <text:p>Denver</text:p>
          </table:table-cell>
          <table:table-cell office:value-type="float" office:value="9969.412" calcext:value-type="float">
            <text:p>9969.412</text:p>
          </table:table-cell>
          <table:table-cell office:value-type="string" calcext:value-type="string">
            <text:p>Mexico</text:p>
          </table:table-cell>
          <table:table-cell office:value-type="float" office:value="10423.517" calcext:value-type="float">
            <text:p>10423.517</text:p>
          </table:table-cell>
          <table:table-cell office:value-type="string" calcext:value-type="string">
            <text:p>Miami</text:p>
          </table:table-cell>
          <table:table-cell office:value-type="float" office:value="9844.195" calcext:value-type="float">
            <text:p>9844.195</text:p>
          </table:table-cell>
          <table:table-cell office:value-type="string" calcext:value-type="string">
            <text:p>Miami</text:p>
          </table:table-cell>
          <table:table-cell office:value-type="float" office:value="9817.134" calcext:value-type="float">
            <text:p>9817.134</text:p>
          </table:table-cell>
          <table:table-cell office:value-type="string" calcext:value-type="string">
            <text:p>Miami</text:p>
          </table:table-cell>
          <table:table-cell office:value-type="float" office:value="9178.008" calcext:value-type="float">
            <text:p>9178.008</text:p>
          </table:table-cell>
          <table:table-cell office:value-type="string" calcext:value-type="string">
            <text:p>Denver</text:p>
          </table:table-cell>
          <table:table-cell office:value-type="float" office:value="10725.977" calcext:value-type="float">
            <text:p>10725.977</text:p>
          </table:table-cell>
          <table:table-cell office:value-type="string" calcext:value-type="string">
            <text:p>Denver</text:p>
          </table:table-cell>
          <table:table-cell office:value-type="float" office:value="9505.451" calcext:value-type="float">
            <text:p>9505.451</text:p>
          </table:table-cell>
          <table:table-cell office:value-type="string" calcext:value-type="string">
            <text:p>Miami</text:p>
          </table:table-cell>
          <table:table-cell office:value-type="float" office:value="9548.045" calcext:value-type="float">
            <text:p>9548.045</text:p>
          </table:table-cell>
          <table:table-cell office:value-type="string" calcext:value-type="string">
            <text:p>Miami</text:p>
          </table:table-cell>
          <table:table-cell office:value-type="float" office:value="9310.653" calcext:value-type="float">
            <text:p>9310.653</text:p>
          </table:table-cell>
          <table:table-cell office:value-type="string" calcext:value-type="string">
            <text:p>New_York</text:p>
          </table:table-cell>
          <table:table-cell office:value-type="float" office:value="19175.749" calcext:value-type="float">
            <text:p>19175.749</text:p>
          </table:table-cell>
          <table:table-cell office:value-type="string" calcext:value-type="string">
            <text:p>Taipei</text:p>
          </table:table-cell>
          <table:table-cell office:value-type="float" office:value="10697" calcext:value-type="float">
            <text:p>10697</text:p>
          </table:table-cell>
          <table:table-cell office:value-type="string" calcext:value-type="string">
            <text:p>Budapest</text:p>
          </table:table-cell>
          <table:table-cell office:value-type="float" office:value="20846.42" calcext:value-type="float">
            <text:p>20846.42</text:p>
          </table:table-cell>
          <table:table-cell office:value-type="string" calcext:value-type="string">
            <text:p>Istanbul</text:p>
          </table:table-cell>
          <table:table-cell office:value-type="float" office:value="18366.503" calcext:value-type="float">
            <text:p>18366.503</text:p>
          </table:table-cell>
          <table:table-cell office:value-type="string" calcext:value-type="string">
            <text:p>Toronto</text:p>
          </table:table-cell>
          <table:table-cell office:value-type="float" office:value="18822.574" calcext:value-type="float">
            <text:p>18822.574</text:p>
          </table:table-cell>
          <table:table-cell office:value-type="string" calcext:value-type="string">
            <text:p>Mexico</text:p>
          </table:table-cell>
          <table:table-cell office:value-type="float" office:value="17423.663" calcext:value-type="float">
            <text:p>17423.663</text:p>
          </table:table-cell>
          <table:table-cell office:value-type="string" calcext:value-type="string">
            <text:p>Mexico</text:p>
          </table:table-cell>
          <table:table-cell office:value-type="float" office:value="9776.546" calcext:value-type="float">
            <text:p>9776.546</text:p>
          </table:table-cell>
          <table:table-cell office:value-type="string" calcext:value-type="string">
            <text:p>Denver</text:p>
          </table:table-cell>
          <table:table-cell office:value-type="float" office:value="19385.85" calcext:value-type="float">
            <text:p>19385.85</text:p>
          </table:table-cell>
          <table:table-cell office:value-type="string" calcext:value-type="string">
            <text:p>Buffalo</text:p>
          </table:table-cell>
          <table:table-cell office:value-type="float" office:value="18813.437" calcext:value-type="float">
            <text:p>18813.437</text:p>
          </table:table-cell>
          <table:table-cell office:value-type="string" calcext:value-type="string">
            <text:p>Dublin</text:p>
          </table:table-cell>
          <table:table-cell office:value-type="float" office:value="19285.806" calcext:value-type="float">
            <text:p>19285.806</text:p>
          </table:table-cell>
          <table:table-cell office:value-type="string" calcext:value-type="string">
            <text:p>Tallinn</text:p>
          </table:table-cell>
          <table:table-cell office:value-type="float" office:value="12495.368" calcext:value-type="float">
            <text:p>12495.368</text:p>
          </table:table-cell>
          <table:table-cell office:value-type="string" calcext:value-type="string">
            <text:p>Reykjavik</text:p>
          </table:table-cell>
          <table:table-cell office:value-type="float" office:value="13217.692" calcext:value-type="float">
            <text:p>13217.692</text:p>
          </table:table-cell>
          <table:table-cell office:value-type="string" calcext:value-type="string">
            <text:p>Berlin</text:p>
          </table:table-cell>
          <table:table-cell office:value-type="float" office:value="12961.443" calcext:value-type="float">
            <text:p>12961.443</text:p>
          </table:table-cell>
          <table:table-cell office:value-type="string" calcext:value-type="string">
            <text:p>Belgrade</text:p>
          </table:table-cell>
          <table:table-cell office:value-type="float" office:value="10230.497" calcext:value-type="float">
            <text:p>10230.497</text:p>
          </table:table-cell>
          <table:table-cell office:value-type="string" calcext:value-type="string">
            <text:p>Denver</text:p>
          </table:table-cell>
          <table:table-cell office:value-type="float" office:value="9284.862" calcext:value-type="float">
            <text:p>9284.862</text:p>
          </table:table-cell>
          <table:table-cell office:value-type="string" calcext:value-type="string">
            <text:p>Denver</text:p>
          </table:table-cell>
          <table:table-cell office:value-type="float" office:value="9251.675" calcext:value-type="float">
            <text:p>9251.675</text:p>
          </table:table-cell>
          <table:table-cell office:value-type="string" calcext:value-type="string">
            <text:p>Prague</text:p>
          </table:table-cell>
          <table:table-cell office:value-type="float" office:value="8616.284" calcext:value-type="float">
            <text:p>8616.284</text:p>
          </table:table-cell>
          <table:table-cell office:value-type="string" calcext:value-type="string">
            <text:p>Denver</text:p>
          </table:table-cell>
          <table:table-cell office:value-type="float" office:value="10289.928" calcext:value-type="float">
            <text:p>10289.928</text:p>
          </table:table-cell>
          <table:table-cell office:value-type="string" calcext:value-type="string">
            <text:p>Sarajevo</text:p>
          </table:table-cell>
          <table:table-cell office:value-type="float" office:value="12198.816" calcext:value-type="float">
            <text:p>12198.816</text:p>
          </table:table-cell>
          <table:table-cell office:value-type="string" calcext:value-type="string">
            <text:p>Miami</text:p>
          </table:table-cell>
          <table:table-cell office:value-type="float" office:value="10378.118" calcext:value-type="float">
            <text:p>10378.118</text:p>
          </table:table-cell>
          <table:table-cell office:value-type="string" calcext:value-type="string">
            <text:p>Ljubljana</text:p>
          </table:table-cell>
          <table:table-cell office:value-type="float" office:value="13113.316" calcext:value-type="float">
            <text:p>13113.316</text:p>
          </table:table-cell>
          <table:table-cell office:value-type="string" calcext:value-type="string">
            <text:p>Chisinau</text:p>
          </table:table-cell>
          <table:table-cell office:value-type="float" office:value="12046.024" calcext:value-type="float">
            <text:p>12046.024</text:p>
          </table:table-cell>
          <table:table-cell office:value-type="string" calcext:value-type="string">
            <text:p>Tallinn</text:p>
          </table:table-cell>
          <table:table-cell office:value-type="float" office:value="12718.88" calcext:value-type="float">
            <text:p>12718.88</text:p>
          </table:table-cell>
          <table:table-cell office:value-type="string" calcext:value-type="string">
            <text:p>Sydney</text:p>
          </table:table-cell>
          <table:table-cell office:value-type="float" office:value="12952.579" calcext:value-type="float">
            <text:p>12952.579</text:p>
          </table:table-cell>
          <table:table-cell office:value-type="string" calcext:value-type="string">
            <text:p>Brussels</text:p>
          </table:table-cell>
          <table:table-cell office:value-type="float" office:value="15492.402" calcext:value-type="float">
            <text:p>15492.402</text:p>
          </table:table-cell>
          <table:table-cell office:value-type="string" calcext:value-type="string">
            <text:p>Prague</text:p>
          </table:table-cell>
          <table:table-cell office:value-type="float" office:value="22710.392" calcext:value-type="float">
            <text:p>22710.392</text:p>
          </table:table-cell>
          <table:table-cell office:value-type="string" calcext:value-type="string">
            <text:p>Montreal</text:p>
          </table:table-cell>
          <table:table-cell office:value-type="float" office:value="22711.321" calcext:value-type="float">
            <text:p>22711.321</text:p>
          </table:table-cell>
          <table:table-cell office:value-type="string" calcext:value-type="string">
            <text:p>Mexico</text:p>
          </table:table-cell>
          <table:table-cell office:value-type="float" office:value="10424.665" calcext:value-type="float">
            <text:p>10424.665</text:p>
          </table:table-cell>
          <table:table-cell office:value-type="string" calcext:value-type="string">
            <text:p>Buffalo</text:p>
          </table:table-cell>
          <table:table-cell office:value-type="float" office:value="23724.485" calcext:value-type="float">
            <text:p>23724.485</text:p>
          </table:table-cell>
          <table:table-cell office:value-type="string" calcext:value-type="string">
            <text:p>Buffalo</text:p>
          </table:table-cell>
          <table:table-cell office:value-type="float" office:value="23680.777" calcext:value-type="float">
            <text:p>23680.777</text:p>
          </table:table-cell>
          <table:table-cell office:value-type="string" calcext:value-type="string">
            <text:p>Riga</text:p>
          </table:table-cell>
          <table:table-cell office:value-type="float" office:value="19917.146" calcext:value-type="float">
            <text:p>19917.146</text:p>
          </table:table-cell>
          <table:table-cell office:value-type="string" calcext:value-type="string">
            <text:p>Bucharest</text:p>
          </table:table-cell>
          <table:table-cell office:value-type="float" office:value="20479.678" calcext:value-type="float">
            <text:p>20479.678</text:p>
          </table:table-cell>
          <table:table-cell office:value-type="string" calcext:value-type="string">
            <text:p>Brisbane</text:p>
          </table:table-cell>
          <table:table-cell office:value-type="float" office:value="19695.367" calcext:value-type="float">
            <text:p>19695.367</text:p>
          </table:table-cell>
          <table:table-cell office:value-type="string" calcext:value-type="string">
            <text:p>Denver</text:p>
          </table:table-cell>
          <table:table-cell office:value-type="float" office:value="8838.703" calcext:value-type="float">
            <text:p>8838.703</text:p>
          </table:table-cell>
          <table:table-cell office:value-type="string" calcext:value-type="string">
            <text:p>Dallas</text:p>
          </table:table-cell>
          <table:table-cell office:value-type="float" office:value="8933.993" calcext:value-type="float">
            <text:p>8933.993</text:p>
          </table:table-cell>
          <table:table-cell office:value-type="string" calcext:value-type="string">
            <text:p>Helsinki</text:p>
          </table:table-cell>
          <table:table-cell office:value-type="float" office:value="17802.288" calcext:value-type="float">
            <text:p>17802.288</text:p>
          </table:table-cell>
          <table:table-cell office:value-type="string" calcext:value-type="string">
            <text:p>Santiago</text:p>
          </table:table-cell>
          <table:table-cell office:value-type="float" office:value="9192.548" calcext:value-type="float">
            <text:p>9192.548</text:p>
          </table:table-cell>
          <table:table-cell office:value-type="string" calcext:value-type="string">
            <text:p>Helsinki</text:p>
          </table:table-cell>
          <table:table-cell office:value-type="float" office:value="10436.846" calcext:value-type="float">
            <text:p>10436.846</text:p>
          </table:table-cell>
          <table:table-cell office:value-type="string" calcext:value-type="string">
            <text:p>Buenos_Aires</text:p>
          </table:table-cell>
          <table:table-cell office:value-type="float" office:value="11198.66" calcext:value-type="float">
            <text:p>11198.66</text:p>
          </table:table-cell>
          <table:table-cell office:value-type="string" calcext:value-type="string">
            <text:p>Belgrade</text:p>
          </table:table-cell>
          <table:table-cell office:value-type="float" office:value="12762.399" calcext:value-type="float">
            <text:p>12762.399</text:p>
          </table:table-cell>
          <table:table-cell office:value-type="string" calcext:value-type="string">
            <text:p>Denver</text:p>
          </table:table-cell>
          <table:table-cell office:value-type="float" office:value="9992.416" calcext:value-type="float">
            <text:p>9992.416</text:p>
          </table:table-cell>
        </table:table-row>
        <table:table-row table:style-name="ro1">
          <table:table-cell office:value-type="string" calcext:value-type="string">
            <text:p>Lisbon</text:p>
          </table:table-cell>
          <table:table-cell office:value-type="float" office:value="8942.338" calcext:value-type="float">
            <text:p>8942.338</text:p>
          </table:table-cell>
          <table:table-cell office:value-type="string" calcext:value-type="string">
            <text:p>Chisinau</text:p>
          </table:table-cell>
          <table:table-cell office:value-type="float" office:value="8803.217" calcext:value-type="float">
            <text:p>8803.217</text:p>
          </table:table-cell>
          <table:table-cell office:value-type="string" calcext:value-type="string">
            <text:p>Chisinau</text:p>
          </table:table-cell>
          <table:table-cell office:value-type="float" office:value="9414.425" calcext:value-type="float">
            <text:p>9414.425</text:p>
          </table:table-cell>
          <table:table-cell office:value-type="string" calcext:value-type="string">
            <text:p>Denver</text:p>
          </table:table-cell>
          <table:table-cell office:value-type="float" office:value="10793.67" calcext:value-type="float">
            <text:p>10793.67</text:p>
          </table:table-cell>
          <table:table-cell office:value-type="string" calcext:value-type="string">
            <text:p>Ljubljana</text:p>
          </table:table-cell>
          <table:table-cell office:value-type="float" office:value="16245.112" calcext:value-type="float">
            <text:p>16245.112</text:p>
          </table:table-cell>
          <table:table-cell office:value-type="string" calcext:value-type="string">
            <text:p>Riga</text:p>
          </table:table-cell>
          <table:table-cell office:value-type="float" office:value="18027.374" calcext:value-type="float">
            <text:p>18027.374</text:p>
          </table:table-cell>
          <table:table-cell office:value-type="string" calcext:value-type="string">
            <text:p>Bucharest</text:p>
          </table:table-cell>
          <table:table-cell office:value-type="float" office:value="9392.286" calcext:value-type="float">
            <text:p>9392.286</text:p>
          </table:table-cell>
          <table:table-cell office:value-type="string" calcext:value-type="string">
            <text:p>Prague</text:p>
          </table:table-cell>
          <table:table-cell office:value-type="float" office:value="9599.695" calcext:value-type="float">
            <text:p>9599.695</text:p>
          </table:table-cell>
          <table:table-cell office:value-type="string" calcext:value-type="string">
            <text:p>Chisinau</text:p>
          </table:table-cell>
          <table:table-cell office:value-type="float" office:value="9859.687" calcext:value-type="float">
            <text:p>9859.687</text:p>
          </table:table-cell>
          <table:table-cell office:value-type="string" calcext:value-type="string">
            <text:p>Denver</text:p>
          </table:table-cell>
          <table:table-cell office:value-type="float" office:value="9825.161" calcext:value-type="float">
            <text:p>9825.161</text:p>
          </table:table-cell>
          <table:table-cell office:value-type="string" calcext:value-type="string">
            <text:p>Mexico</text:p>
          </table:table-cell>
          <table:table-cell office:value-type="float" office:value="10336.215" calcext:value-type="float">
            <text:p>10336.215</text:p>
          </table:table-cell>
          <table:table-cell office:value-type="string" calcext:value-type="string">
            <text:p>Denver</text:p>
          </table:table-cell>
          <table:table-cell office:value-type="float" office:value="10573.447" calcext:value-type="float">
            <text:p>10573.447</text:p>
          </table:table-cell>
          <table:table-cell office:value-type="string" calcext:value-type="string">
            <text:p>Denver</text:p>
          </table:table-cell>
          <table:table-cell office:value-type="float" office:value="10200.037" calcext:value-type="float">
            <text:p>10200.037</text:p>
          </table:table-cell>
          <table:table-cell office:value-type="string" calcext:value-type="string">
            <text:p>Dallas</text:p>
          </table:table-cell>
          <table:table-cell office:value-type="float" office:value="9956.649" calcext:value-type="float">
            <text:p>9956.649</text:p>
          </table:table-cell>
          <table:table-cell office:value-type="string" calcext:value-type="string">
            <text:p>Dallas</text:p>
          </table:table-cell>
          <table:table-cell office:value-type="float" office:value="9496.08" calcext:value-type="float">
            <text:p>9496.08</text:p>
          </table:table-cell>
          <table:table-cell office:value-type="string" calcext:value-type="string">
            <text:p>Dallas</text:p>
          </table:table-cell>
          <table:table-cell office:value-type="float" office:value="10733.891" calcext:value-type="float">
            <text:p>10733.891</text:p>
          </table:table-cell>
          <table:table-cell office:value-type="string" calcext:value-type="string">
            <text:p>Miami</text:p>
          </table:table-cell>
          <table:table-cell office:value-type="float" office:value="9761.112" calcext:value-type="float">
            <text:p>9761.112</text:p>
          </table:table-cell>
          <table:table-cell office:value-type="string" calcext:value-type="string">
            <text:p>Denver</text:p>
          </table:table-cell>
          <table:table-cell office:value-type="float" office:value="9822.377" calcext:value-type="float">
            <text:p>9822.377</text:p>
          </table:table-cell>
          <table:table-cell office:value-type="string" calcext:value-type="string">
            <text:p>Denver</text:p>
          </table:table-cell>
          <table:table-cell office:value-type="float" office:value="9771.314" calcext:value-type="float">
            <text:p>9771.314</text:p>
          </table:table-cell>
          <table:table-cell office:value-type="string" calcext:value-type="string">
            <text:p>Marseille</text:p>
          </table:table-cell>
          <table:table-cell office:value-type="float" office:value="19254.354" calcext:value-type="float">
            <text:p>19254.354</text:p>
          </table:table-cell>
          <table:table-cell office:value-type="string" calcext:value-type="string">
            <text:p>Lisbon</text:p>
          </table:table-cell>
          <table:table-cell office:value-type="float" office:value="10733.595" calcext:value-type="float">
            <text:p>10733.595</text:p>
          </table:table-cell>
          <table:table-cell office:value-type="string" calcext:value-type="string">
            <text:p>Belgrade</text:p>
          </table:table-cell>
          <table:table-cell office:value-type="float" office:value="20847.405" calcext:value-type="float">
            <text:p>20847.405</text:p>
          </table:table-cell>
          <table:table-cell office:value-type="string" calcext:value-type="string">
            <text:p>Saint_Louis</text:p>
          </table:table-cell>
          <table:table-cell office:value-type="float" office:value="18380.591" calcext:value-type="float">
            <text:p>18380.591</text:p>
          </table:table-cell>
          <table:table-cell office:value-type="string" calcext:value-type="string">
            <text:p>Lisbon</text:p>
          </table:table-cell>
          <table:table-cell office:value-type="float" office:value="19268.673" calcext:value-type="float">
            <text:p>19268.673</text:p>
          </table:table-cell>
          <table:table-cell office:value-type="string" calcext:value-type="string">
            <text:p>Montreal</text:p>
          </table:table-cell>
          <table:table-cell office:value-type="float" office:value="17791.894" calcext:value-type="float">
            <text:p>17791.894</text:p>
          </table:table-cell>
          <table:table-cell office:value-type="string" calcext:value-type="string">
            <text:p>Denver</text:p>
          </table:table-cell>
          <table:table-cell office:value-type="float" office:value="10404.142" calcext:value-type="float">
            <text:p>10404.142</text:p>
          </table:table-cell>
          <table:table-cell office:value-type="string" calcext:value-type="string">
            <text:p>Manassas</text:p>
          </table:table-cell>
          <table:table-cell office:value-type="float" office:value="19543.909" calcext:value-type="float">
            <text:p>19543.909</text:p>
          </table:table-cell>
          <table:table-cell office:value-type="string" calcext:value-type="string">
            <text:p>Milan</text:p>
          </table:table-cell>
          <table:table-cell office:value-type="float" office:value="19044.633" calcext:value-type="float">
            <text:p>19044.633</text:p>
          </table:table-cell>
          <table:table-cell office:value-type="string" calcext:value-type="string">
            <text:p>Phoenix</text:p>
          </table:table-cell>
          <table:table-cell office:value-type="float" office:value="19332.725" calcext:value-type="float">
            <text:p>19332.725</text:p>
          </table:table-cell>
          <table:table-cell office:value-type="string" calcext:value-type="string">
            <text:p>Lisbon</text:p>
          </table:table-cell>
          <table:table-cell office:value-type="float" office:value="12519.781" calcext:value-type="float">
            <text:p>12519.781</text:p>
          </table:table-cell>
          <table:table-cell office:value-type="string" calcext:value-type="string">
            <text:p>London</text:p>
          </table:table-cell>
          <table:table-cell office:value-type="float" office:value="13234.367" calcext:value-type="float">
            <text:p>13234.367</text:p>
          </table:table-cell>
          <table:table-cell office:value-type="string" calcext:value-type="string">
            <text:p>London</text:p>
          </table:table-cell>
          <table:table-cell office:value-type="float" office:value="13226.723" calcext:value-type="float">
            <text:p>13226.723</text:p>
          </table:table-cell>
          <table:table-cell office:value-type="string" calcext:value-type="string">
            <text:p>Riga</text:p>
          </table:table-cell>
          <table:table-cell office:value-type="float" office:value="10257.583" calcext:value-type="float">
            <text:p>10257.583</text:p>
          </table:table-cell>
          <table:table-cell office:value-type="string" calcext:value-type="string">
            <text:p>Dallas</text:p>
          </table:table-cell>
          <table:table-cell office:value-type="float" office:value="9529.002" calcext:value-type="float">
            <text:p>9529.002</text:p>
          </table:table-cell>
          <table:table-cell office:value-type="string" calcext:value-type="string">
            <text:p>Dallas</text:p>
          </table:table-cell>
          <table:table-cell office:value-type="float" office:value="9524.102" calcext:value-type="float">
            <text:p>9524.102</text:p>
          </table:table-cell>
          <table:table-cell office:value-type="string" calcext:value-type="string">
            <text:p>Lisbon</text:p>
          </table:table-cell>
          <table:table-cell office:value-type="float" office:value="8630.378" calcext:value-type="float">
            <text:p>8630.378</text:p>
          </table:table-cell>
          <table:table-cell office:value-type="string" calcext:value-type="string">
            <text:p>Mexico</text:p>
          </table:table-cell>
          <table:table-cell office:value-type="float" office:value="10387.327" calcext:value-type="float">
            <text:p>10387.327</text:p>
          </table:table-cell>
          <table:table-cell office:value-type="string" calcext:value-type="string">
            <text:p>Athens</text:p>
          </table:table-cell>
          <table:table-cell office:value-type="float" office:value="12219.256" calcext:value-type="float">
            <text:p>12219.256</text:p>
          </table:table-cell>
          <table:table-cell office:value-type="string" calcext:value-type="string">
            <text:p>Denver</text:p>
          </table:table-cell>
          <table:table-cell office:value-type="float" office:value="10784.146" calcext:value-type="float">
            <text:p>10784.146</text:p>
          </table:table-cell>
          <table:table-cell office:value-type="string" calcext:value-type="string">
            <text:p>Marseille</text:p>
          </table:table-cell>
          <table:table-cell office:value-type="float" office:value="13115.613" calcext:value-type="float">
            <text:p>13115.613</text:p>
          </table:table-cell>
          <table:table-cell office:value-type="string" calcext:value-type="string">
            <text:p>Prague</text:p>
          </table:table-cell>
          <table:table-cell office:value-type="float" office:value="12219.158" calcext:value-type="float">
            <text:p>12219.158</text:p>
          </table:table-cell>
          <table:table-cell office:value-type="string" calcext:value-type="string">
            <text:p>Riga</text:p>
          </table:table-cell>
          <table:table-cell office:value-type="float" office:value="12792.588" calcext:value-type="float">
            <text:p>12792.588</text:p>
          </table:table-cell>
          <table:table-cell office:value-type="string" calcext:value-type="string">
            <text:p>Belgrade</text:p>
          </table:table-cell>
          <table:table-cell office:value-type="float" office:value="12982.905" calcext:value-type="float">
            <text:p>12982.905</text:p>
          </table:table-cell>
          <table:table-cell office:value-type="string" calcext:value-type="string">
            <text:p>Tbilisi</text:p>
          </table:table-cell>
          <table:table-cell office:value-type="float" office:value="15851.765" calcext:value-type="float">
            <text:p>15851.765</text:p>
          </table:table-cell>
          <table:table-cell office:value-type="string" calcext:value-type="string">
            <text:p>Belgrade</text:p>
          </table:table-cell>
          <table:table-cell office:value-type="float" office:value="22762.379" calcext:value-type="float">
            <text:p>22762.379</text:p>
          </table:table-cell>
          <table:table-cell office:value-type="string" calcext:value-type="string">
            <text:p>Zagreb</text:p>
          </table:table-cell>
          <table:table-cell office:value-type="float" office:value="23573.099" calcext:value-type="float">
            <text:p>23573.099</text:p>
          </table:table-cell>
          <table:table-cell office:value-type="string" calcext:value-type="string">
            <text:p>Denver</text:p>
          </table:table-cell>
          <table:table-cell office:value-type="float" office:value="10526.121" calcext:value-type="float">
            <text:p>10526.121</text:p>
          </table:table-cell>
          <table:table-cell office:value-type="string" calcext:value-type="string">
            <text:p>Helsinki</text:p>
          </table:table-cell>
          <table:table-cell office:value-type="float" office:value="23943.908" calcext:value-type="float">
            <text:p>23943.908</text:p>
          </table:table-cell>
          <table:table-cell office:value-type="string" calcext:value-type="string">
            <text:p>Berlin</text:p>
          </table:table-cell>
          <table:table-cell office:value-type="float" office:value="24202.913" calcext:value-type="float">
            <text:p>24202.913</text:p>
          </table:table-cell>
          <table:table-cell office:value-type="string" calcext:value-type="string">
            <text:p>Milan</text:p>
          </table:table-cell>
          <table:table-cell office:value-type="float" office:value="20461.551" calcext:value-type="float">
            <text:p>20461.551</text:p>
          </table:table-cell>
          <table:table-cell office:value-type="string" calcext:value-type="string">
            <text:p>Manassas</text:p>
          </table:table-cell>
          <table:table-cell office:value-type="float" office:value="20773.688" calcext:value-type="float">
            <text:p>20773.688</text:p>
          </table:table-cell>
          <table:table-cell office:value-type="string" calcext:value-type="string">
            <text:p>Chicago</text:p>
          </table:table-cell>
          <table:table-cell office:value-type="float" office:value="19940.324" calcext:value-type="float">
            <text:p>19940.324</text:p>
          </table:table-cell>
          <table:table-cell office:value-type="string" calcext:value-type="string">
            <text:p>Dallas</text:p>
          </table:table-cell>
          <table:table-cell office:value-type="float" office:value="9008.347" calcext:value-type="float">
            <text:p>9008.347</text:p>
          </table:table-cell>
          <table:table-cell office:value-type="string" calcext:value-type="string">
            <text:p>Denver</text:p>
          </table:table-cell>
          <table:table-cell office:value-type="float" office:value="9177.755" calcext:value-type="float">
            <text:p>9177.755</text:p>
          </table:table-cell>
          <table:table-cell office:value-type="string" calcext:value-type="string">
            <text:p>Zagreb</text:p>
          </table:table-cell>
          <table:table-cell office:value-type="float" office:value="17970.751" calcext:value-type="float">
            <text:p>17970.751</text:p>
          </table:table-cell>
          <table:table-cell office:value-type="string" calcext:value-type="string">
            <text:p>Tbilisi</text:p>
          </table:table-cell>
          <table:table-cell office:value-type="float" office:value="9193.923" calcext:value-type="float">
            <text:p>9193.923</text:p>
          </table:table-cell>
          <table:table-cell office:value-type="string" calcext:value-type="string">
            <text:p>Belgrade</text:p>
          </table:table-cell>
          <table:table-cell office:value-type="float" office:value="10451.676" calcext:value-type="float">
            <text:p>10451.676</text:p>
          </table:table-cell>
          <table:table-cell office:value-type="string" calcext:value-type="string">
            <text:p>Prague</text:p>
          </table:table-cell>
          <table:table-cell office:value-type="float" office:value="11258.674" calcext:value-type="float">
            <text:p>11258.674</text:p>
          </table:table-cell>
          <table:table-cell office:value-type="string" calcext:value-type="string">
            <text:p>Kuala_Lumpur</text:p>
          </table:table-cell>
          <table:table-cell office:value-type="float" office:value="12862.784" calcext:value-type="float">
            <text:p>12862.784</text:p>
          </table:table-cell>
          <table:table-cell office:value-type="string" calcext:value-type="string">
            <text:p>Mexico</text:p>
          </table:table-cell>
          <table:table-cell office:value-type="float" office:value="11305.051" calcext:value-type="float">
            <text:p>11305.051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8972.081" calcext:value-type="float">
            <text:p>8972.081</text:p>
          </table:table-cell>
          <table:table-cell office:value-type="string" calcext:value-type="string">
            <text:p>Milan</text:p>
          </table:table-cell>
          <table:table-cell office:value-type="float" office:value="8815.671" calcext:value-type="float">
            <text:p>8815.671</text:p>
          </table:table-cell>
          <table:table-cell office:value-type="string" calcext:value-type="string">
            <text:p>Athens</text:p>
          </table:table-cell>
          <table:table-cell office:value-type="float" office:value="9544.854" calcext:value-type="float">
            <text:p>9544.854</text:p>
          </table:table-cell>
          <table:table-cell office:value-type="string" calcext:value-type="string">
            <text:p>Dallas</text:p>
          </table:table-cell>
          <table:table-cell office:value-type="float" office:value="11437.467" calcext:value-type="float">
            <text:p>11437.467</text:p>
          </table:table-cell>
          <table:table-cell office:value-type="string" calcext:value-type="string">
            <text:p>Prague</text:p>
          </table:table-cell>
          <table:table-cell office:value-type="float" office:value="16516.53" calcext:value-type="float">
            <text:p>16516.53</text:p>
          </table:table-cell>
          <table:table-cell office:value-type="string" calcext:value-type="string">
            <text:p>Brussels</text:p>
          </table:table-cell>
          <table:table-cell office:value-type="float" office:value="18192.756" calcext:value-type="float">
            <text:p>18192.756</text:p>
          </table:table-cell>
          <table:table-cell office:value-type="string" calcext:value-type="string">
            <text:p>Frankfurt</text:p>
          </table:table-cell>
          <table:table-cell office:value-type="float" office:value="9790.227" calcext:value-type="float">
            <text:p>9790.227</text:p>
          </table:table-cell>
          <table:table-cell office:value-type="string" calcext:value-type="string">
            <text:p>Bucharest</text:p>
          </table:table-cell>
          <table:table-cell office:value-type="float" office:value="9820.268" calcext:value-type="float">
            <text:p>9820.268</text:p>
          </table:table-cell>
          <table:table-cell office:value-type="string" calcext:value-type="string">
            <text:p>Buenos_Aires</text:p>
          </table:table-cell>
          <table:table-cell office:value-type="float" office:value="10070.45" calcext:value-type="float">
            <text:p>10070.45</text:p>
          </table:table-cell>
          <table:table-cell office:value-type="string" calcext:value-type="string">
            <text:p>Dallas</text:p>
          </table:table-cell>
          <table:table-cell office:value-type="float" office:value="10246.675" calcext:value-type="float">
            <text:p>10246.675</text:p>
          </table:table-cell>
          <table:table-cell office:value-type="string" calcext:value-type="string">
            <text:p>Dallas</text:p>
          </table:table-cell>
          <table:table-cell office:value-type="float" office:value="11080.393" calcext:value-type="float">
            <text:p>11080.393</text:p>
          </table:table-cell>
          <table:table-cell office:value-type="string" calcext:value-type="string">
            <text:p>Dallas</text:p>
          </table:table-cell>
          <table:table-cell office:value-type="float" office:value="11747.522" calcext:value-type="float">
            <text:p>11747.522</text:p>
          </table:table-cell>
          <table:table-cell office:value-type="string" calcext:value-type="string">
            <text:p>Dallas</text:p>
          </table:table-cell>
          <table:table-cell office:value-type="float" office:value="10239.368" calcext:value-type="float">
            <text:p>10239.368</text:p>
          </table:table-cell>
          <table:table-cell office:value-type="string" calcext:value-type="string">
            <text:p>Denver</text:p>
          </table:table-cell>
          <table:table-cell office:value-type="float" office:value="10037.691" calcext:value-type="float">
            <text:p>10037.691</text:p>
          </table:table-cell>
          <table:table-cell office:value-type="string" calcext:value-type="string">
            <text:p>Denver</text:p>
          </table:table-cell>
          <table:table-cell office:value-type="float" office:value="9506.037" calcext:value-type="float">
            <text:p>9506.037</text:p>
          </table:table-cell>
          <table:table-cell office:value-type="string" calcext:value-type="string">
            <text:p>Salt_Lake_City</text:p>
          </table:table-cell>
          <table:table-cell office:value-type="float" office:value="11778.114" calcext:value-type="float">
            <text:p>11778.114</text:p>
          </table:table-cell>
          <table:table-cell office:value-type="string" calcext:value-type="string">
            <text:p>Dallas</text:p>
          </table:table-cell>
          <table:table-cell office:value-type="float" office:value="10128.567" calcext:value-type="float">
            <text:p>10128.567</text:p>
          </table:table-cell>
          <table:table-cell office:value-type="string" calcext:value-type="string">
            <text:p>Dallas</text:p>
          </table:table-cell>
          <table:table-cell office:value-type="float" office:value="10103.725" calcext:value-type="float">
            <text:p>10103.725</text:p>
          </table:table-cell>
          <table:table-cell office:value-type="string" calcext:value-type="string">
            <text:p>Dallas</text:p>
          </table:table-cell>
          <table:table-cell office:value-type="float" office:value="10160.544" calcext:value-type="float">
            <text:p>10160.544</text:p>
          </table:table-cell>
          <table:table-cell office:value-type="string" calcext:value-type="string">
            <text:p>Manassas</text:p>
          </table:table-cell>
          <table:table-cell office:value-type="float" office:value="19486.408" calcext:value-type="float">
            <text:p>19486.408</text:p>
          </table:table-cell>
          <table:table-cell office:value-type="string" calcext:value-type="string">
            <text:p>Prague</text:p>
          </table:table-cell>
          <table:table-cell office:value-type="float" office:value="10810.171" calcext:value-type="float">
            <text:p>10810.171</text:p>
          </table:table-cell>
          <table:table-cell office:value-type="string" calcext:value-type="string">
            <text:p>Miami</text:p>
          </table:table-cell>
          <table:table-cell office:value-type="float" office:value="20959.193" calcext:value-type="float">
            <text:p>20959.193</text:p>
          </table:table-cell>
          <table:table-cell office:value-type="string" calcext:value-type="string">
            <text:p>Toronto</text:p>
          </table:table-cell>
          <table:table-cell office:value-type="float" office:value="18706.501" calcext:value-type="float">
            <text:p>18706.501</text:p>
          </table:table-cell>
          <table:table-cell office:value-type="string" calcext:value-type="string">
            <text:p>Madrid</text:p>
          </table:table-cell>
          <table:table-cell office:value-type="float" office:value="19298.561" calcext:value-type="float">
            <text:p>19298.561</text:p>
          </table:table-cell>
          <table:table-cell office:value-type="string" calcext:value-type="string">
            <text:p>Saint_Louis</text:p>
          </table:table-cell>
          <table:table-cell office:value-type="float" office:value="18153.352" calcext:value-type="float">
            <text:p>18153.352</text:p>
          </table:table-cell>
          <table:table-cell office:value-type="string" calcext:value-type="string">
            <text:p>Dallas</text:p>
          </table:table-cell>
          <table:table-cell office:value-type="float" office:value="10860.767" calcext:value-type="float">
            <text:p>10860.767</text:p>
          </table:table-cell>
          <table:table-cell office:value-type="string" calcext:value-type="string">
            <text:p>Dublin</text:p>
          </table:table-cell>
          <table:table-cell office:value-type="float" office:value="19557.28" calcext:value-type="float">
            <text:p>19557.28</text:p>
          </table:table-cell>
          <table:table-cell office:value-type="string" calcext:value-type="string">
            <text:p>Tallinn</text:p>
          </table:table-cell>
          <table:table-cell office:value-type="float" office:value="19159.177" calcext:value-type="float">
            <text:p>19159.177</text:p>
          </table:table-cell>
          <table:table-cell office:value-type="string" calcext:value-type="string">
            <text:p>Denver</text:p>
          </table:table-cell>
          <table:table-cell office:value-type="float" office:value="19391.565" calcext:value-type="float">
            <text:p>19391.565</text:p>
          </table:table-cell>
          <table:table-cell office:value-type="string" calcext:value-type="string">
            <text:p>Brussels</text:p>
          </table:table-cell>
          <table:table-cell office:value-type="float" office:value="12662.384" calcext:value-type="float">
            <text:p>12662.384</text:p>
          </table:table-cell>
          <table:table-cell office:value-type="string" calcext:value-type="string">
            <text:p>Milan</text:p>
          </table:table-cell>
          <table:table-cell office:value-type="float" office:value="13238.217" calcext:value-type="float">
            <text:p>13238.217</text:p>
          </table:table-cell>
          <table:table-cell office:value-type="string" calcext:value-type="string">
            <text:p>Milan</text:p>
          </table:table-cell>
          <table:table-cell office:value-type="float" office:value="13242.003" calcext:value-type="float">
            <text:p>13242.003</text:p>
          </table:table-cell>
          <table:table-cell office:value-type="string" calcext:value-type="string">
            <text:p>Ljubljana</text:p>
          </table:table-cell>
          <table:table-cell office:value-type="float" office:value="10347.971" calcext:value-type="float">
            <text:p>10347.971</text:p>
          </table:table-cell>
          <table:table-cell office:value-type="string" calcext:value-type="string">
            <text:p>Miami</text:p>
          </table:table-cell>
          <table:table-cell office:value-type="float" office:value="9732.151" calcext:value-type="float">
            <text:p>9732.151</text:p>
          </table:table-cell>
          <table:table-cell office:value-type="string" calcext:value-type="string">
            <text:p>Miami</text:p>
          </table:table-cell>
          <table:table-cell office:value-type="float" office:value="9569.709" calcext:value-type="float">
            <text:p>9569.709</text:p>
          </table:table-cell>
          <table:table-cell office:value-type="string" calcext:value-type="string">
            <text:p>Buenos_Aires</text:p>
          </table:table-cell>
          <table:table-cell office:value-type="float" office:value="8946.758" calcext:value-type="float">
            <text:p>8946.758</text:p>
          </table:table-cell>
          <table:table-cell office:value-type="string" calcext:value-type="string">
            <text:p>Dallas</text:p>
          </table:table-cell>
          <table:table-cell office:value-type="float" office:value="11284.46" calcext:value-type="float">
            <text:p>11284.46</text:p>
          </table:table-cell>
          <table:table-cell office:value-type="string" calcext:value-type="string">
            <text:p>Lisbon</text:p>
          </table:table-cell>
          <table:table-cell office:value-type="float" office:value="12243.672" calcext:value-type="float">
            <text:p>12243.672</text:p>
          </table:table-cell>
          <table:table-cell office:value-type="string" calcext:value-type="string">
            <text:p>Dallas</text:p>
          </table:table-cell>
          <table:table-cell office:value-type="float" office:value="11640.589" calcext:value-type="float">
            <text:p>11640.589</text:p>
          </table:table-cell>
          <table:table-cell office:value-type="string" calcext:value-type="string">
            <text:p>Brussels</text:p>
          </table:table-cell>
          <table:table-cell office:value-type="float" office:value="13315.972" calcext:value-type="float">
            <text:p>13315.972</text:p>
          </table:table-cell>
          <table:table-cell office:value-type="string" calcext:value-type="string">
            <text:p>Belgrade</text:p>
          </table:table-cell>
          <table:table-cell office:value-type="float" office:value="12349.824" calcext:value-type="float">
            <text:p>12349.824</text:p>
          </table:table-cell>
          <table:table-cell office:value-type="string" calcext:value-type="string">
            <text:p>Sydney</text:p>
          </table:table-cell>
          <table:table-cell office:value-type="float" office:value="12822.047" calcext:value-type="float">
            <text:p>12822.047</text:p>
          </table:table-cell>
          <table:table-cell office:value-type="string" calcext:value-type="string">
            <text:p>Bucharest</text:p>
          </table:table-cell>
          <table:table-cell office:value-type="float" office:value="13045.222" calcext:value-type="float">
            <text:p>13045.222</text:p>
          </table:table-cell>
          <table:table-cell office:value-type="string" calcext:value-type="string">
            <text:p>Chicago</text:p>
          </table:table-cell>
          <table:table-cell office:value-type="float" office:value="15884.065" calcext:value-type="float">
            <text:p>15884.065</text:p>
          </table:table-cell>
          <table:table-cell office:value-type="string" calcext:value-type="string">
            <text:p>Buenos_Aires</text:p>
          </table:table-cell>
          <table:table-cell office:value-type="float" office:value="22929.609" calcext:value-type="float">
            <text:p>22929.609</text:p>
          </table:table-cell>
          <table:table-cell office:value-type="string" calcext:value-type="string">
            <text:p>Prague</text:p>
          </table:table-cell>
          <table:table-cell office:value-type="float" office:value="23578.923" calcext:value-type="float">
            <text:p>23578.923</text:p>
          </table:table-cell>
          <table:table-cell office:value-type="string" calcext:value-type="string">
            <text:p>Dallas</text:p>
          </table:table-cell>
          <table:table-cell office:value-type="float" office:value="11882.993" calcext:value-type="float">
            <text:p>11882.993</text:p>
          </table:table-cell>
          <table:table-cell office:value-type="string" calcext:value-type="string">
            <text:p>Milan</text:p>
          </table:table-cell>
          <table:table-cell office:value-type="float" office:value="24254.592" calcext:value-type="float">
            <text:p>24254.592</text:p>
          </table:table-cell>
          <table:table-cell office:value-type="string" calcext:value-type="string">
            <text:p>Helsinki</text:p>
          </table:table-cell>
          <table:table-cell office:value-type="float" office:value="24208.038" calcext:value-type="float">
            <text:p>24208.038</text:p>
          </table:table-cell>
          <table:table-cell office:value-type="string" calcext:value-type="string">
            <text:p>Budapest</text:p>
          </table:table-cell>
          <table:table-cell office:value-type="float" office:value="20782.08" calcext:value-type="float">
            <text:p>20782.08</text:p>
          </table:table-cell>
          <table:table-cell office:value-type="string" calcext:value-type="string">
            <text:p>Charlotte</text:p>
          </table:table-cell>
          <table:table-cell office:value-type="float" office:value="21067.763" calcext:value-type="float">
            <text:p>21067.763</text:p>
          </table:table-cell>
          <table:table-cell office:value-type="string" calcext:value-type="string">
            <text:p>Charlotte</text:p>
          </table:table-cell>
          <table:table-cell office:value-type="float" office:value="20302.486" calcext:value-type="float">
            <text:p>20302.486</text:p>
          </table:table-cell>
          <table:table-cell office:value-type="string" calcext:value-type="string">
            <text:p>Miami</text:p>
          </table:table-cell>
          <table:table-cell office:value-type="float" office:value="9277.891" calcext:value-type="float">
            <text:p>9277.891</text:p>
          </table:table-cell>
          <table:table-cell office:value-type="string" calcext:value-type="string">
            <text:p>Miami</text:p>
          </table:table-cell>
          <table:table-cell office:value-type="float" office:value="9285.948" calcext:value-type="float">
            <text:p>9285.948</text:p>
          </table:table-cell>
          <table:table-cell office:value-type="string" calcext:value-type="string">
            <text:p>Prague</text:p>
          </table:table-cell>
          <table:table-cell office:value-type="float" office:value="18321.231" calcext:value-type="float">
            <text:p>18321.231</text:p>
          </table:table-cell>
          <table:table-cell office:value-type="string" calcext:value-type="string">
            <text:p>Zagreb</text:p>
          </table:table-cell>
          <table:table-cell office:value-type="float" office:value="9619.663" calcext:value-type="float">
            <text:p>9619.663</text:p>
          </table:table-cell>
          <table:table-cell office:value-type="string" calcext:value-type="string">
            <text:p>Prague</text:p>
          </table:table-cell>
          <table:table-cell office:value-type="float" office:value="10786.429" calcext:value-type="float">
            <text:p>10786.429</text:p>
          </table:table-cell>
          <table:table-cell office:value-type="string" calcext:value-type="string">
            <text:p>Zagreb</text:p>
          </table:table-cell>
          <table:table-cell office:value-type="float" office:value="11604.662" calcext:value-type="float">
            <text:p>11604.662</text:p>
          </table:table-cell>
          <table:table-cell office:value-type="string" calcext:value-type="string">
            <text:p>Brazil</text:p>
          </table:table-cell>
          <table:table-cell office:value-type="float" office:value="12967.586" calcext:value-type="float">
            <text:p>12967.586</text:p>
          </table:table-cell>
          <table:table-cell office:value-type="string" calcext:value-type="string">
            <text:p>Atlanta</text:p>
          </table:table-cell>
          <table:table-cell office:value-type="float" office:value="11851.45" calcext:value-type="float">
            <text:p>11851.45</text:p>
          </table:table-cell>
        </table:table-row>
        <table:table-row table:style-name="ro1">
          <table:table-cell office:value-type="string" calcext:value-type="string">
            <text:p>Chisinau</text:p>
          </table:table-cell>
          <table:table-cell office:value-type="float" office:value="9081.28" calcext:value-type="float">
            <text:p>9081.28</text:p>
          </table:table-cell>
          <table:table-cell office:value-type="string" calcext:value-type="string">
            <text:p>Buenos_Aires</text:p>
          </table:table-cell>
          <table:table-cell office:value-type="float" office:value="9063.318" calcext:value-type="float">
            <text:p>9063.318</text:p>
          </table:table-cell>
          <table:table-cell office:value-type="string" calcext:value-type="string">
            <text:p>Ljubljana</text:p>
          </table:table-cell>
          <table:table-cell office:value-type="float" office:value="9632.471" calcext:value-type="float">
            <text:p>9632.471</text:p>
          </table:table-cell>
          <table:table-cell office:value-type="string" calcext:value-type="string">
            <text:p>Atlanta</text:p>
          </table:table-cell>
          <table:table-cell office:value-type="float" office:value="11827.858" calcext:value-type="float">
            <text:p>11827.858</text:p>
          </table:table-cell>
          <table:table-cell office:value-type="string" calcext:value-type="string">
            <text:p>Belgrade</text:p>
          </table:table-cell>
          <table:table-cell office:value-type="float" office:value="17083.752" calcext:value-type="float">
            <text:p>17083.752</text:p>
          </table:table-cell>
          <table:table-cell office:value-type="string" calcext:value-type="string">
            <text:p>Frankfurt</text:p>
          </table:table-cell>
          <table:table-cell office:value-type="float" office:value="18261.776" calcext:value-type="float">
            <text:p>18261.776</text:p>
          </table:table-cell>
          <table:table-cell office:value-type="string" calcext:value-type="string">
            <text:p>Athens</text:p>
          </table:table-cell>
          <table:table-cell office:value-type="float" office:value="9810.493" calcext:value-type="float">
            <text:p>9810.493</text:p>
          </table:table-cell>
          <table:table-cell office:value-type="string" calcext:value-type="string">
            <text:p>Buenos_Aires</text:p>
          </table:table-cell>
          <table:table-cell office:value-type="float" office:value="10060.793" calcext:value-type="float">
            <text:p>10060.793</text:p>
          </table:table-cell>
          <table:table-cell office:value-type="string" calcext:value-type="string">
            <text:p>Santiago</text:p>
          </table:table-cell>
          <table:table-cell office:value-type="float" office:value="10273.811" calcext:value-type="float">
            <text:p>10273.811</text:p>
          </table:table-cell>
          <table:table-cell office:value-type="string" calcext:value-type="string">
            <text:p>Atlanta</text:p>
          </table:table-cell>
          <table:table-cell office:value-type="float" office:value="10744.02" calcext:value-type="float">
            <text:p>10744.02</text:p>
          </table:table-cell>
          <table:table-cell office:value-type="string" calcext:value-type="string">
            <text:p>Atlanta</text:p>
          </table:table-cell>
          <table:table-cell office:value-type="float" office:value="11176.54" calcext:value-type="float">
            <text:p>11176.54</text:p>
          </table:table-cell>
          <table:table-cell office:value-type="string" calcext:value-type="string">
            <text:p>Phoenix</text:p>
          </table:table-cell>
          <table:table-cell office:value-type="float" office:value="12022.602" calcext:value-type="float">
            <text:p>12022.602</text:p>
          </table:table-cell>
          <table:table-cell office:value-type="string" calcext:value-type="string">
            <text:p>Atlanta</text:p>
          </table:table-cell>
          <table:table-cell office:value-type="float" office:value="10922.204" calcext:value-type="float">
            <text:p>10922.204</text:p>
          </table:table-cell>
          <table:table-cell office:value-type="string" calcext:value-type="string">
            <text:p>Atlanta</text:p>
          </table:table-cell>
          <table:table-cell office:value-type="float" office:value="10925.987" calcext:value-type="float">
            <text:p>10925.987</text:p>
          </table:table-cell>
          <table:table-cell office:value-type="string" calcext:value-type="string">
            <text:p>Atlanta</text:p>
          </table:table-cell>
          <table:table-cell office:value-type="float" office:value="9906.653" calcext:value-type="float">
            <text:p>9906.653</text:p>
          </table:table-cell>
          <table:table-cell office:value-type="string" calcext:value-type="string">
            <text:p>Atlanta</text:p>
          </table:table-cell>
          <table:table-cell office:value-type="float" office:value="11989.319" calcext:value-type="float">
            <text:p>11989.319</text:p>
          </table:table-cell>
          <table:table-cell office:value-type="string" calcext:value-type="string">
            <text:p>Salt_Lake_City</text:p>
          </table:table-cell>
          <table:table-cell office:value-type="float" office:value="10990.33" calcext:value-type="float">
            <text:p>10990.33</text:p>
          </table:table-cell>
          <table:table-cell office:value-type="string" calcext:value-type="string">
            <text:p>Atlanta</text:p>
          </table:table-cell>
          <table:table-cell office:value-type="float" office:value="10755.268" calcext:value-type="float">
            <text:p>10755.268</text:p>
          </table:table-cell>
          <table:table-cell office:value-type="string" calcext:value-type="string">
            <text:p>Salt_Lake_City</text:p>
          </table:table-cell>
          <table:table-cell office:value-type="float" office:value="10936.468" calcext:value-type="float">
            <text:p>10936.468</text:p>
          </table:table-cell>
          <table:table-cell office:value-type="string" calcext:value-type="string">
            <text:p>Istanbul</text:p>
          </table:table-cell>
          <table:table-cell office:value-type="float" office:value="19712.653" calcext:value-type="float">
            <text:p>19712.653</text:p>
          </table:table-cell>
          <table:table-cell office:value-type="string" calcext:value-type="string">
            <text:p>Skopje</text:p>
          </table:table-cell>
          <table:table-cell office:value-type="float" office:value="10893.048" calcext:value-type="float">
            <text:p>10893.048</text:p>
          </table:table-cell>
          <table:table-cell office:value-type="string" calcext:value-type="string">
            <text:p>Denver</text:p>
          </table:table-cell>
          <table:table-cell office:value-type="float" office:value="21150.045" calcext:value-type="float">
            <text:p>21150.045</text:p>
          </table:table-cell>
          <table:table-cell office:value-type="string" calcext:value-type="string">
            <text:p>Seattle</text:p>
          </table:table-cell>
          <table:table-cell office:value-type="float" office:value="18848.065" calcext:value-type="float">
            <text:p>18848.065</text:p>
          </table:table-cell>
          <table:table-cell office:value-type="string" calcext:value-type="string">
            <text:p>Istanbul</text:p>
          </table:table-cell>
          <table:table-cell office:value-type="float" office:value="19381.013" calcext:value-type="float">
            <text:p>19381.013</text:p>
          </table:table-cell>
          <table:table-cell office:value-type="string" calcext:value-type="string">
            <text:p>Madrid</text:p>
          </table:table-cell>
          <table:table-cell office:value-type="float" office:value="18912.419" calcext:value-type="float">
            <text:p>18912.419</text:p>
          </table:table-cell>
          <table:table-cell office:value-type="string" calcext:value-type="string">
            <text:p>Atlanta</text:p>
          </table:table-cell>
          <table:table-cell office:value-type="float" office:value="11482.937" calcext:value-type="float">
            <text:p>11482.937</text:p>
          </table:table-cell>
          <table:table-cell office:value-type="string" calcext:value-type="string">
            <text:p>Tel_Aviv</text:p>
          </table:table-cell>
          <table:table-cell office:value-type="float" office:value="19587.361" calcext:value-type="float">
            <text:p>19587.361</text:p>
          </table:table-cell>
          <table:table-cell office:value-type="string" calcext:value-type="string">
            <text:p>Adelaide</text:p>
          </table:table-cell>
          <table:table-cell office:value-type="float" office:value="19311.1" calcext:value-type="float">
            <text:p>19311.1</text:p>
          </table:table-cell>
          <table:table-cell office:value-type="string" calcext:value-type="string">
            <text:p>Manassas</text:p>
          </table:table-cell>
          <table:table-cell office:value-type="float" office:value="19449.757" calcext:value-type="float">
            <text:p>19449.757</text:p>
          </table:table-cell>
          <table:table-cell office:value-type="string" calcext:value-type="string">
            <text:p>Hong_Kong</text:p>
          </table:table-cell>
          <table:table-cell office:value-type="float" office:value="12785.055" calcext:value-type="float">
            <text:p>12785.055</text:p>
          </table:table-cell>
          <table:table-cell office:value-type="string" calcext:value-type="string">
            <text:p>Frankfurt</text:p>
          </table:table-cell>
          <table:table-cell office:value-type="float" office:value="13449.782" calcext:value-type="float">
            <text:p>13449.782</text:p>
          </table:table-cell>
          <table:table-cell office:value-type="string" calcext:value-type="string">
            <text:p>Marseille</text:p>
          </table:table-cell>
          <table:table-cell office:value-type="float" office:value="13254.779" calcext:value-type="float">
            <text:p>13254.779</text:p>
          </table:table-cell>
          <table:table-cell office:value-type="string" calcext:value-type="string">
            <text:p>Prague</text:p>
          </table:table-cell>
          <table:table-cell office:value-type="float" office:value="10720.259" calcext:value-type="float">
            <text:p>10720.259</text:p>
          </table:table-cell>
          <table:table-cell office:value-type="string" calcext:value-type="string">
            <text:p>Salt_Lake_City</text:p>
          </table:table-cell>
          <table:table-cell office:value-type="float" office:value="10416.437" calcext:value-type="float">
            <text:p>10416.437</text:p>
          </table:table-cell>
          <table:table-cell office:value-type="string" calcext:value-type="string">
            <text:p>Salt_Lake_City</text:p>
          </table:table-cell>
          <table:table-cell office:value-type="float" office:value="10722.75" calcext:value-type="float">
            <text:p>10722.75</text:p>
          </table:table-cell>
          <table:table-cell office:value-type="string" calcext:value-type="string">
            <text:p>Milan</text:p>
          </table:table-cell>
          <table:table-cell office:value-type="float" office:value="9231.108" calcext:value-type="float">
            <text:p>9231.108</text:p>
          </table:table-cell>
          <table:table-cell office:value-type="string" calcext:value-type="string">
            <text:p>Phoenix</text:p>
          </table:table-cell>
          <table:table-cell office:value-type="float" office:value="11732.492" calcext:value-type="float">
            <text:p>11732.492</text:p>
          </table:table-cell>
          <table:table-cell office:value-type="string" calcext:value-type="string">
            <text:p>Tel_Aviv</text:p>
          </table:table-cell>
          <table:table-cell office:value-type="float" office:value="12335.354" calcext:value-type="float">
            <text:p>12335.354</text:p>
          </table:table-cell>
          <table:table-cell office:value-type="string" calcext:value-type="string">
            <text:p>Seattle</text:p>
          </table:table-cell>
          <table:table-cell office:value-type="float" office:value="12302.948" calcext:value-type="float">
            <text:p>12302.948</text:p>
          </table:table-cell>
          <table:table-cell office:value-type="string" calcext:value-type="string">
            <text:p>Riga</text:p>
          </table:table-cell>
          <table:table-cell office:value-type="float" office:value="13430.651" calcext:value-type="float">
            <text:p>13430.651</text:p>
          </table:table-cell>
          <table:table-cell office:value-type="string" calcext:value-type="string">
            <text:p>Santiago</text:p>
          </table:table-cell>
          <table:table-cell office:value-type="float" office:value="12456.899" calcext:value-type="float">
            <text:p>12456.899</text:p>
          </table:table-cell>
          <table:table-cell office:value-type="string" calcext:value-type="string">
            <text:p>Tel_Aviv</text:p>
          </table:table-cell>
          <table:table-cell office:value-type="float" office:value="13207.607" calcext:value-type="float">
            <text:p>13207.607</text:p>
          </table:table-cell>
          <table:table-cell office:value-type="string" calcext:value-type="string">
            <text:p>Lisbon</text:p>
          </table:table-cell>
          <table:table-cell office:value-type="float" office:value="13205.123" calcext:value-type="float">
            <text:p>13205.123</text:p>
          </table:table-cell>
          <table:table-cell office:value-type="string" calcext:value-type="string">
            <text:p>Los_Angeles</text:p>
          </table:table-cell>
          <table:table-cell office:value-type="float" office:value="16411.339" calcext:value-type="float">
            <text:p>16411.339</text:p>
          </table:table-cell>
          <table:table-cell office:value-type="string" calcext:value-type="string">
            <text:p>Brussels</text:p>
          </table:table-cell>
          <table:table-cell office:value-type="float" office:value="23345.294" calcext:value-type="float">
            <text:p>23345.294</text:p>
          </table:table-cell>
          <table:table-cell office:value-type="string" calcext:value-type="string">
            <text:p>Brisbane</text:p>
          </table:table-cell>
          <table:table-cell office:value-type="float" office:value="23799.575" calcext:value-type="float">
            <text:p>23799.575</text:p>
          </table:table-cell>
          <table:table-cell office:value-type="string" calcext:value-type="string">
            <text:p>Phoenix</text:p>
          </table:table-cell>
          <table:table-cell office:value-type="float" office:value="12018.049" calcext:value-type="float">
            <text:p>12018.049</text:p>
          </table:table-cell>
          <table:table-cell office:value-type="string" calcext:value-type="string">
            <text:p>Dublin</text:p>
          </table:table-cell>
          <table:table-cell office:value-type="float" office:value="24314.805" calcext:value-type="float">
            <text:p>24314.805</text:p>
          </table:table-cell>
          <table:table-cell office:value-type="string" calcext:value-type="string">
            <text:p>Milan</text:p>
          </table:table-cell>
          <table:table-cell office:value-type="float" office:value="24250.412" calcext:value-type="float">
            <text:p>24250.412</text:p>
          </table:table-cell>
          <table:table-cell office:value-type="string" calcext:value-type="string">
            <text:p>Los_Angeles</text:p>
          </table:table-cell>
          <table:table-cell office:value-type="float" office:value="20837.072" calcext:value-type="float">
            <text:p>20837.072</text:p>
          </table:table-cell>
          <table:table-cell office:value-type="string" calcext:value-type="string">
            <text:p>Budapest</text:p>
          </table:table-cell>
          <table:table-cell office:value-type="float" office:value="21164.433" calcext:value-type="float">
            <text:p>21164.433</text:p>
          </table:table-cell>
          <table:table-cell office:value-type="string" calcext:value-type="string">
            <text:p>Dallas</text:p>
          </table:table-cell>
          <table:table-cell office:value-type="float" office:value="20464.382" calcext:value-type="float">
            <text:p>20464.382</text:p>
          </table:table-cell>
          <table:table-cell office:value-type="string" calcext:value-type="string">
            <text:p>Salt_Lake_City</text:p>
          </table:table-cell>
          <table:table-cell office:value-type="float" office:value="10043.122" calcext:value-type="float">
            <text:p>10043.122</text:p>
          </table:table-cell>
          <table:table-cell office:value-type="string" calcext:value-type="string">
            <text:p>Salt_Lake_City</text:p>
          </table:table-cell>
          <table:table-cell office:value-type="float" office:value="9961.681" calcext:value-type="float">
            <text:p>9961.681</text:p>
          </table:table-cell>
          <table:table-cell office:value-type="string" calcext:value-type="string">
            <text:p>Tbilisi</text:p>
          </table:table-cell>
          <table:table-cell office:value-type="float" office:value="18482.173" calcext:value-type="float">
            <text:p>18482.173</text:p>
          </table:table-cell>
          <table:table-cell office:value-type="string" calcext:value-type="string">
            <text:p>Brazil</text:p>
          </table:table-cell>
          <table:table-cell office:value-type="float" office:value="9743.048" calcext:value-type="float">
            <text:p>9743.048</text:p>
          </table:table-cell>
          <table:table-cell office:value-type="string" calcext:value-type="string">
            <text:p>Taipei</text:p>
          </table:table-cell>
          <table:table-cell office:value-type="float" office:value="10881.47" calcext:value-type="float">
            <text:p>10881.47</text:p>
          </table:table-cell>
          <table:table-cell office:value-type="string" calcext:value-type="string">
            <text:p>Madrid</text:p>
          </table:table-cell>
          <table:table-cell office:value-type="float" office:value="11609.183" calcext:value-type="float">
            <text:p>11609.183</text:p>
          </table:table-cell>
          <table:table-cell office:value-type="string" calcext:value-type="string">
            <text:p>Athens</text:p>
          </table:table-cell>
          <table:table-cell office:value-type="float" office:value="12983.228" calcext:value-type="float">
            <text:p>12983.228</text:p>
          </table:table-cell>
          <table:table-cell office:value-type="string" calcext:value-type="string">
            <text:p>Dallas</text:p>
          </table:table-cell>
          <table:table-cell office:value-type="float" office:value="11933.108" calcext:value-type="float">
            <text:p>11933.108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9221.933" calcext:value-type="float">
            <text:p>9221.933</text:p>
          </table:table-cell>
          <table:table-cell office:value-type="string" calcext:value-type="string">
            <text:p>Santiago</text:p>
          </table:table-cell>
          <table:table-cell office:value-type="float" office:value="9169.069" calcext:value-type="float">
            <text:p>9169.069</text:p>
          </table:table-cell>
          <table:table-cell office:value-type="string" calcext:value-type="string">
            <text:p>Prague</text:p>
          </table:table-cell>
          <table:table-cell office:value-type="float" office:value="9750.555" calcext:value-type="float">
            <text:p>9750.555</text:p>
          </table:table-cell>
          <table:table-cell office:value-type="string" calcext:value-type="string">
            <text:p>Phoenix</text:p>
          </table:table-cell>
          <table:table-cell office:value-type="float" office:value="12028.724" calcext:value-type="float">
            <text:p>12028.724</text:p>
          </table:table-cell>
          <table:table-cell office:value-type="string" calcext:value-type="string">
            <text:p>Bucharest</text:p>
          </table:table-cell>
          <table:table-cell office:value-type="float" office:value="17184.693" calcext:value-type="float">
            <text:p>17184.693</text:p>
          </table:table-cell>
          <table:table-cell office:value-type="string" calcext:value-type="string">
            <text:p>Ljubljana</text:p>
          </table:table-cell>
          <table:table-cell office:value-type="float" office:value="18396.168" calcext:value-type="float">
            <text:p>18396.168</text:p>
          </table:table-cell>
          <table:table-cell office:value-type="string" calcext:value-type="string">
            <text:p>Buenos_Aires</text:p>
          </table:table-cell>
          <table:table-cell office:value-type="float" office:value="9982.117" calcext:value-type="float">
            <text:p>9982.117</text:p>
          </table:table-cell>
          <table:table-cell office:value-type="string" calcext:value-type="string">
            <text:p>Santiago</text:p>
          </table:table-cell>
          <table:table-cell office:value-type="float" office:value="10268.546" calcext:value-type="float">
            <text:p>10268.546</text:p>
          </table:table-cell>
          <table:table-cell office:value-type="string" calcext:value-type="string">
            <text:p>Frankfurt</text:p>
          </table:table-cell>
          <table:table-cell office:value-type="float" office:value="10344.456" calcext:value-type="float">
            <text:p>10344.456</text:p>
          </table:table-cell>
          <table:table-cell office:value-type="string" calcext:value-type="string">
            <text:p>Phoenix</text:p>
          </table:table-cell>
          <table:table-cell office:value-type="float" office:value="11099.211" calcext:value-type="float">
            <text:p>11099.211</text:p>
          </table:table-cell>
          <table:table-cell office:value-type="string" calcext:value-type="string">
            <text:p>Phoenix</text:p>
          </table:table-cell>
          <table:table-cell office:value-type="float" office:value="11369.541" calcext:value-type="float">
            <text:p>11369.541</text:p>
          </table:table-cell>
          <table:table-cell office:value-type="string" calcext:value-type="string">
            <text:p>Seattle</text:p>
          </table:table-cell>
          <table:table-cell office:value-type="float" office:value="12133.66" calcext:value-type="float">
            <text:p>12133.66</text:p>
          </table:table-cell>
          <table:table-cell office:value-type="string" calcext:value-type="string">
            <text:p>Phoenix</text:p>
          </table:table-cell>
          <table:table-cell office:value-type="float" office:value="11239.557" calcext:value-type="float">
            <text:p>11239.557</text:p>
          </table:table-cell>
          <table:table-cell office:value-type="string" calcext:value-type="string">
            <text:p>Phoenix</text:p>
          </table:table-cell>
          <table:table-cell office:value-type="float" office:value="11227.076" calcext:value-type="float">
            <text:p>11227.076</text:p>
          </table:table-cell>
          <table:table-cell office:value-type="string" calcext:value-type="string">
            <text:p>Phoenix</text:p>
          </table:table-cell>
          <table:table-cell office:value-type="float" office:value="10425.35" calcext:value-type="float">
            <text:p>10425.35</text:p>
          </table:table-cell>
          <table:table-cell office:value-type="string" calcext:value-type="string">
            <text:p>Phoenix</text:p>
          </table:table-cell>
          <table:table-cell office:value-type="float" office:value="12104.549" calcext:value-type="float">
            <text:p>12104.549</text:p>
          </table:table-cell>
          <table:table-cell office:value-type="string" calcext:value-type="string">
            <text:p>Seattle</text:p>
          </table:table-cell>
          <table:table-cell office:value-type="float" office:value="11028.143" calcext:value-type="float">
            <text:p>11028.143</text:p>
          </table:table-cell>
          <table:table-cell office:value-type="string" calcext:value-type="string">
            <text:p>Phoenix</text:p>
          </table:table-cell>
          <table:table-cell office:value-type="float" office:value="11089.4" calcext:value-type="float">
            <text:p>11089.4</text:p>
          </table:table-cell>
          <table:table-cell office:value-type="string" calcext:value-type="string">
            <text:p>Atlanta</text:p>
          </table:table-cell>
          <table:table-cell office:value-type="float" office:value="10985.315" calcext:value-type="float">
            <text:p>10985.315</text:p>
          </table:table-cell>
          <table:table-cell office:value-type="string" calcext:value-type="string">
            <text:p>Charlotte</text:p>
          </table:table-cell>
          <table:table-cell office:value-type="float" office:value="19748.733" calcext:value-type="float">
            <text:p>19748.733</text:p>
          </table:table-cell>
          <table:table-cell office:value-type="string" calcext:value-type="string">
            <text:p>London</text:p>
          </table:table-cell>
          <table:table-cell office:value-type="float" office:value="10993.716" calcext:value-type="float">
            <text:p>10993.716</text:p>
          </table:table-cell>
          <table:table-cell office:value-type="string" calcext:value-type="string">
            <text:p>Phoenix</text:p>
          </table:table-cell>
          <table:table-cell office:value-type="float" office:value="21275.503" calcext:value-type="float">
            <text:p>21275.503</text:p>
          </table:table-cell>
          <table:table-cell office:value-type="string" calcext:value-type="string">
            <text:p>Madrid</text:p>
          </table:table-cell>
          <table:table-cell office:value-type="float" office:value="18884.216" calcext:value-type="float">
            <text:p>18884.216</text:p>
          </table:table-cell>
          <table:table-cell office:value-type="string" calcext:value-type="string">
            <text:p>Saint_Louis</text:p>
          </table:table-cell>
          <table:table-cell office:value-type="float" office:value="19498.725" calcext:value-type="float">
            <text:p>19498.725</text:p>
          </table:table-cell>
          <table:table-cell office:value-type="string" calcext:value-type="string">
            <text:p>Kansas_City</text:p>
          </table:table-cell>
          <table:table-cell office:value-type="float" office:value="18983.671" calcext:value-type="float">
            <text:p>18983.671</text:p>
          </table:table-cell>
          <table:table-cell office:value-type="string" calcext:value-type="string">
            <text:p>Phoenix</text:p>
          </table:table-cell>
          <table:table-cell office:value-type="float" office:value="11729.274" calcext:value-type="float">
            <text:p>11729.274</text:p>
          </table:table-cell>
          <table:table-cell office:value-type="string" calcext:value-type="string">
            <text:p>Ljubljana</text:p>
          </table:table-cell>
          <table:table-cell office:value-type="float" office:value="19617.276" calcext:value-type="float">
            <text:p>19617.276</text:p>
          </table:table-cell>
          <table:table-cell office:value-type="string" calcext:value-type="string">
            <text:p>Ljubljana</text:p>
          </table:table-cell>
          <table:table-cell office:value-type="float" office:value="19472.742" calcext:value-type="float">
            <text:p>19472.742</text:p>
          </table:table-cell>
          <table:table-cell office:value-type="string" calcext:value-type="string">
            <text:p>San_Francisco</text:p>
          </table:table-cell>
          <table:table-cell office:value-type="float" office:value="19490.534" calcext:value-type="float">
            <text:p>19490.534</text:p>
          </table:table-cell>
          <table:table-cell office:value-type="string" calcext:value-type="string">
            <text:p>Athens</text:p>
          </table:table-cell>
          <table:table-cell office:value-type="float" office:value="12966.956" calcext:value-type="float">
            <text:p>12966.956</text:p>
          </table:table-cell>
          <table:table-cell office:value-type="string" calcext:value-type="string">
            <text:p>Skopje</text:p>
          </table:table-cell>
          <table:table-cell office:value-type="float" office:value="13618.446" calcext:value-type="float">
            <text:p>13618.446</text:p>
          </table:table-cell>
          <table:table-cell office:value-type="string" calcext:value-type="string">
            <text:p>Reykjavik</text:p>
          </table:table-cell>
          <table:table-cell office:value-type="float" office:value="13272.819" calcext:value-type="float">
            <text:p>13272.819</text:p>
          </table:table-cell>
          <table:table-cell office:value-type="string" calcext:value-type="string">
            <text:p>Lisbon</text:p>
          </table:table-cell>
          <table:table-cell office:value-type="float" office:value="10762.756" calcext:value-type="float">
            <text:p>10762.756</text:p>
          </table:table-cell>
          <table:table-cell office:value-type="string" calcext:value-type="string">
            <text:p>Atlanta</text:p>
          </table:table-cell>
          <table:table-cell office:value-type="float" office:value="10899.01" calcext:value-type="float">
            <text:p>10899.01</text:p>
          </table:table-cell>
          <table:table-cell office:value-type="string" calcext:value-type="string">
            <text:p>Atlanta</text:p>
          </table:table-cell>
          <table:table-cell office:value-type="float" office:value="10939.226" calcext:value-type="float">
            <text:p>10939.226</text:p>
          </table:table-cell>
          <table:table-cell office:value-type="string" calcext:value-type="string">
            <text:p>Frankfurt</text:p>
          </table:table-cell>
          <table:table-cell office:value-type="float" office:value="9282.565" calcext:value-type="float">
            <text:p>9282.565</text:p>
          </table:table-cell>
          <table:table-cell office:value-type="string" calcext:value-type="string">
            <text:p>Atlanta</text:p>
          </table:table-cell>
          <table:table-cell office:value-type="float" office:value="11838.211" calcext:value-type="float">
            <text:p>11838.211</text:p>
          </table:table-cell>
          <table:table-cell office:value-type="string" calcext:value-type="string">
            <text:p>Belgrade</text:p>
          </table:table-cell>
          <table:table-cell office:value-type="float" office:value="12338.046" calcext:value-type="float">
            <text:p>12338.046</text:p>
          </table:table-cell>
          <table:table-cell office:value-type="string" calcext:value-type="string">
            <text:p>Salt_Lake_City</text:p>
          </table:table-cell>
          <table:table-cell office:value-type="float" office:value="12463.448" calcext:value-type="float">
            <text:p>12463.448</text:p>
          </table:table-cell>
          <table:table-cell office:value-type="string" calcext:value-type="string">
            <text:p>Tel_Aviv</text:p>
          </table:table-cell>
          <table:table-cell office:value-type="float" office:value="13516.981" calcext:value-type="float">
            <text:p>13516.981</text:p>
          </table:table-cell>
          <table:table-cell office:value-type="string" calcext:value-type="string">
            <text:p>Bratislava</text:p>
          </table:table-cell>
          <table:table-cell office:value-type="float" office:value="12682.112" calcext:value-type="float">
            <text:p>12682.112</text:p>
          </table:table-cell>
          <table:table-cell office:value-type="string" calcext:value-type="string">
            <text:p>Athens</text:p>
          </table:table-cell>
          <table:table-cell office:value-type="float" office:value="13273.241" calcext:value-type="float">
            <text:p>13273.241</text:p>
          </table:table-cell>
          <table:table-cell office:value-type="string" calcext:value-type="string">
            <text:p>Chisinau</text:p>
          </table:table-cell>
          <table:table-cell office:value-type="float" office:value="13240.933" calcext:value-type="float">
            <text:p>13240.933</text:p>
          </table:table-cell>
          <table:table-cell office:value-type="string" calcext:value-type="string">
            <text:p>Montreal</text:p>
          </table:table-cell>
          <table:table-cell office:value-type="float" office:value="16648.871" calcext:value-type="float">
            <text:p>16648.871</text:p>
          </table:table-cell>
          <table:table-cell office:value-type="string" calcext:value-type="string">
            <text:p>Helsinki</text:p>
          </table:table-cell>
          <table:table-cell office:value-type="float" office:value="23671.878" calcext:value-type="float">
            <text:p>23671.878</text:p>
          </table:table-cell>
          <table:table-cell office:value-type="string" calcext:value-type="string">
            <text:p>Tallinn</text:p>
          </table:table-cell>
          <table:table-cell office:value-type="float" office:value="23937.516" calcext:value-type="float">
            <text:p>23937.516</text:p>
          </table:table-cell>
          <table:table-cell office:value-type="string" calcext:value-type="string">
            <text:p>Seattle</text:p>
          </table:table-cell>
          <table:table-cell office:value-type="float" office:value="12118.499" calcext:value-type="float">
            <text:p>12118.499</text:p>
          </table:table-cell>
          <table:table-cell office:value-type="string" calcext:value-type="string">
            <text:p>Tirana</text:p>
          </table:table-cell>
          <table:table-cell office:value-type="float" office:value="24340.217" calcext:value-type="float">
            <text:p>24340.217</text:p>
          </table:table-cell>
          <table:table-cell office:value-type="string" calcext:value-type="string">
            <text:p>Skopje</text:p>
          </table:table-cell>
          <table:table-cell office:value-type="float" office:value="24251.671" calcext:value-type="float">
            <text:p>24251.671</text:p>
          </table:table-cell>
          <table:table-cell office:value-type="string" calcext:value-type="string">
            <text:p>San_Francisco</text:p>
          </table:table-cell>
          <table:table-cell office:value-type="float" office:value="20904.895" calcext:value-type="float">
            <text:p>20904.895</text:p>
          </table:table-cell>
          <table:table-cell office:value-type="string" calcext:value-type="string">
            <text:p>Belgrade</text:p>
          </table:table-cell>
          <table:table-cell office:value-type="float" office:value="21386.597" calcext:value-type="float">
            <text:p>21386.597</text:p>
          </table:table-cell>
          <table:table-cell office:value-type="string" calcext:value-type="string">
            <text:p>Tallinn</text:p>
          </table:table-cell>
          <table:table-cell office:value-type="float" office:value="20466.809" calcext:value-type="float">
            <text:p>20466.809</text:p>
          </table:table-cell>
          <table:table-cell office:value-type="string" calcext:value-type="string">
            <text:p>Atlanta</text:p>
          </table:table-cell>
          <table:table-cell office:value-type="float" office:value="10120.175" calcext:value-type="float">
            <text:p>10120.175</text:p>
          </table:table-cell>
          <table:table-cell office:value-type="string" calcext:value-type="string">
            <text:p>Atlanta</text:p>
          </table:table-cell>
          <table:table-cell office:value-type="float" office:value="10107.234" calcext:value-type="float">
            <text:p>10107.234</text:p>
          </table:table-cell>
          <table:table-cell office:value-type="string" calcext:value-type="string">
            <text:p>Belgrade</text:p>
          </table:table-cell>
          <table:table-cell office:value-type="float" office:value="18498.992" calcext:value-type="float">
            <text:p>18498.992</text:p>
          </table:table-cell>
          <table:table-cell office:value-type="string" calcext:value-type="string">
            <text:p>Bratislava</text:p>
          </table:table-cell>
          <table:table-cell office:value-type="float" office:value="9848.562" calcext:value-type="float">
            <text:p>9848.562</text:p>
          </table:table-cell>
          <table:table-cell office:value-type="string" calcext:value-type="string">
            <text:p>Zagreb</text:p>
          </table:table-cell>
          <table:table-cell office:value-type="float" office:value="10932.168" calcext:value-type="float">
            <text:p>10932.168</text:p>
          </table:table-cell>
          <table:table-cell office:value-type="string" calcext:value-type="string">
            <text:p>Tirana</text:p>
          </table:table-cell>
          <table:table-cell office:value-type="float" office:value="11742.328" calcext:value-type="float">
            <text:p>11742.328</text:p>
          </table:table-cell>
          <table:table-cell office:value-type="string" calcext:value-type="string">
            <text:p>Milan</text:p>
          </table:table-cell>
          <table:table-cell office:value-type="float" office:value="13119.667" calcext:value-type="float">
            <text:p>13119.667</text:p>
          </table:table-cell>
          <table:table-cell office:value-type="string" calcext:value-type="string">
            <text:p>Salt_Lake_City</text:p>
          </table:table-cell>
          <table:table-cell office:value-type="float" office:value="12005.752" calcext:value-type="float">
            <text:p>12005.752</text:p>
          </table:table-cell>
        </table:table-row>
        <table:table-row table:style-name="ro1">
          <table:table-cell office:value-type="string" calcext:value-type="string">
            <text:p>Ljubljana</text:p>
          </table:table-cell>
          <table:table-cell office:value-type="float" office:value="9488.609" calcext:value-type="float">
            <text:p>9488.609</text:p>
          </table:table-cell>
          <table:table-cell office:value-type="string" calcext:value-type="string">
            <text:p>Zagreb</text:p>
          </table:table-cell>
          <table:table-cell office:value-type="float" office:value="9385.745" calcext:value-type="float">
            <text:p>9385.745</text:p>
          </table:table-cell>
          <table:table-cell office:value-type="string" calcext:value-type="string">
            <text:p>London</text:p>
          </table:table-cell>
          <table:table-cell office:value-type="float" office:value="9946.012" calcext:value-type="float">
            <text:p>9946.012</text:p>
          </table:table-cell>
          <table:table-cell office:value-type="string" calcext:value-type="string">
            <text:p>Salt_Lake_City</text:p>
          </table:table-cell>
          <table:table-cell office:value-type="float" office:value="12263.303" calcext:value-type="float">
            <text:p>12263.303</text:p>
          </table:table-cell>
          <table:table-cell office:value-type="string" calcext:value-type="string">
            <text:p>Taipei</text:p>
          </table:table-cell>
          <table:table-cell office:value-type="float" office:value="17306.793" calcext:value-type="float">
            <text:p>17306.793</text:p>
          </table:table-cell>
          <table:table-cell office:value-type="string" calcext:value-type="string">
            <text:p>Belgrade</text:p>
          </table:table-cell>
          <table:table-cell office:value-type="float" office:value="18400.98" calcext:value-type="float">
            <text:p>18400.98</text:p>
          </table:table-cell>
          <table:table-cell office:value-type="string" calcext:value-type="string">
            <text:p>Santiago</text:p>
          </table:table-cell>
          <table:table-cell office:value-type="float" office:value="10206.93" calcext:value-type="float">
            <text:p>10206.93</text:p>
          </table:table-cell>
          <table:table-cell office:value-type="string" calcext:value-type="string">
            <text:p>Frankfurt</text:p>
          </table:table-cell>
          <table:table-cell office:value-type="float" office:value="10380.232" calcext:value-type="float">
            <text:p>10380.232</text:p>
          </table:table-cell>
          <table:table-cell office:value-type="string" calcext:value-type="string">
            <text:p>Milan</text:p>
          </table:table-cell>
          <table:table-cell office:value-type="float" office:value="10590.369" calcext:value-type="float">
            <text:p>10590.369</text:p>
          </table:table-cell>
          <table:table-cell office:value-type="string" calcext:value-type="string">
            <text:p>Salt_Lake_City</text:p>
          </table:table-cell>
          <table:table-cell office:value-type="float" office:value="11435.058" calcext:value-type="float">
            <text:p>11435.058</text:p>
          </table:table-cell>
          <table:table-cell office:value-type="string" calcext:value-type="string">
            <text:p>Seattle</text:p>
          </table:table-cell>
          <table:table-cell office:value-type="float" office:value="11503.171" calcext:value-type="float">
            <text:p>11503.171</text:p>
          </table:table-cell>
          <table:table-cell office:value-type="string" calcext:value-type="string">
            <text:p>Atlanta</text:p>
          </table:table-cell>
          <table:table-cell office:value-type="float" office:value="12213.394" calcext:value-type="float">
            <text:p>12213.394</text:p>
          </table:table-cell>
          <table:table-cell office:value-type="string" calcext:value-type="string">
            <text:p>Kuala_Lumpur</text:p>
          </table:table-cell>
          <table:table-cell office:value-type="float" office:value="11587.319" calcext:value-type="float">
            <text:p>11587.319</text:p>
          </table:table-cell>
          <table:table-cell office:value-type="string" calcext:value-type="string">
            <text:p>Kuala_Lumpur</text:p>
          </table:table-cell>
          <table:table-cell office:value-type="float" office:value="11574.603" calcext:value-type="float">
            <text:p>11574.603</text:p>
          </table:table-cell>
          <table:table-cell office:value-type="string" calcext:value-type="string">
            <text:p>Salt_Lake_City</text:p>
          </table:table-cell>
          <table:table-cell office:value-type="float" office:value="10701.914" calcext:value-type="float">
            <text:p>10701.914</text:p>
          </table:table-cell>
          <table:table-cell office:value-type="string" calcext:value-type="string">
            <text:p>Seattle</text:p>
          </table:table-cell>
          <table:table-cell office:value-type="float" office:value="12312.139" calcext:value-type="float">
            <text:p>12312.139</text:p>
          </table:table-cell>
          <table:table-cell office:value-type="string" calcext:value-type="string">
            <text:p>Atlanta</text:p>
          </table:table-cell>
          <table:table-cell office:value-type="float" office:value="11085.059" calcext:value-type="float">
            <text:p>11085.059</text:p>
          </table:table-cell>
          <table:table-cell office:value-type="string" calcext:value-type="string">
            <text:p>Salt_Lake_City</text:p>
          </table:table-cell>
          <table:table-cell office:value-type="float" office:value="11436.874" calcext:value-type="float">
            <text:p>11436.874</text:p>
          </table:table-cell>
          <table:table-cell office:value-type="string" calcext:value-type="string">
            <text:p>Phoenix</text:p>
          </table:table-cell>
          <table:table-cell office:value-type="float" office:value="11286.966" calcext:value-type="float">
            <text:p>11286.966</text:p>
          </table:table-cell>
          <table:table-cell office:value-type="string" calcext:value-type="string">
            <text:p>San_Jose</text:p>
          </table:table-cell>
          <table:table-cell office:value-type="float" office:value="19885.377" calcext:value-type="float">
            <text:p>19885.377</text:p>
          </table:table-cell>
          <table:table-cell office:value-type="string" calcext:value-type="string">
            <text:p>Tel_Aviv</text:p>
          </table:table-cell>
          <table:table-cell office:value-type="float" office:value="11031.744" calcext:value-type="float">
            <text:p>11031.744</text:p>
          </table:table-cell>
          <table:table-cell office:value-type="string" calcext:value-type="string">
            <text:p>Toronto</text:p>
          </table:table-cell>
          <table:table-cell office:value-type="float" office:value="21398.773" calcext:value-type="float">
            <text:p>21398.773</text:p>
          </table:table-cell>
          <table:table-cell office:value-type="string" calcext:value-type="string">
            <text:p>Kansas_City</text:p>
          </table:table-cell>
          <table:table-cell office:value-type="float" office:value="18923.898" calcext:value-type="float">
            <text:p>18923.898</text:p>
          </table:table-cell>
          <table:table-cell office:value-type="string" calcext:value-type="string">
            <text:p>Denver</text:p>
          </table:table-cell>
          <table:table-cell office:value-type="float" office:value="20392.748" calcext:value-type="float">
            <text:p>20392.748</text:p>
          </table:table-cell>
          <table:table-cell office:value-type="string" calcext:value-type="string">
            <text:p>Phoenix</text:p>
          </table:table-cell>
          <table:table-cell office:value-type="float" office:value="19241.673" calcext:value-type="float">
            <text:p>19241.673</text:p>
          </table:table-cell>
          <table:table-cell office:value-type="string" calcext:value-type="string">
            <text:p>Seattle</text:p>
          </table:table-cell>
          <table:table-cell office:value-type="float" office:value="12124.233" calcext:value-type="float">
            <text:p>12124.233</text:p>
          </table:table-cell>
          <table:table-cell office:value-type="string" calcext:value-type="string">
            <text:p>Bucharest</text:p>
          </table:table-cell>
          <table:table-cell office:value-type="float" office:value="19699.159" calcext:value-type="float">
            <text:p>19699.159</text:p>
          </table:table-cell>
          <table:table-cell office:value-type="string" calcext:value-type="string">
            <text:p>Dublin</text:p>
          </table:table-cell>
          <table:table-cell office:value-type="float" office:value="19569.049" calcext:value-type="float">
            <text:p>19569.049</text:p>
          </table:table-cell>
          <table:table-cell office:value-type="string" calcext:value-type="string">
            <text:p>Madrid</text:p>
          </table:table-cell>
          <table:table-cell office:value-type="float" office:value="19513.507" calcext:value-type="float">
            <text:p>19513.507</text:p>
          </table:table-cell>
          <table:table-cell office:value-type="string" calcext:value-type="string">
            <text:p>Prague</text:p>
          </table:table-cell>
          <table:table-cell office:value-type="float" office:value="13047.873" calcext:value-type="float">
            <text:p>13047.873</text:p>
          </table:table-cell>
          <table:table-cell office:value-type="string" calcext:value-type="string">
            <text:p>Athens</text:p>
          </table:table-cell>
          <table:table-cell office:value-type="float" office:value="13626.935" calcext:value-type="float">
            <text:p>13626.935</text:p>
          </table:table-cell>
          <table:table-cell office:value-type="string" calcext:value-type="string">
            <text:p>Frankfurt</text:p>
          </table:table-cell>
          <table:table-cell office:value-type="float" office:value="13405.136" calcext:value-type="float">
            <text:p>13405.136</text:p>
          </table:table-cell>
          <table:table-cell office:value-type="string" calcext:value-type="string">
            <text:p>London</text:p>
          </table:table-cell>
          <table:table-cell office:value-type="float" office:value="10789.951" calcext:value-type="float">
            <text:p>10789.951</text:p>
          </table:table-cell>
          <table:table-cell office:value-type="string" calcext:value-type="string">
            <text:p>Seattle</text:p>
          </table:table-cell>
          <table:table-cell office:value-type="float" office:value="11087.924" calcext:value-type="float">
            <text:p>11087.924</text:p>
          </table:table-cell>
          <table:table-cell office:value-type="string" calcext:value-type="string">
            <text:p>Seattle</text:p>
          </table:table-cell>
          <table:table-cell office:value-type="float" office:value="11068.364" calcext:value-type="float">
            <text:p>11068.364</text:p>
          </table:table-cell>
          <table:table-cell office:value-type="string" calcext:value-type="string">
            <text:p>London</text:p>
          </table:table-cell>
          <table:table-cell office:value-type="float" office:value="9400.543" calcext:value-type="float">
            <text:p>9400.543</text:p>
          </table:table-cell>
          <table:table-cell office:value-type="string" calcext:value-type="string">
            <text:p>Seattle</text:p>
          </table:table-cell>
          <table:table-cell office:value-type="float" office:value="11846.46" calcext:value-type="float">
            <text:p>11846.46</text:p>
          </table:table-cell>
          <table:table-cell office:value-type="string" calcext:value-type="string">
            <text:p>Chisinau</text:p>
          </table:table-cell>
          <table:table-cell office:value-type="float" office:value="12720.881" calcext:value-type="float">
            <text:p>12720.881</text:p>
          </table:table-cell>
          <table:table-cell office:value-type="string" calcext:value-type="string">
            <text:p>Phoenix</text:p>
          </table:table-cell>
          <table:table-cell office:value-type="float" office:value="12692.617" calcext:value-type="float">
            <text:p>12692.617</text:p>
          </table:table-cell>
          <table:table-cell office:value-type="string" calcext:value-type="string">
            <text:p>Belgrade</text:p>
          </table:table-cell>
          <table:table-cell office:value-type="float" office:value="13833.798" calcext:value-type="float">
            <text:p>13833.798</text:p>
          </table:table-cell>
          <table:table-cell office:value-type="string" calcext:value-type="string">
            <text:p>Frankfurt</text:p>
          </table:table-cell>
          <table:table-cell office:value-type="float" office:value="12714.53" calcext:value-type="float">
            <text:p>12714.53</text:p>
          </table:table-cell>
          <table:table-cell office:value-type="string" calcext:value-type="string">
            <text:p>Bucharest</text:p>
          </table:table-cell>
          <table:table-cell office:value-type="float" office:value="13284.627" calcext:value-type="float">
            <text:p>13284.627</text:p>
          </table:table-cell>
          <table:table-cell office:value-type="string" calcext:value-type="string">
            <text:p>Seoul</text:p>
          </table:table-cell>
          <table:table-cell office:value-type="float" office:value="13391.474" calcext:value-type="float">
            <text:p>13391.474</text:p>
          </table:table-cell>
          <table:table-cell office:value-type="string" calcext:value-type="string">
            <text:p>Mexico</text:p>
          </table:table-cell>
          <table:table-cell office:value-type="float" office:value="16747.659" calcext:value-type="float">
            <text:p>16747.659</text:p>
          </table:table-cell>
          <table:table-cell office:value-type="string" calcext:value-type="string">
            <text:p>Zagreb</text:p>
          </table:table-cell>
          <table:table-cell office:value-type="float" office:value="23722.865" calcext:value-type="float">
            <text:p>23722.865</text:p>
          </table:table-cell>
          <table:table-cell office:value-type="string" calcext:value-type="string">
            <text:p>Chicago</text:p>
          </table:table-cell>
          <table:table-cell office:value-type="float" office:value="24171.085" calcext:value-type="float">
            <text:p>24171.085</text:p>
          </table:table-cell>
          <table:table-cell office:value-type="string" calcext:value-type="string">
            <text:p>Atlanta</text:p>
          </table:table-cell>
          <table:table-cell office:value-type="float" office:value="12184.625" calcext:value-type="float">
            <text:p>12184.625</text:p>
          </table:table-cell>
          <table:table-cell office:value-type="string" calcext:value-type="string">
            <text:p>Singapore</text:p>
          </table:table-cell>
          <table:table-cell office:value-type="float" office:value="24412.287" calcext:value-type="float">
            <text:p>24412.287</text:p>
          </table:table-cell>
          <table:table-cell office:value-type="string" calcext:value-type="string">
            <text:p>Dublin</text:p>
          </table:table-cell>
          <table:table-cell office:value-type="float" office:value="24316.651" calcext:value-type="float">
            <text:p>24316.651</text:p>
          </table:table-cell>
          <table:table-cell office:value-type="string" calcext:value-type="string">
            <text:p>Zagreb</text:p>
          </table:table-cell>
          <table:table-cell office:value-type="float" office:value="20953.57" calcext:value-type="float">
            <text:p>20953.57</text:p>
          </table:table-cell>
          <table:table-cell office:value-type="string" calcext:value-type="string">
            <text:p>Phoenix</text:p>
          </table:table-cell>
          <table:table-cell office:value-type="float" office:value="21417.34" calcext:value-type="float">
            <text:p>21417.34</text:p>
          </table:table-cell>
          <table:table-cell office:value-type="string" calcext:value-type="string">
            <text:p>Riga</text:p>
          </table:table-cell>
          <table:table-cell office:value-type="float" office:value="20765.101" calcext:value-type="float">
            <text:p>20765.101</text:p>
          </table:table-cell>
          <table:table-cell office:value-type="string" calcext:value-type="string">
            <text:p>Seattle</text:p>
          </table:table-cell>
          <table:table-cell office:value-type="float" office:value="10559.165" calcext:value-type="float">
            <text:p>10559.165</text:p>
          </table:table-cell>
          <table:table-cell office:value-type="string" calcext:value-type="string">
            <text:p>Seattle</text:p>
          </table:table-cell>
          <table:table-cell office:value-type="float" office:value="10547.067" calcext:value-type="float">
            <text:p>10547.067</text:p>
          </table:table-cell>
          <table:table-cell office:value-type="string" calcext:value-type="string">
            <text:p>Los_Angeles</text:p>
          </table:table-cell>
          <table:table-cell office:value-type="float" office:value="18662.369" calcext:value-type="float">
            <text:p>18662.369</text:p>
          </table:table-cell>
          <table:table-cell office:value-type="string" calcext:value-type="string">
            <text:p>Buenos_Aires</text:p>
          </table:table-cell>
          <table:table-cell office:value-type="float" office:value="9971.841" calcext:value-type="float">
            <text:p>9971.841</text:p>
          </table:table-cell>
          <table:table-cell office:value-type="string" calcext:value-type="string">
            <text:p>Athens</text:p>
          </table:table-cell>
          <table:table-cell office:value-type="float" office:value="11002.821" calcext:value-type="float">
            <text:p>11002.821</text:p>
          </table:table-cell>
          <table:table-cell office:value-type="string" calcext:value-type="string">
            <text:p>Riga</text:p>
          </table:table-cell>
          <table:table-cell office:value-type="float" office:value="12274.453" calcext:value-type="float">
            <text:p>12274.453</text:p>
          </table:table-cell>
          <table:table-cell office:value-type="string" calcext:value-type="string">
            <text:p>Prague</text:p>
          </table:table-cell>
          <table:table-cell office:value-type="float" office:value="13162.344" calcext:value-type="float">
            <text:p>13162.344</text:p>
          </table:table-cell>
          <table:table-cell office:value-type="string" calcext:value-type="string">
            <text:p>San_Francisco</text:p>
          </table:table-cell>
          <table:table-cell office:value-type="float" office:value="12331.3" calcext:value-type="float">
            <text:p>12331.3</text:p>
          </table:table-cell>
        </table:table-row>
        <table:table-row table:style-name="ro1">
          <table:table-cell office:value-type="string" calcext:value-type="string">
            <text:p>Frankfurt</text:p>
          </table:table-cell>
          <table:table-cell office:value-type="float" office:value="9916.182" calcext:value-type="float">
            <text:p>9916.182</text:p>
          </table:table-cell>
          <table:table-cell office:value-type="string" calcext:value-type="string">
            <text:p>London</text:p>
          </table:table-cell>
          <table:table-cell office:value-type="float" office:value="9670.22" calcext:value-type="float">
            <text:p>9670.22</text:p>
          </table:table-cell>
          <table:table-cell office:value-type="string" calcext:value-type="string">
            <text:p>Milan</text:p>
          </table:table-cell>
          <table:table-cell office:value-type="float" office:value="10113.251" calcext:value-type="float">
            <text:p>10113.251</text:p>
          </table:table-cell>
          <table:table-cell office:value-type="string" calcext:value-type="string">
            <text:p>Seattle</text:p>
          </table:table-cell>
          <table:table-cell office:value-type="float" office:value="12743.096" calcext:value-type="float">
            <text:p>12743.096</text:p>
          </table:table-cell>
          <table:table-cell office:value-type="string" calcext:value-type="string">
            <text:p>London</text:p>
          </table:table-cell>
          <table:table-cell office:value-type="float" office:value="17358.592" calcext:value-type="float">
            <text:p>17358.592</text:p>
          </table:table-cell>
          <table:table-cell office:value-type="string" calcext:value-type="string">
            <text:p>Prague</text:p>
          </table:table-cell>
          <table:table-cell office:value-type="float" office:value="19134.28" calcext:value-type="float">
            <text:p>19134.28</text:p>
          </table:table-cell>
          <table:table-cell office:value-type="string" calcext:value-type="string">
            <text:p>Zagreb</text:p>
          </table:table-cell>
          <table:table-cell office:value-type="float" office:value="10777.888" calcext:value-type="float">
            <text:p>10777.888</text:p>
          </table:table-cell>
          <table:table-cell office:value-type="string" calcext:value-type="string">
            <text:p>Zagreb</text:p>
          </table:table-cell>
          <table:table-cell office:value-type="float" office:value="10738.714" calcext:value-type="float">
            <text:p>10738.714</text:p>
          </table:table-cell>
          <table:table-cell office:value-type="string" calcext:value-type="string">
            <text:p>Athens</text:p>
          </table:table-cell>
          <table:table-cell office:value-type="float" office:value="10636.806" calcext:value-type="float">
            <text:p>10636.806</text:p>
          </table:table-cell>
          <table:table-cell office:value-type="string" calcext:value-type="string">
            <text:p>Seattle</text:p>
          </table:table-cell>
          <table:table-cell office:value-type="float" office:value="11599.952" calcext:value-type="float">
            <text:p>11599.952</text:p>
          </table:table-cell>
          <table:table-cell office:value-type="string" calcext:value-type="string">
            <text:p>Salt_Lake_City</text:p>
          </table:table-cell>
          <table:table-cell office:value-type="float" office:value="11948.605" calcext:value-type="float">
            <text:p>11948.605</text:p>
          </table:table-cell>
          <table:table-cell office:value-type="string" calcext:value-type="string">
            <text:p>Salt_Lake_City</text:p>
          </table:table-cell>
          <table:table-cell office:value-type="float" office:value="12929.963" calcext:value-type="float">
            <text:p>12929.963</text:p>
          </table:table-cell>
          <table:table-cell office:value-type="string" calcext:value-type="string">
            <text:p>Salt_Lake_City</text:p>
          </table:table-cell>
          <table:table-cell office:value-type="float" office:value="11634.684" calcext:value-type="float">
            <text:p>11634.684</text:p>
          </table:table-cell>
          <table:table-cell office:value-type="string" calcext:value-type="string">
            <text:p>Salt_Lake_City</text:p>
          </table:table-cell>
          <table:table-cell office:value-type="float" office:value="11641.255" calcext:value-type="float">
            <text:p>11641.255</text:p>
          </table:table-cell>
          <table:table-cell office:value-type="string" calcext:value-type="string">
            <text:p>Seattle</text:p>
          </table:table-cell>
          <table:table-cell office:value-type="float" office:value="10880.851" calcext:value-type="float">
            <text:p>10880.851</text:p>
          </table:table-cell>
          <table:table-cell office:value-type="string" calcext:value-type="string">
            <text:p>Vancouver</text:p>
          </table:table-cell>
          <table:table-cell office:value-type="float" office:value="12882.682" calcext:value-type="float">
            <text:p>12882.682</text:p>
          </table:table-cell>
          <table:table-cell office:value-type="string" calcext:value-type="string">
            <text:p>San_Francisco</text:p>
          </table:table-cell>
          <table:table-cell office:value-type="float" office:value="11697.665" calcext:value-type="float">
            <text:p>11697.665</text:p>
          </table:table-cell>
          <table:table-cell office:value-type="string" calcext:value-type="string">
            <text:p>Seattle</text:p>
          </table:table-cell>
          <table:table-cell office:value-type="float" office:value="11481.646" calcext:value-type="float">
            <text:p>11481.646</text:p>
          </table:table-cell>
          <table:table-cell office:value-type="string" calcext:value-type="string">
            <text:p>Seattle</text:p>
          </table:table-cell>
          <table:table-cell office:value-type="float" office:value="11873.954" calcext:value-type="float">
            <text:p>11873.954</text:p>
          </table:table-cell>
          <table:table-cell office:value-type="string" calcext:value-type="string">
            <text:p>Tallinn</text:p>
          </table:table-cell>
          <table:table-cell office:value-type="float" office:value="20192.526" calcext:value-type="float">
            <text:p>20192.526</text:p>
          </table:table-cell>
          <table:table-cell office:value-type="string" calcext:value-type="string">
            <text:p>Milan</text:p>
          </table:table-cell>
          <table:table-cell office:value-type="float" office:value="11164.109" calcext:value-type="float">
            <text:p>11164.109</text:p>
          </table:table-cell>
          <table:table-cell office:value-type="string" calcext:value-type="string">
            <text:p>Tallinn</text:p>
          </table:table-cell>
          <table:table-cell office:value-type="float" office:value="21577.161" calcext:value-type="float">
            <text:p>21577.161</text:p>
          </table:table-cell>
          <table:table-cell office:value-type="string" calcext:value-type="string">
            <text:p>San_Francisco</text:p>
          </table:table-cell>
          <table:table-cell office:value-type="float" office:value="18949.618" calcext:value-type="float">
            <text:p>18949.618</text:p>
          </table:table-cell>
          <table:table-cell office:value-type="string" calcext:value-type="string">
            <text:p>Kansas_City</text:p>
          </table:table-cell>
          <table:table-cell office:value-type="float" office:value="20428.438" calcext:value-type="float">
            <text:p>20428.438</text:p>
          </table:table-cell>
          <table:table-cell office:value-type="string" calcext:value-type="string">
            <text:p>Istanbul</text:p>
          </table:table-cell>
          <table:table-cell office:value-type="float" office:value="19278.971" calcext:value-type="float">
            <text:p>19278.971</text:p>
          </table:table-cell>
          <table:table-cell office:value-type="string" calcext:value-type="string">
            <text:p>Salt_Lake_City</text:p>
          </table:table-cell>
          <table:table-cell office:value-type="float" office:value="12201.747" calcext:value-type="float">
            <text:p>12201.747</text:p>
          </table:table-cell>
          <table:table-cell office:value-type="string" calcext:value-type="string">
            <text:p>Riga</text:p>
          </table:table-cell>
          <table:table-cell office:value-type="float" office:value="19776.992" calcext:value-type="float">
            <text:p>19776.992</text:p>
          </table:table-cell>
          <table:table-cell office:value-type="string" calcext:value-type="string">
            <text:p>Frankfurt</text:p>
          </table:table-cell>
          <table:table-cell office:value-type="float" office:value="20013.681" calcext:value-type="float">
            <text:p>20013.681</text:p>
          </table:table-cell>
          <table:table-cell office:value-type="string" calcext:value-type="string">
            <text:p>Tel_Aviv</text:p>
          </table:table-cell>
          <table:table-cell office:value-type="float" office:value="19619.005" calcext:value-type="float">
            <text:p>19619.005</text:p>
          </table:table-cell>
          <table:table-cell office:value-type="string" calcext:value-type="string">
            <text:p>Chisinau</text:p>
          </table:table-cell>
          <table:table-cell office:value-type="float" office:value="13076.867" calcext:value-type="float">
            <text:p>13076.867</text:p>
          </table:table-cell>
          <table:table-cell office:value-type="string" calcext:value-type="string">
            <text:p>Zagreb</text:p>
          </table:table-cell>
          <table:table-cell office:value-type="float" office:value="13713.876" calcext:value-type="float">
            <text:p>13713.876</text:p>
          </table:table-cell>
          <table:table-cell office:value-type="string" calcext:value-type="string">
            <text:p>Zagreb</text:p>
          </table:table-cell>
          <table:table-cell office:value-type="float" office:value="13710.893" calcext:value-type="float">
            <text:p>13710.893</text:p>
          </table:table-cell>
          <table:table-cell office:value-type="string" calcext:value-type="string">
            <text:p>Frankfurt</text:p>
          </table:table-cell>
          <table:table-cell office:value-type="float" office:value="11363.032" calcext:value-type="float">
            <text:p>11363.032</text:p>
          </table:table-cell>
          <table:table-cell office:value-type="string" calcext:value-type="string">
            <text:p>Phoenix</text:p>
          </table:table-cell>
          <table:table-cell office:value-type="float" office:value="11197.484" calcext:value-type="float">
            <text:p>11197.484</text:p>
          </table:table-cell>
          <table:table-cell office:value-type="string" calcext:value-type="string">
            <text:p>Phoenix</text:p>
          </table:table-cell>
          <table:table-cell office:value-type="float" office:value="11193.874" calcext:value-type="float">
            <text:p>11193.874</text:p>
          </table:table-cell>
          <table:table-cell office:value-type="string" calcext:value-type="string">
            <text:p>Zagreb</text:p>
          </table:table-cell>
          <table:table-cell office:value-type="float" office:value="9481.182" calcext:value-type="float">
            <text:p>9481.182</text:p>
          </table:table-cell>
          <table:table-cell office:value-type="string" calcext:value-type="string">
            <text:p>Salt_Lake_City</text:p>
          </table:table-cell>
          <table:table-cell office:value-type="float" office:value="12478.664" calcext:value-type="float">
            <text:p>12478.664</text:p>
          </table:table-cell>
          <table:table-cell office:value-type="string" calcext:value-type="string">
            <text:p>Prague</text:p>
          </table:table-cell>
          <table:table-cell office:value-type="float" office:value="12731.138" calcext:value-type="float">
            <text:p>12731.138</text:p>
          </table:table-cell>
          <table:table-cell office:value-type="string" calcext:value-type="string">
            <text:p>Atlanta</text:p>
          </table:table-cell>
          <table:table-cell office:value-type="float" office:value="12777.014" calcext:value-type="float">
            <text:p>12777.014</text:p>
          </table:table-cell>
          <table:table-cell office:value-type="string" calcext:value-type="string">
            <text:p>Bucharest</text:p>
          </table:table-cell>
          <table:table-cell office:value-type="float" office:value="13962.987" calcext:value-type="float">
            <text:p>13962.987</text:p>
          </table:table-cell>
          <table:table-cell office:value-type="string" calcext:value-type="string">
            <text:p>Tel_Aviv</text:p>
          </table:table-cell>
          <table:table-cell office:value-type="float" office:value="12897.597" calcext:value-type="float">
            <text:p>12897.597</text:p>
          </table:table-cell>
          <table:table-cell office:value-type="string" calcext:value-type="string">
            <text:p>Bratislava</text:p>
          </table:table-cell>
          <table:table-cell office:value-type="float" office:value="13456.553" calcext:value-type="float">
            <text:p>13456.553</text:p>
          </table:table-cell>
          <table:table-cell office:value-type="string" calcext:value-type="string">
            <text:p>Adelaide</text:p>
          </table:table-cell>
          <table:table-cell office:value-type="float" office:value="13983.85" calcext:value-type="float">
            <text:p>13983.85</text:p>
          </table:table-cell>
          <table:table-cell office:value-type="string" calcext:value-type="string">
            <text:p>Kansas_City</text:p>
          </table:table-cell>
          <table:table-cell office:value-type="float" office:value="16903.41" calcext:value-type="float">
            <text:p>16903.41</text:p>
          </table:table-cell>
          <table:table-cell office:value-type="string" calcext:value-type="string">
            <text:p>Tallinn</text:p>
          </table:table-cell>
          <table:table-cell office:value-type="float" office:value="23751.197" calcext:value-type="float">
            <text:p>23751.197</text:p>
          </table:table-cell>
          <table:table-cell office:value-type="string" calcext:value-type="string">
            <text:p>Riga</text:p>
          </table:table-cell>
          <table:table-cell office:value-type="float" office:value="24208.195" calcext:value-type="float">
            <text:p>24208.195</text:p>
          </table:table-cell>
          <table:table-cell office:value-type="string" calcext:value-type="string">
            <text:p>Salt_Lake_City</text:p>
          </table:table-cell>
          <table:table-cell office:value-type="float" office:value="12790.51" calcext:value-type="float">
            <text:p>12790.51</text:p>
          </table:table-cell>
          <table:table-cell office:value-type="string" calcext:value-type="string">
            <text:p>Skopje</text:p>
          </table:table-cell>
          <table:table-cell office:value-type="float" office:value="24541.538" calcext:value-type="float">
            <text:p>24541.538</text:p>
          </table:table-cell>
          <table:table-cell office:value-type="string" calcext:value-type="string">
            <text:p>Singapore</text:p>
          </table:table-cell>
          <table:table-cell office:value-type="float" office:value="24398.44" calcext:value-type="float">
            <text:p>24398.44</text:p>
          </table:table-cell>
          <table:table-cell office:value-type="string" calcext:value-type="string">
            <text:p>Belgrade</text:p>
          </table:table-cell>
          <table:table-cell office:value-type="float" office:value="21194.779" calcext:value-type="float">
            <text:p>21194.779</text:p>
          </table:table-cell>
          <table:table-cell office:value-type="string" calcext:value-type="string">
            <text:p>Lisbon</text:p>
          </table:table-cell>
          <table:table-cell office:value-type="float" office:value="21428.592" calcext:value-type="float">
            <text:p>21428.592</text:p>
          </table:table-cell>
          <table:table-cell office:value-type="string" calcext:value-type="string">
            <text:p>Tel_Aviv</text:p>
          </table:table-cell>
          <table:table-cell office:value-type="float" office:value="21166.513" calcext:value-type="float">
            <text:p>21166.513</text:p>
          </table:table-cell>
          <table:table-cell office:value-type="string" calcext:value-type="string">
            <text:p>Phoenix</text:p>
          </table:table-cell>
          <table:table-cell office:value-type="float" office:value="10607.218" calcext:value-type="float">
            <text:p>10607.218</text:p>
          </table:table-cell>
          <table:table-cell office:value-type="string" calcext:value-type="string">
            <text:p>Phoenix</text:p>
          </table:table-cell>
          <table:table-cell office:value-type="float" office:value="10638.458" calcext:value-type="float">
            <text:p>10638.458</text:p>
          </table:table-cell>
          <table:table-cell office:value-type="string" calcext:value-type="string">
            <text:p>Riga</text:p>
          </table:table-cell>
          <table:table-cell office:value-type="float" office:value="19033.069" calcext:value-type="float">
            <text:p>19033.069</text:p>
          </table:table-cell>
          <table:table-cell office:value-type="string" calcext:value-type="string">
            <text:p>Riga</text:p>
          </table:table-cell>
          <table:table-cell office:value-type="float" office:value="10365.877" calcext:value-type="float">
            <text:p>10365.877</text:p>
          </table:table-cell>
          <table:table-cell office:value-type="string" calcext:value-type="string">
            <text:p>Milan</text:p>
          </table:table-cell>
          <table:table-cell office:value-type="float" office:value="11036.173" calcext:value-type="float">
            <text:p>11036.173</text:p>
          </table:table-cell>
          <table:table-cell office:value-type="string" calcext:value-type="string">
            <text:p>Tbilisi</text:p>
          </table:table-cell>
          <table:table-cell office:value-type="float" office:value="12685.828" calcext:value-type="float">
            <text:p>12685.828</text:p>
          </table:table-cell>
          <table:table-cell office:value-type="string" calcext:value-type="string">
            <text:p>Madrid</text:p>
          </table:table-cell>
          <table:table-cell office:value-type="float" office:value="13197.503" calcext:value-type="float">
            <text:p>13197.503</text:p>
          </table:table-cell>
          <table:table-cell office:value-type="string" calcext:value-type="string">
            <text:p>Singapore</text:p>
          </table:table-cell>
          <table:table-cell office:value-type="float" office:value="12494.12" calcext:value-type="float">
            <text:p>12494.12</text:p>
          </table:table-cell>
        </table:table-row>
        <table:table-row table:style-name="ro1">
          <table:table-cell office:value-type="string" calcext:value-type="string">
            <text:p>Zagreb</text:p>
          </table:table-cell>
          <table:table-cell office:value-type="float" office:value="9988.515" calcext:value-type="float">
            <text:p>9988.515</text:p>
          </table:table-cell>
          <table:table-cell office:value-type="string" calcext:value-type="string">
            <text:p>Athens</text:p>
          </table:table-cell>
          <table:table-cell office:value-type="float" office:value="10099.368" calcext:value-type="float">
            <text:p>10099.368</text:p>
          </table:table-cell>
          <table:table-cell office:value-type="string" calcext:value-type="string">
            <text:p>Frankfurt</text:p>
          </table:table-cell>
          <table:table-cell office:value-type="float" office:value="10613.514" calcext:value-type="float">
            <text:p>10613.514</text:p>
          </table:table-cell>
          <table:table-cell office:value-type="string" calcext:value-type="string">
            <text:p>Kuala_Lumpur</text:p>
          </table:table-cell>
          <table:table-cell office:value-type="float" office:value="12755.515" calcext:value-type="float">
            <text:p>12755.515</text:p>
          </table:table-cell>
          <table:table-cell office:value-type="string" calcext:value-type="string">
            <text:p>Budapest</text:p>
          </table:table-cell>
          <table:table-cell office:value-type="float" office:value="17531.794" calcext:value-type="float">
            <text:p>17531.794</text:p>
          </table:table-cell>
          <table:table-cell office:value-type="string" calcext:value-type="string">
            <text:p>Taipei</text:p>
          </table:table-cell>
          <table:table-cell office:value-type="float" office:value="19436.784" calcext:value-type="float">
            <text:p>19436.784</text:p>
          </table:table-cell>
          <table:table-cell office:value-type="string" calcext:value-type="string">
            <text:p>Milan</text:p>
          </table:table-cell>
          <table:table-cell office:value-type="float" office:value="10780.064" calcext:value-type="float">
            <text:p>10780.064</text:p>
          </table:table-cell>
          <table:table-cell office:value-type="string" calcext:value-type="string">
            <text:p>Seoul</text:p>
          </table:table-cell>
          <table:table-cell office:value-type="float" office:value="10829.957" calcext:value-type="float">
            <text:p>10829.957</text:p>
          </table:table-cell>
          <table:table-cell office:value-type="string" calcext:value-type="string">
            <text:p>Seoul</text:p>
          </table:table-cell>
          <table:table-cell office:value-type="float" office:value="10868.394" calcext:value-type="float">
            <text:p>10868.394</text:p>
          </table:table-cell>
          <table:table-cell office:value-type="string" calcext:value-type="string">
            <text:p>San_Jose</text:p>
          </table:table-cell>
          <table:table-cell office:value-type="float" office:value="11968.081" calcext:value-type="float">
            <text:p>11968.081</text:p>
          </table:table-cell>
          <table:table-cell office:value-type="string" calcext:value-type="string">
            <text:p>San_Jose</text:p>
          </table:table-cell>
          <table:table-cell office:value-type="float" office:value="12448.543" calcext:value-type="float">
            <text:p>12448.543</text:p>
          </table:table-cell>
          <table:table-cell office:value-type="string" calcext:value-type="string">
            <text:p>San_Jose</text:p>
          </table:table-cell>
          <table:table-cell office:value-type="float" office:value="13045.807" calcext:value-type="float">
            <text:p>13045.807</text:p>
          </table:table-cell>
          <table:table-cell office:value-type="string" calcext:value-type="string">
            <text:p>Seattle</text:p>
          </table:table-cell>
          <table:table-cell office:value-type="float" office:value="11710.401" calcext:value-type="float">
            <text:p>11710.401</text:p>
          </table:table-cell>
          <table:table-cell office:value-type="string" calcext:value-type="string">
            <text:p>Seattle</text:p>
          </table:table-cell>
          <table:table-cell office:value-type="float" office:value="11715.507" calcext:value-type="float">
            <text:p>11715.507</text:p>
          </table:table-cell>
          <table:table-cell office:value-type="string" calcext:value-type="string">
            <text:p>Vancouver</text:p>
          </table:table-cell>
          <table:table-cell office:value-type="float" office:value="11450.97" calcext:value-type="float">
            <text:p>11450.97</text:p>
          </table:table-cell>
          <table:table-cell office:value-type="string" calcext:value-type="string">
            <text:p>San_Jose</text:p>
          </table:table-cell>
          <table:table-cell office:value-type="float" office:value="12905.379" calcext:value-type="float">
            <text:p>12905.379</text:p>
          </table:table-cell>
          <table:table-cell office:value-type="string" calcext:value-type="string">
            <text:p>Phoenix</text:p>
          </table:table-cell>
          <table:table-cell office:value-type="float" office:value="11842.147" calcext:value-type="float">
            <text:p>11842.147</text:p>
          </table:table-cell>
          <table:table-cell office:value-type="string" calcext:value-type="string">
            <text:p>San_Jose</text:p>
          </table:table-cell>
          <table:table-cell office:value-type="float" office:value="12089.104" calcext:value-type="float">
            <text:p>12089.104</text:p>
          </table:table-cell>
          <table:table-cell office:value-type="string" calcext:value-type="string">
            <text:p>Kuala_Lumpur</text:p>
          </table:table-cell>
          <table:table-cell office:value-type="float" office:value="12213.373" calcext:value-type="float">
            <text:p>12213.373</text:p>
          </table:table-cell>
          <table:table-cell office:value-type="string" calcext:value-type="string">
            <text:p>Bratislava</text:p>
          </table:table-cell>
          <table:table-cell office:value-type="float" office:value="20271.818" calcext:value-type="float">
            <text:p>20271.818</text:p>
          </table:table-cell>
          <table:table-cell office:value-type="string" calcext:value-type="string">
            <text:p>Chisinau</text:p>
          </table:table-cell>
          <table:table-cell office:value-type="float" office:value="11181.963" calcext:value-type="float">
            <text:p>11181.963</text:p>
          </table:table-cell>
          <table:table-cell office:value-type="string" calcext:value-type="string">
            <text:p>Dallas</text:p>
          </table:table-cell>
          <table:table-cell office:value-type="float" office:value="21885.459" calcext:value-type="float">
            <text:p>21885.459</text:p>
          </table:table-cell>
          <table:table-cell office:value-type="string" calcext:value-type="string">
            <text:p>Lisbon</text:p>
          </table:table-cell>
          <table:table-cell office:value-type="float" office:value="19466.88" calcext:value-type="float">
            <text:p>19466.88</text:p>
          </table:table-cell>
          <table:table-cell office:value-type="string" calcext:value-type="string">
            <text:p>Buffalo</text:p>
          </table:table-cell>
          <table:table-cell office:value-type="float" office:value="20660.382" calcext:value-type="float">
            <text:p>20660.382</text:p>
          </table:table-cell>
          <table:table-cell office:value-type="string" calcext:value-type="string">
            <text:p>Denver</text:p>
          </table:table-cell>
          <table:table-cell office:value-type="float" office:value="19455.741" calcext:value-type="float">
            <text:p>19455.741</text:p>
          </table:table-cell>
          <table:table-cell office:value-type="string" calcext:value-type="string">
            <text:p>Kuala_Lumpur</text:p>
          </table:table-cell>
          <table:table-cell office:value-type="float" office:value="12508.796" calcext:value-type="float">
            <text:p>12508.796</text:p>
          </table:table-cell>
          <table:table-cell office:value-type="string" calcext:value-type="string">
            <text:p>Phoenix</text:p>
          </table:table-cell>
          <table:table-cell office:value-type="float" office:value="20004.467" calcext:value-type="float">
            <text:p>20004.467</text:p>
          </table:table-cell>
          <table:table-cell office:value-type="string" calcext:value-type="string">
            <text:p>Belgrade</text:p>
          </table:table-cell>
          <table:table-cell office:value-type="float" office:value="20116.229" calcext:value-type="float">
            <text:p>20116.229</text:p>
          </table:table-cell>
          <table:table-cell office:value-type="string" calcext:value-type="string">
            <text:p>Riga</text:p>
          </table:table-cell>
          <table:table-cell office:value-type="float" office:value="19627.639" calcext:value-type="float">
            <text:p>19627.639</text:p>
          </table:table-cell>
          <table:table-cell office:value-type="string" calcext:value-type="string">
            <text:p>Belgrade</text:p>
          </table:table-cell>
          <table:table-cell office:value-type="float" office:value="13135.349" calcext:value-type="float">
            <text:p>13135.349</text:p>
          </table:table-cell>
          <table:table-cell office:value-type="string" calcext:value-type="string">
            <text:p>Dublin</text:p>
          </table:table-cell>
          <table:table-cell office:value-type="float" office:value="13790.939" calcext:value-type="float">
            <text:p>13790.939</text:p>
          </table:table-cell>
          <table:table-cell office:value-type="string" calcext:value-type="string">
            <text:p>Dublin</text:p>
          </table:table-cell>
          <table:table-cell office:value-type="float" office:value="13790.246" calcext:value-type="float">
            <text:p>13790.246</text:p>
          </table:table-cell>
          <table:table-cell office:value-type="string" calcext:value-type="string">
            <text:p>Seoul</text:p>
          </table:table-cell>
          <table:table-cell office:value-type="float" office:value="11765.783" calcext:value-type="float">
            <text:p>11765.783</text:p>
          </table:table-cell>
          <table:table-cell office:value-type="string" calcext:value-type="string">
            <text:p>Vancouver</text:p>
          </table:table-cell>
          <table:table-cell office:value-type="float" office:value="11725.879" calcext:value-type="float">
            <text:p>11725.879</text:p>
          </table:table-cell>
          <table:table-cell office:value-type="string" calcext:value-type="string">
            <text:p>Vancouver</text:p>
          </table:table-cell>
          <table:table-cell office:value-type="float" office:value="11568.111" calcext:value-type="float">
            <text:p>11568.111</text:p>
          </table:table-cell>
          <table:table-cell office:value-type="string" calcext:value-type="string">
            <text:p>Santiago</text:p>
          </table:table-cell>
          <table:table-cell office:value-type="float" office:value="9520.549" calcext:value-type="float">
            <text:p>9520.549</text:p>
          </table:table-cell>
          <table:table-cell office:value-type="string" calcext:value-type="string">
            <text:p>San_Jose</text:p>
          </table:table-cell>
          <table:table-cell office:value-type="float" office:value="12695.922" calcext:value-type="float">
            <text:p>12695.922</text:p>
          </table:table-cell>
          <table:table-cell office:value-type="string" calcext:value-type="string">
            <text:p>Hong_Kong</text:p>
          </table:table-cell>
          <table:table-cell office:value-type="float" office:value="12965.225" calcext:value-type="float">
            <text:p>12965.225</text:p>
          </table:table-cell>
          <table:table-cell office:value-type="string" calcext:value-type="string">
            <text:p>Vancouver</text:p>
          </table:table-cell>
          <table:table-cell office:value-type="float" office:value="13313.352" calcext:value-type="float">
            <text:p>13313.352</text:p>
          </table:table-cell>
          <table:table-cell office:value-type="string" calcext:value-type="string">
            <text:p>Lisbon</text:p>
          </table:table-cell>
          <table:table-cell office:value-type="float" office:value="13989.075" calcext:value-type="float">
            <text:p>13989.075</text:p>
          </table:table-cell>
          <table:table-cell office:value-type="string" calcext:value-type="string">
            <text:p>Hong_Kong</text:p>
          </table:table-cell>
          <table:table-cell office:value-type="float" office:value="12901.074" calcext:value-type="float">
            <text:p>12901.074</text:p>
          </table:table-cell>
          <table:table-cell office:value-type="string" calcext:value-type="string">
            <text:p>Belgrade</text:p>
          </table:table-cell>
          <table:table-cell office:value-type="float" office:value="13862.571" calcext:value-type="float">
            <text:p>13862.571</text:p>
          </table:table-cell>
          <table:table-cell office:value-type="string" calcext:value-type="string">
            <text:p>Tel_Aviv</text:p>
          </table:table-cell>
          <table:table-cell office:value-type="float" office:value="14027.237" calcext:value-type="float">
            <text:p>14027.237</text:p>
          </table:table-cell>
          <table:table-cell office:value-type="string" calcext:value-type="string">
            <text:p>Saint_Louis</text:p>
          </table:table-cell>
          <table:table-cell office:value-type="float" office:value="16953.575" calcext:value-type="float">
            <text:p>16953.575</text:p>
          </table:table-cell>
          <table:table-cell office:value-type="string" calcext:value-type="string">
            <text:p>Riga</text:p>
          </table:table-cell>
          <table:table-cell office:value-type="float" office:value="24343.276" calcext:value-type="float">
            <text:p>24343.276</text:p>
          </table:table-cell>
          <table:table-cell office:value-type="string" calcext:value-type="string">
            <text:p>Brussels</text:p>
          </table:table-cell>
          <table:table-cell office:value-type="float" office:value="24552.235" calcext:value-type="float">
            <text:p>24552.235</text:p>
          </table:table-cell>
          <table:table-cell office:value-type="string" calcext:value-type="string">
            <text:p>San_Jose</text:p>
          </table:table-cell>
          <table:table-cell office:value-type="float" office:value="13051.732" calcext:value-type="float">
            <text:p>13051.732</text:p>
          </table:table-cell>
          <table:table-cell office:value-type="string" calcext:value-type="string">
            <text:p>Ljubljana</text:p>
          </table:table-cell>
          <table:table-cell office:value-type="float" office:value="24631.303" calcext:value-type="float">
            <text:p>24631.303</text:p>
          </table:table-cell>
          <table:table-cell office:value-type="string" calcext:value-type="string">
            <text:p>Tirana</text:p>
          </table:table-cell>
          <table:table-cell office:value-type="float" office:value="24458.959" calcext:value-type="float">
            <text:p>24458.959</text:p>
          </table:table-cell>
          <table:table-cell office:value-type="string" calcext:value-type="string">
            <text:p>Bratislava</text:p>
          </table:table-cell>
          <table:table-cell office:value-type="float" office:value="21280.495" calcext:value-type="float">
            <text:p>21280.495</text:p>
          </table:table-cell>
          <table:table-cell office:value-type="string" calcext:value-type="string">
            <text:p>Frankfurt</text:p>
          </table:table-cell>
          <table:table-cell office:value-type="float" office:value="21449.74" calcext:value-type="float">
            <text:p>21449.74</text:p>
          </table:table-cell>
          <table:table-cell office:value-type="string" calcext:value-type="string">
            <text:p>Miami</text:p>
          </table:table-cell>
          <table:table-cell office:value-type="float" office:value="21574.754" calcext:value-type="float">
            <text:p>21574.754</text:p>
          </table:table-cell>
          <table:table-cell office:value-type="string" calcext:value-type="string">
            <text:p>Vancouver</text:p>
          </table:table-cell>
          <table:table-cell office:value-type="float" office:value="10912.07" calcext:value-type="float">
            <text:p>10912.07</text:p>
          </table:table-cell>
          <table:table-cell office:value-type="string" calcext:value-type="string">
            <text:p>Vancouver</text:p>
          </table:table-cell>
          <table:table-cell office:value-type="float" office:value="10897.217" calcext:value-type="float">
            <text:p>10897.217</text:p>
          </table:table-cell>
          <table:table-cell office:value-type="string" calcext:value-type="string">
            <text:p>Ljubljana</text:p>
          </table:table-cell>
          <table:table-cell office:value-type="float" office:value="20324.037" calcext:value-type="float">
            <text:p>20324.037</text:p>
          </table:table-cell>
          <table:table-cell office:value-type="string" calcext:value-type="string">
            <text:p>Milan</text:p>
          </table:table-cell>
          <table:table-cell office:value-type="float" office:value="10667.982" calcext:value-type="float">
            <text:p>10667.982</text:p>
          </table:table-cell>
          <table:table-cell office:value-type="string" calcext:value-type="string">
            <text:p>Tbilisi</text:p>
          </table:table-cell>
          <table:table-cell office:value-type="float" office:value="11617.19" calcext:value-type="float">
            <text:p>11617.19</text:p>
          </table:table-cell>
          <table:table-cell office:value-type="string" calcext:value-type="string">
            <text:p>Bratislava</text:p>
          </table:table-cell>
          <table:table-cell office:value-type="float" office:value="12691.977" calcext:value-type="float">
            <text:p>12691.977</text:p>
          </table:table-cell>
          <table:table-cell office:value-type="string" calcext:value-type="string">
            <text:p>Buenos_Aires</text:p>
          </table:table-cell>
          <table:table-cell office:value-type="float" office:value="13295.809" calcext:value-type="float">
            <text:p>13295.809</text:p>
          </table:table-cell>
          <table:table-cell office:value-type="string" calcext:value-type="string">
            <text:p>Seattle</text:p>
          </table:table-cell>
          <table:table-cell office:value-type="float" office:value="12619.135" calcext:value-type="float">
            <text:p>12619.135</text:p>
          </table:table-cell>
        </table:table-row>
        <table:table-row table:style-name="ro1">
          <table:table-cell office:value-type="string" calcext:value-type="string">
            <text:p>Buenos_Aires</text:p>
          </table:table-cell>
          <table:table-cell office:value-type="float" office:value="9994.869" calcext:value-type="float">
            <text:p>9994.869</text:p>
          </table:table-cell>
          <table:table-cell office:value-type="string" calcext:value-type="string">
            <text:p>Frankfurt</text:p>
          </table:table-cell>
          <table:table-cell office:value-type="float" office:value="10160.477" calcext:value-type="float">
            <text:p>10160.477</text:p>
          </table:table-cell>
          <table:table-cell office:value-type="string" calcext:value-type="string">
            <text:p>Seoul</text:p>
          </table:table-cell>
          <table:table-cell office:value-type="float" office:value="10748.597" calcext:value-type="float">
            <text:p>10748.597</text:p>
          </table:table-cell>
          <table:table-cell office:value-type="string" calcext:value-type="string">
            <text:p>San_Jose</text:p>
          </table:table-cell>
          <table:table-cell office:value-type="float" office:value="12805.613" calcext:value-type="float">
            <text:p>12805.613</text:p>
          </table:table-cell>
          <table:table-cell office:value-type="string" calcext:value-type="string">
            <text:p>Tbilisi</text:p>
          </table:table-cell>
          <table:table-cell office:value-type="float" office:value="17751.973" calcext:value-type="float">
            <text:p>17751.973</text:p>
          </table:table-cell>
          <table:table-cell office:value-type="string" calcext:value-type="string">
            <text:p>Tbilisi</text:p>
          </table:table-cell>
          <table:table-cell office:value-type="float" office:value="19487.437" calcext:value-type="float">
            <text:p>19487.437</text:p>
          </table:table-cell>
          <table:table-cell office:value-type="string" calcext:value-type="string">
            <text:p>Tbilisi</text:p>
          </table:table-cell>
          <table:table-cell office:value-type="float" office:value="11633.914" calcext:value-type="float">
            <text:p>11633.914</text:p>
          </table:table-cell>
          <table:table-cell office:value-type="string" calcext:value-type="string">
            <text:p>Athens</text:p>
          </table:table-cell>
          <table:table-cell office:value-type="float" office:value="10836.688" calcext:value-type="float">
            <text:p>10836.688</text:p>
          </table:table-cell>
          <table:table-cell office:value-type="string" calcext:value-type="string">
            <text:p>Riga</text:p>
          </table:table-cell>
          <table:table-cell office:value-type="float" office:value="11610.753" calcext:value-type="float">
            <text:p>11610.753</text:p>
          </table:table-cell>
          <table:table-cell office:value-type="string" calcext:value-type="string">
            <text:p>Vancouver</text:p>
          </table:table-cell>
          <table:table-cell office:value-type="float" office:value="12056.509" calcext:value-type="float">
            <text:p>12056.509</text:p>
          </table:table-cell>
          <table:table-cell office:value-type="string" calcext:value-type="string">
            <text:p>San_Francisco</text:p>
          </table:table-cell>
          <table:table-cell office:value-type="float" office:value="12615.525" calcext:value-type="float">
            <text:p>12615.525</text:p>
          </table:table-cell>
          <table:table-cell office:value-type="string" calcext:value-type="string">
            <text:p>San_Francisco</text:p>
          </table:table-cell>
          <table:table-cell office:value-type="float" office:value="13246.438" calcext:value-type="float">
            <text:p>13246.438</text:p>
          </table:table-cell>
          <table:table-cell office:value-type="string" calcext:value-type="string">
            <text:p>Vancouver</text:p>
          </table:table-cell>
          <table:table-cell office:value-type="float" office:value="12290.952" calcext:value-type="float">
            <text:p>12290.952</text:p>
          </table:table-cell>
          <table:table-cell office:value-type="string" calcext:value-type="string">
            <text:p>Vancouver</text:p>
          </table:table-cell>
          <table:table-cell office:value-type="float" office:value="12313.594" calcext:value-type="float">
            <text:p>12313.594</text:p>
          </table:table-cell>
          <table:table-cell office:value-type="string" calcext:value-type="string">
            <text:p>San_Jose</text:p>
          </table:table-cell>
          <table:table-cell office:value-type="float" office:value="11459.474" calcext:value-type="float">
            <text:p>11459.474</text:p>
          </table:table-cell>
          <table:table-cell office:value-type="string" calcext:value-type="string">
            <text:p>Kuala_Lumpur</text:p>
          </table:table-cell>
          <table:table-cell office:value-type="float" office:value="13228.797" calcext:value-type="float">
            <text:p>13228.797</text:p>
          </table:table-cell>
          <table:table-cell office:value-type="string" calcext:value-type="string">
            <text:p>Vancouver</text:p>
          </table:table-cell>
          <table:table-cell office:value-type="float" office:value="11984.409" calcext:value-type="float">
            <text:p>11984.409</text:p>
          </table:table-cell>
          <table:table-cell office:value-type="string" calcext:value-type="string">
            <text:p>Vancouver</text:p>
          </table:table-cell>
          <table:table-cell office:value-type="float" office:value="12287.099" calcext:value-type="float">
            <text:p>12287.099</text:p>
          </table:table-cell>
          <table:table-cell office:value-type="string" calcext:value-type="string">
            <text:p>San_Francisco</text:p>
          </table:table-cell>
          <table:table-cell office:value-type="float" office:value="12254.215" calcext:value-type="float">
            <text:p>12254.215</text:p>
          </table:table-cell>
          <table:table-cell office:value-type="string" calcext:value-type="string">
            <text:p>Phoenix</text:p>
          </table:table-cell>
          <table:table-cell office:value-type="float" office:value="20663.494" calcext:value-type="float">
            <text:p>20663.494</text:p>
          </table:table-cell>
          <table:table-cell office:value-type="string" calcext:value-type="string">
            <text:p>Frankfurt</text:p>
          </table:table-cell>
          <table:table-cell office:value-type="float" office:value="11691.223" calcext:value-type="float">
            <text:p>11691.223</text:p>
          </table:table-cell>
          <table:table-cell office:value-type="string" calcext:value-type="string">
            <text:p>Charlotte</text:p>
          </table:table-cell>
          <table:table-cell office:value-type="float" office:value="22288.06" calcext:value-type="float">
            <text:p>22288.06</text:p>
          </table:table-cell>
          <table:table-cell office:value-type="string" calcext:value-type="string">
            <text:p>Vancouver</text:p>
          </table:table-cell>
          <table:table-cell office:value-type="float" office:value="19899.775" calcext:value-type="float">
            <text:p>19899.775</text:p>
          </table:table-cell>
          <table:table-cell office:value-type="string" calcext:value-type="string">
            <text:p>Ukraine</text:p>
          </table:table-cell>
          <table:table-cell office:value-type="float" office:value="20797.971" calcext:value-type="float">
            <text:p>20797.971</text:p>
          </table:table-cell>
          <table:table-cell office:value-type="string" calcext:value-type="string">
            <text:p>Charlotte</text:p>
          </table:table-cell>
          <table:table-cell office:value-type="float" office:value="19677.235" calcext:value-type="float">
            <text:p>19677.235</text:p>
          </table:table-cell>
          <table:table-cell office:value-type="string" calcext:value-type="string">
            <text:p>Jakarta</text:p>
          </table:table-cell>
          <table:table-cell office:value-type="float" office:value="12775.679" calcext:value-type="float">
            <text:p>12775.679</text:p>
          </table:table-cell>
          <table:table-cell office:value-type="string" calcext:value-type="string">
            <text:p>Frankfurt</text:p>
          </table:table-cell>
          <table:table-cell office:value-type="float" office:value="20007.472" calcext:value-type="float">
            <text:p>20007.472</text:p>
          </table:table-cell>
          <table:table-cell office:value-type="string" calcext:value-type="string">
            <text:p>Budapest</text:p>
          </table:table-cell>
          <table:table-cell office:value-type="float" office:value="20164.605" calcext:value-type="float">
            <text:p>20164.605</text:p>
          </table:table-cell>
          <table:table-cell office:value-type="string" calcext:value-type="string">
            <text:p>Ljubljana</text:p>
          </table:table-cell>
          <table:table-cell office:value-type="float" office:value="20273.618" calcext:value-type="float">
            <text:p>20273.618</text:p>
          </table:table-cell>
          <table:table-cell office:value-type="string" calcext:value-type="string">
            <text:p>Milan</text:p>
          </table:table-cell>
          <table:table-cell office:value-type="float" office:value="13390.052" calcext:value-type="float">
            <text:p>13390.052</text:p>
          </table:table-cell>
          <table:table-cell office:value-type="string" calcext:value-type="string">
            <text:p>Tallinn</text:p>
          </table:table-cell>
          <table:table-cell office:value-type="float" office:value="13848.536" calcext:value-type="float">
            <text:p>13848.536</text:p>
          </table:table-cell>
          <table:table-cell office:value-type="string" calcext:value-type="string">
            <text:p>Skopje</text:p>
          </table:table-cell>
          <table:table-cell office:value-type="float" office:value="13840.998" calcext:value-type="float">
            <text:p>13840.998</text:p>
          </table:table-cell>
          <table:table-cell office:value-type="string" calcext:value-type="string">
            <text:p>Zagreb</text:p>
          </table:table-cell>
          <table:table-cell office:value-type="float" office:value="12541.705" calcext:value-type="float">
            <text:p>12541.705</text:p>
          </table:table-cell>
          <table:table-cell office:value-type="string" calcext:value-type="string">
            <text:p>San_Jose</text:p>
          </table:table-cell>
          <table:table-cell office:value-type="float" office:value="12174.501" calcext:value-type="float">
            <text:p>12174.501</text:p>
          </table:table-cell>
          <table:table-cell office:value-type="string" calcext:value-type="string">
            <text:p>San_Francisco</text:p>
          </table:table-cell>
          <table:table-cell office:value-type="float" office:value="12059.987" calcext:value-type="float">
            <text:p>12059.987</text:p>
          </table:table-cell>
          <table:table-cell office:value-type="string" calcext:value-type="string">
            <text:p>Ljubljana</text:p>
          </table:table-cell>
          <table:table-cell office:value-type="float" office:value="9706.12" calcext:value-type="float">
            <text:p>9706.12</text:p>
          </table:table-cell>
          <table:table-cell office:value-type="string" calcext:value-type="string">
            <text:p>San_Francisco</text:p>
          </table:table-cell>
          <table:table-cell office:value-type="float" office:value="12809.443" calcext:value-type="float">
            <text:p>12809.443</text:p>
          </table:table-cell>
          <table:table-cell office:value-type="string" calcext:value-type="string">
            <text:p>Ljubljana</text:p>
          </table:table-cell>
          <table:table-cell office:value-type="float" office:value="13073.279" calcext:value-type="float">
            <text:p>13073.279</text:p>
          </table:table-cell>
          <table:table-cell office:value-type="string" calcext:value-type="string">
            <text:p>San_Jose</text:p>
          </table:table-cell>
          <table:table-cell office:value-type="float" office:value="13420.578" calcext:value-type="float">
            <text:p>13420.578</text:p>
          </table:table-cell>
          <table:table-cell office:value-type="string" calcext:value-type="string">
            <text:p>Bangkok</text:p>
          </table:table-cell>
          <table:table-cell office:value-type="float" office:value="14357.936" calcext:value-type="float">
            <text:p>14357.936</text:p>
          </table:table-cell>
          <table:table-cell office:value-type="string" calcext:value-type="string">
            <text:p>Milan</text:p>
          </table:table-cell>
          <table:table-cell office:value-type="float" office:value="12986.683" calcext:value-type="float">
            <text:p>12986.683</text:p>
          </table:table-cell>
          <table:table-cell office:value-type="string" calcext:value-type="string">
            <text:p>Prague</text:p>
          </table:table-cell>
          <table:table-cell office:value-type="float" office:value="13889.234" calcext:value-type="float">
            <text:p>13889.234</text:p>
          </table:table-cell>
          <table:table-cell office:value-type="string" calcext:value-type="string">
            <text:p>Hanoi</text:p>
          </table:table-cell>
          <table:table-cell office:value-type="float" office:value="14059.296" calcext:value-type="float">
            <text:p>14059.296</text:p>
          </table:table-cell>
          <table:table-cell office:value-type="string" calcext:value-type="string">
            <text:p>Salt_Lake_City</text:p>
          </table:table-cell>
          <table:table-cell office:value-type="float" office:value="17422.891" calcext:value-type="float">
            <text:p>17422.891</text:p>
          </table:table-cell>
          <table:table-cell office:value-type="string" calcext:value-type="string">
            <text:p>Chisinau</text:p>
          </table:table-cell>
          <table:table-cell office:value-type="float" office:value="24434.665" calcext:value-type="float">
            <text:p>24434.665</text:p>
          </table:table-cell>
          <table:table-cell office:value-type="string" calcext:value-type="string">
            <text:p>Dallas</text:p>
          </table:table-cell>
          <table:table-cell office:value-type="float" office:value="24758.901" calcext:value-type="float">
            <text:p>24758.901</text:p>
          </table:table-cell>
          <table:table-cell office:value-type="string" calcext:value-type="string">
            <text:p>San_Francisco</text:p>
          </table:table-cell>
          <table:table-cell office:value-type="float" office:value="13243.482" calcext:value-type="float">
            <text:p>13243.482</text:p>
          </table:table-cell>
          <table:table-cell office:value-type="string" calcext:value-type="string">
            <text:p>Brazil</text:p>
          </table:table-cell>
          <table:table-cell office:value-type="float" office:value="24710.901" calcext:value-type="float">
            <text:p>24710.901</text:p>
          </table:table-cell>
          <table:table-cell office:value-type="string" calcext:value-type="string">
            <text:p>Brazil</text:p>
          </table:table-cell>
          <table:table-cell office:value-type="float" office:value="24739.126" calcext:value-type="float">
            <text:p>24739.126</text:p>
          </table:table-cell>
          <table:table-cell office:value-type="string" calcext:value-type="string">
            <text:p>Frankfurt</text:p>
          </table:table-cell>
          <table:table-cell office:value-type="float" office:value="21296.067" calcext:value-type="float">
            <text:p>21296.067</text:p>
          </table:table-cell>
          <table:table-cell office:value-type="string" calcext:value-type="string">
            <text:p>Zagreb</text:p>
          </table:table-cell>
          <table:table-cell office:value-type="float" office:value="21754.309" calcext:value-type="float">
            <text:p>21754.309</text:p>
          </table:table-cell>
          <table:table-cell office:value-type="string" calcext:value-type="string">
            <text:p>Manassas</text:p>
          </table:table-cell>
          <table:table-cell office:value-type="float" office:value="21910.968" calcext:value-type="float">
            <text:p>21910.968</text:p>
          </table:table-cell>
          <table:table-cell office:value-type="string" calcext:value-type="string">
            <text:p>San_Francisco</text:p>
          </table:table-cell>
          <table:table-cell office:value-type="float" office:value="11248.069" calcext:value-type="float">
            <text:p>11248.069</text:p>
          </table:table-cell>
          <table:table-cell office:value-type="string" calcext:value-type="string">
            <text:p>San_Francisco</text:p>
          </table:table-cell>
          <table:table-cell office:value-type="float" office:value="11649.905" calcext:value-type="float">
            <text:p>11649.905</text:p>
          </table:table-cell>
          <table:table-cell office:value-type="string" calcext:value-type="string">
            <text:p>Taipei</text:p>
          </table:table-cell>
          <table:table-cell office:value-type="float" office:value="20327.023" calcext:value-type="float">
            <text:p>20327.023</text:p>
          </table:table-cell>
          <table:table-cell office:value-type="string" calcext:value-type="string">
            <text:p>Ljubljana</text:p>
          </table:table-cell>
          <table:table-cell office:value-type="float" office:value="10939.627" calcext:value-type="float">
            <text:p>10939.627</text:p>
          </table:table-cell>
          <table:table-cell office:value-type="string" calcext:value-type="string">
            <text:p>Tokyo</text:p>
          </table:table-cell>
          <table:table-cell office:value-type="float" office:value="11990.937" calcext:value-type="float">
            <text:p>11990.937</text:p>
          </table:table-cell>
          <table:table-cell office:value-type="string" calcext:value-type="string">
            <text:p>Santiago</text:p>
          </table:table-cell>
          <table:table-cell office:value-type="float" office:value="12841.748" calcext:value-type="float">
            <text:p>12841.748</text:p>
          </table:table-cell>
          <table:table-cell office:value-type="string" calcext:value-type="string">
            <text:p>Tbilisi</text:p>
          </table:table-cell>
          <table:table-cell office:value-type="float" office:value="13391.309" calcext:value-type="float">
            <text:p>13391.309</text:p>
          </table:table-cell>
          <table:table-cell office:value-type="string" calcext:value-type="string">
            <text:p>Phoenix</text:p>
          </table:table-cell>
          <table:table-cell office:value-type="float" office:value="12638.85" calcext:value-type="float">
            <text:p>12638.85</text:p>
          </table:table-cell>
        </table:table-row>
        <table:table-row table:style-name="ro1">
          <table:table-cell office:value-type="string" calcext:value-type="string">
            <text:p>Tbilisi</text:p>
          </table:table-cell>
          <table:table-cell office:value-type="float" office:value="10764.128" calcext:value-type="float">
            <text:p>10764.128</text:p>
          </table:table-cell>
          <table:table-cell office:value-type="string" calcext:value-type="string">
            <text:p>Tbilisi</text:p>
          </table:table-cell>
          <table:table-cell office:value-type="float" office:value="10660.118" calcext:value-type="float">
            <text:p>10660.118</text:p>
          </table:table-cell>
          <table:table-cell office:value-type="string" calcext:value-type="string">
            <text:p>Zagreb</text:p>
          </table:table-cell>
          <table:table-cell office:value-type="float" office:value="10769.666" calcext:value-type="float">
            <text:p>10769.666</text:p>
          </table:table-cell>
          <table:table-cell office:value-type="string" calcext:value-type="string">
            <text:p>Vancouver</text:p>
          </table:table-cell>
          <table:table-cell office:value-type="float" office:value="13001.911" calcext:value-type="float">
            <text:p>13001.911</text:p>
          </table:table-cell>
          <table:table-cell office:value-type="string" calcext:value-type="string">
            <text:p>Marseille</text:p>
          </table:table-cell>
          <table:table-cell office:value-type="float" office:value="18480.913" calcext:value-type="float">
            <text:p>18480.913</text:p>
          </table:table-cell>
          <table:table-cell office:value-type="string" calcext:value-type="string">
            <text:p>London</text:p>
          </table:table-cell>
          <table:table-cell office:value-type="float" office:value="19621.412" calcext:value-type="float">
            <text:p>19621.412</text:p>
          </table:table-cell>
          <table:table-cell office:value-type="string" calcext:value-type="string">
            <text:p>Riga</text:p>
          </table:table-cell>
          <table:table-cell office:value-type="float" office:value="12556.722" calcext:value-type="float">
            <text:p>12556.722</text:p>
          </table:table-cell>
          <table:table-cell office:value-type="string" calcext:value-type="string">
            <text:p>Milan</text:p>
          </table:table-cell>
          <table:table-cell office:value-type="float" office:value="11119.623" calcext:value-type="float">
            <text:p>11119.623</text:p>
          </table:table-cell>
          <table:table-cell office:value-type="string" calcext:value-type="string">
            <text:p>Zagreb</text:p>
          </table:table-cell>
          <table:table-cell office:value-type="float" office:value="11712.11" calcext:value-type="float">
            <text:p>11712.11</text:p>
          </table:table-cell>
          <table:table-cell office:value-type="string" calcext:value-type="string">
            <text:p>San_Francisco</text:p>
          </table:table-cell>
          <table:table-cell office:value-type="float" office:value="12687.476" calcext:value-type="float">
            <text:p>12687.476</text:p>
          </table:table-cell>
          <table:table-cell office:value-type="string" calcext:value-type="string">
            <text:p>Vancouver</text:p>
          </table:table-cell>
          <table:table-cell office:value-type="float" office:value="12728.126" calcext:value-type="float">
            <text:p>12728.126</text:p>
          </table:table-cell>
          <table:table-cell office:value-type="string" calcext:value-type="string">
            <text:p>Vancouver</text:p>
          </table:table-cell>
          <table:table-cell office:value-type="float" office:value="13513.592" calcext:value-type="float">
            <text:p>13513.592</text:p>
          </table:table-cell>
          <table:table-cell office:value-type="string" calcext:value-type="string">
            <text:p>San_Francisco</text:p>
          </table:table-cell>
          <table:table-cell office:value-type="float" office:value="12680.242" calcext:value-type="float">
            <text:p>12680.242</text:p>
          </table:table-cell>
          <table:table-cell office:value-type="string" calcext:value-type="string">
            <text:p>Hanoi</text:p>
          </table:table-cell>
          <table:table-cell office:value-type="float" office:value="12736.268" calcext:value-type="float">
            <text:p>12736.268</text:p>
          </table:table-cell>
          <table:table-cell office:value-type="string" calcext:value-type="string">
            <text:p>Kuala_Lumpur</text:p>
          </table:table-cell>
          <table:table-cell office:value-type="float" office:value="11604.448" calcext:value-type="float">
            <text:p>11604.448</text:p>
          </table:table-cell>
          <table:table-cell office:value-type="string" calcext:value-type="string">
            <text:p>San_Francisco</text:p>
          </table:table-cell>
          <table:table-cell office:value-type="float" office:value="13413.208" calcext:value-type="float">
            <text:p>13413.208</text:p>
          </table:table-cell>
          <table:table-cell office:value-type="string" calcext:value-type="string">
            <text:p>Kuala_Lumpur</text:p>
          </table:table-cell>
          <table:table-cell office:value-type="float" office:value="12463.985" calcext:value-type="float">
            <text:p>12463.985</text:p>
          </table:table-cell>
          <table:table-cell office:value-type="string" calcext:value-type="string">
            <text:p>San_Francisco</text:p>
          </table:table-cell>
          <table:table-cell office:value-type="float" office:value="12676.82" calcext:value-type="float">
            <text:p>12676.82</text:p>
          </table:table-cell>
          <table:table-cell office:value-type="string" calcext:value-type="string">
            <text:p>Vancouver</text:p>
          </table:table-cell>
          <table:table-cell office:value-type="float" office:value="12256.99" calcext:value-type="float">
            <text:p>12256.99</text:p>
          </table:table-cell>
          <table:table-cell office:value-type="string" calcext:value-type="string">
            <text:p>Dublin</text:p>
          </table:table-cell>
          <table:table-cell office:value-type="float" office:value="20814.029" calcext:value-type="float">
            <text:p>20814.029</text:p>
          </table:table-cell>
          <table:table-cell office:value-type="string" calcext:value-type="string">
            <text:p>Ljubljana</text:p>
          </table:table-cell>
          <table:table-cell office:value-type="float" office:value="11805.039" calcext:value-type="float">
            <text:p>11805.039</text:p>
          </table:table-cell>
          <table:table-cell office:value-type="string" calcext:value-type="string">
            <text:p>Riga</text:p>
          </table:table-cell>
          <table:table-cell office:value-type="float" office:value="22355.423" calcext:value-type="float">
            <text:p>22355.423</text:p>
          </table:table-cell>
          <table:table-cell office:value-type="string" calcext:value-type="string">
            <text:p>Miami</text:p>
          </table:table-cell>
          <table:table-cell office:value-type="float" office:value="19924.414" calcext:value-type="float">
            <text:p>19924.414</text:p>
          </table:table-cell>
          <table:table-cell office:value-type="string" calcext:value-type="string">
            <text:p>Vancouver</text:p>
          </table:table-cell>
          <table:table-cell office:value-type="float" office:value="21066.855" calcext:value-type="float">
            <text:p>21066.855</text:p>
          </table:table-cell>
          <table:table-cell office:value-type="string" calcext:value-type="string">
            <text:p>Manassas</text:p>
          </table:table-cell>
          <table:table-cell office:value-type="float" office:value="20065.556" calcext:value-type="float">
            <text:p>20065.556</text:p>
          </table:table-cell>
          <table:table-cell office:value-type="string" calcext:value-type="string">
            <text:p>Vancouver</text:p>
          </table:table-cell>
          <table:table-cell office:value-type="float" office:value="12801.43" calcext:value-type="float">
            <text:p>12801.43</text:p>
          </table:table-cell>
          <table:table-cell office:value-type="string" calcext:value-type="string">
            <text:p>Milan</text:p>
          </table:table-cell>
          <table:table-cell office:value-type="float" office:value="20152.044" calcext:value-type="float">
            <text:p>20152.044</text:p>
          </table:table-cell>
          <table:table-cell office:value-type="string" calcext:value-type="string">
            <text:p>Riga</text:p>
          </table:table-cell>
          <table:table-cell office:value-type="float" office:value="20227.147" calcext:value-type="float">
            <text:p>20227.147</text:p>
          </table:table-cell>
          <table:table-cell office:value-type="string" calcext:value-type="string">
            <text:p>Bucharest</text:p>
          </table:table-cell>
          <table:table-cell office:value-type="float" office:value="20482.638" calcext:value-type="float">
            <text:p>20482.638</text:p>
          </table:table-cell>
          <table:table-cell office:value-type="string" calcext:value-type="string">
            <text:p>Frankfurt</text:p>
          </table:table-cell>
          <table:table-cell office:value-type="float" office:value="13908.436" calcext:value-type="float">
            <text:p>13908.436</text:p>
          </table:table-cell>
          <table:table-cell office:value-type="string" calcext:value-type="string">
            <text:p>Tokyo</text:p>
          </table:table-cell>
          <table:table-cell office:value-type="float" office:value="14021.98" calcext:value-type="float">
            <text:p>14021.98</text:p>
          </table:table-cell>
          <table:table-cell office:value-type="string" calcext:value-type="string">
            <text:p>Tallinn</text:p>
          </table:table-cell>
          <table:table-cell office:value-type="float" office:value="14007.138" calcext:value-type="float">
            <text:p>14007.138</text:p>
          </table:table-cell>
          <table:table-cell office:value-type="string" calcext:value-type="string">
            <text:p>Taipei</text:p>
          </table:table-cell>
          <table:table-cell office:value-type="float" office:value="12712.491" calcext:value-type="float">
            <text:p>12712.491</text:p>
          </table:table-cell>
          <table:table-cell office:value-type="string" calcext:value-type="string">
            <text:p>San_Francisco</text:p>
          </table:table-cell>
          <table:table-cell office:value-type="float" office:value="12422.464" calcext:value-type="float">
            <text:p>12422.464</text:p>
          </table:table-cell>
          <table:table-cell office:value-type="string" calcext:value-type="string">
            <text:p>Kuala_Lumpur</text:p>
          </table:table-cell>
          <table:table-cell office:value-type="float" office:value="12323.843" calcext:value-type="float">
            <text:p>12323.843</text:p>
          </table:table-cell>
          <table:table-cell office:value-type="string" calcext:value-type="string">
            <text:p>Tbilisi</text:p>
          </table:table-cell>
          <table:table-cell office:value-type="float" office:value="10490.679" calcext:value-type="float">
            <text:p>10490.679</text:p>
          </table:table-cell>
          <table:table-cell office:value-type="string" calcext:value-type="string">
            <text:p>Vancouver</text:p>
          </table:table-cell>
          <table:table-cell office:value-type="float" office:value="13407.29" calcext:value-type="float">
            <text:p>13407.29</text:p>
          </table:table-cell>
          <table:table-cell office:value-type="string" calcext:value-type="string">
            <text:p>Sydney</text:p>
          </table:table-cell>
          <table:table-cell office:value-type="float" office:value="13176.516" calcext:value-type="float">
            <text:p>13176.516</text:p>
          </table:table-cell>
          <table:table-cell office:value-type="string" calcext:value-type="string">
            <text:p>Kuala_Lumpur</text:p>
          </table:table-cell>
          <table:table-cell office:value-type="float" office:value="13592.734" calcext:value-type="float">
            <text:p>13592.734</text:p>
          </table:table-cell>
          <table:table-cell office:value-type="string" calcext:value-type="string">
            <text:p>London</text:p>
          </table:table-cell>
          <table:table-cell office:value-type="float" office:value="14402.258" calcext:value-type="float">
            <text:p>14402.258</text:p>
          </table:table-cell>
          <table:table-cell office:value-type="string" calcext:value-type="string">
            <text:p>London</text:p>
          </table:table-cell>
          <table:table-cell office:value-type="float" office:value="13171.343" calcext:value-type="float">
            <text:p>13171.343</text:p>
          </table:table-cell>
          <table:table-cell office:value-type="string" calcext:value-type="string">
            <text:p>Ljubljana</text:p>
          </table:table-cell>
          <table:table-cell office:value-type="float" office:value="14273.025" calcext:value-type="float">
            <text:p>14273.025</text:p>
          </table:table-cell>
          <table:table-cell office:value-type="string" calcext:value-type="string">
            <text:p>Istanbul</text:p>
          </table:table-cell>
          <table:table-cell office:value-type="float" office:value="14394.272" calcext:value-type="float">
            <text:p>14394.272</text:p>
          </table:table-cell>
          <table:table-cell office:value-type="string" calcext:value-type="string">
            <text:p>Istanbul</text:p>
          </table:table-cell>
          <table:table-cell office:value-type="float" office:value="17467.551" calcext:value-type="float">
            <text:p>17467.551</text:p>
          </table:table-cell>
          <table:table-cell office:value-type="string" calcext:value-type="string">
            <text:p>Dallas</text:p>
          </table:table-cell>
          <table:table-cell office:value-type="float" office:value="24758.213" calcext:value-type="float">
            <text:p>24758.213</text:p>
          </table:table-cell>
          <table:table-cell office:value-type="string" calcext:value-type="string">
            <text:p>Istanbul</text:p>
          </table:table-cell>
          <table:table-cell office:value-type="float" office:value="25326.046" calcext:value-type="float">
            <text:p>25326.046</text:p>
          </table:table-cell>
          <table:table-cell office:value-type="string" calcext:value-type="string">
            <text:p>Vancouver</text:p>
          </table:table-cell>
          <table:table-cell office:value-type="float" office:value="13361.124" calcext:value-type="float">
            <text:p>13361.124</text:p>
          </table:table-cell>
          <table:table-cell office:value-type="string" calcext:value-type="string">
            <text:p>Buenos_Aires</text:p>
          </table:table-cell>
          <table:table-cell office:value-type="float" office:value="24784.291" calcext:value-type="float">
            <text:p>24784.291</text:p>
          </table:table-cell>
          <table:table-cell office:value-type="string" calcext:value-type="string">
            <text:p>Belgrade</text:p>
          </table:table-cell>
          <table:table-cell office:value-type="float" office:value="25082.273" calcext:value-type="float">
            <text:p>25082.273</text:p>
          </table:table-cell>
          <table:table-cell office:value-type="string" calcext:value-type="string">
            <text:p>Buenos_Aires</text:p>
          </table:table-cell>
          <table:table-cell office:value-type="float" office:value="21348.468" calcext:value-type="float">
            <text:p>21348.468</text:p>
          </table:table-cell>
          <table:table-cell office:value-type="string" calcext:value-type="string">
            <text:p>Toronto</text:p>
          </table:table-cell>
          <table:table-cell office:value-type="float" office:value="21779.92" calcext:value-type="float">
            <text:p>21779.92</text:p>
          </table:table-cell>
          <table:table-cell office:value-type="string" calcext:value-type="string">
            <text:p>Phoenix</text:p>
          </table:table-cell>
          <table:table-cell office:value-type="float" office:value="22144.89" calcext:value-type="float">
            <text:p>22144.89</text:p>
          </table:table-cell>
          <table:table-cell office:value-type="string" calcext:value-type="string">
            <text:p>San_Jose</text:p>
          </table:table-cell>
          <table:table-cell office:value-type="float" office:value="11967.266" calcext:value-type="float">
            <text:p>11967.266</text:p>
          </table:table-cell>
          <table:table-cell office:value-type="string" calcext:value-type="string">
            <text:p>San_Jose</text:p>
          </table:table-cell>
          <table:table-cell office:value-type="float" office:value="12178.13" calcext:value-type="float">
            <text:p>12178.13</text:p>
          </table:table-cell>
          <table:table-cell office:value-type="string" calcext:value-type="string">
            <text:p>Brussels</text:p>
          </table:table-cell>
          <table:table-cell office:value-type="float" office:value="21831.149" calcext:value-type="float">
            <text:p>21831.149</text:p>
          </table:table-cell>
          <table:table-cell office:value-type="string" calcext:value-type="string">
            <text:p>Brussels</text:p>
          </table:table-cell>
          <table:table-cell office:value-type="float" office:value="11582.208" calcext:value-type="float">
            <text:p>11582.208</text:p>
          </table:table-cell>
          <table:table-cell office:value-type="string" calcext:value-type="string">
            <text:p>Riga</text:p>
          </table:table-cell>
          <table:table-cell office:value-type="float" office:value="12105.011" calcext:value-type="float">
            <text:p>12105.011</text:p>
          </table:table-cell>
          <table:table-cell office:value-type="string" calcext:value-type="string">
            <text:p>Tokyo</text:p>
          </table:table-cell>
          <table:table-cell office:value-type="float" office:value="13084.603" calcext:value-type="float">
            <text:p>13084.603</text:p>
          </table:table-cell>
          <table:table-cell office:value-type="string" calcext:value-type="string">
            <text:p>Zagreb</text:p>
          </table:table-cell>
          <table:table-cell office:value-type="float" office:value="13786.098" calcext:value-type="float">
            <text:p>13786.098</text:p>
          </table:table-cell>
          <table:table-cell office:value-type="string" calcext:value-type="string">
            <text:p>Hanoi</text:p>
          </table:table-cell>
          <table:table-cell office:value-type="float" office:value="12761.182" calcext:value-type="float">
            <text:p>12761.182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11332.182" calcext:value-type="float">
            <text:p>11332.182</text:p>
          </table:table-cell>
          <table:table-cell office:value-type="string" calcext:value-type="string">
            <text:p>Seoul</text:p>
          </table:table-cell>
          <table:table-cell office:value-type="float" office:value="11380.201" calcext:value-type="float">
            <text:p>11380.201</text:p>
          </table:table-cell>
          <table:table-cell office:value-type="string" calcext:value-type="string">
            <text:p>Taipei</text:p>
          </table:table-cell>
          <table:table-cell office:value-type="float" office:value="11617.896" calcext:value-type="float">
            <text:p>11617.896</text:p>
          </table:table-cell>
          <table:table-cell office:value-type="string" calcext:value-type="string">
            <text:p>San_Francisco</text:p>
          </table:table-cell>
          <table:table-cell office:value-type="float" office:value="13549.954" calcext:value-type="float">
            <text:p>13549.954</text:p>
          </table:table-cell>
          <table:table-cell office:value-type="string" calcext:value-type="string">
            <text:p>Bratislava</text:p>
          </table:table-cell>
          <table:table-cell office:value-type="float" office:value="18502.617" calcext:value-type="float">
            <text:p>18502.617</text:p>
          </table:table-cell>
          <table:table-cell office:value-type="string" calcext:value-type="string">
            <text:p>Zagreb</text:p>
          </table:table-cell>
          <table:table-cell office:value-type="float" office:value="21099.547" calcext:value-type="float">
            <text:p>21099.547</text:p>
          </table:table-cell>
          <table:table-cell office:value-type="string" calcext:value-type="string">
            <text:p>Budapest</text:p>
          </table:table-cell>
          <table:table-cell office:value-type="float" office:value="12638.343" calcext:value-type="float">
            <text:p>12638.343</text:p>
          </table:table-cell>
          <table:table-cell office:value-type="string" calcext:value-type="string">
            <text:p>Tbilisi</text:p>
          </table:table-cell>
          <table:table-cell office:value-type="float" office:value="12074.895" calcext:value-type="float">
            <text:p>12074.895</text:p>
          </table:table-cell>
          <table:table-cell office:value-type="string" calcext:value-type="string">
            <text:p>Tbilisi</text:p>
          </table:table-cell>
          <table:table-cell office:value-type="float" office:value="11803.573" calcext:value-type="float">
            <text:p>11803.573</text:p>
          </table:table-cell>
          <table:table-cell office:value-type="string" calcext:value-type="string">
            <text:p>Hanoi</text:p>
          </table:table-cell>
          <table:table-cell office:value-type="float" office:value="13180.03" calcext:value-type="float">
            <text:p>13180.03</text:p>
          </table:table-cell>
          <table:table-cell office:value-type="string" calcext:value-type="string">
            <text:p>Kuala_Lumpur</text:p>
          </table:table-cell>
          <table:table-cell office:value-type="float" office:value="13189.782" calcext:value-type="float">
            <text:p>13189.782</text:p>
          </table:table-cell>
          <table:table-cell office:value-type="string" calcext:value-type="string">
            <text:p>Kuala_Lumpur</text:p>
          </table:table-cell>
          <table:table-cell office:value-type="float" office:value="13889.887" calcext:value-type="float">
            <text:p>13889.887</text:p>
          </table:table-cell>
          <table:table-cell office:value-type="string" calcext:value-type="string">
            <text:p>San_Jose</text:p>
          </table:table-cell>
          <table:table-cell office:value-type="float" office:value="12899.009" calcext:value-type="float">
            <text:p>12899.009</text:p>
          </table:table-cell>
          <table:table-cell office:value-type="string" calcext:value-type="string">
            <text:p>San_Francisco</text:p>
          </table:table-cell>
          <table:table-cell office:value-type="float" office:value="13100.436" calcext:value-type="float">
            <text:p>13100.436</text:p>
          </table:table-cell>
          <table:table-cell office:value-type="string" calcext:value-type="string">
            <text:p>San_Francisco</text:p>
          </table:table-cell>
          <table:table-cell office:value-type="float" office:value="12410.018" calcext:value-type="float">
            <text:p>12410.018</text:p>
          </table:table-cell>
          <table:table-cell office:value-type="string" calcext:value-type="string">
            <text:p>Hanoi</text:p>
          </table:table-cell>
          <table:table-cell office:value-type="float" office:value="14401.479" calcext:value-type="float">
            <text:p>14401.479</text:p>
          </table:table-cell>
          <table:table-cell office:value-type="string" calcext:value-type="string">
            <text:p>San_Jose</text:p>
          </table:table-cell>
          <table:table-cell office:value-type="float" office:value="13040.696" calcext:value-type="float">
            <text:p>13040.696</text:p>
          </table:table-cell>
          <table:table-cell office:value-type="string" calcext:value-type="string">
            <text:p>Kuala_Lumpur</text:p>
          </table:table-cell>
          <table:table-cell office:value-type="float" office:value="13187.36" calcext:value-type="float">
            <text:p>13187.36</text:p>
          </table:table-cell>
          <table:table-cell office:value-type="string" calcext:value-type="string">
            <text:p>San_Jose</text:p>
          </table:table-cell>
          <table:table-cell office:value-type="float" office:value="12882.048" calcext:value-type="float">
            <text:p>12882.048</text:p>
          </table:table-cell>
          <table:table-cell office:value-type="string" calcext:value-type="string">
            <text:p>Buffalo</text:p>
          </table:table-cell>
          <table:table-cell office:value-type="float" office:value="21208.966" calcext:value-type="float">
            <text:p>21208.966</text:p>
          </table:table-cell>
          <table:table-cell office:value-type="string" calcext:value-type="string">
            <text:p>Tokyo</text:p>
          </table:table-cell>
          <table:table-cell office:value-type="float" office:value="12203.351" calcext:value-type="float">
            <text:p>12203.351</text:p>
          </table:table-cell>
          <table:table-cell office:value-type="string" calcext:value-type="string">
            <text:p>Buffalo</text:p>
          </table:table-cell>
          <table:table-cell office:value-type="float" office:value="22550.581" calcext:value-type="float">
            <text:p>22550.581</text:p>
          </table:table-cell>
          <table:table-cell office:value-type="string" calcext:value-type="string">
            <text:p>Buffalo</text:p>
          </table:table-cell>
          <table:table-cell office:value-type="float" office:value="20092.86" calcext:value-type="float">
            <text:p>20092.86</text:p>
          </table:table-cell>
          <table:table-cell office:value-type="string" calcext:value-type="string">
            <text:p>Phoenix</text:p>
          </table:table-cell>
          <table:table-cell office:value-type="float" office:value="21337.355" calcext:value-type="float">
            <text:p>21337.355</text:p>
          </table:table-cell>
          <table:table-cell office:value-type="string" calcext:value-type="string">
            <text:p>New_York</text:p>
          </table:table-cell>
          <table:table-cell office:value-type="float" office:value="20091.829" calcext:value-type="float">
            <text:p>20091.829</text:p>
          </table:table-cell>
          <table:table-cell office:value-type="string" calcext:value-type="string">
            <text:p>San_Jose</text:p>
          </table:table-cell>
          <table:table-cell office:value-type="float" office:value="13243.487" calcext:value-type="float">
            <text:p>13243.487</text:p>
          </table:table-cell>
          <table:table-cell office:value-type="string" calcext:value-type="string">
            <text:p>Budapest</text:p>
          </table:table-cell>
          <table:table-cell office:value-type="float" office:value="20183.282" calcext:value-type="float">
            <text:p>20183.282</text:p>
          </table:table-cell>
          <table:table-cell office:value-type="string" calcext:value-type="string">
            <text:p>Phoenix</text:p>
          </table:table-cell>
          <table:table-cell office:value-type="float" office:value="20300.935" calcext:value-type="float">
            <text:p>20300.935</text:p>
          </table:table-cell>
          <table:table-cell office:value-type="string" calcext:value-type="string">
            <text:p>Bratislava</text:p>
          </table:table-cell>
          <table:table-cell office:value-type="float" office:value="20654.106" calcext:value-type="float">
            <text:p>20654.106</text:p>
          </table:table-cell>
          <table:table-cell office:value-type="string" calcext:value-type="string">
            <text:p>Hanoi</text:p>
          </table:table-cell>
          <table:table-cell office:value-type="float" office:value="14130.125" calcext:value-type="float">
            <text:p>14130.125</text:p>
          </table:table-cell>
          <table:table-cell office:value-type="string" calcext:value-type="string">
            <text:p>Ljubljana</text:p>
          </table:table-cell>
          <table:table-cell office:value-type="float" office:value="14098.687" calcext:value-type="float">
            <text:p>14098.687</text:p>
          </table:table-cell>
          <table:table-cell office:value-type="string" calcext:value-type="string">
            <text:p>Tokyo</text:p>
          </table:table-cell>
          <table:table-cell office:value-type="float" office:value="14195.813" calcext:value-type="float">
            <text:p>14195.813</text:p>
          </table:table-cell>
          <table:table-cell office:value-type="string" calcext:value-type="string">
            <text:p>Budapest</text:p>
          </table:table-cell>
          <table:table-cell office:value-type="float" office:value="12860.846" calcext:value-type="float">
            <text:p>12860.846</text:p>
          </table:table-cell>
          <table:table-cell office:value-type="string" calcext:value-type="string">
            <text:p>Kuala_Lumpur</text:p>
          </table:table-cell>
          <table:table-cell office:value-type="float" office:value="12467.359" calcext:value-type="float">
            <text:p>12467.359</text:p>
          </table:table-cell>
          <table:table-cell office:value-type="string" calcext:value-type="string">
            <text:p>San_Jose</text:p>
          </table:table-cell>
          <table:table-cell office:value-type="float" office:value="12395.364" calcext:value-type="float">
            <text:p>12395.364</text:p>
          </table:table-cell>
          <table:table-cell office:value-type="string" calcext:value-type="string">
            <text:p>Budapest</text:p>
          </table:table-cell>
          <table:table-cell office:value-type="float" office:value="11342.801" calcext:value-type="float">
            <text:p>11342.801</text:p>
          </table:table-cell>
          <table:table-cell office:value-type="string" calcext:value-type="string">
            <text:p>Kuala_Lumpur</text:p>
          </table:table-cell>
          <table:table-cell office:value-type="float" office:value="13767.825" calcext:value-type="float">
            <text:p>13767.825</text:p>
          </table:table-cell>
          <table:table-cell office:value-type="string" calcext:value-type="string">
            <text:p>Frankfurt</text:p>
          </table:table-cell>
          <table:table-cell office:value-type="float" office:value="13213.543" calcext:value-type="float">
            <text:p>13213.543</text:p>
          </table:table-cell>
          <table:table-cell office:value-type="string" calcext:value-type="string">
            <text:p>San_Francisco</text:p>
          </table:table-cell>
          <table:table-cell office:value-type="float" office:value="13688.722" calcext:value-type="float">
            <text:p>13688.722</text:p>
          </table:table-cell>
          <table:table-cell office:value-type="string" calcext:value-type="string">
            <text:p>Prague</text:p>
          </table:table-cell>
          <table:table-cell office:value-type="float" office:value="14523.682" calcext:value-type="float">
            <text:p>14523.682</text:p>
          </table:table-cell>
          <table:table-cell office:value-type="string" calcext:value-type="string">
            <text:p>Riga</text:p>
          </table:table-cell>
          <table:table-cell office:value-type="float" office:value="13360.304" calcext:value-type="float">
            <text:p>13360.304</text:p>
          </table:table-cell>
          <table:table-cell office:value-type="string" calcext:value-type="string">
            <text:p>Milan</text:p>
          </table:table-cell>
          <table:table-cell office:value-type="float" office:value="14374.497" calcext:value-type="float">
            <text:p>14374.497</text:p>
          </table:table-cell>
          <table:table-cell office:value-type="string" calcext:value-type="string">
            <text:p>Prague</text:p>
          </table:table-cell>
          <table:table-cell office:value-type="float" office:value="14405.212" calcext:value-type="float">
            <text:p>14405.212</text:p>
          </table:table-cell>
          <table:table-cell office:value-type="string" calcext:value-type="string">
            <text:p>Charlotte</text:p>
          </table:table-cell>
          <table:table-cell office:value-type="float" office:value="17561.919" calcext:value-type="float">
            <text:p>17561.919</text:p>
          </table:table-cell>
          <table:table-cell office:value-type="string" calcext:value-type="string">
            <text:p>Istanbul</text:p>
          </table:table-cell>
          <table:table-cell office:value-type="float" office:value="25619.699" calcext:value-type="float">
            <text:p>25619.699</text:p>
          </table:table-cell>
          <table:table-cell office:value-type="string" calcext:value-type="string">
            <text:p>Phoenix</text:p>
          </table:table-cell>
          <table:table-cell office:value-type="float" office:value="25541.357" calcext:value-type="float">
            <text:p>25541.357</text:p>
          </table:table-cell>
          <table:table-cell office:value-type="string" calcext:value-type="string">
            <text:p>Kuala_Lumpur</text:p>
          </table:table-cell>
          <table:table-cell office:value-type="float" office:value="13884.783" calcext:value-type="float">
            <text:p>13884.783</text:p>
          </table:table-cell>
          <table:table-cell office:value-type="string" calcext:value-type="string">
            <text:p>Berlin</text:p>
          </table:table-cell>
          <table:table-cell office:value-type="float" office:value="25031.918" calcext:value-type="float">
            <text:p>25031.918</text:p>
          </table:table-cell>
          <table:table-cell office:value-type="string" calcext:value-type="string">
            <text:p>New_York</text:p>
          </table:table-cell>
          <table:table-cell office:value-type="float" office:value="25538.831" calcext:value-type="float">
            <text:p>25538.831</text:p>
          </table:table-cell>
          <table:table-cell office:value-type="string" calcext:value-type="string">
            <text:p>Istanbul</text:p>
          </table:table-cell>
          <table:table-cell office:value-type="float" office:value="21415.072" calcext:value-type="float">
            <text:p>21415.072</text:p>
          </table:table-cell>
          <table:table-cell office:value-type="string" calcext:value-type="string">
            <text:p>Brussels</text:p>
          </table:table-cell>
          <table:table-cell office:value-type="float" office:value="21845.644" calcext:value-type="float">
            <text:p>21845.644</text:p>
          </table:table-cell>
          <table:table-cell office:value-type="string" calcext:value-type="string">
            <text:p>Madrid</text:p>
          </table:table-cell>
          <table:table-cell office:value-type="float" office:value="22163.298" calcext:value-type="float">
            <text:p>22163.298</text:p>
          </table:table-cell>
          <table:table-cell office:value-type="string" calcext:value-type="string">
            <text:p>Kuala_Lumpur</text:p>
          </table:table-cell>
          <table:table-cell office:value-type="float" office:value="12139.842" calcext:value-type="float">
            <text:p>12139.842</text:p>
          </table:table-cell>
          <table:table-cell office:value-type="string" calcext:value-type="string">
            <text:p>Kuala_Lumpur</text:p>
          </table:table-cell>
          <table:table-cell office:value-type="float" office:value="12205.674" calcext:value-type="float">
            <text:p>12205.674</text:p>
          </table:table-cell>
          <table:table-cell office:value-type="string" calcext:value-type="string">
            <text:p>Bratislava</text:p>
          </table:table-cell>
          <table:table-cell office:value-type="float" office:value="22744.951" calcext:value-type="float">
            <text:p>22744.951</text:p>
          </table:table-cell>
          <table:table-cell office:value-type="string" calcext:value-type="string">
            <text:p>Taipei</text:p>
          </table:table-cell>
          <table:table-cell office:value-type="float" office:value="13330.254" calcext:value-type="float">
            <text:p>13330.254</text:p>
          </table:table-cell>
          <table:table-cell office:value-type="string" calcext:value-type="string">
            <text:p>Ljubljana</text:p>
          </table:table-cell>
          <table:table-cell office:value-type="float" office:value="13407.762" calcext:value-type="float">
            <text:p>13407.762</text:p>
          </table:table-cell>
          <table:table-cell office:value-type="string" calcext:value-type="string">
            <text:p>Brussels</text:p>
          </table:table-cell>
          <table:table-cell office:value-type="float" office:value="14509.209" calcext:value-type="float">
            <text:p>14509.209</text:p>
          </table:table-cell>
          <table:table-cell office:value-type="string" calcext:value-type="string">
            <text:p>Riga</text:p>
          </table:table-cell>
          <table:table-cell office:value-type="float" office:value="13971.108" calcext:value-type="float">
            <text:p>13971.108</text:p>
          </table:table-cell>
          <table:table-cell office:value-type="string" calcext:value-type="string">
            <text:p>Vancouver</text:p>
          </table:table-cell>
          <table:table-cell office:value-type="float" office:value="12944.424" calcext:value-type="float">
            <text:p>12944.424</text:p>
          </table:table-cell>
        </table:table-row>
        <table:table-row table:style-name="ro1">
          <table:table-cell office:value-type="string" calcext:value-type="string">
            <text:p>Seoul</text:p>
          </table:table-cell>
          <table:table-cell office:value-type="float" office:value="11882.125" calcext:value-type="float">
            <text:p>11882.125</text:p>
          </table:table-cell>
          <table:table-cell office:value-type="string" calcext:value-type="string">
            <text:p>Budapest</text:p>
          </table:table-cell>
          <table:table-cell office:value-type="float" office:value="12029.925" calcext:value-type="float">
            <text:p>12029.925</text:p>
          </table:table-cell>
          <table:table-cell office:value-type="string" calcext:value-type="string">
            <text:p>Budapest</text:p>
          </table:table-cell>
          <table:table-cell office:value-type="float" office:value="11995.319" calcext:value-type="float">
            <text:p>11995.319</text:p>
          </table:table-cell>
          <table:table-cell office:value-type="string" calcext:value-type="string">
            <text:p>Hong_Kong</text:p>
          </table:table-cell>
          <table:table-cell office:value-type="float" office:value="14361.86" calcext:value-type="float">
            <text:p>14361.86</text:p>
          </table:table-cell>
          <table:table-cell office:value-type="string" calcext:value-type="string">
            <text:p>Zagreb</text:p>
          </table:table-cell>
          <table:table-cell office:value-type="float" office:value="18581.421" calcext:value-type="float">
            <text:p>18581.421</text:p>
          </table:table-cell>
          <table:table-cell office:value-type="string" calcext:value-type="string">
            <text:p>Istanbul</text:p>
          </table:table-cell>
          <table:table-cell office:value-type="float" office:value="22391.116" calcext:value-type="float">
            <text:p>22391.116</text:p>
          </table:table-cell>
          <table:table-cell office:value-type="string" calcext:value-type="string">
            <text:p>Taipei</text:p>
          </table:table-cell>
          <table:table-cell office:value-type="float" office:value="13551.525" calcext:value-type="float">
            <text:p>13551.525</text:p>
          </table:table-cell>
          <table:table-cell office:value-type="string" calcext:value-type="string">
            <text:p>Taipei</text:p>
          </table:table-cell>
          <table:table-cell office:value-type="float" office:value="12157.628" calcext:value-type="float">
            <text:p>12157.628</text:p>
          </table:table-cell>
          <table:table-cell office:value-type="string" calcext:value-type="string">
            <text:p>Tokyo</text:p>
          </table:table-cell>
          <table:table-cell office:value-type="float" office:value="12655.3" calcext:value-type="float">
            <text:p>12655.3</text:p>
          </table:table-cell>
          <table:table-cell office:value-type="string" calcext:value-type="string">
            <text:p>Kuala_Lumpur</text:p>
          </table:table-cell>
          <table:table-cell office:value-type="float" office:value="13406.31" calcext:value-type="float">
            <text:p>13406.31</text:p>
          </table:table-cell>
          <table:table-cell office:value-type="string" calcext:value-type="string">
            <text:p>Hanoi</text:p>
          </table:table-cell>
          <table:table-cell office:value-type="float" office:value="13583.003" calcext:value-type="float">
            <text:p>13583.003</text:p>
          </table:table-cell>
          <table:table-cell office:value-type="string" calcext:value-type="string">
            <text:p>Brazil</text:p>
          </table:table-cell>
          <table:table-cell office:value-type="float" office:value="15081.62" calcext:value-type="float">
            <text:p>15081.62</text:p>
          </table:table-cell>
          <table:table-cell office:value-type="string" calcext:value-type="string">
            <text:p>Hanoi</text:p>
          </table:table-cell>
          <table:table-cell office:value-type="float" office:value="12914.655" calcext:value-type="float">
            <text:p>12914.655</text:p>
          </table:table-cell>
          <table:table-cell office:value-type="string" calcext:value-type="string">
            <text:p>San_Jose</text:p>
          </table:table-cell>
          <table:table-cell office:value-type="float" office:value="13244.894" calcext:value-type="float">
            <text:p>13244.894</text:p>
          </table:table-cell>
          <table:table-cell office:value-type="string" calcext:value-type="string">
            <text:p>Jakarta</text:p>
          </table:table-cell>
          <table:table-cell office:value-type="float" office:value="13060.028" calcext:value-type="float">
            <text:p>13060.028</text:p>
          </table:table-cell>
          <table:table-cell office:value-type="string" calcext:value-type="string">
            <text:p>Brazil</text:p>
          </table:table-cell>
          <table:table-cell office:value-type="float" office:value="14595.932" calcext:value-type="float">
            <text:p>14595.932</text:p>
          </table:table-cell>
          <table:table-cell office:value-type="string" calcext:value-type="string">
            <text:p>Brazil</text:p>
          </table:table-cell>
          <table:table-cell office:value-type="float" office:value="14124.423" calcext:value-type="float">
            <text:p>14124.423</text:p>
          </table:table-cell>
          <table:table-cell office:value-type="string" calcext:value-type="string">
            <text:p>Jakarta</text:p>
          </table:table-cell>
          <table:table-cell office:value-type="float" office:value="13678.726" calcext:value-type="float">
            <text:p>13678.726</text:p>
          </table:table-cell>
          <table:table-cell office:value-type="string" calcext:value-type="string">
            <text:p>Los_Angeles</text:p>
          </table:table-cell>
          <table:table-cell office:value-type="float" office:value="13720.861" calcext:value-type="float">
            <text:p>13720.861</text:p>
          </table:table-cell>
          <table:table-cell office:value-type="string" calcext:value-type="string">
            <text:p>Budapest</text:p>
          </table:table-cell>
          <table:table-cell office:value-type="float" office:value="21294.799" calcext:value-type="float">
            <text:p>21294.799</text:p>
          </table:table-cell>
          <table:table-cell office:value-type="string" calcext:value-type="string">
            <text:p>Zagreb</text:p>
          </table:table-cell>
          <table:table-cell office:value-type="float" office:value="12493.825" calcext:value-type="float">
            <text:p>12493.825</text:p>
          </table:table-cell>
          <table:table-cell office:value-type="string" calcext:value-type="string">
            <text:p>Manassas</text:p>
          </table:table-cell>
          <table:table-cell office:value-type="float" office:value="23014.409" calcext:value-type="float">
            <text:p>23014.409</text:p>
          </table:table-cell>
          <table:table-cell office:value-type="string" calcext:value-type="string">
            <text:p>Dallas</text:p>
          </table:table-cell>
          <table:table-cell office:value-type="float" office:value="20156.734" calcext:value-type="float">
            <text:p>20156.734</text:p>
          </table:table-cell>
          <table:table-cell office:value-type="string" calcext:value-type="string">
            <text:p>New_York</text:p>
          </table:table-cell>
          <table:table-cell office:value-type="float" office:value="21497.697" calcext:value-type="float">
            <text:p>21497.697</text:p>
          </table:table-cell>
          <table:table-cell office:value-type="string" calcext:value-type="string">
            <text:p>Vancouver</text:p>
          </table:table-cell>
          <table:table-cell office:value-type="float" office:value="20092.468" calcext:value-type="float">
            <text:p>20092.468</text:p>
          </table:table-cell>
          <table:table-cell office:value-type="string" calcext:value-type="string">
            <text:p>Hanoi</text:p>
          </table:table-cell>
          <table:table-cell office:value-type="float" office:value="13348.736" calcext:value-type="float">
            <text:p>13348.736</text:p>
          </table:table-cell>
          <table:table-cell office:value-type="string" calcext:value-type="string">
            <text:p>San_Francisco</text:p>
          </table:table-cell>
          <table:table-cell office:value-type="float" office:value="20458.41" calcext:value-type="float">
            <text:p>20458.41</text:p>
          </table:table-cell>
          <table:table-cell office:value-type="string" calcext:value-type="string">
            <text:p>Manassas</text:p>
          </table:table-cell>
          <table:table-cell office:value-type="float" office:value="20500.909" calcext:value-type="float">
            <text:p>20500.909</text:p>
          </table:table-cell>
          <table:table-cell office:value-type="string" calcext:value-type="string">
            <text:p>Frankfurt</text:p>
          </table:table-cell>
          <table:table-cell office:value-type="float" office:value="20822.85" calcext:value-type="float">
            <text:p>20822.85</text:p>
          </table:table-cell>
          <table:table-cell office:value-type="string" calcext:value-type="string">
            <text:p>Riga</text:p>
          </table:table-cell>
          <table:table-cell office:value-type="float" office:value="14171.598" calcext:value-type="float">
            <text:p>14171.598</text:p>
          </table:table-cell>
          <table:table-cell office:value-type="string" calcext:value-type="string">
            <text:p>Budapest</text:p>
          </table:table-cell>
          <table:table-cell office:value-type="float" office:value="14353.093" calcext:value-type="float">
            <text:p>14353.093</text:p>
          </table:table-cell>
          <table:table-cell office:value-type="string" calcext:value-type="string">
            <text:p>Budapest</text:p>
          </table:table-cell>
          <table:table-cell office:value-type="float" office:value="14390.698" calcext:value-type="float">
            <text:p>14390.698</text:p>
          </table:table-cell>
          <table:table-cell office:value-type="string" calcext:value-type="string">
            <text:p>Tbilisi</text:p>
          </table:table-cell>
          <table:table-cell office:value-type="float" office:value="13119.914" calcext:value-type="float">
            <text:p>13119.914</text:p>
          </table:table-cell>
          <table:table-cell office:value-type="string" calcext:value-type="string">
            <text:p>Brazil</text:p>
          </table:table-cell>
          <table:table-cell office:value-type="float" office:value="13498.408" calcext:value-type="float">
            <text:p>13498.408</text:p>
          </table:table-cell>
          <table:table-cell office:value-type="string" calcext:value-type="string">
            <text:p>Brazil</text:p>
          </table:table-cell>
          <table:table-cell office:value-type="float" office:value="13728.471" calcext:value-type="float">
            <text:p>13728.471</text:p>
          </table:table-cell>
          <table:table-cell office:value-type="string" calcext:value-type="string">
            <text:p>Seoul</text:p>
          </table:table-cell>
          <table:table-cell office:value-type="float" office:value="11630.708" calcext:value-type="float">
            <text:p>11630.708</text:p>
          </table:table-cell>
          <table:table-cell office:value-type="string" calcext:value-type="string">
            <text:p>Hanoi</text:p>
          </table:table-cell>
          <table:table-cell office:value-type="float" office:value="13998.647" calcext:value-type="float">
            <text:p>13998.647</text:p>
          </table:table-cell>
          <table:table-cell office:value-type="string" calcext:value-type="string">
            <text:p>London</text:p>
          </table:table-cell>
          <table:table-cell office:value-type="float" office:value="13220.692" calcext:value-type="float">
            <text:p>13220.692</text:p>
          </table:table-cell>
          <table:table-cell office:value-type="string" calcext:value-type="string">
            <text:p>Hanoi</text:p>
          </table:table-cell>
          <table:table-cell office:value-type="float" office:value="13889.807" calcext:value-type="float">
            <text:p>13889.807</text:p>
          </table:table-cell>
          <table:table-cell office:value-type="string" calcext:value-type="string">
            <text:p>Frankfurt</text:p>
          </table:table-cell>
          <table:table-cell office:value-type="float" office:value="14906.907" calcext:value-type="float">
            <text:p>14906.907</text:p>
          </table:table-cell>
          <table:table-cell office:value-type="string" calcext:value-type="string">
            <text:p>Zagreb</text:p>
          </table:table-cell>
          <table:table-cell office:value-type="float" office:value="13588.453" calcext:value-type="float">
            <text:p>13588.453</text:p>
          </table:table-cell>
          <table:table-cell office:value-type="string" calcext:value-type="string">
            <text:p>London</text:p>
          </table:table-cell>
          <table:table-cell office:value-type="float" office:value="14891.922" calcext:value-type="float">
            <text:p>14891.922</text:p>
          </table:table-cell>
          <table:table-cell office:value-type="string" calcext:value-type="string">
            <text:p>Buenos_Aires</text:p>
          </table:table-cell>
          <table:table-cell office:value-type="float" office:value="14487.963" calcext:value-type="float">
            <text:p>14487.963</text:p>
          </table:table-cell>
          <table:table-cell office:value-type="string" calcext:value-type="string">
            <text:p>Buffalo</text:p>
          </table:table-cell>
          <table:table-cell office:value-type="float" office:value="17988.212" calcext:value-type="float">
            <text:p>17988.212</text:p>
          </table:table-cell>
          <table:table-cell office:value-type="string" calcext:value-type="string">
            <text:p>Manassas</text:p>
          </table:table-cell>
          <table:table-cell office:value-type="float" office:value="25799.033" calcext:value-type="float">
            <text:p>25799.033</text:p>
          </table:table-cell>
          <table:table-cell office:value-type="string" calcext:value-type="string">
            <text:p>Manassas</text:p>
          </table:table-cell>
          <table:table-cell office:value-type="float" office:value="25778.432" calcext:value-type="float">
            <text:p>25778.432</text:p>
          </table:table-cell>
          <table:table-cell office:value-type="string" calcext:value-type="string">
            <text:p>Hanoi</text:p>
          </table:table-cell>
          <table:table-cell office:value-type="float" office:value="14998.5" calcext:value-type="float">
            <text:p>14998.5</text:p>
          </table:table-cell>
          <table:table-cell office:value-type="string" calcext:value-type="string">
            <text:p>Belgrade</text:p>
          </table:table-cell>
          <table:table-cell office:value-type="float" office:value="25074.617" calcext:value-type="float">
            <text:p>25074.617</text:p>
          </table:table-cell>
          <table:table-cell office:value-type="string" calcext:value-type="string">
            <text:p>Frankfurt</text:p>
          </table:table-cell>
          <table:table-cell office:value-type="float" office:value="25596.407" calcext:value-type="float">
            <text:p>25596.407</text:p>
          </table:table-cell>
          <table:table-cell office:value-type="string" calcext:value-type="string">
            <text:p>Brussels</text:p>
          </table:table-cell>
          <table:table-cell office:value-type="float" office:value="21568.923" calcext:value-type="float">
            <text:p>21568.923</text:p>
          </table:table-cell>
          <table:table-cell office:value-type="string" calcext:value-type="string">
            <text:p>Bratislava</text:p>
          </table:table-cell>
          <table:table-cell office:value-type="float" office:value="22340.256" calcext:value-type="float">
            <text:p>22340.256</text:p>
          </table:table-cell>
          <table:table-cell office:value-type="string" calcext:value-type="string">
            <text:p>Buffalo</text:p>
          </table:table-cell>
          <table:table-cell office:value-type="float" office:value="22232.127" calcext:value-type="float">
            <text:p>22232.127</text:p>
          </table:table-cell>
          <table:table-cell office:value-type="string" calcext:value-type="string">
            <text:p>Brazil</text:p>
          </table:table-cell>
          <table:table-cell office:value-type="float" office:value="13076.094" calcext:value-type="float">
            <text:p>13076.094</text:p>
          </table:table-cell>
          <table:table-cell office:value-type="string" calcext:value-type="string">
            <text:p>Los_Angeles</text:p>
          </table:table-cell>
          <table:table-cell office:value-type="float" office:value="13228.797" calcext:value-type="float">
            <text:p>13228.797</text:p>
          </table:table-cell>
          <table:table-cell office:value-type="string" calcext:value-type="string">
            <text:p>Seoul</text:p>
          </table:table-cell>
          <table:table-cell office:value-type="float" office:value="23470.334" calcext:value-type="float">
            <text:p>23470.334</text:p>
          </table:table-cell>
          <table:table-cell office:value-type="string" calcext:value-type="string">
            <text:p>Tokyo</text:p>
          </table:table-cell>
          <table:table-cell office:value-type="float" office:value="13914.296" calcext:value-type="float">
            <text:p>13914.296</text:p>
          </table:table-cell>
          <table:table-cell office:value-type="string" calcext:value-type="string">
            <text:p>Brussels</text:p>
          </table:table-cell>
          <table:table-cell office:value-type="float" office:value="14478.726" calcext:value-type="float">
            <text:p>14478.726</text:p>
          </table:table-cell>
          <table:table-cell office:value-type="string" calcext:value-type="string">
            <text:p>Seoul</text:p>
          </table:table-cell>
          <table:table-cell office:value-type="float" office:value="15092.099" calcext:value-type="float">
            <text:p>15092.099</text:p>
          </table:table-cell>
          <table:table-cell office:value-type="string" calcext:value-type="string">
            <text:p>Bangkok</text:p>
          </table:table-cell>
          <table:table-cell office:value-type="float" office:value="14081.043" calcext:value-type="float">
            <text:p>14081.043</text:p>
          </table:table-cell>
          <table:table-cell office:value-type="string" calcext:value-type="string">
            <text:p>San_Jose</text:p>
          </table:table-cell>
          <table:table-cell office:value-type="float" office:value="13340.217" calcext:value-type="float">
            <text:p>13340.217</text:p>
          </table:table-cell>
        </table:table-row>
        <table:table-row table:style-name="ro1">
          <table:table-cell office:value-type="string" calcext:value-type="string">
            <text:p>Taipei</text:p>
          </table:table-cell>
          <table:table-cell office:value-type="float" office:value="12996.265" calcext:value-type="float">
            <text:p>12996.265</text:p>
          </table:table-cell>
          <table:table-cell office:value-type="string" calcext:value-type="string">
            <text:p>Taipei</text:p>
          </table:table-cell>
          <table:table-cell office:value-type="float" office:value="13382.648" calcext:value-type="float">
            <text:p>13382.648</text:p>
          </table:table-cell>
          <table:table-cell office:value-type="string" calcext:value-type="string">
            <text:p>Tbilisi</text:p>
          </table:table-cell>
          <table:table-cell office:value-type="float" office:value="12168.416" calcext:value-type="float">
            <text:p>12168.416</text:p>
          </table:table-cell>
          <table:table-cell office:value-type="string" calcext:value-type="string">
            <text:p>Hanoi</text:p>
          </table:table-cell>
          <table:table-cell office:value-type="float" office:value="14385.605" calcext:value-type="float">
            <text:p>14385.605</text:p>
          </table:table-cell>
          <table:table-cell office:value-type="string" calcext:value-type="string">
            <text:p>Madrid</text:p>
          </table:table-cell>
          <table:table-cell office:value-type="float" office:value="19948.127" calcext:value-type="float">
            <text:p>19948.127</text:p>
          </table:table-cell>
          <table:table-cell office:value-type="string" calcext:value-type="string">
            <text:p>Bratislava</text:p>
          </table:table-cell>
          <table:table-cell office:value-type="float" office:value="22422.159" calcext:value-type="float">
            <text:p>22422.159</text:p>
          </table:table-cell>
          <table:table-cell office:value-type="string" calcext:value-type="string">
            <text:p>Ukraine</text:p>
          </table:table-cell>
          <table:table-cell office:value-type="float" office:value="13648.637" calcext:value-type="float">
            <text:p>13648.637</text:p>
          </table:table-cell>
          <table:table-cell office:value-type="string" calcext:value-type="string">
            <text:p>Budapest</text:p>
          </table:table-cell>
          <table:table-cell office:value-type="float" office:value="12627.786" calcext:value-type="float">
            <text:p>12627.786</text:p>
          </table:table-cell>
          <table:table-cell office:value-type="string" calcext:value-type="string">
            <text:p>Budapest</text:p>
          </table:table-cell>
          <table:table-cell office:value-type="float" office:value="12666.89" calcext:value-type="float">
            <text:p>12666.89</text:p>
          </table:table-cell>
          <table:table-cell office:value-type="string" calcext:value-type="string">
            <text:p>Brazil</text:p>
          </table:table-cell>
          <table:table-cell office:value-type="float" office:value="13648.188" calcext:value-type="float">
            <text:p>13648.188</text:p>
          </table:table-cell>
          <table:table-cell office:value-type="string" calcext:value-type="string">
            <text:p>Brazil</text:p>
          </table:table-cell>
          <table:table-cell office:value-type="float" office:value="14239.521" calcext:value-type="float">
            <text:p>14239.521</text:p>
          </table:table-cell>
          <table:table-cell office:value-type="string" calcext:value-type="string">
            <text:p>Los_Angeles</text:p>
          </table:table-cell>
          <table:table-cell office:value-type="float" office:value="15172.949" calcext:value-type="float">
            <text:p>15172.949</text:p>
          </table:table-cell>
          <table:table-cell office:value-type="string" calcext:value-type="string">
            <text:p>Jakarta</text:p>
          </table:table-cell>
          <table:table-cell office:value-type="float" office:value="13014.334" calcext:value-type="float">
            <text:p>13014.334</text:p>
          </table:table-cell>
          <table:table-cell office:value-type="string" calcext:value-type="string">
            <text:p>Hong_Kong</text:p>
          </table:table-cell>
          <table:table-cell office:value-type="float" office:value="13569.484" calcext:value-type="float">
            <text:p>13569.484</text:p>
          </table:table-cell>
          <table:table-cell office:value-type="string" calcext:value-type="string">
            <text:p>Brazil</text:p>
          </table:table-cell>
          <table:table-cell office:value-type="float" office:value="13406.077" calcext:value-type="float">
            <text:p>13406.077</text:p>
          </table:table-cell>
          <table:table-cell office:value-type="string" calcext:value-type="string">
            <text:p>Jakarta</text:p>
          </table:table-cell>
          <table:table-cell office:value-type="float" office:value="14692.366" calcext:value-type="float">
            <text:p>14692.366</text:p>
          </table:table-cell>
          <table:table-cell office:value-type="string" calcext:value-type="string">
            <text:p>Hanoi</text:p>
          </table:table-cell>
          <table:table-cell office:value-type="float" office:value="14545.84" calcext:value-type="float">
            <text:p>14545.84</text:p>
          </table:table-cell>
          <table:table-cell office:value-type="string" calcext:value-type="string">
            <text:p>Brazil</text:p>
          </table:table-cell>
          <table:table-cell office:value-type="float" office:value="13835.447" calcext:value-type="float">
            <text:p>13835.447</text:p>
          </table:table-cell>
          <table:table-cell office:value-type="string" calcext:value-type="string">
            <text:p>Brazil</text:p>
          </table:table-cell>
          <table:table-cell office:value-type="float" office:value="13869.73" calcext:value-type="float">
            <text:p>13869.73</text:p>
          </table:table-cell>
          <table:table-cell office:value-type="string" calcext:value-type="string">
            <text:p>San_Francisco</text:p>
          </table:table-cell>
          <table:table-cell office:value-type="float" office:value="21299.419" calcext:value-type="float">
            <text:p>21299.419</text:p>
          </table:table-cell>
          <table:table-cell office:value-type="string" calcext:value-type="string">
            <text:p>Budapest</text:p>
          </table:table-cell>
          <table:table-cell office:value-type="float" office:value="12795.757" calcext:value-type="float">
            <text:p>12795.757</text:p>
          </table:table-cell>
          <table:table-cell office:value-type="string" calcext:value-type="string">
            <text:p>Istanbul</text:p>
          </table:table-cell>
          <table:table-cell office:value-type="float" office:value="23056.873" calcext:value-type="float">
            <text:p>23056.873</text:p>
          </table:table-cell>
          <table:table-cell office:value-type="string" calcext:value-type="string">
            <text:p>New_York</text:p>
          </table:table-cell>
          <table:table-cell office:value-type="float" office:value="20160.254" calcext:value-type="float">
            <text:p>20160.254</text:p>
          </table:table-cell>
          <table:table-cell office:value-type="string" calcext:value-type="string">
            <text:p>San_Francisco</text:p>
          </table:table-cell>
          <table:table-cell office:value-type="float" office:value="21508.038" calcext:value-type="float">
            <text:p>21508.038</text:p>
          </table:table-cell>
          <table:table-cell office:value-type="string" calcext:value-type="string">
            <text:p>Seattle</text:p>
          </table:table-cell>
          <table:table-cell office:value-type="float" office:value="20174.324" calcext:value-type="float">
            <text:p>20174.324</text:p>
          </table:table-cell>
          <table:table-cell office:value-type="string" calcext:value-type="string">
            <text:p>San_Francisco</text:p>
          </table:table-cell>
          <table:table-cell office:value-type="float" office:value="13505.928" calcext:value-type="float">
            <text:p>13505.928</text:p>
          </table:table-cell>
          <table:table-cell office:value-type="string" calcext:value-type="string">
            <text:p>Brisbane</text:p>
          </table:table-cell>
          <table:table-cell office:value-type="float" office:value="20987.218" calcext:value-type="float">
            <text:p>20987.218</text:p>
          </table:table-cell>
          <table:table-cell office:value-type="string" calcext:value-type="string">
            <text:p>Prague</text:p>
          </table:table-cell>
          <table:table-cell office:value-type="float" office:value="20560.972" calcext:value-type="float">
            <text:p>20560.972</text:p>
          </table:table-cell>
          <table:table-cell office:value-type="string" calcext:value-type="string">
            <text:p>Budapest</text:p>
          </table:table-cell>
          <table:table-cell office:value-type="float" office:value="21130.264" calcext:value-type="float">
            <text:p>21130.264</text:p>
          </table:table-cell>
          <table:table-cell office:value-type="string" calcext:value-type="string">
            <text:p>London</text:p>
          </table:table-cell>
          <table:table-cell office:value-type="float" office:value="14187.705" calcext:value-type="float">
            <text:p>14187.705</text:p>
          </table:table-cell>
          <table:table-cell office:value-type="string" calcext:value-type="string">
            <text:p>Belgrade</text:p>
          </table:table-cell>
          <table:table-cell office:value-type="float" office:value="14736.348" calcext:value-type="float">
            <text:p>14736.348</text:p>
          </table:table-cell>
          <table:table-cell office:value-type="string" calcext:value-type="string">
            <text:p>Belgrade</text:p>
          </table:table-cell>
          <table:table-cell office:value-type="float" office:value="14611.92" calcext:value-type="float">
            <text:p>14611.92</text:p>
          </table:table-cell>
          <table:table-cell office:value-type="string" calcext:value-type="string">
            <text:p>Tokyo</text:p>
          </table:table-cell>
          <table:table-cell office:value-type="float" office:value="14006.315" calcext:value-type="float">
            <text:p>14006.315</text:p>
          </table:table-cell>
          <table:table-cell office:value-type="string" calcext:value-type="string">
            <text:p>Los_Angeles</text:p>
          </table:table-cell>
          <table:table-cell office:value-type="float" office:value="13923.095" calcext:value-type="float">
            <text:p>13923.095</text:p>
          </table:table-cell>
          <table:table-cell office:value-type="string" calcext:value-type="string">
            <text:p>Jakarta</text:p>
          </table:table-cell>
          <table:table-cell office:value-type="float" office:value="13932.033" calcext:value-type="float">
            <text:p>13932.033</text:p>
          </table:table-cell>
          <table:table-cell office:value-type="string" calcext:value-type="string">
            <text:p>Ukraine</text:p>
          </table:table-cell>
          <table:table-cell office:value-type="float" office:value="13095.379" calcext:value-type="float">
            <text:p>13095.379</text:p>
          </table:table-cell>
          <table:table-cell office:value-type="string" calcext:value-type="string">
            <text:p>Los_Angeles</text:p>
          </table:table-cell>
          <table:table-cell office:value-type="float" office:value="15214.689" calcext:value-type="float">
            <text:p>15214.689</text:p>
          </table:table-cell>
          <table:table-cell office:value-type="string" calcext:value-type="string">
            <text:p>Milan</text:p>
          </table:table-cell>
          <table:table-cell office:value-type="float" office:value="13679.683" calcext:value-type="float">
            <text:p>13679.683</text:p>
          </table:table-cell>
          <table:table-cell office:value-type="string" calcext:value-type="string">
            <text:p>Brazil</text:p>
          </table:table-cell>
          <table:table-cell office:value-type="float" office:value="15048.469" calcext:value-type="float">
            <text:p>15048.469</text:p>
          </table:table-cell>
          <table:table-cell office:value-type="string" calcext:value-type="string">
            <text:p>Kuala_Lumpur</text:p>
          </table:table-cell>
          <table:table-cell office:value-type="float" office:value="15202.377" calcext:value-type="float">
            <text:p>15202.377</text:p>
          </table:table-cell>
          <table:table-cell office:value-type="string" calcext:value-type="string">
            <text:p>Ljubljana</text:p>
          </table:table-cell>
          <table:table-cell office:value-type="float" office:value="13794.68" calcext:value-type="float">
            <text:p>13794.68</text:p>
          </table:table-cell>
          <table:table-cell office:value-type="string" calcext:value-type="string">
            <text:p>Hanoi</text:p>
          </table:table-cell>
          <table:table-cell office:value-type="float" office:value="15009.676" calcext:value-type="float">
            <text:p>15009.676</text:p>
          </table:table-cell>
          <table:table-cell office:value-type="string" calcext:value-type="string">
            <text:p>Ljubljana</text:p>
          </table:table-cell>
          <table:table-cell office:value-type="float" office:value="14489.265" calcext:value-type="float">
            <text:p>14489.265</text:p>
          </table:table-cell>
          <table:table-cell office:value-type="string" calcext:value-type="string">
            <text:p>Dallas</text:p>
          </table:table-cell>
          <table:table-cell office:value-type="float" office:value="18256.177" calcext:value-type="float">
            <text:p>18256.177</text:p>
          </table:table-cell>
          <table:table-cell office:value-type="string" calcext:value-type="string">
            <text:p>Budapest</text:p>
          </table:table-cell>
          <table:table-cell office:value-type="float" office:value="25855.807" calcext:value-type="float">
            <text:p>25855.807</text:p>
          </table:table-cell>
          <table:table-cell office:value-type="string" calcext:value-type="string">
            <text:p>Budapest</text:p>
          </table:table-cell>
          <table:table-cell office:value-type="float" office:value="26119.663" calcext:value-type="float">
            <text:p>26119.663</text:p>
          </table:table-cell>
          <table:table-cell office:value-type="string" calcext:value-type="string">
            <text:p>Brazil</text:p>
          </table:table-cell>
          <table:table-cell office:value-type="float" office:value="15240.454" calcext:value-type="float">
            <text:p>15240.454</text:p>
          </table:table-cell>
          <table:table-cell office:value-type="string" calcext:value-type="string">
            <text:p>Brussels</text:p>
          </table:table-cell>
          <table:table-cell office:value-type="float" office:value="25206.438" calcext:value-type="float">
            <text:p>25206.438</text:p>
          </table:table-cell>
          <table:table-cell office:value-type="string" calcext:value-type="string">
            <text:p>Prague</text:p>
          </table:table-cell>
          <table:table-cell office:value-type="float" office:value="25658.176" calcext:value-type="float">
            <text:p>25658.176</text:p>
          </table:table-cell>
          <table:table-cell office:value-type="string" calcext:value-type="string">
            <text:p>Prague</text:p>
          </table:table-cell>
          <table:table-cell office:value-type="float" office:value="21710.011" calcext:value-type="float">
            <text:p>21710.011</text:p>
          </table:table-cell>
          <table:table-cell office:value-type="string" calcext:value-type="string">
            <text:p>Tel_Aviv</text:p>
          </table:table-cell>
          <table:table-cell office:value-type="float" office:value="22457.622" calcext:value-type="float">
            <text:p>22457.622</text:p>
          </table:table-cell>
          <table:table-cell office:value-type="string" calcext:value-type="string">
            <text:p>Istanbul</text:p>
          </table:table-cell>
          <table:table-cell office:value-type="float" office:value="22317.863" calcext:value-type="float">
            <text:p>22317.863</text:p>
          </table:table-cell>
          <table:table-cell office:value-type="string" calcext:value-type="string">
            <text:p>Los_Angeles</text:p>
          </table:table-cell>
          <table:table-cell office:value-type="float" office:value="13134.93" calcext:value-type="float">
            <text:p>13134.93</text:p>
          </table:table-cell>
          <table:table-cell office:value-type="string" calcext:value-type="string">
            <text:p>Brazil</text:p>
          </table:table-cell>
          <table:table-cell office:value-type="float" office:value="13552.329" calcext:value-type="float">
            <text:p>13552.329</text:p>
          </table:table-cell>
          <table:table-cell office:value-type="string" calcext:value-type="string">
            <text:p>Sofia</text:p>
          </table:table-cell>
          <table:table-cell office:value-type="float" office:value="23494.215" calcext:value-type="float">
            <text:p>23494.215</text:p>
          </table:table-cell>
          <table:table-cell office:value-type="string" calcext:value-type="string">
            <text:p>Sofia</text:p>
          </table:table-cell>
          <table:table-cell office:value-type="float" office:value="14137.972" calcext:value-type="float">
            <text:p>14137.972</text:p>
          </table:table-cell>
          <table:table-cell office:value-type="string" calcext:value-type="string">
            <text:p>Adelaide</text:p>
          </table:table-cell>
          <table:table-cell office:value-type="float" office:value="15362.772" calcext:value-type="float">
            <text:p>15362.772</text:p>
          </table:table-cell>
          <table:table-cell office:value-type="string" calcext:value-type="string">
            <text:p>Ljubljana</text:p>
          </table:table-cell>
          <table:table-cell office:value-type="float" office:value="15283.568" calcext:value-type="float">
            <text:p>15283.568</text:p>
          </table:table-cell>
          <table:table-cell office:value-type="string" calcext:value-type="string">
            <text:p>Seoul</text:p>
          </table:table-cell>
          <table:table-cell office:value-type="float" office:value="14982.972" calcext:value-type="float">
            <text:p>14982.972</text:p>
          </table:table-cell>
          <table:table-cell office:value-type="string" calcext:value-type="string">
            <text:p>Brazil</text:p>
          </table:table-cell>
          <table:table-cell office:value-type="float" office:value="13617.433" calcext:value-type="float">
            <text:p>13617.433</text:p>
          </table:table-cell>
        </table:table-row>
        <table:table-row table:style-name="ro1">
          <table:table-cell office:value-type="string" calcext:value-type="string">
            <text:p>Istanbul</text:p>
          </table:table-cell>
          <table:table-cell office:value-type="float" office:value="13613.037" calcext:value-type="float">
            <text:p>13613.037</text:p>
          </table:table-cell>
          <table:table-cell office:value-type="string" calcext:value-type="string">
            <text:p>Istanbul</text:p>
          </table:table-cell>
          <table:table-cell office:value-type="float" office:value="13578.649" calcext:value-type="float">
            <text:p>13578.649</text:p>
          </table:table-cell>
          <table:table-cell office:value-type="string" calcext:value-type="string">
            <text:p>Tokyo</text:p>
          </table:table-cell>
          <table:table-cell office:value-type="float" office:value="13975.165" calcext:value-type="float">
            <text:p>13975.165</text:p>
          </table:table-cell>
          <table:table-cell office:value-type="string" calcext:value-type="string">
            <text:p>Buenos_Aires</text:p>
          </table:table-cell>
          <table:table-cell office:value-type="float" office:value="14706.103" calcext:value-type="float">
            <text:p>14706.103</text:p>
          </table:table-cell>
          <table:table-cell office:value-type="string" calcext:value-type="string">
            <text:p>Mumbai</text:p>
          </table:table-cell>
          <table:table-cell office:value-type="float" office:value="20730.611" calcext:value-type="float">
            <text:p>20730.611</text:p>
          </table:table-cell>
          <table:table-cell office:value-type="string" calcext:value-type="string">
            <text:p>Budapest</text:p>
          </table:table-cell>
          <table:table-cell office:value-type="float" office:value="23045.405" calcext:value-type="float">
            <text:p>23045.405</text:p>
          </table:table-cell>
          <table:table-cell office:value-type="string" calcext:value-type="string">
            <text:p>Tokyo</text:p>
          </table:table-cell>
          <table:table-cell office:value-type="float" office:value="13856.739" calcext:value-type="float">
            <text:p>13856.739</text:p>
          </table:table-cell>
          <table:table-cell office:value-type="string" calcext:value-type="string">
            <text:p>Tokyo</text:p>
          </table:table-cell>
          <table:table-cell office:value-type="float" office:value="13222.184" calcext:value-type="float">
            <text:p>13222.184</text:p>
          </table:table-cell>
          <table:table-cell office:value-type="string" calcext:value-type="string">
            <text:p>Taipei</text:p>
          </table:table-cell>
          <table:table-cell office:value-type="float" office:value="12907.863" calcext:value-type="float">
            <text:p>12907.863</text:p>
          </table:table-cell>
          <table:table-cell office:value-type="string" calcext:value-type="string">
            <text:p>Los_Angeles</text:p>
          </table:table-cell>
          <table:table-cell office:value-type="float" office:value="14154.429" calcext:value-type="float">
            <text:p>14154.429</text:p>
          </table:table-cell>
          <table:table-cell office:value-type="string" calcext:value-type="string">
            <text:p>Los_Angeles</text:p>
          </table:table-cell>
          <table:table-cell office:value-type="float" office:value="14366.854" calcext:value-type="float">
            <text:p>14366.854</text:p>
          </table:table-cell>
          <table:table-cell office:value-type="string" calcext:value-type="string">
            <text:p>Buenos_Aires</text:p>
          </table:table-cell>
          <table:table-cell office:value-type="float" office:value="15344.985" calcext:value-type="float">
            <text:p>15344.985</text:p>
          </table:table-cell>
          <table:table-cell office:value-type="string" calcext:value-type="string">
            <text:p>Brazil</text:p>
          </table:table-cell>
          <table:table-cell office:value-type="float" office:value="14145.26" calcext:value-type="float">
            <text:p>14145.26</text:p>
          </table:table-cell>
          <table:table-cell office:value-type="string" calcext:value-type="string">
            <text:p>Jakarta</text:p>
          </table:table-cell>
          <table:table-cell office:value-type="float" office:value="13956.949" calcext:value-type="float">
            <text:p>13956.949</text:p>
          </table:table-cell>
          <table:table-cell office:value-type="string" calcext:value-type="string">
            <text:p>Hanoi</text:p>
          </table:table-cell>
          <table:table-cell office:value-type="float" office:value="13682.234" calcext:value-type="float">
            <text:p>13682.234</text:p>
          </table:table-cell>
          <table:table-cell office:value-type="string" calcext:value-type="string">
            <text:p>Los_Angeles</text:p>
          </table:table-cell>
          <table:table-cell office:value-type="float" office:value="15409.966" calcext:value-type="float">
            <text:p>15409.966</text:p>
          </table:table-cell>
          <table:table-cell office:value-type="string" calcext:value-type="string">
            <text:p>Los_Angeles</text:p>
          </table:table-cell>
          <table:table-cell office:value-type="float" office:value="14582.217" calcext:value-type="float">
            <text:p>14582.217</text:p>
          </table:table-cell>
          <table:table-cell office:value-type="string" calcext:value-type="string">
            <text:p>Los_Angeles</text:p>
          </table:table-cell>
          <table:table-cell office:value-type="float" office:value="14038.321" calcext:value-type="float">
            <text:p>14038.321</text:p>
          </table:table-cell>
          <table:table-cell office:value-type="string" calcext:value-type="string">
            <text:p>Hanoi</text:p>
          </table:table-cell>
          <table:table-cell office:value-type="float" office:value="13894.434" calcext:value-type="float">
            <text:p>13894.434</text:p>
          </table:table-cell>
          <table:table-cell office:value-type="string" calcext:value-type="string">
            <text:p>Zagreb</text:p>
          </table:table-cell>
          <table:table-cell office:value-type="float" office:value="21699.658" calcext:value-type="float">
            <text:p>21699.658</text:p>
          </table:table-cell>
          <table:table-cell office:value-type="string" calcext:value-type="string">
            <text:p>Tbilisi</text:p>
          </table:table-cell>
          <table:table-cell office:value-type="float" office:value="13935.127" calcext:value-type="float">
            <text:p>13935.127</text:p>
          </table:table-cell>
          <table:table-cell office:value-type="string" calcext:value-type="string">
            <text:p>Madrid</text:p>
          </table:table-cell>
          <table:table-cell office:value-type="float" office:value="23349.545" calcext:value-type="float">
            <text:p>23349.545</text:p>
          </table:table-cell>
          <table:table-cell office:value-type="string" calcext:value-type="string">
            <text:p>Tokyo</text:p>
          </table:table-cell>
          <table:table-cell office:value-type="float" office:value="20553.271" calcext:value-type="float">
            <text:p>20553.271</text:p>
          </table:table-cell>
          <table:table-cell office:value-type="string" calcext:value-type="string">
            <text:p>Seattle</text:p>
          </table:table-cell>
          <table:table-cell office:value-type="float" office:value="21523.364" calcext:value-type="float">
            <text:p>21523.364</text:p>
          </table:table-cell>
          <table:table-cell office:value-type="string" calcext:value-type="string">
            <text:p>San_Francisco</text:p>
          </table:table-cell>
          <table:table-cell office:value-type="float" office:value="20396.493" calcext:value-type="float">
            <text:p>20396.493</text:p>
          </table:table-cell>
          <table:table-cell office:value-type="string" calcext:value-type="string">
            <text:p>Brazil</text:p>
          </table:table-cell>
          <table:table-cell office:value-type="float" office:value="14309.485" calcext:value-type="float">
            <text:p>14309.485</text:p>
          </table:table-cell>
          <table:table-cell office:value-type="string" calcext:value-type="string">
            <text:p>Brussels</text:p>
          </table:table-cell>
          <table:table-cell office:value-type="float" office:value="21040.87" calcext:value-type="float">
            <text:p>21040.87</text:p>
          </table:table-cell>
          <table:table-cell office:value-type="string" calcext:value-type="string">
            <text:p>Bucharest</text:p>
          </table:table-cell>
          <table:table-cell office:value-type="float" office:value="20931.485" calcext:value-type="float">
            <text:p>20931.485</text:p>
          </table:table-cell>
          <table:table-cell office:value-type="string" calcext:value-type="string">
            <text:p>Santiago</text:p>
          </table:table-cell>
          <table:table-cell office:value-type="float" office:value="21470.79" calcext:value-type="float">
            <text:p>21470.79</text:p>
          </table:table-cell>
          <table:table-cell office:value-type="string" calcext:value-type="string">
            <text:p>Ljubljana</text:p>
          </table:table-cell>
          <table:table-cell office:value-type="float" office:value="14466.558" calcext:value-type="float">
            <text:p>14466.558</text:p>
          </table:table-cell>
          <table:table-cell office:value-type="string" calcext:value-type="string">
            <text:p>Tbilisi</text:p>
          </table:table-cell>
          <table:table-cell office:value-type="float" office:value="14884.131" calcext:value-type="float">
            <text:p>14884.131</text:p>
          </table:table-cell>
          <table:table-cell office:value-type="string" calcext:value-type="string">
            <text:p>Tbilisi</text:p>
          </table:table-cell>
          <table:table-cell office:value-type="float" office:value="15104.841" calcext:value-type="float">
            <text:p>15104.841</text:p>
          </table:table-cell>
          <table:table-cell office:value-type="string" calcext:value-type="string">
            <text:p>Istanbul</text:p>
          </table:table-cell>
          <table:table-cell office:value-type="float" office:value="15221.73" calcext:value-type="float">
            <text:p>15221.73</text:p>
          </table:table-cell>
          <table:table-cell office:value-type="string" calcext:value-type="string">
            <text:p>Hanoi</text:p>
          </table:table-cell>
          <table:table-cell office:value-type="float" office:value="14131.192" calcext:value-type="float">
            <text:p>14131.192</text:p>
          </table:table-cell>
          <table:table-cell office:value-type="string" calcext:value-type="string">
            <text:p>Buenos_Aires</text:p>
          </table:table-cell>
          <table:table-cell office:value-type="float" office:value="14459.489" calcext:value-type="float">
            <text:p>14459.489</text:p>
          </table:table-cell>
          <table:table-cell office:value-type="string" calcext:value-type="string">
            <text:p>Taipei</text:p>
          </table:table-cell>
          <table:table-cell office:value-type="float" office:value="13253.545" calcext:value-type="float">
            <text:p>13253.545</text:p>
          </table:table-cell>
          <table:table-cell office:value-type="string" calcext:value-type="string">
            <text:p>Brazil</text:p>
          </table:table-cell>
          <table:table-cell office:value-type="float" office:value="15311.416" calcext:value-type="float">
            <text:p>15311.416</text:p>
          </table:table-cell>
          <table:table-cell office:value-type="string" calcext:value-type="string">
            <text:p>Hanoi</text:p>
          </table:table-cell>
          <table:table-cell office:value-type="float" office:value="13802.037" calcext:value-type="float">
            <text:p>13802.037</text:p>
          </table:table-cell>
          <table:table-cell office:value-type="string" calcext:value-type="string">
            <text:p>Buenos_Aires</text:p>
          </table:table-cell>
          <table:table-cell office:value-type="float" office:value="15200.631" calcext:value-type="float">
            <text:p>15200.631</text:p>
          </table:table-cell>
          <table:table-cell office:value-type="string" calcext:value-type="string">
            <text:p>Zagreb</text:p>
          </table:table-cell>
          <table:table-cell office:value-type="float" office:value="15749.576" calcext:value-type="float">
            <text:p>15749.576</text:p>
          </table:table-cell>
          <table:table-cell office:value-type="string" calcext:value-type="string">
            <text:p>Tbilisi</text:p>
          </table:table-cell>
          <table:table-cell office:value-type="float" office:value="14550.388" calcext:value-type="float">
            <text:p>14550.388</text:p>
          </table:table-cell>
          <table:table-cell office:value-type="string" calcext:value-type="string">
            <text:p>Mumbai</text:p>
          </table:table-cell>
          <table:table-cell office:value-type="float" office:value="15117.277" calcext:value-type="float">
            <text:p>15117.277</text:p>
          </table:table-cell>
          <table:table-cell office:value-type="string" calcext:value-type="string">
            <text:p>Frankfurt</text:p>
          </table:table-cell>
          <table:table-cell office:value-type="float" office:value="14701.122" calcext:value-type="float">
            <text:p>14701.122</text:p>
          </table:table-cell>
          <table:table-cell office:value-type="string" calcext:value-type="string">
            <text:p>Phoenix</text:p>
          </table:table-cell>
          <table:table-cell office:value-type="float" office:value="18450.936" calcext:value-type="float">
            <text:p>18450.936</text:p>
          </table:table-cell>
          <table:table-cell office:value-type="string" calcext:value-type="string">
            <text:p>Bratislava</text:p>
          </table:table-cell>
          <table:table-cell office:value-type="float" office:value="26269.204" calcext:value-type="float">
            <text:p>26269.204</text:p>
          </table:table-cell>
          <table:table-cell office:value-type="string" calcext:value-type="string">
            <text:p>Bratislava</text:p>
          </table:table-cell>
          <table:table-cell office:value-type="float" office:value="26747.772" calcext:value-type="float">
            <text:p>26747.772</text:p>
          </table:table-cell>
          <table:table-cell office:value-type="string" calcext:value-type="string">
            <text:p>Los_Angeles</text:p>
          </table:table-cell>
          <table:table-cell office:value-type="float" office:value="15571.832" calcext:value-type="float">
            <text:p>15571.832</text:p>
          </table:table-cell>
          <table:table-cell office:value-type="string" calcext:value-type="string">
            <text:p>Prague</text:p>
          </table:table-cell>
          <table:table-cell office:value-type="float" office:value="25653.606" calcext:value-type="float">
            <text:p>25653.606</text:p>
          </table:table-cell>
          <table:table-cell office:value-type="string" calcext:value-type="string">
            <text:p>Ljubljana</text:p>
          </table:table-cell>
          <table:table-cell office:value-type="float" office:value="25671.277" calcext:value-type="float">
            <text:p>25671.277</text:p>
          </table:table-cell>
          <table:table-cell office:value-type="string" calcext:value-type="string">
            <text:p>Manassas</text:p>
          </table:table-cell>
          <table:table-cell office:value-type="float" office:value="21894.503" calcext:value-type="float">
            <text:p>21894.503</text:p>
          </table:table-cell>
          <table:table-cell office:value-type="string" calcext:value-type="string">
            <text:p>Tbilisi</text:p>
          </table:table-cell>
          <table:table-cell office:value-type="float" office:value="22545.696" calcext:value-type="float">
            <text:p>22545.696</text:p>
          </table:table-cell>
          <table:table-cell office:value-type="string" calcext:value-type="string">
            <text:p>Toronto</text:p>
          </table:table-cell>
          <table:table-cell office:value-type="float" office:value="22422.419" calcext:value-type="float">
            <text:p>22422.419</text:p>
          </table:table-cell>
          <table:table-cell office:value-type="string" calcext:value-type="string">
            <text:p>Buenos_Aires</text:p>
          </table:table-cell>
          <table:table-cell office:value-type="float" office:value="13626.423" calcext:value-type="float">
            <text:p>13626.423</text:p>
          </table:table-cell>
          <table:table-cell office:value-type="string" calcext:value-type="string">
            <text:p>Buenos_Aires</text:p>
          </table:table-cell>
          <table:table-cell office:value-type="float" office:value="13887.027" calcext:value-type="float">
            <text:p>13887.027</text:p>
          </table:table-cell>
          <table:table-cell office:value-type="string" calcext:value-type="string">
            <text:p>Istanbul</text:p>
          </table:table-cell>
          <table:table-cell office:value-type="float" office:value="24033.877" calcext:value-type="float">
            <text:p>24033.877</text:p>
          </table:table-cell>
          <table:table-cell office:value-type="string" calcext:value-type="string">
            <text:p>Ukraine</text:p>
          </table:table-cell>
          <table:table-cell office:value-type="float" office:value="14455.911" calcext:value-type="float">
            <text:p>14455.911</text:p>
          </table:table-cell>
          <table:table-cell office:value-type="string" calcext:value-type="string">
            <text:p>Sofia</text:p>
          </table:table-cell>
          <table:table-cell office:value-type="float" office:value="15415.217" calcext:value-type="float">
            <text:p>15415.217</text:p>
          </table:table-cell>
          <table:table-cell office:value-type="string" calcext:value-type="string">
            <text:p>Kuala_Lumpur</text:p>
          </table:table-cell>
          <table:table-cell office:value-type="float" office:value="15583.615" calcext:value-type="float">
            <text:p>15583.615</text:p>
          </table:table-cell>
          <table:table-cell office:value-type="string" calcext:value-type="string">
            <text:p>Hong_Kong</text:p>
          </table:table-cell>
          <table:table-cell office:value-type="float" office:value="15149.5" calcext:value-type="float">
            <text:p>15149.5</text:p>
          </table:table-cell>
          <table:table-cell office:value-type="string" calcext:value-type="string">
            <text:p>Jakarta</text:p>
          </table:table-cell>
          <table:table-cell office:value-type="float" office:value="14477.966" calcext:value-type="float">
            <text:p>14477.966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14860.087" calcext:value-type="float">
            <text:p>14860.087</text:p>
          </table:table-cell>
          <table:table-cell office:value-type="string" calcext:value-type="string">
            <text:p>Tokyo</text:p>
          </table:table-cell>
          <table:table-cell office:value-type="float" office:value="13799.72" calcext:value-type="float">
            <text:p>13799.72</text:p>
          </table:table-cell>
          <table:table-cell office:value-type="string" calcext:value-type="string">
            <text:p>Istanbul</text:p>
          </table:table-cell>
          <table:table-cell office:value-type="float" office:value="14479.92" calcext:value-type="float">
            <text:p>14479.92</text:p>
          </table:table-cell>
          <table:table-cell office:value-type="string" calcext:value-type="string">
            <text:p>Brazil</text:p>
          </table:table-cell>
          <table:table-cell office:value-type="float" office:value="14724.677" calcext:value-type="float">
            <text:p>14724.677</text:p>
          </table:table-cell>
          <table:table-cell office:value-type="string" calcext:value-type="string">
            <text:p>Hanoi</text:p>
          </table:table-cell>
          <table:table-cell office:value-type="float" office:value="22804.34" calcext:value-type="float">
            <text:p>22804.34</text:p>
          </table:table-cell>
          <table:table-cell office:value-type="string" calcext:value-type="string">
            <text:p>Mumbai</text:p>
          </table:table-cell>
          <table:table-cell office:value-type="float" office:value="23132.043" calcext:value-type="float">
            <text:p>23132.043</text:p>
          </table:table-cell>
          <table:table-cell office:value-type="string" calcext:value-type="string">
            <text:p>Istanbul</text:p>
          </table:table-cell>
          <table:table-cell office:value-type="float" office:value="14645.54" calcext:value-type="float">
            <text:p>14645.54</text:p>
          </table:table-cell>
          <table:table-cell office:value-type="string" calcext:value-type="string">
            <text:p>Hong_Kong</text:p>
          </table:table-cell>
          <table:table-cell office:value-type="float" office:value="14451.544" calcext:value-type="float">
            <text:p>14451.544</text:p>
          </table:table-cell>
          <table:table-cell office:value-type="string" calcext:value-type="string">
            <text:p>Istanbul</text:p>
          </table:table-cell>
          <table:table-cell office:value-type="float" office:value="14666.412" calcext:value-type="float">
            <text:p>14666.412</text:p>
          </table:table-cell>
          <table:table-cell office:value-type="string" calcext:value-type="string">
            <text:p>Buenos_Aires</text:p>
          </table:table-cell>
          <table:table-cell office:value-type="float" office:value="14327.454" calcext:value-type="float">
            <text:p>14327.454</text:p>
          </table:table-cell>
          <table:table-cell office:value-type="string" calcext:value-type="string">
            <text:p>Buenos_Aires</text:p>
          </table:table-cell>
          <table:table-cell office:value-type="float" office:value="14823.653" calcext:value-type="float">
            <text:p>14823.653</text:p>
          </table:table-cell>
          <table:table-cell office:value-type="string" calcext:value-type="string">
            <text:p>Hanoi</text:p>
          </table:table-cell>
          <table:table-cell office:value-type="float" office:value="15363.461" calcext:value-type="float">
            <text:p>15363.461</text:p>
          </table:table-cell>
          <table:table-cell office:value-type="string" calcext:value-type="string">
            <text:p>Buenos_Aires</text:p>
          </table:table-cell>
          <table:table-cell office:value-type="float" office:value="14494.525" calcext:value-type="float">
            <text:p>14494.525</text:p>
          </table:table-cell>
          <table:table-cell office:value-type="string" calcext:value-type="string">
            <text:p>Brazil</text:p>
          </table:table-cell>
          <table:table-cell office:value-type="float" office:value="14287.451" calcext:value-type="float">
            <text:p>14287.451</text:p>
          </table:table-cell>
          <table:table-cell office:value-type="string" calcext:value-type="string">
            <text:p>Buenos_Aires</text:p>
          </table:table-cell>
          <table:table-cell office:value-type="float" office:value="13819.122" calcext:value-type="float">
            <text:p>13819.122</text:p>
          </table:table-cell>
          <table:table-cell office:value-type="string" calcext:value-type="string">
            <text:p>Ljubljana</text:p>
          </table:table-cell>
          <table:table-cell office:value-type="float" office:value="15614.241" calcext:value-type="float">
            <text:p>15614.241</text:p>
          </table:table-cell>
          <table:table-cell office:value-type="string" calcext:value-type="string">
            <text:p>Buenos_Aires</text:p>
          </table:table-cell>
          <table:table-cell office:value-type="float" office:value="14820.93" calcext:value-type="float">
            <text:p>14820.93</text:p>
          </table:table-cell>
          <table:table-cell office:value-type="string" calcext:value-type="string">
            <text:p>Buenos_Aires</text:p>
          </table:table-cell>
          <table:table-cell office:value-type="float" office:value="14106.405" calcext:value-type="float">
            <text:p>14106.405</text:p>
          </table:table-cell>
          <table:table-cell office:value-type="string" calcext:value-type="string">
            <text:p>Buenos_Aires</text:p>
          </table:table-cell>
          <table:table-cell office:value-type="float" office:value="16365.301" calcext:value-type="float">
            <text:p>16365.301</text:p>
          </table:table-cell>
          <table:table-cell office:value-type="string" calcext:value-type="string">
            <text:p>Denver</text:p>
          </table:table-cell>
          <table:table-cell office:value-type="float" office:value="22280.9" calcext:value-type="float">
            <text:p>22280.9</text:p>
          </table:table-cell>
          <table:table-cell office:value-type="string" calcext:value-type="string">
            <text:p>Hong_Kong</text:p>
          </table:table-cell>
          <table:table-cell office:value-type="float" office:value="15041.752" calcext:value-type="float">
            <text:p>15041.752</text:p>
          </table:table-cell>
          <table:table-cell office:value-type="string" calcext:value-type="string">
            <text:p>Lisbon</text:p>
          </table:table-cell>
          <table:table-cell office:value-type="float" office:value="23729.876" calcext:value-type="float">
            <text:p>23729.876</text:p>
          </table:table-cell>
          <table:table-cell office:value-type="string" calcext:value-type="string">
            <text:p>Denver</text:p>
          </table:table-cell>
          <table:table-cell office:value-type="float" office:value="20721.616" calcext:value-type="float">
            <text:p>20721.616</text:p>
          </table:table-cell>
          <table:table-cell office:value-type="string" calcext:value-type="string">
            <text:p>Manassas</text:p>
          </table:table-cell>
          <table:table-cell office:value-type="float" office:value="21963.753" calcext:value-type="float">
            <text:p>21963.753</text:p>
          </table:table-cell>
          <table:table-cell office:value-type="string" calcext:value-type="string">
            <text:p>Salt_Lake_City</text:p>
          </table:table-cell>
          <table:table-cell office:value-type="float" office:value="20901.607" calcext:value-type="float">
            <text:p>20901.607</text:p>
          </table:table-cell>
          <table:table-cell office:value-type="string" calcext:value-type="string">
            <text:p>Hong_Kong</text:p>
          </table:table-cell>
          <table:table-cell office:value-type="float" office:value="14789.723" calcext:value-type="float">
            <text:p>14789.723</text:p>
          </table:table-cell>
          <table:table-cell office:value-type="string" calcext:value-type="string">
            <text:p>Bratislava</text:p>
          </table:table-cell>
          <table:table-cell office:value-type="float" office:value="21127.779" calcext:value-type="float">
            <text:p>21127.779</text:p>
          </table:table-cell>
          <table:table-cell office:value-type="string" calcext:value-type="string">
            <text:p>Bratislava</text:p>
          </table:table-cell>
          <table:table-cell office:value-type="float" office:value="21316.361" calcext:value-type="float">
            <text:p>21316.361</text:p>
          </table:table-cell>
          <table:table-cell office:value-type="string" calcext:value-type="string">
            <text:p>Belgrade</text:p>
          </table:table-cell>
          <table:table-cell office:value-type="float" office:value="21561.083" calcext:value-type="float">
            <text:p>21561.083</text:p>
          </table:table-cell>
          <table:table-cell office:value-type="string" calcext:value-type="string">
            <text:p>Zagreb</text:p>
          </table:table-cell>
          <table:table-cell office:value-type="float" office:value="14676.148" calcext:value-type="float">
            <text:p>14676.148</text:p>
          </table:table-cell>
          <table:table-cell office:value-type="string" calcext:value-type="string">
            <text:p>Sydney</text:p>
          </table:table-cell>
          <table:table-cell office:value-type="float" office:value="16643.611" calcext:value-type="float">
            <text:p>16643.611</text:p>
          </table:table-cell>
          <table:table-cell office:value-type="string" calcext:value-type="string">
            <text:p>Hong_Kong</text:p>
          </table:table-cell>
          <table:table-cell office:value-type="float" office:value="16454.686" calcext:value-type="float">
            <text:p>16454.686</text:p>
          </table:table-cell>
          <table:table-cell office:value-type="string" calcext:value-type="string">
            <text:p>Mumbai</text:p>
          </table:table-cell>
          <table:table-cell office:value-type="float" office:value="16058.079" calcext:value-type="float">
            <text:p>16058.079</text:p>
          </table:table-cell>
          <table:table-cell office:value-type="string" calcext:value-type="string">
            <text:p>Taipei</text:p>
          </table:table-cell>
          <table:table-cell office:value-type="float" office:value="16194.821" calcext:value-type="float">
            <text:p>16194.821</text:p>
          </table:table-cell>
          <table:table-cell office:value-type="string" calcext:value-type="string">
            <text:p>Hanoi</text:p>
          </table:table-cell>
          <table:table-cell office:value-type="float" office:value="14468.036" calcext:value-type="float">
            <text:p>14468.036</text:p>
          </table:table-cell>
          <table:table-cell office:value-type="string" calcext:value-type="string">
            <text:p>Istanbul</text:p>
          </table:table-cell>
          <table:table-cell office:value-type="float" office:value="13846.232" calcext:value-type="float">
            <text:p>13846.232</text:p>
          </table:table-cell>
          <table:table-cell office:value-type="string" calcext:value-type="string">
            <text:p>Buenos_Aires</text:p>
          </table:table-cell>
          <table:table-cell office:value-type="float" office:value="15600.141" calcext:value-type="float">
            <text:p>15600.141</text:p>
          </table:table-cell>
          <table:table-cell office:value-type="string" calcext:value-type="string">
            <text:p>Zagreb</text:p>
          </table:table-cell>
          <table:table-cell office:value-type="float" office:value="14293.029" calcext:value-type="float">
            <text:p>14293.029</text:p>
          </table:table-cell>
          <table:table-cell office:value-type="string" calcext:value-type="string">
            <text:p>Taipei</text:p>
          </table:table-cell>
          <table:table-cell office:value-type="float" office:value="15812.138" calcext:value-type="float">
            <text:p>15812.138</text:p>
          </table:table-cell>
          <table:table-cell office:value-type="string" calcext:value-type="string">
            <text:p>Milan</text:p>
          </table:table-cell>
          <table:table-cell office:value-type="float" office:value="15780.294" calcext:value-type="float">
            <text:p>15780.294</text:p>
          </table:table-cell>
          <table:table-cell office:value-type="string" calcext:value-type="string">
            <text:p>Budapest</text:p>
          </table:table-cell>
          <table:table-cell office:value-type="float" office:value="15043.653" calcext:value-type="float">
            <text:p>15043.653</text:p>
          </table:table-cell>
          <table:table-cell office:value-type="string" calcext:value-type="string">
            <text:p>Frankfurt</text:p>
          </table:table-cell>
          <table:table-cell office:value-type="float" office:value="15292.088" calcext:value-type="float">
            <text:p>15292.088</text:p>
          </table:table-cell>
          <table:table-cell office:value-type="string" calcext:value-type="string">
            <text:p>Milan</text:p>
          </table:table-cell>
          <table:table-cell office:value-type="float" office:value="14959.595" calcext:value-type="float">
            <text:p>14959.595</text:p>
          </table:table-cell>
          <table:table-cell office:value-type="string" calcext:value-type="string">
            <text:p>Miami</text:p>
          </table:table-cell>
          <table:table-cell office:value-type="float" office:value="18628.907" calcext:value-type="float">
            <text:p>18628.907</text:p>
          </table:table-cell>
          <table:table-cell office:value-type="string" calcext:value-type="string">
            <text:p>Santiago</text:p>
          </table:table-cell>
          <table:table-cell office:value-type="float" office:value="26772.229" calcext:value-type="float">
            <text:p>26772.229</text:p>
          </table:table-cell>
          <table:table-cell office:value-type="string" calcext:value-type="string">
            <text:p>San_Francisco</text:p>
          </table:table-cell>
          <table:table-cell office:value-type="float" office:value="26852.241" calcext:value-type="float">
            <text:p>26852.241</text:p>
          </table:table-cell>
          <table:table-cell office:value-type="string" calcext:value-type="string">
            <text:p>Buenos_Aires</text:p>
          </table:table-cell>
          <table:table-cell office:value-type="float" office:value="15742.266" calcext:value-type="float">
            <text:p>15742.266</text:p>
          </table:table-cell>
          <table:table-cell office:value-type="string" calcext:value-type="string">
            <text:p>Frankfurt</text:p>
          </table:table-cell>
          <table:table-cell office:value-type="float" office:value="25718.74" calcext:value-type="float">
            <text:p>25718.74</text:p>
          </table:table-cell>
          <table:table-cell office:value-type="string" calcext:value-type="string">
            <text:p>Riga</text:p>
          </table:table-cell>
          <table:table-cell office:value-type="float" office:value="25832.135" calcext:value-type="float">
            <text:p>25832.135</text:p>
          </table:table-cell>
          <table:table-cell office:value-type="string" calcext:value-type="string">
            <text:p>Buffalo</text:p>
          </table:table-cell>
          <table:table-cell office:value-type="float" office:value="22076.99" calcext:value-type="float">
            <text:p>22076.99</text:p>
          </table:table-cell>
          <table:table-cell office:value-type="string" calcext:value-type="string">
            <text:p>Prague</text:p>
          </table:table-cell>
          <table:table-cell office:value-type="float" office:value="22709.576" calcext:value-type="float">
            <text:p>22709.576</text:p>
          </table:table-cell>
          <table:table-cell office:value-type="string" calcext:value-type="string">
            <text:p>Denver</text:p>
          </table:table-cell>
          <table:table-cell office:value-type="float" office:value="22709.183" calcext:value-type="float">
            <text:p>22709.183</text:p>
          </table:table-cell>
          <table:table-cell office:value-type="string" calcext:value-type="string">
            <text:p>Hanoi</text:p>
          </table:table-cell>
          <table:table-cell office:value-type="float" office:value="13917.284" calcext:value-type="float">
            <text:p>13917.284</text:p>
          </table:table-cell>
          <table:table-cell office:value-type="string" calcext:value-type="string">
            <text:p>Hanoi</text:p>
          </table:table-cell>
          <table:table-cell office:value-type="float" office:value="14189.421" calcext:value-type="float">
            <text:p>14189.421</text:p>
          </table:table-cell>
          <table:table-cell office:value-type="string" calcext:value-type="string">
            <text:p>Tokyo</text:p>
          </table:table-cell>
          <table:table-cell office:value-type="float" office:value="25670.084" calcext:value-type="float">
            <text:p>25670.084</text:p>
          </table:table-cell>
          <table:table-cell office:value-type="string" calcext:value-type="string">
            <text:p>Istanbul</text:p>
          </table:table-cell>
          <table:table-cell office:value-type="float" office:value="14887.692" calcext:value-type="float">
            <text:p>14887.692</text:p>
          </table:table-cell>
          <table:table-cell office:value-type="string" calcext:value-type="string">
            <text:p>Seoul</text:p>
          </table:table-cell>
          <table:table-cell office:value-type="float" office:value="15488.776" calcext:value-type="float">
            <text:p>15488.776</text:p>
          </table:table-cell>
          <table:table-cell office:value-type="string" calcext:value-type="string">
            <text:p>Adelaide</text:p>
          </table:table-cell>
          <table:table-cell office:value-type="float" office:value="15844.689" calcext:value-type="float">
            <text:p>15844.689</text:p>
          </table:table-cell>
          <table:table-cell office:value-type="string" calcext:value-type="string">
            <text:p>Melbourne</text:p>
          </table:table-cell>
          <table:table-cell office:value-type="float" office:value="15333.496" calcext:value-type="float">
            <text:p>15333.496</text:p>
          </table:table-cell>
          <table:table-cell office:value-type="string" calcext:value-type="string">
            <text:p>Hong_Kong</text:p>
          </table:table-cell>
          <table:table-cell office:value-type="float" office:value="14873.064" calcext:value-type="float">
            <text:p>14873.06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5482.301" calcext:value-type="float">
            <text:p>15482.301</text:p>
          </table:table-cell>
          <table:table-cell office:value-type="string" calcext:value-type="string">
            <text:p>Ukraine</text:p>
          </table:table-cell>
          <table:table-cell office:value-type="float" office:value="14265.174" calcext:value-type="float">
            <text:p>14265.174</text:p>
          </table:table-cell>
          <table:table-cell office:value-type="string" calcext:value-type="string">
            <text:p>Mumbai</text:p>
          </table:table-cell>
          <table:table-cell office:value-type="float" office:value="15204.289" calcext:value-type="float">
            <text:p>15204.289</text:p>
          </table:table-cell>
          <table:table-cell office:value-type="string" calcext:value-type="string">
            <text:p>Jakarta</text:p>
          </table:table-cell>
          <table:table-cell office:value-type="float" office:value="15018.188" calcext:value-type="float">
            <text:p>15018.188</text:p>
          </table:table-cell>
          <table:table-cell office:value-type="string" calcext:value-type="string">
            <text:p>Tokyo</text:p>
          </table:table-cell>
          <table:table-cell office:value-type="float" office:value="23335.862" calcext:value-type="float">
            <text:p>23335.862</text:p>
          </table:table-cell>
          <table:table-cell office:value-type="string" calcext:value-type="string">
            <text:p>Tokyo</text:p>
          </table:table-cell>
          <table:table-cell office:value-type="float" office:value="23469.057" calcext:value-type="float">
            <text:p>23469.057</text:p>
          </table:table-cell>
          <table:table-cell office:value-type="string" calcext:value-type="string">
            <text:p>Hong_Kong</text:p>
          </table:table-cell>
          <table:table-cell office:value-type="float" office:value="14958.251" calcext:value-type="float">
            <text:p>14958.251</text:p>
          </table:table-cell>
          <table:table-cell office:value-type="string" calcext:value-type="string">
            <text:p>Istanbul</text:p>
          </table:table-cell>
          <table:table-cell office:value-type="float" office:value="14729.03" calcext:value-type="float">
            <text:p>14729.03</text:p>
          </table:table-cell>
          <table:table-cell office:value-type="string" calcext:value-type="string">
            <text:p>Hong_Kong</text:p>
          </table:table-cell>
          <table:table-cell office:value-type="float" office:value="14725.813" calcext:value-type="float">
            <text:p>14725.813</text:p>
          </table:table-cell>
          <table:table-cell office:value-type="string" calcext:value-type="string">
            <text:p>Jakarta</text:p>
          </table:table-cell>
          <table:table-cell office:value-type="float" office:value="14600.812" calcext:value-type="float">
            <text:p>14600.812</text:p>
          </table:table-cell>
          <table:table-cell office:value-type="string" calcext:value-type="string">
            <text:p>Jakarta</text:p>
          </table:table-cell>
          <table:table-cell office:value-type="float" office:value="15200.056" calcext:value-type="float">
            <text:p>15200.056</text:p>
          </table:table-cell>
          <table:table-cell office:value-type="string" calcext:value-type="string">
            <text:p>Jakarta</text:p>
          </table:table-cell>
          <table:table-cell office:value-type="float" office:value="15816.684" calcext:value-type="float">
            <text:p>15816.684</text:p>
          </table:table-cell>
          <table:table-cell office:value-type="string" calcext:value-type="string">
            <text:p>Taipei</text:p>
          </table:table-cell>
          <table:table-cell office:value-type="float" office:value="14615.53" calcext:value-type="float">
            <text:p>14615.53</text:p>
          </table:table-cell>
          <table:table-cell office:value-type="string" calcext:value-type="string">
            <text:p>Buenos_Aires</text:p>
          </table:table-cell>
          <table:table-cell office:value-type="float" office:value="14400.621" calcext:value-type="float">
            <text:p>14400.621</text:p>
          </table:table-cell>
          <table:table-cell office:value-type="string" calcext:value-type="string">
            <text:p>Los_Angeles</text:p>
          </table:table-cell>
          <table:table-cell office:value-type="float" office:value="14173.928" calcext:value-type="float">
            <text:p>14173.928</text:p>
          </table:table-cell>
          <table:table-cell office:value-type="string" calcext:value-type="string">
            <text:p>Taipei</text:p>
          </table:table-cell>
          <table:table-cell office:value-type="float" office:value="15919.107" calcext:value-type="float">
            <text:p>15919.107</text:p>
          </table:table-cell>
          <table:table-cell office:value-type="string" calcext:value-type="string">
            <text:p>Jakarta</text:p>
          </table:table-cell>
          <table:table-cell office:value-type="float" office:value="14925.971" calcext:value-type="float">
            <text:p>14925.971</text:p>
          </table:table-cell>
          <table:table-cell office:value-type="string" calcext:value-type="string">
            <text:p>Hanoi</text:p>
          </table:table-cell>
          <table:table-cell office:value-type="float" office:value="14185.363" calcext:value-type="float">
            <text:p>14185.363</text:p>
          </table:table-cell>
          <table:table-cell office:value-type="string" calcext:value-type="string">
            <text:p>Taipei</text:p>
          </table:table-cell>
          <table:table-cell office:value-type="float" office:value="16650.842" calcext:value-type="float">
            <text:p>16650.842</text:p>
          </table:table-cell>
          <table:table-cell office:value-type="string" calcext:value-type="string">
            <text:p>Tbilisi</text:p>
          </table:table-cell>
          <table:table-cell office:value-type="float" office:value="22307.382" calcext:value-type="float">
            <text:p>22307.382</text:p>
          </table:table-cell>
          <table:table-cell office:value-type="string" calcext:value-type="string">
            <text:p>Sydney</text:p>
          </table:table-cell>
          <table:table-cell office:value-type="float" office:value="15099.448" calcext:value-type="float">
            <text:p>15099.448</text:p>
          </table:table-cell>
          <table:table-cell office:value-type="string" calcext:value-type="string">
            <text:p>Zagreb</text:p>
          </table:table-cell>
          <table:table-cell office:value-type="float" office:value="24562.939" calcext:value-type="float">
            <text:p>24562.939</text:p>
          </table:table-cell>
          <table:table-cell office:value-type="string" calcext:value-type="string">
            <text:p>Salt_Lake_City</text:p>
          </table:table-cell>
          <table:table-cell office:value-type="float" office:value="20938.696" calcext:value-type="float">
            <text:p>20938.696</text:p>
          </table:table-cell>
          <table:table-cell office:value-type="string" calcext:value-type="string">
            <text:p>Tokyo</text:p>
          </table:table-cell>
          <table:table-cell office:value-type="float" office:value="22269.229" calcext:value-type="float">
            <text:p>22269.229</text:p>
          </table:table-cell>
          <table:table-cell office:value-type="string" calcext:value-type="string">
            <text:p>Ukraine</text:p>
          </table:table-cell>
          <table:table-cell office:value-type="float" office:value="21002.447" calcext:value-type="float">
            <text:p>21002.447</text:p>
          </table:table-cell>
          <table:table-cell office:value-type="string" calcext:value-type="string">
            <text:p>Buenos_Aires</text:p>
          </table:table-cell>
          <table:table-cell office:value-type="float" office:value="14814.802" calcext:value-type="float">
            <text:p>14814.802</text:p>
          </table:table-cell>
          <table:table-cell office:value-type="string" calcext:value-type="string">
            <text:p>Belgrade</text:p>
          </table:table-cell>
          <table:table-cell office:value-type="float" office:value="21359.759" calcext:value-type="float">
            <text:p>21359.759</text:p>
          </table:table-cell>
          <table:table-cell office:value-type="string" calcext:value-type="string">
            <text:p>Brisbane</text:p>
          </table:table-cell>
          <table:table-cell office:value-type="float" office:value="21397.466" calcext:value-type="float">
            <text:p>21397.466</text:p>
          </table:table-cell>
          <table:table-cell office:value-type="string" calcext:value-type="string">
            <text:p>Brisbane</text:p>
          </table:table-cell>
          <table:table-cell office:value-type="float" office:value="21670.913" calcext:value-type="float">
            <text:p>21670.913</text:p>
          </table:table-cell>
          <table:table-cell office:value-type="string" calcext:value-type="string">
            <text:p>Auckland</text:p>
          </table:table-cell>
          <table:table-cell office:value-type="float" office:value="14778.784" calcext:value-type="float">
            <text:p>14778.784</text:p>
          </table:table-cell>
          <table:table-cell office:value-type="string" calcext:value-type="string">
            <text:p>Hong_Kong</text:p>
          </table:table-cell>
          <table:table-cell office:value-type="float" office:value="16813.981" calcext:value-type="float">
            <text:p>16813.981</text:p>
          </table:table-cell>
          <table:table-cell office:value-type="string" calcext:value-type="string">
            <text:p>Sydney</text:p>
          </table:table-cell>
          <table:table-cell office:value-type="float" office:value="16647.947" calcext:value-type="float">
            <text:p>16647.947</text:p>
          </table:table-cell>
          <table:table-cell office:value-type="string" calcext:value-type="string">
            <text:p>Madrid</text:p>
          </table:table-cell>
          <table:table-cell office:value-type="float" office:value="16073.978" calcext:value-type="float">
            <text:p>16073.978</text:p>
          </table:table-cell>
          <table:table-cell office:value-type="string" calcext:value-type="string">
            <text:p>Seoul</text:p>
          </table:table-cell>
          <table:table-cell office:value-type="float" office:value="16526.575" calcext:value-type="float">
            <text:p>16526.575</text:p>
          </table:table-cell>
          <table:table-cell office:value-type="string" calcext:value-type="string">
            <text:p>Los_Angeles</text:p>
          </table:table-cell>
          <table:table-cell office:value-type="float" office:value="14480.61" calcext:value-type="float">
            <text:p>14480.61</text:p>
          </table:table-cell>
          <table:table-cell office:value-type="string" calcext:value-type="string">
            <text:p>Tokyo</text:p>
          </table:table-cell>
          <table:table-cell office:value-type="float" office:value="14549.746" calcext:value-type="float">
            <text:p>14549.746</text:p>
          </table:table-cell>
          <table:table-cell office:value-type="string" calcext:value-type="string">
            <text:p>Taipei</text:p>
          </table:table-cell>
          <table:table-cell office:value-type="float" office:value="16234.595" calcext:value-type="float">
            <text:p>16234.595</text:p>
          </table:table-cell>
          <table:table-cell office:value-type="string" calcext:value-type="string">
            <text:p>Budapest</text:p>
          </table:table-cell>
          <table:table-cell office:value-type="float" office:value="14608.266" calcext:value-type="float">
            <text:p>14608.266</text:p>
          </table:table-cell>
          <table:table-cell office:value-type="string" calcext:value-type="string">
            <text:p>Jakarta</text:p>
          </table:table-cell>
          <table:table-cell office:value-type="float" office:value="16269.573" calcext:value-type="float">
            <text:p>16269.573</text:p>
          </table:table-cell>
          <table:table-cell office:value-type="string" calcext:value-type="string">
            <text:p>Mumbai</text:p>
          </table:table-cell>
          <table:table-cell office:value-type="float" office:value="15910.545" calcext:value-type="float">
            <text:p>15910.545</text:p>
          </table:table-cell>
          <table:table-cell office:value-type="string" calcext:value-type="string">
            <text:p>Bangkok</text:p>
          </table:table-cell>
          <table:table-cell office:value-type="float" office:value="15839.325" calcext:value-type="float">
            <text:p>15839.325</text:p>
          </table:table-cell>
          <table:table-cell office:value-type="string" calcext:value-type="string">
            <text:p>Tbilisi</text:p>
          </table:table-cell>
          <table:table-cell office:value-type="float" office:value="15428.388" calcext:value-type="float">
            <text:p>15428.388</text:p>
          </table:table-cell>
          <table:table-cell office:value-type="string" calcext:value-type="string">
            <text:p>London</text:p>
          </table:table-cell>
          <table:table-cell office:value-type="float" office:value="15062.647" calcext:value-type="float">
            <text:p>15062.647</text:p>
          </table:table-cell>
          <table:table-cell office:value-type="string" calcext:value-type="string">
            <text:p>Denver</text:p>
          </table:table-cell>
          <table:table-cell office:value-type="float" office:value="19318.597" calcext:value-type="float">
            <text:p>19318.597</text:p>
          </table:table-cell>
          <table:table-cell office:value-type="string" calcext:value-type="string">
            <text:p>Denver</text:p>
          </table:table-cell>
          <table:table-cell office:value-type="float" office:value="27193.114" calcext:value-type="float">
            <text:p>27193.114</text:p>
          </table:table-cell>
          <table:table-cell office:value-type="string" calcext:value-type="string">
            <text:p>Los_Angeles</text:p>
          </table:table-cell>
          <table:table-cell office:value-type="float" office:value="26872.84" calcext:value-type="float">
            <text:p>26872.84</text:p>
          </table:table-cell>
          <table:table-cell office:value-type="string" calcext:value-type="string">
            <text:p>Jakarta</text:p>
          </table:table-cell>
          <table:table-cell office:value-type="float" office:value="15838.124" calcext:value-type="float">
            <text:p>15838.124</text:p>
          </table:table-cell>
          <table:table-cell office:value-type="string" calcext:value-type="string">
            <text:p>New_York</text:p>
          </table:table-cell>
          <table:table-cell office:value-type="float" office:value="25758.984" calcext:value-type="float">
            <text:p>25758.984</text:p>
          </table:table-cell>
          <table:table-cell office:value-type="string" calcext:value-type="string">
            <text:p>San_Jose</text:p>
          </table:table-cell>
          <table:table-cell office:value-type="float" office:value="26284.109" calcext:value-type="float">
            <text:p>26284.109</text:p>
          </table:table-cell>
          <table:table-cell office:value-type="string" calcext:value-type="string">
            <text:p>Tbilisi</text:p>
          </table:table-cell>
          <table:table-cell office:value-type="float" office:value="22120.265" calcext:value-type="float">
            <text:p>22120.265</text:p>
          </table:table-cell>
          <table:table-cell office:value-type="string" calcext:value-type="string">
            <text:p>London</text:p>
          </table:table-cell>
          <table:table-cell office:value-type="float" office:value="22883.692" calcext:value-type="float">
            <text:p>22883.692</text:p>
          </table:table-cell>
          <table:table-cell office:value-type="string" calcext:value-type="string">
            <text:p>Budapest</text:p>
          </table:table-cell>
          <table:table-cell office:value-type="float" office:value="22948.396" calcext:value-type="float">
            <text:p>22948.396</text:p>
          </table:table-cell>
          <table:table-cell office:value-type="string" calcext:value-type="string">
            <text:p>Taipei</text:p>
          </table:table-cell>
          <table:table-cell office:value-type="float" office:value="15034.947" calcext:value-type="float">
            <text:p>15034.947</text:p>
          </table:table-cell>
          <table:table-cell office:value-type="string" calcext:value-type="string">
            <text:p>Santiago</text:p>
          </table:table-cell>
          <table:table-cell office:value-type="float" office:value="15251.661" calcext:value-type="float">
            <text:p>15251.661</text:p>
          </table:table-cell>
          <table:table-cell office:value-type="string" calcext:value-type="string">
            <text:p>Hanoi</text:p>
          </table:table-cell>
          <table:table-cell office:value-type="float" office:value="26034.606" calcext:value-type="float">
            <text:p>26034.606</text:p>
          </table:table-cell>
          <table:table-cell office:value-type="string" calcext:value-type="string">
            <text:p>Hanoi</text:p>
          </table:table-cell>
          <table:table-cell office:value-type="float" office:value="17294.758" calcext:value-type="float">
            <text:p>17294.758</text:p>
          </table:table-cell>
          <table:table-cell office:value-type="string" calcext:value-type="string">
            <text:p>Melbourne</text:p>
          </table:table-cell>
          <table:table-cell office:value-type="float" office:value="15619.684" calcext:value-type="float">
            <text:p>15619.684</text:p>
          </table:table-cell>
          <table:table-cell office:value-type="string" calcext:value-type="string">
            <text:p>Istanbul</text:p>
          </table:table-cell>
          <table:table-cell office:value-type="float" office:value="16413.296" calcext:value-type="float">
            <text:p>16413.296</text:p>
          </table:table-cell>
          <table:table-cell office:value-type="string" calcext:value-type="string">
            <text:p>Adelaide</text:p>
          </table:table-cell>
          <table:table-cell office:value-type="float" office:value="15436.312" calcext:value-type="float">
            <text:p>15436.312</text:p>
          </table:table-cell>
          <table:table-cell office:value-type="string" calcext:value-type="string">
            <text:p>Kuala_Lumpur</text:p>
          </table:table-cell>
          <table:table-cell office:value-type="float" office:value="15167.255" calcext:value-type="float">
            <text:p>15167.255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15643.463" calcext:value-type="float">
            <text:p>15643.463</text:p>
          </table:table-cell>
          <table:table-cell office:value-type="string" calcext:value-type="string">
            <text:p>Mumbai</text:p>
          </table:table-cell>
          <table:table-cell office:value-type="float" office:value="16006.532" calcext:value-type="float">
            <text:p>16006.532</text:p>
          </table:table-cell>
          <table:table-cell office:value-type="string" calcext:value-type="string">
            <text:p>Hong_Kong</text:p>
          </table:table-cell>
          <table:table-cell office:value-type="float" office:value="15809.961" calcext:value-type="float">
            <text:p>15809.961</text:p>
          </table:table-cell>
          <table:table-cell office:value-type="string" calcext:value-type="string">
            <text:p>Los_Angeles</text:p>
          </table:table-cell>
          <table:table-cell office:value-type="float" office:value="15360.877" calcext:value-type="float">
            <text:p>15360.877</text:p>
          </table:table-cell>
          <table:table-cell office:value-type="string" calcext:value-type="string">
            <text:p>Istanbul</text:p>
          </table:table-cell>
          <table:table-cell office:value-type="float" office:value="23363.961" calcext:value-type="float">
            <text:p>23363.961</text:p>
          </table:table-cell>
          <table:table-cell office:value-type="string" calcext:value-type="string">
            <text:p>Hong_Kong</text:p>
          </table:table-cell>
          <table:table-cell office:value-type="float" office:value="25419.889" calcext:value-type="float">
            <text:p>25419.889</text:p>
          </table:table-cell>
          <table:table-cell office:value-type="string" calcext:value-type="string">
            <text:p>Mumbai</text:p>
          </table:table-cell>
          <table:table-cell office:value-type="float" office:value="15628.691" calcext:value-type="float">
            <text:p>15628.691</text:p>
          </table:table-cell>
          <table:table-cell office:value-type="string" calcext:value-type="string">
            <text:p>Mumbai</text:p>
          </table:table-cell>
          <table:table-cell office:value-type="float" office:value="15140.214" calcext:value-type="float">
            <text:p>15140.214</text:p>
          </table:table-cell>
          <table:table-cell office:value-type="string" calcext:value-type="string">
            <text:p>Ukraine</text:p>
          </table:table-cell>
          <table:table-cell office:value-type="float" office:value="14806.498" calcext:value-type="float">
            <text:p>14806.498</text:p>
          </table:table-cell>
          <table:table-cell office:value-type="string" calcext:value-type="string">
            <text:p>Santiago</text:p>
          </table:table-cell>
          <table:table-cell office:value-type="float" office:value="16054.942" calcext:value-type="float">
            <text:p>16054.942</text:p>
          </table:table-cell>
          <table:table-cell office:value-type="string" calcext:value-type="string">
            <text:p>Taipei</text:p>
          </table:table-cell>
          <table:table-cell office:value-type="float" office:value="15745.077" calcext:value-type="float">
            <text:p>15745.077</text:p>
          </table:table-cell>
          <table:table-cell office:value-type="string" calcext:value-type="string">
            <text:p>Bangkok</text:p>
          </table:table-cell>
          <table:table-cell office:value-type="float" office:value="16687.981" calcext:value-type="float">
            <text:p>16687.981</text:p>
          </table:table-cell>
          <table:table-cell office:value-type="string" calcext:value-type="string">
            <text:p>Hong_Kong</text:p>
          </table:table-cell>
          <table:table-cell office:value-type="float" office:value="14694.419" calcext:value-type="float">
            <text:p>14694.419</text:p>
          </table:table-cell>
          <table:table-cell office:value-type="string" calcext:value-type="string">
            <text:p>Los_Angeles</text:p>
          </table:table-cell>
          <table:table-cell office:value-type="float" office:value="14948.179" calcext:value-type="float">
            <text:p>14948.179</text:p>
          </table:table-cell>
          <table:table-cell office:value-type="string" calcext:value-type="string">
            <text:p>Hong_Kong</text:p>
          </table:table-cell>
          <table:table-cell office:value-type="float" office:value="14376.473" calcext:value-type="float">
            <text:p>14376.473</text:p>
          </table:table-cell>
          <table:table-cell office:value-type="string" calcext:value-type="string">
            <text:p>Bangkok</text:p>
          </table:table-cell>
          <table:table-cell office:value-type="float" office:value="17015.299" calcext:value-type="float">
            <text:p>17015.299</text:p>
          </table:table-cell>
          <table:table-cell office:value-type="string" calcext:value-type="string">
            <text:p>Taipei</text:p>
          </table:table-cell>
          <table:table-cell office:value-type="float" office:value="15261.9" calcext:value-type="float">
            <text:p>15261.9</text:p>
          </table:table-cell>
          <table:table-cell office:value-type="string" calcext:value-type="string">
            <text:p>Santiago</text:p>
          </table:table-cell>
          <table:table-cell office:value-type="float" office:value="15678.702" calcext:value-type="float">
            <text:p>15678.702</text:p>
          </table:table-cell>
          <table:table-cell office:value-type="string" calcext:value-type="string">
            <text:p>Perth</text:p>
          </table:table-cell>
          <table:table-cell office:value-type="float" office:value="16868.264" calcext:value-type="float">
            <text:p>16868.264</text:p>
          </table:table-cell>
          <table:table-cell office:value-type="string" calcext:value-type="string">
            <text:p>Belgrade</text:p>
          </table:table-cell>
          <table:table-cell office:value-type="float" office:value="22515.205" calcext:value-type="float">
            <text:p>22515.205</text:p>
          </table:table-cell>
          <table:table-cell office:value-type="string" calcext:value-type="string">
            <text:p>Istanbul</text:p>
          </table:table-cell>
          <table:table-cell office:value-type="float" office:value="15332.49" calcext:value-type="float">
            <text:p>15332.49</text:p>
          </table:table-cell>
          <table:table-cell office:value-type="string" calcext:value-type="string">
            <text:p>London</text:p>
          </table:table-cell>
          <table:table-cell office:value-type="float" office:value="24936.461" calcext:value-type="float">
            <text:p>24936.461</text:p>
          </table:table-cell>
          <table:table-cell office:value-type="string" calcext:value-type="string">
            <text:p>Ukraine</text:p>
          </table:table-cell>
          <table:table-cell office:value-type="float" office:value="21515.392" calcext:value-type="float">
            <text:p>21515.392</text:p>
          </table:table-cell>
          <table:table-cell office:value-type="string" calcext:value-type="string">
            <text:p>Salt_Lake_City</text:p>
          </table:table-cell>
          <table:table-cell office:value-type="float" office:value="22755.216" calcext:value-type="float">
            <text:p>22755.216</text:p>
          </table:table-cell>
          <table:table-cell office:value-type="string" calcext:value-type="string">
            <text:p>Tokyo</text:p>
          </table:table-cell>
          <table:table-cell office:value-type="float" office:value="21306.52" calcext:value-type="float">
            <text:p>21306.52</text:p>
          </table:table-cell>
          <table:table-cell office:value-type="string" calcext:value-type="string">
            <text:p>Taipei</text:p>
          </table:table-cell>
          <table:table-cell office:value-type="float" office:value="15048.624" calcext:value-type="float">
            <text:p>15048.624</text:p>
          </table:table-cell>
          <table:table-cell office:value-type="string" calcext:value-type="string">
            <text:p>Prague</text:p>
          </table:table-cell>
          <table:table-cell office:value-type="float" office:value="21412.94" calcext:value-type="float">
            <text:p>21412.94</text:p>
          </table:table-cell>
          <table:table-cell office:value-type="string" calcext:value-type="string">
            <text:p>Toronto</text:p>
          </table:table-cell>
          <table:table-cell office:value-type="float" office:value="21521.548" calcext:value-type="float">
            <text:p>21521.548</text:p>
          </table:table-cell>
          <table:table-cell office:value-type="string" calcext:value-type="string">
            <text:p>Prague</text:p>
          </table:table-cell>
          <table:table-cell office:value-type="float" office:value="21683.657" calcext:value-type="float">
            <text:p>21683.657</text:p>
          </table:table-cell>
          <table:table-cell office:value-type="string" calcext:value-type="string">
            <text:p>Mumbai</text:p>
          </table:table-cell>
          <table:table-cell office:value-type="float" office:value="14921.001" calcext:value-type="float">
            <text:p>14921.001</text:p>
          </table:table-cell>
          <table:table-cell office:value-type="string" calcext:value-type="string">
            <text:p>Hanoi</text:p>
          </table:table-cell>
          <table:table-cell office:value-type="float" office:value="17314.832" calcext:value-type="float">
            <text:p>17314.832</text:p>
          </table:table-cell>
          <table:table-cell office:value-type="string" calcext:value-type="string">
            <text:p>Hanoi</text:p>
          </table:table-cell>
          <table:table-cell office:value-type="float" office:value="17313.337" calcext:value-type="float">
            <text:p>17313.337</text:p>
          </table:table-cell>
          <table:table-cell office:value-type="string" calcext:value-type="string">
            <text:p>Hong_Kong</text:p>
          </table:table-cell>
          <table:table-cell office:value-type="float" office:value="17345.498" calcext:value-type="float">
            <text:p>17345.498</text:p>
          </table:table-cell>
          <table:table-cell office:value-type="string" calcext:value-type="string">
            <text:p>Bangkok</text:p>
          </table:table-cell>
          <table:table-cell office:value-type="float" office:value="16964.383" calcext:value-type="float">
            <text:p>16964.383</text:p>
          </table:table-cell>
          <table:table-cell office:value-type="string" calcext:value-type="string">
            <text:p>Santiago</text:p>
          </table:table-cell>
          <table:table-cell office:value-type="float" office:value="15840.995" calcext:value-type="float">
            <text:p>15840.995</text:p>
          </table:table-cell>
          <table:table-cell office:value-type="string" calcext:value-type="string">
            <text:p>Mumbai</text:p>
          </table:table-cell>
          <table:table-cell office:value-type="float" office:value="15513.693" calcext:value-type="float">
            <text:p>15513.693</text:p>
          </table:table-cell>
          <table:table-cell office:value-type="string" calcext:value-type="string">
            <text:p>Jakarta</text:p>
          </table:table-cell>
          <table:table-cell office:value-type="float" office:value="16538.277" calcext:value-type="float">
            <text:p>16538.277</text:p>
          </table:table-cell>
          <table:table-cell office:value-type="string" calcext:value-type="string">
            <text:p>Tbilisi</text:p>
          </table:table-cell>
          <table:table-cell office:value-type="float" office:value="15050.782" calcext:value-type="float">
            <text:p>15050.782</text:p>
          </table:table-cell>
          <table:table-cell office:value-type="string" calcext:value-type="string">
            <text:p>Los_Angeles</text:p>
          </table:table-cell>
          <table:table-cell office:value-type="float" office:value="16761.917" calcext:value-type="float">
            <text:p>16761.917</text:p>
          </table:table-cell>
          <table:table-cell office:value-type="string" calcext:value-type="string">
            <text:p>Tbilisi</text:p>
          </table:table-cell>
          <table:table-cell office:value-type="float" office:value="15938.905" calcext:value-type="float">
            <text:p>15938.905</text:p>
          </table:table-cell>
          <table:table-cell office:value-type="string" calcext:value-type="string">
            <text:p>Kuala_Lumpur</text:p>
          </table:table-cell>
          <table:table-cell office:value-type="float" office:value="15890.716" calcext:value-type="float">
            <text:p>15890.716</text:p>
          </table:table-cell>
          <table:table-cell office:value-type="string" calcext:value-type="string">
            <text:p>Auckland</text:p>
          </table:table-cell>
          <table:table-cell office:value-type="float" office:value="15623.341" calcext:value-type="float">
            <text:p>15623.341</text:p>
          </table:table-cell>
          <table:table-cell office:value-type="string" calcext:value-type="string">
            <text:p>Mumbai</text:p>
          </table:table-cell>
          <table:table-cell office:value-type="float" office:value="15068.099" calcext:value-type="float">
            <text:p>15068.099</text:p>
          </table:table-cell>
          <table:table-cell office:value-type="string" calcext:value-type="string">
            <text:p>Bratislava</text:p>
          </table:table-cell>
          <table:table-cell office:value-type="float" office:value="19595.568" calcext:value-type="float">
            <text:p>19595.568</text:p>
          </table:table-cell>
          <table:table-cell office:value-type="string" calcext:value-type="string">
            <text:p>Phoenix</text:p>
          </table:table-cell>
          <table:table-cell office:value-type="float" office:value="27243.397" calcext:value-type="float">
            <text:p>27243.397</text:p>
          </table:table-cell>
          <table:table-cell office:value-type="string" calcext:value-type="string">
            <text:p>Santiago</text:p>
          </table:table-cell>
          <table:table-cell office:value-type="float" office:value="26963.48" calcext:value-type="float">
            <text:p>26963.48</text:p>
          </table:table-cell>
          <table:table-cell office:value-type="string" calcext:value-type="string">
            <text:p>Taipei</text:p>
          </table:table-cell>
          <table:table-cell office:value-type="float" office:value="16855.727" calcext:value-type="float">
            <text:p>16855.727</text:p>
          </table:table-cell>
          <table:table-cell office:value-type="string" calcext:value-type="string">
            <text:p>Riga</text:p>
          </table:table-cell>
          <table:table-cell office:value-type="float" office:value="25830.106" calcext:value-type="float">
            <text:p>25830.106</text:p>
          </table:table-cell>
          <table:table-cell office:value-type="string" calcext:value-type="string">
            <text:p>Brussels</text:p>
          </table:table-cell>
          <table:table-cell office:value-type="float" office:value="26672.882" calcext:value-type="float">
            <text:p>26672.882</text:p>
          </table:table-cell>
          <table:table-cell office:value-type="string" calcext:value-type="string">
            <text:p>Toronto</text:p>
          </table:table-cell>
          <table:table-cell office:value-type="float" office:value="22683.77" calcext:value-type="float">
            <text:p>22683.77</text:p>
          </table:table-cell>
          <table:table-cell office:value-type="string" calcext:value-type="string">
            <text:p>Adelaide</text:p>
          </table:table-cell>
          <table:table-cell office:value-type="float" office:value="22940.471" calcext:value-type="float">
            <text:p>22940.471</text:p>
          </table:table-cell>
          <table:table-cell office:value-type="string" calcext:value-type="string">
            <text:p>Bratislava</text:p>
          </table:table-cell>
          <table:table-cell office:value-type="float" office:value="23035.777" calcext:value-type="float">
            <text:p>23035.777</text:p>
          </table:table-cell>
          <table:table-cell office:value-type="string" calcext:value-type="string">
            <text:p>Santiago</text:p>
          </table:table-cell>
          <table:table-cell office:value-type="float" office:value="15342.021" calcext:value-type="float">
            <text:p>15342.021</text:p>
          </table:table-cell>
          <table:table-cell office:value-type="string" calcext:value-type="string">
            <text:p>Taipei</text:p>
          </table:table-cell>
          <table:table-cell office:value-type="float" office:value="15509.204" calcext:value-type="float">
            <text:p>15509.204</text:p>
          </table:table-cell>
          <table:table-cell office:value-type="string" calcext:value-type="string">
            <text:p>Ukraine</text:p>
          </table:table-cell>
          <table:table-cell office:value-type="float" office:value="27085.378" calcext:value-type="float">
            <text:p>27085.378</text:p>
          </table:table-cell>
          <table:table-cell office:value-type="string" calcext:value-type="string">
            <text:p>Kuala_Lumpur</text:p>
          </table:table-cell>
          <table:table-cell office:value-type="float" office:value="17543.007" calcext:value-type="float">
            <text:p>17543.007</text:p>
          </table:table-cell>
          <table:table-cell office:value-type="string" calcext:value-type="string">
            <text:p>Istanbul</text:p>
          </table:table-cell>
          <table:table-cell office:value-type="float" office:value="15888.527" calcext:value-type="float">
            <text:p>15888.527</text:p>
          </table:table-cell>
          <table:table-cell office:value-type="string" calcext:value-type="string">
            <text:p>Sofia</text:p>
          </table:table-cell>
          <table:table-cell office:value-type="float" office:value="16450.416" calcext:value-type="float">
            <text:p>16450.416</text:p>
          </table:table-cell>
          <table:table-cell office:value-type="string" calcext:value-type="string">
            <text:p>Ljubljana</text:p>
          </table:table-cell>
          <table:table-cell office:value-type="float" office:value="15593.402" calcext:value-type="float">
            <text:p>15593.402</text:p>
          </table:table-cell>
          <table:table-cell office:value-type="string" calcext:value-type="string">
            <text:p>Buenos_Aires</text:p>
          </table:table-cell>
          <table:table-cell office:value-type="float" office:value="15946.602" calcext:value-type="float">
            <text:p>15946.602</text:p>
          </table:table-cell>
        </table:table-row>
        <table:table-row table:style-name="ro1">
          <table:table-cell office:value-type="string" calcext:value-type="string">
            <text:p>Hanoi</text:p>
          </table:table-cell>
          <table:table-cell office:value-type="float" office:value="17466.526" calcext:value-type="float">
            <text:p>17466.526</text:p>
          </table:table-cell>
          <table:table-cell office:value-type="string" calcext:value-type="string">
            <text:p>Hong_Kong</text:p>
          </table:table-cell>
          <table:table-cell office:value-type="float" office:value="16642.563" calcext:value-type="float">
            <text:p>16642.563</text:p>
          </table:table-cell>
          <table:table-cell office:value-type="string" calcext:value-type="string">
            <text:p>Ukraine</text:p>
          </table:table-cell>
          <table:table-cell office:value-type="float" office:value="16019.213" calcext:value-type="float">
            <text:p>16019.213</text:p>
          </table:table-cell>
          <table:table-cell office:value-type="string" calcext:value-type="string">
            <text:p>Singapore</text:p>
          </table:table-cell>
          <table:table-cell office:value-type="float" office:value="16490.173" calcext:value-type="float">
            <text:p>16490.173</text:p>
          </table:table-cell>
          <table:table-cell office:value-type="string" calcext:value-type="string">
            <text:p>Ukraine</text:p>
          </table:table-cell>
          <table:table-cell office:value-type="float" office:value="24439.426" calcext:value-type="float">
            <text:p>24439.426</text:p>
          </table:table-cell>
          <table:table-cell office:value-type="string" calcext:value-type="string">
            <text:p>Hanoi</text:p>
          </table:table-cell>
          <table:table-cell office:value-type="float" office:value="25590.559" calcext:value-type="float">
            <text:p>25590.559</text:p>
          </table:table-cell>
          <table:table-cell office:value-type="string" calcext:value-type="string">
            <text:p>Seoul</text:p>
          </table:table-cell>
          <table:table-cell office:value-type="float" office:value="16217.442" calcext:value-type="float">
            <text:p>16217.442</text:p>
          </table:table-cell>
          <table:table-cell office:value-type="string" calcext:value-type="string">
            <text:p>Ukraine</text:p>
          </table:table-cell>
          <table:table-cell office:value-type="float" office:value="16048.396" calcext:value-type="float">
            <text:p>16048.396</text:p>
          </table:table-cell>
          <table:table-cell office:value-type="string" calcext:value-type="string">
            <text:p>Mumbai</text:p>
          </table:table-cell>
          <table:table-cell office:value-type="float" office:value="15376.007" calcext:value-type="float">
            <text:p>15376.007</text:p>
          </table:table-cell>
          <table:table-cell office:value-type="string" calcext:value-type="string">
            <text:p>Taipei</text:p>
          </table:table-cell>
          <table:table-cell office:value-type="float" office:value="16583.978" calcext:value-type="float">
            <text:p>16583.978</text:p>
          </table:table-cell>
          <table:table-cell office:value-type="string" calcext:value-type="string">
            <text:p>Santiago</text:p>
          </table:table-cell>
          <table:table-cell office:value-type="float" office:value="16881.987" calcext:value-type="float">
            <text:p>16881.987</text:p>
          </table:table-cell>
          <table:table-cell office:value-type="string" calcext:value-type="string">
            <text:p>Taipei</text:p>
          </table:table-cell>
          <table:table-cell office:value-type="float" office:value="16762.435" calcext:value-type="float">
            <text:p>16762.435</text:p>
          </table:table-cell>
          <table:table-cell office:value-type="string" calcext:value-type="string">
            <text:p>Los_Angeles</text:p>
          </table:table-cell>
          <table:table-cell office:value-type="float" office:value="14748.688" calcext:value-type="float">
            <text:p>14748.688</text:p>
          </table:table-cell>
          <table:table-cell office:value-type="string" calcext:value-type="string">
            <text:p>Taipei</text:p>
          </table:table-cell>
          <table:table-cell office:value-type="float" office:value="15460.311" calcext:value-type="float">
            <text:p>15460.311</text:p>
          </table:table-cell>
          <table:table-cell office:value-type="string" calcext:value-type="string">
            <text:p>Taipei</text:p>
          </table:table-cell>
          <table:table-cell office:value-type="float" office:value="14733.136" calcext:value-type="float">
            <text:p>14733.136</text:p>
          </table:table-cell>
          <table:table-cell office:value-type="string" calcext:value-type="string">
            <text:p>Seoul</text:p>
          </table:table-cell>
          <table:table-cell office:value-type="float" office:value="17592.444" calcext:value-type="float">
            <text:p>17592.444</text:p>
          </table:table-cell>
          <table:table-cell office:value-type="string" calcext:value-type="string">
            <text:p>Santiago</text:p>
          </table:table-cell>
          <table:table-cell office:value-type="float" office:value="16336.766" calcext:value-type="float">
            <text:p>16336.766</text:p>
          </table:table-cell>
          <table:table-cell office:value-type="string" calcext:value-type="string">
            <text:p>Taipei</text:p>
          </table:table-cell>
          <table:table-cell office:value-type="float" office:value="16146.06" calcext:value-type="float">
            <text:p>16146.06</text:p>
          </table:table-cell>
          <table:table-cell office:value-type="string" calcext:value-type="string">
            <text:p>Bangkok</text:p>
          </table:table-cell>
          <table:table-cell office:value-type="float" office:value="16877.262" calcext:value-type="float">
            <text:p>16877.262</text:p>
          </table:table-cell>
          <table:table-cell office:value-type="string" calcext:value-type="string">
            <text:p>Toronto</text:p>
          </table:table-cell>
          <table:table-cell office:value-type="float" office:value="22702.467" calcext:value-type="float">
            <text:p>22702.467</text:p>
          </table:table-cell>
          <table:table-cell office:value-type="string" calcext:value-type="string">
            <text:p>Mumbai</text:p>
          </table:table-cell>
          <table:table-cell office:value-type="float" office:value="15670.825" calcext:value-type="float">
            <text:p>15670.825</text:p>
          </table:table-cell>
          <table:table-cell office:value-type="string" calcext:value-type="string">
            <text:p>Brazil</text:p>
          </table:table-cell>
          <table:table-cell office:value-type="float" office:value="25273.676" calcext:value-type="float">
            <text:p>25273.676</text:p>
          </table:table-cell>
          <table:table-cell office:value-type="string" calcext:value-type="string">
            <text:p>Manassas</text:p>
          </table:table-cell>
          <table:table-cell office:value-type="float" office:value="21519.63" calcext:value-type="float">
            <text:p>21519.63</text:p>
          </table:table-cell>
          <table:table-cell office:value-type="string" calcext:value-type="string">
            <text:p>Atlanta</text:p>
          </table:table-cell>
          <table:table-cell office:value-type="float" office:value="22947.459" calcext:value-type="float">
            <text:p>22947.459</text:p>
          </table:table-cell>
          <table:table-cell office:value-type="string" calcext:value-type="string">
            <text:p>Atlanta</text:p>
          </table:table-cell>
          <table:table-cell office:value-type="float" office:value="21672.296" calcext:value-type="float">
            <text:p>21672.296</text:p>
          </table:table-cell>
          <table:table-cell office:value-type="string" calcext:value-type="string">
            <text:p>Los_Angeles</text:p>
          </table:table-cell>
          <table:table-cell office:value-type="float" office:value="15231.346" calcext:value-type="float">
            <text:p>15231.346</text:p>
          </table:table-cell>
          <table:table-cell office:value-type="string" calcext:value-type="string">
            <text:p>Toronto</text:p>
          </table:table-cell>
          <table:table-cell office:value-type="float" office:value="21517.494" calcext:value-type="float">
            <text:p>21517.494</text:p>
          </table:table-cell>
          <table:table-cell office:value-type="string" calcext:value-type="string">
            <text:p>Santiago</text:p>
          </table:table-cell>
          <table:table-cell office:value-type="float" office:value="21543.861" calcext:value-type="float">
            <text:p>21543.861</text:p>
          </table:table-cell>
          <table:table-cell office:value-type="string" calcext:value-type="string">
            <text:p>San_Jose</text:p>
          </table:table-cell>
          <table:table-cell office:value-type="float" office:value="22337.09" calcext:value-type="float">
            <text:p>22337.09</text:p>
          </table:table-cell>
          <table:table-cell office:value-type="string" calcext:value-type="string">
            <text:p>Tbilisi</text:p>
          </table:table-cell>
          <table:table-cell office:value-type="float" office:value="15160.44" calcext:value-type="float">
            <text:p>15160.44</text:p>
          </table:table-cell>
          <table:table-cell office:value-type="string" calcext:value-type="string">
            <text:p>Mumbai</text:p>
          </table:table-cell>
          <table:table-cell office:value-type="float" office:value="18002.822" calcext:value-type="float">
            <text:p>18002.822</text:p>
          </table:table-cell>
          <table:table-cell office:value-type="string" calcext:value-type="string">
            <text:p>Mumbai</text:p>
          </table:table-cell>
          <table:table-cell office:value-type="float" office:value="17922.604" calcext:value-type="float">
            <text:p>17922.604</text:p>
          </table:table-cell>
          <table:table-cell office:value-type="string" calcext:value-type="string">
            <text:p>Ukraine</text:p>
          </table:table-cell>
          <table:table-cell office:value-type="float" office:value="17574.493" calcext:value-type="float">
            <text:p>17574.493</text:p>
          </table:table-cell>
          <table:table-cell office:value-type="string" calcext:value-type="string">
            <text:p>Perth</text:p>
          </table:table-cell>
          <table:table-cell office:value-type="float" office:value="17218.439" calcext:value-type="float">
            <text:p>17218.439</text:p>
          </table:table-cell>
          <table:table-cell office:value-type="string" calcext:value-type="string">
            <text:p>Taipei</text:p>
          </table:table-cell>
          <table:table-cell office:value-type="float" office:value="16589.594" calcext:value-type="float">
            <text:p>16589.594</text:p>
          </table:table-cell>
          <table:table-cell office:value-type="string" calcext:value-type="string">
            <text:p>Hong_Kong</text:p>
          </table:table-cell>
          <table:table-cell office:value-type="float" office:value="16182.264" calcext:value-type="float">
            <text:p>16182.264</text:p>
          </table:table-cell>
          <table:table-cell office:value-type="string" calcext:value-type="string">
            <text:p>Bangkok</text:p>
          </table:table-cell>
          <table:table-cell office:value-type="float" office:value="17110.593" calcext:value-type="float">
            <text:p>17110.593</text:p>
          </table:table-cell>
          <table:table-cell office:value-type="string" calcext:value-type="string">
            <text:p>Jakarta</text:p>
          </table:table-cell>
          <table:table-cell office:value-type="float" office:value="15575.629" calcext:value-type="float">
            <text:p>15575.629</text:p>
          </table:table-cell>
          <table:table-cell office:value-type="string" calcext:value-type="string">
            <text:p>Bangkok</text:p>
          </table:table-cell>
          <table:table-cell office:value-type="float" office:value="16970.186" calcext:value-type="float">
            <text:p>16970.186</text:p>
          </table:table-cell>
          <table:table-cell office:value-type="string" calcext:value-type="string">
            <text:p>Budapest</text:p>
          </table:table-cell>
          <table:table-cell office:value-type="float" office:value="16219.011" calcext:value-type="float">
            <text:p>16219.011</text:p>
          </table:table-cell>
          <table:table-cell office:value-type="string" calcext:value-type="string">
            <text:p>Mumbai</text:p>
          </table:table-cell>
          <table:table-cell office:value-type="float" office:value="15935.975" calcext:value-type="float">
            <text:p>15935.975</text:p>
          </table:table-cell>
          <table:table-cell office:value-type="string" calcext:value-type="string">
            <text:p>Bangkok</text:p>
          </table:table-cell>
          <table:table-cell office:value-type="float" office:value="15650.29" calcext:value-type="float">
            <text:p>15650.29</text:p>
          </table:table-cell>
          <table:table-cell office:value-type="string" calcext:value-type="string">
            <text:p>Auckland</text:p>
          </table:table-cell>
          <table:table-cell office:value-type="float" office:value="15605.902" calcext:value-type="float">
            <text:p>15605.902</text:p>
          </table:table-cell>
          <table:table-cell office:value-type="string" calcext:value-type="string">
            <text:p>New_York</text:p>
          </table:table-cell>
          <table:table-cell office:value-type="float" office:value="19607.405" calcext:value-type="float">
            <text:p>19607.405</text:p>
          </table:table-cell>
          <table:table-cell office:value-type="string" calcext:value-type="string">
            <text:p>Tbilisi</text:p>
          </table:table-cell>
          <table:table-cell office:value-type="float" office:value="27465.141" calcext:value-type="float">
            <text:p>27465.141</text:p>
          </table:table-cell>
          <table:table-cell office:value-type="string" calcext:value-type="string">
            <text:p>Brazil</text:p>
          </table:table-cell>
          <table:table-cell office:value-type="float" office:value="27480.307" calcext:value-type="float">
            <text:p>27480.307</text:p>
          </table:table-cell>
          <table:table-cell office:value-type="string" calcext:value-type="string">
            <text:p>Bangkok</text:p>
          </table:table-cell>
          <table:table-cell office:value-type="float" office:value="16914.284" calcext:value-type="float">
            <text:p>16914.284</text:p>
          </table:table-cell>
          <table:table-cell office:value-type="string" calcext:value-type="string">
            <text:p>Tallinn</text:p>
          </table:table-cell>
          <table:table-cell office:value-type="float" office:value="26540.193" calcext:value-type="float">
            <text:p>26540.193</text:p>
          </table:table-cell>
          <table:table-cell office:value-type="string" calcext:value-type="string">
            <text:p>Tallinn</text:p>
          </table:table-cell>
          <table:table-cell office:value-type="float" office:value="26807.405" calcext:value-type="float">
            <text:p>26807.405</text:p>
          </table:table-cell>
          <table:table-cell office:value-type="string" calcext:value-type="string">
            <text:p>Lisbon</text:p>
          </table:table-cell>
          <table:table-cell office:value-type="float" office:value="22826.041" calcext:value-type="float">
            <text:p>22826.041</text:p>
          </table:table-cell>
          <table:table-cell office:value-type="string" calcext:value-type="string">
            <text:p>Brazil</text:p>
          </table:table-cell>
          <table:table-cell office:value-type="float" office:value="23016.452" calcext:value-type="float">
            <text:p>23016.452</text:p>
          </table:table-cell>
          <table:table-cell office:value-type="string" calcext:value-type="string">
            <text:p>Brazil</text:p>
          </table:table-cell>
          <table:table-cell office:value-type="float" office:value="24033.827" calcext:value-type="float">
            <text:p>24033.827</text:p>
          </table:table-cell>
          <table:table-cell office:value-type="string" calcext:value-type="string">
            <text:p>Hong_Kong</text:p>
          </table:table-cell>
          <table:table-cell office:value-type="float" office:value="15483.906" calcext:value-type="float">
            <text:p>15483.906</text:p>
          </table:table-cell>
          <table:table-cell office:value-type="string" calcext:value-type="string">
            <text:p>Seoul</text:p>
          </table:table-cell>
          <table:table-cell office:value-type="float" office:value="16473.527" calcext:value-type="float">
            <text:p>16473.527</text:p>
          </table:table-cell>
          <table:table-cell office:value-type="string" calcext:value-type="string">
            <text:p>Kuala_Lumpur</text:p>
          </table:table-cell>
          <table:table-cell office:value-type="float" office:value="27098.874" calcext:value-type="float">
            <text:p>27098.874</text:p>
          </table:table-cell>
          <table:table-cell office:value-type="string" calcext:value-type="string">
            <text:p>Seoul</text:p>
          </table:table-cell>
          <table:table-cell office:value-type="float" office:value="17603.842" calcext:value-type="float">
            <text:p>17603.842</text:p>
          </table:table-cell>
          <table:table-cell office:value-type="string" calcext:value-type="string">
            <text:p>Hanoi</text:p>
          </table:table-cell>
          <table:table-cell office:value-type="float" office:value="16054.659" calcext:value-type="float">
            <text:p>16054.659</text:p>
          </table:table-cell>
          <table:table-cell office:value-type="string" calcext:value-type="string">
            <text:p>Bangkok</text:p>
          </table:table-cell>
          <table:table-cell office:value-type="float" office:value="16673.025" calcext:value-type="float">
            <text:p>16673.025</text:p>
          </table:table-cell>
          <table:table-cell office:value-type="string" calcext:value-type="string">
            <text:p>Hanoi</text:p>
          </table:table-cell>
          <table:table-cell office:value-type="float" office:value="16464.039" calcext:value-type="float">
            <text:p>16464.039</text:p>
          </table:table-cell>
          <table:table-cell office:value-type="string" calcext:value-type="string">
            <text:p>Taipei</text:p>
          </table:table-cell>
          <table:table-cell office:value-type="float" office:value="15995.221" calcext:value-type="float">
            <text:p>15995.221</text:p>
          </table:table-cell>
        </table:table-row>
        <table:table-row table:style-name="ro1">
          <table:table-cell office:value-type="string" calcext:value-type="string">
            <text:p>Hong_Kong</text:p>
          </table:table-cell>
          <table:table-cell office:value-type="float" office:value="17618.161" calcext:value-type="float">
            <text:p>17618.161</text:p>
          </table:table-cell>
          <table:table-cell office:value-type="string" calcext:value-type="string">
            <text:p>Sydney</text:p>
          </table:table-cell>
          <table:table-cell office:value-type="float" office:value="17484.707" calcext:value-type="float">
            <text:p>17484.707</text:p>
          </table:table-cell>
          <table:table-cell office:value-type="string" calcext:value-type="string">
            <text:p>Sydney</text:p>
          </table:table-cell>
          <table:table-cell office:value-type="float" office:value="16428.978" calcext:value-type="float">
            <text:p>16428.978</text:p>
          </table:table-cell>
          <table:table-cell office:value-type="string" calcext:value-type="string">
            <text:p>Taipei</text:p>
          </table:table-cell>
          <table:table-cell office:value-type="float" office:value="16515.132" calcext:value-type="float">
            <text:p>16515.132</text:p>
          </table:table-cell>
          <table:table-cell office:value-type="string" calcext:value-type="string">
            <text:p>Hong_Kong</text:p>
          </table:table-cell>
          <table:table-cell office:value-type="float" office:value="24928.197" calcext:value-type="float">
            <text:p>24928.197</text:p>
          </table:table-cell>
          <table:table-cell office:value-type="string" calcext:value-type="string">
            <text:p>Ukraine</text:p>
          </table:table-cell>
          <table:table-cell office:value-type="float" office:value="27005.052" calcext:value-type="float">
            <text:p>27005.052</text:p>
          </table:table-cell>
          <table:table-cell office:value-type="string" calcext:value-type="string">
            <text:p>Bangkok</text:p>
          </table:table-cell>
          <table:table-cell office:value-type="float" office:value="18611.842" calcext:value-type="float">
            <text:p>18611.842</text:p>
          </table:table-cell>
          <table:table-cell office:value-type="string" calcext:value-type="string">
            <text:p>Sydney</text:p>
          </table:table-cell>
          <table:table-cell office:value-type="float" office:value="16567.189" calcext:value-type="float">
            <text:p>16567.189</text:p>
          </table:table-cell>
          <table:table-cell office:value-type="string" calcext:value-type="string">
            <text:p>Sydney</text:p>
          </table:table-cell>
          <table:table-cell office:value-type="float" office:value="16928.523" calcext:value-type="float">
            <text:p>16928.523</text:p>
          </table:table-cell>
          <table:table-cell office:value-type="string" calcext:value-type="string">
            <text:p>Singapore</text:p>
          </table:table-cell>
          <table:table-cell office:value-type="float" office:value="16691.012" calcext:value-type="float">
            <text:p>16691.012</text:p>
          </table:table-cell>
          <table:table-cell office:value-type="string" calcext:value-type="string">
            <text:p>Bangkok</text:p>
          </table:table-cell>
          <table:table-cell office:value-type="float" office:value="17186.273" calcext:value-type="float">
            <text:p>17186.273</text:p>
          </table:table-cell>
          <table:table-cell office:value-type="string" calcext:value-type="string">
            <text:p>Santiago</text:p>
          </table:table-cell>
          <table:table-cell office:value-type="float" office:value="17568.084" calcext:value-type="float">
            <text:p>17568.084</text:p>
          </table:table-cell>
          <table:table-cell office:value-type="string" calcext:value-type="string">
            <text:p>Santiago</text:p>
          </table:table-cell>
          <table:table-cell office:value-type="float" office:value="15926.801" calcext:value-type="float">
            <text:p>15926.801</text:p>
          </table:table-cell>
          <table:table-cell office:value-type="string" calcext:value-type="string">
            <text:p>Santiago</text:p>
          </table:table-cell>
          <table:table-cell office:value-type="float" office:value="15690.94" calcext:value-type="float">
            <text:p>15690.94</text:p>
          </table:table-cell>
          <table:table-cell office:value-type="string" calcext:value-type="string">
            <text:p>Seoul</text:p>
          </table:table-cell>
          <table:table-cell office:value-type="float" office:value="16723.368" calcext:value-type="float">
            <text:p>16723.368</text:p>
          </table:table-cell>
          <table:table-cell office:value-type="string" calcext:value-type="string">
            <text:p>Perth</text:p>
          </table:table-cell>
          <table:table-cell office:value-type="float" office:value="18060.713" calcext:value-type="float">
            <text:p>18060.713</text:p>
          </table:table-cell>
          <table:table-cell office:value-type="string" calcext:value-type="string">
            <text:p>Bangkok</text:p>
          </table:table-cell>
          <table:table-cell office:value-type="float" office:value="16815.803" calcext:value-type="float">
            <text:p>16815.803</text:p>
          </table:table-cell>
          <table:table-cell office:value-type="string" calcext:value-type="string">
            <text:p>Seoul</text:p>
          </table:table-cell>
          <table:table-cell office:value-type="float" office:value="16903.003" calcext:value-type="float">
            <text:p>16903.003</text:p>
          </table:table-cell>
          <table:table-cell office:value-type="string" calcext:value-type="string">
            <text:p>Seoul</text:p>
          </table:table-cell>
          <table:table-cell office:value-type="float" office:value="16942.107" calcext:value-type="float">
            <text:p>16942.107</text:p>
          </table:table-cell>
          <table:table-cell office:value-type="string" calcext:value-type="string">
            <text:p>Brazil</text:p>
          </table:table-cell>
          <table:table-cell office:value-type="float" office:value="22802.765" calcext:value-type="float">
            <text:p>22802.765</text:p>
          </table:table-cell>
          <table:table-cell office:value-type="string" calcext:value-type="string">
            <text:p>Hanoi</text:p>
          </table:table-cell>
          <table:table-cell office:value-type="float" office:value="15903.179" calcext:value-type="float">
            <text:p>15903.179</text:p>
          </table:table-cell>
          <table:table-cell office:value-type="string" calcext:value-type="string">
            <text:p>Tbilisi</text:p>
          </table:table-cell>
          <table:table-cell office:value-type="float" office:value="25327.426" calcext:value-type="float">
            <text:p>25327.426</text:p>
          </table:table-cell>
          <table:table-cell office:value-type="string" calcext:value-type="string">
            <text:p>Phoenix</text:p>
          </table:table-cell>
          <table:table-cell office:value-type="float" office:value="21879.113" calcext:value-type="float">
            <text:p>21879.113</text:p>
          </table:table-cell>
          <table:table-cell office:value-type="string" calcext:value-type="string">
            <text:p>Brazil</text:p>
          </table:table-cell>
          <table:table-cell office:value-type="float" office:value="22958.803" calcext:value-type="float">
            <text:p>22958.803</text:p>
          </table:table-cell>
          <table:table-cell office:value-type="string" calcext:value-type="string">
            <text:p>Miami</text:p>
          </table:table-cell>
          <table:table-cell office:value-type="float" office:value="22039.656" calcext:value-type="float">
            <text:p>22039.656</text:p>
          </table:table-cell>
          <table:table-cell office:value-type="string" calcext:value-type="string">
            <text:p>Singapore</text:p>
          </table:table-cell>
          <table:table-cell office:value-type="float" office:value="15394.508" calcext:value-type="float">
            <text:p>15394.508</text:p>
          </table:table-cell>
          <table:table-cell office:value-type="string" calcext:value-type="string">
            <text:p>Santiago</text:p>
          </table:table-cell>
          <table:table-cell office:value-type="float" office:value="21527.141" calcext:value-type="float">
            <text:p>21527.141</text:p>
          </table:table-cell>
          <table:table-cell office:value-type="string" calcext:value-type="string">
            <text:p>Brussels</text:p>
          </table:table-cell>
          <table:table-cell office:value-type="float" office:value="21747.606" calcext:value-type="float">
            <text:p>21747.606</text:p>
          </table:table-cell>
          <table:table-cell office:value-type="string" calcext:value-type="string">
            <text:p>Toronto</text:p>
          </table:table-cell>
          <table:table-cell office:value-type="float" office:value="22430.444" calcext:value-type="float">
            <text:p>22430.444</text:p>
          </table:table-cell>
          <table:table-cell office:value-type="string" calcext:value-type="string">
            <text:p>Perth</text:p>
          </table:table-cell>
          <table:table-cell office:value-type="float" office:value="15233.802" calcext:value-type="float">
            <text:p>15233.802</text:p>
          </table:table-cell>
          <table:table-cell office:value-type="string" calcext:value-type="string">
            <text:p>Jakarta</text:p>
          </table:table-cell>
          <table:table-cell office:value-type="float" office:value="18899.244" calcext:value-type="float">
            <text:p>18899.244</text:p>
          </table:table-cell>
          <table:table-cell office:value-type="string" calcext:value-type="string">
            <text:p>Jakarta</text:p>
          </table:table-cell>
          <table:table-cell office:value-type="float" office:value="18978.05" calcext:value-type="float">
            <text:p>18978.05</text:p>
          </table:table-cell>
          <table:table-cell office:value-type="string" calcext:value-type="string">
            <text:p>Hanoi</text:p>
          </table:table-cell>
          <table:table-cell office:value-type="float" office:value="18223.213" calcext:value-type="float">
            <text:p>18223.213</text:p>
          </table:table-cell>
          <table:table-cell office:value-type="string" calcext:value-type="string">
            <text:p>Santiago</text:p>
          </table:table-cell>
          <table:table-cell office:value-type="float" office:value="17786.371" calcext:value-type="float">
            <text:p>17786.371</text:p>
          </table:table-cell>
          <table:table-cell office:value-type="string" calcext:value-type="string">
            <text:p>Seoul</text:p>
          </table:table-cell>
          <table:table-cell office:value-type="float" office:value="16816.126" calcext:value-type="float">
            <text:p>16816.126</text:p>
          </table:table-cell>
          <table:table-cell office:value-type="string" calcext:value-type="string">
            <text:p>Hanoi</text:p>
          </table:table-cell>
          <table:table-cell office:value-type="float" office:value="18551.799" calcext:value-type="float">
            <text:p>18551.799</text:p>
          </table:table-cell>
          <table:table-cell office:value-type="string" calcext:value-type="string">
            <text:p>Santiago</text:p>
          </table:table-cell>
          <table:table-cell office:value-type="float" office:value="17702.059" calcext:value-type="float">
            <text:p>17702.059</text:p>
          </table:table-cell>
          <table:table-cell office:value-type="string" calcext:value-type="string">
            <text:p>Mumbai</text:p>
          </table:table-cell>
          <table:table-cell office:value-type="float" office:value="15852.391" calcext:value-type="float">
            <text:p>15852.391</text:p>
          </table:table-cell>
          <table:table-cell office:value-type="string" calcext:value-type="string">
            <text:p>Seoul</text:p>
          </table:table-cell>
          <table:table-cell office:value-type="float" office:value="18234.596" calcext:value-type="float">
            <text:p>18234.596</text:p>
          </table:table-cell>
          <table:table-cell office:value-type="string" calcext:value-type="string">
            <text:p>Hanoi</text:p>
          </table:table-cell>
          <table:table-cell office:value-type="float" office:value="16809.709" calcext:value-type="float">
            <text:p>16809.709</text:p>
          </table:table-cell>
          <table:table-cell office:value-type="string" calcext:value-type="string">
            <text:p>Hanoi</text:p>
          </table:table-cell>
          <table:table-cell office:value-type="float" office:value="15956.283" calcext:value-type="float">
            <text:p>15956.283</text:p>
          </table:table-cell>
          <table:table-cell office:value-type="string" calcext:value-type="string">
            <text:p>Budapest</text:p>
          </table:table-cell>
          <table:table-cell office:value-type="float" office:value="15730.528" calcext:value-type="float">
            <text:p>15730.528</text:p>
          </table:table-cell>
          <table:table-cell office:value-type="string" calcext:value-type="string">
            <text:p>Zagreb</text:p>
          </table:table-cell>
          <table:table-cell office:value-type="float" office:value="15722.896" calcext:value-type="float">
            <text:p>15722.896</text:p>
          </table:table-cell>
          <table:table-cell office:value-type="string" calcext:value-type="string">
            <text:p>San_Francisco</text:p>
          </table:table-cell>
          <table:table-cell office:value-type="float" office:value="19700.164" calcext:value-type="float">
            <text:p>19700.164</text:p>
          </table:table-cell>
          <table:table-cell office:value-type="string" calcext:value-type="string">
            <text:p>Brazil</text:p>
          </table:table-cell>
          <table:table-cell office:value-type="float" office:value="27738.462" calcext:value-type="float">
            <text:p>27738.462</text:p>
          </table:table-cell>
          <table:table-cell office:value-type="string" calcext:value-type="string">
            <text:p>Toronto</text:p>
          </table:table-cell>
          <table:table-cell office:value-type="float" office:value="27586.151" calcext:value-type="float">
            <text:p>27586.151</text:p>
          </table:table-cell>
          <table:table-cell office:value-type="string" calcext:value-type="string">
            <text:p>Santiago</text:p>
          </table:table-cell>
          <table:table-cell office:value-type="float" office:value="17836.461" calcext:value-type="float">
            <text:p>17836.461</text:p>
          </table:table-cell>
          <table:table-cell office:value-type="string" calcext:value-type="string">
            <text:p>San_Jose</text:p>
          </table:table-cell>
          <table:table-cell office:value-type="float" office:value="26625.921" calcext:value-type="float">
            <text:p>26625.921</text:p>
          </table:table-cell>
          <table:table-cell office:value-type="string" calcext:value-type="string">
            <text:p>Tel_Aviv</text:p>
          </table:table-cell>
          <table:table-cell office:value-type="float" office:value="27316.92" calcext:value-type="float">
            <text:p>27316.92</text:p>
          </table:table-cell>
          <table:table-cell office:value-type="string" calcext:value-type="string">
            <text:p>Adelaide</text:p>
          </table:table-cell>
          <table:table-cell office:value-type="float" office:value="22827.358" calcext:value-type="float">
            <text:p>22827.358</text:p>
          </table:table-cell>
          <table:table-cell office:value-type="string" calcext:value-type="string">
            <text:p>Buffalo</text:p>
          </table:table-cell>
          <table:table-cell office:value-type="float" office:value="23281.572" calcext:value-type="float">
            <text:p>23281.572</text:p>
          </table:table-cell>
          <table:table-cell office:value-type="string" calcext:value-type="string">
            <text:p>Tbilisi</text:p>
          </table:table-cell>
          <table:table-cell office:value-type="float" office:value="24142.088" calcext:value-type="float">
            <text:p>24142.088</text:p>
          </table:table-cell>
          <table:table-cell office:value-type="string" calcext:value-type="string">
            <text:p>Seoul</text:p>
          </table:table-cell>
          <table:table-cell office:value-type="float" office:value="16651.283" calcext:value-type="float">
            <text:p>16651.283</text:p>
          </table:table-cell>
          <table:table-cell office:value-type="string" calcext:value-type="string">
            <text:p>Perth</text:p>
          </table:table-cell>
          <table:table-cell office:value-type="float" office:value="17161.635" calcext:value-type="float">
            <text:p>17161.635</text:p>
          </table:table-cell>
          <table:table-cell office:value-type="string" calcext:value-type="string">
            <text:p>Bangkok</text:p>
          </table:table-cell>
          <table:table-cell office:value-type="float" office:value="27601.519" calcext:value-type="float">
            <text:p>27601.519</text:p>
          </table:table-cell>
          <table:table-cell office:value-type="string" calcext:value-type="string">
            <text:p>Bangkok</text:p>
          </table:table-cell>
          <table:table-cell office:value-type="float" office:value="18525.456" calcext:value-type="float">
            <text:p>18525.456</text:p>
          </table:table-cell>
          <table:table-cell office:value-type="string" calcext:value-type="string">
            <text:p>Kuala_Lumpur</text:p>
          </table:table-cell>
          <table:table-cell office:value-type="float" office:value="17307.621" calcext:value-type="float">
            <text:p>17307.621</text:p>
          </table:table-cell>
          <table:table-cell office:value-type="string" calcext:value-type="string">
            <text:p>Hanoi</text:p>
          </table:table-cell>
          <table:table-cell office:value-type="float" office:value="16878.972" calcext:value-type="float">
            <text:p>16878.972</text:p>
          </table:table-cell>
          <table:table-cell office:value-type="string" calcext:value-type="string">
            <text:p>Brussels</text:p>
          </table:table-cell>
          <table:table-cell office:value-type="float" office:value="17058.026" calcext:value-type="float">
            <text:p>17058.026</text:p>
          </table:table-cell>
          <table:table-cell office:value-type="string" calcext:value-type="string">
            <text:p>Santiago</text:p>
          </table:table-cell>
          <table:table-cell office:value-type="float" office:value="16837.162" calcext:value-type="float">
            <text:p>16837.162</text:p>
          </table:table-cell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17708.283" calcext:value-type="float">
            <text:p>17708.283</text:p>
          </table:table-cell>
          <table:table-cell office:value-type="string" calcext:value-type="string">
            <text:p>Hanoi</text:p>
          </table:table-cell>
          <table:table-cell office:value-type="float" office:value="18702.354" calcext:value-type="float">
            <text:p>18702.354</text:p>
          </table:table-cell>
          <table:table-cell office:value-type="string" calcext:value-type="string">
            <text:p>Hanoi</text:p>
          </table:table-cell>
          <table:table-cell office:value-type="float" office:value="16964.962" calcext:value-type="float">
            <text:p>16964.962</text:p>
          </table:table-cell>
          <table:table-cell office:value-type="string" calcext:value-type="string">
            <text:p>Bangkok</text:p>
          </table:table-cell>
          <table:table-cell office:value-type="float" office:value="17053.629" calcext:value-type="float">
            <text:p>17053.629</text:p>
          </table:table-cell>
          <table:table-cell office:value-type="string" calcext:value-type="string">
            <text:p>Kuala_Lumpur</text:p>
          </table:table-cell>
          <table:table-cell office:value-type="float" office:value="26231.464" calcext:value-type="float">
            <text:p>26231.464</text:p>
          </table:table-cell>
          <table:table-cell office:value-type="string" calcext:value-type="string">
            <text:p>Bangkok</text:p>
          </table:table-cell>
          <table:table-cell office:value-type="float" office:value="28206.056" calcext:value-type="float">
            <text:p>28206.056</text:p>
          </table:table-cell>
          <table:table-cell office:value-type="string" calcext:value-type="string">
            <text:p>Hanoi</text:p>
          </table:table-cell>
          <table:table-cell office:value-type="float" office:value="18855.257" calcext:value-type="float">
            <text:p>18855.257</text:p>
          </table:table-cell>
          <table:table-cell office:value-type="string" calcext:value-type="string">
            <text:p>Bangkok</text:p>
          </table:table-cell>
          <table:table-cell office:value-type="float" office:value="17434.397" calcext:value-type="float">
            <text:p>17434.397</text:p>
          </table:table-cell>
          <table:table-cell office:value-type="string" calcext:value-type="string">
            <text:p>Hanoi</text:p>
          </table:table-cell>
          <table:table-cell office:value-type="float" office:value="18052.798" calcext:value-type="float">
            <text:p>18052.798</text:p>
          </table:table-cell>
          <table:table-cell office:value-type="string" calcext:value-type="string">
            <text:p>Seoul</text:p>
          </table:table-cell>
          <table:table-cell office:value-type="float" office:value="16773.445" calcext:value-type="float">
            <text:p>16773.445</text:p>
          </table:table-cell>
          <table:table-cell office:value-type="string" calcext:value-type="string">
            <text:p>Seoul</text:p>
          </table:table-cell>
          <table:table-cell office:value-type="float" office:value="17943.591" calcext:value-type="float">
            <text:p>17943.591</text:p>
          </table:table-cell>
          <table:table-cell office:value-type="string" calcext:value-type="string">
            <text:p>Perth</text:p>
          </table:table-cell>
          <table:table-cell office:value-type="float" office:value="18484.273" calcext:value-type="float">
            <text:p>18484.273</text:p>
          </table:table-cell>
          <table:table-cell office:value-type="string" calcext:value-type="string">
            <text:p>Singapore</text:p>
          </table:table-cell>
          <table:table-cell office:value-type="float" office:value="16066.734" calcext:value-type="float">
            <text:p>16066.734</text:p>
          </table:table-cell>
          <table:table-cell office:value-type="string" calcext:value-type="string">
            <text:p>Bangkok</text:p>
          </table:table-cell>
          <table:table-cell office:value-type="float" office:value="17361.986" calcext:value-type="float">
            <text:p>17361.986</text:p>
          </table:table-cell>
          <table:table-cell office:value-type="string" calcext:value-type="string">
            <text:p>Perth</text:p>
          </table:table-cell>
          <table:table-cell office:value-type="float" office:value="17033.062" calcext:value-type="float">
            <text:p>17033.062</text:p>
          </table:table-cell>
          <table:table-cell office:value-type="string" calcext:value-type="string">
            <text:p>Santiago</text:p>
          </table:table-cell>
          <table:table-cell office:value-type="float" office:value="18583.248" calcext:value-type="float">
            <text:p>18583.248</text:p>
          </table:table-cell>
          <table:table-cell office:value-type="string" calcext:value-type="string">
            <text:p>Seoul</text:p>
          </table:table-cell>
          <table:table-cell office:value-type="float" office:value="17066.694" calcext:value-type="float">
            <text:p>17066.694</text:p>
          </table:table-cell>
          <table:table-cell office:value-type="string" calcext:value-type="string">
            <text:p>Perth</text:p>
          </table:table-cell>
          <table:table-cell office:value-type="float" office:value="16922.942" calcext:value-type="float">
            <text:p>16922.942</text:p>
          </table:table-cell>
          <table:table-cell office:value-type="string" calcext:value-type="string">
            <text:p>Santiago</text:p>
          </table:table-cell>
          <table:table-cell office:value-type="float" office:value="17365.449" calcext:value-type="float">
            <text:p>17365.449</text:p>
          </table:table-cell>
          <table:table-cell office:value-type="string" calcext:value-type="string">
            <text:p>Tel_Aviv</text:p>
          </table:table-cell>
          <table:table-cell office:value-type="float" office:value="23468.528" calcext:value-type="float">
            <text:p>23468.528</text:p>
          </table:table-cell>
          <table:table-cell office:value-type="string" calcext:value-type="string">
            <text:p>Ukraine</text:p>
          </table:table-cell>
          <table:table-cell office:value-type="float" office:value="16396.777" calcext:value-type="float">
            <text:p>16396.777</text:p>
          </table:table-cell>
          <table:table-cell office:value-type="string" calcext:value-type="string">
            <text:p>New_York</text:p>
          </table:table-cell>
          <table:table-cell office:value-type="float" office:value="25675.854" calcext:value-type="float">
            <text:p>25675.854</text:p>
          </table:table-cell>
          <table:table-cell office:value-type="string" calcext:value-type="string">
            <text:p>Kuala_Lumpur</text:p>
          </table:table-cell>
          <table:table-cell office:value-type="float" office:value="22113.366" calcext:value-type="float">
            <text:p>22113.366</text:p>
          </table:table-cell>
          <table:table-cell office:value-type="string" calcext:value-type="string">
            <text:p>Buenos_Aires</text:p>
          </table:table-cell>
          <table:table-cell office:value-type="float" office:value="23454.468" calcext:value-type="float">
            <text:p>23454.468</text:p>
          </table:table-cell>
          <table:table-cell office:value-type="string" calcext:value-type="string">
            <text:p>Dallas</text:p>
          </table:table-cell>
          <table:table-cell office:value-type="float" office:value="22503.677" calcext:value-type="float">
            <text:p>22503.677</text:p>
          </table:table-cell>
          <table:table-cell office:value-type="string" calcext:value-type="string">
            <text:p>Bangkok</text:p>
          </table:table-cell>
          <table:table-cell office:value-type="float" office:value="17129.227" calcext:value-type="float">
            <text:p>17129.227</text:p>
          </table:table-cell>
          <table:table-cell office:value-type="string" calcext:value-type="string">
            <text:p>San_Jose</text:p>
          </table:table-cell>
          <table:table-cell office:value-type="float" office:value="22085.267" calcext:value-type="float">
            <text:p>22085.267</text:p>
          </table:table-cell>
          <table:table-cell office:value-type="string" calcext:value-type="string">
            <text:p>San_Jose</text:p>
          </table:table-cell>
          <table:table-cell office:value-type="float" office:value="22082.083" calcext:value-type="float">
            <text:p>22082.083</text:p>
          </table:table-cell>
          <table:table-cell office:value-type="string" calcext:value-type="string">
            <text:p>Tbilisi</text:p>
          </table:table-cell>
          <table:table-cell office:value-type="float" office:value="22430.61" calcext:value-type="float">
            <text:p>22430.61</text:p>
          </table:table-cell>
          <table:table-cell office:value-type="string" calcext:value-type="string">
            <text:p>Kuala_Lumpur</text:p>
          </table:table-cell>
          <table:table-cell office:value-type="float" office:value="15264.489" calcext:value-type="float">
            <text:p>15264.489</text:p>
          </table:table-cell>
          <table:table-cell office:value-type="string" calcext:value-type="string">
            <text:p>Istanbul</text:p>
          </table:table-cell>
          <table:table-cell office:value-type="float" office:value="19117.59" calcext:value-type="float">
            <text:p>19117.59</text:p>
          </table:table-cell>
          <table:table-cell office:value-type="string" calcext:value-type="string">
            <text:p>Kuala_Lumpur</text:p>
          </table:table-cell>
          <table:table-cell office:value-type="float" office:value="19223.673" calcext:value-type="float">
            <text:p>19223.673</text:p>
          </table:table-cell>
          <table:table-cell office:value-type="string" calcext:value-type="string">
            <text:p>Kuala_Lumpur</text:p>
          </table:table-cell>
          <table:table-cell office:value-type="float" office:value="19661.054" calcext:value-type="float">
            <text:p>19661.054</text:p>
          </table:table-cell>
          <table:table-cell office:value-type="string" calcext:value-type="string">
            <text:p>Buenos_Aires</text:p>
          </table:table-cell>
          <table:table-cell office:value-type="float" office:value="17916.668" calcext:value-type="float">
            <text:p>17916.668</text:p>
          </table:table-cell>
          <table:table-cell office:value-type="string" calcext:value-type="string">
            <text:p>Perth</text:p>
          </table:table-cell>
          <table:table-cell office:value-type="float" office:value="17065.801" calcext:value-type="float">
            <text:p>17065.801</text:p>
          </table:table-cell>
          <table:table-cell office:value-type="string" calcext:value-type="string">
            <text:p>Bangkok</text:p>
          </table:table-cell>
          <table:table-cell office:value-type="float" office:value="19269.583" calcext:value-type="float">
            <text:p>19269.583</text:p>
          </table:table-cell>
          <table:table-cell office:value-type="string" calcext:value-type="string">
            <text:p>Seoul</text:p>
          </table:table-cell>
          <table:table-cell office:value-type="float" office:value="18380.099" calcext:value-type="float">
            <text:p>18380.099</text:p>
          </table:table-cell>
          <table:table-cell office:value-type="string" calcext:value-type="string">
            <text:p>Auckland</text:p>
          </table:table-cell>
          <table:table-cell office:value-type="float" office:value="15856.206" calcext:value-type="float">
            <text:p>15856.206</text:p>
          </table:table-cell>
          <table:table-cell office:value-type="string" calcext:value-type="string">
            <text:p>Perth</text:p>
          </table:table-cell>
          <table:table-cell office:value-type="float" office:value="18442.096" calcext:value-type="float">
            <text:p>18442.096</text:p>
          </table:table-cell>
          <table:table-cell office:value-type="string" calcext:value-type="string">
            <text:p>Auckland</text:p>
          </table:table-cell>
          <table:table-cell office:value-type="float" office:value="16948.946" calcext:value-type="float">
            <text:p>16948.946</text:p>
          </table:table-cell>
          <table:table-cell office:value-type="string" calcext:value-type="string">
            <text:p>Jakarta</text:p>
          </table:table-cell>
          <table:table-cell office:value-type="float" office:value="16276.775" calcext:value-type="float">
            <text:p>16276.775</text:p>
          </table:table-cell>
          <table:table-cell office:value-type="string" calcext:value-type="string">
            <text:p>Zagreb</text:p>
          </table:table-cell>
          <table:table-cell office:value-type="float" office:value="15732.81" calcext:value-type="float">
            <text:p>15732.81</text:p>
          </table:table-cell>
          <table:table-cell office:value-type="string" calcext:value-type="string">
            <text:p>Tbilisi</text:p>
          </table:table-cell>
          <table:table-cell office:value-type="float" office:value="15741.96" calcext:value-type="float">
            <text:p>15741.96</text:p>
          </table:table-cell>
          <table:table-cell office:value-type="string" calcext:value-type="string">
            <text:p>Budapest</text:p>
          </table:table-cell>
          <table:table-cell office:value-type="float" office:value="20456.82" calcext:value-type="float">
            <text:p>20456.82</text:p>
          </table:table-cell>
          <table:table-cell office:value-type="string" calcext:value-type="string">
            <text:p>Tel_Aviv</text:p>
          </table:table-cell>
          <table:table-cell office:value-type="float" office:value="28057.018" calcext:value-type="float">
            <text:p>28057.018</text:p>
          </table:table-cell>
          <table:table-cell office:value-type="string" calcext:value-type="string">
            <text:p>Tbilisi</text:p>
          </table:table-cell>
          <table:table-cell office:value-type="float" office:value="27705.656" calcext:value-type="float">
            <text:p>27705.656</text:p>
          </table:table-cell>
          <table:table-cell office:value-type="string" calcext:value-type="string">
            <text:p>Seoul</text:p>
          </table:table-cell>
          <table:table-cell office:value-type="float" office:value="18066.116" calcext:value-type="float">
            <text:p>18066.116</text:p>
          </table:table-cell>
          <table:table-cell office:value-type="string" calcext:value-type="string">
            <text:p>Zagreb</text:p>
          </table:table-cell>
          <table:table-cell office:value-type="float" office:value="26990.142" calcext:value-type="float">
            <text:p>26990.142</text:p>
          </table:table-cell>
          <table:table-cell office:value-type="string" calcext:value-type="string">
            <text:p>Santiago</text:p>
          </table:table-cell>
          <table:table-cell office:value-type="float" office:value="27485.15" calcext:value-type="float">
            <text:p>27485.15</text:p>
          </table:table-cell>
          <table:table-cell office:value-type="string" calcext:value-type="string">
            <text:p>Brazil</text:p>
          </table:table-cell>
          <table:table-cell office:value-type="float" office:value="22914.002" calcext:value-type="float">
            <text:p>22914.002</text:p>
          </table:table-cell>
          <table:table-cell office:value-type="string" calcext:value-type="string">
            <text:p>Buenos_Aires</text:p>
          </table:table-cell>
          <table:table-cell office:value-type="float" office:value="23420.299" calcext:value-type="float">
            <text:p>23420.299</text:p>
          </table:table-cell>
          <table:table-cell office:value-type="string" calcext:value-type="string">
            <text:p>Zagreb</text:p>
          </table:table-cell>
          <table:table-cell office:value-type="float" office:value="24200.777" calcext:value-type="float">
            <text:p>24200.777</text:p>
          </table:table-cell>
          <table:table-cell office:value-type="string" calcext:value-type="string">
            <text:p>Perth</text:p>
          </table:table-cell>
          <table:table-cell office:value-type="float" office:value="17123.37" calcext:value-type="float">
            <text:p>17123.37</text:p>
          </table:table-cell>
          <table:table-cell office:value-type="string" calcext:value-type="string">
            <text:p>Bangkok</text:p>
          </table:table-cell>
          <table:table-cell office:value-type="float" office:value="17578.482" calcext:value-type="float">
            <text:p>17578.482</text:p>
          </table:table-cell>
          <table:table-cell office:value-type="string" calcext:value-type="string">
            <text:p>Jakarta</text:p>
          </table:table-cell>
          <table:table-cell office:value-type="float" office:value="29218.759" calcext:value-type="float">
            <text:p>29218.759</text:p>
          </table:table-cell>
          <table:table-cell office:value-type="string" calcext:value-type="string">
            <text:p>Hong_Kong</text:p>
          </table:table-cell>
          <table:table-cell office:value-type="float" office:value="18932.901" calcext:value-type="float">
            <text:p>18932.901</text:p>
          </table:table-cell>
          <table:table-cell office:value-type="string" calcext:value-type="string">
            <text:p>Jakarta</text:p>
          </table:table-cell>
          <table:table-cell office:value-type="float" office:value="17432.88" calcext:value-type="float">
            <text:p>17432.88</text:p>
          </table:table-cell>
          <table:table-cell office:value-type="string" calcext:value-type="string">
            <text:p>Melbourne</text:p>
          </table:table-cell>
          <table:table-cell office:value-type="float" office:value="17207.797" calcext:value-type="float">
            <text:p>17207.797</text:p>
          </table:table-cell>
          <table:table-cell office:value-type="string" calcext:value-type="string">
            <text:p>Jakarta</text:p>
          </table:table-cell>
          <table:table-cell office:value-type="float" office:value="17456.969" calcext:value-type="float">
            <text:p>17456.969</text:p>
          </table:table-cell>
          <table:table-cell office:value-type="string" calcext:value-type="string">
            <text:p>Perth</text:p>
          </table:table-cell>
          <table:table-cell office:value-type="float" office:value="16927.534" calcext:value-type="float">
            <text:p>16927.534</text:p>
          </table:table-cell>
        </table:table-row>
        <table:table-row table:style-name="ro1">
          <table:table-cell office:value-type="string" calcext:value-type="string">
            <text:p>Kuala_Lumpur</text:p>
          </table:table-cell>
          <table:table-cell office:value-type="float" office:value="19376.618" calcext:value-type="float">
            <text:p>19376.618</text:p>
          </table:table-cell>
          <table:table-cell office:value-type="string" calcext:value-type="string">
            <text:p>Kuala_Lumpur</text:p>
          </table:table-cell>
          <table:table-cell office:value-type="float" office:value="19106.455" calcext:value-type="float">
            <text:p>19106.455</text:p>
          </table:table-cell>
          <table:table-cell office:value-type="string" calcext:value-type="string">
            <text:p>Bangkok</text:p>
          </table:table-cell>
          <table:table-cell office:value-type="float" office:value="18908.349" calcext:value-type="float">
            <text:p>18908.349</text:p>
          </table:table-cell>
          <table:table-cell office:value-type="string" calcext:value-type="string">
            <text:p>Santiago</text:p>
          </table:table-cell>
          <table:table-cell office:value-type="float" office:value="17151.431" calcext:value-type="float">
            <text:p>17151.431</text:p>
          </table:table-cell>
          <table:table-cell office:value-type="string" calcext:value-type="string">
            <text:p>Brisbane</text:p>
          </table:table-cell>
          <table:table-cell office:value-type="float" office:value="30297.657" calcext:value-type="float">
            <text:p>30297.657</text:p>
          </table:table-cell>
          <table:table-cell office:value-type="string" calcext:value-type="string">
            <text:p>Kuala_Lumpur</text:p>
          </table:table-cell>
          <table:table-cell office:value-type="float" office:value="28508.252" calcext:value-type="float">
            <text:p>28508.252</text:p>
          </table:table-cell>
          <table:table-cell office:value-type="string" calcext:value-type="string">
            <text:p>Kuala_Lumpur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Hanoi</text:p>
          </table:table-cell>
          <table:table-cell office:value-type="float" office:value="18458.761" calcext:value-type="float">
            <text:p>18458.761</text:p>
          </table:table-cell>
          <table:table-cell office:value-type="string" calcext:value-type="string">
            <text:p>Bangkok</text:p>
          </table:table-cell>
          <table:table-cell office:value-type="float" office:value="18819.266" calcext:value-type="float">
            <text:p>18819.266</text:p>
          </table:table-cell>
          <table:table-cell office:value-type="string" calcext:value-type="string">
            <text:p>Perth</text:p>
          </table:table-cell>
          <table:table-cell office:value-type="float" office:value="16902.193" calcext:value-type="float">
            <text:p>16902.193</text:p>
          </table:table-cell>
          <table:table-cell office:value-type="string" calcext:value-type="string">
            <text:p>Perth</text:p>
          </table:table-cell>
          <table:table-cell office:value-type="float" office:value="18077.89" calcext:value-type="float">
            <text:p>18077.89</text:p>
          </table:table-cell>
          <table:table-cell office:value-type="string" calcext:value-type="string">
            <text:p>Seoul</text:p>
          </table:table-cell>
          <table:table-cell office:value-type="float" office:value="18538.879" calcext:value-type="float">
            <text:p>18538.879</text:p>
          </table:table-cell>
          <table:table-cell office:value-type="string" calcext:value-type="string">
            <text:p>Seoul</text:p>
          </table:table-cell>
          <table:table-cell office:value-type="float" office:value="17090.459" calcext:value-type="float">
            <text:p>17090.459</text:p>
          </table:table-cell>
          <table:table-cell office:value-type="string" calcext:value-type="string">
            <text:p>Seoul</text:p>
          </table:table-cell>
          <table:table-cell office:value-type="float" office:value="17406.564" calcext:value-type="float">
            <text:p>17406.564</text:p>
          </table:table-cell>
          <table:table-cell office:value-type="string" calcext:value-type="string">
            <text:p>Bangkok</text:p>
          </table:table-cell>
          <table:table-cell office:value-type="float" office:value="18638.485" calcext:value-type="float">
            <text:p>18638.485</text:p>
          </table:table-cell>
          <table:table-cell office:value-type="string" calcext:value-type="string">
            <text:p>Hong_Kong</text:p>
          </table:table-cell>
          <table:table-cell office:value-type="float" office:value="20861.936" calcext:value-type="float">
            <text:p>20861.936</text:p>
          </table:table-cell>
          <table:table-cell office:value-type="string" calcext:value-type="string">
            <text:p>Perth</text:p>
          </table:table-cell>
          <table:table-cell office:value-type="float" office:value="17256.195" calcext:value-type="float">
            <text:p>17256.195</text:p>
          </table:table-cell>
          <table:table-cell office:value-type="string" calcext:value-type="string">
            <text:p>Singapore</text:p>
          </table:table-cell>
          <table:table-cell office:value-type="float" office:value="17643.207" calcext:value-type="float">
            <text:p>17643.207</text:p>
          </table:table-cell>
          <table:table-cell office:value-type="string" calcext:value-type="string">
            <text:p>Hong_Kong</text:p>
          </table:table-cell>
          <table:table-cell office:value-type="float" office:value="20032.626" calcext:value-type="float">
            <text:p>20032.626</text:p>
          </table:table-cell>
          <table:table-cell office:value-type="string" calcext:value-type="string">
            <text:p>Ukraine</text:p>
          </table:table-cell>
          <table:table-cell office:value-type="float" office:value="23642.081" calcext:value-type="float">
            <text:p>23642.081</text:p>
          </table:table-cell>
          <table:table-cell office:value-type="string" calcext:value-type="string">
            <text:p>Auckland</text:p>
          </table:table-cell>
          <table:table-cell office:value-type="float" office:value="18021.455" calcext:value-type="float">
            <text:p>18021.455</text:p>
          </table:table-cell>
          <table:table-cell office:value-type="string" calcext:value-type="string">
            <text:p>Buenos_Aires</text:p>
          </table:table-cell>
          <table:table-cell office:value-type="float" office:value="26489.605" calcext:value-type="float">
            <text:p>26489.605</text:p>
          </table:table-cell>
          <table:table-cell office:value-type="string" calcext:value-type="string">
            <text:p>Buenos_Aires</text:p>
          </table:table-cell>
          <table:table-cell office:value-type="float" office:value="22578.134" calcext:value-type="float">
            <text:p>22578.134</text:p>
          </table:table-cell>
          <table:table-cell office:value-type="string" calcext:value-type="string">
            <text:p>Dallas</text:p>
          </table:table-cell>
          <table:table-cell office:value-type="float" office:value="23733.838" calcext:value-type="float">
            <text:p>23733.838</text:p>
          </table:table-cell>
          <table:table-cell office:value-type="string" calcext:value-type="string">
            <text:p>Los_Angeles</text:p>
          </table:table-cell>
          <table:table-cell office:value-type="float" office:value="22843.246" calcext:value-type="float">
            <text:p>22843.246</text:p>
          </table:table-cell>
          <table:table-cell office:value-type="string" calcext:value-type="string">
            <text:p>Santiago</text:p>
          </table:table-cell>
          <table:table-cell office:value-type="float" office:value="17416.748" calcext:value-type="float">
            <text:p>17416.748</text:p>
          </table:table-cell>
          <table:table-cell office:value-type="string" calcext:value-type="string">
            <text:p>Tbilisi</text:p>
          </table:table-cell>
          <table:table-cell office:value-type="float" office:value="22422.174" calcext:value-type="float">
            <text:p>22422.174</text:p>
          </table:table-cell>
          <table:table-cell office:value-type="string" calcext:value-type="string">
            <text:p>Tbilisi</text:p>
          </table:table-cell>
          <table:table-cell office:value-type="float" office:value="22387.48" calcext:value-type="float">
            <text:p>22387.48</text:p>
          </table:table-cell>
          <table:table-cell office:value-type="string" calcext:value-type="string">
            <text:p>Melbourne</text:p>
          </table:table-cell>
          <table:table-cell office:value-type="float" office:value="22526.429" calcext:value-type="float">
            <text:p>22526.429</text:p>
          </table:table-cell>
          <table:table-cell office:value-type="string" calcext:value-type="string">
            <text:p>Budapest</text:p>
          </table:table-cell>
          <table:table-cell office:value-type="float" office:value="15402.582" calcext:value-type="float">
            <text:p>15402.582</text:p>
          </table:table-cell>
          <table:table-cell office:value-type="string" calcext:value-type="string">
            <text:p>Kuala_Lumpur</text:p>
          </table:table-cell>
          <table:table-cell office:value-type="float" office:value="19226.614" calcext:value-type="float">
            <text:p>19226.614</text:p>
          </table:table-cell>
          <table:table-cell office:value-type="string" calcext:value-type="string">
            <text:p>Ukraine</text:p>
          </table:table-cell>
          <table:table-cell office:value-type="float" office:value="19288.119" calcext:value-type="float">
            <text:p>19288.119</text:p>
          </table:table-cell>
          <table:table-cell office:value-type="string" calcext:value-type="string">
            <text:p>Jakarta</text:p>
          </table:table-cell>
          <table:table-cell office:value-type="float" office:value="19825.386" calcext:value-type="float">
            <text:p>19825.386</text:p>
          </table:table-cell>
          <table:table-cell office:value-type="string" calcext:value-type="string">
            <text:p>Tokyo</text:p>
          </table:table-cell>
          <table:table-cell office:value-type="float" office:value="19772.9" calcext:value-type="float">
            <text:p>19772.9</text:p>
          </table:table-cell>
          <table:table-cell office:value-type="string" calcext:value-type="string">
            <text:p>Bangkok</text:p>
          </table:table-cell>
          <table:table-cell office:value-type="float" office:value="17304.369" calcext:value-type="float">
            <text:p>17304.369</text:p>
          </table:table-cell>
          <table:table-cell office:value-type="string" calcext:value-type="string">
            <text:p>Kuala_Lumpur</text:p>
          </table:table-cell>
          <table:table-cell office:value-type="float" office:value="19286.045" calcext:value-type="float">
            <text:p>19286.045</text:p>
          </table:table-cell>
          <table:table-cell office:value-type="string" calcext:value-type="string">
            <text:p>Perth</text:p>
          </table:table-cell>
          <table:table-cell office:value-type="float" office:value="18823.649" calcext:value-type="float">
            <text:p>18823.649</text:p>
          </table:table-cell>
          <table:table-cell office:value-type="string" calcext:value-type="string">
            <text:p>Perth</text:p>
          </table:table-cell>
          <table:table-cell office:value-type="float" office:value="16114.852" calcext:value-type="float">
            <text:p>16114.852</text:p>
          </table:table-cell>
          <table:table-cell office:value-type="string" calcext:value-type="string">
            <text:p>Santiago</text:p>
          </table:table-cell>
          <table:table-cell office:value-type="float" office:value="18999.474" calcext:value-type="float">
            <text:p>18999.474</text:p>
          </table:table-cell>
          <table:table-cell office:value-type="string" calcext:value-type="string">
            <text:p>Perth</text:p>
          </table:table-cell>
          <table:table-cell office:value-type="float" office:value="17027.79" calcext:value-type="float">
            <text:p>17027.79</text:p>
          </table:table-cell>
          <table:table-cell office:value-type="string" calcext:value-type="string">
            <text:p>Auckland</text:p>
          </table:table-cell>
          <table:table-cell office:value-type="float" office:value="17008.295" calcext:value-type="float">
            <text:p>17008.295</text:p>
          </table:table-cell>
          <table:table-cell office:value-type="string" calcext:value-type="string">
            <text:p>Perth</text:p>
          </table:table-cell>
          <table:table-cell office:value-type="float" office:value="15982.112" calcext:value-type="float">
            <text:p>15982.112</text:p>
          </table:table-cell>
          <table:table-cell office:value-type="string" calcext:value-type="string">
            <text:p>Jakarta</text:p>
          </table:table-cell>
          <table:table-cell office:value-type="float" office:value="15856.087" calcext:value-type="float">
            <text:p>15856.087</text:p>
          </table:table-cell>
          <table:table-cell office:value-type="string" calcext:value-type="string">
            <text:p>Ukraine</text:p>
          </table:table-cell>
          <table:table-cell office:value-type="float" office:value="21167.111" calcext:value-type="float">
            <text:p>21167.111</text:p>
          </table:table-cell>
          <table:table-cell office:value-type="string" calcext:value-type="string">
            <text:p>Buffalo</text:p>
          </table:table-cell>
          <table:table-cell office:value-type="float" office:value="28116.642" calcext:value-type="float">
            <text:p>28116.642</text:p>
          </table:table-cell>
          <table:table-cell office:value-type="string" calcext:value-type="string">
            <text:p>Buffalo</text:p>
          </table:table-cell>
          <table:table-cell office:value-type="float" office:value="27722.589" calcext:value-type="float">
            <text:p>27722.589</text:p>
          </table:table-cell>
          <table:table-cell office:value-type="string" calcext:value-type="string">
            <text:p>Perth</text:p>
          </table:table-cell>
          <table:table-cell office:value-type="float" office:value="18563.271" calcext:value-type="float">
            <text:p>18563.271</text:p>
          </table:table-cell>
          <table:table-cell office:value-type="string" calcext:value-type="string">
            <text:p>Bratislava</text:p>
          </table:table-cell>
          <table:table-cell office:value-type="float" office:value="27554.637" calcext:value-type="float">
            <text:p>27554.637</text:p>
          </table:table-cell>
          <table:table-cell office:value-type="string" calcext:value-type="string">
            <text:p>Bratislava</text:p>
          </table:table-cell>
          <table:table-cell office:value-type="float" office:value="28019.44" calcext:value-type="float">
            <text:p>28019.44</text:p>
          </table:table-cell>
          <table:table-cell office:value-type="string" calcext:value-type="string">
            <text:p>Phoenix</text:p>
          </table:table-cell>
          <table:table-cell office:value-type="float" office:value="23043.242" calcext:value-type="float">
            <text:p>23043.242</text:p>
          </table:table-cell>
          <table:table-cell office:value-type="string" calcext:value-type="string">
            <text:p>Ukraine</text:p>
          </table:table-cell>
          <table:table-cell office:value-type="float" office:value="23816.873" calcext:value-type="float">
            <text:p>23816.873</text:p>
          </table:table-cell>
          <table:table-cell office:value-type="string" calcext:value-type="string">
            <text:p>New_York</text:p>
          </table:table-cell>
          <table:table-cell office:value-type="float" office:value="24226.301" calcext:value-type="float">
            <text:p>24226.301</text:p>
          </table:table-cell>
          <table:table-cell office:value-type="string" calcext:value-type="string">
            <text:p>Bangkok</text:p>
          </table:table-cell>
          <table:table-cell office:value-type="float" office:value="17334.853" calcext:value-type="float">
            <text:p>17334.853</text:p>
          </table:table-cell>
          <table:table-cell office:value-type="string" calcext:value-type="string">
            <text:p>Singapore</text:p>
          </table:table-cell>
          <table:table-cell office:value-type="float" office:value="18159.152" calcext:value-type="float">
            <text:p>18159.152</text:p>
          </table:table-cell>
          <table:table-cell office:value-type="string" calcext:value-type="string">
            <text:p>Hong_Kong</text:p>
          </table:table-cell>
          <table:table-cell office:value-type="float" office:value="29438.056" calcext:value-type="float">
            <text:p>29438.056</text:p>
          </table:table-cell>
          <table:table-cell office:value-type="string" calcext:value-type="string">
            <text:p>Perth</text:p>
          </table:table-cell>
          <table:table-cell office:value-type="float" office:value="20653.096" calcext:value-type="float">
            <text:p>20653.096</text:p>
          </table:table-cell>
          <table:table-cell office:value-type="string" calcext:value-type="string">
            <text:p>Bangkok</text:p>
          </table:table-cell>
          <table:table-cell office:value-type="float" office:value="17600.875" calcext:value-type="float">
            <text:p>17600.875</text:p>
          </table:table-cell>
          <table:table-cell office:value-type="string" calcext:value-type="string">
            <text:p>Ukraine</text:p>
          </table:table-cell>
          <table:table-cell office:value-type="float" office:value="17555.239" calcext:value-type="float">
            <text:p>17555.239</text:p>
          </table:table-cell>
          <table:table-cell office:value-type="string" calcext:value-type="string">
            <text:p>Sofia</text:p>
          </table:table-cell>
          <table:table-cell office:value-type="float" office:value="17840.508" calcext:value-type="float">
            <text:p>17840.508</text:p>
          </table:table-cell>
          <table:table-cell office:value-type="string" calcext:value-type="string">
            <text:p>Los_Angeles</text:p>
          </table:table-cell>
          <table:table-cell office:value-type="float" office:value="17860.193" calcext:value-type="float">
            <text:p>17860.193</text:p>
          </table:table-cell>
        </table:table-row>
        <table:table-row table:style-name="ro1">
          <table:table-cell office:value-type="string" calcext:value-type="string">
            <text:p>Perth</text:p>
          </table:table-cell>
          <table:table-cell office:value-type="float" office:value="20578.01" calcext:value-type="float">
            <text:p>20578.01</text:p>
          </table:table-cell>
          <table:table-cell office:value-type="string" calcext:value-type="string">
            <text:p>Bangkok</text:p>
          </table:table-cell>
          <table:table-cell office:value-type="float" office:value="19391.357" calcext:value-type="float">
            <text:p>19391.357</text:p>
          </table:table-cell>
          <table:table-cell office:value-type="string" calcext:value-type="string">
            <text:p>Kuala_Lumpur</text:p>
          </table:table-cell>
          <table:table-cell office:value-type="float" office:value="19104.466" calcext:value-type="float">
            <text:p>19104.466</text:p>
          </table:table-cell>
          <table:table-cell office:value-type="string" calcext:value-type="string">
            <text:p>Perth</text:p>
          </table:table-cell>
          <table:table-cell office:value-type="float" office:value="17441.571" calcext:value-type="float">
            <text:p>17441.571</text:p>
          </table:table-cell>
          <table:table-cell office:value-type="string" calcext:value-type="string">
            <text:p>Bangkok</text:p>
          </table:table-cell>
          <table:table-cell office:value-type="float" office:value="30426.914" calcext:value-type="float">
            <text:p>30426.914</text:p>
          </table:table-cell>
          <table:table-cell office:value-type="string" calcext:value-type="string">
            <text:p>Perth</text:p>
          </table:table-cell>
          <table:table-cell office:value-type="float" office:value="32023.664" calcext:value-type="float">
            <text:p>32023.664</text:p>
          </table:table-cell>
          <table:table-cell office:value-type="string" calcext:value-type="string">
            <text:p>Perth</text:p>
          </table:table-cell>
          <table:table-cell office:value-type="float" office:value="20813.047" calcext:value-type="float">
            <text:p>20813.047</text:p>
          </table:table-cell>
          <table:table-cell office:value-type="string" calcext:value-type="string">
            <text:p>Kuala_Lumpur</text:p>
          </table:table-cell>
          <table:table-cell office:value-type="float" office:value="18521.146" calcext:value-type="float">
            <text:p>18521.146</text:p>
          </table:table-cell>
          <table:table-cell office:value-type="string" calcext:value-type="string">
            <text:p>Perth</text:p>
          </table:table-cell>
          <table:table-cell office:value-type="float" office:value="19838.799" calcext:value-type="float">
            <text:p>19838.799</text:p>
          </table:table-cell>
          <table:table-cell office:value-type="string" calcext:value-type="string">
            <text:p>Bangkok</text:p>
          </table:table-cell>
          <table:table-cell office:value-type="float" office:value="18313.047" calcext:value-type="float">
            <text:p>18313.047</text:p>
          </table:table-cell>
          <table:table-cell office:value-type="string" calcext:value-type="string">
            <text:p>Hong_Kong</text:p>
          </table:table-cell>
          <table:table-cell office:value-type="float" office:value="20211.029" calcext:value-type="float">
            <text:p>20211.029</text:p>
          </table:table-cell>
          <table:table-cell office:value-type="string" calcext:value-type="string">
            <text:p>Hong_Kong</text:p>
          </table:table-cell>
          <table:table-cell office:value-type="float" office:value="21443.794" calcext:value-type="float">
            <text:p>21443.794</text:p>
          </table:table-cell>
          <table:table-cell office:value-type="string" calcext:value-type="string">
            <text:p>Bangkok</text:p>
          </table:table-cell>
          <table:table-cell office:value-type="float" office:value="17320.469" calcext:value-type="float">
            <text:p>17320.469</text:p>
          </table:table-cell>
          <table:table-cell office:value-type="string" calcext:value-type="string">
            <text:p>Singapore</text:p>
          </table:table-cell>
          <table:table-cell office:value-type="float" office:value="17413.354" calcext:value-type="float">
            <text:p>17413.354</text:p>
          </table:table-cell>
          <table:table-cell office:value-type="string" calcext:value-type="string">
            <text:p>Santiago</text:p>
          </table:table-cell>
          <table:table-cell office:value-type="float" office:value="19608.161" calcext:value-type="float">
            <text:p>19608.161</text:p>
          </table:table-cell>
          <table:table-cell office:value-type="string" calcext:value-type="string">
            <text:p>Sydney</text:p>
          </table:table-cell>
          <table:table-cell office:value-type="float" office:value="23280.694" calcext:value-type="float">
            <text:p>23280.694</text:p>
          </table:table-cell>
          <table:table-cell office:value-type="string" calcext:value-type="string">
            <text:p>Hong_Kong</text:p>
          </table:table-cell>
          <table:table-cell office:value-type="float" office:value="20174.819" calcext:value-type="float">
            <text:p>20174.819</text:p>
          </table:table-cell>
          <table:table-cell office:value-type="string" calcext:value-type="string">
            <text:p>Bangkok</text:p>
          </table:table-cell>
          <table:table-cell office:value-type="float" office:value="18291.389" calcext:value-type="float">
            <text:p>18291.389</text:p>
          </table:table-cell>
          <table:table-cell office:value-type="string" calcext:value-type="string">
            <text:p>Jakarta</text:p>
          </table:table-cell>
          <table:table-cell office:value-type="float" office:value="21318.488" calcext:value-type="float">
            <text:p>21318.488</text:p>
          </table:table-cell>
          <table:table-cell office:value-type="string" calcext:value-type="string">
            <text:p>London</text:p>
          </table:table-cell>
          <table:table-cell office:value-type="float" office:value="23903.536" calcext:value-type="float">
            <text:p>23903.536</text:p>
          </table:table-cell>
          <table:table-cell office:value-type="string" calcext:value-type="string">
            <text:p>Perth</text:p>
          </table:table-cell>
          <table:table-cell office:value-type="float" office:value="18123.724" calcext:value-type="float">
            <text:p>18123.724</text:p>
          </table:table-cell>
          <table:table-cell office:value-type="string" calcext:value-type="string">
            <text:p>Atlanta</text:p>
          </table:table-cell>
          <table:table-cell office:value-type="float" office:value="27041.518" calcext:value-type="float">
            <text:p>27041.518</text:p>
          </table:table-cell>
          <table:table-cell office:value-type="string" calcext:value-type="string">
            <text:p>Atlanta</text:p>
          </table:table-cell>
          <table:table-cell office:value-type="float" office:value="22829.698" calcext:value-type="float">
            <text:p>22829.698</text:p>
          </table:table-cell>
          <table:table-cell office:value-type="string" calcext:value-type="string">
            <text:p>Miami</text:p>
          </table:table-cell>
          <table:table-cell office:value-type="float" office:value="23770.723" calcext:value-type="float">
            <text:p>23770.723</text:p>
          </table:table-cell>
          <table:table-cell office:value-type="string" calcext:value-type="string">
            <text:p>Brazil</text:p>
          </table:table-cell>
          <table:table-cell office:value-type="float" office:value="23015.32" calcext:value-type="float">
            <text:p>23015.32</text:p>
          </table:table-cell>
          <table:table-cell office:value-type="string" calcext:value-type="string">
            <text:p>Perth</text:p>
          </table:table-cell>
          <table:table-cell office:value-type="float" office:value="17879.673" calcext:value-type="float">
            <text:p>17879.673</text:p>
          </table:table-cell>
          <table:table-cell office:value-type="string" calcext:value-type="string">
            <text:p>Zagreb</text:p>
          </table:table-cell>
          <table:table-cell office:value-type="float" office:value="22680.873" calcext:value-type="float">
            <text:p>22680.873</text:p>
          </table:table-cell>
          <table:table-cell office:value-type="string" calcext:value-type="string">
            <text:p>Melbourne</text:p>
          </table:table-cell>
          <table:table-cell office:value-type="float" office:value="22671.187" calcext:value-type="float">
            <text:p>22671.187</text:p>
          </table:table-cell>
          <table:table-cell office:value-type="string" calcext:value-type="string">
            <text:p>Zagreb</text:p>
          </table:table-cell>
          <table:table-cell office:value-type="float" office:value="22685.467" calcext:value-type="float">
            <text:p>22685.467</text:p>
          </table:table-cell>
          <table:table-cell office:value-type="string" calcext:value-type="string">
            <text:p>Jakarta</text:p>
          </table:table-cell>
          <table:table-cell office:value-type="float" office:value="15843.753" calcext:value-type="float">
            <text:p>15843.753</text:p>
          </table:table-cell>
          <table:table-cell office:value-type="string" calcext:value-type="string">
            <text:p>Perth</text:p>
          </table:table-cell>
          <table:table-cell office:value-type="float" office:value="19394.49" calcext:value-type="float">
            <text:p>19394.49</text:p>
          </table:table-cell>
          <table:table-cell office:value-type="string" calcext:value-type="string">
            <text:p>Istanbul</text:p>
          </table:table-cell>
          <table:table-cell office:value-type="float" office:value="19390.29" calcext:value-type="float">
            <text:p>19390.29</text:p>
          </table:table-cell>
          <table:table-cell office:value-type="string" calcext:value-type="string">
            <text:p>Bangkok</text:p>
          </table:table-cell>
          <table:table-cell office:value-type="float" office:value="19999.654" calcext:value-type="float">
            <text:p>19999.654</text:p>
          </table:table-cell>
          <table:table-cell office:value-type="string" calcext:value-type="string">
            <text:p>Hong_Kong</text:p>
          </table:table-cell>
          <table:table-cell office:value-type="float" office:value="19897.659" calcext:value-type="float">
            <text:p>19897.659</text:p>
          </table:table-cell>
          <table:table-cell office:value-type="string" calcext:value-type="string">
            <text:p>Singapore</text:p>
          </table:table-cell>
          <table:table-cell office:value-type="float" office:value="17830.575" calcext:value-type="float">
            <text:p>17830.575</text:p>
          </table:table-cell>
          <table:table-cell office:value-type="string" calcext:value-type="string">
            <text:p>Jakarta</text:p>
          </table:table-cell>
          <table:table-cell office:value-type="float" office:value="20437.296" calcext:value-type="float">
            <text:p>20437.296</text:p>
          </table:table-cell>
          <table:table-cell office:value-type="string" calcext:value-type="string">
            <text:p>Hong_Kong</text:p>
          </table:table-cell>
          <table:table-cell office:value-type="float" office:value="21669.247" calcext:value-type="float">
            <text:p>21669.247</text:p>
          </table:table-cell>
          <table:table-cell office:value-type="string" calcext:value-type="string">
            <text:p>Bangkok</text:p>
          </table:table-cell>
          <table:table-cell office:value-type="float" office:value="17359.535" calcext:value-type="float">
            <text:p>17359.535</text:p>
          </table:table-cell>
          <table:table-cell office:value-type="string" calcext:value-type="string">
            <text:p>Hong_Kong</text:p>
          </table:table-cell>
          <table:table-cell office:value-type="float" office:value="20522.392" calcext:value-type="float">
            <text:p>20522.392</text:p>
          </table:table-cell>
          <table:table-cell office:value-type="string" calcext:value-type="string">
            <text:p>Jakarta</text:p>
          </table:table-cell>
          <table:table-cell office:value-type="float" office:value="17296.21" calcext:value-type="float">
            <text:p>17296.21</text:p>
          </table:table-cell>
          <table:table-cell office:value-type="string" calcext:value-type="string">
            <text:p>Istanbul</text:p>
          </table:table-cell>
          <table:table-cell office:value-type="float" office:value="17537.846" calcext:value-type="float">
            <text:p>17537.846</text:p>
          </table:table-cell>
          <table:table-cell office:value-type="string" calcext:value-type="string">
            <text:p>Jakarta</text:p>
          </table:table-cell>
          <table:table-cell office:value-type="float" office:value="16220.402" calcext:value-type="float">
            <text:p>16220.402</text:p>
          </table:table-cell>
          <table:table-cell office:value-type="string" calcext:value-type="string">
            <text:p>Bangkok</text:p>
          </table:table-cell>
          <table:table-cell office:value-type="float" office:value="15875.448" calcext:value-type="float">
            <text:p>15875.448</text:p>
          </table:table-cell>
          <table:table-cell office:value-type="string" calcext:value-type="string">
            <text:p>Toronto</text:p>
          </table:table-cell>
          <table:table-cell office:value-type="float" office:value="22902.348" calcext:value-type="float">
            <text:p>22902.348</text:p>
          </table:table-cell>
          <table:table-cell office:value-type="string" calcext:value-type="string">
            <text:p>Toronto</text:p>
          </table:table-cell>
          <table:table-cell office:value-type="float" office:value="28788.084" calcext:value-type="float">
            <text:p>28788.084</text:p>
          </table:table-cell>
          <table:table-cell office:value-type="string" calcext:value-type="string">
            <text:p>Buenos_Aires</text:p>
          </table:table-cell>
          <table:table-cell office:value-type="float" office:value="27917.046" calcext:value-type="float">
            <text:p>27917.046</text:p>
          </table:table-cell>
          <table:table-cell office:value-type="string" calcext:value-type="string">
            <text:p>Hong_Kong</text:p>
          </table:table-cell>
          <table:table-cell office:value-type="float" office:value="22147.049" calcext:value-type="float">
            <text:p>22147.049</text:p>
          </table:table-cell>
          <table:table-cell office:value-type="string" calcext:value-type="string">
            <text:p>Tel_Aviv</text:p>
          </table:table-cell>
          <table:table-cell office:value-type="float" office:value="27621.916" calcext:value-type="float">
            <text:p>27621.916</text:p>
          </table:table-cell>
          <table:table-cell office:value-type="string" calcext:value-type="string">
            <text:p>Zagreb</text:p>
          </table:table-cell>
          <table:table-cell office:value-type="float" office:value="28129.828" calcext:value-type="float">
            <text:p>28129.828</text:p>
          </table:table-cell>
          <table:table-cell office:value-type="string" calcext:value-type="string">
            <text:p>Tel_Aviv</text:p>
          </table:table-cell>
          <table:table-cell office:value-type="float" office:value="23352.901" calcext:value-type="float">
            <text:p>23352.901</text:p>
          </table:table-cell>
          <table:table-cell office:value-type="string" calcext:value-type="string">
            <text:p>Denver</text:p>
          </table:table-cell>
          <table:table-cell office:value-type="float" office:value="23932.273" calcext:value-type="float">
            <text:p>23932.273</text:p>
          </table:table-cell>
          <table:table-cell office:value-type="string" calcext:value-type="string">
            <text:p>Buenos_Aires</text:p>
          </table:table-cell>
          <table:table-cell office:value-type="float" office:value="24707.843" calcext:value-type="float">
            <text:p>24707.843</text:p>
          </table:table-cell>
          <table:table-cell office:value-type="string" calcext:value-type="string">
            <text:p>Singapore</text:p>
          </table:table-cell>
          <table:table-cell office:value-type="float" office:value="19175.216" calcext:value-type="float">
            <text:p>19175.216</text:p>
          </table:table-cell>
          <table:table-cell office:value-type="string" calcext:value-type="string">
            <text:p>Jakarta</text:p>
          </table:table-cell>
          <table:table-cell office:value-type="float" office:value="19270.181" calcext:value-type="float">
            <text:p>19270.181</text:p>
          </table:table-cell>
          <table:table-cell office:value-type="string" calcext:value-type="string">
            <text:p>Perth</text:p>
          </table:table-cell>
          <table:table-cell office:value-type="float" office:value="31579.61" calcext:value-type="float">
            <text:p>31579.61</text:p>
          </table:table-cell>
          <table:table-cell office:value-type="string" calcext:value-type="string">
            <text:p>Jakarta</text:p>
          </table:table-cell>
          <table:table-cell office:value-type="float" office:value="21181.073" calcext:value-type="float">
            <text:p>21181.073</text:p>
          </table:table-cell>
          <table:table-cell office:value-type="string" calcext:value-type="string">
            <text:p>Perth</text:p>
          </table:table-cell>
          <table:table-cell office:value-type="float" office:value="17855.013" calcext:value-type="float">
            <text:p>17855.013</text:p>
          </table:table-cell>
          <table:table-cell office:value-type="string" calcext:value-type="string">
            <text:p>Jakarta</text:p>
          </table:table-cell>
          <table:table-cell office:value-type="float" office:value="17742.973" calcext:value-type="float">
            <text:p>17742.973</text:p>
          </table:table-cell>
          <table:table-cell office:value-type="string" calcext:value-type="string">
            <text:p>Perth</text:p>
          </table:table-cell>
          <table:table-cell office:value-type="float" office:value="17999.742" calcext:value-type="float">
            <text:p>17999.742</text:p>
          </table:table-cell>
          <table:table-cell office:value-type="string" calcext:value-type="string">
            <text:p>Bangkok</text:p>
          </table:table-cell>
          <table:table-cell office:value-type="float" office:value="18150.41" calcext:value-type="float">
            <text:p>18150.41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 office:value-type="float" office:value="21006.115" calcext:value-type="float">
            <text:p>21006.115</text:p>
          </table:table-cell>
          <table:table-cell office:value-type="string" calcext:value-type="string">
            <text:p>Jakarta</text:p>
          </table:table-cell>
          <table:table-cell office:value-type="float" office:value="20291.851" calcext:value-type="float">
            <text:p>20291.851</text:p>
          </table:table-cell>
          <table:table-cell office:value-type="string" calcext:value-type="string">
            <text:p>Perth</text:p>
          </table:table-cell>
          <table:table-cell office:value-type="float" office:value="19666.858" calcext:value-type="float">
            <text:p>19666.858</text:p>
          </table:table-cell>
          <table:table-cell office:value-type="string" calcext:value-type="string">
            <text:p>Seoul</text:p>
          </table:table-cell>
          <table:table-cell office:value-type="float" office:value="17890.24" calcext:value-type="float">
            <text:p>17890.24</text:p>
          </table:table-cell>
          <table:table-cell office:value-type="string" calcext:value-type="string">
            <text:p>Perth</text:p>
          </table:table-cell>
          <table:table-cell office:value-type="float" office:value="31077.987" calcext:value-type="float">
            <text:p>31077.987</text:p>
          </table:table-cell>
          <table:table-cell office:value-type="string" calcext:value-type="string">
            <text:p>Brisbane</text:p>
          </table:table-cell>
          <table:table-cell office:value-type="float" office:value="33027.651" calcext:value-type="float">
            <text:p>33027.651</text:p>
          </table:table-cell>
          <table:table-cell office:value-type="string" calcext:value-type="string">
            <text:p>Jakarta</text:p>
          </table:table-cell>
          <table:table-cell office:value-type="float" office:value="20857.569" calcext:value-type="float">
            <text:p>20857.569</text:p>
          </table:table-cell>
          <table:table-cell office:value-type="string" calcext:value-type="string">
            <text:p>Auckland</text:p>
          </table:table-cell>
          <table:table-cell office:value-type="float" office:value="19420.282" calcext:value-type="float">
            <text:p>19420.282</text:p>
          </table:table-cell>
          <table:table-cell office:value-type="string" calcext:value-type="string">
            <text:p>Kuala_Lumpur</text:p>
          </table:table-cell>
          <table:table-cell office:value-type="float" office:value="19907.687" calcext:value-type="float">
            <text:p>19907.687</text:p>
          </table:table-cell>
          <table:table-cell office:value-type="string" calcext:value-type="string">
            <text:p>Hong_Kong</text:p>
          </table:table-cell>
          <table:table-cell office:value-type="float" office:value="20142.382" calcext:value-type="float">
            <text:p>20142.382</text:p>
          </table:table-cell>
          <table:table-cell office:value-type="string" calcext:value-type="string">
            <text:p>Tokyo</text:p>
          </table:table-cell>
          <table:table-cell office:value-type="float" office:value="22194.665" calcext:value-type="float">
            <text:p>22194.665</text:p>
          </table:table-cell>
          <table:table-cell office:value-type="string" calcext:value-type="string">
            <text:p>Tokyo</text:p>
          </table:table-cell>
          <table:table-cell office:value-type="float" office:value="23479.351" calcext:value-type="float">
            <text:p>23479.351</text:p>
          </table:table-cell>
          <table:table-cell office:value-type="string" calcext:value-type="string">
            <text:p>Perth</text:p>
          </table:table-cell>
          <table:table-cell office:value-type="float" office:value="17876.101" calcext:value-type="float">
            <text:p>17876.101</text:p>
          </table:table-cell>
          <table:table-cell office:value-type="string" calcext:value-type="string">
            <text:p>Perth</text:p>
          </table:table-cell>
          <table:table-cell office:value-type="float" office:value="17940.048" calcext:value-type="float">
            <text:p>17940.048</text:p>
          </table:table-cell>
          <table:table-cell office:value-type="string" calcext:value-type="string">
            <text:p>Tokyo</text:p>
          </table:table-cell>
          <table:table-cell office:value-type="float" office:value="21749.787" calcext:value-type="float">
            <text:p>21749.787</text:p>
          </table:table-cell>
          <table:table-cell office:value-type="string" calcext:value-type="string">
            <text:p>Tokyo</text:p>
          </table:table-cell>
          <table:table-cell office:value-type="float" office:value="23285.377" calcext:value-type="float">
            <text:p>23285.377</text:p>
          </table:table-cell>
          <table:table-cell office:value-type="string" calcext:value-type="string">
            <text:p>Sydney</text:p>
          </table:table-cell>
          <table:table-cell office:value-type="float" office:value="22243.935" calcext:value-type="float">
            <text:p>22243.935</text:p>
          </table:table-cell>
          <table:table-cell office:value-type="string" calcext:value-type="string">
            <text:p>Hong_Kong</text:p>
          </table:table-cell>
          <table:table-cell office:value-type="float" office:value="19576.421" calcext:value-type="float">
            <text:p>19576.421</text:p>
          </table:table-cell>
          <table:table-cell office:value-type="string" calcext:value-type="string">
            <text:p>Tokyo</text:p>
          </table:table-cell>
          <table:table-cell office:value-type="float" office:value="22190.01" calcext:value-type="float">
            <text:p>22190.01</text:p>
          </table:table-cell>
          <table:table-cell office:value-type="string" calcext:value-type="string">
            <text:p>Adelaide</text:p>
          </table:table-cell>
          <table:table-cell office:value-type="float" office:value="24088.157" calcext:value-type="float">
            <text:p>24088.157</text:p>
          </table:table-cell>
          <table:table-cell office:value-type="string" calcext:value-type="string">
            <text:p>Bangkok</text:p>
          </table:table-cell>
          <table:table-cell office:value-type="float" office:value="18598.847" calcext:value-type="float">
            <text:p>18598.847</text:p>
          </table:table-cell>
          <table:table-cell office:value-type="string" calcext:value-type="string">
            <text:p>Los_Angeles</text:p>
          </table:table-cell>
          <table:table-cell office:value-type="float" office:value="27124.163" calcext:value-type="float">
            <text:p>27124.163</text:p>
          </table:table-cell>
          <table:table-cell office:value-type="string" calcext:value-type="string">
            <text:p>Brazil</text:p>
          </table:table-cell>
          <table:table-cell office:value-type="float" office:value="23007.665" calcext:value-type="float">
            <text:p>23007.665</text:p>
          </table:table-cell>
          <table:table-cell office:value-type="string" calcext:value-type="string">
            <text:p>San_Jose</text:p>
          </table:table-cell>
          <table:table-cell office:value-type="float" office:value="24429.437" calcext:value-type="float">
            <text:p>24429.437</text:p>
          </table:table-cell>
          <table:table-cell office:value-type="string" calcext:value-type="string">
            <text:p>Buenos_Aires</text:p>
          </table:table-cell>
          <table:table-cell office:value-type="float" office:value="23284.674" calcext:value-type="float">
            <text:p>23284.674</text:p>
          </table:table-cell>
          <table:table-cell office:value-type="string" calcext:value-type="string">
            <text:p>Seoul</text:p>
          </table:table-cell>
          <table:table-cell office:value-type="float" office:value="17944.561" calcext:value-type="float">
            <text:p>17944.561</text:p>
          </table:table-cell>
          <table:table-cell office:value-type="string" calcext:value-type="string">
            <text:p>Melbourne</text:p>
          </table:table-cell>
          <table:table-cell office:value-type="float" office:value="22989.583" calcext:value-type="float">
            <text:p>22989.583</text:p>
          </table:table-cell>
          <table:table-cell office:value-type="string" calcext:value-type="string">
            <text:p>Zagreb</text:p>
          </table:table-cell>
          <table:table-cell office:value-type="float" office:value="22819.273" calcext:value-type="float">
            <text:p>22819.273</text:p>
          </table:table-cell>
          <table:table-cell office:value-type="string" calcext:value-type="string">
            <text:p>London</text:p>
          </table:table-cell>
          <table:table-cell office:value-type="float" office:value="22959.286" calcext:value-type="float">
            <text:p>22959.286</text:p>
          </table:table-cell>
          <table:table-cell office:value-type="string" calcext:value-type="string">
            <text:p>Bangkok</text:p>
          </table:table-cell>
          <table:table-cell office:value-type="float" office:value="15901.111" calcext:value-type="float">
            <text:p>15901.111</text:p>
          </table:table-cell>
          <table:table-cell office:value-type="string" calcext:value-type="string">
            <text:p>Auckland</text:p>
          </table:table-cell>
          <table:table-cell office:value-type="float" office:value="19476.451" calcext:value-type="float">
            <text:p>19476.451</text:p>
          </table:table-cell>
          <table:table-cell office:value-type="string" calcext:value-type="string">
            <text:p>Perth</text:p>
          </table:table-cell>
          <table:table-cell office:value-type="float" office:value="19463.879" calcext:value-type="float">
            <text:p>19463.879</text:p>
          </table:table-cell>
          <table:table-cell office:value-type="string" calcext:value-type="string">
            <text:p>Auckland</text:p>
          </table:table-cell>
          <table:table-cell office:value-type="float" office:value="21512.695" calcext:value-type="float">
            <text:p>21512.695</text:p>
          </table:table-cell>
          <table:table-cell office:value-type="string" calcext:value-type="string">
            <text:p>Jakarta</text:p>
          </table:table-cell>
          <table:table-cell office:value-type="float" office:value="20320.493" calcext:value-type="float">
            <text:p>20320.493</text:p>
          </table:table-cell>
          <table:table-cell office:value-type="string" calcext:value-type="string">
            <text:p>Hong_Kong</text:p>
          </table:table-cell>
          <table:table-cell office:value-type="float" office:value="19792.962" calcext:value-type="float">
            <text:p>19792.962</text:p>
          </table:table-cell>
          <table:table-cell office:value-type="string" calcext:value-type="string">
            <text:p>Auckland</text:p>
          </table:table-cell>
          <table:table-cell office:value-type="float" office:value="20755.715" calcext:value-type="float">
            <text:p>20755.715</text:p>
          </table:table-cell>
          <table:table-cell office:value-type="string" calcext:value-type="string">
            <text:p>Tokyo</text:p>
          </table:table-cell>
          <table:table-cell office:value-type="float" office:value="22791.625" calcext:value-type="float">
            <text:p>22791.625</text:p>
          </table:table-cell>
          <table:table-cell office:value-type="string" calcext:value-type="string">
            <text:p>Istanbul</text:p>
          </table:table-cell>
          <table:table-cell office:value-type="float" office:value="18055.417" calcext:value-type="float">
            <text:p>18055.417</text:p>
          </table:table-cell>
          <table:table-cell office:value-type="string" calcext:value-type="string">
            <text:p>Tokyo</text:p>
          </table:table-cell>
          <table:table-cell office:value-type="float" office:value="22731.204" calcext:value-type="float">
            <text:p>22731.204</text:p>
          </table:table-cell>
          <table:table-cell office:value-type="string" calcext:value-type="string">
            <text:p>Sydney</text:p>
          </table:table-cell>
          <table:table-cell office:value-type="float" office:value="18110.81" calcext:value-type="float">
            <text:p>18110.81</text:p>
          </table:table-cell>
          <table:table-cell office:value-type="string" calcext:value-type="string">
            <text:p>Perth</text:p>
          </table:table-cell>
          <table:table-cell office:value-type="float" office:value="17653.224" calcext:value-type="float">
            <text:p>17653.224</text:p>
          </table:table-cell>
          <table:table-cell office:value-type="string" calcext:value-type="string">
            <text:p>Kuala_Lumpur</text:p>
          </table:table-cell>
          <table:table-cell office:value-type="float" office:value="16322.734" calcext:value-type="float">
            <text:p>16322.734</text:p>
          </table:table-cell>
          <table:table-cell office:value-type="string" calcext:value-type="string">
            <text:p>Kuala_Lumpur</text:p>
          </table:table-cell>
          <table:table-cell office:value-type="float" office:value="15948.244" calcext:value-type="float">
            <text:p>15948.244</text:p>
          </table:table-cell>
          <table:table-cell office:value-type="string" calcext:value-type="string">
            <text:p>San_Jose</text:p>
          </table:table-cell>
          <table:table-cell office:value-type="float" office:value="23064.486" calcext:value-type="float">
            <text:p>23064.486</text:p>
          </table:table-cell>
          <table:table-cell office:value-type="string" calcext:value-type="string">
            <text:p>Ukraine</text:p>
          </table:table-cell>
          <table:table-cell office:value-type="float" office:value="29883.257" calcext:value-type="float">
            <text:p>29883.257</text:p>
          </table:table-cell>
          <table:table-cell office:value-type="string" calcext:value-type="string">
            <text:p>Tel_Aviv</text:p>
          </table:table-cell>
          <table:table-cell office:value-type="float" office:value="28947.917" calcext:value-type="float">
            <text:p>28947.917</text:p>
          </table:table-cell>
          <table:table-cell office:value-type="string" calcext:value-type="string">
            <text:p>Sydney</text:p>
          </table:table-cell>
          <table:table-cell office:value-type="float" office:value="23739.679" calcext:value-type="float">
            <text:p>23739.679</text:p>
          </table:table-cell>
          <table:table-cell office:value-type="string" calcext:value-type="string">
            <text:p>Santiago</text:p>
          </table:table-cell>
          <table:table-cell office:value-type="float" office:value="27977.364" calcext:value-type="float">
            <text:p>27977.364</text:p>
          </table:table-cell>
          <table:table-cell office:value-type="string" calcext:value-type="string">
            <text:p>Budapest</text:p>
          </table:table-cell>
          <table:table-cell office:value-type="float" office:value="28245.751" calcext:value-type="float">
            <text:p>28245.751</text:p>
          </table:table-cell>
          <table:table-cell office:value-type="string" calcext:value-type="string">
            <text:p>Denver</text:p>
          </table:table-cell>
          <table:table-cell office:value-type="float" office:value="23499.668" calcext:value-type="float">
            <text:p>23499.668</text:p>
          </table:table-cell>
          <table:table-cell office:value-type="string" calcext:value-type="string">
            <text:p>Brisbane</text:p>
          </table:table-cell>
          <table:table-cell office:value-type="float" office:value="24429.538" calcext:value-type="float">
            <text:p>24429.538</text:p>
          </table:table-cell>
          <table:table-cell office:value-type="string" calcext:value-type="string">
            <text:p>Ukraine</text:p>
          </table:table-cell>
          <table:table-cell office:value-type="float" office:value="25282.501" calcext:value-type="float">
            <text:p>25282.501</text:p>
          </table:table-cell>
          <table:table-cell office:value-type="string" calcext:value-type="string">
            <text:p>Tokyo</text:p>
          </table:table-cell>
          <table:table-cell office:value-type="float" office:value="19838.244" calcext:value-type="float">
            <text:p>19838.244</text:p>
          </table:table-cell>
          <table:table-cell office:value-type="string" calcext:value-type="string">
            <text:p>Tokyo</text:p>
          </table:table-cell>
          <table:table-cell office:value-type="float" office:value="19325.157" calcext:value-type="float">
            <text:p>19325.157</text:p>
          </table:table-cell>
          <table:table-cell office:value-type="string" calcext:value-type="string">
            <text:p>Brisbane</text:p>
          </table:table-cell>
          <table:table-cell office:value-type="float" office:value="33318.041" calcext:value-type="float">
            <text:p>33318.041</text:p>
          </table:table-cell>
          <table:table-cell office:value-type="string" calcext:value-type="string">
            <text:p>Adelaide</text:p>
          </table:table-cell>
          <table:table-cell office:value-type="float" office:value="21874.987" calcext:value-type="float">
            <text:p>21874.987</text:p>
          </table:table-cell>
          <table:table-cell office:value-type="string" calcext:value-type="string">
            <text:p>Ukraine</text:p>
          </table:table-cell>
          <table:table-cell office:value-type="float" office:value="18106.09" calcext:value-type="float">
            <text:p>18106.09</text:p>
          </table:table-cell>
          <table:table-cell office:value-type="string" calcext:value-type="string">
            <text:p>Perth</text:p>
          </table:table-cell>
          <table:table-cell office:value-type="float" office:value="17894.044" calcext:value-type="float">
            <text:p>17894.044</text:p>
          </table:table-cell>
          <table:table-cell office:value-type="string" calcext:value-type="string">
            <text:p>Singapore</text:p>
          </table:table-cell>
          <table:table-cell office:value-type="float" office:value="18252.789" calcext:value-type="float">
            <text:p>18252.789</text:p>
          </table:table-cell>
          <table:table-cell office:value-type="string" calcext:value-type="string">
            <text:p>Adelaide</text:p>
          </table:table-cell>
          <table:table-cell office:value-type="float" office:value="19901.969" calcext:value-type="float">
            <text:p>19901.969</text:p>
          </table:table-cell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21140.015" calcext:value-type="float">
            <text:p>21140.015</text:p>
          </table:table-cell>
          <table:table-cell office:value-type="string" calcext:value-type="string">
            <text:p>Perth</text:p>
          </table:table-cell>
          <table:table-cell office:value-type="float" office:value="20516.7" calcext:value-type="float">
            <text:p>20516.7</text:p>
          </table:table-cell>
          <table:table-cell office:value-type="string" calcext:value-type="string">
            <text:p>Jakarta</text:p>
          </table:table-cell>
          <table:table-cell office:value-type="float" office:value="20001.376" calcext:value-type="float">
            <text:p>20001.376</text:p>
          </table:table-cell>
          <table:table-cell office:value-type="string" calcext:value-type="string">
            <text:p>Tokyo</text:p>
          </table:table-cell>
          <table:table-cell office:value-type="float" office:value="21490.2" calcext:value-type="float">
            <text:p>21490.2</text:p>
          </table:table-cell>
          <table:table-cell office:value-type="string" calcext:value-type="string">
            <text:p>Adelaide</text:p>
          </table:table-cell>
          <table:table-cell office:value-type="float" office:value="31125.174" calcext:value-type="float">
            <text:p>31125.174</text:p>
          </table:table-cell>
          <table:table-cell office:value-type="string" calcext:value-type="string">
            <text:p>Jakarta</text:p>
          </table:table-cell>
          <table:table-cell office:value-type="float" office:value="33652.702" calcext:value-type="float">
            <text:p>33652.702</text:p>
          </table:table-cell>
          <table:table-cell office:value-type="string" calcext:value-type="string">
            <text:p>Auckland</text:p>
          </table:table-cell>
          <table:table-cell office:value-type="float" office:value="20907.94" calcext:value-type="float">
            <text:p>20907.94</text:p>
          </table:table-cell>
          <table:table-cell office:value-type="string" calcext:value-type="string">
            <text:p>Perth</text:p>
          </table:table-cell>
          <table:table-cell office:value-type="float" office:value="19502.4" calcext:value-type="float">
            <text:p>19502.4</text:p>
          </table:table-cell>
          <table:table-cell office:value-type="string" calcext:value-type="string">
            <text:p>Auckland</text:p>
          </table:table-cell>
          <table:table-cell office:value-type="float" office:value="20184.97" calcext:value-type="float">
            <text:p>20184.97</text:p>
          </table:table-cell>
          <table:table-cell office:value-type="string" calcext:value-type="string">
            <text:p>Sydney</text:p>
          </table:table-cell>
          <table:table-cell office:value-type="float" office:value="22064.081" calcext:value-type="float">
            <text:p>22064.081</text:p>
          </table:table-cell>
          <table:table-cell office:value-type="string" calcext:value-type="string">
            <text:p>Sydney</text:p>
          </table:table-cell>
          <table:table-cell office:value-type="float" office:value="23327.487" calcext:value-type="float">
            <text:p>23327.487</text:p>
          </table:table-cell>
          <table:table-cell office:value-type="string" calcext:value-type="string">
            <text:p>Sydney</text:p>
          </table:table-cell>
          <table:table-cell office:value-type="float" office:value="23834.168" calcext:value-type="float">
            <text:p>23834.168</text:p>
          </table:table-cell>
          <table:table-cell office:value-type="string" calcext:value-type="string">
            <text:p>Tokyo</text:p>
          </table:table-cell>
          <table:table-cell office:value-type="float" office:value="20514.96" calcext:value-type="float">
            <text:p>20514.96</text:p>
          </table:table-cell>
          <table:table-cell office:value-type="string" calcext:value-type="string">
            <text:p>Tokyo</text:p>
          </table:table-cell>
          <table:table-cell office:value-type="float" office:value="21009.965" calcext:value-type="float">
            <text:p>21009.965</text:p>
          </table:table-cell>
          <table:table-cell office:value-type="string" calcext:value-type="string">
            <text:p>Sydney</text:p>
          </table:table-cell>
          <table:table-cell office:value-type="float" office:value="22138.425" calcext:value-type="float">
            <text:p>22138.425</text:p>
          </table:table-cell>
          <table:table-cell office:value-type="string" calcext:value-type="string">
            <text:p>Singapore</text:p>
          </table:table-cell>
          <table:table-cell office:value-type="float" office:value="27022.439" calcext:value-type="float">
            <text:p>27022.439</text:p>
          </table:table-cell>
          <table:table-cell office:value-type="string" calcext:value-type="string">
            <text:p>Tokyo</text:p>
          </table:table-cell>
          <table:table-cell office:value-type="float" office:value="22529.89" calcext:value-type="float">
            <text:p>22529.89</text:p>
          </table:table-cell>
          <table:table-cell office:value-type="string" calcext:value-type="string">
            <text:p>Tokyo</text:p>
          </table:table-cell>
          <table:table-cell office:value-type="float" office:value="22112.85" calcext:value-type="float">
            <text:p>22112.85</text:p>
          </table:table-cell>
          <table:table-cell office:value-type="string" calcext:value-type="string">
            <text:p>Sydney</text:p>
          </table:table-cell>
          <table:table-cell office:value-type="float" office:value="22225.688" calcext:value-type="float">
            <text:p>22225.688</text:p>
          </table:table-cell>
          <table:table-cell office:value-type="string" calcext:value-type="string">
            <text:p>Santiago</text:p>
          </table:table-cell>
          <table:table-cell office:value-type="float" office:value="24450.471" calcext:value-type="float">
            <text:p>24450.471</text:p>
          </table:table-cell>
          <table:table-cell office:value-type="string" calcext:value-type="string">
            <text:p>Jakarta</text:p>
          </table:table-cell>
          <table:table-cell office:value-type="float" office:value="18811.497" calcext:value-type="float">
            <text:p>18811.497</text:p>
          </table:table-cell>
          <table:table-cell office:value-type="string" calcext:value-type="string">
            <text:p>Ukraine</text:p>
          </table:table-cell>
          <table:table-cell office:value-type="float" office:value="27142.539" calcext:value-type="float">
            <text:p>27142.539</text:p>
          </table:table-cell>
          <table:table-cell office:value-type="string" calcext:value-type="string">
            <text:p>San_Jose</text:p>
          </table:table-cell>
          <table:table-cell office:value-type="float" office:value="23405.113" calcext:value-type="float">
            <text:p>23405.113</text:p>
          </table:table-cell>
          <table:table-cell office:value-type="string" calcext:value-type="string">
            <text:p>Los_Angeles</text:p>
          </table:table-cell>
          <table:table-cell office:value-type="float" office:value="24760.649" calcext:value-type="float">
            <text:p>24760.649</text:p>
          </table:table-cell>
          <table:table-cell office:value-type="string" calcext:value-type="string">
            <text:p>San_Jose</text:p>
          </table:table-cell>
          <table:table-cell office:value-type="float" office:value="23724.853" calcext:value-type="float">
            <text:p>23724.853</text:p>
          </table:table-cell>
          <table:table-cell office:value-type="string" calcext:value-type="string">
            <text:p>Tokyo</text:p>
          </table:table-cell>
          <table:table-cell office:value-type="float" office:value="21570.493" calcext:value-type="float">
            <text:p>21570.493</text:p>
          </table:table-cell>
          <table:table-cell office:value-type="string" calcext:value-type="string">
            <text:p>Brazil</text:p>
          </table:table-cell>
          <table:table-cell office:value-type="float" office:value="23460.268" calcext:value-type="float">
            <text:p>23460.268</text:p>
          </table:table-cell>
          <table:table-cell office:value-type="string" calcext:value-type="string">
            <text:p>London</text:p>
          </table:table-cell>
          <table:table-cell office:value-type="float" office:value="22947.225" calcext:value-type="float">
            <text:p>22947.225</text:p>
          </table:table-cell>
          <table:table-cell office:value-type="string" calcext:value-type="string">
            <text:p>Brussels</text:p>
          </table:table-cell>
          <table:table-cell office:value-type="float" office:value="23276.597" calcext:value-type="float">
            <text:p>23276.597</text:p>
          </table:table-cell>
          <table:table-cell office:value-type="string" calcext:value-type="string">
            <text:p>Istanbul</text:p>
          </table:table-cell>
          <table:table-cell office:value-type="float" office:value="18445.834" calcext:value-type="float">
            <text:p>18445.834</text:p>
          </table:table-cell>
          <table:table-cell office:value-type="string" calcext:value-type="string">
            <text:p>Bangkok</text:p>
          </table:table-cell>
          <table:table-cell office:value-type="float" office:value="19487.06" calcext:value-type="float">
            <text:p>19487.06</text:p>
          </table:table-cell>
          <table:table-cell office:value-type="string" calcext:value-type="string">
            <text:p>Bangkok</text:p>
          </table:table-cell>
          <table:table-cell office:value-type="float" office:value="19494.252" calcext:value-type="float">
            <text:p>19494.252</text:p>
          </table:table-cell>
          <table:table-cell office:value-type="string" calcext:value-type="string">
            <text:p>Perth</text:p>
          </table:table-cell>
          <table:table-cell office:value-type="float" office:value="21869.355" calcext:value-type="float">
            <text:p>21869.355</text:p>
          </table:table-cell>
          <table:table-cell office:value-type="string" calcext:value-type="string">
            <text:p>Sydney</text:p>
          </table:table-cell>
          <table:table-cell office:value-type="float" office:value="22378.984" calcext:value-type="float">
            <text:p>22378.984</text:p>
          </table:table-cell>
          <table:table-cell office:value-type="string" calcext:value-type="string">
            <text:p>Tokyo</text:p>
          </table:table-cell>
          <table:table-cell office:value-type="float" office:value="20170.694" calcext:value-type="float">
            <text:p>20170.694</text:p>
          </table:table-cell>
          <table:table-cell office:value-type="string" calcext:value-type="string">
            <text:p>Perth</text:p>
          </table:table-cell>
          <table:table-cell office:value-type="float" office:value="21401.066" calcext:value-type="float">
            <text:p>21401.066</text:p>
          </table:table-cell>
          <table:table-cell office:value-type="string" calcext:value-type="string">
            <text:p>Sydney</text:p>
          </table:table-cell>
          <table:table-cell office:value-type="float" office:value="24006.254" calcext:value-type="float">
            <text:p>24006.254</text:p>
          </table:table-cell>
          <table:table-cell office:value-type="string" calcext:value-type="string">
            <text:p>Ukraine</text:p>
          </table:table-cell>
          <table:table-cell office:value-type="float" office:value="18631.57" calcext:value-type="float">
            <text:p>18631.57</text:p>
          </table:table-cell>
          <table:table-cell office:value-type="string" calcext:value-type="string">
            <text:p>Sydney</text:p>
          </table:table-cell>
          <table:table-cell office:value-type="float" office:value="23428.299" calcext:value-type="float">
            <text:p>23428.299</text:p>
          </table:table-cell>
          <table:table-cell office:value-type="string" calcext:value-type="string">
            <text:p>Singapore</text:p>
          </table:table-cell>
          <table:table-cell office:value-type="float" office:value="19271.113" calcext:value-type="float">
            <text:p>19271.113</text:p>
          </table:table-cell>
          <table:table-cell office:value-type="string" calcext:value-type="string">
            <text:p>Sydney</text:p>
          </table:table-cell>
          <table:table-cell office:value-type="float" office:value="18912.702" calcext:value-type="float">
            <text:p>18912.702</text:p>
          </table:table-cell>
          <table:table-cell office:value-type="string" calcext:value-type="string">
            <text:p>Istanbul</text:p>
          </table:table-cell>
          <table:table-cell office:value-type="float" office:value="18516.369" calcext:value-type="float">
            <text:p>18516.369</text:p>
          </table:table-cell>
          <table:table-cell office:value-type="string" calcext:value-type="string">
            <text:p>Perth</text:p>
          </table:table-cell>
          <table:table-cell office:value-type="float" office:value="15993.507" calcext:value-type="float">
            <text:p>15993.507</text:p>
          </table:table-cell>
          <table:table-cell office:value-type="string" calcext:value-type="string">
            <text:p>Manassas</text:p>
          </table:table-cell>
          <table:table-cell office:value-type="float" office:value="23118.242" calcext:value-type="float">
            <text:p>23118.242</text:p>
          </table:table-cell>
          <table:table-cell office:value-type="string" calcext:value-type="string">
            <text:p>Brisbane</text:p>
          </table:table-cell>
          <table:table-cell office:value-type="float" office:value="30634.248" calcext:value-type="float">
            <text:p>30634.248</text:p>
          </table:table-cell>
          <table:table-cell office:value-type="string" calcext:value-type="string">
            <text:p>Ukraine</text:p>
          </table:table-cell>
          <table:table-cell office:value-type="float" office:value="29924.072" calcext:value-type="float">
            <text:p>29924.072</text:p>
          </table:table-cell>
          <table:table-cell office:value-type="string" calcext:value-type="string">
            <text:p>Tokyo</text:p>
          </table:table-cell>
          <table:table-cell office:value-type="float" office:value="23792.645" calcext:value-type="float">
            <text:p>23792.645</text:p>
          </table:table-cell>
          <table:table-cell office:value-type="string" calcext:value-type="string">
            <text:p>Budapest</text:p>
          </table:table-cell>
          <table:table-cell office:value-type="float" office:value="28302.907" calcext:value-type="float">
            <text:p>28302.907</text:p>
          </table:table-cell>
          <table:table-cell office:value-type="string" calcext:value-type="string">
            <text:p>Atlanta</text:p>
          </table:table-cell>
          <table:table-cell office:value-type="float" office:value="28336.988" calcext:value-type="float">
            <text:p>28336.988</text:p>
          </table:table-cell>
          <table:table-cell office:value-type="string" calcext:value-type="string">
            <text:p>London</text:p>
          </table:table-cell>
          <table:table-cell office:value-type="float" office:value="23816.136" calcext:value-type="float">
            <text:p>23816.136</text:p>
          </table:table-cell>
          <table:table-cell office:value-type="string" calcext:value-type="string">
            <text:p>Istanbul</text:p>
          </table:table-cell>
          <table:table-cell office:value-type="float" office:value="25463.436" calcext:value-type="float">
            <text:p>25463.436</text:p>
          </table:table-cell>
          <table:table-cell office:value-type="string" calcext:value-type="string">
            <text:p>San_Jose</text:p>
          </table:table-cell>
          <table:table-cell office:value-type="float" office:value="26308.847" calcext:value-type="float">
            <text:p>26308.847</text:p>
          </table:table-cell>
          <table:table-cell office:value-type="string" calcext:value-type="string">
            <text:p>Jakarta</text:p>
          </table:table-cell>
          <table:table-cell office:value-type="float" office:value="20830.004" calcext:value-type="float">
            <text:p>20830.004</text:p>
          </table:table-cell>
          <table:table-cell office:value-type="string" calcext:value-type="string">
            <text:p>Hong_Kong</text:p>
          </table:table-cell>
          <table:table-cell office:value-type="float" office:value="19705.446" calcext:value-type="float">
            <text:p>19705.446</text:p>
          </table:table-cell>
          <table:table-cell office:value-type="string" calcext:value-type="string">
            <text:p>Singapore</text:p>
          </table:table-cell>
          <table:table-cell office:value-type="float" office:value="34466.855" calcext:value-type="float">
            <text:p>34466.855</text:p>
          </table:table-cell>
          <table:table-cell office:value-type="string" calcext:value-type="string">
            <text:p>Singapore</text:p>
          </table:table-cell>
          <table:table-cell office:value-type="float" office:value="22761.113" calcext:value-type="float">
            <text:p>22761.113</text:p>
          </table:table-cell>
          <table:table-cell office:value-type="string" calcext:value-type="string">
            <text:p>Auckland</text:p>
          </table:table-cell>
          <table:table-cell office:value-type="float" office:value="18219.057" calcext:value-type="float">
            <text:p>18219.057</text:p>
          </table:table-cell>
          <table:table-cell office:value-type="string" calcext:value-type="string">
            <text:p>Hong_Kong</text:p>
          </table:table-cell>
          <table:table-cell office:value-type="float" office:value="18345.343" calcext:value-type="float">
            <text:p>18345.343</text:p>
          </table:table-cell>
          <table:table-cell office:value-type="string" calcext:value-type="string">
            <text:p>Auckland</text:p>
          </table:table-cell>
          <table:table-cell office:value-type="float" office:value="18435.544" calcext:value-type="float">
            <text:p>18435.544</text:p>
          </table:table-cell>
          <table:table-cell office:value-type="string" calcext:value-type="string">
            <text:p>Brisbane</text:p>
          </table:table-cell>
          <table:table-cell office:value-type="float" office:value="20064.355" calcext:value-type="float">
            <text:p>20064.355</text:p>
          </table:table-cell>
        </table:table-row>
        <table:table-row table:style-name="ro1">
          <table:table-cell office:value-type="string" calcext:value-type="string">
            <text:p>Bangkok</text:p>
          </table:table-cell>
          <table:table-cell office:value-type="float" office:value="21356.817" calcext:value-type="float">
            <text:p>21356.817</text:p>
          </table:table-cell>
          <table:table-cell office:value-type="string" calcext:value-type="string">
            <text:p>Auckland</text:p>
          </table:table-cell>
          <table:table-cell office:value-type="float" office:value="20831.442" calcext:value-type="float">
            <text:p>20831.442</text:p>
          </table:table-cell>
          <table:table-cell office:value-type="string" calcext:value-type="string">
            <text:p>Auckland</text:p>
          </table:table-cell>
          <table:table-cell office:value-type="float" office:value="20946.092" calcext:value-type="float">
            <text:p>20946.092</text:p>
          </table:table-cell>
          <table:table-cell office:value-type="string" calcext:value-type="string">
            <text:p>Sydney</text:p>
          </table:table-cell>
          <table:table-cell office:value-type="float" office:value="22559.199" calcext:value-type="float">
            <text:p>22559.199</text:p>
          </table:table-cell>
          <table:table-cell office:value-type="string" calcext:value-type="string">
            <text:p>Jakarta</text:p>
          </table:table-cell>
          <table:table-cell office:value-type="float" office:value="31227.994" calcext:value-type="float">
            <text:p>31227.994</text:p>
          </table:table-cell>
          <table:table-cell office:value-type="string" calcext:value-type="string">
            <text:p>Singapore</text:p>
          </table:table-cell>
          <table:table-cell office:value-type="float" office:value="33710.318" calcext:value-type="float">
            <text:p>33710.318</text:p>
          </table:table-cell>
          <table:table-cell office:value-type="string" calcext:value-type="string">
            <text:p>Sydney</text:p>
          </table:table-cell>
          <table:table-cell office:value-type="float" office:value="22080.341" calcext:value-type="float">
            <text:p>22080.341</text:p>
          </table:table-cell>
          <table:table-cell office:value-type="string" calcext:value-type="string">
            <text:p>Jakarta</text:p>
          </table:table-cell>
          <table:table-cell office:value-type="float" office:value="19701.299" calcext:value-type="float">
            <text:p>19701.299</text:p>
          </table:table-cell>
          <table:table-cell office:value-type="string" calcext:value-type="string">
            <text:p>Jakarta</text:p>
          </table:table-cell>
          <table:table-cell office:value-type="float" office:value="21658.3" calcext:value-type="float">
            <text:p>21658.3</text:p>
          </table:table-cell>
          <table:table-cell office:value-type="string" calcext:value-type="string">
            <text:p>Tokyo</text:p>
          </table:table-cell>
          <table:table-cell office:value-type="float" office:value="22497.576" calcext:value-type="float">
            <text:p>22497.576</text:p>
          </table:table-cell>
          <table:table-cell office:value-type="string" calcext:value-type="string">
            <text:p>Singapore</text:p>
          </table:table-cell>
          <table:table-cell office:value-type="float" office:value="26390.437" calcext:value-type="float">
            <text:p>26390.437</text:p>
          </table:table-cell>
          <table:table-cell office:value-type="string" calcext:value-type="string">
            <text:p>Singapore</text:p>
          </table:table-cell>
          <table:table-cell office:value-type="float" office:value="27058.142" calcext:value-type="float">
            <text:p>27058.142</text:p>
          </table:table-cell>
          <table:table-cell office:value-type="string" calcext:value-type="string">
            <text:p>Sydney</text:p>
          </table:table-cell>
          <table:table-cell office:value-type="float" office:value="22962.178" calcext:value-type="float">
            <text:p>22962.178</text:p>
          </table:table-cell>
          <table:table-cell office:value-type="string" calcext:value-type="string">
            <text:p>Sydney</text:p>
          </table:table-cell>
          <table:table-cell office:value-type="float" office:value="23068.5" calcext:value-type="float">
            <text:p>23068.5</text:p>
          </table:table-cell>
          <table:table-cell office:value-type="string" calcext:value-type="string">
            <text:p>Singapore</text:p>
          </table:table-cell>
          <table:table-cell office:value-type="float" office:value="24502.062" calcext:value-type="float">
            <text:p>24502.062</text:p>
          </table:table-cell>
          <table:table-cell office:value-type="string" calcext:value-type="string">
            <text:p>Adelaide</text:p>
          </table:table-cell>
          <table:table-cell office:value-type="float" office:value="27395.089" calcext:value-type="float">
            <text:p>27395.089</text:p>
          </table:table-cell>
          <table:table-cell office:value-type="string" calcext:value-type="string">
            <text:p>Singapore</text:p>
          </table:table-cell>
          <table:table-cell office:value-type="float" office:value="25129.354" calcext:value-type="float">
            <text:p>25129.354</text:p>
          </table:table-cell>
          <table:table-cell office:value-type="string" calcext:value-type="string">
            <text:p>Sydney</text:p>
          </table:table-cell>
          <table:table-cell office:value-type="float" office:value="22199.491" calcext:value-type="float">
            <text:p>22199.491</text:p>
          </table:table-cell>
          <table:table-cell office:value-type="string" calcext:value-type="string">
            <text:p>Adelaide</text:p>
          </table:table-cell>
          <table:table-cell office:value-type="float" office:value="25604.393" calcext:value-type="float">
            <text:p>25604.393</text:p>
          </table:table-cell>
          <table:table-cell office:value-type="string" calcext:value-type="string">
            <text:p>Buenos_Aires</text:p>
          </table:table-cell>
          <table:table-cell office:value-type="float" office:value="24683.825" calcext:value-type="float">
            <text:p>24683.825</text:p>
          </table:table-cell>
          <table:table-cell office:value-type="string" calcext:value-type="string">
            <text:p>Kuala_Lumpur</text:p>
          </table:table-cell>
          <table:table-cell office:value-type="float" office:value="19601.624" calcext:value-type="float">
            <text:p>19601.624</text:p>
          </table:table-cell>
          <table:table-cell office:value-type="string" calcext:value-type="string">
            <text:p>Adelaide</text:p>
          </table:table-cell>
          <table:table-cell office:value-type="float" office:value="27159.182" calcext:value-type="float">
            <text:p>27159.182</text:p>
          </table:table-cell>
          <table:table-cell office:value-type="string" calcext:value-type="string">
            <text:p>Los_Angeles</text:p>
          </table:table-cell>
          <table:table-cell office:value-type="float" office:value="26562.924" calcext:value-type="float">
            <text:p>26562.924</text:p>
          </table:table-cell>
          <table:table-cell office:value-type="string" calcext:value-type="string">
            <text:p>Kuala_Lumpur</text:p>
          </table:table-cell>
          <table:table-cell office:value-type="float" office:value="24815.684" calcext:value-type="float">
            <text:p>24815.684</text:p>
          </table:table-cell>
          <table:table-cell office:value-type="string" calcext:value-type="string">
            <text:p>Kuala_Lumpur</text:p>
          </table:table-cell>
          <table:table-cell office:value-type="float" office:value="24655.818" calcext:value-type="float">
            <text:p>24655.818</text:p>
          </table:table-cell>
          <table:table-cell office:value-type="string" calcext:value-type="string">
            <text:p>Sydney</text:p>
          </table:table-cell>
          <table:table-cell office:value-type="float" office:value="22902.467" calcext:value-type="float">
            <text:p>22902.467</text:p>
          </table:table-cell>
          <table:table-cell office:value-type="string" calcext:value-type="string">
            <text:p>Buenos_Aires</text:p>
          </table:table-cell>
          <table:table-cell office:value-type="float" office:value="23522.56" calcext:value-type="float">
            <text:p>23522.56</text:p>
          </table:table-cell>
          <table:table-cell office:value-type="string" calcext:value-type="string">
            <text:p>Los_Angeles</text:p>
          </table:table-cell>
          <table:table-cell office:value-type="float" office:value="23344.128" calcext:value-type="float">
            <text:p>23344.128</text:p>
          </table:table-cell>
          <table:table-cell office:value-type="string" calcext:value-type="string">
            <text:p>Brazil</text:p>
          </table:table-cell>
          <table:table-cell office:value-type="float" office:value="23460.002" calcext:value-type="float">
            <text:p>23460.002</text:p>
          </table:table-cell>
          <table:table-cell office:value-type="string" calcext:value-type="string">
            <text:p>Adelaide</text:p>
          </table:table-cell>
          <table:table-cell office:value-type="float" office:value="18869.434" calcext:value-type="float">
            <text:p>18869.434</text:p>
          </table:table-cell>
          <table:table-cell office:value-type="string" calcext:value-type="string">
            <text:p>Ukraine</text:p>
          </table:table-cell>
          <table:table-cell office:value-type="float" office:value="19926.417" calcext:value-type="float">
            <text:p>19926.417</text:p>
          </table:table-cell>
          <table:table-cell office:value-type="string" calcext:value-type="string">
            <text:p>Auckland</text:p>
          </table:table-cell>
          <table:table-cell office:value-type="float" office:value="19710.665" calcext:value-type="float">
            <text:p>19710.665</text:p>
          </table:table-cell>
          <table:table-cell office:value-type="string" calcext:value-type="string">
            <text:p>Sydney</text:p>
          </table:table-cell>
          <table:table-cell office:value-type="float" office:value="23372.202" calcext:value-type="float">
            <text:p>23372.202</text:p>
          </table:table-cell>
          <table:table-cell office:value-type="string" calcext:value-type="string">
            <text:p>Singapore</text:p>
          </table:table-cell>
          <table:table-cell office:value-type="float" office:value="23191.993" calcext:value-type="float">
            <text:p>23191.993</text:p>
          </table:table-cell>
          <table:table-cell office:value-type="string" calcext:value-type="string">
            <text:p>Sydney</text:p>
          </table:table-cell>
          <table:table-cell office:value-type="float" office:value="22161.641" calcext:value-type="float">
            <text:p>22161.641</text:p>
          </table:table-cell>
          <table:table-cell office:value-type="string" calcext:value-type="string">
            <text:p>Sydney</text:p>
          </table:table-cell>
          <table:table-cell office:value-type="float" office:value="22691.357" calcext:value-type="float">
            <text:p>22691.357</text:p>
          </table:table-cell>
          <table:table-cell office:value-type="string" calcext:value-type="string">
            <text:p>Adelaide</text:p>
          </table:table-cell>
          <table:table-cell office:value-type="float" office:value="27430.755" calcext:value-type="float">
            <text:p>27430.755</text:p>
          </table:table-cell>
          <table:table-cell office:value-type="string" calcext:value-type="string">
            <text:p>Singapore</text:p>
          </table:table-cell>
          <table:table-cell office:value-type="float" office:value="19372.286" calcext:value-type="float">
            <text:p>19372.286</text:p>
          </table:table-cell>
          <table:table-cell office:value-type="string" calcext:value-type="string">
            <text:p>Auckland</text:p>
          </table:table-cell>
          <table:table-cell office:value-type="float" office:value="27029.87" calcext:value-type="float">
            <text:p>27029.87</text:p>
          </table:table-cell>
          <table:table-cell office:value-type="string" calcext:value-type="string">
            <text:p>Brisbane</text:p>
          </table:table-cell>
          <table:table-cell office:value-type="float" office:value="19966.853" calcext:value-type="float">
            <text:p>19966.853</text:p>
          </table:table-cell>
          <table:table-cell office:value-type="string" calcext:value-type="string">
            <text:p>Ukraine</text:p>
          </table:table-cell>
          <table:table-cell office:value-type="float" office:value="19371.955" calcext:value-type="float">
            <text:p>19371.955</text:p>
          </table:table-cell>
          <table:table-cell office:value-type="string" calcext:value-type="string">
            <text:p>Singapore</text:p>
          </table:table-cell>
          <table:table-cell office:value-type="float" office:value="19200.179" calcext:value-type="float">
            <text:p>19200.179</text:p>
          </table:table-cell>
          <table:table-cell office:value-type="string" calcext:value-type="string">
            <text:p>Budapest</text:p>
          </table:table-cell>
          <table:table-cell office:value-type="float" office:value="16159.918" calcext:value-type="float">
            <text:p>16159.918</text:p>
          </table:table-cell>
          <table:table-cell office:value-type="string" calcext:value-type="string">
            <text:p>Brazil</text:p>
          </table:table-cell>
          <table:table-cell office:value-type="float" office:value="23118.968" calcext:value-type="float">
            <text:p>23118.968</text:p>
          </table:table-cell>
          <table:table-cell office:value-type="string" calcext:value-type="string">
            <text:p>San_Jose</text:p>
          </table:table-cell>
          <table:table-cell office:value-type="float" office:value="30962.154" calcext:value-type="float">
            <text:p>30962.154</text:p>
          </table:table-cell>
          <table:table-cell office:value-type="string" calcext:value-type="string">
            <text:p>Adelaide</text:p>
          </table:table-cell>
          <table:table-cell office:value-type="float" office:value="30123.465" calcext:value-type="float">
            <text:p>30123.465</text:p>
          </table:table-cell>
          <table:table-cell office:value-type="string" calcext:value-type="string">
            <text:p>Auckland</text:p>
          </table:table-cell>
          <table:table-cell office:value-type="float" office:value="27575.758" calcext:value-type="float">
            <text:p>27575.758</text:p>
          </table:table-cell>
          <table:table-cell office:value-type="string" calcext:value-type="string">
            <text:p>Atlanta</text:p>
          </table:table-cell>
          <table:table-cell office:value-type="float" office:value="28337.884" calcext:value-type="float">
            <text:p>28337.884</text:p>
          </table:table-cell>
          <table:table-cell office:value-type="string" calcext:value-type="string">
            <text:p>Buenos_Aires</text:p>
          </table:table-cell>
          <table:table-cell office:value-type="float" office:value="28593.13" calcext:value-type="float">
            <text:p>28593.13</text:p>
          </table:table-cell>
          <table:table-cell office:value-type="string" calcext:value-type="string">
            <text:p>Brisbane</text:p>
          </table:table-cell>
          <table:table-cell office:value-type="float" office:value="24346.233" calcext:value-type="float">
            <text:p>24346.233</text:p>
          </table:table-cell>
          <table:table-cell office:value-type="string" calcext:value-type="string">
            <text:p>San_Jose</text:p>
          </table:table-cell>
          <table:table-cell office:value-type="float" office:value="25652.109" calcext:value-type="float">
            <text:p>25652.109</text:p>
          </table:table-cell>
          <table:table-cell office:value-type="string" calcext:value-type="string">
            <text:p>London</text:p>
          </table:table-cell>
          <table:table-cell office:value-type="float" office:value="26787.419" calcext:value-type="float">
            <text:p>26787.419</text:p>
          </table:table-cell>
          <table:table-cell office:value-type="string" calcext:value-type="string">
            <text:p>Sydney</text:p>
          </table:table-cell>
          <table:table-cell office:value-type="float" office:value="22219.726" calcext:value-type="float">
            <text:p>22219.726</text:p>
          </table:table-cell>
          <table:table-cell office:value-type="string" calcext:value-type="string">
            <text:p>Sydney</text:p>
          </table:table-cell>
          <table:table-cell office:value-type="float" office:value="22148.904" calcext:value-type="float">
            <text:p>22148.904</text:p>
          </table:table-cell>
          <table:table-cell office:value-type="string" calcext:value-type="string">
            <text:p>Mumbai</text:p>
          </table:table-cell>
          <table:table-cell office:value-type="float" office:value="35779.7" calcext:value-type="float">
            <text:p>35779.7</text:p>
          </table:table-cell>
          <table:table-cell office:value-type="string" calcext:value-type="string">
            <text:p>Melbourne</text:p>
          </table:table-cell>
          <table:table-cell office:value-type="float" office:value="22872.175" calcext:value-type="float">
            <text:p>22872.175</text:p>
          </table:table-cell>
          <table:table-cell office:value-type="string" calcext:value-type="string">
            <text:p>Hong_Kong</text:p>
          </table:table-cell>
          <table:table-cell office:value-type="float" office:value="18336.992" calcext:value-type="float">
            <text:p>18336.992</text:p>
          </table:table-cell>
          <table:table-cell office:value-type="string" calcext:value-type="string">
            <text:p>Auckland</text:p>
          </table:table-cell>
          <table:table-cell office:value-type="float" office:value="20274.57" calcext:value-type="float">
            <text:p>20274.57</text:p>
          </table:table-cell>
          <table:table-cell office:value-type="string" calcext:value-type="string">
            <text:p>Istanbul</text:p>
          </table:table-cell>
          <table:table-cell office:value-type="float" office:value="18507.172" calcext:value-type="float">
            <text:p>18507.172</text:p>
          </table:table-cell>
          <table:table-cell office:value-type="string" calcext:value-type="string">
            <text:p>Seoul</text:p>
          </table:table-cell>
          <table:table-cell office:value-type="float" office:value="20700.081" calcext:value-type="float">
            <text:p>20700.081</text:p>
          </table:table-cell>
        </table:table-row>
        <table:table-row table:style-name="ro1">
          <table:table-cell office:value-type="string" calcext:value-type="string">
            <text:p>Brisbane</text:p>
          </table:table-cell>
          <table:table-cell office:value-type="float" office:value="24612.855" calcext:value-type="float">
            <text:p>24612.855</text:p>
          </table:table-cell>
          <table:table-cell office:value-type="string" calcext:value-type="string">
            <text:p>Adelaide</text:p>
          </table:table-cell>
          <table:table-cell office:value-type="float" office:value="23890.889" calcext:value-type="float">
            <text:p>23890.889</text:p>
          </table:table-cell>
          <table:table-cell office:value-type="string" calcext:value-type="string">
            <text:p>Singapore</text:p>
          </table:table-cell>
          <table:table-cell office:value-type="float" office:value="22671.715" calcext:value-type="float">
            <text:p>22671.715</text:p>
          </table:table-cell>
          <table:table-cell office:value-type="string" calcext:value-type="string">
            <text:p>Adelaide</text:p>
          </table:table-cell>
          <table:table-cell office:value-type="float" office:value="25843.951" calcext:value-type="float">
            <text:p>25843.951</text:p>
          </table:table-cell>
          <table:table-cell office:value-type="string" calcext:value-type="string">
            <text:p>Sydney</text:p>
          </table:table-cell>
          <table:table-cell office:value-type="float" office:value="32788.4" calcext:value-type="float">
            <text:p>32788.4</text:p>
          </table:table-cell>
          <table:table-cell office:value-type="string" calcext:value-type="string">
            <text:p>Adelaide</text:p>
          </table:table-cell>
          <table:table-cell office:value-type="float" office:value="35150.439" calcext:value-type="float">
            <text:p>35150.439</text:p>
          </table:table-cell>
          <table:table-cell office:value-type="string" calcext:value-type="string">
            <text:p>Singapore</text:p>
          </table:table-cell>
          <table:table-cell office:value-type="float" office:value="22991.249" calcext:value-type="float">
            <text:p>22991.249</text:p>
          </table:table-cell>
          <table:table-cell office:value-type="string" calcext:value-type="string">
            <text:p>Singapore</text:p>
          </table:table-cell>
          <table:table-cell office:value-type="float" office:value="23286.384" calcext:value-type="float">
            <text:p>23286.384</text:p>
          </table:table-cell>
          <table:table-cell office:value-type="string" calcext:value-type="string">
            <text:p>Singapore</text:p>
          </table:table-cell>
          <table:table-cell office:value-type="float" office:value="22654.194" calcext:value-type="float">
            <text:p>22654.194</text:p>
          </table:table-cell>
          <table:table-cell office:value-type="string" calcext:value-type="string">
            <text:p>Adelaide</text:p>
          </table:table-cell>
          <table:table-cell office:value-type="float" office:value="26373.253" calcext:value-type="float">
            <text:p>26373.253</text:p>
          </table:table-cell>
          <table:table-cell office:value-type="string" calcext:value-type="string">
            <text:p>Adelaide</text:p>
          </table:table-cell>
          <table:table-cell office:value-type="float" office:value="26704.609" calcext:value-type="float">
            <text:p>26704.609</text:p>
          </table:table-cell>
          <table:table-cell office:value-type="string" calcext:value-type="string">
            <text:p>Adelaide</text:p>
          </table:table-cell>
          <table:table-cell office:value-type="float" office:value="27481.282" calcext:value-type="float">
            <text:p>27481.282</text:p>
          </table:table-cell>
          <table:table-cell office:value-type="string" calcext:value-type="string">
            <text:p>Adelaide</text:p>
          </table:table-cell>
          <table:table-cell office:value-type="float" office:value="25105.321" calcext:value-type="float">
            <text:p>25105.321</text:p>
          </table:table-cell>
          <table:table-cell office:value-type="string" calcext:value-type="string">
            <text:p>Auckland</text:p>
          </table:table-cell>
          <table:table-cell office:value-type="float" office:value="24584.739" calcext:value-type="float">
            <text:p>24584.739</text:p>
          </table:table-cell>
          <table:table-cell office:value-type="string" calcext:value-type="string">
            <text:p>Adelaide</text:p>
          </table:table-cell>
          <table:table-cell office:value-type="float" office:value="26351.259" calcext:value-type="float">
            <text:p>26351.259</text:p>
          </table:table-cell>
          <table:table-cell office:value-type="string" calcext:value-type="string">
            <text:p>Brisbane</text:p>
          </table:table-cell>
          <table:table-cell office:value-type="float" office:value="28074.55" calcext:value-type="float">
            <text:p>28074.55</text:p>
          </table:table-cell>
          <table:table-cell office:value-type="string" calcext:value-type="string">
            <text:p>Auckland</text:p>
          </table:table-cell>
          <table:table-cell office:value-type="float" office:value="25764.287" calcext:value-type="float">
            <text:p>25764.287</text:p>
          </table:table-cell>
          <table:table-cell office:value-type="string" calcext:value-type="string">
            <text:p>Adelaide</text:p>
          </table:table-cell>
          <table:table-cell office:value-type="float" office:value="26559.906" calcext:value-type="float">
            <text:p>26559.906</text:p>
          </table:table-cell>
          <table:table-cell office:value-type="string" calcext:value-type="string">
            <text:p>Auckland</text:p>
          </table:table-cell>
          <table:table-cell office:value-type="float" office:value="25654.743" calcext:value-type="float">
            <text:p>25654.743</text:p>
          </table:table-cell>
          <table:table-cell office:value-type="string" calcext:value-type="string">
            <text:p>Brisbane</text:p>
          </table:table-cell>
          <table:table-cell office:value-type="float" office:value="24753.893" calcext:value-type="float">
            <text:p>24753.893</text:p>
          </table:table-cell>
          <table:table-cell office:value-type="string" calcext:value-type="string">
            <text:p>Singapore</text:p>
          </table:table-cell>
          <table:table-cell office:value-type="float" office:value="21718.296" calcext:value-type="float">
            <text:p>21718.296</text:p>
          </table:table-cell>
          <table:table-cell office:value-type="string" calcext:value-type="string">
            <text:p>San_Jose</text:p>
          </table:table-cell>
          <table:table-cell office:value-type="float" office:value="27704.462" calcext:value-type="float">
            <text:p>27704.462</text:p>
          </table:table-cell>
          <table:table-cell office:value-type="string" calcext:value-type="string">
            <text:p>Adelaide</text:p>
          </table:table-cell>
          <table:table-cell office:value-type="float" office:value="26688.219" calcext:value-type="float">
            <text:p>26688.219</text:p>
          </table:table-cell>
          <table:table-cell office:value-type="string" calcext:value-type="string">
            <text:p>Adelaide</text:p>
          </table:table-cell>
          <table:table-cell office:value-type="float" office:value="26616.462" calcext:value-type="float">
            <text:p>26616.462</text:p>
          </table:table-cell>
          <table:table-cell office:value-type="string" calcext:value-type="string">
            <text:p>Adelaide</text:p>
          </table:table-cell>
          <table:table-cell office:value-type="float" office:value="25457.992" calcext:value-type="float">
            <text:p>25457.992</text:p>
          </table:table-cell>
          <table:table-cell office:value-type="string" calcext:value-type="string">
            <text:p>Adelaide</text:p>
          </table:table-cell>
          <table:table-cell office:value-type="float" office:value="24684.716" calcext:value-type="float">
            <text:p>24684.716</text:p>
          </table:table-cell>
          <table:table-cell office:value-type="string" calcext:value-type="string">
            <text:p>London</text:p>
          </table:table-cell>
          <table:table-cell office:value-type="float" office:value="23845.269" calcext:value-type="float">
            <text:p>23845.269</text:p>
          </table:table-cell>
          <table:table-cell office:value-type="string" calcext:value-type="string">
            <text:p>Brazil</text:p>
          </table:table-cell>
          <table:table-cell office:value-type="float" office:value="23598.865" calcext:value-type="float">
            <text:p>23598.865</text:p>
          </table:table-cell>
          <table:table-cell office:value-type="string" calcext:value-type="string">
            <text:p>Atlanta</text:p>
          </table:table-cell>
          <table:table-cell office:value-type="float" office:value="23939.319" calcext:value-type="float">
            <text:p>23939.319</text:p>
          </table:table-cell>
          <table:table-cell office:value-type="string" calcext:value-type="string">
            <text:p>Singapore</text:p>
          </table:table-cell>
          <table:table-cell office:value-type="float" office:value="19446.423" calcext:value-type="float">
            <text:p>19446.423</text:p>
          </table:table-cell>
          <table:table-cell office:value-type="string" calcext:value-type="string">
            <text:p>Adelaide</text:p>
          </table:table-cell>
          <table:table-cell office:value-type="float" office:value="22727.493" calcext:value-type="float">
            <text:p>22727.493</text:p>
          </table:table-cell>
          <table:table-cell office:value-type="string" calcext:value-type="string">
            <text:p>Adelaide</text:p>
          </table:table-cell>
          <table:table-cell office:value-type="float" office:value="22725.625" calcext:value-type="float">
            <text:p>22725.625</text:p>
          </table:table-cell>
          <table:table-cell office:value-type="string" calcext:value-type="string">
            <text:p>Singapore</text:p>
          </table:table-cell>
          <table:table-cell office:value-type="float" office:value="23857.814" calcext:value-type="float">
            <text:p>23857.814</text:p>
          </table:table-cell>
          <table:table-cell office:value-type="string" calcext:value-type="string">
            <text:p>Auckland</text:p>
          </table:table-cell>
          <table:table-cell office:value-type="float" office:value="25809.472" calcext:value-type="float">
            <text:p>25809.472</text:p>
          </table:table-cell>
          <table:table-cell office:value-type="string" calcext:value-type="string">
            <text:p>Auckland</text:p>
          </table:table-cell>
          <table:table-cell office:value-type="float" office:value="25454.828" calcext:value-type="float">
            <text:p>25454.828</text:p>
          </table:table-cell>
          <table:table-cell office:value-type="string" calcext:value-type="string">
            <text:p>Singapore</text:p>
          </table:table-cell>
          <table:table-cell office:value-type="float" office:value="23507.476" calcext:value-type="float">
            <text:p>23507.476</text:p>
          </table:table-cell>
          <table:table-cell office:value-type="string" calcext:value-type="string">
            <text:p>Singapore</text:p>
          </table:table-cell>
          <table:table-cell office:value-type="float" office:value="27470.37" calcext:value-type="float">
            <text:p>27470.37</text:p>
          </table:table-cell>
          <table:table-cell office:value-type="string" calcext:value-type="string">
            <text:p>Kuala_Lumpur</text:p>
          </table:table-cell>
          <table:table-cell office:value-type="float" office:value="19634.67" calcext:value-type="float">
            <text:p>19634.67</text:p>
          </table:table-cell>
          <table:table-cell office:value-type="string" calcext:value-type="string">
            <text:p>Singapore</text:p>
          </table:table-cell>
          <table:table-cell office:value-type="float" office:value="27655.854" calcext:value-type="float">
            <text:p>27655.854</text:p>
          </table:table-cell>
          <table:table-cell office:value-type="string" calcext:value-type="string">
            <text:p>Adelaide</text:p>
          </table:table-cell>
          <table:table-cell office:value-type="float" office:value="20011.77" calcext:value-type="float">
            <text:p>20011.77</text:p>
          </table:table-cell>
          <table:table-cell office:value-type="string" calcext:value-type="string">
            <text:p>Singapore</text:p>
          </table:table-cell>
          <table:table-cell office:value-type="float" office:value="20726.347" calcext:value-type="float">
            <text:p>20726.347</text:p>
          </table:table-cell>
          <table:table-cell office:value-type="string" calcext:value-type="string">
            <text:p>Adelaide</text:p>
          </table:table-cell>
          <table:table-cell office:value-type="float" office:value="19929.143" calcext:value-type="float">
            <text:p>19929.143</text:p>
          </table:table-cell>
          <table:table-cell office:value-type="string" calcext:value-type="string">
            <text:p>Singapore</text:p>
          </table:table-cell>
          <table:table-cell office:value-type="float" office:value="19239.744" calcext:value-type="float">
            <text:p>19239.744</text:p>
          </table:table-cell>
          <table:table-cell office:value-type="string" calcext:value-type="string">
            <text:p>Buenos_Aires</text:p>
          </table:table-cell>
          <table:table-cell office:value-type="float" office:value="23438.188" calcext:value-type="float">
            <text:p>23438.188</text:p>
          </table:table-cell>
          <table:table-cell office:value-type="string" calcext:value-type="string">
            <text:p>London</text:p>
          </table:table-cell>
          <table:table-cell office:value-type="float" office:value="31000.489" calcext:value-type="float">
            <text:p>31000.489</text:p>
          </table:table-cell>
          <table:table-cell office:value-type="string" calcext:value-type="string">
            <text:p>London</text:p>
          </table:table-cell>
          <table:table-cell office:value-type="float" office:value="31005.501" calcext:value-type="float">
            <text:p>31005.501</text:p>
          </table:table-cell>
          <table:table-cell office:value-type="string" calcext:value-type="string">
            <text:p>Singapore</text:p>
          </table:table-cell>
          <table:table-cell office:value-type="float" office:value="27633.905" calcext:value-type="float">
            <text:p>27633.905</text:p>
          </table:table-cell>
          <table:table-cell office:value-type="string" calcext:value-type="string">
            <text:p>Tbilisi</text:p>
          </table:table-cell>
          <table:table-cell office:value-type="float" office:value="30244.157" calcext:value-type="float">
            <text:p>30244.157</text:p>
          </table:table-cell>
          <table:table-cell office:value-type="string" calcext:value-type="string">
            <text:p>Tbilisi</text:p>
          </table:table-cell>
          <table:table-cell office:value-type="float" office:value="29698.138" calcext:value-type="float">
            <text:p>29698.138</text:p>
          </table:table-cell>
          <table:table-cell office:value-type="string" calcext:value-type="string">
            <text:p>San_Jose</text:p>
          </table:table-cell>
          <table:table-cell office:value-type="float" office:value="25666.552" calcext:value-type="float">
            <text:p>25666.552</text:p>
          </table:table-cell>
          <table:table-cell office:value-type="string" calcext:value-type="string">
            <text:p>Melbourne</text:p>
          </table:table-cell>
          <table:table-cell office:value-type="float" office:value="27334.852" calcext:value-type="float">
            <text:p>27334.852</text:p>
          </table:table-cell>
          <table:table-cell office:value-type="string" calcext:value-type="string">
            <text:p>Atlanta</text:p>
          </table:table-cell>
          <table:table-cell office:value-type="float" office:value="27482.4" calcext:value-type="float">
            <text:p>27482.4</text:p>
          </table:table-cell>
          <table:table-cell office:value-type="string" calcext:value-type="string">
            <text:p>Auckland</text:p>
          </table:table-cell>
          <table:table-cell office:value-type="float" office:value="25644.53" calcext:value-type="float">
            <text:p>25644.53</text:p>
          </table:table-cell>
          <table:table-cell office:value-type="string" calcext:value-type="string">
            <text:p>Auckland</text:p>
          </table:table-cell>
          <table:table-cell office:value-type="float" office:value="25587.398" calcext:value-type="float">
            <text:p>25587.398</text:p>
          </table:table-cell>
          <table:table-cell office:value-type="string" calcext:value-type="string">
            <text:p>Adelaide</text:p>
          </table:table-cell>
          <table:table-cell office:value-type="float" office:value="36911.498" calcext:value-type="float">
            <text:p>36911.498</text:p>
          </table:table-cell>
          <table:table-cell office:value-type="string" calcext:value-type="string">
            <text:p>Brisbane</text:p>
          </table:table-cell>
          <table:table-cell office:value-type="float" office:value="24055.216" calcext:value-type="float">
            <text:p>24055.216</text:p>
          </table:table-cell>
          <table:table-cell office:value-type="string" calcext:value-type="string">
            <text:p>Singapore</text:p>
          </table:table-cell>
          <table:table-cell office:value-type="float" office:value="20990.584" calcext:value-type="float">
            <text:p>20990.584</text:p>
          </table:table-cell>
          <table:table-cell office:value-type="string" calcext:value-type="string">
            <text:p>Brisbane</text:p>
          </table:table-cell>
          <table:table-cell office:value-type="float" office:value="21644.321" calcext:value-type="float">
            <text:p>21644.321</text:p>
          </table:table-cell>
          <table:table-cell office:value-type="string" calcext:value-type="string">
            <text:p>Brisbane</text:p>
          </table:table-cell>
          <table:table-cell office:value-type="float" office:value="19935.868" calcext:value-type="float">
            <text:p>19935.868</text:p>
          </table:table-cell>
          <table:table-cell office:value-type="string" calcext:value-type="string">
            <text:p>Melbourne</text:p>
          </table:table-cell>
          <table:table-cell office:value-type="float" office:value="21245.736" calcext:value-type="float">
            <text:p>21245.736</text:p>
          </table:table-cell>
        </table:table-row>
        <table:table-row table:style-name="ro1">
          <table:table-cell office:value-type="string" calcext:value-type="string">
            <text:p>Adelaide</text:p>
          </table:table-cell>
          <table:table-cell office:value-type="float" office:value="24621.196" calcext:value-type="float">
            <text:p>24621.196</text:p>
          </table:table-cell>
          <table:table-cell office:value-type="string" calcext:value-type="string">
            <text:p>Singapore</text:p>
          </table:table-cell>
          <table:table-cell office:value-type="float" office:value="24046.877" calcext:value-type="float">
            <text:p>24046.877</text:p>
          </table:table-cell>
          <table:table-cell office:value-type="string" calcext:value-type="string">
            <text:p>Brisbane</text:p>
          </table:table-cell>
          <table:table-cell office:value-type="float" office:value="24046.822" calcext:value-type="float">
            <text:p>24046.822</text:p>
          </table:table-cell>
          <table:table-cell office:value-type="string" calcext:value-type="string">
            <text:p>Auckland</text:p>
          </table:table-cell>
          <table:table-cell office:value-type="float" office:value="26299.481" calcext:value-type="float">
            <text:p>26299.481</text:p>
          </table:table-cell>
          <table:table-cell office:value-type="string" calcext:value-type="string">
            <text:p>Singapore</text:p>
          </table:table-cell>
          <table:table-cell office:value-type="float" office:value="33818.179" calcext:value-type="float">
            <text:p>33818.179</text:p>
          </table:table-cell>
          <table:table-cell office:value-type="string" calcext:value-type="string">
            <text:p>Auckland</text:p>
          </table:table-cell>
          <table:table-cell office:value-type="float" office:value="37223.42" calcext:value-type="float">
            <text:p>37223.42</text:p>
          </table:table-cell>
          <table:table-cell office:value-type="string" calcext:value-type="string">
            <text:p>Brisbane</text:p>
          </table:table-cell>
          <table:table-cell office:value-type="float" office:value="24311.954" calcext:value-type="float">
            <text:p>24311.954</text:p>
          </table:table-cell>
          <table:table-cell office:value-type="string" calcext:value-type="string">
            <text:p>Brisbane</text:p>
          </table:table-cell>
          <table:table-cell office:value-type="float" office:value="23419.135" calcext:value-type="float">
            <text:p>23419.135</text:p>
          </table:table-cell>
          <table:table-cell office:value-type="string" calcext:value-type="string">
            <text:p>Brisbane</text:p>
          </table:table-cell>
          <table:table-cell office:value-type="float" office:value="23425.802" calcext:value-type="float">
            <text:p>23425.802</text:p>
          </table:table-cell>
          <table:table-cell office:value-type="string" calcext:value-type="string">
            <text:p>Brisbane</text:p>
          </table:table-cell>
          <table:table-cell office:value-type="float" office:value="27131.372" calcext:value-type="float">
            <text:p>27131.372</text:p>
          </table:table-cell>
          <table:table-cell office:value-type="string" calcext:value-type="string">
            <text:p>Auckland</text:p>
          </table:table-cell>
          <table:table-cell office:value-type="float" office:value="28984.22" calcext:value-type="float">
            <text:p>28984.22</text:p>
          </table:table-cell>
          <table:table-cell office:value-type="string" calcext:value-type="string">
            <text:p>Auckland</text:p>
          </table:table-cell>
          <table:table-cell office:value-type="float" office:value="27573.735" calcext:value-type="float">
            <text:p>27573.735</text:p>
          </table:table-cell>
          <table:table-cell office:value-type="string" calcext:value-type="string">
            <text:p>Auckland</text:p>
          </table:table-cell>
          <table:table-cell office:value-type="float" office:value="25452.323" calcext:value-type="float">
            <text:p>25452.323</text:p>
          </table:table-cell>
          <table:table-cell office:value-type="string" calcext:value-type="string">
            <text:p>Adelaide</text:p>
          </table:table-cell>
          <table:table-cell office:value-type="float" office:value="25036.027" calcext:value-type="float">
            <text:p>25036.027</text:p>
          </table:table-cell>
          <table:table-cell office:value-type="string" calcext:value-type="string">
            <text:p>Auckland</text:p>
          </table:table-cell>
          <table:table-cell office:value-type="float" office:value="26840.745" calcext:value-type="float">
            <text:p>26840.745</text:p>
          </table:table-cell>
          <table:table-cell office:value-type="string" calcext:value-type="string">
            <text:p>Auckland</text:p>
          </table:table-cell>
          <table:table-cell office:value-type="float" office:value="28766.385" calcext:value-type="float">
            <text:p>28766.385</text:p>
          </table:table-cell>
          <table:table-cell office:value-type="string" calcext:value-type="string">
            <text:p>Adelaide</text:p>
          </table:table-cell>
          <table:table-cell office:value-type="float" office:value="26474.222" calcext:value-type="float">
            <text:p>26474.222</text:p>
          </table:table-cell>
          <table:table-cell office:value-type="string" calcext:value-type="string">
            <text:p>Auckland</text:p>
          </table:table-cell>
          <table:table-cell office:value-type="float" office:value="27887.241" calcext:value-type="float">
            <text:p>27887.241</text:p>
          </table:table-cell>
          <table:table-cell office:value-type="string" calcext:value-type="string">
            <text:p>Singapore</text:p>
          </table:table-cell>
          <table:table-cell office:value-type="float" office:value="26208.816" calcext:value-type="float">
            <text:p>26208.816</text:p>
          </table:table-cell>
          <table:table-cell office:value-type="string" calcext:value-type="string">
            <text:p>Atlanta</text:p>
          </table:table-cell>
          <table:table-cell office:value-type="float" office:value="26210.323" calcext:value-type="float">
            <text:p>26210.323</text:p>
          </table:table-cell>
          <table:table-cell office:value-type="string" calcext:value-type="string">
            <text:p>Brisbane</text:p>
          </table:table-cell>
          <table:table-cell office:value-type="float" office:value="22749.481" calcext:value-type="float">
            <text:p>22749.481</text:p>
          </table:table-cell>
          <table:table-cell office:value-type="string" calcext:value-type="string">
            <text:p>Tel_Aviv</text:p>
          </table:table-cell>
          <table:table-cell office:value-type="float" office:value="28414.211" calcext:value-type="float">
            <text:p>28414.211</text:p>
          </table:table-cell>
          <table:table-cell office:value-type="string" calcext:value-type="string">
            <text:p>Brisbane</text:p>
          </table:table-cell>
          <table:table-cell office:value-type="float" office:value="26886.635" calcext:value-type="float">
            <text:p>26886.635</text:p>
          </table:table-cell>
          <table:table-cell office:value-type="string" calcext:value-type="string">
            <text:p>Brisbane</text:p>
          </table:table-cell>
          <table:table-cell office:value-type="float" office:value="28231.198" calcext:value-type="float">
            <text:p>28231.198</text:p>
          </table:table-cell>
          <table:table-cell office:value-type="string" calcext:value-type="string">
            <text:p>Brisbane</text:p>
          </table:table-cell>
          <table:table-cell office:value-type="float" office:value="26934.876" calcext:value-type="float">
            <text:p>26934.876</text:p>
          </table:table-cell>
          <table:table-cell office:value-type="string" calcext:value-type="string">
            <text:p>Auckland</text:p>
          </table:table-cell>
          <table:table-cell office:value-type="float" office:value="25728.928" calcext:value-type="float">
            <text:p>25728.928</text:p>
          </table:table-cell>
          <table:table-cell office:value-type="string" calcext:value-type="string">
            <text:p>Atlanta</text:p>
          </table:table-cell>
          <table:table-cell office:value-type="float" office:value="23931.256" calcext:value-type="float">
            <text:p>23931.256</text:p>
          </table:table-cell>
          <table:table-cell office:value-type="string" calcext:value-type="string">
            <text:p>Istanbul</text:p>
          </table:table-cell>
          <table:table-cell office:value-type="float" office:value="24634.378" calcext:value-type="float">
            <text:p>24634.378</text:p>
          </table:table-cell>
          <table:table-cell office:value-type="string" calcext:value-type="string">
            <text:p>Istanbul</text:p>
          </table:table-cell>
          <table:table-cell office:value-type="float" office:value="24016.283" calcext:value-type="float">
            <text:p>24016.283</text:p>
          </table:table-cell>
          <table:table-cell office:value-type="string" calcext:value-type="string">
            <text:p>Brisbane</text:p>
          </table:table-cell>
          <table:table-cell office:value-type="float" office:value="20071.337" calcext:value-type="float">
            <text:p>20071.337</text:p>
          </table:table-cell>
          <table:table-cell office:value-type="string" calcext:value-type="string">
            <text:p>Singapore</text:p>
          </table:table-cell>
          <table:table-cell office:value-type="float" office:value="23597.628" calcext:value-type="float">
            <text:p>23597.628</text:p>
          </table:table-cell>
          <table:table-cell office:value-type="string" calcext:value-type="string">
            <text:p>Brisbane</text:p>
          </table:table-cell>
          <table:table-cell office:value-type="float" office:value="24012.151" calcext:value-type="float">
            <text:p>24012.151</text:p>
          </table:table-cell>
          <table:table-cell office:value-type="string" calcext:value-type="string">
            <text:p>Brisbane</text:p>
          </table:table-cell>
          <table:table-cell office:value-type="float" office:value="24686.119" calcext:value-type="float">
            <text:p>24686.119</text:p>
          </table:table-cell>
          <table:table-cell office:value-type="string" calcext:value-type="string">
            <text:p>Adelaide</text:p>
          </table:table-cell>
          <table:table-cell office:value-type="float" office:value="26188.299" calcext:value-type="float">
            <text:p>26188.299</text:p>
          </table:table-cell>
          <table:table-cell office:value-type="string" calcext:value-type="string">
            <text:p>Adelaide</text:p>
          </table:table-cell>
          <table:table-cell office:value-type="float" office:value="25845.564" calcext:value-type="float">
            <text:p>25845.564</text:p>
          </table:table-cell>
          <table:table-cell office:value-type="string" calcext:value-type="string">
            <text:p>Brisbane</text:p>
          </table:table-cell>
          <table:table-cell office:value-type="float" office:value="24599.128" calcext:value-type="float">
            <text:p>24599.128</text:p>
          </table:table-cell>
          <table:table-cell office:value-type="string" calcext:value-type="string">
            <text:p>Auckland</text:p>
          </table:table-cell>
          <table:table-cell office:value-type="float" office:value="29409.678" calcext:value-type="float">
            <text:p>29409.678</text:p>
          </table:table-cell>
          <table:table-cell office:value-type="string" calcext:value-type="string">
            <text:p>Adelaide</text:p>
          </table:table-cell>
          <table:table-cell office:value-type="float" office:value="20997.09" calcext:value-type="float">
            <text:p>20997.09</text:p>
          </table:table-cell>
          <table:table-cell office:value-type="string" calcext:value-type="string">
            <text:p>Adelaide</text:p>
          </table:table-cell>
          <table:table-cell office:value-type="float" office:value="30502.375" calcext:value-type="float">
            <text:p>30502.375</text:p>
          </table:table-cell>
          <table:table-cell office:value-type="string" calcext:value-type="string">
            <text:p>Ukraine</text:p>
          </table:table-cell>
          <table:table-cell office:value-type="float" office:value="20036.928" calcext:value-type="float">
            <text:p>20036.928</text:p>
          </table:table-cell>
          <table:table-cell office:value-type="string" calcext:value-type="string">
            <text:p>Brisbane</text:p>
          </table:table-cell>
          <table:table-cell office:value-type="float" office:value="20961.411" calcext:value-type="float">
            <text:p>20961.411</text:p>
          </table:table-cell>
          <table:table-cell office:value-type="string" calcext:value-type="string">
            <text:p>Brisbane</text:p>
          </table:table-cell>
          <table:table-cell office:value-type="float" office:value="20151.582" calcext:value-type="float">
            <text:p>20151.582</text:p>
          </table:table-cell>
          <table:table-cell office:value-type="string" calcext:value-type="string">
            <text:p>Ukraine</text:p>
          </table:table-cell>
          <table:table-cell office:value-type="float" office:value="19686.642" calcext:value-type="float">
            <text:p>19686.642</text:p>
          </table:table-cell>
          <table:table-cell office:value-type="string" calcext:value-type="string">
            <text:p>London</text:p>
          </table:table-cell>
          <table:table-cell office:value-type="float" office:value="23777.234" calcext:value-type="float">
            <text:p>23777.234</text:p>
          </table:table-cell>
          <table:table-cell office:value-type="string" calcext:value-type="string">
            <text:p>Melbourne</text:p>
          </table:table-cell>
          <table:table-cell office:value-type="float" office:value="33156.584" calcext:value-type="float">
            <text:p>33156.584</text:p>
          </table:table-cell>
          <table:table-cell office:value-type="string" calcext:value-type="string">
            <text:p>San_Jose</text:p>
          </table:table-cell>
          <table:table-cell office:value-type="float" office:value="31372.995" calcext:value-type="float">
            <text:p>31372.995</text:p>
          </table:table-cell>
          <table:table-cell office:value-type="string" calcext:value-type="string">
            <text:p>Adelaide</text:p>
          </table:table-cell>
          <table:table-cell office:value-type="float" office:value="27856.116" calcext:value-type="float">
            <text:p>27856.116</text:p>
          </table:table-cell>
          <table:table-cell office:value-type="string" calcext:value-type="string">
            <text:p>London</text:p>
          </table:table-cell>
          <table:table-cell office:value-type="float" office:value="33726.983" calcext:value-type="float">
            <text:p>33726.983</text:p>
          </table:table-cell>
          <table:table-cell office:value-type="string" calcext:value-type="string">
            <text:p>London</text:p>
          </table:table-cell>
          <table:table-cell office:value-type="float" office:value="33255.41" calcext:value-type="float">
            <text:p>33255.41</text:p>
          </table:table-cell>
          <table:table-cell office:value-type="string" calcext:value-type="string">
            <text:p>Ukraine</text:p>
          </table:table-cell>
          <table:table-cell office:value-type="float" office:value="25714.918" calcext:value-type="float">
            <text:p>25714.918</text:p>
          </table:table-cell>
          <table:table-cell office:value-type="string" calcext:value-type="string">
            <text:p>Atlanta</text:p>
          </table:table-cell>
          <table:table-cell office:value-type="float" office:value="27543.521" calcext:value-type="float">
            <text:p>27543.521</text:p>
          </table:table-cell>
          <table:table-cell office:value-type="string" calcext:value-type="string">
            <text:p>Los_Angeles</text:p>
          </table:table-cell>
          <table:table-cell office:value-type="float" office:value="27890.379" calcext:value-type="float">
            <text:p>27890.379</text:p>
          </table:table-cell>
          <table:table-cell office:value-type="string" calcext:value-type="string">
            <text:p>Adelaide</text:p>
          </table:table-cell>
          <table:table-cell office:value-type="float" office:value="25741.028" calcext:value-type="float">
            <text:p>25741.028</text:p>
          </table:table-cell>
          <table:table-cell office:value-type="string" calcext:value-type="string">
            <text:p>Adelaide</text:p>
          </table:table-cell>
          <table:table-cell office:value-type="float" office:value="25814.229" calcext:value-type="float">
            <text:p>25814.229</text:p>
          </table:table-cell>
          <table:table-cell office:value-type="string" calcext:value-type="string">
            <text:p>Melbourne</text:p>
          </table:table-cell>
          <table:table-cell office:value-type="float" office:value="37601.087" calcext:value-type="float">
            <text:p>37601.087</text:p>
          </table:table-cell>
          <table:table-cell office:value-type="string" calcext:value-type="string">
            <text:p>Auckland</text:p>
          </table:table-cell>
          <table:table-cell office:value-type="float" office:value="26054.38" calcext:value-type="float">
            <text:p>26054.38</text:p>
          </table:table-cell>
          <table:table-cell office:value-type="string" calcext:value-type="string">
            <text:p>Brisbane</text:p>
          </table:table-cell>
          <table:table-cell office:value-type="float" office:value="22310.288" calcext:value-type="float">
            <text:p>22310.288</text:p>
          </table:table-cell>
          <table:table-cell office:value-type="string" calcext:value-type="string">
            <text:p>Singapore</text:p>
          </table:table-cell>
          <table:table-cell office:value-type="float" office:value="22642.701" calcext:value-type="float">
            <text:p>22642.701</text:p>
          </table:table-cell>
          <table:table-cell office:value-type="string" calcext:value-type="string">
            <text:p>Ukraine</text:p>
          </table:table-cell>
          <table:table-cell office:value-type="float" office:value="21312.119" calcext:value-type="float">
            <text:p>21312.119</text:p>
          </table:table-cell>
          <table:table-cell office:value-type="string" calcext:value-type="string">
            <text:p>Tokyo</text:p>
          </table:table-cell>
          <table:table-cell office:value-type="float" office:value="23208.306" calcext:value-type="float">
            <text:p>23208.30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5298.823" calcext:value-type="float">
            <text:p>25298.823</text:p>
          </table:table-cell>
          <table:table-cell office:value-type="string" calcext:value-type="string">
            <text:p>Brisbane</text:p>
          </table:table-cell>
          <table:table-cell office:value-type="float" office:value="24442.324" calcext:value-type="float">
            <text:p>24442.324</text:p>
          </table:table-cell>
          <table:table-cell office:value-type="string" calcext:value-type="string">
            <text:p>Adelaide</text:p>
          </table:table-cell>
          <table:table-cell office:value-type="float" office:value="24202.543" calcext:value-type="float">
            <text:p>24202.543</text:p>
          </table:table-cell>
          <table:table-cell office:value-type="string" calcext:value-type="string">
            <text:p>Brisbane</text:p>
          </table:table-cell>
          <table:table-cell office:value-type="float" office:value="28796.211" calcext:value-type="float">
            <text:p>28796.211</text:p>
          </table:table-cell>
          <table:table-cell office:value-type="string" calcext:value-type="string">
            <text:p>Melbourne</text:p>
          </table:table-cell>
          <table:table-cell office:value-type="float" office:value="33885.594" calcext:value-type="float">
            <text:p>33885.594</text:p>
          </table:table-cell>
          <table:table-cell office:value-type="string" calcext:value-type="string">
            <text:p>Sydney</text:p>
          </table:table-cell>
          <table:table-cell office:value-type="float" office:value="37961.355" calcext:value-type="float">
            <text:p>37961.355</text:p>
          </table:table-cell>
          <table:table-cell office:value-type="string" calcext:value-type="string">
            <text:p>Adelaide</text:p>
          </table:table-cell>
          <table:table-cell office:value-type="float" office:value="24635.292" calcext:value-type="float">
            <text:p>24635.292</text:p>
          </table:table-cell>
          <table:table-cell office:value-type="string" calcext:value-type="string">
            <text:p>Adelaide</text:p>
          </table:table-cell>
          <table:table-cell office:value-type="float" office:value="23566.921" calcext:value-type="float">
            <text:p>23566.921</text:p>
          </table:table-cell>
          <table:table-cell office:value-type="string" calcext:value-type="string">
            <text:p>Adelaide</text:p>
          </table:table-cell>
          <table:table-cell office:value-type="float" office:value="23672.391" calcext:value-type="float">
            <text:p>23672.391</text:p>
          </table:table-cell>
          <table:table-cell office:value-type="string" calcext:value-type="string">
            <text:p>Auckland</text:p>
          </table:table-cell>
          <table:table-cell office:value-type="float" office:value="27900.44" calcext:value-type="float">
            <text:p>27900.44</text:p>
          </table:table-cell>
          <table:table-cell office:value-type="string" calcext:value-type="string">
            <text:p>Brisbane</text:p>
          </table:table-cell>
          <table:table-cell office:value-type="float" office:value="29306.707" calcext:value-type="float">
            <text:p>29306.707</text:p>
          </table:table-cell>
          <table:table-cell office:value-type="string" calcext:value-type="string">
            <text:p>Brisbane</text:p>
          </table:table-cell>
          <table:table-cell office:value-type="float" office:value="29099.23" calcext:value-type="float">
            <text:p>29099.23</text:p>
          </table:table-cell>
          <table:table-cell office:value-type="string" calcext:value-type="string">
            <text:p>Brisbane</text:p>
          </table:table-cell>
          <table:table-cell office:value-type="float" office:value="29114.996" calcext:value-type="float">
            <text:p>29114.996</text:p>
          </table:table-cell>
          <table:table-cell office:value-type="string" calcext:value-type="string">
            <text:p>Brisbane</text:p>
          </table:table-cell>
          <table:table-cell office:value-type="float" office:value="26750.068" calcext:value-type="float">
            <text:p>26750.068</text:p>
          </table:table-cell>
          <table:table-cell office:value-type="string" calcext:value-type="string">
            <text:p>Brisbane</text:p>
          </table:table-cell>
          <table:table-cell office:value-type="float" office:value="27164.16" calcext:value-type="float">
            <text:p>27164.16</text:p>
          </table:table-cell>
          <table:table-cell office:value-type="string" calcext:value-type="string">
            <text:p>Melbourne</text:p>
          </table:table-cell>
          <table:table-cell office:value-type="float" office:value="30967.215" calcext:value-type="float">
            <text:p>30967.215</text:p>
          </table:table-cell>
          <table:table-cell office:value-type="string" calcext:value-type="string">
            <text:p>Brisbane</text:p>
          </table:table-cell>
          <table:table-cell office:value-type="float" office:value="27375.324" calcext:value-type="float">
            <text:p>27375.324</text:p>
          </table:table-cell>
          <table:table-cell office:value-type="string" calcext:value-type="string">
            <text:p>Brisbane</text:p>
          </table:table-cell>
          <table:table-cell office:value-type="float" office:value="28275.203" calcext:value-type="float">
            <text:p>28275.203</text:p>
          </table:table-cell>
          <table:table-cell office:value-type="string" calcext:value-type="string">
            <text:p>Brisbane</text:p>
          </table:table-cell>
          <table:table-cell office:value-type="float" office:value="27475.886" calcext:value-type="float">
            <text:p>27475.886</text:p>
          </table:table-cell>
          <table:table-cell office:value-type="string" calcext:value-type="string">
            <text:p>Melbourne</text:p>
          </table:table-cell>
          <table:table-cell office:value-type="float" office:value="26506.698" calcext:value-type="float">
            <text:p>26506.698</text:p>
          </table:table-cell>
          <table:table-cell office:value-type="string" calcext:value-type="string">
            <text:p>Adelaide</text:p>
          </table:table-cell>
          <table:table-cell office:value-type="float" office:value="22829.651" calcext:value-type="float">
            <text:p>22829.651</text:p>
          </table:table-cell>
          <table:table-cell office:value-type="string" calcext:value-type="string">
            <text:p>Santiago</text:p>
          </table:table-cell>
          <table:table-cell office:value-type="float" office:value="28684.664" calcext:value-type="float">
            <text:p>28684.664</text:p>
          </table:table-cell>
          <table:table-cell office:value-type="string" calcext:value-type="string">
            <text:p>Santiago</text:p>
          </table:table-cell>
          <table:table-cell office:value-type="float" office:value="29041.551" calcext:value-type="float">
            <text:p>29041.551</text:p>
          </table:table-cell>
          <table:table-cell office:value-type="string" calcext:value-type="string">
            <text:p>Santiago</text:p>
          </table:table-cell>
          <table:table-cell office:value-type="float" office:value="31127.448" calcext:value-type="float">
            <text:p>31127.448</text:p>
          </table:table-cell>
          <table:table-cell office:value-type="string" calcext:value-type="string">
            <text:p>Melbourne</text:p>
          </table:table-cell>
          <table:table-cell office:value-type="float" office:value="29046.851" calcext:value-type="float">
            <text:p>29046.851</text:p>
          </table:table-cell>
          <table:table-cell office:value-type="string" calcext:value-type="string">
            <text:p>Brisbane</text:p>
          </table:table-cell>
          <table:table-cell office:value-type="float" office:value="26984.765" calcext:value-type="float">
            <text:p>26984.765</text:p>
          </table:table-cell>
          <table:table-cell office:value-type="string" calcext:value-type="string">
            <text:p>Istanbul</text:p>
          </table:table-cell>
          <table:table-cell office:value-type="float" office:value="24714.269" calcext:value-type="float">
            <text:p>24714.269</text:p>
          </table:table-cell>
          <table:table-cell office:value-type="string" calcext:value-type="string">
            <text:p>Atlanta</text:p>
          </table:table-cell>
          <table:table-cell office:value-type="float" office:value="25175.46" calcext:value-type="float">
            <text:p>25175.46</text:p>
          </table:table-cell>
          <table:table-cell office:value-type="string" calcext:value-type="string">
            <text:p>Buenos_Aires</text:p>
          </table:table-cell>
          <table:table-cell office:value-type="float" office:value="26057.597" calcext:value-type="float">
            <text:p>26057.597</text:p>
          </table:table-cell>
          <table:table-cell office:value-type="string" calcext:value-type="string">
            <text:p>Ukraine</text:p>
          </table:table-cell>
          <table:table-cell office:value-type="float" office:value="20197.681" calcext:value-type="float">
            <text:p>20197.681</text:p>
          </table:table-cell>
          <table:table-cell office:value-type="string" calcext:value-type="string">
            <text:p>Brisbane</text:p>
          </table:table-cell>
          <table:table-cell office:value-type="float" office:value="24014.348" calcext:value-type="float">
            <text:p>24014.348</text:p>
          </table:table-cell>
          <table:table-cell office:value-type="string" calcext:value-type="string">
            <text:p>Singapore</text:p>
          </table:table-cell>
          <table:table-cell office:value-type="float" office:value="24717.973" calcext:value-type="float">
            <text:p>24717.973</text:p>
          </table:table-cell>
          <table:table-cell office:value-type="string" calcext:value-type="string">
            <text:p>Adelaide</text:p>
          </table:table-cell>
          <table:table-cell office:value-type="float" office:value="24911.875" calcext:value-type="float">
            <text:p>24911.875</text:p>
          </table:table-cell>
          <table:table-cell office:value-type="string" calcext:value-type="string">
            <text:p>Brisbane</text:p>
          </table:table-cell>
          <table:table-cell office:value-type="float" office:value="28022.622" calcext:value-type="float">
            <text:p>28022.622</text:p>
          </table:table-cell>
          <table:table-cell office:value-type="string" calcext:value-type="string">
            <text:p>Brisbane</text:p>
          </table:table-cell>
          <table:table-cell office:value-type="float" office:value="27854.758" calcext:value-type="float">
            <text:p>27854.758</text:p>
          </table:table-cell>
          <table:table-cell office:value-type="string" calcext:value-type="string">
            <text:p>Adelaide</text:p>
          </table:table-cell>
          <table:table-cell office:value-type="float" office:value="24778.212" calcext:value-type="float">
            <text:p>24778.212</text:p>
          </table:table-cell>
          <table:table-cell office:value-type="string" calcext:value-type="string">
            <text:p>Brisbane</text:p>
          </table:table-cell>
          <table:table-cell office:value-type="float" office:value="29822.38" calcext:value-type="float">
            <text:p>29822.38</text:p>
          </table:table-cell>
          <table:table-cell office:value-type="string" calcext:value-type="string">
            <text:p>Brisbane</text:p>
          </table:table-cell>
          <table:table-cell office:value-type="float" office:value="21029.419" calcext:value-type="float">
            <text:p>21029.419</text:p>
          </table:table-cell>
          <table:table-cell office:value-type="string" calcext:value-type="string">
            <text:p>Brisbane</text:p>
          </table:table-cell>
          <table:table-cell office:value-type="float" office:value="30914.99" calcext:value-type="float">
            <text:p>30914.99</text:p>
          </table:table-cell>
          <table:table-cell office:value-type="string" calcext:value-type="string">
            <text:p>Istanbul</text:p>
          </table:table-cell>
          <table:table-cell office:value-type="float" office:value="20121.304" calcext:value-type="float">
            <text:p>20121.304</text:p>
          </table:table-cell>
          <table:table-cell office:value-type="string" calcext:value-type="string">
            <text:p>Adelaide</text:p>
          </table:table-cell>
          <table:table-cell office:value-type="float" office:value="21009.743" calcext:value-type="float">
            <text:p>21009.743</text:p>
          </table:table-cell>
          <table:table-cell office:value-type="string" calcext:value-type="string">
            <text:p>Ukraine</text:p>
          </table:table-cell>
          <table:table-cell office:value-type="float" office:value="21095.309" calcext:value-type="float">
            <text:p>21095.309</text:p>
          </table:table-cell>
          <table:table-cell office:value-type="string" calcext:value-type="string">
            <text:p>Brisbane</text:p>
          </table:table-cell>
          <table:table-cell office:value-type="float" office:value="20038.156" calcext:value-type="float">
            <text:p>20038.156</text:p>
          </table:table-cell>
          <table:table-cell office:value-type="string" calcext:value-type="string">
            <text:p>Atlanta</text:p>
          </table:table-cell>
          <table:table-cell office:value-type="float" office:value="25188.6" calcext:value-type="float">
            <text:p>25188.6</text:p>
          </table:table-cell>
          <table:table-cell office:value-type="string" calcext:value-type="string">
            <text:p>Los_Angeles</text:p>
          </table:table-cell>
          <table:table-cell office:value-type="float" office:value="34460.833" calcext:value-type="float">
            <text:p>34460.833</text:p>
          </table:table-cell>
          <table:table-cell office:value-type="string" calcext:value-type="string">
            <text:p>Atlanta</text:p>
          </table:table-cell>
          <table:table-cell office:value-type="float" office:value="32345.241" calcext:value-type="float">
            <text:p>32345.241</text:p>
          </table:table-cell>
          <table:table-cell office:value-type="string" calcext:value-type="string">
            <text:p>Brisbane</text:p>
          </table:table-cell>
          <table:table-cell office:value-type="float" office:value="29202.066" calcext:value-type="float">
            <text:p>29202.066</text:p>
          </table:table-cell>
          <table:table-cell office:value-type="string" calcext:value-type="string">
            <text:p>Istanbul</text:p>
          </table:table-cell>
          <table:table-cell office:value-type="float" office:value="33866.132" calcext:value-type="float">
            <text:p>33866.132</text:p>
          </table:table-cell>
          <table:table-cell office:value-type="string" calcext:value-type="string">
            <text:p>Istanbul</text:p>
          </table:table-cell>
          <table:table-cell office:value-type="float" office:value="34236.797" calcext:value-type="float">
            <text:p>34236.797</text:p>
          </table:table-cell>
          <table:table-cell office:value-type="string" calcext:value-type="string">
            <text:p>Atlanta</text:p>
          </table:table-cell>
          <table:table-cell office:value-type="float" office:value="26755.627" calcext:value-type="float">
            <text:p>26755.627</text:p>
          </table:table-cell>
          <table:table-cell office:value-type="string" calcext:value-type="string">
            <text:p>Santiago</text:p>
          </table:table-cell>
          <table:table-cell office:value-type="float" office:value="27577.289" calcext:value-type="float">
            <text:p>27577.289</text:p>
          </table:table-cell>
          <table:table-cell office:value-type="string" calcext:value-type="string">
            <text:p>Santiago</text:p>
          </table:table-cell>
          <table:table-cell office:value-type="float" office:value="28193.873" calcext:value-type="float">
            <text:p>28193.873</text:p>
          </table:table-cell>
          <table:table-cell office:value-type="string" calcext:value-type="string">
            <text:p>Brisbane</text:p>
          </table:table-cell>
          <table:table-cell office:value-type="float" office:value="27498.555" calcext:value-type="float">
            <text:p>27498.555</text:p>
          </table:table-cell>
          <table:table-cell office:value-type="string" calcext:value-type="string">
            <text:p>Brisbane</text:p>
          </table:table-cell>
          <table:table-cell office:value-type="float" office:value="27428.586" calcext:value-type="float">
            <text:p>27428.586</text:p>
          </table:table-cell>
          <table:table-cell office:value-type="string" calcext:value-type="string">
            <text:p>Auckland</text:p>
          </table:table-cell>
          <table:table-cell office:value-type="float" office:value="42640.782" calcext:value-type="float">
            <text:p>42640.782</text:p>
          </table:table-cell>
          <table:table-cell office:value-type="string" calcext:value-type="string">
            <text:p>Mumbai</text:p>
          </table:table-cell>
          <table:table-cell office:value-type="float" office:value="28738.084" calcext:value-type="float">
            <text:p>28738.084</text:p>
          </table:table-cell>
          <table:table-cell office:value-type="string" calcext:value-type="string">
            <text:p>Mumbai</text:p>
          </table:table-cell>
          <table:table-cell office:value-type="float" office:value="29914.679" calcext:value-type="float">
            <text:p>29914.679</text:p>
          </table:table-cell>
          <table:table-cell office:value-type="string" calcext:value-type="string">
            <text:p>Mumbai</text:p>
          </table:table-cell>
          <table:table-cell office:value-type="float" office:value="29964.979" calcext:value-type="float">
            <text:p>29964.979</text:p>
          </table:table-cell>
          <table:table-cell office:value-type="string" calcext:value-type="string">
            <text:p>Sydney</text:p>
          </table:table-cell>
          <table:table-cell office:value-type="float" office:value="30861.222" calcext:value-type="float">
            <text:p>30861.222</text:p>
          </table:table-cell>
          <table:table-cell office:value-type="string" calcext:value-type="string">
            <text:p>Auckland</text:p>
          </table:table-cell>
          <table:table-cell office:value-type="float" office:value="26076.636" calcext:value-type="float">
            <text:p>26076.636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27133.414" calcext:value-type="float">
            <text:p>27133.414</text:p>
          </table:table-cell>
          <table:table-cell office:value-type="string" calcext:value-type="string">
            <text:p>Melbourne</text:p>
          </table:table-cell>
          <table:table-cell office:value-type="float" office:value="27326.395" calcext:value-type="float">
            <text:p>27326.395</text:p>
          </table:table-cell>
          <table:table-cell office:value-type="string" calcext:value-type="string">
            <text:p>Melbourne</text:p>
          </table:table-cell>
          <table:table-cell office:value-type="float" office:value="26704.267" calcext:value-type="float">
            <text:p>26704.267</text:p>
          </table:table-cell>
          <table:table-cell office:value-type="string" calcext:value-type="string">
            <text:p>Melbourne</text:p>
          </table:table-cell>
          <table:table-cell office:value-type="float" office:value="30093.717" calcext:value-type="float">
            <text:p>30093.717</text:p>
          </table:table-cell>
          <table:table-cell office:value-type="string" calcext:value-type="string">
            <text:p>Auckland</text:p>
          </table:table-cell>
          <table:table-cell office:value-type="float" office:value="37858.62" calcext:value-type="float">
            <text:p>37858.62</text:p>
          </table:table-cell>
          <table:table-cell office:value-type="string" calcext:value-type="string">
            <text:p>Melbourne</text:p>
          </table:table-cell>
          <table:table-cell office:value-type="float" office:value="38235.451" calcext:value-type="float">
            <text:p>38235.451</text:p>
          </table:table-cell>
          <table:table-cell office:value-type="string" calcext:value-type="string">
            <text:p>Melbourne</text:p>
          </table:table-cell>
          <table:table-cell office:value-type="float" office:value="27114.521" calcext:value-type="float">
            <text:p>27114.521</text:p>
          </table:table-cell>
          <table:table-cell office:value-type="string" calcext:value-type="string">
            <text:p>Melbourne</text:p>
          </table:table-cell>
          <table:table-cell office:value-type="float" office:value="26097.164" calcext:value-type="float">
            <text:p>26097.164</text:p>
          </table:table-cell>
          <table:table-cell office:value-type="string" calcext:value-type="string">
            <text:p>Melbourne</text:p>
          </table:table-cell>
          <table:table-cell office:value-type="float" office:value="26170.938" calcext:value-type="float">
            <text:p>26170.938</text:p>
          </table:table-cell>
          <table:table-cell office:value-type="string" calcext:value-type="string">
            <text:p>Melbourne</text:p>
          </table:table-cell>
          <table:table-cell office:value-type="float" office:value="29484.005" calcext:value-type="float">
            <text:p>29484.005</text:p>
          </table:table-cell>
          <table:table-cell office:value-type="string" calcext:value-type="string">
            <text:p>Melbourne</text:p>
          </table:table-cell>
          <table:table-cell office:value-type="float" office:value="30797.536" calcext:value-type="float">
            <text:p>30797.536</text:p>
          </table:table-cell>
          <table:table-cell office:value-type="string" calcext:value-type="string">
            <text:p>Melbourne</text:p>
          </table:table-cell>
          <table:table-cell office:value-type="float" office:value="31443.775" calcext:value-type="float">
            <text:p>31443.775</text:p>
          </table:table-cell>
          <table:table-cell office:value-type="string" calcext:value-type="string">
            <text:p>Melbourne</text:p>
          </table:table-cell>
          <table:table-cell office:value-type="float" office:value="31702.523" calcext:value-type="float">
            <text:p>31702.523</text:p>
          </table:table-cell>
          <table:table-cell office:value-type="string" calcext:value-type="string">
            <text:p>Melbourne</text:p>
          </table:table-cell>
          <table:table-cell office:value-type="float" office:value="29103.891" calcext:value-type="float">
            <text:p>29103.891</text:p>
          </table:table-cell>
          <table:table-cell office:value-type="string" calcext:value-type="string">
            <text:p>Melbourne</text:p>
          </table:table-cell>
          <table:table-cell office:value-type="float" office:value="29192.779" calcext:value-type="float">
            <text:p>29192.779</text:p>
          </table:table-cell>
          <table:table-cell office:value-type="string" calcext:value-type="string">
            <text:p>Buenos_Aires</text:p>
          </table:table-cell>
          <table:table-cell office:value-type="float" office:value="57357.417" calcext:value-type="float">
            <text:p>57357.417</text:p>
          </table:table-cell>
          <table:table-cell office:value-type="string" calcext:value-type="string">
            <text:p>Melbourne</text:p>
          </table:table-cell>
          <table:table-cell office:value-type="float" office:value="29673.117" calcext:value-type="float">
            <text:p>29673.117</text:p>
          </table:table-cell>
          <table:table-cell office:value-type="string" calcext:value-type="string">
            <text:p>Melbourne</text:p>
          </table:table-cell>
          <table:table-cell office:value-type="float" office:value="29552.56" calcext:value-type="float">
            <text:p>29552.56</text:p>
          </table:table-cell>
          <table:table-cell office:value-type="string" calcext:value-type="string">
            <text:p>Melbourne</text:p>
          </table:table-cell>
          <table:table-cell office:value-type="float" office:value="29849.454" calcext:value-type="float">
            <text:p>29849.454</text:p>
          </table:table-cell>
          <table:table-cell office:value-type="string" calcext:value-type="string">
            <text:p>Los_Angeles</text:p>
          </table:table-cell>
          <table:table-cell office:value-type="float" office:value="26851.48" calcext:value-type="float">
            <text:p>26851.48</text:p>
          </table:table-cell>
          <table:table-cell office:value-type="string" calcext:value-type="string">
            <text:p>Melbourne</text:p>
          </table:table-cell>
          <table:table-cell office:value-type="float" office:value="25327.939" calcext:value-type="float">
            <text:p>25327.939</text:p>
          </table:table-cell>
          <table:table-cell office:value-type="string" calcext:value-type="string">
            <text:p>Melbourne</text:p>
          </table:table-cell>
          <table:table-cell office:value-type="float" office:value="29684.903" calcext:value-type="float">
            <text:p>29684.903</text:p>
          </table:table-cell>
          <table:table-cell office:value-type="string" calcext:value-type="string">
            <text:p>Melbourne</text:p>
          </table:table-cell>
          <table:table-cell office:value-type="float" office:value="29096.783" calcext:value-type="float">
            <text:p>29096.783</text:p>
          </table:table-cell>
          <table:table-cell office:value-type="string" calcext:value-type="string">
            <text:p>Melbourne</text:p>
          </table:table-cell>
          <table:table-cell office:value-type="float" office:value="31324.478" calcext:value-type="float">
            <text:p>31324.478</text:p>
          </table:table-cell>
          <table:table-cell office:value-type="string" calcext:value-type="string">
            <text:p>Santiago</text:p>
          </table:table-cell>
          <table:table-cell office:value-type="float" office:value="30741.176" calcext:value-type="float">
            <text:p>30741.176</text:p>
          </table:table-cell>
          <table:table-cell office:value-type="string" calcext:value-type="string">
            <text:p>Melbourne</text:p>
          </table:table-cell>
          <table:table-cell office:value-type="float" office:value="29522.781" calcext:value-type="float">
            <text:p>29522.781</text:p>
          </table:table-cell>
          <table:table-cell office:value-type="string" calcext:value-type="string">
            <text:p>Ukraine</text:p>
          </table:table-cell>
          <table:table-cell office:value-type="float" office:value="27228.882" calcext:value-type="float">
            <text:p>27228.882</text:p>
          </table:table-cell>
          <table:table-cell office:value-type="string" calcext:value-type="string">
            <text:p>Ukraine</text:p>
          </table:table-cell>
          <table:table-cell office:value-type="float" office:value="27242.922" calcext:value-type="float">
            <text:p>27242.922</text:p>
          </table:table-cell>
          <table:table-cell office:value-type="string" calcext:value-type="string">
            <text:p>Ukraine</text:p>
          </table:table-cell>
          <table:table-cell office:value-type="float" office:value="29063.85" calcext:value-type="float">
            <text:p>29063.85</text:p>
          </table:table-cell>
          <table:table-cell office:value-type="string" calcext:value-type="string">
            <text:p>Melbourne</text:p>
          </table:table-cell>
          <table:table-cell office:value-type="float" office:value="22099.711" calcext:value-type="float">
            <text:p>22099.711</text:p>
          </table:table-cell>
          <table:table-cell office:value-type="string" calcext:value-type="string">
            <text:p>Melbourne</text:p>
          </table:table-cell>
          <table:table-cell office:value-type="float" office:value="26613.939" calcext:value-type="float">
            <text:p>26613.939</text:p>
          </table:table-cell>
          <table:table-cell office:value-type="string" calcext:value-type="string">
            <text:p>Melbourne</text:p>
          </table:table-cell>
          <table:table-cell office:value-type="float" office:value="26668.91" calcext:value-type="float">
            <text:p>26668.91</text:p>
          </table:table-cell>
          <table:table-cell office:value-type="string" calcext:value-type="string">
            <text:p>Melbourne</text:p>
          </table:table-cell>
          <table:table-cell office:value-type="float" office:value="27486.088" calcext:value-type="float">
            <text:p>27486.088</text:p>
          </table:table-cell>
          <table:table-cell office:value-type="string" calcext:value-type="string">
            <text:p>Melbourne</text:p>
          </table:table-cell>
          <table:table-cell office:value-type="float" office:value="30567.938" calcext:value-type="float">
            <text:p>30567.938</text:p>
          </table:table-cell>
          <table:table-cell office:value-type="string" calcext:value-type="string">
            <text:p>Melbourne</text:p>
          </table:table-cell>
          <table:table-cell office:value-type="float" office:value="30174.868" calcext:value-type="float">
            <text:p>30174.868</text:p>
          </table:table-cell>
          <table:table-cell office:value-type="string" calcext:value-type="string">
            <text:p>Melbourne</text:p>
          </table:table-cell>
          <table:table-cell office:value-type="float" office:value="27475.922" calcext:value-type="float">
            <text:p>27475.922</text:p>
          </table:table-cell>
          <table:table-cell office:value-type="string" calcext:value-type="string">
            <text:p>Melbourne</text:p>
          </table:table-cell>
          <table:table-cell office:value-type="float" office:value="31650.881" calcext:value-type="float">
            <text:p>31650.881</text:p>
          </table:table-cell>
          <table:table-cell office:value-type="string" calcext:value-type="string">
            <text:p>Melbourne</text:p>
          </table:table-cell>
          <table:table-cell office:value-type="float" office:value="23189.672" calcext:value-type="float">
            <text:p>23189.672</text:p>
          </table:table-cell>
          <table:table-cell office:value-type="string" calcext:value-type="string">
            <text:p>Melbourne</text:p>
          </table:table-cell>
          <table:table-cell office:value-type="float" office:value="33294.505" calcext:value-type="float">
            <text:p>33294.505</text:p>
          </table:table-cell>
          <table:table-cell office:value-type="string" calcext:value-type="string">
            <text:p>Melbourne</text:p>
          </table:table-cell>
          <table:table-cell office:value-type="float" office:value="22015.861" calcext:value-type="float">
            <text:p>22015.861</text:p>
          </table:table-cell>
          <table:table-cell office:value-type="string" calcext:value-type="string">
            <text:p>Melbourne</text:p>
          </table:table-cell>
          <table:table-cell office:value-type="float" office:value="23179.955" calcext:value-type="float">
            <text:p>23179.955</text:p>
          </table:table-cell>
          <table:table-cell office:value-type="string" calcext:value-type="string">
            <text:p>Melbourne</text:p>
          </table:table-cell>
          <table:table-cell office:value-type="float" office:value="22268.581" calcext:value-type="float">
            <text:p>22268.581</text:p>
          </table:table-cell>
          <table:table-cell office:value-type="string" calcext:value-type="string">
            <text:p>Melbourne</text:p>
          </table:table-cell>
          <table:table-cell office:value-type="float" office:value="22179.243" calcext:value-type="float">
            <text:p>22179.243</text:p>
          </table:table-cell>
          <table:table-cell office:value-type="string" calcext:value-type="string">
            <text:p>Santiago</text:p>
          </table:table-cell>
          <table:table-cell office:value-type="float" office:value="26598.126" calcext:value-type="float">
            <text:p>26598.126</text:p>
          </table:table-cell>
          <table:table-cell office:value-type="string" calcext:value-type="string">
            <text:p>Atlanta</text:p>
          </table:table-cell>
          <table:table-cell office:value-type="float" office:value="35804.008" calcext:value-type="float">
            <text:p>35804.008</text:p>
          </table:table-cell>
          <table:table-cell office:value-type="string" calcext:value-type="string">
            <text:p>Melbourne</text:p>
          </table:table-cell>
          <table:table-cell office:value-type="float" office:value="33308.81" calcext:value-type="float">
            <text:p>33308.81</text:p>
          </table:table-cell>
          <table:table-cell office:value-type="string" calcext:value-type="string">
            <text:p>Melbourne</text:p>
          </table:table-cell>
          <table:table-cell office:value-type="float" office:value="31473.195" calcext:value-type="float">
            <text:p>31473.195</text:p>
          </table:table-cell>
          <table:table-cell office:value-type="string" calcext:value-type="string">
            <text:p>Ukraine</text:p>
          </table:table-cell>
          <table:table-cell office:value-type="float" office:value="34631.83" calcext:value-type="float">
            <text:p>34631.83</text:p>
          </table:table-cell>
          <table:table-cell office:value-type="string" calcext:value-type="string">
            <text:p>Ukraine</text:p>
          </table:table-cell>
          <table:table-cell office:value-type="float" office:value="34652.087" calcext:value-type="float">
            <text:p>34652.087</text:p>
          </table:table-cell>
          <table:table-cell office:value-type="string" calcext:value-type="string">
            <text:p>Santiago</text:p>
          </table:table-cell>
          <table:table-cell office:value-type="float" office:value="27310.121" calcext:value-type="float">
            <text:p>27310.121</text:p>
          </table:table-cell>
          <table:table-cell office:value-type="string" calcext:value-type="string">
            <text:p>Los_Angeles</text:p>
          </table:table-cell>
          <table:table-cell office:value-type="float" office:value="27968.764" calcext:value-type="float">
            <text:p>27968.764</text:p>
          </table:table-cell>
          <table:table-cell office:value-type="string" calcext:value-type="string">
            <text:p>Melbourne</text:p>
          </table:table-cell>
          <table:table-cell office:value-type="float" office:value="28354.638" calcext:value-type="float">
            <text:p>28354.638</text:p>
          </table:table-cell>
          <table:table-cell office:value-type="string" calcext:value-type="string">
            <text:p>Melbourne</text:p>
          </table:table-cell>
          <table:table-cell office:value-type="float" office:value="33219.741" calcext:value-type="float">
            <text:p>33219.741</text:p>
          </table:table-cell>
          <table:table-cell office:value-type="string" calcext:value-type="string">
            <text:p>Melbourne</text:p>
          </table:table-cell>
          <table:table-cell office:value-type="float" office:value="33670.031" calcext:value-type="float">
            <text:p>33670.031</text:p>
          </table:table-cell>
          <table:table-cell office:value-type="string" calcext:value-type="string">
            <text:p>Sydney</text:p>
          </table:table-cell>
          <table:table-cell office:value-type="float" office:value="46483.43" calcext:value-type="float">
            <text:p>46483.43</text:p>
          </table:table-cell>
          <table:table-cell office:value-type="string" calcext:value-type="string">
            <text:p>Sydney</text:p>
          </table:table-cell>
          <table:table-cell office:value-type="float" office:value="35146.017" calcext:value-type="float">
            <text:p>35146.017</text:p>
          </table:table-cell>
          <table:table-cell office:value-type="string" calcext:value-type="string">
            <text:p>Sydney</text:p>
          </table:table-cell>
          <table:table-cell office:value-type="float" office:value="33035.552" calcext:value-type="float">
            <text:p>33035.552</text:p>
          </table:table-cell>
          <table:table-cell office:value-type="string" calcext:value-type="string">
            <text:p>Sydney</text:p>
          </table:table-cell>
          <table:table-cell office:value-type="float" office:value="32056.607" calcext:value-type="float">
            <text:p>32056.607</text:p>
          </table:table-cell>
          <table:table-cell office:value-type="string" calcext:value-type="string">
            <text:p>Mumbai</text:p>
          </table:table-cell>
          <table:table-cell office:value-type="float" office:value="31230.081" calcext:value-type="float">
            <text:p>31230.081</text:p>
          </table:table-cell>
          <table:table-cell office:value-type="string" calcext:value-type="string">
            <text:p>Sydney</text:p>
          </table:table-cell>
          <table:table-cell office:value-type="float" office:value="33915.492" calcext:value-type="float">
            <text:p>33915.492</text:p>
          </table:table-cell>
        </table:table-row>
        <table:table-row table:style-name="ro1" table:number-rows-repeated="1048493">
          <table:table-cell table:number-columns-repeated="120"/>
        </table:table-row>
        <table:table-row table:style-name="ro1">
          <table:table-cell table:number-columns-repeated="1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4:15:37.189619616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2T04:15:51.054669871</dc:date>
    <meta:editing-duration>PT29S</meta:editing-duration>
    <meta:editing-cycles>2</meta:editing-cycles>
    <meta:generator>LibreOffice/6.4.7.2$Linux_X86_64 LibreOffice_project/40$Build-2</meta:generator>
    <meta:document-statistic meta:table-count="1" meta:cell-count="9781" meta:object-count="0"/>
  </office:meta>
</office:document-meta>
</file>